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text-properties fo:font-size="12pt" style:font-size-asian="12pt" style:font-size-complex="12pt"/>
    </style:style>
    <style:style style:name="ce4" style:family="table-cell" style:parent-style-name="Hyperlink" style:data-style-name="N0">
      <style:table-cell-properties style:vertical-align="automatic" fo:background-color="#FFFFFF"/>
      <style:text-properties fo:color="#0000FF" style:text-underline-style="solid" style:text-underline-type="single"/>
    </style:style>
    <style:style style:name="ce5" style:family="table-cell" style:parent-style-name="Hyperlink_bus0103" style:data-style-name="N0">
      <style:table-cell-properties fo:background-color="#FFFFFF"/>
      <style:text-properties fo:color="#0000FF" style:font-name="Arial" style:font-name-asian="Arial" style:font-name-complex="Arial" style:text-underline-style="solid" style:text-underline-type="single" style:font-family-generic="swiss"/>
    </style:style>
    <style:style style:name="ce6" style:family="table-cell" style:parent-style-name="Default" style:data-style-name="N0">
      <style:table-cell-properties fo:background-color="#FFFFFF"/>
    </style:style>
    <style:style style:name="ce7" style:family="table-cell" style:parent-style-name="Default" style:data-style-name="N0">
      <style:table-cell-properties fo:background-color="#FFFFFF"/>
      <style:text-properties fo:color="#008080" fo:font-size="12pt" style:font-size-asian="12pt" style:font-size-complex="12pt" fo:font-weight="bold" style:font-weight-asian="bold" style:font-weight-complex="bold"/>
    </style:style>
    <style:style style:name="ce8" style:family="table-cell" style:parent-style-name="Default"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style>
    <style:style style:name="ce10"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2" style:family="table-cell" style:parent-style-name="Default" style:data-style-name="N0">
      <style:table-cell-properties fo:background-color="#FFFFFF"/>
      <style:text-properties fo:font-weight="bold" style:font-weight-asian="bold" style:font-weight-complex="bold"/>
    </style:style>
    <style:style style:name="ce13" style:family="table-cell" style:parent-style-name="Default" style:data-style-name="N36">
      <style:table-cell-properties style:vertical-align="automatic" fo:background-color="#FFFFFF" style:cell-protect="protected" style:repeat-content="false"/>
      <style:paragraph-properties fo:text-align="start" fo:margin-left="0cm"/>
    </style:style>
    <style:style style:name="ce14" style:family="table-cell" style:parent-style-name="Percent_32_2" style:data-style-name="N13">
      <style:table-cell-properties style:vertical-align="automatic" fo:background-color="#FFFFFF" style:repeat-content="false"/>
      <style:paragraph-properties fo:text-align="end" fo:margin-right="0cm"/>
    </style:style>
    <style:style style:name="ce15" style:family="table-cell" style:parent-style-name="Percent_32_2" style:data-style-name="N1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6" style:family="table-cell" style:parent-style-name="Percent_32_2" style:data-style-name="N3">
      <style:table-cell-properties style:vertical-align="automatic" fo:background-color="#FFFFFF" style:repeat-content="false"/>
      <style:paragraph-properties fo:text-align="end" fo:margin-right="0cm"/>
    </style:style>
    <style:style style:name="ce17" style:family="table-cell" style:parent-style-name="Percent_32_2"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Percent_32_2" style:data-style-name="N37">
      <style:table-cell-properties style:vertical-align="automatic" fo:background-color="#FFFFFF" style:repeat-content="false"/>
      <style:paragraph-properties fo:text-align="end" fo:margin-right="0cm"/>
    </style:style>
    <style:style style:name="ce20" style:family="table-cell" style:parent-style-name="Percent_32_2" style:data-style-name="N37">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21" style:family="table-cell" style:parent-style-name="Default" style:data-style-name="N1">
      <style:table-cell-properties fo:background-color="#FFFFFF"/>
    </style:style>
    <style:style style:name="ce22" style:family="table-cell" style:parent-style-name="Default" style:data-style-name="N3">
      <style:table-cell-properties fo:background-color="#FFFFFF"/>
      <style:text-properties fo:font-weight="bold" style:font-weight-asian="bold" style:font-weight-complex="bold"/>
    </style:style>
    <style:style style:name="ce23" style:family="table-cell" style:parent-style-name="Default" style:data-style-name="N4">
      <style:table-cell-properties fo:background-color="#FFFFFF"/>
    </style:style>
    <style:style style:name="ce24" style:family="table-cell" style:parent-style-name="Percent_32_2" style:data-style-name="N38">
      <style:table-cell-properties fo:background-color="#FFFFFF"/>
    </style:style>
    <style:style style:name="ce25" style:family="table-cell" style:parent-style-name="Percent_32_2" style:data-style-name="N38">
      <style:table-cell-properties style:vertical-align="automatic" fo:background-color="#FFFFFF" style:repeat-content="false"/>
      <style:paragraph-properties fo:text-align="end" fo:margin-right="0cm"/>
    </style:style>
    <style:style style:name="ce26" style:family="table-cell" style:parent-style-name="Default" style:data-style-name="N36">
      <style:table-cell-properties style:vertical-align="automatic" fo:background-color="#FFFFFF" style:cell-protect="protected" style:repeat-content="false"/>
      <style:paragraph-properties fo:text-align="start" fo:margin-left="0cm"/>
      <style:text-properties style:text-position="33%"/>
    </style:style>
    <style:style style:name="ce27"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font-weight="bold" style:font-weight-asian="bold" style:font-weight-complex="bold"/>
    </style:style>
    <style:style style:name="ce28" style:family="table-cell" style:parent-style-name="Default" style:data-style-name="N36">
      <style:table-cell-properties fo:border-top="none" fo:border-bottom="2pt solid #000000" fo:border-left="none" fo:border-right="none" style:vertical-align="automatic" fo:background-color="#FFFFFF" style:cell-protect="protected" style:repeat-content="false"/>
      <style:paragraph-properties fo:text-align="start" fo:margin-left="0cm"/>
      <style:text-properties style:text-position="33%"/>
    </style:style>
    <style:style style:name="ce29" style:family="table-cell" style:parent-style-name="Percent_32_2" style:data-style-name="N3">
      <style:table-cell-properties fo:border-top="none" fo:border-bottom="2pt solid #000000" fo:border-left="none" fo:border-right="none" style:vertical-align="automatic" fo:background-color="#FFFFFF" style:repeat-content="false"/>
      <style:paragraph-properties fo:text-align="end" fo:margin-right="0cm"/>
    </style:style>
    <style:style style:name="ce30" style:family="table-cell" style:parent-style-name="Percent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31" style:family="table-cell" style:parent-style-name="Default" style:data-style-name="N0">
      <style:table-cell-properties style:vertical-align="automatic" fo:background-color="#FFFFFF" style:repeat-content="false"/>
      <style:paragraph-properties fo:text-align="end" fo:margin-right="0cm"/>
    </style:style>
    <style:style style:name="ce32" style:family="table-cell" style:parent-style-name="Default" style:data-style-name="N0">
      <style:table-cell-properties style:vertical-align="automatic" fo:wrap-option="wrap" fo:background-color="#FFFFFF"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33" style:family="table-cell" style:parent-style-name="Default" style:data-style-name="N36">
      <style:table-cell-properties style:vertical-align="automatic" fo:wrap-option="wrap" fo:background-color="#FFFFFF" style:cell-protect="protected" style:repeat-content="false"/>
      <style:paragraph-properties fo:text-align="start" fo:margin-left="0cm"/>
    </style:style>
    <style:style style:name="ce34" style:family="table-cell" style:parent-style-name="Hyperlink" style:data-style-name="N0">
      <style:table-cell-properties style:vertical-align="automatic" fo:wrap-option="wrap" fo:background-color="#FFFFFF"/>
      <style:text-properties fo:color="#0000FF" style:text-underline-style="solid" style:text-underline-type="single"/>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3.30729166666667cm"/>
    </style:style>
    <style:style style:name="co2" style:family="table-column">
      <style:table-column-properties fo:break-before="auto" style:column-width="1.21708333333333cm"/>
    </style:style>
    <style:style style:name="co3" style:family="table-column">
      <style:table-column-properties fo:break-before="auto" style:column-width="1.825625cm"/>
    </style:style>
    <style:style style:name="co4" style:family="table-column">
      <style:table-column-properties fo:break-before="auto" style:column-width="4.048125cm"/>
    </style:style>
    <style:style style:name="co5" style:family="table-column">
      <style:table-column-properties fo:break-before="auto" style:column-width="3.75708333333333cm"/>
    </style:style>
    <style:style style:name="co6" style:family="table-column">
      <style:table-column-properties fo:break-before="auto" style:column-width="2.69875cm"/>
    </style:style>
    <style:style style:name="co7" style:family="table-column">
      <style:table-column-properties fo:break-before="auto" style:column-width="2.328333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42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53.2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30pt" style:use-optimal-row-height="false" fo:break-before="auto"/>
    </style:style>
    <style:style style:name="ro10" style:family="table-row">
      <style:table-row-properties style:row-height="34.5pt" style:use-optimal-row-height="false" fo:break-before="auto"/>
    </style:style>
    <style:style style:name="ro11" style:family="table-row">
      <style:table-row-properties style:row-height="48.75pt" style:use-optimal-row-height="false" fo:break-before="auto"/>
    </style:style>
    <style:style style:name="ro12" style:family="table-row">
      <style:table-row-properties style:row-height="59.25pt" style:use-optimal-row-height="false" fo:break-before="auto"/>
    </style:style>
    <style:style style:name="ro13" style:family="table-row">
      <style:table-row-properties style:row-height="24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us082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number-columns-repeated="16377" table:default-cell-style-name="ce6"/>
        <table:table-row table:style-name="ro1">
          <table:table-cell office:value-type="string" table:style-name="ce2">
            <text:p>Department for Transport statistics</text:p>
          </table:table-cell>
          <table:table-cell table:style-name="ce2"/>
          <table:table-cell table:number-columns-repeated="16382" table:style-name="ce3"/>
        </table:table-row>
        <table:table-row table:style-name="ro2">
          <table:table-cell office:value-type="string" table:style-name="ce4">
            <text:p><text:a xlink:href="https://www.gov.uk/government/organisations/department-for-transport/series/bus-statistics">(Bus statistics: https://www.gov.uk/government/organisations/department-for-transport/series/bus-statistics)</text:a></text:p>
          </table:table-cell>
          <table:table-cell table:style-name="ce5"/>
          <table:table-cell table:number-columns-repeated="16382" table:style-name="ce6"/>
        </table:table-row>
        <table:table-row table:style-name="ro3">
          <table:table-cell office:value-type="string" table:style-name="ce7">
            <text:p>Table BUS0821</text:p>
          </table:table-cell>
          <table:table-cell table:style-name="ce7"/>
          <table:table-cell table:number-columns-repeated="16382" table:style-name="ce3"/>
        </table:table-row>
        <table:table-row table:style-name="ro4">
          <table:table-cell office:value-type="string" table:number-columns-spanned="7" table:number-rows-spanned="1" table:style-name="ce32">
            <text:p>Number of older/disabled concessionary travel passes<text:span text:style-name="T2">1<text:s/></text:span>and bus concessionary journeys<text:span text:style-name="T2">2</text:span><text:s/>per pass by metropolitan area status: England, annual from 2010/11</text:p>
          </table:table-cell>
          <table:covered-table-cell table:number-columns-repeated="6"/>
          <table:table-cell table:number-columns-repeated="16377" table:style-name="ce3"/>
        </table:table-row>
        <table:table-row table:style-name="ro5">
          <table:table-cell table:number-columns-repeated="5" table:style-name="ce8"/>
          <table:table-cell table:style-name="ce9"/>
          <table:table-cell office:value-type="string" table:style-name="ce9">
            <text:p>Thousands / Millions / Number</text:p>
          </table:table-cell>
          <table:table-cell table:number-columns-repeated="16377"/>
        </table:table-row>
        <table:table-row table:style-name="ro6">
          <table:table-cell table:number-columns-repeated="2" table:style-name="ce10"/>
          <table:table-cell office:value-type="string" table:style-name="ce11">
            <text:p>London</text:p>
          </table:table-cell>
          <table:table-cell office:value-type="string" table:style-name="ce11">
            <text:p>English metropolitan areas</text:p>
          </table:table-cell>
          <table:table-cell office:value-type="string" table:style-name="ce11">
            <text:p>English non-metropolitan areas</text:p>
          </table:table-cell>
          <table:table-cell office:value-type="string" table:style-name="ce11">
            <text:p>England</text:p>
          </table:table-cell>
          <table:table-cell office:value-type="string" table:style-name="ce11">
            <text:p>England excluding London</text:p>
          </table:table-cell>
          <table:table-cell table:number-columns-repeated="16377"/>
        </table:table-row>
        <table:table-row table:style-name="ro7">
          <table:table-cell office:value-type="string" table:style-name="ce12">
            <text:p>Number of older and disabled concessionary travel passes (thousands)</text:p>
          </table:table-cell>
          <table:table-cell table:style-name="ce13"/>
          <table:table-cell table:number-columns-repeated="3" table:style-name="ce14"/>
          <table:table-cell table:number-columns-repeated="2" table:style-name="ce15"/>
          <table:table-cell table:number-columns-repeated="16377"/>
        </table:table-row>
        <table:table-row table:style-name="ro8">
          <table:table-cell table:style-name="ce12"/>
          <table:table-cell table:style-name="ce13"/>
          <table:table-cell table:number-columns-repeated="5" table:style-name="ce16"/>
          <table:table-cell table:number-columns-repeated="16377"/>
        </table:table-row>
        <table:table-row table:style-name="ro8">
          <table:table-cell office:value-type="string" table:style-name="ce12">
            <text:p>2010/11</text:p>
          </table:table-cell>
          <table:table-cell table:style-name="ce13"/>
          <table:table-cell office:value-type="float" office:value="1152.4829999999999" table:style-name="ce16">
            <text:p>1,152</text:p>
          </table:table-cell>
          <table:table-cell office:value-type="float" office:value="2233.5409043875097" table:style-name="ce16">
            <text:p>2,234</text:p>
          </table:table-cell>
          <table:table-cell office:value-type="float" office:value="6129.8021766968695" table:style-name="ce16">
            <text:p>6,130</text:p>
          </table:table-cell>
          <table:table-cell office:value-type="float" office:value="9515.8260810843803" table:style-name="ce17">
            <text:p>9,516</text:p>
          </table:table-cell>
          <table:table-cell office:value-type="float" office:value="8363.3430810843784" table:style-name="ce16">
            <text:p>8,363</text:p>
          </table:table-cell>
          <table:table-cell table:number-columns-repeated="16377"/>
        </table:table-row>
        <table:table-row table:style-name="ro8">
          <table:table-cell office:value-type="string" table:style-name="ce18">
            <text:p>2011/12</text:p>
          </table:table-cell>
          <table:table-cell table:style-name="ce13"/>
          <table:table-cell office:value-type="float" office:value="1216.67" table:style-name="ce16">
            <text:p>1,217</text:p>
          </table:table-cell>
          <table:table-cell office:value-type="float" office:value="2189.1722219054" table:style-name="ce16">
            <text:p>2,189</text:p>
          </table:table-cell>
          <table:table-cell office:value-type="float" office:value="6272.2966531108805" table:style-name="ce16">
            <text:p>6,272</text:p>
          </table:table-cell>
          <table:table-cell office:value-type="float" office:value="9678.1388750162787" table:style-name="ce17">
            <text:p>9,678</text:p>
          </table:table-cell>
          <table:table-cell office:value-type="float" office:value="8461.4688750162804" table:style-name="ce16">
            <text:p>8,461</text:p>
          </table:table-cell>
          <table:table-cell table:number-columns-repeated="16377"/>
        </table:table-row>
        <table:table-row table:style-name="ro8">
          <table:table-cell office:value-type="string" table:style-name="ce18">
            <text:p>2012/13</text:p>
          </table:table-cell>
          <table:table-cell table:style-name="ce13"/>
          <table:table-cell office:value-type="float" office:value="1305.8630000000001" table:style-name="ce16">
            <text:p>1,306</text:p>
          </table:table-cell>
          <table:table-cell office:value-type="float" office:value="2201.768" table:style-name="ce16">
            <text:p>2,202</text:p>
          </table:table-cell>
          <table:table-cell office:value-type="float" office:value="6262.7124515997402" table:style-name="ce16">
            <text:p>6,263</text:p>
          </table:table-cell>
          <table:table-cell office:value-type="float" office:value="9770.3434515997396" table:style-name="ce17">
            <text:p>9,770</text:p>
          </table:table-cell>
          <table:table-cell office:value-type="float" office:value="8464.4804515997403" table:style-name="ce16">
            <text:p>8,464</text:p>
          </table:table-cell>
          <table:table-cell table:number-columns-repeated="16377"/>
        </table:table-row>
        <table:table-row table:style-name="ro8">
          <table:table-cell office:value-type="string" table:style-name="ce18">
            <text:p>2013/14</text:p>
          </table:table-cell>
          <table:table-cell table:style-name="ce13"/>
          <table:table-cell office:value-type="float" office:value="1325.0309999999999" table:style-name="ce16">
            <text:p>1,325</text:p>
          </table:table-cell>
          <table:table-cell office:value-type="float" office:value="2169.5639999999999" table:style-name="ce16">
            <text:p>2,170</text:p>
          </table:table-cell>
          <table:table-cell office:value-type="float" office:value="6239.7740000000003" table:style-name="ce16">
            <text:p>6,240</text:p>
          </table:table-cell>
          <table:table-cell office:value-type="float" office:value="9734.3690000000006" table:style-name="ce17">
            <text:p>9,734</text:p>
          </table:table-cell>
          <table:table-cell office:value-type="float" office:value="8409.3379999999997" table:style-name="ce16">
            <text:p>8,409</text:p>
          </table:table-cell>
          <table:table-cell table:number-columns-repeated="16377"/>
        </table:table-row>
        <table:table-row table:style-name="ro8">
          <table:table-cell office:value-type="string" table:style-name="ce18">
            <text:p>2014/15</text:p>
          </table:table-cell>
          <table:table-cell table:style-name="ce13"/>
          <table:table-cell office:value-type="float" office:value="1259.201" table:style-name="ce16">
            <text:p>1,259</text:p>
          </table:table-cell>
          <table:table-cell office:value-type="float" office:value="2200.1030000000001" table:style-name="ce16">
            <text:p>2,200</text:p>
          </table:table-cell>
          <table:table-cell office:value-type="float" office:value="6373.79" table:style-name="ce16">
            <text:p>6,374</text:p>
          </table:table-cell>
          <table:table-cell office:value-type="float" office:value="9833.0939999999991" table:style-name="ce17">
            <text:p>9,833</text:p>
          </table:table-cell>
          <table:table-cell office:value-type="float" office:value="8573.893" table:style-name="ce16">
            <text:p>8,574</text:p>
          </table:table-cell>
          <table:table-cell table:number-columns-repeated="16377"/>
        </table:table-row>
        <table:table-row table:style-name="ro8">
          <table:table-cell office:value-type="string" table:style-name="ce18">
            <text:p>2015/16</text:p>
          </table:table-cell>
          <table:table-cell table:style-name="ce13"/>
          <table:table-cell office:value-type="float" office:value="1205.893" table:style-name="ce16">
            <text:p>1,206</text:p>
          </table:table-cell>
          <table:table-cell office:value-type="float" office:value="2267.7159999999999" table:style-name="ce16">
            <text:p>2,268</text:p>
          </table:table-cell>
          <table:table-cell office:value-type="float" office:value="6447.4212769313499" table:style-name="ce16">
            <text:p>6,447</text:p>
          </table:table-cell>
          <table:table-cell office:value-type="float" office:value="9921.0302769313494" table:style-name="ce17">
            <text:p>9,921</text:p>
          </table:table-cell>
          <table:table-cell office:value-type="float" office:value="8715.1372769313493" table:style-name="ce16">
            <text:p>8,715</text:p>
          </table:table-cell>
          <table:table-cell table:number-columns-repeated="16377"/>
        </table:table-row>
        <table:table-row table:style-name="ro8">
          <table:table-cell office:value-type="string" table:style-name="ce18">
            <text:p>2016/17</text:p>
          </table:table-cell>
          <table:table-cell table:style-name="ce13"/>
          <table:table-cell office:value-type="float" office:value="1216.3620000000001" table:style-name="ce16">
            <text:p>1,216</text:p>
          </table:table-cell>
          <table:table-cell office:value-type="float" office:value="2198.529" table:style-name="ce16">
            <text:p>2,199</text:p>
          </table:table-cell>
          <table:table-cell office:value-type="float" office:value="6399.1461180308897" table:style-name="ce16">
            <text:p>6,399</text:p>
          </table:table-cell>
          <table:table-cell office:value-type="float" office:value="9814.0371180308903" table:style-name="ce17">
            <text:p>9,814</text:p>
          </table:table-cell>
          <table:table-cell office:value-type="float" office:value="8597.6751180308893" table:style-name="ce16">
            <text:p>8,598</text:p>
          </table:table-cell>
          <table:table-cell table:number-columns-repeated="16377"/>
        </table:table-row>
        <table:table-row table:style-name="ro7">
          <table:table-cell office:value-type="string" table:style-name="ce12">
            <text:p>Number of older and disabled concessionary bus journeys (millions)</text:p>
          </table:table-cell>
          <table:table-cell table:style-name="ce13"/>
          <table:table-cell table:number-columns-repeated="3" table:style-name="ce19"/>
          <table:table-cell table:style-name="ce20"/>
          <table:table-cell table:style-name="ce19"/>
          <table:table-cell table:number-columns-repeated="16377"/>
        </table:table-row>
        <table:table-row table:style-name="ro8">
          <table:table-cell table:style-name="ce12"/>
          <table:table-cell table:style-name="ce13"/>
          <table:table-cell table:number-columns-repeated="3" table:style-name="ce16"/>
          <table:table-cell table:style-name="ce17"/>
          <table:table-cell table:style-name="ce16"/>
          <table:table-cell table:number-columns-repeated="16377" table:style-name="ce6"/>
        </table:table-row>
        <table:table-row table:style-name="ro8">
          <table:table-cell office:value-type="string" table:style-name="ce12">
            <text:p>2010/11 r</text:p>
          </table:table-cell>
          <table:table-cell table:style-name="ce13"/>
          <table:table-cell office:value-type="float" office:value="295.62200000000001" table:style-name="ce16">
            <text:p>296</text:p>
          </table:table-cell>
          <table:table-cell office:value-type="float" office:value="302.20134260000799" table:style-name="ce21">
            <text:p>302</text:p>
          </table:table-cell>
          <table:table-cell office:value-type="float" office:value="450.77641832075398" table:style-name="ce21">
            <text:p>451</text:p>
          </table:table-cell>
          <table:table-cell office:value-type="float" office:value="1048.599760920762" table:style-name="ce22">
            <text:p>1,049</text:p>
          </table:table-cell>
          <table:table-cell office:value-type="float" office:value="752.97776092076197" table:style-name="ce21">
            <text:p>753</text:p>
          </table:table-cell>
          <table:table-cell table:number-columns-repeated="16377" table:style-name="ce6"/>
        </table:table-row>
        <table:table-row table:style-name="ro8">
          <table:table-cell office:value-type="string" table:style-name="ce18">
            <text:p>2011/12 r</text:p>
          </table:table-cell>
          <table:table-cell table:style-name="ce13"/>
          <table:table-cell office:value-type="float" office:value="307.10300000000001" table:style-name="ce16">
            <text:p>307</text:p>
          </table:table-cell>
          <table:table-cell office:value-type="float" office:value="294.617747742473" table:style-name="ce21">
            <text:p>295</text:p>
          </table:table-cell>
          <table:table-cell office:value-type="float" office:value="452.93156743105601" table:style-name="ce21">
            <text:p>453</text:p>
          </table:table-cell>
          <table:table-cell office:value-type="float" office:value="1054.6523151735291" table:style-name="ce22">
            <text:p>1,055</text:p>
          </table:table-cell>
          <table:table-cell office:value-type="float" office:value="747.54931517352907" table:style-name="ce21">
            <text:p>748</text:p>
          </table:table-cell>
          <table:table-cell table:number-columns-repeated="16377" table:style-name="ce6"/>
        </table:table-row>
        <table:table-row table:style-name="ro8">
          <table:table-cell office:value-type="string" table:style-name="ce18">
            <text:p>2012/13 r</text:p>
          </table:table-cell>
          <table:table-cell table:style-name="ce13"/>
          <table:table-cell office:value-type="float" office:value="298.041" table:style-name="ce16">
            <text:p>298</text:p>
          </table:table-cell>
          <table:table-cell office:value-type="float" office:value="280.87766190330399" table:style-name="ce21">
            <text:p>281</text:p>
          </table:table-cell>
          <table:table-cell office:value-type="float" office:value="430.51982425064097" table:style-name="ce21">
            <text:p>431</text:p>
          </table:table-cell>
          <table:table-cell office:value-type="float" office:value="1009.438486153945" table:style-name="ce22">
            <text:p>1,009</text:p>
          </table:table-cell>
          <table:table-cell office:value-type="float" office:value="711.39748615394501" table:style-name="ce21">
            <text:p>711</text:p>
          </table:table-cell>
          <table:table-cell table:number-columns-repeated="16377" table:style-name="ce6"/>
        </table:table-row>
        <table:table-row table:style-name="ro8">
          <table:table-cell office:value-type="string" table:style-name="ce18">
            <text:p>2013/14 r</text:p>
          </table:table-cell>
          <table:table-cell table:style-name="ce13"/>
          <table:table-cell office:value-type="float" office:value="299.78699999999998" table:style-name="ce16">
            <text:p>300</text:p>
          </table:table-cell>
          <table:table-cell office:value-type="float" office:value="277.395057261239" table:style-name="ce21">
            <text:p>277</text:p>
          </table:table-cell>
          <table:table-cell office:value-type="float" office:value="430.49564700000002" table:style-name="ce21">
            <text:p>430</text:p>
          </table:table-cell>
          <table:table-cell office:value-type="float" office:value="1007.677704261239" table:style-name="ce22">
            <text:p>1,008</text:p>
          </table:table-cell>
          <table:table-cell office:value-type="float" office:value="707.89070426123908" table:style-name="ce21">
            <text:p>708</text:p>
          </table:table-cell>
          <table:table-cell table:number-columns-repeated="16377" table:style-name="ce6"/>
        </table:table-row>
        <table:table-row table:style-name="ro8">
          <table:table-cell office:value-type="string" table:style-name="ce18">
            <text:p>2014/15 r</text:p>
          </table:table-cell>
          <table:table-cell table:style-name="ce13"/>
          <table:table-cell office:value-type="float" office:value="296.06460399999997" table:style-name="ce16">
            <text:p>296</text:p>
          </table:table-cell>
          <table:table-cell office:value-type="float" office:value="268.00048803999999" table:style-name="ce21">
            <text:p>268</text:p>
          </table:table-cell>
          <table:table-cell office:value-type="float" office:value="425.42049200000002" table:style-name="ce21">
            <text:p>425</text:p>
          </table:table-cell>
          <table:table-cell office:value-type="float" office:value="989.48558403999994" table:style-name="ce22">
            <text:p>989</text:p>
          </table:table-cell>
          <table:table-cell office:value-type="float" office:value="693.42098004000002" table:style-name="ce21">
            <text:p>693</text:p>
          </table:table-cell>
          <table:table-cell table:number-columns-repeated="16377" table:style-name="ce6"/>
        </table:table-row>
        <table:table-row table:style-name="ro8">
          <table:table-cell office:value-type="string" table:style-name="ce18">
            <text:p>2015/16 r</text:p>
          </table:table-cell>
          <table:table-cell table:style-name="ce13"/>
          <table:table-cell office:value-type="float" office:value="288.68309599999998" table:style-name="ce16">
            <text:p>289</text:p>
          </table:table-cell>
          <table:table-cell office:value-type="float" office:value="257.81080900000001" table:style-name="ce21">
            <text:p>258</text:p>
          </table:table-cell>
          <table:table-cell office:value-type="float" office:value="412.27753200000001" table:style-name="ce21">
            <text:p>412</text:p>
          </table:table-cell>
          <table:table-cell office:value-type="float" office:value="958.77143699999999" table:style-name="ce22">
            <text:p>959</text:p>
          </table:table-cell>
          <table:table-cell office:value-type="float" office:value="670.08834100000001" table:style-name="ce21">
            <text:p>670</text:p>
          </table:table-cell>
          <table:table-cell table:number-columns-repeated="16377" table:style-name="ce6"/>
        </table:table-row>
        <table:table-row table:style-name="ro8">
          <table:table-cell office:value-type="string" table:style-name="ce18">
            <text:p>2016/17</text:p>
          </table:table-cell>
          <table:table-cell table:style-name="ce13"/>
          <table:table-cell office:value-type="float" office:value="281.33751899999999" table:style-name="ce16">
            <text:p>281</text:p>
          </table:table-cell>
          <table:table-cell office:value-type="float" office:value="249.74829500000001" table:style-name="ce21">
            <text:p>250</text:p>
          </table:table-cell>
          <table:table-cell office:value-type="float" office:value="397.81362918310703" table:style-name="ce21">
            <text:p>398</text:p>
          </table:table-cell>
          <table:table-cell office:value-type="float" office:value="928.899443183107" table:style-name="ce22">
            <text:p>929</text:p>
          </table:table-cell>
          <table:table-cell office:value-type="float" office:value="647.56192418310707" table:style-name="ce21">
            <text:p>648</text:p>
          </table:table-cell>
          <table:table-cell table:style-name="ce6"/>
          <table:table-cell table:style-name="ce23"/>
          <table:table-cell table:number-columns-repeated="16375"/>
        </table:table-row>
        <table:table-row table:style-name="ro9">
          <table:table-cell office:value-type="string" table:style-name="ce18">
            <text:p>Average number of bus concessionary journeys per pass</text:p>
          </table:table-cell>
          <table:table-cell table:style-name="ce13"/>
          <table:table-cell table:number-columns-repeated="5" table:style-name="ce24"/>
          <table:table-cell table:style-name="ce23"/>
          <table:table-cell table:number-columns-repeated="16376" table:style-name="ce6"/>
        </table:table-row>
        <table:table-row table:style-name="ro8">
          <table:table-cell table:style-name="ce12"/>
          <table:table-cell table:style-name="ce13"/>
          <table:table-cell table:number-columns-repeated="5" table:style-name="ce25"/>
          <table:table-cell table:style-name="ce23"/>
          <table:table-cell table:number-columns-repeated="16376" table:style-name="ce6"/>
        </table:table-row>
        <table:table-row table:style-name="ro8">
          <table:table-cell office:value-type="string" table:style-name="ce12">
            <text:p>2010/11 r</text:p>
          </table:table-cell>
          <table:table-cell table:style-name="ce13"/>
          <table:table-cell office:value-type="float" office:value="256.50877279751631" table:style-name="ce16">
            <text:p>257</text:p>
          </table:table-cell>
          <table:table-cell office:value-type="float" office:value="135.30145877622905" table:style-name="ce16">
            <text:p>135</text:p>
          </table:table-cell>
          <table:table-cell office:value-type="float" office:value="73.538493629440609" table:style-name="ce16">
            <text:p>74</text:p>
          </table:table-cell>
          <table:table-cell office:value-type="float" office:value="110.19534741236762" table:style-name="ce17">
            <text:p>110</text:p>
          </table:table-cell>
          <table:table-cell office:value-type="float" office:value="90.033106811532605" table:style-name="ce16">
            <text:p>90</text:p>
          </table:table-cell>
          <table:table-cell table:style-name="ce23"/>
          <table:table-cell table:number-columns-repeated="16376" table:style-name="ce6"/>
        </table:table-row>
        <table:table-row table:style-name="ro8">
          <table:table-cell office:value-type="string" table:style-name="ce18">
            <text:p>2011/12 r</text:p>
          </table:table-cell>
          <table:table-cell table:style-name="ce13"/>
          <table:table-cell office:value-type="float" office:value="252.41273311579965" table:style-name="ce16">
            <text:p>252</text:p>
          </table:table-cell>
          <table:table-cell office:value-type="float" office:value="134.57952042075755" table:style-name="ce16">
            <text:p>135</text:p>
          </table:table-cell>
          <table:table-cell office:value-type="float" office:value="72.211439043849253" table:style-name="ce16">
            <text:p>72</text:p>
          </table:table-cell>
          <table:table-cell office:value-type="float" office:value="108.97263707344302" table:style-name="ce17">
            <text:p>109</text:p>
          </table:table-cell>
          <table:table-cell office:value-type="float" office:value="88.347463805105676" table:style-name="ce16">
            <text:p>88</text:p>
          </table:table-cell>
          <table:table-cell table:style-name="ce23"/>
          <table:table-cell table:number-columns-repeated="16376" table:style-name="ce6"/>
        </table:table-row>
        <table:table-row table:style-name="ro8">
          <table:table-cell office:value-type="string" table:style-name="ce18">
            <text:p>2012/13 r</text:p>
          </table:table-cell>
          <table:table-cell table:style-name="ce26"/>
          <table:table-cell office:value-type="float" office:value="228.23297696619017" table:style-name="ce16">
            <text:p>228</text:p>
          </table:table-cell>
          <table:table-cell office:value-type="float" office:value="127.56914529746275" table:style-name="ce16">
            <text:p>128</text:p>
          </table:table-cell>
          <table:table-cell office:value-type="float" office:value="68.743348441723441" table:style-name="ce16">
            <text:p>69</text:p>
          </table:table-cell>
          <table:table-cell office:value-type="float" office:value="103.31658156691158" table:style-name="ce17">
            <text:p>103</text:p>
          </table:table-cell>
          <table:table-cell office:value-type="float" office:value="84.045026770602888" table:style-name="ce16">
            <text:p>84</text:p>
          </table:table-cell>
          <table:table-cell table:style-name="ce23"/>
          <table:table-cell table:number-columns-repeated="16376" table:style-name="ce6"/>
        </table:table-row>
        <table:table-row table:style-name="ro8">
          <table:table-cell office:value-type="string" table:style-name="ce18">
            <text:p>2013/14 r</text:p>
          </table:table-cell>
          <table:table-cell table:style-name="ce26"/>
          <table:table-cell office:value-type="float" office:value="226.24904624872929" table:style-name="ce16">
            <text:p>226</text:p>
          </table:table-cell>
          <table:table-cell office:value-type="float" office:value="127.85751296630983" table:style-name="ce16">
            <text:p>128</text:p>
          </table:table-cell>
          <table:table-cell office:value-type="float" office:value="68.992185774677097" table:style-name="ce16">
            <text:p>69</text:p>
          </table:table-cell>
          <table:table-cell office:value-type="float" office:value="103.51751657053877" table:style-name="ce17">
            <text:p>104</text:p>
          </table:table-cell>
          <table:table-cell office:value-type="float" office:value="84.179123762326952" table:style-name="ce16">
            <text:p>84</text:p>
          </table:table-cell>
          <table:table-cell table:style-name="ce23"/>
          <table:table-cell table:number-columns-repeated="16376" table:style-name="ce6"/>
        </table:table-row>
        <table:table-row table:style-name="ro8">
          <table:table-cell office:value-type="string" table:style-name="ce18">
            <text:p>2014/15 r</text:p>
          </table:table-cell>
          <table:table-cell table:style-name="ce26"/>
          <table:table-cell office:value-type="float" office:value="235.12100451000276" table:style-name="ce16">
            <text:p>235</text:p>
          </table:table-cell>
          <table:table-cell office:value-type="float" office:value="121.81270060538073" table:style-name="ce16">
            <text:p>122</text:p>
          </table:table-cell>
          <table:table-cell office:value-type="float" office:value="66.745294714761556" table:style-name="ce16">
            <text:p>67</text:p>
          </table:table-cell>
          <table:table-cell office:value-type="float" office:value="100.62810179990144" table:style-name="ce17">
            <text:p>101</text:p>
          </table:table-cell>
          <table:table-cell office:value-type="float" office:value="80.875861179979736" table:style-name="ce16">
            <text:p>81</text:p>
          </table:table-cell>
          <table:table-cell table:style-name="ce23"/>
          <table:table-cell table:number-columns-repeated="16376" table:style-name="ce6"/>
        </table:table-row>
        <table:table-row table:style-name="ro8">
          <table:table-cell office:value-type="string" table:style-name="ce18">
            <text:p>2015/16 r</text:p>
          </table:table-cell>
          <table:table-cell table:style-name="ce26"/>
          <table:table-cell office:value-type="float" office:value="239.39362447580336" table:style-name="ce16">
            <text:p>239</text:p>
          </table:table-cell>
          <table:table-cell office:value-type="float" office:value="113.68743220050483" table:style-name="ce16">
            <text:p>114</text:p>
          </table:table-cell>
          <table:table-cell office:value-type="float" office:value="63.944562374900912" table:style-name="ce16">
            <text:p>64</text:p>
          </table:table-cell>
          <table:table-cell office:value-type="float" office:value="96.64030954822924" table:style-name="ce17">
            <text:p>97</text:p>
          </table:table-cell>
          <table:table-cell office:value-type="float" office:value="76.887869887454258" table:style-name="ce16">
            <text:p>77</text:p>
          </table:table-cell>
          <table:table-cell table:style-name="ce23"/>
          <table:table-cell table:number-columns-repeated="16376" table:style-name="ce6"/>
        </table:table-row>
        <table:table-row table:style-name="ro8">
          <table:table-cell office:value-type="string" table:style-name="ce27">
            <text:p>2016/17</text:p>
          </table:table-cell>
          <table:table-cell table:style-name="ce28"/>
          <table:table-cell office:value-type="float" office:value="231.29423559762631" table:style-name="ce29">
            <text:p>231</text:p>
          </table:table-cell>
          <table:table-cell office:value-type="float" office:value="113.59790796482558" table:style-name="ce29">
            <text:p>114</text:p>
          </table:table-cell>
          <table:table-cell office:value-type="float" office:value="62.16667377889474" table:style-name="ce29">
            <text:p>62</text:p>
          </table:table-cell>
          <table:table-cell office:value-type="float" office:value="94.650084568814364" table:style-name="ce30">
            <text:p>95</text:p>
          </table:table-cell>
          <table:table-cell office:value-type="float" office:value="75.318259330950056" table:style-name="ce29">
            <text:p>75</text:p>
          </table:table-cell>
          <table:table-cell table:style-name="ce23"/>
          <table:table-cell table:number-columns-repeated="16376"/>
        </table:table-row>
        <table:table-row table:style-name="ro8">
          <table:table-cell table:style-name="ce18"/>
          <table:table-cell table:style-name="ce26"/>
          <table:table-cell table:number-columns-repeated="5" table:style-name="ce16"/>
          <table:table-cell table:style-name="ce23"/>
          <table:table-cell table:number-columns-repeated="16376"/>
        </table:table-row>
        <table:table-row table:style-name="ro10">
          <table:table-cell office:value-type="string" table:number-columns-spanned="7" table:number-rows-spanned="1" table:style-name="ce33">
            <text:p>1. Pass numbers are ENCTS passes for older and disabled people meeting the statutory eligibility criteria, plus a small number of discretionary passes offered by individual Travel Concession Authorities to other older and disabled people.<text:s/></text:p>
          </table:table-cell>
          <table:covered-table-cell table:number-columns-repeated="6"/>
          <table:table-cell table:number-columns-repeated="16377" table:style-name="ce6"/>
        </table:table-row>
        <table:table-row table:style-name="ro11">
          <table:table-cell office:value-type="string" table:number-columns-spanned="7" table:number-rows-spanned="1" table:style-name="ce33">
            <text:p>2. Bus journeys refers to all journeys by older and disabled people which are subject to reimbursement by the Travel Concession Authority. This covers discretionary concessionary journeys (e.g. made before 0930) as well as those made under the statutory scheme.</text:p>
          </table:table-cell>
          <table:covered-table-cell table:number-columns-repeated="6"/>
          <table:table-cell table:number-columns-repeated="16377" table:style-name="ce6"/>
        </table:table-row>
        <table:table-row table:style-name="ro12">
          <table:table-cell office:value-type="string" table:number-columns-spanned="7" table:number-rows-spanned="1" table:style-name="ce33">
            <text:p>r Statistics for previous years have been revised in light of information collected for the most recent survey. Further details available in the Notes &amp; Definitions document. The figures for 2010/11 to 2015/16 have been revised by a larger amount for this year's publication than in previous years due to amendments to passenger journey data for one TCA as a result of a methodology change</text:p>
          </table:table-cell>
          <table:covered-table-cell table:number-columns-repeated="6"/>
          <table:table-cell table:number-columns-repeated="16377" table:style-name="ce6"/>
        </table:table-row>
        <table:table-row table:style-name="ro2">
          <table:table-cell table:number-columns-repeated="16384" table:style-name="ce6"/>
        </table:table-row>
        <table:table-row table:style-name="ro13">
          <table:table-cell office:value-type="string" table:number-columns-spanned="7" table:number-rows-spanned="1" table:style-name="ce34">
            <text:p><text:a xlink:href="http://www.dft.gov.uk/statistics/series/buses/">Notes and definitions (available via: https://www.gov.uk/government/organisations/department-for-transport/series/bus-statistics)</text:a></text:p>
          </table:table-cell>
          <table:covered-table-cell table:number-columns-repeated="6"/>
          <table:table-cell table:number-columns-repeated="16377" table:style-name="ce6"/>
        </table:table-row>
        <table:table-row table:style-name="ro2">
          <table:table-cell table:style-name="ce4"/>
          <table:table-cell table:number-columns-repeated="16383" table:style-name="ce6"/>
        </table:table-row>
        <table:table-row table:style-name="ro8">
          <table:table-cell office:value-type="string" table:style-name="ce6">
            <text:p>Telephone: 020 7944 3077</text:p>
          </table:table-cell>
          <table:table-cell table:number-columns-repeated="5" table:style-name="ce6"/>
          <table:table-cell office:value-type="string" table:style-name="ce31">
            <text:p>Source: DfT Concessionary Travel Survey</text:p>
          </table:table-cell>
          <table:table-cell table:number-columns-repeated="16377" table:style-name="ce6"/>
        </table:table-row>
        <table:table-row table:style-name="ro8">
          <table:table-cell office:value-type="string" table:style-name="ce6">
            <text:p>Email: bus.statistics@dft.gov.uk</text:p>
          </table:table-cell>
          <table:table-cell table:number-columns-repeated="5" table:style-name="ce6"/>
          <table:table-cell office:value-type="string" table:style-name="ce31">
            <text:p>Last updated: December 2017</text:p>
          </table:table-cell>
          <table:table-cell table:number-columns-repeated="16377" table:style-name="ce6"/>
        </table:table-row>
        <table:table-row table:style-name="ro2">
          <table:table-cell office:value-type="string" table:style-name="ce6">
            <text:p>The figures in this table are outside the scope of National Statistics</text:p>
          </table:table-cell>
          <table:table-cell table:number-columns-repeated="5" table:style-name="ce6"/>
          <table:table-cell office:value-type="string" table:style-name="ce31">
            <text:p>Next update: Autumn 2018</text:p>
          </table:table-cell>
          <table:table-cell table:number-columns-repeated="16377" table:style-name="ce6"/>
        </table:table-row>
        <table:table-row table:number-rows-repeated="1048533" table:style-name="ro8">
          <table:table-cell table:number-columns-repeated="16384"/>
        </table:table-row>
        <table:named-expressions>
          <table:named-expression table:name="\d" table:expression="of:=['file://FS4/TS_GroupsI$/COMC/13_Blue%20Badge/01_Data/2010-11/03%20Data%20returns%20and%20validation/BlueBadge/2004/2004dataByArea.xls'#do_not_use_23.#REF!]" table:base-cell-address="bus0821.$A$1"/>
          <table:named-expression table:name="chart" table:expression="of:=['http://www.dft.gov.uk/TSGB00/8-01-98.XLS'#'1997'.$A$7]~['http://www.dft.gov.uk/TSGB00/8-01-98.XLS'#'1997'.$L$7]~['http://www.dft.gov.uk/TSGB00/8-01-98.XLS'#'1997'.$M$7]~['http://www.dft.gov.uk/TSGB00/8-01-98.XLS'#'1997'.#REF!]~['http://www.dft.gov.uk/TSGB00/8-01-98.XLS'#'1997'.$A$10]~['http://www.dft.gov.uk/TSGB00/8-01-98.XLS'#'1997'.$A$11]~['http://www.dft.gov.uk/TSGB00/8-01-98.XLS'#'1997'.$L$10]~['http://www.dft.gov.uk/TSGB00/8-01-98.XLS'#'1997'.$L$11]~['http://www.dft.gov.uk/TSGB00/8-01-98.XLS'#'1997'.$M$10]~['http://www.dft.gov.uk/TSGB00/8-01-98.XLS'#'1997'.$M$11]~['http://www.dft.gov.uk/TSGB00/8-01-98.XLS'#'1997'.#REF!]~['http://www.dft.gov.uk/TSGB00/8-01-98.XLS'#'1997'.#REF!]~['http://www.dft.gov.uk/TSGB00/8-01-98.XLS'#'1997'.$Q$20]~['http://www.dft.gov.uk/TSGB00/8-01-98.XLS'#'1997'.$L$19]~['http://www.dft.gov.uk/TSGB00/8-01-98.XLS'#'1997'.$M$19]~['http://www.dft.gov.uk/TSGB00/8-01-98.XLS'#'1997'.#REF!]" table:base-cell-address="bus0821.$A$1"/>
          <table:named-expression table:name="DK" table:expression="of:=[.#REF!]" table:base-cell-address="bus0821.$A$1"/>
          <table:named-expression table:name="fayear" table:expression="of:=[.#REF!]" table:base-cell-address="bus0821.$A$1"/>
          <table:named-expression table:name="fendyear" table:expression="of:=[.#REF!]" table:base-cell-address="bus0821.$A$1"/>
          <table:named-expression table:name="fyear" table:expression="of:=[.#REF!]" table:base-cell-address="bus0821.$A$1"/>
          <table:named-expression table:name="KENT" table:expression="of:=[.#REF!]" table:base-cell-address="bus0821.$A$1"/>
          <table:named-expression table:name="new_chart" table:expression="of:=['file://tslan10/COMQ/TSGB00/8-01-98.XLS'#'1997'.$A$7]~['file://tslan10/COMQ/TSGB00/8-01-98.XLS'#'1997'.$L$7]~['file://tslan10/COMQ/TSGB00/8-01-98.XLS'#'1997'.$M$7]~['file://tslan10/COMQ/TSGB00/8-01-98.XLS'#'1997'.#REF!]~['file://tslan10/COMQ/TSGB00/8-01-98.XLS'#'1997'.$A$10]~['file://tslan10/COMQ/TSGB00/8-01-98.XLS'#'1997'.$A$11]~['file://tslan10/COMQ/TSGB00/8-01-98.XLS'#'1997'.$L$10]~['file://tslan10/COMQ/TSGB00/8-01-98.XLS'#'1997'.$L$11]~['file://tslan10/COMQ/TSGB00/8-01-98.XLS'#'1997'.$M$10]~['file://tslan10/COMQ/TSGB00/8-01-98.XLS'#'1997'.$M$11]~['file://tslan10/COMQ/TSGB00/8-01-98.XLS'#'1997'.#REF!]~['file://tslan10/COMQ/TSGB00/8-01-98.XLS'#'1997'.#REF!]~['file://tslan10/COMQ/TSGB00/8-01-98.XLS'#'1997'.$Q$20]~['file://tslan10/COMQ/TSGB00/8-01-98.XLS'#'1997'.$L$19]~['file://tslan10/COMQ/TSGB00/8-01-98.XLS'#'1997'.$M$19]~['file://tslan10/COMQ/TSGB00/8-01-98.XLS'#'1997'.#REF!]" table:base-cell-address="bus0821.$A$1"/>
          <table:named-expression table:name="new_table" table:expression="of:=[.#REF!]" table:base-cell-address="bus0821.$A$1"/>
          <table:named-range table:name="Print_Area" table:cell-range-address="bus0821.$A$1:bus0821.$G$43" table:base-cell-address="bus0821.$A$1"/>
        </table:named-expressions>
      </table:table>
      <table:table table:name="'file://virago.internal.dtlr.gov.uk/data/2005Publications/RoRo%20Q2_2005/Bulletin205draft.xls'#CommentarySA" table:style-name="ta2">
        <table:table-source xlink:href="file://virago.internal.dtlr.gov.uk/data/2005Publications/RoRo%20Q2_2005/Bulletin205draft.xls" table:table-name="CommentarySA" table:mode="copy-results-only"/>
        <table:table-column/>
        <table:table-row table:number-rows-repeated="1048576">
          <table:table-cell table:number-columns-repeated="16384"/>
        </table:table-row>
      </table:table>
      <table:table table:name="'file://virago.internal.dtlr.gov.uk/data/2005Publications/RoRo%20Q2_2005/Bulletin205draft.xls'#TABLE1a" table:style-name="ta2">
        <table:table-source xlink:href="file://virago.internal.dtlr.gov.uk/data/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internal.dtlr.gov.uk/data/2005Publications/RoRo%20Q2_2005/Bulletin205draft.xls'#TABLE1b" table:style-name="ta2">
        <table:table-source xlink:href="file://virago.internal.dtlr.gov.uk/data/2005Publications/RoRo%20Q2_2005/Bulletin205draft.xls" table:table-name="TABLE1b" table:mode="copy-results-only"/>
        <table:table-column/>
        <table:table-row table:number-rows-repeated="1048576">
          <table:table-cell table:number-columns-repeated="16384"/>
        </table:table-row>
      </table:table>
      <table:table table:name="'file://virago.internal.dtlr.gov.uk/data/2005Publications/RoRo%20Q2_2005/Bulletin205draft.xls'#TABLE2" table:style-name="ta2">
        <table:table-source xlink:href="file://virago.internal.dtlr.gov.uk/data/2005Publications/RoRo%20Q2_2005/Bulletin205draft.xls" table:table-name="TABLE2" table:mode="copy-results-only"/>
        <table:table-column/>
        <table:table-row table:number-rows-repeated="1048576">
          <table:table-cell table:number-columns-repeated="16384"/>
        </table:table-row>
      </table:table>
      <table:table table:name="'file://virago.internal.dtlr.gov.uk/data/2005Publications/RoRo%20Q2_2005/Bulletin205draft.xls'#TABLE2cont__2" table:style-name="ta2">
        <table:table-source xlink:href="file://virago.internal.dtlr.gov.uk/data/2005Publications/RoRo%20Q2_2005/Bulletin205draft.xls" table:table-name="TABLE2cont__2" table:mode="copy-results-only"/>
        <table:table-column/>
        <table:table-row table:number-rows-repeated="1048576">
          <table:table-cell table:number-columns-repeated="16384"/>
        </table:table-row>
      </table:table>
      <table:table table:name="'file://virago.internal.dtlr.gov.uk/data/2005Publications/RoRo%20Q2_2005/Bulletin205draft.xls'#TABLE3" table:style-name="ta2">
        <table:table-source xlink:href="file://virago.internal.dtlr.gov.uk/data/2005Publications/RoRo%20Q2_2005/Bulletin205draft.xls" table:table-name="TABLE3" table:mode="copy-results-only"/>
        <table:table-column/>
        <table:table-row table:number-rows-repeated="1048576">
          <table:table-cell table:number-columns-repeated="16384"/>
        </table:table-row>
      </table:table>
      <table:table table:name="'file://virago.internal.dtlr.gov.uk/data/2005Publications/RoRo%20Q2_2005/Bulletin205draft.xls'#TABLE3a" table:style-name="ta2">
        <table:table-source xlink:href="file://virago.internal.dtlr.gov.uk/data/2005Publications/RoRo%20Q2_2005/Bulletin205draft.xls" table:table-name="TABLE3a" table:mode="copy-results-only"/>
        <table:table-column/>
        <table:table-row table:number-rows-repeated="1048576">
          <table:table-cell table:number-columns-repeated="16384"/>
        </table:table-row>
      </table:table>
      <table:table table:name="'file://virago.internal.dtlr.gov.uk/data/2005Publications/RoRo%20Q2_2005/Bulletin205draft.xls'#TABLE3b" table:style-name="ta2">
        <table:table-source xlink:href="file://virago.internal.dtlr.gov.uk/data/2005Publications/RoRo%20Q2_2005/Bulletin205draft.xls" table:table-name="TABLE3b" table:mode="copy-results-only"/>
        <table:table-column/>
        <table:table-row table:number-rows-repeated="1048576">
          <table:table-cell table:number-columns-repeated="16384"/>
        </table:table-row>
      </table:table>
      <table:table table:name="'file://virago.internal.dtlr.gov.uk/data/2005Publications/RoRo%20Q2_2005/Bulletin205draft.xls'#TABLE4AL" table:style-name="ta2">
        <table:table-source xlink:href="file://virago.internal.dtlr.gov.uk/data/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internal.dtlr.gov.uk/data/2005Publications/RoRo%20Q2_2005/Bulletin205draft.xls'#TABLE4a" table:style-name="ta2">
        <table:table-source xlink:href="file://virago.internal.dtlr.gov.uk/data/2005Publications/RoRo%20Q2_2005/Bulletin205draft.xls" table:table-name="TABLE4a" table:mode="copy-results-only"/>
        <table:table-column/>
        <table:table-row table:number-rows-repeated="1048576">
          <table:table-cell table:number-columns-repeated="16384"/>
        </table:table-row>
      </table:table>
      <table:table table:name="'file://virago.internal.dtlr.gov.uk/data/2005Publications/RoRo%20Q2_2005/Bulletin205draft.xls'#TABLE4b" table:style-name="ta2">
        <table:table-source xlink:href="file://virago.internal.dtlr.gov.uk/data/2005Publications/RoRo%20Q2_2005/Bulletin205draft.xls" table:table-name="TABLE4b" table:mode="copy-results-only"/>
        <table:table-column/>
        <table:table-row table:number-rows-repeated="1048576">
          <table:table-cell table:number-columns-repeated="16384"/>
        </table:table-row>
      </table:table>
      <table:table table:name="'file://virago.internal.dtlr.gov.uk/data/2005Publications/RoRo%20Q2_2005/Bulletin205draft.xls'#TABLE5" table:style-name="ta2">
        <table:table-source xlink:href="file://virago.internal.dtlr.gov.uk/data/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internal.dtlr.gov.uk/data/2005Publications/RoRo%20Q2_2005/Bulletin205draft.xls'#Routes" table:style-name="ta2">
        <table:table-source xlink:href="file://virago.internal.dtlr.gov.uk/data/2005Publications/RoRo%20Q2_2005/Bulletin205draft.xls" table:table-name="Routes"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2" table:style-name="ta2">
        <table:table-source xlink:href="file://virago.internal.dtlr.gov.uk/data/2005Publications/RoRo%20Q2_2005/Bulletin205draft.xls" table:table-name="FiguresSA_-do_not_print2" table:mode="copy-results-only"/>
        <table:table-column/>
        <table:table-row table:number-rows-repeated="1048576">
          <table:table-cell table:number-columns-repeated="16384"/>
        </table:table-row>
      </table:table>
      <table:table table:name="'file://virago.internal.dtlr.gov.uk/data/2005Publications/RoRo%20Q2_2005/Bulletin205draft.xls'#TABLE2cont__" table:style-name="ta2">
        <table:table-source xlink:href="file://virago.internal.dtlr.gov.uk/data/2005Publications/RoRo%20Q2_2005/Bulletin205draft.xls" table:table-name="TABLE2cont__"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 table:style-name="ta2">
        <table:table-source xlink:href="file://virago.internal.dtlr.gov.uk/data/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2005Publications/RoRo%20Q2_2005/Bulletin205draft.xls'#TABLE2cont__1" table:style-name="ta2">
        <table:table-source xlink:href="file://virago.internal.dtlr.gov.uk/data/2005Publications/RoRo%20Q2_2005/Bulletin205draft.xls" table:table-name="TABLE2cont__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 table:style-name="ta2">
        <table:table-source xlink:href="file://virago.internal.dtlr.gov.uk/data/2005Publications/RoRo%20Q2_2005/Bulletin205draft.xls" table:table-name="FiguresSA_-do_not_print1" table:mode="copy-results-only"/>
        <table:table-column/>
        <table:table-row table:number-rows-repeated="1048576">
          <table:table-cell table:number-columns-repeated="16384"/>
        </table:table-row>
      </table:table>
      <table:table table:name="'file://virago.internal.dtlr.gov.uk/data/2005Publications/RoRo%20Q2_2005/Bulletin205draft.xls'#TABLE2cont__13" table:style-name="ta2">
        <table:table-source xlink:href="file://virago.internal.dtlr.gov.uk/data/2005Publications/RoRo%20Q2_2005/Bulletin205draft.xls" table:table-name="TABLE2cont__1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3" table:style-name="ta2">
        <table:table-source xlink:href="file://virago.internal.dtlr.gov.uk/data/2005Publications/RoRo%20Q2_2005/Bulletin205draft.xls" table:table-name="FiguresSA_-do_not_print13" table:mode="copy-results-only"/>
        <table:table-column/>
        <table:table-row table:number-rows-repeated="1048576">
          <table:table-cell table:number-columns-repeated="16384"/>
        </table:table-row>
      </table:table>
      <table:table table:name="'file://virago.internal.dtlr.gov.uk/data/2005Publications/RoRo%20Q2_2005/Bulletin205draft.xls'#TABLE2cont__8" table:style-name="ta2">
        <table:table-source xlink:href="file://virago.internal.dtlr.gov.uk/data/2005Publications/RoRo%20Q2_2005/Bulletin205draft.xls" table:table-name="TABLE2cont__8"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8" table:style-name="ta2">
        <table:table-source xlink:href="file://virago.internal.dtlr.gov.uk/data/2005Publications/RoRo%20Q2_2005/Bulletin205draft.xls" table:table-name="FiguresSA_-do_not_print8" table:mode="copy-results-only"/>
        <table:table-column/>
        <table:table-row table:number-rows-repeated="1048576">
          <table:table-cell table:number-columns-repeated="16384"/>
        </table:table-row>
      </table:table>
      <table:table table:name="'file://virago.internal.dtlr.gov.uk/data/2005Publications/RoRo%20Q2_2005/Bulletin205draft.xls'#TABLE2cont__4" table:style-name="ta2">
        <table:table-source xlink:href="file://virago.internal.dtlr.gov.uk/data/2005Publications/RoRo%20Q2_2005/Bulletin205draft.xls" table:table-name="TABLE2cont__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4" table:style-name="ta2">
        <table:table-source xlink:href="file://virago.internal.dtlr.gov.uk/data/2005Publications/RoRo%20Q2_2005/Bulletin205draft.xls" table:table-name="FiguresSA_-do_not_print4" table:mode="copy-results-only"/>
        <table:table-column/>
        <table:table-row table:number-rows-repeated="1048576">
          <table:table-cell table:number-columns-repeated="16384"/>
        </table:table-row>
      </table:table>
      <table:table table:name="'file://virago.internal.dtlr.gov.uk/data/2005Publications/RoRo%20Q2_2005/Bulletin205draft.xls'#TABLE2cont__3" table:style-name="ta2">
        <table:table-source xlink:href="file://virago.internal.dtlr.gov.uk/data/2005Publications/RoRo%20Q2_2005/Bulletin205draft.xls" table:table-name="TABLE2cont__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3" table:style-name="ta2">
        <table:table-source xlink:href="file://virago.internal.dtlr.gov.uk/data/2005Publications/RoRo%20Q2_2005/Bulletin205draft.xls" table:table-name="FiguresSA_-do_not_print3" table:mode="copy-results-only"/>
        <table:table-column/>
        <table:table-row table:number-rows-repeated="1048576">
          <table:table-cell table:number-columns-repeated="16384"/>
        </table:table-row>
      </table:table>
      <table:table table:name="'file://virago.internal.dtlr.gov.uk/data/2005Publications/RoRo%20Q2_2005/Bulletin205draft.xls'#TABLE2cont__5" table:style-name="ta2">
        <table:table-source xlink:href="file://virago.internal.dtlr.gov.uk/data/2005Publications/RoRo%20Q2_2005/Bulletin205draft.xls" table:table-name="TABLE2cont__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5" table:style-name="ta2">
        <table:table-source xlink:href="file://virago.internal.dtlr.gov.uk/data/2005Publications/RoRo%20Q2_2005/Bulletin205draft.xls" table:table-name="FiguresSA_-do_not_print5" table:mode="copy-results-only"/>
        <table:table-column/>
        <table:table-row table:number-rows-repeated="1048576">
          <table:table-cell table:number-columns-repeated="16384"/>
        </table:table-row>
      </table:table>
      <table:table table:name="'file://virago.internal.dtlr.gov.uk/data/2005Publications/RoRo%20Q2_2005/Bulletin205draft.xls'#TABLE2cont__6" table:style-name="ta2">
        <table:table-source xlink:href="file://virago.internal.dtlr.gov.uk/data/2005Publications/RoRo%20Q2_2005/Bulletin205draft.xls" table:table-name="TABLE2cont__6"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6" table:style-name="ta2">
        <table:table-source xlink:href="file://virago.internal.dtlr.gov.uk/data/2005Publications/RoRo%20Q2_2005/Bulletin205draft.xls" table:table-name="FiguresSA_-do_not_print6" table:mode="copy-results-only"/>
        <table:table-column/>
        <table:table-row table:number-rows-repeated="1048576">
          <table:table-cell table:number-columns-repeated="16384"/>
        </table:table-row>
      </table:table>
      <table:table table:name="'file://virago.internal.dtlr.gov.uk/data/2005Publications/RoRo%20Q2_2005/Bulletin205draft.xls'#TABLE2cont__7" table:style-name="ta2">
        <table:table-source xlink:href="file://virago.internal.dtlr.gov.uk/data/2005Publications/RoRo%20Q2_2005/Bulletin205draft.xls" table:table-name="TABLE2cont__7"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7" table:style-name="ta2">
        <table:table-source xlink:href="file://virago.internal.dtlr.gov.uk/data/2005Publications/RoRo%20Q2_2005/Bulletin205draft.xls" table:table-name="FiguresSA_-do_not_print7" table:mode="copy-results-only"/>
        <table:table-column/>
        <table:table-row table:number-rows-repeated="1048576">
          <table:table-cell table:number-columns-repeated="16384"/>
        </table:table-row>
      </table:table>
      <table:table table:name="'file://virago.internal.dtlr.gov.uk/data/2005Publications/RoRo%20Q2_2005/Bulletin205draft.xls'#TABLE2cont__12" table:style-name="ta2">
        <table:table-source xlink:href="file://virago.internal.dtlr.gov.uk/data/2005Publications/RoRo%20Q2_2005/Bulletin205draft.xls" table:table-name="TABLE2cont__1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2" table:style-name="ta2">
        <table:table-source xlink:href="file://virago.internal.dtlr.gov.uk/data/2005Publications/RoRo%20Q2_2005/Bulletin205draft.xls" table:table-name="FiguresSA_-do_not_print12" table:mode="copy-results-only"/>
        <table:table-column/>
        <table:table-row table:number-rows-repeated="1048576">
          <table:table-cell table:number-columns-repeated="16384"/>
        </table:table-row>
      </table:table>
      <table:table table:name="'file://virago.internal.dtlr.gov.uk/data/2005Publications/RoRo%20Q2_2005/Bulletin205draft.xls'#TABLE2cont__10" table:style-name="ta2">
        <table:table-source xlink:href="file://virago.internal.dtlr.gov.uk/data/2005Publications/RoRo%20Q2_2005/Bulletin205draft.xls" table:table-name="TABLE2cont__10"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0" table:style-name="ta2">
        <table:table-source xlink:href="file://virago.internal.dtlr.gov.uk/data/2005Publications/RoRo%20Q2_2005/Bulletin205draft.xls" table:table-name="FiguresSA_-do_not_print10" table:mode="copy-results-only"/>
        <table:table-column/>
        <table:table-row table:number-rows-repeated="1048576">
          <table:table-cell table:number-columns-repeated="16384"/>
        </table:table-row>
      </table:table>
      <table:table table:name="'file://virago.internal.dtlr.gov.uk/data/2005Publications/RoRo%20Q2_2005/Bulletin205draft.xls'#TABLE2cont__9" table:style-name="ta2">
        <table:table-source xlink:href="file://virago.internal.dtlr.gov.uk/data/2005Publications/RoRo%20Q2_2005/Bulletin205draft.xls" table:table-name="TABLE2cont__9"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9" table:style-name="ta2">
        <table:table-source xlink:href="file://virago.internal.dtlr.gov.uk/data/2005Publications/RoRo%20Q2_2005/Bulletin205draft.xls" table:table-name="FiguresSA_-do_not_print9" table:mode="copy-results-only"/>
        <table:table-column/>
        <table:table-row table:number-rows-repeated="1048576">
          <table:table-cell table:number-columns-repeated="16384"/>
        </table:table-row>
      </table:table>
      <table:table table:name="'file://virago.internal.dtlr.gov.uk/data/2005Publications/RoRo%20Q2_2005/Bulletin205draft.xls'#TABLE2cont__11" table:style-name="ta2">
        <table:table-source xlink:href="file://virago.internal.dtlr.gov.uk/data/2005Publications/RoRo%20Q2_2005/Bulletin205draft.xls" table:table-name="TABLE2cont__1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1" table:style-name="ta2">
        <table:table-source xlink:href="file://virago.internal.dtlr.gov.uk/data/2005Publications/RoRo%20Q2_2005/Bulletin205draft.xls" table:table-name="FiguresSA_-do_not_print11" table:mode="copy-results-only"/>
        <table:table-column/>
        <table:table-row table:number-rows-repeated="1048576">
          <table:table-cell table:number-columns-repeated="16384"/>
        </table:table-row>
      </table:table>
      <table:table table:name="'file:///W:/SECTION1/1-15-98.XLS'#RAWDATA" table:style-name="ta2">
        <table:table-source xlink:href="file:///W:/SECTION1/1-15-98.XLS" table:table-name="RAWDATA" table:mode="copy-results-only"/>
        <table:table-column/>
        <table:table-row>
          <table:table-cell table:number-columns-repeated="16384"/>
        </table:table-row>
        <table:table-row>
          <table:table-cell table:number-columns-repeated="9"/>
          <table:table-cell office:value-type="float" office:value="1986"/>
          <table:table-cell/>
          <table:table-cell office:value-type="string" office:string-value="1996/97"/>
          <table:table-cell table:number-columns-repeated="16372"/>
        </table:table-row>
        <table:table-row table:number-rows-repeated="1048574">
          <table:table-cell table:number-columns-repeated="16372"/>
        </table:table-row>
      </table:table>
      <table:table table:name="'file://fs4/TS_GroupsI$/COMC/11_Buses/01_Data/c_Fares/11-10%20Revisions/indices%20calc.xls'#tindexseries" table:style-name="ta2">
        <table:table-source xlink:href="file://fs4/TS_GroupsI$/COMC/11_Buses/01_Data/c_Fares/11-10%20Revisions/indices%20calc.xls" table:table-name="tindexseries" table:mode="copy-results-only"/>
        <table:table-column/>
        <table:table-row table:number-rows-repeated="1048576">
          <table:table-cell table:number-columns-repeated="16384"/>
        </table:table-row>
      </table:table>
      <table:table table:name="'file://fs4/TS_GroupsI$/COMC/11_Buses/01_Data/c_Fares/11-10%20Revisions/indices%20calc.xls'#rpi" table:style-name="ta2">
        <table:table-source xlink:href="file://fs4/TS_GroupsI$/COMC/11_Buses/01_Data/c_Fares/11-10%20Revisions/indices%20calc.xls" table:table-name="rpi" table:mode="copy-results-only"/>
        <table:table-column/>
        <table:table-row table:number-rows-repeated="1048576">
          <table:table-cell table:number-columns-repeated="16384"/>
        </table:table-row>
      </table:table>
      <table:table table:name="'file://fs4/TS_GroupsI$/COMC/11_Buses/01_Data/c_Fares/11-10%20Revisions/indices%20calc.xls'#variances" table:style-name="ta2">
        <table:table-source xlink:href="file://fs4/TS_GroupsI$/COMC/11_Buses/01_Data/c_Fares/11-10%20Revisions/indices%20calc.xls" table:table-name="variances" table:mode="copy-results-only"/>
        <table:table-column/>
        <table:table-row table:number-rows-repeated="1048576">
          <table:table-cell table:number-columns-repeated="16384"/>
        </table:table-row>
      </table:table>
      <table:table table:name="'file://fs4/TS_GroupsI$/COMC/11_Buses/01_Data/c_Fares/11-10%20Revisions/indices%20calc.xls'#revised_calc2" table:style-name="ta2">
        <table:table-source xlink:href="file://fs4/TS_GroupsI$/COMC/11_Buses/01_Data/c_Fares/11-10%20Revisions/indices%20calc.xls" table:table-name="revised_calc2" table:mode="copy-results-only"/>
        <table:table-column/>
        <table:table-row table:number-rows-repeated="1048576">
          <table:table-cell table:number-columns-repeated="16384"/>
        </table:table-row>
      </table:table>
      <table:table table:name="'file://fs4/TS_GroupsI$/COMC/11_Buses/01_Data/c_Fares/11-10%20Revisions/indices%20calc.xls'#fares" table:style-name="ta2">
        <table:table-source xlink:href="file://fs4/TS_GroupsI$/COMC/11_Buses/01_Data/c_Fares/11-10%20Revisions/indices%20calc.xls" table:table-name="fares" table:mode="copy-results-only"/>
        <table:table-column/>
        <table:table-row table:number-rows-repeated="1048576">
          <table:table-cell table:number-columns-repeated="16384"/>
        </table:table-row>
      </table:table>
      <table:table table:name="'file://fs4/TS_GroupsI$/COMC/11_Buses/01_Data/c_Fares/11-10%20Revisions/indices%20calc.xls'#operators" table:style-name="ta2">
        <table:table-source xlink:href="file://fs4/TS_GroupsI$/COMC/11_Buses/01_Data/c_Fares/11-10%20Revisions/indices%20calc.xls" table:table-name="operators" table:mode="copy-results-only"/>
        <table:table-column/>
        <table:table-row>
          <table:table-cell office:value-type="string" office:string-value="OpID"/>
          <table:table-cell office:value-type="string" office:string-value="Area"/>
          <table:table-cell office:value-type="string" office:string-value="OpLicNum"/>
          <table:table-cell office:value-type="string" office:string-value="MainAreaID"/>
          <table:table-cell table:number-columns-repeated="16380"/>
        </table:table-row>
        <table:table-row>
          <table:table-cell office:value-type="float" office:value="1"/>
          <table:table-cell office:value-type="string" office:string-value="London"/>
          <table:table-cell office:value-type="string" office:string-value="TfL"/>
          <table:table-cell office:value-type="float" office:value="1"/>
          <table:table-cell table:number-columns-repeated="16380"/>
        </table:table-row>
        <table:table-row>
          <table:table-cell office:value-type="float" office:value="2"/>
          <table:table-cell office:value-type="string" office:string-value="Scotland"/>
          <table:table-cell office:value-type="string" office:string-value="PM0000001"/>
          <table:table-cell office:value-type="float" office:value="4"/>
          <table:table-cell table:number-columns-repeated="16380"/>
        </table:table-row>
        <table:table-row>
          <table:table-cell office:value-type="float" office:value="3"/>
          <table:table-cell office:value-type="string" office:string-value="PTE"/>
          <table:table-cell office:value-type="string" office:string-value="Group_167"/>
          <table:table-cell office:value-type="float" office:value="2"/>
          <table:table-cell table:number-columns-repeated="16380"/>
        </table:table-row>
        <table:table-row>
          <table:table-cell office:value-type="float" office:value="5"/>
          <table:table-cell office:value-type="string" office:string-value="PTE"/>
          <table:table-cell office:value-type="string" office:string-value="PB0002307"/>
          <table:table-cell office:value-type="float" office:value="2"/>
          <table:table-cell table:number-columns-repeated="16380"/>
        </table:table-row>
        <table:table-row>
          <table:table-cell office:value-type="float" office:value="6"/>
          <table:table-cell office:value-type="string" office:string-value="PTE"/>
          <table:table-cell office:value-type="string" office:string-value="Group_147"/>
          <table:table-cell office:value-type="float" office:value="2"/>
          <table:table-cell table:number-columns-repeated="16380"/>
        </table:table-row>
        <table:table-row>
          <table:table-cell office:value-type="float" office:value="7"/>
          <table:table-cell office:value-type="string" office:string-value="PTE"/>
          <table:table-cell office:value-type="string" office:string-value="PD0001111"/>
          <table:table-cell office:value-type="float" office:value="2"/>
          <table:table-cell table:number-columns-repeated="16380"/>
        </table:table-row>
        <table:table-row>
          <table:table-cell office:value-type="float" office:value="8"/>
          <table:table-cell office:value-type="string" office:string-value="PTE"/>
          <table:table-cell office:value-type="string" office:string-value="Group_125"/>
          <table:table-cell office:value-type="float" office:value="2"/>
          <table:table-cell table:number-columns-repeated="16380"/>
        </table:table-row>
        <table:table-row>
          <table:table-cell office:value-type="float" office:value="9"/>
          <table:table-cell office:value-type="string" office:string-value="Scotland"/>
          <table:table-cell office:value-type="string" office:string-value="PM0000631"/>
          <table:table-cell office:value-type="float" office:value="4"/>
          <table:table-cell table:number-columns-repeated="16380"/>
        </table:table-row>
        <table:table-row>
          <table:table-cell office:value-type="float" office:value="10"/>
          <table:table-cell office:value-type="string" office:string-value="Scotland"/>
          <table:table-cell office:value-type="string" office:string-value="Group_219"/>
          <table:table-cell office:value-type="float" office:value="4"/>
          <table:table-cell table:number-columns-repeated="16380"/>
        </table:table-row>
        <table:table-row>
          <table:table-cell office:value-type="float" office:value="11"/>
          <table:table-cell office:value-type="string" office:string-value="Scotland"/>
          <table:table-cell office:value-type="string" office:string-value="PM0001793"/>
          <table:table-cell office:value-type="float" office:value="4"/>
          <table:table-cell table:number-columns-repeated="16380"/>
        </table:table-row>
        <table:table-row>
          <table:table-cell office:value-type="float" office:value="12"/>
          <table:table-cell office:value-type="string" office:string-value="Wales"/>
          <table:table-cell office:value-type="string" office:string-value="PG0000273"/>
          <table:table-cell office:value-type="float" office:value="5"/>
          <table:table-cell table:number-columns-repeated="16380"/>
        </table:table-row>
        <table:table-row>
          <table:table-cell office:value-type="float" office:value="13"/>
          <table:table-cell office:value-type="string" office:string-value="Wales"/>
          <table:table-cell office:value-type="string" office:string-value="PG0000397"/>
          <table:table-cell office:value-type="float" office:value="5"/>
          <table:table-cell table:number-columns-repeated="16380"/>
        </table:table-row>
        <table:table-row>
          <table:table-cell office:value-type="float" office:value="15"/>
          <table:table-cell office:value-type="string" office:string-value="Shire"/>
          <table:table-cell office:value-type="string" office:string-value="PC0001061"/>
          <table:table-cell office:value-type="float" office:value="3"/>
          <table:table-cell table:number-columns-repeated="16380"/>
        </table:table-row>
        <table:table-row>
          <table:table-cell office:value-type="float" office:value="16"/>
          <table:table-cell office:value-type="string" office:string-value="Shire"/>
          <table:table-cell office:value-type="string" office:string-value="PH0005070"/>
          <table:table-cell office:value-type="float" office:value="3"/>
          <table:table-cell table:number-columns-repeated="16380"/>
        </table:table-row>
        <table:table-row>
          <table:table-cell office:value-type="float" office:value="17"/>
          <table:table-cell office:value-type="string" office:string-value="Shire"/>
          <table:table-cell office:value-type="string" office:string-value="PC0005249"/>
          <table:table-cell office:value-type="float" office:value="3"/>
          <table:table-cell table:number-columns-repeated="16380"/>
        </table:table-row>
        <table:table-row>
          <table:table-cell office:value-type="float" office:value="19"/>
          <table:table-cell office:value-type="string" office:string-value="Shire"/>
          <table:table-cell office:value-type="string" office:string-value="Group_147"/>
          <table:table-cell office:value-type="float" office:value="3"/>
          <table:table-cell table:number-columns-repeated="16380"/>
        </table:table-row>
        <table:table-row>
          <table:table-cell office:value-type="float" office:value="20"/>
          <table:table-cell office:value-type="string" office:string-value="Shire"/>
          <table:table-cell office:value-type="string" office:string-value="PF0007085"/>
          <table:table-cell office:value-type="float" office:value="3"/>
          <table:table-cell table:number-columns-repeated="16380"/>
        </table:table-row>
        <table:table-row>
          <table:table-cell office:value-type="float" office:value="21"/>
          <table:table-cell office:value-type="string" office:string-value="PTE"/>
          <table:table-cell office:value-type="string" office:string-value="PC1033334"/>
          <table:table-cell office:value-type="float" office:value="2"/>
          <table:table-cell table:number-columns-repeated="16380"/>
        </table:table-row>
        <table:table-row>
          <table:table-cell office:value-type="float" office:value="23"/>
          <table:table-cell office:value-type="string" office:string-value="Shire"/>
          <table:table-cell office:value-type="string" office:string-value="PF0007035"/>
          <table:table-cell office:value-type="float" office:value="3"/>
          <table:table-cell table:number-columns-repeated="16380"/>
        </table:table-row>
        <table:table-row>
          <table:table-cell office:value-type="float" office:value="24"/>
          <table:table-cell office:value-type="string" office:string-value="Shire"/>
          <table:table-cell office:value-type="string" office:string-value="PB0002362"/>
          <table:table-cell office:value-type="float" office:value="3"/>
          <table:table-cell table:number-columns-repeated="16380"/>
        </table:table-row>
        <table:table-row>
          <table:table-cell office:value-type="float" office:value="25"/>
          <table:table-cell office:value-type="string" office:string-value="Shire"/>
          <table:table-cell office:value-type="string" office:string-value="PH0000135"/>
          <table:table-cell office:value-type="float" office:value="3"/>
          <table:table-cell table:number-columns-repeated="16380"/>
        </table:table-row>
        <table:table-row>
          <table:table-cell office:value-type="float" office:value="27"/>
          <table:table-cell office:value-type="string" office:string-value="Shire"/>
          <table:table-cell office:value-type="string" office:string-value="PC0001777"/>
          <table:table-cell office:value-type="float" office:value="3"/>
          <table:table-cell table:number-columns-repeated="16380"/>
        </table:table-row>
        <table:table-row>
          <table:table-cell office:value-type="float" office:value="28"/>
          <table:table-cell office:value-type="string" office:string-value="Shire"/>
          <table:table-cell office:value-type="string" office:string-value="PH0005856"/>
          <table:table-cell office:value-type="float" office:value="3"/>
          <table:table-cell table:number-columns-repeated="16380"/>
        </table:table-row>
        <table:table-row>
          <table:table-cell office:value-type="float" office:value="29"/>
          <table:table-cell office:value-type="string" office:string-value="Shire"/>
          <table:table-cell office:value-type="string" office:string-value="PH0006159"/>
          <table:table-cell office:value-type="float" office:value="3"/>
          <table:table-cell table:number-columns-repeated="16380"/>
        </table:table-row>
        <table:table-row>
          <table:table-cell office:value-type="float" office:value="30"/>
          <table:table-cell office:value-type="string" office:string-value="Shire"/>
          <table:table-cell office:value-type="string" office:string-value="PH0001301"/>
          <table:table-cell office:value-type="float" office:value="3"/>
          <table:table-cell table:number-columns-repeated="16380"/>
        </table:table-row>
        <table:table-row>
          <table:table-cell office:value-type="float" office:value="31"/>
          <table:table-cell office:value-type="string" office:string-value="Shire"/>
          <table:table-cell office:value-type="string" office:string-value="PK0001213"/>
          <table:table-cell office:value-type="float" office:value="3"/>
          <table:table-cell table:number-columns-repeated="16380"/>
        </table:table-row>
        <table:table-row>
          <table:table-cell office:value-type="float" office:value="32"/>
          <table:table-cell office:value-type="string" office:string-value="Shire"/>
          <table:table-cell office:value-type="string" office:string-value="PH0000132"/>
          <table:table-cell office:value-type="float" office:value="3"/>
          <table:table-cell table:number-columns-repeated="16380"/>
        </table:table-row>
        <table:table-row>
          <table:table-cell office:value-type="float" office:value="33"/>
          <table:table-cell office:value-type="string" office:string-value="Shire"/>
          <table:table-cell office:value-type="string" office:string-value="PH0005727"/>
          <table:table-cell office:value-type="float" office:value="3"/>
          <table:table-cell table:number-columns-repeated="16380"/>
        </table:table-row>
        <table:table-row>
          <table:table-cell office:value-type="float" office:value="34"/>
          <table:table-cell office:value-type="string" office:string-value="Shire"/>
          <table:table-cell office:value-type="string" office:string-value="Group_217"/>
          <table:table-cell office:value-type="float" office:value="3"/>
          <table:table-cell table:number-columns-repeated="16380"/>
        </table:table-row>
        <table:table-row>
          <table:table-cell office:value-type="float" office:value="36"/>
          <table:table-cell office:value-type="string" office:string-value="Shire"/>
          <table:table-cell office:value-type="string" office:string-value="PF0000323"/>
          <table:table-cell office:value-type="float" office:value="3"/>
          <table:table-cell table:number-columns-repeated="16380"/>
        </table:table-row>
        <table:table-row>
          <table:table-cell office:value-type="float" office:value="37"/>
          <table:table-cell office:value-type="string" office:string-value="Shire"/>
          <table:table-cell office:value-type="string" office:string-value="Group_183"/>
          <table:table-cell office:value-type="float" office:value="3"/>
          <table:table-cell table:number-columns-repeated="16380"/>
        </table:table-row>
        <table:table-row>
          <table:table-cell office:value-type="float" office:value="38"/>
          <table:table-cell office:value-type="string" office:string-value="Shire"/>
          <table:table-cell office:value-type="string" office:string-value="PF0000599"/>
          <table:table-cell office:value-type="float" office:value="3"/>
          <table:table-cell table:number-columns-repeated="16380"/>
        </table:table-row>
        <table:table-row>
          <table:table-cell office:value-type="float" office:value="39"/>
          <table:table-cell office:value-type="string" office:string-value="Shire"/>
          <table:table-cell office:value-type="string" office:string-value="PB0000328"/>
          <table:table-cell office:value-type="float" office:value="3"/>
          <table:table-cell table:number-columns-repeated="16380"/>
        </table:table-row>
        <table:table-row>
          <table:table-cell office:value-type="float" office:value="40"/>
          <table:table-cell office:value-type="string" office:string-value="Shire"/>
          <table:table-cell office:value-type="string" office:string-value="Group_135"/>
          <table:table-cell office:value-type="float" office:value="3"/>
          <table:table-cell table:number-columns-repeated="16380"/>
        </table:table-row>
        <table:table-row>
          <table:table-cell office:value-type="float" office:value="43"/>
          <table:table-cell office:value-type="string" office:string-value="Shire"/>
          <table:table-cell office:value-type="string" office:string-value="Group_104"/>
          <table:table-cell office:value-type="float" office:value="3"/>
          <table:table-cell table:number-columns-repeated="16380"/>
        </table:table-row>
        <table:table-row>
          <table:table-cell office:value-type="float" office:value="44"/>
          <table:table-cell office:value-type="string" office:string-value="Shire"/>
          <table:table-cell office:value-type="string" office:string-value="Group_149"/>
          <table:table-cell office:value-type="float" office:value="3"/>
          <table:table-cell table:number-columns-repeated="16380"/>
        </table:table-row>
        <table:table-row>
          <table:table-cell office:value-type="float" office:value="45"/>
          <table:table-cell office:value-type="string" office:string-value="Shire"/>
          <table:table-cell office:value-type="string" office:string-value="PF0007085"/>
          <table:table-cell office:value-type="float" office:value="3"/>
          <table:table-cell table:number-columns-repeated="16380"/>
        </table:table-row>
        <table:table-row>
          <table:table-cell office:value-type="float" office:value="46"/>
          <table:table-cell office:value-type="string" office:string-value="Shire"/>
          <table:table-cell office:value-type="string" office:string-value="PD0000480"/>
          <table:table-cell office:value-type="float" office:value="3"/>
          <table:table-cell table:number-columns-repeated="16380"/>
        </table:table-row>
        <table:table-row>
          <table:table-cell office:value-type="float" office:value="47"/>
          <table:table-cell office:value-type="string" office:string-value="Shire"/>
          <table:table-cell office:value-type="string" office:string-value="Group_143"/>
          <table:table-cell office:value-type="float" office:value="3"/>
          <table:table-cell table:number-columns-repeated="16380"/>
        </table:table-row>
        <table:table-row>
          <table:table-cell office:value-type="float" office:value="49"/>
          <table:table-cell office:value-type="string" office:string-value="Shire"/>
          <table:table-cell office:value-type="string" office:string-value="Group_148"/>
          <table:table-cell office:value-type="float" office:value="3"/>
          <table:table-cell table:number-columns-repeated="16380"/>
        </table:table-row>
        <table:table-row>
          <table:table-cell office:value-type="float" office:value="51"/>
          <table:table-cell office:value-type="string" office:string-value="Wales"/>
          <table:table-cell office:value-type="string" office:string-value="PG0000421"/>
          <table:table-cell office:value-type="float" office:value="5"/>
          <table:table-cell table:number-columns-repeated="16380"/>
        </table:table-row>
        <table:table-row>
          <table:table-cell office:value-type="float" office:value="53"/>
          <table:table-cell office:value-type="string" office:string-value="Shire"/>
          <table:table-cell office:value-type="string" office:string-value="PH0006158"/>
          <table:table-cell office:value-type="float" office:value="3"/>
          <table:table-cell table:number-columns-repeated="16380"/>
        </table:table-row>
        <table:table-row>
          <table:table-cell office:value-type="float" office:value="54"/>
          <table:table-cell office:value-type="string" office:string-value="Shire"/>
          <table:table-cell office:value-type="string" office:string-value="Group_155"/>
          <table:table-cell office:value-type="float" office:value="3"/>
          <table:table-cell table:number-columns-repeated="16380"/>
        </table:table-row>
        <table:table-row>
          <table:table-cell office:value-type="float" office:value="55"/>
          <table:table-cell office:value-type="string" office:string-value="Shire"/>
          <table:table-cell office:value-type="string" office:string-value="Group_140"/>
          <table:table-cell office:value-type="float" office:value="3"/>
          <table:table-cell table:number-columns-repeated="16380"/>
        </table:table-row>
        <table:table-row>
          <table:table-cell office:value-type="float" office:value="56"/>
          <table:table-cell office:value-type="string" office:string-value="Shire"/>
          <table:table-cell office:value-type="string" office:string-value="Group_160"/>
          <table:table-cell office:value-type="float" office:value="3"/>
          <table:table-cell table:number-columns-repeated="16380"/>
        </table:table-row>
        <table:table-row>
          <table:table-cell office:value-type="float" office:value="57"/>
          <table:table-cell office:value-type="string" office:string-value="Shire"/>
          <table:table-cell office:value-type="string" office:string-value="PF0007071"/>
          <table:table-cell office:value-type="float" office:value="3"/>
          <table:table-cell table:number-columns-repeated="16380"/>
        </table:table-row>
        <table:table-row>
          <table:table-cell office:value-type="float" office:value="58"/>
          <table:table-cell office:value-type="string" office:string-value="Shire"/>
          <table:table-cell office:value-type="string" office:string-value="PB0001747"/>
          <table:table-cell office:value-type="float" office:value="3"/>
          <table:table-cell table:number-columns-repeated="16380"/>
        </table:table-row>
        <table:table-row>
          <table:table-cell office:value-type="float" office:value="60"/>
          <table:table-cell office:value-type="string" office:string-value="PTE"/>
          <table:table-cell office:value-type="string" office:string-value="PB0000092"/>
          <table:table-cell office:value-type="float" office:value="2"/>
          <table:table-cell table:number-columns-repeated="16380"/>
        </table:table-row>
        <table:table-row>
          <table:table-cell office:value-type="float" office:value="61"/>
          <table:table-cell office:value-type="string" office:string-value="PTE"/>
          <table:table-cell office:value-type="string" office:string-value="Group_109"/>
          <table:table-cell office:value-type="float" office:value="2"/>
          <table:table-cell table:number-columns-repeated="16380"/>
        </table:table-row>
        <table:table-row>
          <table:table-cell office:value-type="float" office:value="62"/>
          <table:table-cell office:value-type="string" office:string-value="Shire"/>
          <table:table-cell office:value-type="string" office:string-value="PH0004983"/>
          <table:table-cell office:value-type="float" office:value="3"/>
          <table:table-cell table:number-columns-repeated="16380"/>
        </table:table-row>
        <table:table-row>
          <table:table-cell office:value-type="float" office:value="64"/>
          <table:table-cell office:value-type="string" office:string-value="Shire"/>
          <table:table-cell office:value-type="string" office:string-value="PH1020951"/>
          <table:table-cell office:value-type="float" office:value="3"/>
          <table:table-cell table:number-columns-repeated="16380"/>
        </table:table-row>
        <table:table-row>
          <table:table-cell office:value-type="float" office:value="66"/>
          <table:table-cell office:value-type="string" office:string-value="Shire"/>
          <table:table-cell office:value-type="string" office:string-value="Group_145"/>
          <table:table-cell office:value-type="float" office:value="3"/>
          <table:table-cell table:number-columns-repeated="16380"/>
        </table:table-row>
        <table:table-row>
          <table:table-cell office:value-type="float" office:value="67"/>
          <table:table-cell office:value-type="string" office:string-value="Shire"/>
          <table:table-cell office:value-type="string" office:string-value="Group_162"/>
          <table:table-cell office:value-type="float" office:value="3"/>
          <table:table-cell table:number-columns-repeated="16380"/>
        </table:table-row>
        <table:table-row>
          <table:table-cell office:value-type="float" office:value="68"/>
          <table:table-cell office:value-type="string" office:string-value="Shire"/>
          <table:table-cell office:value-type="string" office:string-value="Group_152"/>
          <table:table-cell office:value-type="float" office:value="3"/>
          <table:table-cell table:number-columns-repeated="16380"/>
        </table:table-row>
        <table:table-row>
          <table:table-cell office:value-type="float" office:value="71"/>
          <table:table-cell office:value-type="string" office:string-value="Shire"/>
          <table:table-cell office:value-type="string" office:string-value="Group_149"/>
          <table:table-cell office:value-type="float" office:value="3"/>
          <table:table-cell table:number-columns-repeated="16380"/>
        </table:table-row>
        <table:table-row>
          <table:table-cell office:value-type="float" office:value="73"/>
          <table:table-cell office:value-type="string" office:string-value="Shire"/>
          <table:table-cell office:value-type="string" office:string-value="Group_108"/>
          <table:table-cell office:value-type="float" office:value="3"/>
          <table:table-cell table:number-columns-repeated="16380"/>
        </table:table-row>
        <table:table-row>
          <table:table-cell office:value-type="float" office:value="74"/>
          <table:table-cell office:value-type="string" office:string-value="Shire"/>
          <table:table-cell office:value-type="string" office:string-value="PF0005074"/>
          <table:table-cell office:value-type="float" office:value="3"/>
          <table:table-cell table:number-columns-repeated="16380"/>
        </table:table-row>
        <table:table-row>
          <table:table-cell office:value-type="float" office:value="76"/>
          <table:table-cell office:value-type="string" office:string-value="Shire"/>
          <table:table-cell office:value-type="string" office:string-value="Group_225"/>
          <table:table-cell office:value-type="float" office:value="3"/>
          <table:table-cell table:number-columns-repeated="16380"/>
        </table:table-row>
        <table:table-row>
          <table:table-cell office:value-type="float" office:value="95"/>
          <table:table-cell office:value-type="string" office:string-value="Shire"/>
          <table:table-cell office:value-type="string" office:string-value="Group_216"/>
          <table:table-cell office:value-type="float" office:value="3"/>
          <table:table-cell table:number-columns-repeated="16380"/>
        </table:table-row>
        <table:table-row>
          <table:table-cell office:value-type="float" office:value="96"/>
          <table:table-cell office:value-type="string" office:string-value="Shire"/>
          <table:table-cell office:value-type="string" office:string-value="PH0005939"/>
          <table:table-cell office:value-type="float" office:value="3"/>
          <table:table-cell table:number-columns-repeated="16380"/>
        </table:table-row>
        <table:table-row>
          <table:table-cell office:value-type="float" office:value="97"/>
          <table:table-cell office:value-type="string" office:string-value="Shire"/>
          <table:table-cell office:value-type="string" office:string-value="Group_105"/>
          <table:table-cell office:value-type="float" office:value="3"/>
          <table:table-cell table:number-columns-repeated="16380"/>
        </table:table-row>
        <table:table-row>
          <table:table-cell office:value-type="float" office:value="98"/>
          <table:table-cell office:value-type="string" office:string-value="Wales"/>
          <table:table-cell office:value-type="string" office:string-value="Group_105"/>
          <table:table-cell office:value-type="float" office:value="5"/>
          <table:table-cell table:number-columns-repeated="16380"/>
        </table:table-row>
        <table:table-row>
          <table:table-cell office:value-type="float" office:value="99"/>
          <table:table-cell office:value-type="string" office:string-value="Shire"/>
          <table:table-cell office:value-type="string" office:string-value="Group_112"/>
          <table:table-cell office:value-type="float" office:value="3"/>
          <table:table-cell table:number-columns-repeated="16380"/>
        </table:table-row>
        <table:table-row>
          <table:table-cell office:value-type="float" office:value="100"/>
          <table:table-cell office:value-type="string" office:string-value="Shire"/>
          <table:table-cell office:value-type="string" office:string-value="Group_160"/>
          <table:table-cell office:value-type="float" office:value="3"/>
          <table:table-cell table:number-columns-repeated="16380"/>
        </table:table-row>
        <table:table-row>
          <table:table-cell office:value-type="float" office:value="101"/>
          <table:table-cell office:value-type="string" office:string-value="Scotland"/>
          <table:table-cell office:value-type="string" office:string-value="Group_124"/>
          <table:table-cell office:value-type="float" office:value="4"/>
          <table:table-cell table:number-columns-repeated="16380"/>
        </table:table-row>
        <table:table-row>
          <table:table-cell office:value-type="float" office:value="104"/>
          <table:table-cell office:value-type="string" office:string-value="Scotland"/>
          <table:table-cell office:value-type="string" office:string-value="Group_151"/>
          <table:table-cell office:value-type="float" office:value="4"/>
          <table:table-cell table:number-columns-repeated="16380"/>
        </table:table-row>
        <table:table-row>
          <table:table-cell office:value-type="float" office:value="105"/>
          <table:table-cell office:value-type="string" office:string-value="Scotland"/>
          <table:table-cell office:value-type="string" office:string-value="Group_165"/>
          <table:table-cell office:value-type="float" office:value="4"/>
          <table:table-cell table:number-columns-repeated="16380"/>
        </table:table-row>
        <table:table-row>
          <table:table-cell office:value-type="float" office:value="106"/>
          <table:table-cell office:value-type="string" office:string-value="Scotland"/>
          <table:table-cell office:value-type="string" office:string-value="Group_144"/>
          <table:table-cell office:value-type="float" office:value="4"/>
          <table:table-cell table:number-columns-repeated="16380"/>
        </table:table-row>
        <table:table-row>
          <table:table-cell office:value-type="float" office:value="107"/>
          <table:table-cell office:value-type="string" office:string-value="Scotland"/>
          <table:table-cell office:value-type="string" office:string-value="Group_144"/>
          <table:table-cell office:value-type="float" office:value="4"/>
          <table:table-cell table:number-columns-repeated="16380"/>
        </table:table-row>
        <table:table-row>
          <table:table-cell office:value-type="float" office:value="108"/>
          <table:table-cell office:value-type="string" office:string-value="Scotland"/>
          <table:table-cell office:value-type="string" office:string-value="PM0001725"/>
          <table:table-cell office:value-type="float" office:value="4"/>
          <table:table-cell table:number-columns-repeated="16380"/>
        </table:table-row>
        <table:table-row>
          <table:table-cell office:value-type="float" office:value="109"/>
          <table:table-cell office:value-type="string" office:string-value="Scotland"/>
          <table:table-cell office:value-type="string" office:string-value="PM0000006"/>
          <table:table-cell office:value-type="float" office:value="4"/>
          <table:table-cell table:number-columns-repeated="16380"/>
        </table:table-row>
        <table:table-row>
          <table:table-cell office:value-type="float" office:value="110"/>
          <table:table-cell office:value-type="string" office:string-value="Scotland"/>
          <table:table-cell office:value-type="string" office:string-value="PM0001799"/>
          <table:table-cell office:value-type="float" office:value="4"/>
          <table:table-cell table:number-columns-repeated="16380"/>
        </table:table-row>
        <table:table-row>
          <table:table-cell office:value-type="float" office:value="118"/>
          <table:table-cell office:value-type="string" office:string-value="Shire"/>
          <table:table-cell office:value-type="string" office:string-value="Group_108"/>
          <table:table-cell office:value-type="float" office:value="3"/>
          <table:table-cell table:number-columns-repeated="16380"/>
        </table:table-row>
        <table:table-row>
          <table:table-cell office:value-type="float" office:value="124"/>
          <table:table-cell office:value-type="string" office:string-value="Shire"/>
          <table:table-cell office:value-type="string" office:string-value="PF0000147"/>
          <table:table-cell office:value-type="float" office:value="3"/>
          <table:table-cell table:number-columns-repeated="16380"/>
        </table:table-row>
        <table:table-row>
          <table:table-cell office:value-type="float" office:value="127"/>
          <table:table-cell office:value-type="string" office:string-value="Shire"/>
          <table:table-cell office:value-type="string" office:string-value="PC0001977"/>
          <table:table-cell office:value-type="float" office:value="3"/>
          <table:table-cell table:number-columns-repeated="16380"/>
        </table:table-row>
        <table:table-row>
          <table:table-cell office:value-type="float" office:value="136"/>
          <table:table-cell office:value-type="string" office:string-value="PTE"/>
          <table:table-cell office:value-type="string" office:string-value="PB0001748"/>
          <table:table-cell office:value-type="float" office:value="2"/>
          <table:table-cell table:number-columns-repeated="16380"/>
        </table:table-row>
        <table:table-row>
          <table:table-cell office:value-type="float" office:value="140"/>
          <table:table-cell office:value-type="string" office:string-value="PTE"/>
          <table:table-cell office:value-type="string" office:string-value="Group_160"/>
          <table:table-cell office:value-type="float" office:value="2"/>
          <table:table-cell table:number-columns-repeated="16380"/>
        </table:table-row>
        <table:table-row>
          <table:table-cell office:value-type="float" office:value="141"/>
          <table:table-cell office:value-type="string" office:string-value="PTE"/>
          <table:table-cell office:value-type="string" office:string-value="Group_128"/>
          <table:table-cell office:value-type="float" office:value="2"/>
          <table:table-cell table:number-columns-repeated="16380"/>
        </table:table-row>
        <table:table-row>
          <table:table-cell office:value-type="float" office:value="142"/>
          <table:table-cell office:value-type="string" office:string-value="PTE"/>
          <table:table-cell office:value-type="string" office:string-value="Group_140"/>
          <table:table-cell office:value-type="float" office:value="2"/>
          <table:table-cell table:number-columns-repeated="16380"/>
        </table:table-row>
        <table:table-row>
          <table:table-cell office:value-type="float" office:value="143"/>
          <table:table-cell office:value-type="string" office:string-value="Shire"/>
          <table:table-cell office:value-type="string" office:string-value="Group_160"/>
          <table:table-cell office:value-type="float" office:value="3"/>
          <table:table-cell table:number-columns-repeated="16380"/>
        </table:table-row>
        <table:table-row>
          <table:table-cell office:value-type="float" office:value="152"/>
          <table:table-cell office:value-type="string" office:string-value="Wales"/>
          <table:table-cell office:value-type="string" office:string-value="PG0006557"/>
          <table:table-cell office:value-type="float" office:value="5"/>
          <table:table-cell table:number-columns-repeated="16380"/>
        </table:table-row>
        <table:table-row>
          <table:table-cell office:value-type="float" office:value="158"/>
          <table:table-cell office:value-type="string" office:string-value="PTE"/>
          <table:table-cell office:value-type="string" office:string-value="PC0003681"/>
          <table:table-cell office:value-type="float" office:value="2"/>
          <table:table-cell table:number-columns-repeated="16380"/>
        </table:table-row>
        <table:table-row>
          <table:table-cell office:value-type="float" office:value="162"/>
          <table:table-cell office:value-type="string" office:string-value="Wales"/>
          <table:table-cell office:value-type="string" office:string-value="Group_228"/>
          <table:table-cell office:value-type="float" office:value="5"/>
          <table:table-cell table:number-columns-repeated="16380"/>
        </table:table-row>
        <table:table-row>
          <table:table-cell office:value-type="float" office:value="163"/>
          <table:table-cell office:value-type="string" office:string-value="Wales"/>
          <table:table-cell office:value-type="string" office:string-value="PG0000442"/>
          <table:table-cell office:value-type="float" office:value="5"/>
          <table:table-cell table:number-columns-repeated="16380"/>
        </table:table-row>
        <table:table-row>
          <table:table-cell office:value-type="float" office:value="166"/>
          <table:table-cell office:value-type="string" office:string-value="PTE"/>
          <table:table-cell office:value-type="string" office:string-value="Group_113"/>
          <table:table-cell office:value-type="float" office:value="2"/>
          <table:table-cell table:number-columns-repeated="16380"/>
        </table:table-row>
        <table:table-row>
          <table:table-cell office:value-type="float" office:value="167"/>
          <table:table-cell office:value-type="string" office:string-value="Wales"/>
          <table:table-cell office:value-type="string" office:string-value="PG1035428"/>
          <table:table-cell office:value-type="float" office:value="5"/>
          <table:table-cell table:number-columns-repeated="16380"/>
        </table:table-row>
        <table:table-row>
          <table:table-cell office:value-type="float" office:value="168"/>
          <table:table-cell office:value-type="string" office:string-value="Wales"/>
          <table:table-cell office:value-type="string" office:string-value="Group_150"/>
          <table:table-cell office:value-type="float" office:value="5"/>
          <table:table-cell table:number-columns-repeated="16380"/>
        </table:table-row>
        <table:table-row>
          <table:table-cell office:value-type="float" office:value="170"/>
          <table:table-cell office:value-type="string" office:string-value="Shire"/>
          <table:table-cell office:value-type="string" office:string-value="PF0007045"/>
          <table:table-cell office:value-type="float" office:value="3"/>
          <table:table-cell table:number-columns-repeated="16380"/>
        </table:table-row>
        <table:table-row>
          <table:table-cell office:value-type="float" office:value="171"/>
          <table:table-cell office:value-type="string" office:string-value="Shire"/>
          <table:table-cell office:value-type="string" office:string-value="Group_128"/>
          <table:table-cell office:value-type="float" office:value="3"/>
          <table:table-cell table:number-columns-repeated="16380"/>
        </table:table-row>
        <table:table-row>
          <table:table-cell office:value-type="float" office:value="172"/>
          <table:table-cell office:value-type="string" office:string-value="PTE"/>
          <table:table-cell office:value-type="string" office:string-value="Group_105"/>
          <table:table-cell office:value-type="float" office:value="2"/>
          <table:table-cell table:number-columns-repeated="16380"/>
        </table:table-row>
        <table:table-row>
          <table:table-cell office:value-type="float" office:value="173"/>
          <table:table-cell office:value-type="string" office:string-value="Wales"/>
          <table:table-cell office:value-type="string" office:string-value="Group_150"/>
          <table:table-cell office:value-type="float" office:value="5"/>
          <table:table-cell table:number-columns-repeated="16380"/>
        </table:table-row>
        <table:table-row>
          <table:table-cell office:value-type="float" office:value="174"/>
          <table:table-cell office:value-type="string" office:string-value="Shire"/>
          <table:table-cell office:value-type="string" office:string-value="Group_107"/>
          <table:table-cell office:value-type="float" office:value="3"/>
          <table:table-cell table:number-columns-repeated="16380"/>
        </table:table-row>
        <table:table-row>
          <table:table-cell office:value-type="float" office:value="176"/>
          <table:table-cell office:value-type="string" office:string-value="Shire"/>
          <table:table-cell office:value-type="string" office:string-value="PK0002125"/>
          <table:table-cell office:value-type="float" office:value="3"/>
          <table:table-cell table:number-columns-repeated="16380"/>
        </table:table-row>
        <table:table-row>
          <table:table-cell office:value-type="float" office:value="178"/>
          <table:table-cell office:value-type="string" office:string-value="Wales"/>
          <table:table-cell office:value-type="string" office:string-value="PG0007243"/>
          <table:table-cell office:value-type="float" office:value="5"/>
          <table:table-cell table:number-columns-repeated="16380"/>
        </table:table-row>
        <table:table-row>
          <table:table-cell office:value-type="float" office:value="179"/>
          <table:table-cell office:value-type="string" office:string-value="Wales"/>
          <table:table-cell office:value-type="string" office:string-value="PG0004902"/>
          <table:table-cell office:value-type="float" office:value="5"/>
          <table:table-cell table:number-columns-repeated="16380"/>
        </table:table-row>
        <table:table-row>
          <table:table-cell office:value-type="float" office:value="180"/>
          <table:table-cell office:value-type="string" office:string-value="Wales"/>
          <table:table-cell office:value-type="string" office:string-value="PG0005878"/>
          <table:table-cell office:value-type="float" office:value="5"/>
          <table:table-cell table:number-columns-repeated="16380"/>
        </table:table-row>
        <table:table-row>
          <table:table-cell office:value-type="float" office:value="181"/>
          <table:table-cell office:value-type="string" office:string-value="Shire"/>
          <table:table-cell office:value-type="string" office:string-value="PH0005939"/>
          <table:table-cell office:value-type="float" office:value="3"/>
          <table:table-cell table:number-columns-repeated="16380"/>
        </table:table-row>
        <table:table-row>
          <table:table-cell office:value-type="float" office:value="182"/>
          <table:table-cell office:value-type="string" office:string-value="PTE"/>
          <table:table-cell office:value-type="string" office:string-value="PB0001423"/>
          <table:table-cell office:value-type="float" office:value="2"/>
          <table:table-cell table:number-columns-repeated="16380"/>
        </table:table-row>
        <table:table-row>
          <table:table-cell office:value-type="float" office:value="183"/>
          <table:table-cell office:value-type="string" office:string-value="Scotland"/>
          <table:table-cell office:value-type="string" office:string-value="Group_159"/>
          <table:table-cell office:value-type="float" office:value="4"/>
          <table:table-cell table:number-columns-repeated="16380"/>
        </table:table-row>
        <table:table-row table:number-rows-repeated="1048476">
          <table:table-cell table:number-columns-repeated="16380"/>
        </table:table-row>
      </table:table>
      <table:table table:name="'file://fs4/TS_GroupsI$/COMC/11_Buses/01_Data/c_Fares/11-10%20Revisions/indices%20calc.xls'#revenue" table:style-name="ta2">
        <table:table-source xlink:href="file://fs4/TS_GroupsI$/COMC/11_Buses/01_Data/c_Fares/11-10%20Revisions/indices%20calc.xls" table:table-name="revenue" table:mode="copy-results-only"/>
        <table:table-column/>
        <table:table-row>
          <table:table-cell office:value-type="string" office:string-value="year_opid"/>
          <table:table-cell office:value-type="string" office:string-value="year"/>
          <table:table-cell office:value-type="string" office:string-value="OpID"/>
          <table:table-cell office:value-type="string" office:string-value="rev"/>
          <table:table-cell office:value-type="string" office:string-value="mainarea"/>
          <table:table-cell table:number-columns-repeated="16379"/>
        </table:table-row>
        <table:table-row>
          <table:table-cell office:value-type="float" office:value="1995001"/>
          <table:table-cell office:value-type="float" office:value="1995"/>
          <table:table-cell office:value-type="float" office:value="1"/>
          <table:table-cell office:value-type="float" office:value="320118"/>
          <table:table-cell office:value-type="float" office:value="1"/>
          <table:table-cell table:number-columns-repeated="16379"/>
        </table:table-row>
        <table:table-row>
          <table:table-cell office:value-type="float" office:value="1995002"/>
          <table:table-cell office:value-type="float" office:value="1995"/>
          <table:table-cell office:value-type="float" office:value="2"/>
          <table:table-cell office:value-type="float" office:value="50822"/>
          <table:table-cell office:value-type="float" office:value="4"/>
          <table:table-cell table:number-columns-repeated="16379"/>
        </table:table-row>
        <table:table-row>
          <table:table-cell office:value-type="float" office:value="1995003"/>
          <table:table-cell office:value-type="float" office:value="1995"/>
          <table:table-cell office:value-type="float" office:value="3"/>
          <table:table-cell office:value-type="float" office:value="46857"/>
          <table:table-cell office:value-type="float" office:value="2"/>
          <table:table-cell table:number-columns-repeated="16379"/>
        </table:table-row>
        <table:table-row>
          <table:table-cell office:value-type="float" office:value="1995004"/>
          <table:table-cell office:value-type="float" office:value="1995"/>
          <table:table-cell office:value-type="float" office:value="4"/>
          <table:table-cell office:value-type="float" office:value="31301"/>
          <table:table-cell office:value-type="float" office:value="0"/>
          <table:table-cell table:number-columns-repeated="16379"/>
        </table:table-row>
        <table:table-row>
          <table:table-cell office:value-type="float" office:value="1995005"/>
          <table:table-cell office:value-type="float" office:value="1995"/>
          <table:table-cell office:value-type="float" office:value="5"/>
          <table:table-cell office:value-type="float" office:value="39577"/>
          <table:table-cell office:value-type="float" office:value="2"/>
          <table:table-cell table:number-columns-repeated="16379"/>
        </table:table-row>
        <table:table-row>
          <table:table-cell office:value-type="float" office:value="1995006"/>
          <table:table-cell office:value-type="float" office:value="1995"/>
          <table:table-cell office:value-type="float" office:value="6"/>
          <table:table-cell office:value-type="float" office:value="28711"/>
          <table:table-cell office:value-type="float" office:value="2"/>
          <table:table-cell table:number-columns-repeated="16379"/>
        </table:table-row>
        <table:table-row>
          <table:table-cell office:value-type="float" office:value="1995007"/>
          <table:table-cell office:value-type="float" office:value="1995"/>
          <table:table-cell office:value-type="float" office:value="7"/>
          <table:table-cell office:value-type="float" office:value="98912"/>
          <table:table-cell office:value-type="float" office:value="2"/>
          <table:table-cell table:number-columns-repeated="16379"/>
        </table:table-row>
        <table:table-row>
          <table:table-cell office:value-type="float" office:value="1995008"/>
          <table:table-cell office:value-type="float" office:value="1995"/>
          <table:table-cell office:value-type="float" office:value="8"/>
          <table:table-cell office:value-type="float" office:value="55800"/>
          <table:table-cell office:value-type="float" office:value="2"/>
          <table:table-cell table:number-columns-repeated="16379"/>
        </table:table-row>
        <table:table-row>
          <table:table-cell office:value-type="float" office:value="1995009"/>
          <table:table-cell office:value-type="float" office:value="1995"/>
          <table:table-cell office:value-type="float" office:value="9"/>
          <table:table-cell office:value-type="float" office:value="12097"/>
          <table:table-cell office:value-type="float" office:value="4"/>
          <table:table-cell table:number-columns-repeated="16379"/>
        </table:table-row>
        <table:table-row>
          <table:table-cell office:value-type="float" office:value="1995010"/>
          <table:table-cell office:value-type="float" office:value="1995"/>
          <table:table-cell office:value-type="float" office:value="10"/>
          <table:table-cell office:value-type="float" office:value="36248"/>
          <table:table-cell office:value-type="float" office:value="4"/>
          <table:table-cell table:number-columns-repeated="16379"/>
        </table:table-row>
        <table:table-row>
          <table:table-cell office:value-type="float" office:value="1995011"/>
          <table:table-cell office:value-type="float" office:value="1995"/>
          <table:table-cell office:value-type="float" office:value="11"/>
          <table:table-cell office:value-type="float" office:value="8622"/>
          <table:table-cell office:value-type="float" office:value="4"/>
          <table:table-cell table:number-columns-repeated="16379"/>
        </table:table-row>
        <table:table-row>
          <table:table-cell office:value-type="float" office:value="1995012"/>
          <table:table-cell office:value-type="float" office:value="1995"/>
          <table:table-cell office:value-type="float" office:value="12"/>
          <table:table-cell office:value-type="float" office:value="13668"/>
          <table:table-cell office:value-type="float" office:value="5"/>
          <table:table-cell table:number-columns-repeated="16379"/>
        </table:table-row>
        <table:table-row>
          <table:table-cell office:value-type="float" office:value="1995013"/>
          <table:table-cell office:value-type="float" office:value="1995"/>
          <table:table-cell office:value-type="float" office:value="13"/>
          <table:table-cell office:value-type="float" office:value="4867"/>
          <table:table-cell office:value-type="float" office:value="5"/>
          <table:table-cell table:number-columns-repeated="16379"/>
        </table:table-row>
        <table:table-row>
          <table:table-cell office:value-type="float" office:value="1995014"/>
          <table:table-cell office:value-type="float" office:value="1995"/>
          <table:table-cell office:value-type="float" office:value="14"/>
          <table:table-cell office:value-type="float" office:value="1"/>
          <table:table-cell office:value-type="float" office:value="0"/>
          <table:table-cell table:number-columns-repeated="16379"/>
        </table:table-row>
        <table:table-row>
          <table:table-cell office:value-type="float" office:value="1995015"/>
          <table:table-cell office:value-type="float" office:value="1995"/>
          <table:table-cell office:value-type="float" office:value="15"/>
          <table:table-cell office:value-type="float" office:value="5934"/>
          <table:table-cell office:value-type="float" office:value="3"/>
          <table:table-cell table:number-columns-repeated="16379"/>
        </table:table-row>
        <table:table-row>
          <table:table-cell office:value-type="float" office:value="1995016"/>
          <table:table-cell office:value-type="float" office:value="1995"/>
          <table:table-cell office:value-type="float" office:value="16"/>
          <table:table-cell office:value-type="float" office:value="6300"/>
          <table:table-cell office:value-type="float" office:value="3"/>
          <table:table-cell table:number-columns-repeated="16379"/>
        </table:table-row>
        <table:table-row>
          <table:table-cell office:value-type="float" office:value="1995017"/>
          <table:table-cell office:value-type="float" office:value="1995"/>
          <table:table-cell office:value-type="float" office:value="17"/>
          <table:table-cell office:value-type="float" office:value="3468"/>
          <table:table-cell office:value-type="float" office:value="3"/>
          <table:table-cell table:number-columns-repeated="16379"/>
        </table:table-row>
        <table:table-row>
          <table:table-cell office:value-type="float" office:value="1995018"/>
          <table:table-cell office:value-type="float" office:value="1995"/>
          <table:table-cell office:value-type="float" office:value="18"/>
          <table:table-cell office:value-type="float" office:value="3908"/>
          <table:table-cell office:value-type="float" office:value="0"/>
          <table:table-cell table:number-columns-repeated="16379"/>
        </table:table-row>
        <table:table-row>
          <table:table-cell office:value-type="float" office:value="1995019"/>
          <table:table-cell office:value-type="float" office:value="1995"/>
          <table:table-cell office:value-type="float" office:value="19"/>
          <table:table-cell office:value-type="float" office:value="6734"/>
          <table:table-cell office:value-type="float" office:value="3"/>
          <table:table-cell table:number-columns-repeated="16379"/>
        </table:table-row>
        <table:table-row>
          <table:table-cell office:value-type="float" office:value="1995020"/>
          <table:table-cell office:value-type="float" office:value="1995"/>
          <table:table-cell office:value-type="float" office:value="20"/>
          <table:table-cell office:value-type="float" office:value="5720"/>
          <table:table-cell office:value-type="float" office:value="3"/>
          <table:table-cell table:number-columns-repeated="16379"/>
        </table:table-row>
        <table:table-row>
          <table:table-cell office:value-type="float" office:value="1995021"/>
          <table:table-cell office:value-type="float" office:value="1995"/>
          <table:table-cell office:value-type="float" office:value="21"/>
          <table:table-cell office:value-type="float" office:value="1"/>
          <table:table-cell office:value-type="float" office:value="2"/>
          <table:table-cell table:number-columns-repeated="16379"/>
        </table:table-row>
        <table:table-row>
          <table:table-cell office:value-type="float" office:value="1995022"/>
          <table:table-cell office:value-type="float" office:value="1995"/>
          <table:table-cell office:value-type="float" office:value="22"/>
          <table:table-cell office:value-type="float" office:value="6071"/>
          <table:table-cell office:value-type="float" office:value="0"/>
          <table:table-cell table:number-columns-repeated="16379"/>
        </table:table-row>
        <table:table-row>
          <table:table-cell office:value-type="float" office:value="1995023"/>
          <table:table-cell office:value-type="float" office:value="1995"/>
          <table:table-cell office:value-type="float" office:value="23"/>
          <table:table-cell office:value-type="float" office:value="9572"/>
          <table:table-cell office:value-type="float" office:value="3"/>
          <table:table-cell table:number-columns-repeated="16379"/>
        </table:table-row>
        <table:table-row>
          <table:table-cell office:value-type="float" office:value="1995024"/>
          <table:table-cell office:value-type="float" office:value="1995"/>
          <table:table-cell office:value-type="float" office:value="24"/>
          <table:table-cell office:value-type="float" office:value="20206"/>
          <table:table-cell office:value-type="float" office:value="3"/>
          <table:table-cell table:number-columns-repeated="16379"/>
        </table:table-row>
        <table:table-row>
          <table:table-cell office:value-type="float" office:value="1995025"/>
          <table:table-cell office:value-type="float" office:value="1995"/>
          <table:table-cell office:value-type="float" office:value="25"/>
          <table:table-cell office:value-type="float" office:value="6649"/>
          <table:table-cell office:value-type="float" office:value="3"/>
          <table:table-cell table:number-columns-repeated="16379"/>
        </table:table-row>
        <table:table-row>
          <table:table-cell office:value-type="float" office:value="1995026"/>
          <table:table-cell office:value-type="float" office:value="1995"/>
          <table:table-cell office:value-type="float" office:value="26"/>
          <table:table-cell office:value-type="float" office:value="1"/>
          <table:table-cell office:value-type="float" office:value="0"/>
          <table:table-cell table:number-columns-repeated="16379"/>
        </table:table-row>
        <table:table-row>
          <table:table-cell office:value-type="float" office:value="1995027"/>
          <table:table-cell office:value-type="float" office:value="1995"/>
          <table:table-cell office:value-type="float" office:value="27"/>
          <table:table-cell office:value-type="float" office:value="4928"/>
          <table:table-cell office:value-type="float" office:value="3"/>
          <table:table-cell table:number-columns-repeated="16379"/>
        </table:table-row>
        <table:table-row>
          <table:table-cell office:value-type="float" office:value="1995028"/>
          <table:table-cell office:value-type="float" office:value="1995"/>
          <table:table-cell office:value-type="float" office:value="28"/>
          <table:table-cell office:value-type="float" office:value="9796"/>
          <table:table-cell office:value-type="float" office:value="3"/>
          <table:table-cell table:number-columns-repeated="16379"/>
        </table:table-row>
        <table:table-row>
          <table:table-cell office:value-type="float" office:value="1995029"/>
          <table:table-cell office:value-type="float" office:value="1995"/>
          <table:table-cell office:value-type="float" office:value="29"/>
          <table:table-cell office:value-type="float" office:value="6747"/>
          <table:table-cell office:value-type="float" office:value="3"/>
          <table:table-cell table:number-columns-repeated="16379"/>
        </table:table-row>
        <table:table-row>
          <table:table-cell office:value-type="float" office:value="1995030"/>
          <table:table-cell office:value-type="float" office:value="1995"/>
          <table:table-cell office:value-type="float" office:value="30"/>
          <table:table-cell office:value-type="float" office:value="1"/>
          <table:table-cell office:value-type="float" office:value="3"/>
          <table:table-cell table:number-columns-repeated="16379"/>
        </table:table-row>
        <table:table-row>
          <table:table-cell office:value-type="float" office:value="1995031"/>
          <table:table-cell office:value-type="float" office:value="1995"/>
          <table:table-cell office:value-type="float" office:value="31"/>
          <table:table-cell office:value-type="float" office:value="10772"/>
          <table:table-cell office:value-type="float" office:value="3"/>
          <table:table-cell table:number-columns-repeated="16379"/>
        </table:table-row>
        <table:table-row>
          <table:table-cell office:value-type="float" office:value="1995032"/>
          <table:table-cell office:value-type="float" office:value="1995"/>
          <table:table-cell office:value-type="float" office:value="32"/>
          <table:table-cell office:value-type="float" office:value="20551"/>
          <table:table-cell office:value-type="float" office:value="3"/>
          <table:table-cell table:number-columns-repeated="16379"/>
        </table:table-row>
        <table:table-row>
          <table:table-cell office:value-type="float" office:value="1995033"/>
          <table:table-cell office:value-type="float" office:value="1995"/>
          <table:table-cell office:value-type="float" office:value="33"/>
          <table:table-cell office:value-type="float" office:value="8539"/>
          <table:table-cell office:value-type="float" office:value="3"/>
          <table:table-cell table:number-columns-repeated="16379"/>
        </table:table-row>
        <table:table-row>
          <table:table-cell office:value-type="float" office:value="1995034"/>
          <table:table-cell office:value-type="float" office:value="1995"/>
          <table:table-cell office:value-type="float" office:value="34"/>
          <table:table-cell office:value-type="float" office:value="1"/>
          <table:table-cell office:value-type="float" office:value="3"/>
          <table:table-cell table:number-columns-repeated="16379"/>
        </table:table-row>
        <table:table-row>
          <table:table-cell office:value-type="float" office:value="1995035"/>
          <table:table-cell office:value-type="float" office:value="1995"/>
          <table:table-cell office:value-type="float" office:value="35"/>
          <table:table-cell office:value-type="float" office:value="12439"/>
          <table:table-cell office:value-type="float" office:value="0"/>
          <table:table-cell table:number-columns-repeated="16379"/>
        </table:table-row>
        <table:table-row>
          <table:table-cell office:value-type="float" office:value="1995036"/>
          <table:table-cell office:value-type="float" office:value="1995"/>
          <table:table-cell office:value-type="float" office:value="36"/>
          <table:table-cell office:value-type="float" office:value="15458"/>
          <table:table-cell office:value-type="float" office:value="3"/>
          <table:table-cell table:number-columns-repeated="16379"/>
        </table:table-row>
        <table:table-row>
          <table:table-cell office:value-type="float" office:value="1995037"/>
          <table:table-cell office:value-type="float" office:value="1995"/>
          <table:table-cell office:value-type="float" office:value="37"/>
          <table:table-cell office:value-type="float" office:value="12582"/>
          <table:table-cell office:value-type="float" office:value="3"/>
          <table:table-cell table:number-columns-repeated="16379"/>
        </table:table-row>
        <table:table-row>
          <table:table-cell office:value-type="float" office:value="1995038"/>
          <table:table-cell office:value-type="float" office:value="1995"/>
          <table:table-cell office:value-type="float" office:value="38"/>
          <table:table-cell office:value-type="float" office:value="11910"/>
          <table:table-cell office:value-type="float" office:value="3"/>
          <table:table-cell table:number-columns-repeated="16379"/>
        </table:table-row>
        <table:table-row>
          <table:table-cell office:value-type="float" office:value="1995039"/>
          <table:table-cell office:value-type="float" office:value="1995"/>
          <table:table-cell office:value-type="float" office:value="39"/>
          <table:table-cell office:value-type="float" office:value="7821"/>
          <table:table-cell office:value-type="float" office:value="3"/>
          <table:table-cell table:number-columns-repeated="16379"/>
        </table:table-row>
        <table:table-row>
          <table:table-cell office:value-type="float" office:value="1995040"/>
          <table:table-cell office:value-type="float" office:value="1995"/>
          <table:table-cell office:value-type="float" office:value="40"/>
          <table:table-cell office:value-type="float" office:value="6101"/>
          <table:table-cell office:value-type="float" office:value="3"/>
          <table:table-cell table:number-columns-repeated="16379"/>
        </table:table-row>
        <table:table-row>
          <table:table-cell office:value-type="float" office:value="1995041"/>
          <table:table-cell office:value-type="float" office:value="1995"/>
          <table:table-cell office:value-type="float" office:value="41"/>
          <table:table-cell office:value-type="float" office:value="7122"/>
          <table:table-cell office:value-type="float" office:value="0"/>
          <table:table-cell table:number-columns-repeated="16379"/>
        </table:table-row>
        <table:table-row>
          <table:table-cell office:value-type="float" office:value="1995042"/>
          <table:table-cell office:value-type="float" office:value="1995"/>
          <table:table-cell office:value-type="float" office:value="42"/>
          <table:table-cell office:value-type="float" office:value="5472"/>
          <table:table-cell office:value-type="float" office:value="0"/>
          <table:table-cell table:number-columns-repeated="16379"/>
        </table:table-row>
        <table:table-row>
          <table:table-cell office:value-type="float" office:value="1995043"/>
          <table:table-cell office:value-type="float" office:value="1995"/>
          <table:table-cell office:value-type="float" office:value="43"/>
          <table:table-cell office:value-type="float" office:value="12332"/>
          <table:table-cell office:value-type="float" office:value="3"/>
          <table:table-cell table:number-columns-repeated="16379"/>
        </table:table-row>
        <table:table-row>
          <table:table-cell office:value-type="float" office:value="1995044"/>
          <table:table-cell office:value-type="float" office:value="1995"/>
          <table:table-cell office:value-type="float" office:value="44"/>
          <table:table-cell office:value-type="float" office:value="6434"/>
          <table:table-cell office:value-type="float" office:value="3"/>
          <table:table-cell table:number-columns-repeated="16379"/>
        </table:table-row>
        <table:table-row>
          <table:table-cell office:value-type="float" office:value="1995045"/>
          <table:table-cell office:value-type="float" office:value="1995"/>
          <table:table-cell office:value-type="float" office:value="45"/>
          <table:table-cell office:value-type="float" office:value="13430"/>
          <table:table-cell office:value-type="float" office:value="3"/>
          <table:table-cell table:number-columns-repeated="16379"/>
        </table:table-row>
        <table:table-row>
          <table:table-cell office:value-type="float" office:value="1995046"/>
          <table:table-cell office:value-type="float" office:value="1995"/>
          <table:table-cell office:value-type="float" office:value="46"/>
          <table:table-cell office:value-type="float" office:value="7977"/>
          <table:table-cell office:value-type="float" office:value="3"/>
          <table:table-cell table:number-columns-repeated="16379"/>
        </table:table-row>
        <table:table-row>
          <table:table-cell office:value-type="float" office:value="1995047"/>
          <table:table-cell office:value-type="float" office:value="1995"/>
          <table:table-cell office:value-type="float" office:value="47"/>
          <table:table-cell office:value-type="float" office:value="7301"/>
          <table:table-cell office:value-type="float" office:value="3"/>
          <table:table-cell table:number-columns-repeated="16379"/>
        </table:table-row>
        <table:table-row>
          <table:table-cell office:value-type="float" office:value="1995048"/>
          <table:table-cell office:value-type="float" office:value="1995"/>
          <table:table-cell office:value-type="float" office:value="48"/>
          <table:table-cell office:value-type="float" office:value="4892"/>
          <table:table-cell office:value-type="float" office:value="0"/>
          <table:table-cell table:number-columns-repeated="16379"/>
        </table:table-row>
        <table:table-row>
          <table:table-cell office:value-type="float" office:value="1995049"/>
          <table:table-cell office:value-type="float" office:value="1995"/>
          <table:table-cell office:value-type="float" office:value="49"/>
          <table:table-cell office:value-type="float" office:value="11778"/>
          <table:table-cell office:value-type="float" office:value="3"/>
          <table:table-cell table:number-columns-repeated="16379"/>
        </table:table-row>
        <table:table-row>
          <table:table-cell office:value-type="float" office:value="1995050"/>
          <table:table-cell office:value-type="float" office:value="1995"/>
          <table:table-cell office:value-type="float" office:value="50"/>
          <table:table-cell office:value-type="float" office:value="1"/>
          <table:table-cell office:value-type="float" office:value="0"/>
          <table:table-cell table:number-columns-repeated="16379"/>
        </table:table-row>
        <table:table-row>
          <table:table-cell office:value-type="float" office:value="1995051"/>
          <table:table-cell office:value-type="float" office:value="1995"/>
          <table:table-cell office:value-type="float" office:value="51"/>
          <table:table-cell office:value-type="float" office:value="10933"/>
          <table:table-cell office:value-type="float" office:value="5"/>
          <table:table-cell table:number-columns-repeated="16379"/>
        </table:table-row>
        <table:table-row>
          <table:table-cell office:value-type="float" office:value="1995052"/>
          <table:table-cell office:value-type="float" office:value="1995"/>
          <table:table-cell office:value-type="float" office:value="52"/>
          <table:table-cell office:value-type="float" office:value="1"/>
          <table:table-cell office:value-type="float" office:value="0"/>
          <table:table-cell table:number-columns-repeated="16379"/>
        </table:table-row>
        <table:table-row>
          <table:table-cell office:value-type="float" office:value="1995053"/>
          <table:table-cell office:value-type="float" office:value="1995"/>
          <table:table-cell office:value-type="float" office:value="53"/>
          <table:table-cell office:value-type="float" office:value="5121"/>
          <table:table-cell office:value-type="float" office:value="3"/>
          <table:table-cell table:number-columns-repeated="16379"/>
        </table:table-row>
        <table:table-row>
          <table:table-cell office:value-type="float" office:value="1995054"/>
          <table:table-cell office:value-type="float" office:value="1995"/>
          <table:table-cell office:value-type="float" office:value="54"/>
          <table:table-cell office:value-type="float" office:value="14653"/>
          <table:table-cell office:value-type="float" office:value="3"/>
          <table:table-cell table:number-columns-repeated="16379"/>
        </table:table-row>
        <table:table-row>
          <table:table-cell office:value-type="float" office:value="1995055"/>
          <table:table-cell office:value-type="float" office:value="1995"/>
          <table:table-cell office:value-type="float" office:value="55"/>
          <table:table-cell office:value-type="float" office:value="15861"/>
          <table:table-cell office:value-type="float" office:value="3"/>
          <table:table-cell table:number-columns-repeated="16379"/>
        </table:table-row>
        <table:table-row>
          <table:table-cell office:value-type="float" office:value="1995056"/>
          <table:table-cell office:value-type="float" office:value="1995"/>
          <table:table-cell office:value-type="float" office:value="56"/>
          <table:table-cell office:value-type="float" office:value="11300"/>
          <table:table-cell office:value-type="float" office:value="3"/>
          <table:table-cell table:number-columns-repeated="16379"/>
        </table:table-row>
        <table:table-row>
          <table:table-cell office:value-type="float" office:value="1995057"/>
          <table:table-cell office:value-type="float" office:value="1995"/>
          <table:table-cell office:value-type="float" office:value="57"/>
          <table:table-cell office:value-type="float" office:value="14376"/>
          <table:table-cell office:value-type="float" office:value="3"/>
          <table:table-cell table:number-columns-repeated="16379"/>
        </table:table-row>
        <table:table-row>
          <table:table-cell office:value-type="float" office:value="1995058"/>
          <table:table-cell office:value-type="float" office:value="1995"/>
          <table:table-cell office:value-type="float" office:value="58"/>
          <table:table-cell office:value-type="float" office:value="1"/>
          <table:table-cell office:value-type="float" office:value="3"/>
          <table:table-cell table:number-columns-repeated="16379"/>
        </table:table-row>
        <table:table-row>
          <table:table-cell office:value-type="float" office:value="1995059"/>
          <table:table-cell office:value-type="float" office:value="1995"/>
          <table:table-cell office:value-type="float" office:value="59"/>
          <table:table-cell office:value-type="float" office:value="1"/>
          <table:table-cell office:value-type="float" office:value="0"/>
          <table:table-cell table:number-columns-repeated="16379"/>
        </table:table-row>
        <table:table-row>
          <table:table-cell office:value-type="float" office:value="1995060"/>
          <table:table-cell office:value-type="float" office:value="1995"/>
          <table:table-cell office:value-type="float" office:value="60"/>
          <table:table-cell office:value-type="float" office:value="11683"/>
          <table:table-cell office:value-type="float" office:value="2"/>
          <table:table-cell table:number-columns-repeated="16379"/>
        </table:table-row>
        <table:table-row>
          <table:table-cell office:value-type="float" office:value="1995061"/>
          <table:table-cell office:value-type="float" office:value="1995"/>
          <table:table-cell office:value-type="float" office:value="61"/>
          <table:table-cell office:value-type="float" office:value="19388"/>
          <table:table-cell office:value-type="float" office:value="2"/>
          <table:table-cell table:number-columns-repeated="16379"/>
        </table:table-row>
        <table:table-row>
          <table:table-cell office:value-type="float" office:value="1995062"/>
          <table:table-cell office:value-type="float" office:value="1995"/>
          <table:table-cell office:value-type="float" office:value="62"/>
          <table:table-cell office:value-type="float" office:value="9908"/>
          <table:table-cell office:value-type="float" office:value="3"/>
          <table:table-cell table:number-columns-repeated="16379"/>
        </table:table-row>
        <table:table-row>
          <table:table-cell office:value-type="float" office:value="1995063"/>
          <table:table-cell office:value-type="float" office:value="1995"/>
          <table:table-cell office:value-type="float" office:value="63"/>
          <table:table-cell office:value-type="float" office:value="5602"/>
          <table:table-cell office:value-type="float" office:value="0"/>
          <table:table-cell table:number-columns-repeated="16379"/>
        </table:table-row>
        <table:table-row>
          <table:table-cell office:value-type="float" office:value="1995064"/>
          <table:table-cell office:value-type="float" office:value="1995"/>
          <table:table-cell office:value-type="float" office:value="64"/>
          <table:table-cell office:value-type="float" office:value="8091"/>
          <table:table-cell office:value-type="float" office:value="3"/>
          <table:table-cell table:number-columns-repeated="16379"/>
        </table:table-row>
        <table:table-row>
          <table:table-cell office:value-type="float" office:value="1995065"/>
          <table:table-cell office:value-type="float" office:value="1995"/>
          <table:table-cell office:value-type="float" office:value="65"/>
          <table:table-cell office:value-type="float" office:value="1"/>
          <table:table-cell office:value-type="float" office:value="0"/>
          <table:table-cell table:number-columns-repeated="16379"/>
        </table:table-row>
        <table:table-row>
          <table:table-cell office:value-type="float" office:value="1995066"/>
          <table:table-cell office:value-type="float" office:value="1995"/>
          <table:table-cell office:value-type="float" office:value="66"/>
          <table:table-cell office:value-type="float" office:value="24545"/>
          <table:table-cell office:value-type="float" office:value="3"/>
          <table:table-cell table:number-columns-repeated="16379"/>
        </table:table-row>
        <table:table-row>
          <table:table-cell office:value-type="float" office:value="1995067"/>
          <table:table-cell office:value-type="float" office:value="1995"/>
          <table:table-cell office:value-type="float" office:value="67"/>
          <table:table-cell office:value-type="float" office:value="12231"/>
          <table:table-cell office:value-type="float" office:value="3"/>
          <table:table-cell table:number-columns-repeated="16379"/>
        </table:table-row>
        <table:table-row>
          <table:table-cell office:value-type="float" office:value="1995068"/>
          <table:table-cell office:value-type="float" office:value="1995"/>
          <table:table-cell office:value-type="float" office:value="68"/>
          <table:table-cell office:value-type="float" office:value="8467"/>
          <table:table-cell office:value-type="float" office:value="3"/>
          <table:table-cell table:number-columns-repeated="16379"/>
        </table:table-row>
        <table:table-row>
          <table:table-cell office:value-type="float" office:value="1995069"/>
          <table:table-cell office:value-type="float" office:value="1995"/>
          <table:table-cell office:value-type="float" office:value="69"/>
          <table:table-cell office:value-type="float" office:value="1"/>
          <table:table-cell office:value-type="float" office:value="0"/>
          <table:table-cell table:number-columns-repeated="16379"/>
        </table:table-row>
        <table:table-row>
          <table:table-cell office:value-type="float" office:value="1995070"/>
          <table:table-cell office:value-type="float" office:value="1995"/>
          <table:table-cell office:value-type="float" office:value="70"/>
          <table:table-cell office:value-type="float" office:value="14881"/>
          <table:table-cell office:value-type="float" office:value="0"/>
          <table:table-cell table:number-columns-repeated="16379"/>
        </table:table-row>
        <table:table-row>
          <table:table-cell office:value-type="float" office:value="1995071"/>
          <table:table-cell office:value-type="float" office:value="1995"/>
          <table:table-cell office:value-type="float" office:value="71"/>
          <table:table-cell office:value-type="float" office:value="6306"/>
          <table:table-cell office:value-type="float" office:value="3"/>
          <table:table-cell table:number-columns-repeated="16379"/>
        </table:table-row>
        <table:table-row>
          <table:table-cell office:value-type="float" office:value="1995072"/>
          <table:table-cell office:value-type="float" office:value="1995"/>
          <table:table-cell office:value-type="float" office:value="72"/>
          <table:table-cell office:value-type="float" office:value="5992"/>
          <table:table-cell office:value-type="float" office:value="0"/>
          <table:table-cell table:number-columns-repeated="16379"/>
        </table:table-row>
        <table:table-row>
          <table:table-cell office:value-type="float" office:value="1995073"/>
          <table:table-cell office:value-type="float" office:value="1995"/>
          <table:table-cell office:value-type="float" office:value="73"/>
          <table:table-cell office:value-type="float" office:value="19110"/>
          <table:table-cell office:value-type="float" office:value="3"/>
          <table:table-cell table:number-columns-repeated="16379"/>
        </table:table-row>
        <table:table-row>
          <table:table-cell office:value-type="float" office:value="1995074"/>
          <table:table-cell office:value-type="float" office:value="1995"/>
          <table:table-cell office:value-type="float" office:value="74"/>
          <table:table-cell office:value-type="float" office:value="3359"/>
          <table:table-cell office:value-type="float" office:value="3"/>
          <table:table-cell table:number-columns-repeated="16379"/>
        </table:table-row>
        <table:table-row>
          <table:table-cell office:value-type="float" office:value="1995075"/>
          <table:table-cell office:value-type="float" office:value="1995"/>
          <table:table-cell office:value-type="float" office:value="75"/>
          <table:table-cell office:value-type="float" office:value="17347"/>
          <table:table-cell office:value-type="float" office:value="0"/>
          <table:table-cell table:number-columns-repeated="16379"/>
        </table:table-row>
        <table:table-row>
          <table:table-cell office:value-type="float" office:value="1995076"/>
          <table:table-cell office:value-type="float" office:value="1995"/>
          <table:table-cell office:value-type="float" office:value="76"/>
          <table:table-cell office:value-type="float" office:value="5470"/>
          <table:table-cell office:value-type="float" office:value="3"/>
          <table:table-cell table:number-columns-repeated="16379"/>
        </table:table-row>
        <table:table-row>
          <table:table-cell office:value-type="float" office:value="1995077"/>
          <table:table-cell office:value-type="float" office:value="1995"/>
          <table:table-cell office:value-type="float" office:value="77"/>
          <table:table-cell office:value-type="float" office:value="0"/>
          <table:table-cell office:value-type="float" office:value="0"/>
          <table:table-cell table:number-columns-repeated="16379"/>
        </table:table-row>
        <table:table-row>
          <table:table-cell office:value-type="float" office:value="1995078"/>
          <table:table-cell office:value-type="float" office:value="1995"/>
          <table:table-cell office:value-type="float" office:value="78"/>
          <table:table-cell office:value-type="float" office:value="0"/>
          <table:table-cell office:value-type="float" office:value="0"/>
          <table:table-cell table:number-columns-repeated="16379"/>
        </table:table-row>
        <table:table-row>
          <table:table-cell office:value-type="float" office:value="1995079"/>
          <table:table-cell office:value-type="float" office:value="1995"/>
          <table:table-cell office:value-type="float" office:value="79"/>
          <table:table-cell office:value-type="float" office:value="10434"/>
          <table:table-cell office:value-type="float" office:value="0"/>
          <table:table-cell table:number-columns-repeated="16379"/>
        </table:table-row>
        <table:table-row>
          <table:table-cell office:value-type="float" office:value="1995080"/>
          <table:table-cell office:value-type="float" office:value="1995"/>
          <table:table-cell office:value-type="float" office:value="80"/>
          <table:table-cell office:value-type="float" office:value="0"/>
          <table:table-cell office:value-type="float" office:value="0"/>
          <table:table-cell table:number-columns-repeated="16379"/>
        </table:table-row>
        <table:table-row>
          <table:table-cell office:value-type="float" office:value="1995081"/>
          <table:table-cell office:value-type="float" office:value="1995"/>
          <table:table-cell office:value-type="float" office:value="81"/>
          <table:table-cell office:value-type="float" office:value="0"/>
          <table:table-cell office:value-type="float" office:value="0"/>
          <table:table-cell table:number-columns-repeated="16379"/>
        </table:table-row>
        <table:table-row>
          <table:table-cell office:value-type="float" office:value="1995082"/>
          <table:table-cell office:value-type="float" office:value="1995"/>
          <table:table-cell office:value-type="float" office:value="82"/>
          <table:table-cell office:value-type="float" office:value="0"/>
          <table:table-cell office:value-type="float" office:value="0"/>
          <table:table-cell table:number-columns-repeated="16379"/>
        </table:table-row>
        <table:table-row>
          <table:table-cell office:value-type="float" office:value="1995083"/>
          <table:table-cell office:value-type="float" office:value="1995"/>
          <table:table-cell office:value-type="float" office:value="83"/>
          <table:table-cell office:value-type="float" office:value="0"/>
          <table:table-cell office:value-type="float" office:value="0"/>
          <table:table-cell table:number-columns-repeated="16379"/>
        </table:table-row>
        <table:table-row>
          <table:table-cell office:value-type="float" office:value="1995084"/>
          <table:table-cell office:value-type="float" office:value="1995"/>
          <table:table-cell office:value-type="float" office:value="84"/>
          <table:table-cell office:value-type="float" office:value="0"/>
          <table:table-cell office:value-type="float" office:value="0"/>
          <table:table-cell table:number-columns-repeated="16379"/>
        </table:table-row>
        <table:table-row>
          <table:table-cell office:value-type="float" office:value="1995085"/>
          <table:table-cell office:value-type="float" office:value="1995"/>
          <table:table-cell office:value-type="float" office:value="85"/>
          <table:table-cell office:value-type="float" office:value="0"/>
          <table:table-cell office:value-type="float" office:value="0"/>
          <table:table-cell table:number-columns-repeated="16379"/>
        </table:table-row>
        <table:table-row>
          <table:table-cell office:value-type="float" office:value="1995086"/>
          <table:table-cell office:value-type="float" office:value="1995"/>
          <table:table-cell office:value-type="float" office:value="86"/>
          <table:table-cell office:value-type="float" office:value="0"/>
          <table:table-cell office:value-type="float" office:value="0"/>
          <table:table-cell table:number-columns-repeated="16379"/>
        </table:table-row>
        <table:table-row>
          <table:table-cell office:value-type="float" office:value="1995087"/>
          <table:table-cell office:value-type="float" office:value="1995"/>
          <table:table-cell office:value-type="float" office:value="87"/>
          <table:table-cell office:value-type="float" office:value="0"/>
          <table:table-cell office:value-type="float" office:value="0"/>
          <table:table-cell table:number-columns-repeated="16379"/>
        </table:table-row>
        <table:table-row>
          <table:table-cell office:value-type="float" office:value="1995088"/>
          <table:table-cell office:value-type="float" office:value="1995"/>
          <table:table-cell office:value-type="float" office:value="88"/>
          <table:table-cell office:value-type="float" office:value="0"/>
          <table:table-cell office:value-type="float" office:value="0"/>
          <table:table-cell table:number-columns-repeated="16379"/>
        </table:table-row>
        <table:table-row>
          <table:table-cell office:value-type="float" office:value="1995089"/>
          <table:table-cell office:value-type="float" office:value="1995"/>
          <table:table-cell office:value-type="float" office:value="89"/>
          <table:table-cell office:value-type="float" office:value="0"/>
          <table:table-cell office:value-type="float" office:value="0"/>
          <table:table-cell table:number-columns-repeated="16379"/>
        </table:table-row>
        <table:table-row>
          <table:table-cell office:value-type="float" office:value="1995090"/>
          <table:table-cell office:value-type="float" office:value="1995"/>
          <table:table-cell office:value-type="float" office:value="90"/>
          <table:table-cell office:value-type="float" office:value="0"/>
          <table:table-cell office:value-type="float" office:value="0"/>
          <table:table-cell table:number-columns-repeated="16379"/>
        </table:table-row>
        <table:table-row>
          <table:table-cell office:value-type="float" office:value="1995091"/>
          <table:table-cell office:value-type="float" office:value="1995"/>
          <table:table-cell office:value-type="float" office:value="91"/>
          <table:table-cell office:value-type="float" office:value="0"/>
          <table:table-cell office:value-type="float" office:value="0"/>
          <table:table-cell table:number-columns-repeated="16379"/>
        </table:table-row>
        <table:table-row>
          <table:table-cell office:value-type="float" office:value="1995092"/>
          <table:table-cell office:value-type="float" office:value="1995"/>
          <table:table-cell office:value-type="float" office:value="92"/>
          <table:table-cell office:value-type="float" office:value="0"/>
          <table:table-cell office:value-type="float" office:value="0"/>
          <table:table-cell table:number-columns-repeated="16379"/>
        </table:table-row>
        <table:table-row>
          <table:table-cell office:value-type="float" office:value="1995093"/>
          <table:table-cell office:value-type="float" office:value="1995"/>
          <table:table-cell office:value-type="float" office:value="93"/>
          <table:table-cell office:value-type="float" office:value="0"/>
          <table:table-cell office:value-type="float" office:value="0"/>
          <table:table-cell table:number-columns-repeated="16379"/>
        </table:table-row>
        <table:table-row>
          <table:table-cell office:value-type="float" office:value="1995094"/>
          <table:table-cell office:value-type="float" office:value="1995"/>
          <table:table-cell office:value-type="float" office:value="94"/>
          <table:table-cell office:value-type="float" office:value="0"/>
          <table:table-cell office:value-type="float" office:value="0"/>
          <table:table-cell table:number-columns-repeated="16379"/>
        </table:table-row>
        <table:table-row>
          <table:table-cell office:value-type="float" office:value="1995095"/>
          <table:table-cell office:value-type="float" office:value="1995"/>
          <table:table-cell office:value-type="float" office:value="95"/>
          <table:table-cell office:value-type="float" office:value="4204"/>
          <table:table-cell office:value-type="float" office:value="3"/>
          <table:table-cell table:number-columns-repeated="16379"/>
        </table:table-row>
        <table:table-row>
          <table:table-cell office:value-type="float" office:value="1995096"/>
          <table:table-cell office:value-type="float" office:value="1995"/>
          <table:table-cell office:value-type="float" office:value="96"/>
          <table:table-cell office:value-type="float" office:value="4288"/>
          <table:table-cell office:value-type="float" office:value="3"/>
          <table:table-cell table:number-columns-repeated="16379"/>
        </table:table-row>
        <table:table-row>
          <table:table-cell office:value-type="float" office:value="1995097"/>
          <table:table-cell office:value-type="float" office:value="1995"/>
          <table:table-cell office:value-type="float" office:value="97"/>
          <table:table-cell office:value-type="float" office:value="8190"/>
          <table:table-cell office:value-type="float" office:value="3"/>
          <table:table-cell table:number-columns-repeated="16379"/>
        </table:table-row>
        <table:table-row>
          <table:table-cell office:value-type="float" office:value="1995098"/>
          <table:table-cell office:value-type="float" office:value="1995"/>
          <table:table-cell office:value-type="float" office:value="98"/>
          <table:table-cell office:value-type="float" office:value="0"/>
          <table:table-cell office:value-type="float" office:value="5"/>
          <table:table-cell table:number-columns-repeated="16379"/>
        </table:table-row>
        <table:table-row>
          <table:table-cell office:value-type="float" office:value="1995099"/>
          <table:table-cell office:value-type="float" office:value="1995"/>
          <table:table-cell office:value-type="float" office:value="99"/>
          <table:table-cell office:value-type="float" office:value="6225"/>
          <table:table-cell office:value-type="float" office:value="3"/>
          <table:table-cell table:number-columns-repeated="16379"/>
        </table:table-row>
        <table:table-row>
          <table:table-cell office:value-type="float" office:value="1995100"/>
          <table:table-cell office:value-type="float" office:value="1995"/>
          <table:table-cell office:value-type="float" office:value="100"/>
          <table:table-cell office:value-type="float" office:value="9627"/>
          <table:table-cell office:value-type="float" office:value="3"/>
          <table:table-cell table:number-columns-repeated="16379"/>
        </table:table-row>
        <table:table-row>
          <table:table-cell office:value-type="float" office:value="1995101"/>
          <table:table-cell office:value-type="float" office:value="1995"/>
          <table:table-cell office:value-type="float" office:value="101"/>
          <table:table-cell office:value-type="float" office:value="10880"/>
          <table:table-cell office:value-type="float" office:value="4"/>
          <table:table-cell table:number-columns-repeated="16379"/>
        </table:table-row>
        <table:table-row>
          <table:table-cell office:value-type="float" office:value="1995102"/>
          <table:table-cell office:value-type="float" office:value="1995"/>
          <table:table-cell office:value-type="float" office:value="102"/>
          <table:table-cell office:value-type="float" office:value="0"/>
          <table:table-cell office:value-type="float" office:value="0"/>
          <table:table-cell table:number-columns-repeated="16379"/>
        </table:table-row>
        <table:table-row>
          <table:table-cell office:value-type="float" office:value="1995103"/>
          <table:table-cell office:value-type="float" office:value="1995"/>
          <table:table-cell office:value-type="float" office:value="103"/>
          <table:table-cell office:value-type="float" office:value="15384"/>
          <table:table-cell office:value-type="float" office:value="0"/>
          <table:table-cell table:number-columns-repeated="16379"/>
        </table:table-row>
        <table:table-row>
          <table:table-cell office:value-type="float" office:value="1995104"/>
          <table:table-cell office:value-type="float" office:value="1995"/>
          <table:table-cell office:value-type="float" office:value="104"/>
          <table:table-cell office:value-type="float" office:value="10755"/>
          <table:table-cell office:value-type="float" office:value="4"/>
          <table:table-cell table:number-columns-repeated="16379"/>
        </table:table-row>
        <table:table-row>
          <table:table-cell office:value-type="float" office:value="1995105"/>
          <table:table-cell office:value-type="float" office:value="1995"/>
          <table:table-cell office:value-type="float" office:value="105"/>
          <table:table-cell office:value-type="float" office:value="2562"/>
          <table:table-cell office:value-type="float" office:value="4"/>
          <table:table-cell table:number-columns-repeated="16379"/>
        </table:table-row>
        <table:table-row>
          <table:table-cell office:value-type="float" office:value="1995106"/>
          <table:table-cell office:value-type="float" office:value="1995"/>
          <table:table-cell office:value-type="float" office:value="106"/>
          <table:table-cell office:value-type="float" office:value="13208"/>
          <table:table-cell office:value-type="float" office:value="4"/>
          <table:table-cell table:number-columns-repeated="16379"/>
        </table:table-row>
        <table:table-row>
          <table:table-cell office:value-type="float" office:value="1995107"/>
          <table:table-cell office:value-type="float" office:value="1995"/>
          <table:table-cell office:value-type="float" office:value="107"/>
          <table:table-cell office:value-type="float" office:value="10895"/>
          <table:table-cell office:value-type="float" office:value="4"/>
          <table:table-cell table:number-columns-repeated="16379"/>
        </table:table-row>
        <table:table-row>
          <table:table-cell office:value-type="float" office:value="1995108"/>
          <table:table-cell office:value-type="float" office:value="1995"/>
          <table:table-cell office:value-type="float" office:value="108"/>
          <table:table-cell office:value-type="float" office:value="11338"/>
          <table:table-cell office:value-type="float" office:value="4"/>
          <table:table-cell table:number-columns-repeated="16379"/>
        </table:table-row>
        <table:table-row>
          <table:table-cell office:value-type="float" office:value="1995109"/>
          <table:table-cell office:value-type="float" office:value="1995"/>
          <table:table-cell office:value-type="float" office:value="109"/>
          <table:table-cell office:value-type="float" office:value="23612"/>
          <table:table-cell office:value-type="float" office:value="4"/>
          <table:table-cell table:number-columns-repeated="16379"/>
        </table:table-row>
        <table:table-row>
          <table:table-cell office:value-type="float" office:value="1995110"/>
          <table:table-cell office:value-type="float" office:value="1995"/>
          <table:table-cell office:value-type="float" office:value="110"/>
          <table:table-cell office:value-type="float" office:value="3602"/>
          <table:table-cell office:value-type="float" office:value="4"/>
          <table:table-cell table:number-columns-repeated="16379"/>
        </table:table-row>
        <table:table-row>
          <table:table-cell office:value-type="float" office:value="1995111"/>
          <table:table-cell office:value-type="float" office:value="1995"/>
          <table:table-cell office:value-type="float" office:value="111"/>
          <table:table-cell office:value-type="float" office:value="4306"/>
          <table:table-cell office:value-type="float" office:value="0"/>
          <table:table-cell table:number-columns-repeated="16379"/>
        </table:table-row>
        <table:table-row>
          <table:table-cell office:value-type="float" office:value="1995115"/>
          <table:table-cell office:value-type="float" office:value="1995"/>
          <table:table-cell office:value-type="float" office:value="115"/>
          <table:table-cell office:value-type="float" office:value="0"/>
          <table:table-cell office:value-type="float" office:value="0"/>
          <table:table-cell table:number-columns-repeated="16379"/>
        </table:table-row>
        <table:table-row>
          <table:table-cell office:value-type="float" office:value="1995116"/>
          <table:table-cell office:value-type="float" office:value="1995"/>
          <table:table-cell office:value-type="float" office:value="116"/>
          <table:table-cell office:value-type="float" office:value="0"/>
          <table:table-cell office:value-type="float" office:value="0"/>
          <table:table-cell table:number-columns-repeated="16379"/>
        </table:table-row>
        <table:table-row>
          <table:table-cell office:value-type="float" office:value="1995117"/>
          <table:table-cell office:value-type="float" office:value="1995"/>
          <table:table-cell office:value-type="float" office:value="117"/>
          <table:table-cell office:value-type="float" office:value="4069"/>
          <table:table-cell office:value-type="float" office:value="0"/>
          <table:table-cell table:number-columns-repeated="16379"/>
        </table:table-row>
        <table:table-row>
          <table:table-cell office:value-type="float" office:value="1995118"/>
          <table:table-cell office:value-type="float" office:value="1995"/>
          <table:table-cell office:value-type="float" office:value="118"/>
          <table:table-cell office:value-type="float" office:value="5600"/>
          <table:table-cell office:value-type="float" office:value="3"/>
          <table:table-cell table:number-columns-repeated="16379"/>
        </table:table-row>
        <table:table-row>
          <table:table-cell office:value-type="float" office:value="1995119"/>
          <table:table-cell office:value-type="float" office:value="1995"/>
          <table:table-cell office:value-type="float" office:value="119"/>
          <table:table-cell office:value-type="float" office:value="3201"/>
          <table:table-cell office:value-type="float" office:value="0"/>
          <table:table-cell table:number-columns-repeated="16379"/>
        </table:table-row>
        <table:table-row>
          <table:table-cell office:value-type="float" office:value="1995120"/>
          <table:table-cell office:value-type="float" office:value="1995"/>
          <table:table-cell office:value-type="float" office:value="120"/>
          <table:table-cell office:value-type="float" office:value="1"/>
          <table:table-cell office:value-type="float" office:value="0"/>
          <table:table-cell table:number-columns-repeated="16379"/>
        </table:table-row>
        <table:table-row>
          <table:table-cell office:value-type="float" office:value="1995121"/>
          <table:table-cell office:value-type="float" office:value="1995"/>
          <table:table-cell office:value-type="float" office:value="121"/>
          <table:table-cell office:value-type="float" office:value="1"/>
          <table:table-cell office:value-type="float" office:value="0"/>
          <table:table-cell table:number-columns-repeated="16379"/>
        </table:table-row>
        <table:table-row>
          <table:table-cell office:value-type="float" office:value="1995122"/>
          <table:table-cell office:value-type="float" office:value="1995"/>
          <table:table-cell office:value-type="float" office:value="122"/>
          <table:table-cell office:value-type="float" office:value="1"/>
          <table:table-cell office:value-type="float" office:value="0"/>
          <table:table-cell table:number-columns-repeated="16379"/>
        </table:table-row>
        <table:table-row>
          <table:table-cell office:value-type="float" office:value="1995123"/>
          <table:table-cell office:value-type="float" office:value="1995"/>
          <table:table-cell office:value-type="float" office:value="123"/>
          <table:table-cell office:value-type="float" office:value="4686"/>
          <table:table-cell office:value-type="float" office:value="0"/>
          <table:table-cell table:number-columns-repeated="16379"/>
        </table:table-row>
        <table:table-row>
          <table:table-cell office:value-type="float" office:value="1995124"/>
          <table:table-cell office:value-type="float" office:value="1995"/>
          <table:table-cell office:value-type="float" office:value="124"/>
          <table:table-cell office:value-type="float" office:value="1"/>
          <table:table-cell office:value-type="float" office:value="3"/>
          <table:table-cell table:number-columns-repeated="16379"/>
        </table:table-row>
        <table:table-row>
          <table:table-cell office:value-type="float" office:value="1995125"/>
          <table:table-cell office:value-type="float" office:value="1995"/>
          <table:table-cell office:value-type="float" office:value="125"/>
          <table:table-cell office:value-type="float" office:value="1"/>
          <table:table-cell office:value-type="float" office:value="0"/>
          <table:table-cell table:number-columns-repeated="16379"/>
        </table:table-row>
        <table:table-row>
          <table:table-cell office:value-type="float" office:value="1995126"/>
          <table:table-cell office:value-type="float" office:value="1995"/>
          <table:table-cell office:value-type="float" office:value="126"/>
          <table:table-cell office:value-type="float" office:value="1"/>
          <table:table-cell office:value-type="float" office:value="0"/>
          <table:table-cell table:number-columns-repeated="16379"/>
        </table:table-row>
        <table:table-row>
          <table:table-cell office:value-type="float" office:value="1995127"/>
          <table:table-cell office:value-type="float" office:value="1995"/>
          <table:table-cell office:value-type="float" office:value="127"/>
          <table:table-cell office:value-type="float" office:value="4078"/>
          <table:table-cell office:value-type="float" office:value="3"/>
          <table:table-cell table:number-columns-repeated="16379"/>
        </table:table-row>
        <table:table-row>
          <table:table-cell office:value-type="float" office:value="1995128"/>
          <table:table-cell office:value-type="float" office:value="1995"/>
          <table:table-cell office:value-type="float" office:value="128"/>
          <table:table-cell office:value-type="float" office:value="3989"/>
          <table:table-cell office:value-type="float" office:value="0"/>
          <table:table-cell table:number-columns-repeated="16379"/>
        </table:table-row>
        <table:table-row>
          <table:table-cell office:value-type="float" office:value="1995129"/>
          <table:table-cell office:value-type="float" office:value="1995"/>
          <table:table-cell office:value-type="float" office:value="129"/>
          <table:table-cell office:value-type="float" office:value="1"/>
          <table:table-cell office:value-type="float" office:value="0"/>
          <table:table-cell table:number-columns-repeated="16379"/>
        </table:table-row>
        <table:table-row>
          <table:table-cell office:value-type="float" office:value="1995130"/>
          <table:table-cell office:value-type="float" office:value="1995"/>
          <table:table-cell office:value-type="float" office:value="130"/>
          <table:table-cell office:value-type="float" office:value="1"/>
          <table:table-cell office:value-type="float" office:value="0"/>
          <table:table-cell table:number-columns-repeated="16379"/>
        </table:table-row>
        <table:table-row>
          <table:table-cell office:value-type="float" office:value="1995131"/>
          <table:table-cell office:value-type="float" office:value="1995"/>
          <table:table-cell office:value-type="float" office:value="131"/>
          <table:table-cell office:value-type="float" office:value="0"/>
          <table:table-cell office:value-type="float" office:value="0"/>
          <table:table-cell table:number-columns-repeated="16379"/>
        </table:table-row>
        <table:table-row>
          <table:table-cell office:value-type="float" office:value="1995132"/>
          <table:table-cell office:value-type="float" office:value="1995"/>
          <table:table-cell office:value-type="float" office:value="132"/>
          <table:table-cell office:value-type="float" office:value="0"/>
          <table:table-cell office:value-type="float" office:value="0"/>
          <table:table-cell table:number-columns-repeated="16379"/>
        </table:table-row>
        <table:table-row>
          <table:table-cell office:value-type="float" office:value="1995133"/>
          <table:table-cell office:value-type="float" office:value="1995"/>
          <table:table-cell office:value-type="float" office:value="133"/>
          <table:table-cell office:value-type="float" office:value="0"/>
          <table:table-cell office:value-type="float" office:value="0"/>
          <table:table-cell table:number-columns-repeated="16379"/>
        </table:table-row>
        <table:table-row>
          <table:table-cell office:value-type="float" office:value="1995134"/>
          <table:table-cell office:value-type="float" office:value="1995"/>
          <table:table-cell office:value-type="float" office:value="134"/>
          <table:table-cell office:value-type="float" office:value="0"/>
          <table:table-cell office:value-type="float" office:value="0"/>
          <table:table-cell table:number-columns-repeated="16379"/>
        </table:table-row>
        <table:table-row>
          <table:table-cell office:value-type="float" office:value="1995135"/>
          <table:table-cell office:value-type="float" office:value="1995"/>
          <table:table-cell office:value-type="float" office:value="135"/>
          <table:table-cell office:value-type="float" office:value="0"/>
          <table:table-cell office:value-type="float" office:value="0"/>
          <table:table-cell table:number-columns-repeated="16379"/>
        </table:table-row>
        <table:table-row>
          <table:table-cell office:value-type="float" office:value="1995136"/>
          <table:table-cell office:value-type="float" office:value="1995"/>
          <table:table-cell office:value-type="float" office:value="136"/>
          <table:table-cell office:value-type="float" office:value="1"/>
          <table:table-cell office:value-type="float" office:value="2"/>
          <table:table-cell table:number-columns-repeated="16379"/>
        </table:table-row>
        <table:table-row>
          <table:table-cell office:value-type="float" office:value="1995137"/>
          <table:table-cell office:value-type="float" office:value="1995"/>
          <table:table-cell office:value-type="float" office:value="137"/>
          <table:table-cell office:value-type="float" office:value="1"/>
          <table:table-cell office:value-type="float" office:value="0"/>
          <table:table-cell table:number-columns-repeated="16379"/>
        </table:table-row>
        <table:table-row>
          <table:table-cell office:value-type="float" office:value="1995138"/>
          <table:table-cell office:value-type="float" office:value="1995"/>
          <table:table-cell office:value-type="float" office:value="138"/>
          <table:table-cell office:value-type="float" office:value="5425"/>
          <table:table-cell office:value-type="float" office:value="0"/>
          <table:table-cell table:number-columns-repeated="16379"/>
        </table:table-row>
        <table:table-row>
          <table:table-cell office:value-type="float" office:value="1995139"/>
          <table:table-cell office:value-type="float" office:value="1995"/>
          <table:table-cell office:value-type="float" office:value="139"/>
          <table:table-cell office:value-type="float" office:value="4092"/>
          <table:table-cell office:value-type="float" office:value="0"/>
          <table:table-cell table:number-columns-repeated="16379"/>
        </table:table-row>
        <table:table-row>
          <table:table-cell office:value-type="float" office:value="1995140"/>
          <table:table-cell office:value-type="float" office:value="1995"/>
          <table:table-cell office:value-type="float" office:value="140"/>
          <table:table-cell office:value-type="float" office:value="3336"/>
          <table:table-cell office:value-type="float" office:value="2"/>
          <table:table-cell table:number-columns-repeated="16379"/>
        </table:table-row>
        <table:table-row>
          <table:table-cell office:value-type="float" office:value="1995141"/>
          <table:table-cell office:value-type="float" office:value="1995"/>
          <table:table-cell office:value-type="float" office:value="141"/>
          <table:table-cell office:value-type="float" office:value="9194"/>
          <table:table-cell office:value-type="float" office:value="2"/>
          <table:table-cell table:number-columns-repeated="16379"/>
        </table:table-row>
        <table:table-row>
          <table:table-cell office:value-type="float" office:value="1995142"/>
          <table:table-cell office:value-type="float" office:value="1995"/>
          <table:table-cell office:value-type="float" office:value="142"/>
          <table:table-cell office:value-type="float" office:value="4497"/>
          <table:table-cell office:value-type="float" office:value="2"/>
          <table:table-cell table:number-columns-repeated="16379"/>
        </table:table-row>
        <table:table-row>
          <table:table-cell office:value-type="float" office:value="1995143"/>
          <table:table-cell office:value-type="float" office:value="1995"/>
          <table:table-cell office:value-type="float" office:value="143"/>
          <table:table-cell office:value-type="float" office:value="10722"/>
          <table:table-cell office:value-type="float" office:value="3"/>
          <table:table-cell table:number-columns-repeated="16379"/>
        </table:table-row>
        <table:table-row>
          <table:table-cell office:value-type="float" office:value="1995144"/>
          <table:table-cell office:value-type="float" office:value="1995"/>
          <table:table-cell office:value-type="float" office:value="144"/>
          <table:table-cell office:value-type="float" office:value="5881"/>
          <table:table-cell office:value-type="float" office:value="0"/>
          <table:table-cell table:number-columns-repeated="16379"/>
        </table:table-row>
        <table:table-row>
          <table:table-cell office:value-type="float" office:value="1995145"/>
          <table:table-cell office:value-type="float" office:value="1995"/>
          <table:table-cell office:value-type="float" office:value="145"/>
          <table:table-cell office:value-type="float" office:value="6118"/>
          <table:table-cell office:value-type="float" office:value="0"/>
          <table:table-cell table:number-columns-repeated="16379"/>
        </table:table-row>
        <table:table-row>
          <table:table-cell office:value-type="float" office:value="1995146"/>
          <table:table-cell office:value-type="float" office:value="1995"/>
          <table:table-cell office:value-type="float" office:value="146"/>
          <table:table-cell office:value-type="float" office:value="8651"/>
          <table:table-cell office:value-type="float" office:value="0"/>
          <table:table-cell table:number-columns-repeated="16379"/>
        </table:table-row>
        <table:table-row>
          <table:table-cell office:value-type="float" office:value="1995147"/>
          <table:table-cell office:value-type="float" office:value="1995"/>
          <table:table-cell office:value-type="float" office:value="147"/>
          <table:table-cell office:value-type="float" office:value="3525"/>
          <table:table-cell office:value-type="float" office:value="0"/>
          <table:table-cell table:number-columns-repeated="16379"/>
        </table:table-row>
        <table:table-row>
          <table:table-cell office:value-type="float" office:value="1995148"/>
          <table:table-cell office:value-type="float" office:value="1995"/>
          <table:table-cell office:value-type="float" office:value="148"/>
          <table:table-cell office:value-type="float" office:value="3282"/>
          <table:table-cell office:value-type="float" office:value="0"/>
          <table:table-cell table:number-columns-repeated="16379"/>
        </table:table-row>
        <table:table-row>
          <table:table-cell office:value-type="float" office:value="1995149"/>
          <table:table-cell office:value-type="float" office:value="1995"/>
          <table:table-cell office:value-type="float" office:value="149"/>
          <table:table-cell office:value-type="float" office:value="4250"/>
          <table:table-cell office:value-type="float" office:value="0"/>
          <table:table-cell table:number-columns-repeated="16379"/>
        </table:table-row>
        <table:table-row>
          <table:table-cell office:value-type="float" office:value="1995150"/>
          <table:table-cell office:value-type="float" office:value="1995"/>
          <table:table-cell office:value-type="float" office:value="150"/>
          <table:table-cell office:value-type="float" office:value="3372"/>
          <table:table-cell office:value-type="float" office:value="0"/>
          <table:table-cell table:number-columns-repeated="16379"/>
        </table:table-row>
        <table:table-row>
          <table:table-cell office:value-type="float" office:value="1995151"/>
          <table:table-cell office:value-type="float" office:value="1995"/>
          <table:table-cell office:value-type="float" office:value="151"/>
          <table:table-cell office:value-type="float" office:value="1"/>
          <table:table-cell office:value-type="float" office:value="0"/>
          <table:table-cell table:number-columns-repeated="16379"/>
        </table:table-row>
        <table:table-row>
          <table:table-cell office:value-type="float" office:value="1995152"/>
          <table:table-cell office:value-type="float" office:value="1995"/>
          <table:table-cell office:value-type="float" office:value="152"/>
          <table:table-cell office:value-type="float" office:value="2040"/>
          <table:table-cell office:value-type="float" office:value="5"/>
          <table:table-cell table:number-columns-repeated="16379"/>
        </table:table-row>
        <table:table-row>
          <table:table-cell office:value-type="float" office:value="1995153"/>
          <table:table-cell office:value-type="float" office:value="1995"/>
          <table:table-cell office:value-type="float" office:value="153"/>
          <table:table-cell office:value-type="float" office:value="1076"/>
          <table:table-cell office:value-type="float" office:value="0"/>
          <table:table-cell table:number-columns-repeated="16379"/>
        </table:table-row>
        <table:table-row>
          <table:table-cell office:value-type="float" office:value="1995155"/>
          <table:table-cell office:value-type="float" office:value="1995"/>
          <table:table-cell office:value-type="float" office:value="155"/>
          <table:table-cell office:value-type="float" office:value="3656"/>
          <table:table-cell office:value-type="float" office:value="0"/>
          <table:table-cell table:number-columns-repeated="16379"/>
        </table:table-row>
        <table:table-row>
          <table:table-cell office:value-type="float" office:value="1995156"/>
          <table:table-cell office:value-type="float" office:value="1995"/>
          <table:table-cell office:value-type="float" office:value="156"/>
          <table:table-cell office:value-type="float" office:value="2795"/>
          <table:table-cell office:value-type="float" office:value="0"/>
          <table:table-cell table:number-columns-repeated="16379"/>
        </table:table-row>
        <table:table-row>
          <table:table-cell office:value-type="float" office:value="1995157"/>
          <table:table-cell office:value-type="float" office:value="1995"/>
          <table:table-cell office:value-type="float" office:value="157"/>
          <table:table-cell office:value-type="float" office:value="7681"/>
          <table:table-cell office:value-type="float" office:value="0"/>
          <table:table-cell table:number-columns-repeated="16379"/>
        </table:table-row>
        <table:table-row>
          <table:table-cell office:value-type="float" office:value="1995158"/>
          <table:table-cell office:value-type="float" office:value="1995"/>
          <table:table-cell office:value-type="float" office:value="158"/>
          <table:table-cell office:value-type="float" office:value="37233"/>
          <table:table-cell office:value-type="float" office:value="2"/>
          <table:table-cell table:number-columns-repeated="16379"/>
        </table:table-row>
        <table:table-row>
          <table:table-cell office:value-type="float" office:value="1995160"/>
          <table:table-cell office:value-type="float" office:value="1995"/>
          <table:table-cell office:value-type="float" office:value="160"/>
          <table:table-cell office:value-type="float" office:value="980"/>
          <table:table-cell office:value-type="float" office:value="0"/>
          <table:table-cell table:number-columns-repeated="16379"/>
        </table:table-row>
        <table:table-row>
          <table:table-cell office:value-type="float" office:value="1995161"/>
          <table:table-cell office:value-type="float" office:value="1995"/>
          <table:table-cell office:value-type="float" office:value="161"/>
          <table:table-cell office:value-type="float" office:value="542"/>
          <table:table-cell office:value-type="float" office:value="0"/>
          <table:table-cell table:number-columns-repeated="16379"/>
        </table:table-row>
        <table:table-row>
          <table:table-cell office:value-type="float" office:value="1995162"/>
          <table:table-cell office:value-type="float" office:value="1995"/>
          <table:table-cell office:value-type="float" office:value="162"/>
          <table:table-cell office:value-type="float" office:value="671"/>
          <table:table-cell office:value-type="float" office:value="5"/>
          <table:table-cell table:number-columns-repeated="16379"/>
        </table:table-row>
        <table:table-row>
          <table:table-cell office:value-type="float" office:value="1995163"/>
          <table:table-cell office:value-type="float" office:value="1995"/>
          <table:table-cell office:value-type="float" office:value="163"/>
          <table:table-cell office:value-type="float" office:value="630"/>
          <table:table-cell office:value-type="float" office:value="5"/>
          <table:table-cell table:number-columns-repeated="16379"/>
        </table:table-row>
        <table:table-row>
          <table:table-cell office:value-type="float" office:value="1996001"/>
          <table:table-cell office:value-type="float" office:value="1996"/>
          <table:table-cell office:value-type="float" office:value="1"/>
          <table:table-cell office:value-type="float" office:value="352870"/>
          <table:table-cell office:value-type="float" office:value="1"/>
          <table:table-cell table:number-columns-repeated="16379"/>
        </table:table-row>
        <table:table-row>
          <table:table-cell office:value-type="float" office:value="1996002"/>
          <table:table-cell office:value-type="float" office:value="1996"/>
          <table:table-cell office:value-type="float" office:value="2"/>
          <table:table-cell office:value-type="float" office:value="50281"/>
          <table:table-cell office:value-type="float" office:value="4"/>
          <table:table-cell table:number-columns-repeated="16379"/>
        </table:table-row>
        <table:table-row>
          <table:table-cell office:value-type="float" office:value="1996003"/>
          <table:table-cell office:value-type="float" office:value="1996"/>
          <table:table-cell office:value-type="float" office:value="3"/>
          <table:table-cell office:value-type="float" office:value="48437"/>
          <table:table-cell office:value-type="float" office:value="2"/>
          <table:table-cell table:number-columns-repeated="16379"/>
        </table:table-row>
        <table:table-row>
          <table:table-cell office:value-type="float" office:value="1996004"/>
          <table:table-cell office:value-type="float" office:value="1996"/>
          <table:table-cell office:value-type="float" office:value="4"/>
          <table:table-cell office:value-type="float" office:value="32891"/>
          <table:table-cell office:value-type="float" office:value="0"/>
          <table:table-cell table:number-columns-repeated="16379"/>
        </table:table-row>
        <table:table-row>
          <table:table-cell office:value-type="float" office:value="1996005"/>
          <table:table-cell office:value-type="float" office:value="1996"/>
          <table:table-cell office:value-type="float" office:value="5"/>
          <table:table-cell office:value-type="float" office:value="38813"/>
          <table:table-cell office:value-type="float" office:value="2"/>
          <table:table-cell table:number-columns-repeated="16379"/>
        </table:table-row>
        <table:table-row>
          <table:table-cell office:value-type="float" office:value="1996006"/>
          <table:table-cell office:value-type="float" office:value="1996"/>
          <table:table-cell office:value-type="float" office:value="6"/>
          <table:table-cell office:value-type="float" office:value="30055"/>
          <table:table-cell office:value-type="float" office:value="2"/>
          <table:table-cell table:number-columns-repeated="16379"/>
        </table:table-row>
        <table:table-row>
          <table:table-cell office:value-type="float" office:value="1996007"/>
          <table:table-cell office:value-type="float" office:value="1996"/>
          <table:table-cell office:value-type="float" office:value="7"/>
          <table:table-cell office:value-type="float" office:value="101004"/>
          <table:table-cell office:value-type="float" office:value="2"/>
          <table:table-cell table:number-columns-repeated="16379"/>
        </table:table-row>
        <table:table-row>
          <table:table-cell office:value-type="float" office:value="1996008"/>
          <table:table-cell office:value-type="float" office:value="1996"/>
          <table:table-cell office:value-type="float" office:value="8"/>
          <table:table-cell office:value-type="float" office:value="55053"/>
          <table:table-cell office:value-type="float" office:value="2"/>
          <table:table-cell table:number-columns-repeated="16379"/>
        </table:table-row>
        <table:table-row>
          <table:table-cell office:value-type="float" office:value="1996009"/>
          <table:table-cell office:value-type="float" office:value="1996"/>
          <table:table-cell office:value-type="float" office:value="9"/>
          <table:table-cell office:value-type="float" office:value="12321"/>
          <table:table-cell office:value-type="float" office:value="4"/>
          <table:table-cell table:number-columns-repeated="16379"/>
        </table:table-row>
        <table:table-row>
          <table:table-cell office:value-type="float" office:value="1996010"/>
          <table:table-cell office:value-type="float" office:value="1996"/>
          <table:table-cell office:value-type="float" office:value="10"/>
          <table:table-cell office:value-type="float" office:value="37000"/>
          <table:table-cell office:value-type="float" office:value="4"/>
          <table:table-cell table:number-columns-repeated="16379"/>
        </table:table-row>
        <table:table-row>
          <table:table-cell office:value-type="float" office:value="1996011"/>
          <table:table-cell office:value-type="float" office:value="1996"/>
          <table:table-cell office:value-type="float" office:value="11"/>
          <table:table-cell office:value-type="float" office:value="8327"/>
          <table:table-cell office:value-type="float" office:value="4"/>
          <table:table-cell table:number-columns-repeated="16379"/>
        </table:table-row>
        <table:table-row>
          <table:table-cell office:value-type="float" office:value="1996012"/>
          <table:table-cell office:value-type="float" office:value="1996"/>
          <table:table-cell office:value-type="float" office:value="12"/>
          <table:table-cell office:value-type="float" office:value="13565"/>
          <table:table-cell office:value-type="float" office:value="5"/>
          <table:table-cell table:number-columns-repeated="16379"/>
        </table:table-row>
        <table:table-row>
          <table:table-cell office:value-type="float" office:value="1996013"/>
          <table:table-cell office:value-type="float" office:value="1996"/>
          <table:table-cell office:value-type="float" office:value="13"/>
          <table:table-cell office:value-type="float" office:value="4827"/>
          <table:table-cell office:value-type="float" office:value="5"/>
          <table:table-cell table:number-columns-repeated="16379"/>
        </table:table-row>
        <table:table-row>
          <table:table-cell office:value-type="float" office:value="1996015"/>
          <table:table-cell office:value-type="float" office:value="1996"/>
          <table:table-cell office:value-type="float" office:value="15"/>
          <table:table-cell office:value-type="float" office:value="5968"/>
          <table:table-cell office:value-type="float" office:value="3"/>
          <table:table-cell table:number-columns-repeated="16379"/>
        </table:table-row>
        <table:table-row>
          <table:table-cell office:value-type="float" office:value="1996016"/>
          <table:table-cell office:value-type="float" office:value="1996"/>
          <table:table-cell office:value-type="float" office:value="16"/>
          <table:table-cell office:value-type="float" office:value="6616"/>
          <table:table-cell office:value-type="float" office:value="3"/>
          <table:table-cell table:number-columns-repeated="16379"/>
        </table:table-row>
        <table:table-row>
          <table:table-cell office:value-type="float" office:value="1996017"/>
          <table:table-cell office:value-type="float" office:value="1996"/>
          <table:table-cell office:value-type="float" office:value="17"/>
          <table:table-cell office:value-type="float" office:value="3690"/>
          <table:table-cell office:value-type="float" office:value="3"/>
          <table:table-cell table:number-columns-repeated="16379"/>
        </table:table-row>
        <table:table-row>
          <table:table-cell office:value-type="float" office:value="1996018"/>
          <table:table-cell office:value-type="float" office:value="1996"/>
          <table:table-cell office:value-type="float" office:value="18"/>
          <table:table-cell office:value-type="float" office:value="2651"/>
          <table:table-cell office:value-type="float" office:value="0"/>
          <table:table-cell table:number-columns-repeated="16379"/>
        </table:table-row>
        <table:table-row>
          <table:table-cell office:value-type="float" office:value="1996019"/>
          <table:table-cell office:value-type="float" office:value="1996"/>
          <table:table-cell office:value-type="float" office:value="19"/>
          <table:table-cell office:value-type="float" office:value="6593"/>
          <table:table-cell office:value-type="float" office:value="3"/>
          <table:table-cell table:number-columns-repeated="16379"/>
        </table:table-row>
        <table:table-row>
          <table:table-cell office:value-type="float" office:value="1996020"/>
          <table:table-cell office:value-type="float" office:value="1996"/>
          <table:table-cell office:value-type="float" office:value="20"/>
          <table:table-cell office:value-type="float" office:value="5380"/>
          <table:table-cell office:value-type="float" office:value="3"/>
          <table:table-cell table:number-columns-repeated="16379"/>
        </table:table-row>
        <table:table-row>
          <table:table-cell office:value-type="float" office:value="1996022"/>
          <table:table-cell office:value-type="float" office:value="1996"/>
          <table:table-cell office:value-type="float" office:value="22"/>
          <table:table-cell office:value-type="float" office:value="6401"/>
          <table:table-cell office:value-type="float" office:value="0"/>
          <table:table-cell table:number-columns-repeated="16379"/>
        </table:table-row>
        <table:table-row>
          <table:table-cell office:value-type="float" office:value="1996023"/>
          <table:table-cell office:value-type="float" office:value="1996"/>
          <table:table-cell office:value-type="float" office:value="23"/>
          <table:table-cell office:value-type="float" office:value="9608"/>
          <table:table-cell office:value-type="float" office:value="3"/>
          <table:table-cell table:number-columns-repeated="16379"/>
        </table:table-row>
        <table:table-row>
          <table:table-cell office:value-type="float" office:value="1996024"/>
          <table:table-cell office:value-type="float" office:value="1996"/>
          <table:table-cell office:value-type="float" office:value="24"/>
          <table:table-cell office:value-type="float" office:value="20681"/>
          <table:table-cell office:value-type="float" office:value="3"/>
          <table:table-cell table:number-columns-repeated="16379"/>
        </table:table-row>
        <table:table-row>
          <table:table-cell office:value-type="float" office:value="1996025"/>
          <table:table-cell office:value-type="float" office:value="1996"/>
          <table:table-cell office:value-type="float" office:value="25"/>
          <table:table-cell office:value-type="float" office:value="6755"/>
          <table:table-cell office:value-type="float" office:value="3"/>
          <table:table-cell table:number-columns-repeated="16379"/>
        </table:table-row>
        <table:table-row>
          <table:table-cell office:value-type="float" office:value="1996027"/>
          <table:table-cell office:value-type="float" office:value="1996"/>
          <table:table-cell office:value-type="float" office:value="27"/>
          <table:table-cell office:value-type="float" office:value="4992"/>
          <table:table-cell office:value-type="float" office:value="3"/>
          <table:table-cell table:number-columns-repeated="16379"/>
        </table:table-row>
        <table:table-row>
          <table:table-cell office:value-type="float" office:value="1996028"/>
          <table:table-cell office:value-type="float" office:value="1996"/>
          <table:table-cell office:value-type="float" office:value="28"/>
          <table:table-cell office:value-type="float" office:value="9240"/>
          <table:table-cell office:value-type="float" office:value="3"/>
          <table:table-cell table:number-columns-repeated="16379"/>
        </table:table-row>
        <table:table-row>
          <table:table-cell office:value-type="float" office:value="1996029"/>
          <table:table-cell office:value-type="float" office:value="1996"/>
          <table:table-cell office:value-type="float" office:value="29"/>
          <table:table-cell office:value-type="float" office:value="7110"/>
          <table:table-cell office:value-type="float" office:value="3"/>
          <table:table-cell table:number-columns-repeated="16379"/>
        </table:table-row>
        <table:table-row>
          <table:table-cell office:value-type="float" office:value="1996031"/>
          <table:table-cell office:value-type="float" office:value="1996"/>
          <table:table-cell office:value-type="float" office:value="31"/>
          <table:table-cell office:value-type="float" office:value="11203"/>
          <table:table-cell office:value-type="float" office:value="3"/>
          <table:table-cell table:number-columns-repeated="16379"/>
        </table:table-row>
        <table:table-row>
          <table:table-cell office:value-type="float" office:value="1996032"/>
          <table:table-cell office:value-type="float" office:value="1996"/>
          <table:table-cell office:value-type="float" office:value="32"/>
          <table:table-cell office:value-type="float" office:value="38175"/>
          <table:table-cell office:value-type="float" office:value="3"/>
          <table:table-cell table:number-columns-repeated="16379"/>
        </table:table-row>
        <table:table-row>
          <table:table-cell office:value-type="float" office:value="1996033"/>
          <table:table-cell office:value-type="float" office:value="1996"/>
          <table:table-cell office:value-type="float" office:value="33"/>
          <table:table-cell office:value-type="float" office:value="8200"/>
          <table:table-cell office:value-type="float" office:value="3"/>
          <table:table-cell table:number-columns-repeated="16379"/>
        </table:table-row>
        <table:table-row>
          <table:table-cell office:value-type="float" office:value="1996035"/>
          <table:table-cell office:value-type="float" office:value="1996"/>
          <table:table-cell office:value-type="float" office:value="35"/>
          <table:table-cell office:value-type="float" office:value="12334"/>
          <table:table-cell office:value-type="float" office:value="0"/>
          <table:table-cell table:number-columns-repeated="16379"/>
        </table:table-row>
        <table:table-row>
          <table:table-cell office:value-type="float" office:value="1996036"/>
          <table:table-cell office:value-type="float" office:value="1996"/>
          <table:table-cell office:value-type="float" office:value="36"/>
          <table:table-cell office:value-type="float" office:value="15724"/>
          <table:table-cell office:value-type="float" office:value="3"/>
          <table:table-cell table:number-columns-repeated="16379"/>
        </table:table-row>
        <table:table-row>
          <table:table-cell office:value-type="float" office:value="1996037"/>
          <table:table-cell office:value-type="float" office:value="1996"/>
          <table:table-cell office:value-type="float" office:value="37"/>
          <table:table-cell office:value-type="float" office:value="11764"/>
          <table:table-cell office:value-type="float" office:value="3"/>
          <table:table-cell table:number-columns-repeated="16379"/>
        </table:table-row>
        <table:table-row>
          <table:table-cell office:value-type="float" office:value="1996038"/>
          <table:table-cell office:value-type="float" office:value="1996"/>
          <table:table-cell office:value-type="float" office:value="38"/>
          <table:table-cell office:value-type="float" office:value="11527"/>
          <table:table-cell office:value-type="float" office:value="3"/>
          <table:table-cell table:number-columns-repeated="16379"/>
        </table:table-row>
        <table:table-row>
          <table:table-cell office:value-type="float" office:value="1996039"/>
          <table:table-cell office:value-type="float" office:value="1996"/>
          <table:table-cell office:value-type="float" office:value="39"/>
          <table:table-cell office:value-type="float" office:value="10760"/>
          <table:table-cell office:value-type="float" office:value="3"/>
          <table:table-cell table:number-columns-repeated="16379"/>
        </table:table-row>
        <table:table-row>
          <table:table-cell office:value-type="float" office:value="1996040"/>
          <table:table-cell office:value-type="float" office:value="1996"/>
          <table:table-cell office:value-type="float" office:value="40"/>
          <table:table-cell office:value-type="float" office:value="6323"/>
          <table:table-cell office:value-type="float" office:value="3"/>
          <table:table-cell table:number-columns-repeated="16379"/>
        </table:table-row>
        <table:table-row>
          <table:table-cell office:value-type="float" office:value="1996041"/>
          <table:table-cell office:value-type="float" office:value="1996"/>
          <table:table-cell office:value-type="float" office:value="41"/>
          <table:table-cell office:value-type="float" office:value="6171"/>
          <table:table-cell office:value-type="float" office:value="0"/>
          <table:table-cell table:number-columns-repeated="16379"/>
        </table:table-row>
        <table:table-row>
          <table:table-cell office:value-type="float" office:value="1996042"/>
          <table:table-cell office:value-type="float" office:value="1996"/>
          <table:table-cell office:value-type="float" office:value="42"/>
          <table:table-cell office:value-type="float" office:value="5763"/>
          <table:table-cell office:value-type="float" office:value="0"/>
          <table:table-cell table:number-columns-repeated="16379"/>
        </table:table-row>
        <table:table-row>
          <table:table-cell office:value-type="float" office:value="1996043"/>
          <table:table-cell office:value-type="float" office:value="1996"/>
          <table:table-cell office:value-type="float" office:value="43"/>
          <table:table-cell office:value-type="float" office:value="11912"/>
          <table:table-cell office:value-type="float" office:value="3"/>
          <table:table-cell table:number-columns-repeated="16379"/>
        </table:table-row>
        <table:table-row>
          <table:table-cell office:value-type="float" office:value="1996044"/>
          <table:table-cell office:value-type="float" office:value="1996"/>
          <table:table-cell office:value-type="float" office:value="44"/>
          <table:table-cell office:value-type="float" office:value="6459"/>
          <table:table-cell office:value-type="float" office:value="3"/>
          <table:table-cell table:number-columns-repeated="16379"/>
        </table:table-row>
        <table:table-row>
          <table:table-cell office:value-type="float" office:value="1996045"/>
          <table:table-cell office:value-type="float" office:value="1996"/>
          <table:table-cell office:value-type="float" office:value="45"/>
          <table:table-cell office:value-type="float" office:value="16344"/>
          <table:table-cell office:value-type="float" office:value="3"/>
          <table:table-cell table:number-columns-repeated="16379"/>
        </table:table-row>
        <table:table-row>
          <table:table-cell office:value-type="float" office:value="1996046"/>
          <table:table-cell office:value-type="float" office:value="1996"/>
          <table:table-cell office:value-type="float" office:value="46"/>
          <table:table-cell office:value-type="float" office:value="8903"/>
          <table:table-cell office:value-type="float" office:value="3"/>
          <table:table-cell table:number-columns-repeated="16379"/>
        </table:table-row>
        <table:table-row>
          <table:table-cell office:value-type="float" office:value="1996047"/>
          <table:table-cell office:value-type="float" office:value="1996"/>
          <table:table-cell office:value-type="float" office:value="47"/>
          <table:table-cell office:value-type="float" office:value="6935"/>
          <table:table-cell office:value-type="float" office:value="3"/>
          <table:table-cell table:number-columns-repeated="16379"/>
        </table:table-row>
        <table:table-row>
          <table:table-cell office:value-type="float" office:value="1996048"/>
          <table:table-cell office:value-type="float" office:value="1996"/>
          <table:table-cell office:value-type="float" office:value="48"/>
          <table:table-cell office:value-type="float" office:value="4627"/>
          <table:table-cell office:value-type="float" office:value="0"/>
          <table:table-cell table:number-columns-repeated="16379"/>
        </table:table-row>
        <table:table-row>
          <table:table-cell office:value-type="float" office:value="1996049"/>
          <table:table-cell office:value-type="float" office:value="1996"/>
          <table:table-cell office:value-type="float" office:value="49"/>
          <table:table-cell office:value-type="float" office:value="11559"/>
          <table:table-cell office:value-type="float" office:value="3"/>
          <table:table-cell table:number-columns-repeated="16379"/>
        </table:table-row>
        <table:table-row>
          <table:table-cell office:value-type="float" office:value="1996051"/>
          <table:table-cell office:value-type="float" office:value="1996"/>
          <table:table-cell office:value-type="float" office:value="51"/>
          <table:table-cell office:value-type="float" office:value="11881"/>
          <table:table-cell office:value-type="float" office:value="5"/>
          <table:table-cell table:number-columns-repeated="16379"/>
        </table:table-row>
        <table:table-row>
          <table:table-cell office:value-type="float" office:value="1996053"/>
          <table:table-cell office:value-type="float" office:value="1996"/>
          <table:table-cell office:value-type="float" office:value="53"/>
          <table:table-cell office:value-type="float" office:value="5335"/>
          <table:table-cell office:value-type="float" office:value="3"/>
          <table:table-cell table:number-columns-repeated="16379"/>
        </table:table-row>
        <table:table-row>
          <table:table-cell office:value-type="float" office:value="1996054"/>
          <table:table-cell office:value-type="float" office:value="1996"/>
          <table:table-cell office:value-type="float" office:value="54"/>
          <table:table-cell office:value-type="float" office:value="14007"/>
          <table:table-cell office:value-type="float" office:value="3"/>
          <table:table-cell table:number-columns-repeated="16379"/>
        </table:table-row>
        <table:table-row>
          <table:table-cell office:value-type="float" office:value="1996055"/>
          <table:table-cell office:value-type="float" office:value="1996"/>
          <table:table-cell office:value-type="float" office:value="55"/>
          <table:table-cell office:value-type="float" office:value="14463"/>
          <table:table-cell office:value-type="float" office:value="3"/>
          <table:table-cell table:number-columns-repeated="16379"/>
        </table:table-row>
        <table:table-row>
          <table:table-cell office:value-type="float" office:value="1996056"/>
          <table:table-cell office:value-type="float" office:value="1996"/>
          <table:table-cell office:value-type="float" office:value="56"/>
          <table:table-cell office:value-type="float" office:value="11067"/>
          <table:table-cell office:value-type="float" office:value="3"/>
          <table:table-cell table:number-columns-repeated="16379"/>
        </table:table-row>
        <table:table-row>
          <table:table-cell office:value-type="float" office:value="1996057"/>
          <table:table-cell office:value-type="float" office:value="1996"/>
          <table:table-cell office:value-type="float" office:value="57"/>
          <table:table-cell office:value-type="float" office:value="14566"/>
          <table:table-cell office:value-type="float" office:value="3"/>
          <table:table-cell table:number-columns-repeated="16379"/>
        </table:table-row>
        <table:table-row>
          <table:table-cell office:value-type="float" office:value="1996060"/>
          <table:table-cell office:value-type="float" office:value="1996"/>
          <table:table-cell office:value-type="float" office:value="60"/>
          <table:table-cell office:value-type="float" office:value="11331"/>
          <table:table-cell office:value-type="float" office:value="2"/>
          <table:table-cell table:number-columns-repeated="16379"/>
        </table:table-row>
        <table:table-row>
          <table:table-cell office:value-type="float" office:value="1996061"/>
          <table:table-cell office:value-type="float" office:value="1996"/>
          <table:table-cell office:value-type="float" office:value="61"/>
          <table:table-cell office:value-type="float" office:value="19966"/>
          <table:table-cell office:value-type="float" office:value="2"/>
          <table:table-cell table:number-columns-repeated="16379"/>
        </table:table-row>
        <table:table-row>
          <table:table-cell office:value-type="float" office:value="1996062"/>
          <table:table-cell office:value-type="float" office:value="1996"/>
          <table:table-cell office:value-type="float" office:value="62"/>
          <table:table-cell office:value-type="float" office:value="10593"/>
          <table:table-cell office:value-type="float" office:value="3"/>
          <table:table-cell table:number-columns-repeated="16379"/>
        </table:table-row>
        <table:table-row>
          <table:table-cell office:value-type="float" office:value="1996063"/>
          <table:table-cell office:value-type="float" office:value="1996"/>
          <table:table-cell office:value-type="float" office:value="63"/>
          <table:table-cell office:value-type="float" office:value="6036"/>
          <table:table-cell office:value-type="float" office:value="0"/>
          <table:table-cell table:number-columns-repeated="16379"/>
        </table:table-row>
        <table:table-row>
          <table:table-cell office:value-type="float" office:value="1996064"/>
          <table:table-cell office:value-type="float" office:value="1996"/>
          <table:table-cell office:value-type="float" office:value="64"/>
          <table:table-cell office:value-type="float" office:value="8132"/>
          <table:table-cell office:value-type="float" office:value="3"/>
          <table:table-cell table:number-columns-repeated="16379"/>
        </table:table-row>
        <table:table-row>
          <table:table-cell office:value-type="float" office:value="1996066"/>
          <table:table-cell office:value-type="float" office:value="1996"/>
          <table:table-cell office:value-type="float" office:value="66"/>
          <table:table-cell office:value-type="float" office:value="24701"/>
          <table:table-cell office:value-type="float" office:value="3"/>
          <table:table-cell table:number-columns-repeated="16379"/>
        </table:table-row>
        <table:table-row>
          <table:table-cell office:value-type="float" office:value="1996067"/>
          <table:table-cell office:value-type="float" office:value="1996"/>
          <table:table-cell office:value-type="float" office:value="67"/>
          <table:table-cell office:value-type="float" office:value="12355"/>
          <table:table-cell office:value-type="float" office:value="3"/>
          <table:table-cell table:number-columns-repeated="16379"/>
        </table:table-row>
        <table:table-row>
          <table:table-cell office:value-type="float" office:value="1996068"/>
          <table:table-cell office:value-type="float" office:value="1996"/>
          <table:table-cell office:value-type="float" office:value="68"/>
          <table:table-cell office:value-type="float" office:value="8530"/>
          <table:table-cell office:value-type="float" office:value="3"/>
          <table:table-cell table:number-columns-repeated="16379"/>
        </table:table-row>
        <table:table-row>
          <table:table-cell office:value-type="float" office:value="1996070"/>
          <table:table-cell office:value-type="float" office:value="1996"/>
          <table:table-cell office:value-type="float" office:value="70"/>
          <table:table-cell office:value-type="float" office:value="14874"/>
          <table:table-cell office:value-type="float" office:value="0"/>
          <table:table-cell table:number-columns-repeated="16379"/>
        </table:table-row>
        <table:table-row>
          <table:table-cell office:value-type="float" office:value="1996071"/>
          <table:table-cell office:value-type="float" office:value="1996"/>
          <table:table-cell office:value-type="float" office:value="71"/>
          <table:table-cell office:value-type="float" office:value="6025"/>
          <table:table-cell office:value-type="float" office:value="3"/>
          <table:table-cell table:number-columns-repeated="16379"/>
        </table:table-row>
        <table:table-row>
          <table:table-cell office:value-type="float" office:value="1996072"/>
          <table:table-cell office:value-type="float" office:value="1996"/>
          <table:table-cell office:value-type="float" office:value="72"/>
          <table:table-cell office:value-type="float" office:value="6423"/>
          <table:table-cell office:value-type="float" office:value="0"/>
          <table:table-cell table:number-columns-repeated="16379"/>
        </table:table-row>
        <table:table-row>
          <table:table-cell office:value-type="float" office:value="1996073"/>
          <table:table-cell office:value-type="float" office:value="1996"/>
          <table:table-cell office:value-type="float" office:value="73"/>
          <table:table-cell office:value-type="float" office:value="20301"/>
          <table:table-cell office:value-type="float" office:value="3"/>
          <table:table-cell table:number-columns-repeated="16379"/>
        </table:table-row>
        <table:table-row>
          <table:table-cell office:value-type="float" office:value="1996074"/>
          <table:table-cell office:value-type="float" office:value="1996"/>
          <table:table-cell office:value-type="float" office:value="74"/>
          <table:table-cell office:value-type="float" office:value="3886"/>
          <table:table-cell office:value-type="float" office:value="3"/>
          <table:table-cell table:number-columns-repeated="16379"/>
        </table:table-row>
        <table:table-row>
          <table:table-cell office:value-type="float" office:value="1996075"/>
          <table:table-cell office:value-type="float" office:value="1996"/>
          <table:table-cell office:value-type="float" office:value="75"/>
          <table:table-cell office:value-type="float" office:value="1"/>
          <table:table-cell office:value-type="float" office:value="0"/>
          <table:table-cell table:number-columns-repeated="16379"/>
        </table:table-row>
        <table:table-row>
          <table:table-cell office:value-type="float" office:value="1996076"/>
          <table:table-cell office:value-type="float" office:value="1996"/>
          <table:table-cell office:value-type="float" office:value="76"/>
          <table:table-cell office:value-type="float" office:value="5934"/>
          <table:table-cell office:value-type="float" office:value="3"/>
          <table:table-cell table:number-columns-repeated="16379"/>
        </table:table-row>
        <table:table-row>
          <table:table-cell office:value-type="float" office:value="1996079"/>
          <table:table-cell office:value-type="float" office:value="1996"/>
          <table:table-cell office:value-type="float" office:value="79"/>
          <table:table-cell office:value-type="float" office:value="10664"/>
          <table:table-cell office:value-type="float" office:value="0"/>
          <table:table-cell table:number-columns-repeated="16379"/>
        </table:table-row>
        <table:table-row>
          <table:table-cell office:value-type="float" office:value="1996095"/>
          <table:table-cell office:value-type="float" office:value="1996"/>
          <table:table-cell office:value-type="float" office:value="95"/>
          <table:table-cell office:value-type="float" office:value="4052"/>
          <table:table-cell office:value-type="float" office:value="3"/>
          <table:table-cell table:number-columns-repeated="16379"/>
        </table:table-row>
        <table:table-row>
          <table:table-cell office:value-type="float" office:value="1996096"/>
          <table:table-cell office:value-type="float" office:value="1996"/>
          <table:table-cell office:value-type="float" office:value="96"/>
          <table:table-cell office:value-type="float" office:value="4747"/>
          <table:table-cell office:value-type="float" office:value="3"/>
          <table:table-cell table:number-columns-repeated="16379"/>
        </table:table-row>
        <table:table-row>
          <table:table-cell office:value-type="float" office:value="1996097"/>
          <table:table-cell office:value-type="float" office:value="1996"/>
          <table:table-cell office:value-type="float" office:value="97"/>
          <table:table-cell office:value-type="float" office:value="8666"/>
          <table:table-cell office:value-type="float" office:value="3"/>
          <table:table-cell table:number-columns-repeated="16379"/>
        </table:table-row>
        <table:table-row>
          <table:table-cell office:value-type="float" office:value="1996099"/>
          <table:table-cell office:value-type="float" office:value="1996"/>
          <table:table-cell office:value-type="float" office:value="99"/>
          <table:table-cell office:value-type="float" office:value="6320"/>
          <table:table-cell office:value-type="float" office:value="3"/>
          <table:table-cell table:number-columns-repeated="16379"/>
        </table:table-row>
        <table:table-row>
          <table:table-cell office:value-type="float" office:value="1996100"/>
          <table:table-cell office:value-type="float" office:value="1996"/>
          <table:table-cell office:value-type="float" office:value="100"/>
          <table:table-cell office:value-type="float" office:value="8897"/>
          <table:table-cell office:value-type="float" office:value="3"/>
          <table:table-cell table:number-columns-repeated="16379"/>
        </table:table-row>
        <table:table-row>
          <table:table-cell office:value-type="float" office:value="1996101"/>
          <table:table-cell office:value-type="float" office:value="1996"/>
          <table:table-cell office:value-type="float" office:value="101"/>
          <table:table-cell office:value-type="float" office:value="10824"/>
          <table:table-cell office:value-type="float" office:value="4"/>
          <table:table-cell table:number-columns-repeated="16379"/>
        </table:table-row>
        <table:table-row>
          <table:table-cell office:value-type="float" office:value="1996103"/>
          <table:table-cell office:value-type="float" office:value="1996"/>
          <table:table-cell office:value-type="float" office:value="103"/>
          <table:table-cell office:value-type="float" office:value="13978"/>
          <table:table-cell office:value-type="float" office:value="0"/>
          <table:table-cell table:number-columns-repeated="16379"/>
        </table:table-row>
        <table:table-row>
          <table:table-cell office:value-type="float" office:value="1996104"/>
          <table:table-cell office:value-type="float" office:value="1996"/>
          <table:table-cell office:value-type="float" office:value="104"/>
          <table:table-cell office:value-type="float" office:value="12628"/>
          <table:table-cell office:value-type="float" office:value="4"/>
          <table:table-cell table:number-columns-repeated="16379"/>
        </table:table-row>
        <table:table-row>
          <table:table-cell office:value-type="float" office:value="1996105"/>
          <table:table-cell office:value-type="float" office:value="1996"/>
          <table:table-cell office:value-type="float" office:value="105"/>
          <table:table-cell office:value-type="float" office:value="1500"/>
          <table:table-cell office:value-type="float" office:value="4"/>
          <table:table-cell table:number-columns-repeated="16379"/>
        </table:table-row>
        <table:table-row>
          <table:table-cell office:value-type="float" office:value="1996106"/>
          <table:table-cell office:value-type="float" office:value="1996"/>
          <table:table-cell office:value-type="float" office:value="106"/>
          <table:table-cell office:value-type="float" office:value="13256"/>
          <table:table-cell office:value-type="float" office:value="4"/>
          <table:table-cell table:number-columns-repeated="16379"/>
        </table:table-row>
        <table:table-row>
          <table:table-cell office:value-type="float" office:value="1996107"/>
          <table:table-cell office:value-type="float" office:value="1996"/>
          <table:table-cell office:value-type="float" office:value="107"/>
          <table:table-cell office:value-type="float" office:value="15858"/>
          <table:table-cell office:value-type="float" office:value="4"/>
          <table:table-cell table:number-columns-repeated="16379"/>
        </table:table-row>
        <table:table-row>
          <table:table-cell office:value-type="float" office:value="1996108"/>
          <table:table-cell office:value-type="float" office:value="1996"/>
          <table:table-cell office:value-type="float" office:value="108"/>
          <table:table-cell office:value-type="float" office:value="11031"/>
          <table:table-cell office:value-type="float" office:value="4"/>
          <table:table-cell table:number-columns-repeated="16379"/>
        </table:table-row>
        <table:table-row>
          <table:table-cell office:value-type="float" office:value="1996109"/>
          <table:table-cell office:value-type="float" office:value="1996"/>
          <table:table-cell office:value-type="float" office:value="109"/>
          <table:table-cell office:value-type="float" office:value="24584"/>
          <table:table-cell office:value-type="float" office:value="4"/>
          <table:table-cell table:number-columns-repeated="16379"/>
        </table:table-row>
        <table:table-row>
          <table:table-cell office:value-type="float" office:value="1996110"/>
          <table:table-cell office:value-type="float" office:value="1996"/>
          <table:table-cell office:value-type="float" office:value="110"/>
          <table:table-cell office:value-type="float" office:value="3666"/>
          <table:table-cell office:value-type="float" office:value="4"/>
          <table:table-cell table:number-columns-repeated="16379"/>
        </table:table-row>
        <table:table-row>
          <table:table-cell office:value-type="float" office:value="1996111"/>
          <table:table-cell office:value-type="float" office:value="1996"/>
          <table:table-cell office:value-type="float" office:value="111"/>
          <table:table-cell office:value-type="float" office:value="4331"/>
          <table:table-cell office:value-type="float" office:value="0"/>
          <table:table-cell table:number-columns-repeated="16379"/>
        </table:table-row>
        <table:table-row>
          <table:table-cell office:value-type="float" office:value="1996117"/>
          <table:table-cell office:value-type="float" office:value="1996"/>
          <table:table-cell office:value-type="float" office:value="117"/>
          <table:table-cell office:value-type="float" office:value="416"/>
          <table:table-cell office:value-type="float" office:value="0"/>
          <table:table-cell table:number-columns-repeated="16379"/>
        </table:table-row>
        <table:table-row>
          <table:table-cell office:value-type="float" office:value="1996118"/>
          <table:table-cell office:value-type="float" office:value="1996"/>
          <table:table-cell office:value-type="float" office:value="118"/>
          <table:table-cell office:value-type="float" office:value="6317"/>
          <table:table-cell office:value-type="float" office:value="3"/>
          <table:table-cell table:number-columns-repeated="16379"/>
        </table:table-row>
        <table:table-row>
          <table:table-cell office:value-type="float" office:value="1996119"/>
          <table:table-cell office:value-type="float" office:value="1996"/>
          <table:table-cell office:value-type="float" office:value="119"/>
          <table:table-cell office:value-type="float" office:value="3624"/>
          <table:table-cell office:value-type="float" office:value="0"/>
          <table:table-cell table:number-columns-repeated="16379"/>
        </table:table-row>
        <table:table-row>
          <table:table-cell office:value-type="float" office:value="1996123"/>
          <table:table-cell office:value-type="float" office:value="1996"/>
          <table:table-cell office:value-type="float" office:value="123"/>
          <table:table-cell office:value-type="float" office:value="5559"/>
          <table:table-cell office:value-type="float" office:value="0"/>
          <table:table-cell table:number-columns-repeated="16379"/>
        </table:table-row>
        <table:table-row>
          <table:table-cell office:value-type="float" office:value="1996127"/>
          <table:table-cell office:value-type="float" office:value="1996"/>
          <table:table-cell office:value-type="float" office:value="127"/>
          <table:table-cell office:value-type="float" office:value="3800"/>
          <table:table-cell office:value-type="float" office:value="3"/>
          <table:table-cell table:number-columns-repeated="16379"/>
        </table:table-row>
        <table:table-row>
          <table:table-cell office:value-type="float" office:value="1996128"/>
          <table:table-cell office:value-type="float" office:value="1996"/>
          <table:table-cell office:value-type="float" office:value="128"/>
          <table:table-cell office:value-type="float" office:value="4186"/>
          <table:table-cell office:value-type="float" office:value="0"/>
          <table:table-cell table:number-columns-repeated="16379"/>
        </table:table-row>
        <table:table-row>
          <table:table-cell office:value-type="float" office:value="1996138"/>
          <table:table-cell office:value-type="float" office:value="1996"/>
          <table:table-cell office:value-type="float" office:value="138"/>
          <table:table-cell office:value-type="float" office:value="6862"/>
          <table:table-cell office:value-type="float" office:value="0"/>
          <table:table-cell table:number-columns-repeated="16379"/>
        </table:table-row>
        <table:table-row>
          <table:table-cell office:value-type="float" office:value="1996139"/>
          <table:table-cell office:value-type="float" office:value="1996"/>
          <table:table-cell office:value-type="float" office:value="139"/>
          <table:table-cell office:value-type="float" office:value="2871"/>
          <table:table-cell office:value-type="float" office:value="0"/>
          <table:table-cell table:number-columns-repeated="16379"/>
        </table:table-row>
        <table:table-row>
          <table:table-cell office:value-type="float" office:value="1996140"/>
          <table:table-cell office:value-type="float" office:value="1996"/>
          <table:table-cell office:value-type="float" office:value="140"/>
          <table:table-cell office:value-type="float" office:value="3613"/>
          <table:table-cell office:value-type="float" office:value="2"/>
          <table:table-cell table:number-columns-repeated="16379"/>
        </table:table-row>
        <table:table-row>
          <table:table-cell office:value-type="float" office:value="1996141"/>
          <table:table-cell office:value-type="float" office:value="1996"/>
          <table:table-cell office:value-type="float" office:value="141"/>
          <table:table-cell office:value-type="float" office:value="9515"/>
          <table:table-cell office:value-type="float" office:value="2"/>
          <table:table-cell table:number-columns-repeated="16379"/>
        </table:table-row>
        <table:table-row>
          <table:table-cell office:value-type="float" office:value="1996142"/>
          <table:table-cell office:value-type="float" office:value="1996"/>
          <table:table-cell office:value-type="float" office:value="142"/>
          <table:table-cell office:value-type="float" office:value="6226"/>
          <table:table-cell office:value-type="float" office:value="2"/>
          <table:table-cell table:number-columns-repeated="16379"/>
        </table:table-row>
        <table:table-row>
          <table:table-cell office:value-type="float" office:value="1996143"/>
          <table:table-cell office:value-type="float" office:value="1996"/>
          <table:table-cell office:value-type="float" office:value="143"/>
          <table:table-cell office:value-type="float" office:value="11608"/>
          <table:table-cell office:value-type="float" office:value="3"/>
          <table:table-cell table:number-columns-repeated="16379"/>
        </table:table-row>
        <table:table-row>
          <table:table-cell office:value-type="float" office:value="1996144"/>
          <table:table-cell office:value-type="float" office:value="1996"/>
          <table:table-cell office:value-type="float" office:value="144"/>
          <table:table-cell office:value-type="float" office:value="5640"/>
          <table:table-cell office:value-type="float" office:value="0"/>
          <table:table-cell table:number-columns-repeated="16379"/>
        </table:table-row>
        <table:table-row>
          <table:table-cell office:value-type="float" office:value="1996145"/>
          <table:table-cell office:value-type="float" office:value="1996"/>
          <table:table-cell office:value-type="float" office:value="145"/>
          <table:table-cell office:value-type="float" office:value="6500"/>
          <table:table-cell office:value-type="float" office:value="0"/>
          <table:table-cell table:number-columns-repeated="16379"/>
        </table:table-row>
        <table:table-row>
          <table:table-cell office:value-type="float" office:value="1996146"/>
          <table:table-cell office:value-type="float" office:value="1996"/>
          <table:table-cell office:value-type="float" office:value="146"/>
          <table:table-cell office:value-type="float" office:value="9248"/>
          <table:table-cell office:value-type="float" office:value="0"/>
          <table:table-cell table:number-columns-repeated="16379"/>
        </table:table-row>
        <table:table-row>
          <table:table-cell office:value-type="float" office:value="1996147"/>
          <table:table-cell office:value-type="float" office:value="1996"/>
          <table:table-cell office:value-type="float" office:value="147"/>
          <table:table-cell office:value-type="float" office:value="3886"/>
          <table:table-cell office:value-type="float" office:value="0"/>
          <table:table-cell table:number-columns-repeated="16379"/>
        </table:table-row>
        <table:table-row>
          <table:table-cell office:value-type="float" office:value="1996148"/>
          <table:table-cell office:value-type="float" office:value="1996"/>
          <table:table-cell office:value-type="float" office:value="148"/>
          <table:table-cell office:value-type="float" office:value="3529"/>
          <table:table-cell office:value-type="float" office:value="0"/>
          <table:table-cell table:number-columns-repeated="16379"/>
        </table:table-row>
        <table:table-row>
          <table:table-cell office:value-type="float" office:value="1996149"/>
          <table:table-cell office:value-type="float" office:value="1996"/>
          <table:table-cell office:value-type="float" office:value="149"/>
          <table:table-cell office:value-type="float" office:value="1"/>
          <table:table-cell office:value-type="float" office:value="0"/>
          <table:table-cell table:number-columns-repeated="16379"/>
        </table:table-row>
        <table:table-row>
          <table:table-cell office:value-type="float" office:value="1996150"/>
          <table:table-cell office:value-type="float" office:value="1996"/>
          <table:table-cell office:value-type="float" office:value="150"/>
          <table:table-cell office:value-type="float" office:value="1"/>
          <table:table-cell office:value-type="float" office:value="0"/>
          <table:table-cell table:number-columns-repeated="16379"/>
        </table:table-row>
        <table:table-row>
          <table:table-cell office:value-type="float" office:value="1996152"/>
          <table:table-cell office:value-type="float" office:value="1996"/>
          <table:table-cell office:value-type="float" office:value="152"/>
          <table:table-cell office:value-type="float" office:value="2200"/>
          <table:table-cell office:value-type="float" office:value="5"/>
          <table:table-cell table:number-columns-repeated="16379"/>
        </table:table-row>
        <table:table-row>
          <table:table-cell office:value-type="float" office:value="1996153"/>
          <table:table-cell office:value-type="float" office:value="1996"/>
          <table:table-cell office:value-type="float" office:value="153"/>
          <table:table-cell office:value-type="float" office:value="624"/>
          <table:table-cell office:value-type="float" office:value="0"/>
          <table:table-cell table:number-columns-repeated="16379"/>
        </table:table-row>
        <table:table-row>
          <table:table-cell office:value-type="float" office:value="1996155"/>
          <table:table-cell office:value-type="float" office:value="1996"/>
          <table:table-cell office:value-type="float" office:value="155"/>
          <table:table-cell office:value-type="float" office:value="4296"/>
          <table:table-cell office:value-type="float" office:value="0"/>
          <table:table-cell table:number-columns-repeated="16379"/>
        </table:table-row>
        <table:table-row>
          <table:table-cell office:value-type="float" office:value="1996156"/>
          <table:table-cell office:value-type="float" office:value="1996"/>
          <table:table-cell office:value-type="float" office:value="156"/>
          <table:table-cell office:value-type="float" office:value="2857"/>
          <table:table-cell office:value-type="float" office:value="0"/>
          <table:table-cell table:number-columns-repeated="16379"/>
        </table:table-row>
        <table:table-row>
          <table:table-cell office:value-type="float" office:value="1996157"/>
          <table:table-cell office:value-type="float" office:value="1996"/>
          <table:table-cell office:value-type="float" office:value="157"/>
          <table:table-cell office:value-type="float" office:value="6466"/>
          <table:table-cell office:value-type="float" office:value="0"/>
          <table:table-cell table:number-columns-repeated="16379"/>
        </table:table-row>
        <table:table-row>
          <table:table-cell office:value-type="float" office:value="1996158"/>
          <table:table-cell office:value-type="float" office:value="1996"/>
          <table:table-cell office:value-type="float" office:value="158"/>
          <table:table-cell office:value-type="float" office:value="36803"/>
          <table:table-cell office:value-type="float" office:value="2"/>
          <table:table-cell table:number-columns-repeated="16379"/>
        </table:table-row>
        <table:table-row>
          <table:table-cell office:value-type="float" office:value="1996160"/>
          <table:table-cell office:value-type="float" office:value="1996"/>
          <table:table-cell office:value-type="float" office:value="160"/>
          <table:table-cell office:value-type="float" office:value="1063"/>
          <table:table-cell office:value-type="float" office:value="0"/>
          <table:table-cell table:number-columns-repeated="16379"/>
        </table:table-row>
        <table:table-row>
          <table:table-cell office:value-type="float" office:value="1996161"/>
          <table:table-cell office:value-type="float" office:value="1996"/>
          <table:table-cell office:value-type="float" office:value="161"/>
          <table:table-cell office:value-type="float" office:value="863"/>
          <table:table-cell office:value-type="float" office:value="0"/>
          <table:table-cell table:number-columns-repeated="16379"/>
        </table:table-row>
        <table:table-row>
          <table:table-cell office:value-type="float" office:value="1996162"/>
          <table:table-cell office:value-type="float" office:value="1996"/>
          <table:table-cell office:value-type="float" office:value="162"/>
          <table:table-cell office:value-type="float" office:value="700"/>
          <table:table-cell office:value-type="float" office:value="5"/>
          <table:table-cell table:number-columns-repeated="16379"/>
        </table:table-row>
        <table:table-row>
          <table:table-cell office:value-type="float" office:value="1996163"/>
          <table:table-cell office:value-type="float" office:value="1996"/>
          <table:table-cell office:value-type="float" office:value="163"/>
          <table:table-cell office:value-type="float" office:value="585"/>
          <table:table-cell office:value-type="float" office:value="5"/>
          <table:table-cell table:number-columns-repeated="16379"/>
        </table:table-row>
        <table:table-row>
          <table:table-cell office:value-type="float" office:value="1997001"/>
          <table:table-cell office:value-type="float" office:value="1997"/>
          <table:table-cell office:value-type="float" office:value="1"/>
          <table:table-cell office:value-type="float" office:value="397476"/>
          <table:table-cell office:value-type="float" office:value="1"/>
          <table:table-cell table:number-columns-repeated="16379"/>
        </table:table-row>
        <table:table-row>
          <table:table-cell office:value-type="float" office:value="1997002"/>
          <table:table-cell office:value-type="float" office:value="1997"/>
          <table:table-cell office:value-type="float" office:value="2"/>
          <table:table-cell office:value-type="float" office:value="49665"/>
          <table:table-cell office:value-type="float" office:value="4"/>
          <table:table-cell table:number-columns-repeated="16379"/>
        </table:table-row>
        <table:table-row>
          <table:table-cell office:value-type="float" office:value="1997003"/>
          <table:table-cell office:value-type="float" office:value="1997"/>
          <table:table-cell office:value-type="float" office:value="3"/>
          <table:table-cell office:value-type="float" office:value="46008"/>
          <table:table-cell office:value-type="float" office:value="2"/>
          <table:table-cell table:number-columns-repeated="16379"/>
        </table:table-row>
        <table:table-row>
          <table:table-cell office:value-type="float" office:value="1997004"/>
          <table:table-cell office:value-type="float" office:value="1997"/>
          <table:table-cell office:value-type="float" office:value="4"/>
          <table:table-cell office:value-type="float" office:value="42830"/>
          <table:table-cell office:value-type="float" office:value="0"/>
          <table:table-cell table:number-columns-repeated="16379"/>
        </table:table-row>
        <table:table-row>
          <table:table-cell office:value-type="float" office:value="1997005"/>
          <table:table-cell office:value-type="float" office:value="1997"/>
          <table:table-cell office:value-type="float" office:value="5"/>
          <table:table-cell office:value-type="float" office:value="41359"/>
          <table:table-cell office:value-type="float" office:value="2"/>
          <table:table-cell table:number-columns-repeated="16379"/>
        </table:table-row>
        <table:table-row>
          <table:table-cell office:value-type="float" office:value="1997006"/>
          <table:table-cell office:value-type="float" office:value="1997"/>
          <table:table-cell office:value-type="float" office:value="6"/>
          <table:table-cell office:value-type="float" office:value="30300"/>
          <table:table-cell office:value-type="float" office:value="2"/>
          <table:table-cell table:number-columns-repeated="16379"/>
        </table:table-row>
        <table:table-row>
          <table:table-cell office:value-type="float" office:value="1997007"/>
          <table:table-cell office:value-type="float" office:value="1997"/>
          <table:table-cell office:value-type="float" office:value="7"/>
          <table:table-cell office:value-type="float" office:value="104744"/>
          <table:table-cell office:value-type="float" office:value="2"/>
          <table:table-cell table:number-columns-repeated="16379"/>
        </table:table-row>
        <table:table-row>
          <table:table-cell office:value-type="float" office:value="1997008"/>
          <table:table-cell office:value-type="float" office:value="1997"/>
          <table:table-cell office:value-type="float" office:value="8"/>
          <table:table-cell office:value-type="float" office:value="56869"/>
          <table:table-cell office:value-type="float" office:value="2"/>
          <table:table-cell table:number-columns-repeated="16379"/>
        </table:table-row>
        <table:table-row>
          <table:table-cell office:value-type="float" office:value="1997009"/>
          <table:table-cell office:value-type="float" office:value="1997"/>
          <table:table-cell office:value-type="float" office:value="9"/>
          <table:table-cell office:value-type="float" office:value="12151"/>
          <table:table-cell office:value-type="float" office:value="4"/>
          <table:table-cell table:number-columns-repeated="16379"/>
        </table:table-row>
        <table:table-row>
          <table:table-cell office:value-type="float" office:value="1997010"/>
          <table:table-cell office:value-type="float" office:value="1997"/>
          <table:table-cell office:value-type="float" office:value="10"/>
          <table:table-cell office:value-type="float" office:value="38600"/>
          <table:table-cell office:value-type="float" office:value="4"/>
          <table:table-cell table:number-columns-repeated="16379"/>
        </table:table-row>
        <table:table-row>
          <table:table-cell office:value-type="float" office:value="1997011"/>
          <table:table-cell office:value-type="float" office:value="1997"/>
          <table:table-cell office:value-type="float" office:value="11"/>
          <table:table-cell office:value-type="float" office:value="8454"/>
          <table:table-cell office:value-type="float" office:value="4"/>
          <table:table-cell table:number-columns-repeated="16379"/>
        </table:table-row>
        <table:table-row>
          <table:table-cell office:value-type="float" office:value="1997012"/>
          <table:table-cell office:value-type="float" office:value="1997"/>
          <table:table-cell office:value-type="float" office:value="12"/>
          <table:table-cell office:value-type="float" office:value="14150"/>
          <table:table-cell office:value-type="float" office:value="5"/>
          <table:table-cell table:number-columns-repeated="16379"/>
        </table:table-row>
        <table:table-row>
          <table:table-cell office:value-type="float" office:value="1997013"/>
          <table:table-cell office:value-type="float" office:value="1997"/>
          <table:table-cell office:value-type="float" office:value="13"/>
          <table:table-cell office:value-type="float" office:value="5077"/>
          <table:table-cell office:value-type="float" office:value="5"/>
          <table:table-cell table:number-columns-repeated="16379"/>
        </table:table-row>
        <table:table-row>
          <table:table-cell office:value-type="float" office:value="1997015"/>
          <table:table-cell office:value-type="float" office:value="1997"/>
          <table:table-cell office:value-type="float" office:value="15"/>
          <table:table-cell office:value-type="float" office:value="8387"/>
          <table:table-cell office:value-type="float" office:value="3"/>
          <table:table-cell table:number-columns-repeated="16379"/>
        </table:table-row>
        <table:table-row>
          <table:table-cell office:value-type="float" office:value="1997016"/>
          <table:table-cell office:value-type="float" office:value="1997"/>
          <table:table-cell office:value-type="float" office:value="16"/>
          <table:table-cell office:value-type="float" office:value="6644"/>
          <table:table-cell office:value-type="float" office:value="3"/>
          <table:table-cell table:number-columns-repeated="16379"/>
        </table:table-row>
        <table:table-row>
          <table:table-cell office:value-type="float" office:value="1997017"/>
          <table:table-cell office:value-type="float" office:value="1997"/>
          <table:table-cell office:value-type="float" office:value="17"/>
          <table:table-cell office:value-type="float" office:value="3986"/>
          <table:table-cell office:value-type="float" office:value="3"/>
          <table:table-cell table:number-columns-repeated="16379"/>
        </table:table-row>
        <table:table-row>
          <table:table-cell office:value-type="float" office:value="1997018"/>
          <table:table-cell office:value-type="float" office:value="1997"/>
          <table:table-cell office:value-type="float" office:value="18"/>
          <table:table-cell office:value-type="float" office:value="1"/>
          <table:table-cell office:value-type="float" office:value="0"/>
          <table:table-cell table:number-columns-repeated="16379"/>
        </table:table-row>
        <table:table-row>
          <table:table-cell office:value-type="float" office:value="1997019"/>
          <table:table-cell office:value-type="float" office:value="1997"/>
          <table:table-cell office:value-type="float" office:value="19"/>
          <table:table-cell office:value-type="float" office:value="8160"/>
          <table:table-cell office:value-type="float" office:value="3"/>
          <table:table-cell table:number-columns-repeated="16379"/>
        </table:table-row>
        <table:table-row>
          <table:table-cell office:value-type="float" office:value="1997020"/>
          <table:table-cell office:value-type="float" office:value="1997"/>
          <table:table-cell office:value-type="float" office:value="20"/>
          <table:table-cell office:value-type="float" office:value="5320"/>
          <table:table-cell office:value-type="float" office:value="3"/>
          <table:table-cell table:number-columns-repeated="16379"/>
        </table:table-row>
        <table:table-row>
          <table:table-cell office:value-type="float" office:value="1997022"/>
          <table:table-cell office:value-type="float" office:value="1997"/>
          <table:table-cell office:value-type="float" office:value="22"/>
          <table:table-cell office:value-type="float" office:value="6522"/>
          <table:table-cell office:value-type="float" office:value="0"/>
          <table:table-cell table:number-columns-repeated="16379"/>
        </table:table-row>
        <table:table-row>
          <table:table-cell office:value-type="float" office:value="1997023"/>
          <table:table-cell office:value-type="float" office:value="1997"/>
          <table:table-cell office:value-type="float" office:value="23"/>
          <table:table-cell office:value-type="float" office:value="9768"/>
          <table:table-cell office:value-type="float" office:value="3"/>
          <table:table-cell table:number-columns-repeated="16379"/>
        </table:table-row>
        <table:table-row>
          <table:table-cell office:value-type="float" office:value="1997024"/>
          <table:table-cell office:value-type="float" office:value="1997"/>
          <table:table-cell office:value-type="float" office:value="24"/>
          <table:table-cell office:value-type="float" office:value="21534"/>
          <table:table-cell office:value-type="float" office:value="3"/>
          <table:table-cell table:number-columns-repeated="16379"/>
        </table:table-row>
        <table:table-row>
          <table:table-cell office:value-type="float" office:value="1997025"/>
          <table:table-cell office:value-type="float" office:value="1997"/>
          <table:table-cell office:value-type="float" office:value="25"/>
          <table:table-cell office:value-type="float" office:value="6601"/>
          <table:table-cell office:value-type="float" office:value="3"/>
          <table:table-cell table:number-columns-repeated="16379"/>
        </table:table-row>
        <table:table-row>
          <table:table-cell office:value-type="float" office:value="1997027"/>
          <table:table-cell office:value-type="float" office:value="1997"/>
          <table:table-cell office:value-type="float" office:value="27"/>
          <table:table-cell office:value-type="float" office:value="5114"/>
          <table:table-cell office:value-type="float" office:value="3"/>
          <table:table-cell table:number-columns-repeated="16379"/>
        </table:table-row>
        <table:table-row>
          <table:table-cell office:value-type="float" office:value="1997028"/>
          <table:table-cell office:value-type="float" office:value="1997"/>
          <table:table-cell office:value-type="float" office:value="28"/>
          <table:table-cell office:value-type="float" office:value="9286"/>
          <table:table-cell office:value-type="float" office:value="3"/>
          <table:table-cell table:number-columns-repeated="16379"/>
        </table:table-row>
        <table:table-row>
          <table:table-cell office:value-type="float" office:value="1997029"/>
          <table:table-cell office:value-type="float" office:value="1997"/>
          <table:table-cell office:value-type="float" office:value="29"/>
          <table:table-cell office:value-type="float" office:value="7287"/>
          <table:table-cell office:value-type="float" office:value="3"/>
          <table:table-cell table:number-columns-repeated="16379"/>
        </table:table-row>
        <table:table-row>
          <table:table-cell office:value-type="float" office:value="1997031"/>
          <table:table-cell office:value-type="float" office:value="1997"/>
          <table:table-cell office:value-type="float" office:value="31"/>
          <table:table-cell office:value-type="float" office:value="12040"/>
          <table:table-cell office:value-type="float" office:value="3"/>
          <table:table-cell table:number-columns-repeated="16379"/>
        </table:table-row>
        <table:table-row>
          <table:table-cell office:value-type="float" office:value="1997032"/>
          <table:table-cell office:value-type="float" office:value="1997"/>
          <table:table-cell office:value-type="float" office:value="32"/>
          <table:table-cell office:value-type="float" office:value="38829"/>
          <table:table-cell office:value-type="float" office:value="3"/>
          <table:table-cell table:number-columns-repeated="16379"/>
        </table:table-row>
        <table:table-row>
          <table:table-cell office:value-type="float" office:value="1997033"/>
          <table:table-cell office:value-type="float" office:value="1997"/>
          <table:table-cell office:value-type="float" office:value="33"/>
          <table:table-cell office:value-type="float" office:value="7400"/>
          <table:table-cell office:value-type="float" office:value="3"/>
          <table:table-cell table:number-columns-repeated="16379"/>
        </table:table-row>
        <table:table-row>
          <table:table-cell office:value-type="float" office:value="1997035"/>
          <table:table-cell office:value-type="float" office:value="1997"/>
          <table:table-cell office:value-type="float" office:value="35"/>
          <table:table-cell office:value-type="float" office:value="12721"/>
          <table:table-cell office:value-type="float" office:value="0"/>
          <table:table-cell table:number-columns-repeated="16379"/>
        </table:table-row>
        <table:table-row>
          <table:table-cell office:value-type="float" office:value="1997036"/>
          <table:table-cell office:value-type="float" office:value="1997"/>
          <table:table-cell office:value-type="float" office:value="36"/>
          <table:table-cell office:value-type="float" office:value="16907"/>
          <table:table-cell office:value-type="float" office:value="3"/>
          <table:table-cell table:number-columns-repeated="16379"/>
        </table:table-row>
        <table:table-row>
          <table:table-cell office:value-type="float" office:value="1997037"/>
          <table:table-cell office:value-type="float" office:value="1997"/>
          <table:table-cell office:value-type="float" office:value="37"/>
          <table:table-cell office:value-type="float" office:value="11523"/>
          <table:table-cell office:value-type="float" office:value="3"/>
          <table:table-cell table:number-columns-repeated="16379"/>
        </table:table-row>
        <table:table-row>
          <table:table-cell office:value-type="float" office:value="1997038"/>
          <table:table-cell office:value-type="float" office:value="1997"/>
          <table:table-cell office:value-type="float" office:value="38"/>
          <table:table-cell office:value-type="float" office:value="23123"/>
          <table:table-cell office:value-type="float" office:value="3"/>
          <table:table-cell table:number-columns-repeated="16379"/>
        </table:table-row>
        <table:table-row>
          <table:table-cell office:value-type="float" office:value="1997039"/>
          <table:table-cell office:value-type="float" office:value="1997"/>
          <table:table-cell office:value-type="float" office:value="39"/>
          <table:table-cell office:value-type="float" office:value="13881"/>
          <table:table-cell office:value-type="float" office:value="3"/>
          <table:table-cell table:number-columns-repeated="16379"/>
        </table:table-row>
        <table:table-row>
          <table:table-cell office:value-type="float" office:value="1997040"/>
          <table:table-cell office:value-type="float" office:value="1997"/>
          <table:table-cell office:value-type="float" office:value="40"/>
          <table:table-cell office:value-type="float" office:value="6639"/>
          <table:table-cell office:value-type="float" office:value="3"/>
          <table:table-cell table:number-columns-repeated="16379"/>
        </table:table-row>
        <table:table-row>
          <table:table-cell office:value-type="float" office:value="1997041"/>
          <table:table-cell office:value-type="float" office:value="1997"/>
          <table:table-cell office:value-type="float" office:value="41"/>
          <table:table-cell office:value-type="float" office:value="19933"/>
          <table:table-cell office:value-type="float" office:value="0"/>
          <table:table-cell table:number-columns-repeated="16379"/>
        </table:table-row>
        <table:table-row>
          <table:table-cell office:value-type="float" office:value="1997042"/>
          <table:table-cell office:value-type="float" office:value="1997"/>
          <table:table-cell office:value-type="float" office:value="42"/>
          <table:table-cell office:value-type="float" office:value="11979"/>
          <table:table-cell office:value-type="float" office:value="0"/>
          <table:table-cell table:number-columns-repeated="16379"/>
        </table:table-row>
        <table:table-row>
          <table:table-cell office:value-type="float" office:value="1997043"/>
          <table:table-cell office:value-type="float" office:value="1997"/>
          <table:table-cell office:value-type="float" office:value="43"/>
          <table:table-cell office:value-type="float" office:value="16482"/>
          <table:table-cell office:value-type="float" office:value="3"/>
          <table:table-cell table:number-columns-repeated="16379"/>
        </table:table-row>
        <table:table-row>
          <table:table-cell office:value-type="float" office:value="1997044"/>
          <table:table-cell office:value-type="float" office:value="1997"/>
          <table:table-cell office:value-type="float" office:value="44"/>
          <table:table-cell office:value-type="float" office:value="6756"/>
          <table:table-cell office:value-type="float" office:value="3"/>
          <table:table-cell table:number-columns-repeated="16379"/>
        </table:table-row>
        <table:table-row>
          <table:table-cell office:value-type="float" office:value="1997045"/>
          <table:table-cell office:value-type="float" office:value="1997"/>
          <table:table-cell office:value-type="float" office:value="45"/>
          <table:table-cell office:value-type="float" office:value="15420"/>
          <table:table-cell office:value-type="float" office:value="3"/>
          <table:table-cell table:number-columns-repeated="16379"/>
        </table:table-row>
        <table:table-row>
          <table:table-cell office:value-type="float" office:value="1997046"/>
          <table:table-cell office:value-type="float" office:value="1997"/>
          <table:table-cell office:value-type="float" office:value="46"/>
          <table:table-cell office:value-type="float" office:value="9333"/>
          <table:table-cell office:value-type="float" office:value="3"/>
          <table:table-cell table:number-columns-repeated="16379"/>
        </table:table-row>
        <table:table-row>
          <table:table-cell office:value-type="float" office:value="1997047"/>
          <table:table-cell office:value-type="float" office:value="1997"/>
          <table:table-cell office:value-type="float" office:value="47"/>
          <table:table-cell office:value-type="float" office:value="8006"/>
          <table:table-cell office:value-type="float" office:value="3"/>
          <table:table-cell table:number-columns-repeated="16379"/>
        </table:table-row>
        <table:table-row>
          <table:table-cell office:value-type="float" office:value="1997048"/>
          <table:table-cell office:value-type="float" office:value="1997"/>
          <table:table-cell office:value-type="float" office:value="48"/>
          <table:table-cell office:value-type="float" office:value="5505"/>
          <table:table-cell office:value-type="float" office:value="0"/>
          <table:table-cell table:number-columns-repeated="16379"/>
        </table:table-row>
        <table:table-row>
          <table:table-cell office:value-type="float" office:value="1997049"/>
          <table:table-cell office:value-type="float" office:value="1997"/>
          <table:table-cell office:value-type="float" office:value="49"/>
          <table:table-cell office:value-type="float" office:value="10496"/>
          <table:table-cell office:value-type="float" office:value="3"/>
          <table:table-cell table:number-columns-repeated="16379"/>
        </table:table-row>
        <table:table-row>
          <table:table-cell office:value-type="float" office:value="1997051"/>
          <table:table-cell office:value-type="float" office:value="1997"/>
          <table:table-cell office:value-type="float" office:value="51"/>
          <table:table-cell office:value-type="float" office:value="12556"/>
          <table:table-cell office:value-type="float" office:value="5"/>
          <table:table-cell table:number-columns-repeated="16379"/>
        </table:table-row>
        <table:table-row>
          <table:table-cell office:value-type="float" office:value="1997053"/>
          <table:table-cell office:value-type="float" office:value="1997"/>
          <table:table-cell office:value-type="float" office:value="53"/>
          <table:table-cell office:value-type="float" office:value="5444"/>
          <table:table-cell office:value-type="float" office:value="3"/>
          <table:table-cell table:number-columns-repeated="16379"/>
        </table:table-row>
        <table:table-row>
          <table:table-cell office:value-type="float" office:value="1997054"/>
          <table:table-cell office:value-type="float" office:value="1997"/>
          <table:table-cell office:value-type="float" office:value="54"/>
          <table:table-cell office:value-type="float" office:value="15129"/>
          <table:table-cell office:value-type="float" office:value="3"/>
          <table:table-cell table:number-columns-repeated="16379"/>
        </table:table-row>
        <table:table-row>
          <table:table-cell office:value-type="float" office:value="1997055"/>
          <table:table-cell office:value-type="float" office:value="1997"/>
          <table:table-cell office:value-type="float" office:value="55"/>
          <table:table-cell office:value-type="float" office:value="14834"/>
          <table:table-cell office:value-type="float" office:value="3"/>
          <table:table-cell table:number-columns-repeated="16379"/>
        </table:table-row>
        <table:table-row>
          <table:table-cell office:value-type="float" office:value="1997056"/>
          <table:table-cell office:value-type="float" office:value="1997"/>
          <table:table-cell office:value-type="float" office:value="56"/>
          <table:table-cell office:value-type="float" office:value="11556"/>
          <table:table-cell office:value-type="float" office:value="3"/>
          <table:table-cell table:number-columns-repeated="16379"/>
        </table:table-row>
        <table:table-row>
          <table:table-cell office:value-type="float" office:value="1997057"/>
          <table:table-cell office:value-type="float" office:value="1997"/>
          <table:table-cell office:value-type="float" office:value="57"/>
          <table:table-cell office:value-type="float" office:value="15372"/>
          <table:table-cell office:value-type="float" office:value="3"/>
          <table:table-cell table:number-columns-repeated="16379"/>
        </table:table-row>
        <table:table-row>
          <table:table-cell office:value-type="float" office:value="1997058"/>
          <table:table-cell office:value-type="float" office:value="1997"/>
          <table:table-cell office:value-type="float" office:value="58"/>
          <table:table-cell office:value-type="float" office:value="3820"/>
          <table:table-cell office:value-type="float" office:value="3"/>
          <table:table-cell table:number-columns-repeated="16379"/>
        </table:table-row>
        <table:table-row>
          <table:table-cell office:value-type="float" office:value="1997060"/>
          <table:table-cell office:value-type="float" office:value="1997"/>
          <table:table-cell office:value-type="float" office:value="60"/>
          <table:table-cell office:value-type="float" office:value="12464"/>
          <table:table-cell office:value-type="float" office:value="2"/>
          <table:table-cell table:number-columns-repeated="16379"/>
        </table:table-row>
        <table:table-row>
          <table:table-cell office:value-type="float" office:value="1997061"/>
          <table:table-cell office:value-type="float" office:value="1997"/>
          <table:table-cell office:value-type="float" office:value="61"/>
          <table:table-cell office:value-type="float" office:value="21445"/>
          <table:table-cell office:value-type="float" office:value="2"/>
          <table:table-cell table:number-columns-repeated="16379"/>
        </table:table-row>
        <table:table-row>
          <table:table-cell office:value-type="float" office:value="1997062"/>
          <table:table-cell office:value-type="float" office:value="1997"/>
          <table:table-cell office:value-type="float" office:value="62"/>
          <table:table-cell office:value-type="float" office:value="11467"/>
          <table:table-cell office:value-type="float" office:value="3"/>
          <table:table-cell table:number-columns-repeated="16379"/>
        </table:table-row>
        <table:table-row>
          <table:table-cell office:value-type="float" office:value="1997063"/>
          <table:table-cell office:value-type="float" office:value="1997"/>
          <table:table-cell office:value-type="float" office:value="63"/>
          <table:table-cell office:value-type="float" office:value="9210"/>
          <table:table-cell office:value-type="float" office:value="0"/>
          <table:table-cell table:number-columns-repeated="16379"/>
        </table:table-row>
        <table:table-row>
          <table:table-cell office:value-type="float" office:value="1997064"/>
          <table:table-cell office:value-type="float" office:value="1997"/>
          <table:table-cell office:value-type="float" office:value="64"/>
          <table:table-cell office:value-type="float" office:value="13886"/>
          <table:table-cell office:value-type="float" office:value="3"/>
          <table:table-cell table:number-columns-repeated="16379"/>
        </table:table-row>
        <table:table-row>
          <table:table-cell office:value-type="float" office:value="1997066"/>
          <table:table-cell office:value-type="float" office:value="1997"/>
          <table:table-cell office:value-type="float" office:value="66"/>
          <table:table-cell office:value-type="float" office:value="25462"/>
          <table:table-cell office:value-type="float" office:value="3"/>
          <table:table-cell table:number-columns-repeated="16379"/>
        </table:table-row>
        <table:table-row>
          <table:table-cell office:value-type="float" office:value="1997067"/>
          <table:table-cell office:value-type="float" office:value="1997"/>
          <table:table-cell office:value-type="float" office:value="67"/>
          <table:table-cell office:value-type="float" office:value="13285"/>
          <table:table-cell office:value-type="float" office:value="3"/>
          <table:table-cell table:number-columns-repeated="16379"/>
        </table:table-row>
        <table:table-row>
          <table:table-cell office:value-type="float" office:value="1997068"/>
          <table:table-cell office:value-type="float" office:value="1997"/>
          <table:table-cell office:value-type="float" office:value="68"/>
          <table:table-cell office:value-type="float" office:value="8649"/>
          <table:table-cell office:value-type="float" office:value="3"/>
          <table:table-cell table:number-columns-repeated="16379"/>
        </table:table-row>
        <table:table-row>
          <table:table-cell office:value-type="float" office:value="1997070"/>
          <table:table-cell office:value-type="float" office:value="1997"/>
          <table:table-cell office:value-type="float" office:value="70"/>
          <table:table-cell office:value-type="float" office:value="15904"/>
          <table:table-cell office:value-type="float" office:value="0"/>
          <table:table-cell table:number-columns-repeated="16379"/>
        </table:table-row>
        <table:table-row>
          <table:table-cell office:value-type="float" office:value="1997071"/>
          <table:table-cell office:value-type="float" office:value="1997"/>
          <table:table-cell office:value-type="float" office:value="71"/>
          <table:table-cell office:value-type="float" office:value="5700"/>
          <table:table-cell office:value-type="float" office:value="3"/>
          <table:table-cell table:number-columns-repeated="16379"/>
        </table:table-row>
        <table:table-row>
          <table:table-cell office:value-type="float" office:value="1997072"/>
          <table:table-cell office:value-type="float" office:value="1997"/>
          <table:table-cell office:value-type="float" office:value="72"/>
          <table:table-cell office:value-type="float" office:value="6725"/>
          <table:table-cell office:value-type="float" office:value="0"/>
          <table:table-cell table:number-columns-repeated="16379"/>
        </table:table-row>
        <table:table-row>
          <table:table-cell office:value-type="float" office:value="1997073"/>
          <table:table-cell office:value-type="float" office:value="1997"/>
          <table:table-cell office:value-type="float" office:value="73"/>
          <table:table-cell office:value-type="float" office:value="24871"/>
          <table:table-cell office:value-type="float" office:value="3"/>
          <table:table-cell table:number-columns-repeated="16379"/>
        </table:table-row>
        <table:table-row>
          <table:table-cell office:value-type="float" office:value="1997074"/>
          <table:table-cell office:value-type="float" office:value="1997"/>
          <table:table-cell office:value-type="float" office:value="74"/>
          <table:table-cell office:value-type="float" office:value="2951"/>
          <table:table-cell office:value-type="float" office:value="3"/>
          <table:table-cell table:number-columns-repeated="16379"/>
        </table:table-row>
        <table:table-row>
          <table:table-cell office:value-type="float" office:value="1997075"/>
          <table:table-cell office:value-type="float" office:value="1997"/>
          <table:table-cell office:value-type="float" office:value="75"/>
          <table:table-cell office:value-type="float" office:value="1"/>
          <table:table-cell office:value-type="float" office:value="0"/>
          <table:table-cell table:number-columns-repeated="16379"/>
        </table:table-row>
        <table:table-row>
          <table:table-cell office:value-type="float" office:value="1997076"/>
          <table:table-cell office:value-type="float" office:value="1997"/>
          <table:table-cell office:value-type="float" office:value="76"/>
          <table:table-cell office:value-type="float" office:value="5808"/>
          <table:table-cell office:value-type="float" office:value="3"/>
          <table:table-cell table:number-columns-repeated="16379"/>
        </table:table-row>
        <table:table-row>
          <table:table-cell office:value-type="float" office:value="1997079"/>
          <table:table-cell office:value-type="float" office:value="1997"/>
          <table:table-cell office:value-type="float" office:value="79"/>
          <table:table-cell office:value-type="float" office:value="1"/>
          <table:table-cell office:value-type="float" office:value="0"/>
          <table:table-cell table:number-columns-repeated="16379"/>
        </table:table-row>
        <table:table-row>
          <table:table-cell office:value-type="float" office:value="1997095"/>
          <table:table-cell office:value-type="float" office:value="1997"/>
          <table:table-cell office:value-type="float" office:value="95"/>
          <table:table-cell office:value-type="float" office:value="4503"/>
          <table:table-cell office:value-type="float" office:value="3"/>
          <table:table-cell table:number-columns-repeated="16379"/>
        </table:table-row>
        <table:table-row>
          <table:table-cell office:value-type="float" office:value="1997096"/>
          <table:table-cell office:value-type="float" office:value="1997"/>
          <table:table-cell office:value-type="float" office:value="96"/>
          <table:table-cell office:value-type="float" office:value="4780"/>
          <table:table-cell office:value-type="float" office:value="3"/>
          <table:table-cell table:number-columns-repeated="16379"/>
        </table:table-row>
        <table:table-row>
          <table:table-cell office:value-type="float" office:value="1997097"/>
          <table:table-cell office:value-type="float" office:value="1997"/>
          <table:table-cell office:value-type="float" office:value="97"/>
          <table:table-cell office:value-type="float" office:value="8271"/>
          <table:table-cell office:value-type="float" office:value="3"/>
          <table:table-cell table:number-columns-repeated="16379"/>
        </table:table-row>
        <table:table-row>
          <table:table-cell office:value-type="float" office:value="1997099"/>
          <table:table-cell office:value-type="float" office:value="1997"/>
          <table:table-cell office:value-type="float" office:value="99"/>
          <table:table-cell office:value-type="float" office:value="6409"/>
          <table:table-cell office:value-type="float" office:value="3"/>
          <table:table-cell table:number-columns-repeated="16379"/>
        </table:table-row>
        <table:table-row>
          <table:table-cell office:value-type="float" office:value="1997100"/>
          <table:table-cell office:value-type="float" office:value="1997"/>
          <table:table-cell office:value-type="float" office:value="100"/>
          <table:table-cell office:value-type="float" office:value="8502"/>
          <table:table-cell office:value-type="float" office:value="3"/>
          <table:table-cell table:number-columns-repeated="16379"/>
        </table:table-row>
        <table:table-row>
          <table:table-cell office:value-type="float" office:value="1997101"/>
          <table:table-cell office:value-type="float" office:value="1997"/>
          <table:table-cell office:value-type="float" office:value="101"/>
          <table:table-cell office:value-type="float" office:value="19731"/>
          <table:table-cell office:value-type="float" office:value="4"/>
          <table:table-cell table:number-columns-repeated="16379"/>
        </table:table-row>
        <table:table-row>
          <table:table-cell office:value-type="float" office:value="1997103"/>
          <table:table-cell office:value-type="float" office:value="1997"/>
          <table:table-cell office:value-type="float" office:value="103"/>
          <table:table-cell office:value-type="float" office:value="1"/>
          <table:table-cell office:value-type="float" office:value="0"/>
          <table:table-cell table:number-columns-repeated="16379"/>
        </table:table-row>
        <table:table-row>
          <table:table-cell office:value-type="float" office:value="1997104"/>
          <table:table-cell office:value-type="float" office:value="1997"/>
          <table:table-cell office:value-type="float" office:value="104"/>
          <table:table-cell office:value-type="float" office:value="14643"/>
          <table:table-cell office:value-type="float" office:value="4"/>
          <table:table-cell table:number-columns-repeated="16379"/>
        </table:table-row>
        <table:table-row>
          <table:table-cell office:value-type="float" office:value="1997105"/>
          <table:table-cell office:value-type="float" office:value="1997"/>
          <table:table-cell office:value-type="float" office:value="105"/>
          <table:table-cell office:value-type="float" office:value="1800"/>
          <table:table-cell office:value-type="float" office:value="4"/>
          <table:table-cell table:number-columns-repeated="16379"/>
        </table:table-row>
        <table:table-row>
          <table:table-cell office:value-type="float" office:value="1997106"/>
          <table:table-cell office:value-type="float" office:value="1997"/>
          <table:table-cell office:value-type="float" office:value="106"/>
          <table:table-cell office:value-type="float" office:value="14003"/>
          <table:table-cell office:value-type="float" office:value="4"/>
          <table:table-cell table:number-columns-repeated="16379"/>
        </table:table-row>
        <table:table-row>
          <table:table-cell office:value-type="float" office:value="1997107"/>
          <table:table-cell office:value-type="float" office:value="1997"/>
          <table:table-cell office:value-type="float" office:value="107"/>
          <table:table-cell office:value-type="float" office:value="15175"/>
          <table:table-cell office:value-type="float" office:value="4"/>
          <table:table-cell table:number-columns-repeated="16379"/>
        </table:table-row>
        <table:table-row>
          <table:table-cell office:value-type="float" office:value="1997108"/>
          <table:table-cell office:value-type="float" office:value="1997"/>
          <table:table-cell office:value-type="float" office:value="108"/>
          <table:table-cell office:value-type="float" office:value="8412"/>
          <table:table-cell office:value-type="float" office:value="4"/>
          <table:table-cell table:number-columns-repeated="16379"/>
        </table:table-row>
        <table:table-row>
          <table:table-cell office:value-type="float" office:value="1997109"/>
          <table:table-cell office:value-type="float" office:value="1997"/>
          <table:table-cell office:value-type="float" office:value="109"/>
          <table:table-cell office:value-type="float" office:value="24111"/>
          <table:table-cell office:value-type="float" office:value="4"/>
          <table:table-cell table:number-columns-repeated="16379"/>
        </table:table-row>
        <table:table-row>
          <table:table-cell office:value-type="float" office:value="1997110"/>
          <table:table-cell office:value-type="float" office:value="1997"/>
          <table:table-cell office:value-type="float" office:value="110"/>
          <table:table-cell office:value-type="float" office:value="4012"/>
          <table:table-cell office:value-type="float" office:value="4"/>
          <table:table-cell table:number-columns-repeated="16379"/>
        </table:table-row>
        <table:table-row>
          <table:table-cell office:value-type="float" office:value="1997111"/>
          <table:table-cell office:value-type="float" office:value="1997"/>
          <table:table-cell office:value-type="float" office:value="111"/>
          <table:table-cell office:value-type="float" office:value="9311"/>
          <table:table-cell office:value-type="float" office:value="0"/>
          <table:table-cell table:number-columns-repeated="16379"/>
        </table:table-row>
        <table:table-row>
          <table:table-cell office:value-type="float" office:value="1997117"/>
          <table:table-cell office:value-type="float" office:value="1997"/>
          <table:table-cell office:value-type="float" office:value="117"/>
          <table:table-cell office:value-type="float" office:value="1"/>
          <table:table-cell office:value-type="float" office:value="0"/>
          <table:table-cell table:number-columns-repeated="16379"/>
        </table:table-row>
        <table:table-row>
          <table:table-cell office:value-type="float" office:value="1997118"/>
          <table:table-cell office:value-type="float" office:value="1997"/>
          <table:table-cell office:value-type="float" office:value="118"/>
          <table:table-cell office:value-type="float" office:value="6480"/>
          <table:table-cell office:value-type="float" office:value="3"/>
          <table:table-cell table:number-columns-repeated="16379"/>
        </table:table-row>
        <table:table-row>
          <table:table-cell office:value-type="float" office:value="1997119"/>
          <table:table-cell office:value-type="float" office:value="1997"/>
          <table:table-cell office:value-type="float" office:value="119"/>
          <table:table-cell office:value-type="float" office:value="4048"/>
          <table:table-cell office:value-type="float" office:value="0"/>
          <table:table-cell table:number-columns-repeated="16379"/>
        </table:table-row>
        <table:table-row>
          <table:table-cell office:value-type="float" office:value="1997123"/>
          <table:table-cell office:value-type="float" office:value="1997"/>
          <table:table-cell office:value-type="float" office:value="123"/>
          <table:table-cell office:value-type="float" office:value="1"/>
          <table:table-cell office:value-type="float" office:value="0"/>
          <table:table-cell table:number-columns-repeated="16379"/>
        </table:table-row>
        <table:table-row>
          <table:table-cell office:value-type="float" office:value="1997127"/>
          <table:table-cell office:value-type="float" office:value="1997"/>
          <table:table-cell office:value-type="float" office:value="127"/>
          <table:table-cell office:value-type="float" office:value="4011"/>
          <table:table-cell office:value-type="float" office:value="3"/>
          <table:table-cell table:number-columns-repeated="16379"/>
        </table:table-row>
        <table:table-row>
          <table:table-cell office:value-type="float" office:value="1997128"/>
          <table:table-cell office:value-type="float" office:value="1997"/>
          <table:table-cell office:value-type="float" office:value="128"/>
          <table:table-cell office:value-type="float" office:value="4797"/>
          <table:table-cell office:value-type="float" office:value="0"/>
          <table:table-cell table:number-columns-repeated="16379"/>
        </table:table-row>
        <table:table-row>
          <table:table-cell office:value-type="float" office:value="1997136"/>
          <table:table-cell office:value-type="float" office:value="1997"/>
          <table:table-cell office:value-type="float" office:value="136"/>
          <table:table-cell office:value-type="float" office:value="4580"/>
          <table:table-cell office:value-type="float" office:value="2"/>
          <table:table-cell table:number-columns-repeated="16379"/>
        </table:table-row>
        <table:table-row>
          <table:table-cell office:value-type="float" office:value="1997138"/>
          <table:table-cell office:value-type="float" office:value="1997"/>
          <table:table-cell office:value-type="float" office:value="138"/>
          <table:table-cell office:value-type="float" office:value="10539"/>
          <table:table-cell office:value-type="float" office:value="0"/>
          <table:table-cell table:number-columns-repeated="16379"/>
        </table:table-row>
        <table:table-row>
          <table:table-cell office:value-type="float" office:value="1997139"/>
          <table:table-cell office:value-type="float" office:value="1997"/>
          <table:table-cell office:value-type="float" office:value="139"/>
          <table:table-cell office:value-type="float" office:value="3513"/>
          <table:table-cell office:value-type="float" office:value="0"/>
          <table:table-cell table:number-columns-repeated="16379"/>
        </table:table-row>
        <table:table-row>
          <table:table-cell office:value-type="float" office:value="1997140"/>
          <table:table-cell office:value-type="float" office:value="1997"/>
          <table:table-cell office:value-type="float" office:value="140"/>
          <table:table-cell office:value-type="float" office:value="3666"/>
          <table:table-cell office:value-type="float" office:value="2"/>
          <table:table-cell table:number-columns-repeated="16379"/>
        </table:table-row>
        <table:table-row>
          <table:table-cell office:value-type="float" office:value="1997141"/>
          <table:table-cell office:value-type="float" office:value="1997"/>
          <table:table-cell office:value-type="float" office:value="141"/>
          <table:table-cell office:value-type="float" office:value="9427"/>
          <table:table-cell office:value-type="float" office:value="2"/>
          <table:table-cell table:number-columns-repeated="16379"/>
        </table:table-row>
        <table:table-row>
          <table:table-cell office:value-type="float" office:value="1997142"/>
          <table:table-cell office:value-type="float" office:value="1997"/>
          <table:table-cell office:value-type="float" office:value="142"/>
          <table:table-cell office:value-type="float" office:value="6273"/>
          <table:table-cell office:value-type="float" office:value="2"/>
          <table:table-cell table:number-columns-repeated="16379"/>
        </table:table-row>
        <table:table-row>
          <table:table-cell office:value-type="float" office:value="1997143"/>
          <table:table-cell office:value-type="float" office:value="1997"/>
          <table:table-cell office:value-type="float" office:value="143"/>
          <table:table-cell office:value-type="float" office:value="11776"/>
          <table:table-cell office:value-type="float" office:value="3"/>
          <table:table-cell table:number-columns-repeated="16379"/>
        </table:table-row>
        <table:table-row>
          <table:table-cell office:value-type="float" office:value="1997144"/>
          <table:table-cell office:value-type="float" office:value="1997"/>
          <table:table-cell office:value-type="float" office:value="144"/>
          <table:table-cell office:value-type="float" office:value="1"/>
          <table:table-cell office:value-type="float" office:value="0"/>
          <table:table-cell table:number-columns-repeated="16379"/>
        </table:table-row>
        <table:table-row>
          <table:table-cell office:value-type="float" office:value="1997145"/>
          <table:table-cell office:value-type="float" office:value="1997"/>
          <table:table-cell office:value-type="float" office:value="145"/>
          <table:table-cell office:value-type="float" office:value="1"/>
          <table:table-cell office:value-type="float" office:value="0"/>
          <table:table-cell table:number-columns-repeated="16379"/>
        </table:table-row>
        <table:table-row>
          <table:table-cell office:value-type="float" office:value="1997146"/>
          <table:table-cell office:value-type="float" office:value="1997"/>
          <table:table-cell office:value-type="float" office:value="146"/>
          <table:table-cell office:value-type="float" office:value="9793"/>
          <table:table-cell office:value-type="float" office:value="0"/>
          <table:table-cell table:number-columns-repeated="16379"/>
        </table:table-row>
        <table:table-row>
          <table:table-cell office:value-type="float" office:value="1997147"/>
          <table:table-cell office:value-type="float" office:value="1997"/>
          <table:table-cell office:value-type="float" office:value="147"/>
          <table:table-cell office:value-type="float" office:value="3216"/>
          <table:table-cell office:value-type="float" office:value="0"/>
          <table:table-cell table:number-columns-repeated="16379"/>
        </table:table-row>
        <table:table-row>
          <table:table-cell office:value-type="float" office:value="1997148"/>
          <table:table-cell office:value-type="float" office:value="1997"/>
          <table:table-cell office:value-type="float" office:value="148"/>
          <table:table-cell office:value-type="float" office:value="3926"/>
          <table:table-cell office:value-type="float" office:value="0"/>
          <table:table-cell table:number-columns-repeated="16379"/>
        </table:table-row>
        <table:table-row>
          <table:table-cell office:value-type="float" office:value="1997149"/>
          <table:table-cell office:value-type="float" office:value="1997"/>
          <table:table-cell office:value-type="float" office:value="149"/>
          <table:table-cell office:value-type="float" office:value="1"/>
          <table:table-cell office:value-type="float" office:value="0"/>
          <table:table-cell table:number-columns-repeated="16379"/>
        </table:table-row>
        <table:table-row>
          <table:table-cell office:value-type="float" office:value="1997150"/>
          <table:table-cell office:value-type="float" office:value="1997"/>
          <table:table-cell office:value-type="float" office:value="150"/>
          <table:table-cell office:value-type="float" office:value="1"/>
          <table:table-cell office:value-type="float" office:value="0"/>
          <table:table-cell table:number-columns-repeated="16379"/>
        </table:table-row>
        <table:table-row>
          <table:table-cell office:value-type="float" office:value="1997152"/>
          <table:table-cell office:value-type="float" office:value="1997"/>
          <table:table-cell office:value-type="float" office:value="152"/>
          <table:table-cell office:value-type="float" office:value="2200"/>
          <table:table-cell office:value-type="float" office:value="5"/>
          <table:table-cell table:number-columns-repeated="16379"/>
        </table:table-row>
        <table:table-row>
          <table:table-cell office:value-type="float" office:value="1997153"/>
          <table:table-cell office:value-type="float" office:value="1997"/>
          <table:table-cell office:value-type="float" office:value="153"/>
          <table:table-cell office:value-type="float" office:value="525"/>
          <table:table-cell office:value-type="float" office:value="0"/>
          <table:table-cell table:number-columns-repeated="16379"/>
        </table:table-row>
        <table:table-row>
          <table:table-cell office:value-type="float" office:value="1997155"/>
          <table:table-cell office:value-type="float" office:value="1997"/>
          <table:table-cell office:value-type="float" office:value="155"/>
          <table:table-cell office:value-type="float" office:value="4443"/>
          <table:table-cell office:value-type="float" office:value="0"/>
          <table:table-cell table:number-columns-repeated="16379"/>
        </table:table-row>
        <table:table-row>
          <table:table-cell office:value-type="float" office:value="1997156"/>
          <table:table-cell office:value-type="float" office:value="1997"/>
          <table:table-cell office:value-type="float" office:value="156"/>
          <table:table-cell office:value-type="float" office:value="2934"/>
          <table:table-cell office:value-type="float" office:value="0"/>
          <table:table-cell table:number-columns-repeated="16379"/>
        </table:table-row>
        <table:table-row>
          <table:table-cell office:value-type="float" office:value="1997157"/>
          <table:table-cell office:value-type="float" office:value="1997"/>
          <table:table-cell office:value-type="float" office:value="157"/>
          <table:table-cell office:value-type="float" office:value="8296"/>
          <table:table-cell office:value-type="float" office:value="0"/>
          <table:table-cell table:number-columns-repeated="16379"/>
        </table:table-row>
        <table:table-row>
          <table:table-cell office:value-type="float" office:value="1997158"/>
          <table:table-cell office:value-type="float" office:value="1997"/>
          <table:table-cell office:value-type="float" office:value="158"/>
          <table:table-cell office:value-type="float" office:value="33891"/>
          <table:table-cell office:value-type="float" office:value="2"/>
          <table:table-cell table:number-columns-repeated="16379"/>
        </table:table-row>
        <table:table-row>
          <table:table-cell office:value-type="float" office:value="1997160"/>
          <table:table-cell office:value-type="float" office:value="1997"/>
          <table:table-cell office:value-type="float" office:value="160"/>
          <table:table-cell office:value-type="float" office:value="1287"/>
          <table:table-cell office:value-type="float" office:value="0"/>
          <table:table-cell table:number-columns-repeated="16379"/>
        </table:table-row>
        <table:table-row>
          <table:table-cell office:value-type="float" office:value="1997161"/>
          <table:table-cell office:value-type="float" office:value="1997"/>
          <table:table-cell office:value-type="float" office:value="161"/>
          <table:table-cell office:value-type="float" office:value="782"/>
          <table:table-cell office:value-type="float" office:value="0"/>
          <table:table-cell table:number-columns-repeated="16379"/>
        </table:table-row>
        <table:table-row>
          <table:table-cell office:value-type="float" office:value="1997162"/>
          <table:table-cell office:value-type="float" office:value="1997"/>
          <table:table-cell office:value-type="float" office:value="162"/>
          <table:table-cell office:value-type="float" office:value="706"/>
          <table:table-cell office:value-type="float" office:value="5"/>
          <table:table-cell table:number-columns-repeated="16379"/>
        </table:table-row>
        <table:table-row>
          <table:table-cell office:value-type="float" office:value="1997163"/>
          <table:table-cell office:value-type="float" office:value="1997"/>
          <table:table-cell office:value-type="float" office:value="163"/>
          <table:table-cell office:value-type="float" office:value="569"/>
          <table:table-cell office:value-type="float" office:value="5"/>
          <table:table-cell table:number-columns-repeated="16379"/>
        </table:table-row>
        <table:table-row>
          <table:table-cell office:value-type="float" office:value="1997164"/>
          <table:table-cell office:value-type="float" office:value="1997"/>
          <table:table-cell office:value-type="float" office:value="164"/>
          <table:table-cell office:value-type="float" office:value="1"/>
          <table:table-cell office:value-type="float" office:value="0"/>
          <table:table-cell table:number-columns-repeated="16379"/>
        </table:table-row>
        <table:table-row>
          <table:table-cell office:value-type="float" office:value="1998001"/>
          <table:table-cell office:value-type="float" office:value="1998"/>
          <table:table-cell office:value-type="float" office:value="1"/>
          <table:table-cell office:value-type="float" office:value="448014"/>
          <table:table-cell office:value-type="float" office:value="1"/>
          <table:table-cell table:number-columns-repeated="16379"/>
        </table:table-row>
        <table:table-row>
          <table:table-cell office:value-type="float" office:value="1998002"/>
          <table:table-cell office:value-type="float" office:value="1998"/>
          <table:table-cell office:value-type="float" office:value="2"/>
          <table:table-cell office:value-type="float" office:value="48588"/>
          <table:table-cell office:value-type="float" office:value="4"/>
          <table:table-cell table:number-columns-repeated="16379"/>
        </table:table-row>
        <table:table-row>
          <table:table-cell office:value-type="float" office:value="1998003"/>
          <table:table-cell office:value-type="float" office:value="1998"/>
          <table:table-cell office:value-type="float" office:value="3"/>
          <table:table-cell office:value-type="float" office:value="45875"/>
          <table:table-cell office:value-type="float" office:value="2"/>
          <table:table-cell table:number-columns-repeated="16379"/>
        </table:table-row>
        <table:table-row>
          <table:table-cell office:value-type="float" office:value="1998004"/>
          <table:table-cell office:value-type="float" office:value="1998"/>
          <table:table-cell office:value-type="float" office:value="4"/>
          <table:table-cell office:value-type="float" office:value="42581"/>
          <table:table-cell office:value-type="float" office:value="0"/>
          <table:table-cell table:number-columns-repeated="16379"/>
        </table:table-row>
        <table:table-row>
          <table:table-cell office:value-type="float" office:value="1998005"/>
          <table:table-cell office:value-type="float" office:value="1998"/>
          <table:table-cell office:value-type="float" office:value="5"/>
          <table:table-cell office:value-type="float" office:value="44346"/>
          <table:table-cell office:value-type="float" office:value="2"/>
          <table:table-cell table:number-columns-repeated="16379"/>
        </table:table-row>
        <table:table-row>
          <table:table-cell office:value-type="float" office:value="1998006"/>
          <table:table-cell office:value-type="float" office:value="1998"/>
          <table:table-cell office:value-type="float" office:value="6"/>
          <table:table-cell office:value-type="float" office:value="29159"/>
          <table:table-cell office:value-type="float" office:value="2"/>
          <table:table-cell table:number-columns-repeated="16379"/>
        </table:table-row>
        <table:table-row>
          <table:table-cell office:value-type="float" office:value="1998007"/>
          <table:table-cell office:value-type="float" office:value="1998"/>
          <table:table-cell office:value-type="float" office:value="7"/>
          <table:table-cell office:value-type="float" office:value="109833"/>
          <table:table-cell office:value-type="float" office:value="2"/>
          <table:table-cell table:number-columns-repeated="16379"/>
        </table:table-row>
        <table:table-row>
          <table:table-cell office:value-type="float" office:value="1998008"/>
          <table:table-cell office:value-type="float" office:value="1998"/>
          <table:table-cell office:value-type="float" office:value="8"/>
          <table:table-cell office:value-type="float" office:value="62060"/>
          <table:table-cell office:value-type="float" office:value="2"/>
          <table:table-cell table:number-columns-repeated="16379"/>
        </table:table-row>
        <table:table-row>
          <table:table-cell office:value-type="float" office:value="1998009"/>
          <table:table-cell office:value-type="float" office:value="1998"/>
          <table:table-cell office:value-type="float" office:value="9"/>
          <table:table-cell office:value-type="float" office:value="12993"/>
          <table:table-cell office:value-type="float" office:value="4"/>
          <table:table-cell table:number-columns-repeated="16379"/>
        </table:table-row>
        <table:table-row>
          <table:table-cell office:value-type="float" office:value="1998010"/>
          <table:table-cell office:value-type="float" office:value="1998"/>
          <table:table-cell office:value-type="float" office:value="10"/>
          <table:table-cell office:value-type="float" office:value="40503"/>
          <table:table-cell office:value-type="float" office:value="4"/>
          <table:table-cell table:number-columns-repeated="16379"/>
        </table:table-row>
        <table:table-row>
          <table:table-cell office:value-type="float" office:value="1998011"/>
          <table:table-cell office:value-type="float" office:value="1998"/>
          <table:table-cell office:value-type="float" office:value="11"/>
          <table:table-cell office:value-type="float" office:value="8347"/>
          <table:table-cell office:value-type="float" office:value="4"/>
          <table:table-cell table:number-columns-repeated="16379"/>
        </table:table-row>
        <table:table-row>
          <table:table-cell office:value-type="float" office:value="1998012"/>
          <table:table-cell office:value-type="float" office:value="1998"/>
          <table:table-cell office:value-type="float" office:value="12"/>
          <table:table-cell office:value-type="float" office:value="15334"/>
          <table:table-cell office:value-type="float" office:value="5"/>
          <table:table-cell table:number-columns-repeated="16379"/>
        </table:table-row>
        <table:table-row>
          <table:table-cell office:value-type="float" office:value="1998013"/>
          <table:table-cell office:value-type="float" office:value="1998"/>
          <table:table-cell office:value-type="float" office:value="13"/>
          <table:table-cell office:value-type="float" office:value="5235"/>
          <table:table-cell office:value-type="float" office:value="5"/>
          <table:table-cell table:number-columns-repeated="16379"/>
        </table:table-row>
        <table:table-row>
          <table:table-cell office:value-type="float" office:value="1998015"/>
          <table:table-cell office:value-type="float" office:value="1998"/>
          <table:table-cell office:value-type="float" office:value="15"/>
          <table:table-cell office:value-type="float" office:value="8693"/>
          <table:table-cell office:value-type="float" office:value="3"/>
          <table:table-cell table:number-columns-repeated="16379"/>
        </table:table-row>
        <table:table-row>
          <table:table-cell office:value-type="float" office:value="1998016"/>
          <table:table-cell office:value-type="float" office:value="1998"/>
          <table:table-cell office:value-type="float" office:value="16"/>
          <table:table-cell office:value-type="float" office:value="7054"/>
          <table:table-cell office:value-type="float" office:value="3"/>
          <table:table-cell table:number-columns-repeated="16379"/>
        </table:table-row>
        <table:table-row>
          <table:table-cell office:value-type="float" office:value="1998017"/>
          <table:table-cell office:value-type="float" office:value="1998"/>
          <table:table-cell office:value-type="float" office:value="17"/>
          <table:table-cell office:value-type="float" office:value="3766"/>
          <table:table-cell office:value-type="float" office:value="3"/>
          <table:table-cell table:number-columns-repeated="16379"/>
        </table:table-row>
        <table:table-row>
          <table:table-cell office:value-type="float" office:value="1998018"/>
          <table:table-cell office:value-type="float" office:value="1998"/>
          <table:table-cell office:value-type="float" office:value="18"/>
          <table:table-cell office:value-type="float" office:value="1"/>
          <table:table-cell office:value-type="float" office:value="0"/>
          <table:table-cell table:number-columns-repeated="16379"/>
        </table:table-row>
        <table:table-row>
          <table:table-cell office:value-type="float" office:value="1998019"/>
          <table:table-cell office:value-type="float" office:value="1998"/>
          <table:table-cell office:value-type="float" office:value="19"/>
          <table:table-cell office:value-type="float" office:value="18452"/>
          <table:table-cell office:value-type="float" office:value="3"/>
          <table:table-cell table:number-columns-repeated="16379"/>
        </table:table-row>
        <table:table-row>
          <table:table-cell office:value-type="float" office:value="1998020"/>
          <table:table-cell office:value-type="float" office:value="1998"/>
          <table:table-cell office:value-type="float" office:value="20"/>
          <table:table-cell office:value-type="float" office:value="5200"/>
          <table:table-cell office:value-type="float" office:value="3"/>
          <table:table-cell table:number-columns-repeated="16379"/>
        </table:table-row>
        <table:table-row>
          <table:table-cell office:value-type="float" office:value="1998022"/>
          <table:table-cell office:value-type="float" office:value="1998"/>
          <table:table-cell office:value-type="float" office:value="22"/>
          <table:table-cell office:value-type="float" office:value="1"/>
          <table:table-cell office:value-type="float" office:value="0"/>
          <table:table-cell table:number-columns-repeated="16379"/>
        </table:table-row>
        <table:table-row>
          <table:table-cell office:value-type="float" office:value="1998023"/>
          <table:table-cell office:value-type="float" office:value="1998"/>
          <table:table-cell office:value-type="float" office:value="23"/>
          <table:table-cell office:value-type="float" office:value="10200"/>
          <table:table-cell office:value-type="float" office:value="3"/>
          <table:table-cell table:number-columns-repeated="16379"/>
        </table:table-row>
        <table:table-row>
          <table:table-cell office:value-type="float" office:value="1998024"/>
          <table:table-cell office:value-type="float" office:value="1998"/>
          <table:table-cell office:value-type="float" office:value="24"/>
          <table:table-cell office:value-type="float" office:value="22571"/>
          <table:table-cell office:value-type="float" office:value="3"/>
          <table:table-cell table:number-columns-repeated="16379"/>
        </table:table-row>
        <table:table-row>
          <table:table-cell office:value-type="float" office:value="1998025"/>
          <table:table-cell office:value-type="float" office:value="1998"/>
          <table:table-cell office:value-type="float" office:value="25"/>
          <table:table-cell office:value-type="float" office:value="7018"/>
          <table:table-cell office:value-type="float" office:value="3"/>
          <table:table-cell table:number-columns-repeated="16379"/>
        </table:table-row>
        <table:table-row>
          <table:table-cell office:value-type="float" office:value="1998027"/>
          <table:table-cell office:value-type="float" office:value="1998"/>
          <table:table-cell office:value-type="float" office:value="27"/>
          <table:table-cell office:value-type="float" office:value="5186"/>
          <table:table-cell office:value-type="float" office:value="3"/>
          <table:table-cell table:number-columns-repeated="16379"/>
        </table:table-row>
        <table:table-row>
          <table:table-cell office:value-type="float" office:value="1998028"/>
          <table:table-cell office:value-type="float" office:value="1998"/>
          <table:table-cell office:value-type="float" office:value="28"/>
          <table:table-cell office:value-type="float" office:value="9468"/>
          <table:table-cell office:value-type="float" office:value="3"/>
          <table:table-cell table:number-columns-repeated="16379"/>
        </table:table-row>
        <table:table-row>
          <table:table-cell office:value-type="float" office:value="1998029"/>
          <table:table-cell office:value-type="float" office:value="1998"/>
          <table:table-cell office:value-type="float" office:value="29"/>
          <table:table-cell office:value-type="float" office:value="8472"/>
          <table:table-cell office:value-type="float" office:value="3"/>
          <table:table-cell table:number-columns-repeated="16379"/>
        </table:table-row>
        <table:table-row>
          <table:table-cell office:value-type="float" office:value="1998031"/>
          <table:table-cell office:value-type="float" office:value="1998"/>
          <table:table-cell office:value-type="float" office:value="31"/>
          <table:table-cell office:value-type="float" office:value="15828"/>
          <table:table-cell office:value-type="float" office:value="3"/>
          <table:table-cell table:number-columns-repeated="16379"/>
        </table:table-row>
        <table:table-row>
          <table:table-cell office:value-type="float" office:value="1998032"/>
          <table:table-cell office:value-type="float" office:value="1998"/>
          <table:table-cell office:value-type="float" office:value="32"/>
          <table:table-cell office:value-type="float" office:value="41491"/>
          <table:table-cell office:value-type="float" office:value="3"/>
          <table:table-cell table:number-columns-repeated="16379"/>
        </table:table-row>
        <table:table-row>
          <table:table-cell office:value-type="float" office:value="1998033"/>
          <table:table-cell office:value-type="float" office:value="1998"/>
          <table:table-cell office:value-type="float" office:value="33"/>
          <table:table-cell office:value-type="float" office:value="9600"/>
          <table:table-cell office:value-type="float" office:value="3"/>
          <table:table-cell table:number-columns-repeated="16379"/>
        </table:table-row>
        <table:table-row>
          <table:table-cell office:value-type="float" office:value="1998035"/>
          <table:table-cell office:value-type="float" office:value="1998"/>
          <table:table-cell office:value-type="float" office:value="35"/>
          <table:table-cell office:value-type="float" office:value="11016"/>
          <table:table-cell office:value-type="float" office:value="0"/>
          <table:table-cell table:number-columns-repeated="16379"/>
        </table:table-row>
        <table:table-row>
          <table:table-cell office:value-type="float" office:value="1998036"/>
          <table:table-cell office:value-type="float" office:value="1998"/>
          <table:table-cell office:value-type="float" office:value="36"/>
          <table:table-cell office:value-type="float" office:value="18758"/>
          <table:table-cell office:value-type="float" office:value="3"/>
          <table:table-cell table:number-columns-repeated="16379"/>
        </table:table-row>
        <table:table-row>
          <table:table-cell office:value-type="float" office:value="1998037"/>
          <table:table-cell office:value-type="float" office:value="1998"/>
          <table:table-cell office:value-type="float" office:value="37"/>
          <table:table-cell office:value-type="float" office:value="12170"/>
          <table:table-cell office:value-type="float" office:value="3"/>
          <table:table-cell table:number-columns-repeated="16379"/>
        </table:table-row>
        <table:table-row>
          <table:table-cell office:value-type="float" office:value="1998038"/>
          <table:table-cell office:value-type="float" office:value="1998"/>
          <table:table-cell office:value-type="float" office:value="38"/>
          <table:table-cell office:value-type="float" office:value="24194"/>
          <table:table-cell office:value-type="float" office:value="3"/>
          <table:table-cell table:number-columns-repeated="16379"/>
        </table:table-row>
        <table:table-row>
          <table:table-cell office:value-type="float" office:value="1998039"/>
          <table:table-cell office:value-type="float" office:value="1998"/>
          <table:table-cell office:value-type="float" office:value="39"/>
          <table:table-cell office:value-type="float" office:value="13454"/>
          <table:table-cell office:value-type="float" office:value="3"/>
          <table:table-cell table:number-columns-repeated="16379"/>
        </table:table-row>
        <table:table-row>
          <table:table-cell office:value-type="float" office:value="1998040"/>
          <table:table-cell office:value-type="float" office:value="1998"/>
          <table:table-cell office:value-type="float" office:value="40"/>
          <table:table-cell office:value-type="float" office:value="7325"/>
          <table:table-cell office:value-type="float" office:value="3"/>
          <table:table-cell table:number-columns-repeated="16379"/>
        </table:table-row>
        <table:table-row>
          <table:table-cell office:value-type="float" office:value="1998041"/>
          <table:table-cell office:value-type="float" office:value="1998"/>
          <table:table-cell office:value-type="float" office:value="41"/>
          <table:table-cell office:value-type="float" office:value="18211"/>
          <table:table-cell office:value-type="float" office:value="0"/>
          <table:table-cell table:number-columns-repeated="16379"/>
        </table:table-row>
        <table:table-row>
          <table:table-cell office:value-type="float" office:value="1998042"/>
          <table:table-cell office:value-type="float" office:value="1998"/>
          <table:table-cell office:value-type="float" office:value="42"/>
          <table:table-cell office:value-type="float" office:value="12525"/>
          <table:table-cell office:value-type="float" office:value="0"/>
          <table:table-cell table:number-columns-repeated="16379"/>
        </table:table-row>
        <table:table-row>
          <table:table-cell office:value-type="float" office:value="1998043"/>
          <table:table-cell office:value-type="float" office:value="1998"/>
          <table:table-cell office:value-type="float" office:value="43"/>
          <table:table-cell office:value-type="float" office:value="16624"/>
          <table:table-cell office:value-type="float" office:value="3"/>
          <table:table-cell table:number-columns-repeated="16379"/>
        </table:table-row>
        <table:table-row>
          <table:table-cell office:value-type="float" office:value="1998044"/>
          <table:table-cell office:value-type="float" office:value="1998"/>
          <table:table-cell office:value-type="float" office:value="44"/>
          <table:table-cell office:value-type="float" office:value="7182"/>
          <table:table-cell office:value-type="float" office:value="3"/>
          <table:table-cell table:number-columns-repeated="16379"/>
        </table:table-row>
        <table:table-row>
          <table:table-cell office:value-type="float" office:value="1998045"/>
          <table:table-cell office:value-type="float" office:value="1998"/>
          <table:table-cell office:value-type="float" office:value="45"/>
          <table:table-cell office:value-type="float" office:value="16883"/>
          <table:table-cell office:value-type="float" office:value="3"/>
          <table:table-cell table:number-columns-repeated="16379"/>
        </table:table-row>
        <table:table-row>
          <table:table-cell office:value-type="float" office:value="1998046"/>
          <table:table-cell office:value-type="float" office:value="1998"/>
          <table:table-cell office:value-type="float" office:value="46"/>
          <table:table-cell office:value-type="float" office:value="9570"/>
          <table:table-cell office:value-type="float" office:value="3"/>
          <table:table-cell table:number-columns-repeated="16379"/>
        </table:table-row>
        <table:table-row>
          <table:table-cell office:value-type="float" office:value="1998047"/>
          <table:table-cell office:value-type="float" office:value="1998"/>
          <table:table-cell office:value-type="float" office:value="47"/>
          <table:table-cell office:value-type="float" office:value="8541"/>
          <table:table-cell office:value-type="float" office:value="3"/>
          <table:table-cell table:number-columns-repeated="16379"/>
        </table:table-row>
        <table:table-row>
          <table:table-cell office:value-type="float" office:value="1998048"/>
          <table:table-cell office:value-type="float" office:value="1998"/>
          <table:table-cell office:value-type="float" office:value="48"/>
          <table:table-cell office:value-type="float" office:value="5873"/>
          <table:table-cell office:value-type="float" office:value="0"/>
          <table:table-cell table:number-columns-repeated="16379"/>
        </table:table-row>
        <table:table-row>
          <table:table-cell office:value-type="float" office:value="1998049"/>
          <table:table-cell office:value-type="float" office:value="1998"/>
          <table:table-cell office:value-type="float" office:value="49"/>
          <table:table-cell office:value-type="float" office:value="16580"/>
          <table:table-cell office:value-type="float" office:value="3"/>
          <table:table-cell table:number-columns-repeated="16379"/>
        </table:table-row>
        <table:table-row>
          <table:table-cell office:value-type="float" office:value="1998051"/>
          <table:table-cell office:value-type="float" office:value="1998"/>
          <table:table-cell office:value-type="float" office:value="51"/>
          <table:table-cell office:value-type="float" office:value="12254"/>
          <table:table-cell office:value-type="float" office:value="5"/>
          <table:table-cell table:number-columns-repeated="16379"/>
        </table:table-row>
        <table:table-row>
          <table:table-cell office:value-type="float" office:value="1998053"/>
          <table:table-cell office:value-type="float" office:value="1998"/>
          <table:table-cell office:value-type="float" office:value="53"/>
          <table:table-cell office:value-type="float" office:value="5728"/>
          <table:table-cell office:value-type="float" office:value="3"/>
          <table:table-cell table:number-columns-repeated="16379"/>
        </table:table-row>
        <table:table-row>
          <table:table-cell office:value-type="float" office:value="1998054"/>
          <table:table-cell office:value-type="float" office:value="1998"/>
          <table:table-cell office:value-type="float" office:value="54"/>
          <table:table-cell office:value-type="float" office:value="15549"/>
          <table:table-cell office:value-type="float" office:value="3"/>
          <table:table-cell table:number-columns-repeated="16379"/>
        </table:table-row>
        <table:table-row>
          <table:table-cell office:value-type="float" office:value="1998055"/>
          <table:table-cell office:value-type="float" office:value="1998"/>
          <table:table-cell office:value-type="float" office:value="55"/>
          <table:table-cell office:value-type="float" office:value="15138"/>
          <table:table-cell office:value-type="float" office:value="3"/>
          <table:table-cell table:number-columns-repeated="16379"/>
        </table:table-row>
        <table:table-row>
          <table:table-cell office:value-type="float" office:value="1998056"/>
          <table:table-cell office:value-type="float" office:value="1998"/>
          <table:table-cell office:value-type="float" office:value="56"/>
          <table:table-cell office:value-type="float" office:value="12278"/>
          <table:table-cell office:value-type="float" office:value="3"/>
          <table:table-cell table:number-columns-repeated="16379"/>
        </table:table-row>
        <table:table-row>
          <table:table-cell office:value-type="float" office:value="1998057"/>
          <table:table-cell office:value-type="float" office:value="1998"/>
          <table:table-cell office:value-type="float" office:value="57"/>
          <table:table-cell office:value-type="float" office:value="15361"/>
          <table:table-cell office:value-type="float" office:value="3"/>
          <table:table-cell table:number-columns-repeated="16379"/>
        </table:table-row>
        <table:table-row>
          <table:table-cell office:value-type="float" office:value="1998058"/>
          <table:table-cell office:value-type="float" office:value="1998"/>
          <table:table-cell office:value-type="float" office:value="58"/>
          <table:table-cell office:value-type="float" office:value="3896"/>
          <table:table-cell office:value-type="float" office:value="3"/>
          <table:table-cell table:number-columns-repeated="16379"/>
        </table:table-row>
        <table:table-row>
          <table:table-cell office:value-type="float" office:value="1998060"/>
          <table:table-cell office:value-type="float" office:value="1998"/>
          <table:table-cell office:value-type="float" office:value="60"/>
          <table:table-cell office:value-type="float" office:value="12668"/>
          <table:table-cell office:value-type="float" office:value="2"/>
          <table:table-cell table:number-columns-repeated="16379"/>
        </table:table-row>
        <table:table-row>
          <table:table-cell office:value-type="float" office:value="1998061"/>
          <table:table-cell office:value-type="float" office:value="1998"/>
          <table:table-cell office:value-type="float" office:value="61"/>
          <table:table-cell office:value-type="float" office:value="22496"/>
          <table:table-cell office:value-type="float" office:value="2"/>
          <table:table-cell table:number-columns-repeated="16379"/>
        </table:table-row>
        <table:table-row>
          <table:table-cell office:value-type="float" office:value="1998062"/>
          <table:table-cell office:value-type="float" office:value="1998"/>
          <table:table-cell office:value-type="float" office:value="62"/>
          <table:table-cell office:value-type="float" office:value="12471"/>
          <table:table-cell office:value-type="float" office:value="3"/>
          <table:table-cell table:number-columns-repeated="16379"/>
        </table:table-row>
        <table:table-row>
          <table:table-cell office:value-type="float" office:value="1998063"/>
          <table:table-cell office:value-type="float" office:value="1998"/>
          <table:table-cell office:value-type="float" office:value="63"/>
          <table:table-cell office:value-type="float" office:value="10017"/>
          <table:table-cell office:value-type="float" office:value="0"/>
          <table:table-cell table:number-columns-repeated="16379"/>
        </table:table-row>
        <table:table-row>
          <table:table-cell office:value-type="float" office:value="1998064"/>
          <table:table-cell office:value-type="float" office:value="1998"/>
          <table:table-cell office:value-type="float" office:value="64"/>
          <table:table-cell office:value-type="float" office:value="14902"/>
          <table:table-cell office:value-type="float" office:value="3"/>
          <table:table-cell table:number-columns-repeated="16379"/>
        </table:table-row>
        <table:table-row>
          <table:table-cell office:value-type="float" office:value="1998066"/>
          <table:table-cell office:value-type="float" office:value="1998"/>
          <table:table-cell office:value-type="float" office:value="66"/>
          <table:table-cell office:value-type="float" office:value="26803"/>
          <table:table-cell office:value-type="float" office:value="3"/>
          <table:table-cell table:number-columns-repeated="16379"/>
        </table:table-row>
        <table:table-row>
          <table:table-cell office:value-type="float" office:value="1998067"/>
          <table:table-cell office:value-type="float" office:value="1998"/>
          <table:table-cell office:value-type="float" office:value="67"/>
          <table:table-cell office:value-type="float" office:value="13507"/>
          <table:table-cell office:value-type="float" office:value="3"/>
          <table:table-cell table:number-columns-repeated="16379"/>
        </table:table-row>
        <table:table-row>
          <table:table-cell office:value-type="float" office:value="1998068"/>
          <table:table-cell office:value-type="float" office:value="1998"/>
          <table:table-cell office:value-type="float" office:value="68"/>
          <table:table-cell office:value-type="float" office:value="9537"/>
          <table:table-cell office:value-type="float" office:value="3"/>
          <table:table-cell table:number-columns-repeated="16379"/>
        </table:table-row>
        <table:table-row>
          <table:table-cell office:value-type="float" office:value="1998070"/>
          <table:table-cell office:value-type="float" office:value="1998"/>
          <table:table-cell office:value-type="float" office:value="70"/>
          <table:table-cell office:value-type="float" office:value="15641"/>
          <table:table-cell office:value-type="float" office:value="0"/>
          <table:table-cell table:number-columns-repeated="16379"/>
        </table:table-row>
        <table:table-row>
          <table:table-cell office:value-type="float" office:value="1998071"/>
          <table:table-cell office:value-type="float" office:value="1998"/>
          <table:table-cell office:value-type="float" office:value="71"/>
          <table:table-cell office:value-type="float" office:value="12272"/>
          <table:table-cell office:value-type="float" office:value="3"/>
          <table:table-cell table:number-columns-repeated="16379"/>
        </table:table-row>
        <table:table-row>
          <table:table-cell office:value-type="float" office:value="1998072"/>
          <table:table-cell office:value-type="float" office:value="1998"/>
          <table:table-cell office:value-type="float" office:value="72"/>
          <table:table-cell office:value-type="float" office:value="6274"/>
          <table:table-cell office:value-type="float" office:value="0"/>
          <table:table-cell table:number-columns-repeated="16379"/>
        </table:table-row>
        <table:table-row>
          <table:table-cell office:value-type="float" office:value="1998073"/>
          <table:table-cell office:value-type="float" office:value="1998"/>
          <table:table-cell office:value-type="float" office:value="73"/>
          <table:table-cell office:value-type="float" office:value="25378"/>
          <table:table-cell office:value-type="float" office:value="3"/>
          <table:table-cell table:number-columns-repeated="16379"/>
        </table:table-row>
        <table:table-row>
          <table:table-cell office:value-type="float" office:value="1998074"/>
          <table:table-cell office:value-type="float" office:value="1998"/>
          <table:table-cell office:value-type="float" office:value="74"/>
          <table:table-cell office:value-type="float" office:value="3102"/>
          <table:table-cell office:value-type="float" office:value="3"/>
          <table:table-cell table:number-columns-repeated="16379"/>
        </table:table-row>
        <table:table-row>
          <table:table-cell office:value-type="float" office:value="1998075"/>
          <table:table-cell office:value-type="float" office:value="1998"/>
          <table:table-cell office:value-type="float" office:value="75"/>
          <table:table-cell office:value-type="float" office:value="1"/>
          <table:table-cell office:value-type="float" office:value="0"/>
          <table:table-cell table:number-columns-repeated="16379"/>
        </table:table-row>
        <table:table-row>
          <table:table-cell office:value-type="float" office:value="1998076"/>
          <table:table-cell office:value-type="float" office:value="1998"/>
          <table:table-cell office:value-type="float" office:value="76"/>
          <table:table-cell office:value-type="float" office:value="5821"/>
          <table:table-cell office:value-type="float" office:value="3"/>
          <table:table-cell table:number-columns-repeated="16379"/>
        </table:table-row>
        <table:table-row>
          <table:table-cell office:value-type="float" office:value="1998079"/>
          <table:table-cell office:value-type="float" office:value="1998"/>
          <table:table-cell office:value-type="float" office:value="79"/>
          <table:table-cell office:value-type="float" office:value="1"/>
          <table:table-cell office:value-type="float" office:value="0"/>
          <table:table-cell table:number-columns-repeated="16379"/>
        </table:table-row>
        <table:table-row>
          <table:table-cell office:value-type="float" office:value="1998095"/>
          <table:table-cell office:value-type="float" office:value="1998"/>
          <table:table-cell office:value-type="float" office:value="95"/>
          <table:table-cell office:value-type="float" office:value="4370"/>
          <table:table-cell office:value-type="float" office:value="3"/>
          <table:table-cell table:number-columns-repeated="16379"/>
        </table:table-row>
        <table:table-row>
          <table:table-cell office:value-type="float" office:value="1998096"/>
          <table:table-cell office:value-type="float" office:value="1998"/>
          <table:table-cell office:value-type="float" office:value="96"/>
          <table:table-cell office:value-type="float" office:value="4731"/>
          <table:table-cell office:value-type="float" office:value="3"/>
          <table:table-cell table:number-columns-repeated="16379"/>
        </table:table-row>
        <table:table-row>
          <table:table-cell office:value-type="float" office:value="1998097"/>
          <table:table-cell office:value-type="float" office:value="1998"/>
          <table:table-cell office:value-type="float" office:value="97"/>
          <table:table-cell office:value-type="float" office:value="8244"/>
          <table:table-cell office:value-type="float" office:value="3"/>
          <table:table-cell table:number-columns-repeated="16379"/>
        </table:table-row>
        <table:table-row>
          <table:table-cell office:value-type="float" office:value="1998099"/>
          <table:table-cell office:value-type="float" office:value="1998"/>
          <table:table-cell office:value-type="float" office:value="99"/>
          <table:table-cell office:value-type="float" office:value="6916"/>
          <table:table-cell office:value-type="float" office:value="3"/>
          <table:table-cell table:number-columns-repeated="16379"/>
        </table:table-row>
        <table:table-row>
          <table:table-cell office:value-type="float" office:value="1998100"/>
          <table:table-cell office:value-type="float" office:value="1998"/>
          <table:table-cell office:value-type="float" office:value="100"/>
          <table:table-cell office:value-type="float" office:value="8541"/>
          <table:table-cell office:value-type="float" office:value="3"/>
          <table:table-cell table:number-columns-repeated="16379"/>
        </table:table-row>
        <table:table-row>
          <table:table-cell office:value-type="float" office:value="1998101"/>
          <table:table-cell office:value-type="float" office:value="1998"/>
          <table:table-cell office:value-type="float" office:value="101"/>
          <table:table-cell office:value-type="float" office:value="19618"/>
          <table:table-cell office:value-type="float" office:value="4"/>
          <table:table-cell table:number-columns-repeated="16379"/>
        </table:table-row>
        <table:table-row>
          <table:table-cell office:value-type="float" office:value="1998103"/>
          <table:table-cell office:value-type="float" office:value="1998"/>
          <table:table-cell office:value-type="float" office:value="103"/>
          <table:table-cell office:value-type="float" office:value="1"/>
          <table:table-cell office:value-type="float" office:value="0"/>
          <table:table-cell table:number-columns-repeated="16379"/>
        </table:table-row>
        <table:table-row>
          <table:table-cell office:value-type="float" office:value="1998104"/>
          <table:table-cell office:value-type="float" office:value="1998"/>
          <table:table-cell office:value-type="float" office:value="104"/>
          <table:table-cell office:value-type="float" office:value="16621"/>
          <table:table-cell office:value-type="float" office:value="4"/>
          <table:table-cell table:number-columns-repeated="16379"/>
        </table:table-row>
        <table:table-row>
          <table:table-cell office:value-type="float" office:value="1998105"/>
          <table:table-cell office:value-type="float" office:value="1998"/>
          <table:table-cell office:value-type="float" office:value="105"/>
          <table:table-cell office:value-type="float" office:value="1800"/>
          <table:table-cell office:value-type="float" office:value="4"/>
          <table:table-cell table:number-columns-repeated="16379"/>
        </table:table-row>
        <table:table-row>
          <table:table-cell office:value-type="float" office:value="1998106"/>
          <table:table-cell office:value-type="float" office:value="1998"/>
          <table:table-cell office:value-type="float" office:value="106"/>
          <table:table-cell office:value-type="float" office:value="14469"/>
          <table:table-cell office:value-type="float" office:value="4"/>
          <table:table-cell table:number-columns-repeated="16379"/>
        </table:table-row>
        <table:table-row>
          <table:table-cell office:value-type="float" office:value="1998107"/>
          <table:table-cell office:value-type="float" office:value="1998"/>
          <table:table-cell office:value-type="float" office:value="107"/>
          <table:table-cell office:value-type="float" office:value="17035"/>
          <table:table-cell office:value-type="float" office:value="4"/>
          <table:table-cell table:number-columns-repeated="16379"/>
        </table:table-row>
        <table:table-row>
          <table:table-cell office:value-type="float" office:value="1998108"/>
          <table:table-cell office:value-type="float" office:value="1998"/>
          <table:table-cell office:value-type="float" office:value="108"/>
          <table:table-cell office:value-type="float" office:value="12890"/>
          <table:table-cell office:value-type="float" office:value="4"/>
          <table:table-cell table:number-columns-repeated="16379"/>
        </table:table-row>
        <table:table-row>
          <table:table-cell office:value-type="float" office:value="1998109"/>
          <table:table-cell office:value-type="float" office:value="1998"/>
          <table:table-cell office:value-type="float" office:value="109"/>
          <table:table-cell office:value-type="float" office:value="23262"/>
          <table:table-cell office:value-type="float" office:value="4"/>
          <table:table-cell table:number-columns-repeated="16379"/>
        </table:table-row>
        <table:table-row>
          <table:table-cell office:value-type="float" office:value="1998110"/>
          <table:table-cell office:value-type="float" office:value="1998"/>
          <table:table-cell office:value-type="float" office:value="110"/>
          <table:table-cell office:value-type="float" office:value="4032"/>
          <table:table-cell office:value-type="float" office:value="4"/>
          <table:table-cell table:number-columns-repeated="16379"/>
        </table:table-row>
        <table:table-row>
          <table:table-cell office:value-type="float" office:value="1998111"/>
          <table:table-cell office:value-type="float" office:value="1998"/>
          <table:table-cell office:value-type="float" office:value="111"/>
          <table:table-cell office:value-type="float" office:value="10518"/>
          <table:table-cell office:value-type="float" office:value="0"/>
          <table:table-cell table:number-columns-repeated="16379"/>
        </table:table-row>
        <table:table-row>
          <table:table-cell office:value-type="float" office:value="1998117"/>
          <table:table-cell office:value-type="float" office:value="1998"/>
          <table:table-cell office:value-type="float" office:value="117"/>
          <table:table-cell office:value-type="float" office:value="1"/>
          <table:table-cell office:value-type="float" office:value="0"/>
          <table:table-cell table:number-columns-repeated="16379"/>
        </table:table-row>
        <table:table-row>
          <table:table-cell office:value-type="float" office:value="1998118"/>
          <table:table-cell office:value-type="float" office:value="1998"/>
          <table:table-cell office:value-type="float" office:value="118"/>
          <table:table-cell office:value-type="float" office:value="9360"/>
          <table:table-cell office:value-type="float" office:value="3"/>
          <table:table-cell table:number-columns-repeated="16379"/>
        </table:table-row>
        <table:table-row>
          <table:table-cell office:value-type="float" office:value="1998119"/>
          <table:table-cell office:value-type="float" office:value="1998"/>
          <table:table-cell office:value-type="float" office:value="119"/>
          <table:table-cell office:value-type="float" office:value="4315"/>
          <table:table-cell office:value-type="float" office:value="0"/>
          <table:table-cell table:number-columns-repeated="16379"/>
        </table:table-row>
        <table:table-row>
          <table:table-cell office:value-type="float" office:value="1998123"/>
          <table:table-cell office:value-type="float" office:value="1998"/>
          <table:table-cell office:value-type="float" office:value="123"/>
          <table:table-cell office:value-type="float" office:value="1"/>
          <table:table-cell office:value-type="float" office:value="0"/>
          <table:table-cell table:number-columns-repeated="16379"/>
        </table:table-row>
        <table:table-row>
          <table:table-cell office:value-type="float" office:value="1998124"/>
          <table:table-cell office:value-type="float" office:value="1998"/>
          <table:table-cell office:value-type="float" office:value="124"/>
          <table:table-cell office:value-type="float" office:value="3507"/>
          <table:table-cell office:value-type="float" office:value="3"/>
          <table:table-cell table:number-columns-repeated="16379"/>
        </table:table-row>
        <table:table-row>
          <table:table-cell office:value-type="float" office:value="1998127"/>
          <table:table-cell office:value-type="float" office:value="1998"/>
          <table:table-cell office:value-type="float" office:value="127"/>
          <table:table-cell office:value-type="float" office:value="4826"/>
          <table:table-cell office:value-type="float" office:value="3"/>
          <table:table-cell table:number-columns-repeated="16379"/>
        </table:table-row>
        <table:table-row>
          <table:table-cell office:value-type="float" office:value="1998128"/>
          <table:table-cell office:value-type="float" office:value="1998"/>
          <table:table-cell office:value-type="float" office:value="128"/>
          <table:table-cell office:value-type="float" office:value="1"/>
          <table:table-cell office:value-type="float" office:value="0"/>
          <table:table-cell table:number-columns-repeated="16379"/>
        </table:table-row>
        <table:table-row>
          <table:table-cell office:value-type="float" office:value="1998136"/>
          <table:table-cell office:value-type="float" office:value="1998"/>
          <table:table-cell office:value-type="float" office:value="136"/>
          <table:table-cell office:value-type="float" office:value="4430"/>
          <table:table-cell office:value-type="float" office:value="2"/>
          <table:table-cell table:number-columns-repeated="16379"/>
        </table:table-row>
        <table:table-row>
          <table:table-cell office:value-type="float" office:value="1998138"/>
          <table:table-cell office:value-type="float" office:value="1998"/>
          <table:table-cell office:value-type="float" office:value="138"/>
          <table:table-cell office:value-type="float" office:value="8323"/>
          <table:table-cell office:value-type="float" office:value="0"/>
          <table:table-cell table:number-columns-repeated="16379"/>
        </table:table-row>
        <table:table-row>
          <table:table-cell office:value-type="float" office:value="1998139"/>
          <table:table-cell office:value-type="float" office:value="1998"/>
          <table:table-cell office:value-type="float" office:value="139"/>
          <table:table-cell office:value-type="float" office:value="4868"/>
          <table:table-cell office:value-type="float" office:value="0"/>
          <table:table-cell table:number-columns-repeated="16379"/>
        </table:table-row>
        <table:table-row>
          <table:table-cell office:value-type="float" office:value="1998140"/>
          <table:table-cell office:value-type="float" office:value="1998"/>
          <table:table-cell office:value-type="float" office:value="140"/>
          <table:table-cell office:value-type="float" office:value="3926"/>
          <table:table-cell office:value-type="float" office:value="2"/>
          <table:table-cell table:number-columns-repeated="16379"/>
        </table:table-row>
        <table:table-row>
          <table:table-cell office:value-type="float" office:value="1998141"/>
          <table:table-cell office:value-type="float" office:value="1998"/>
          <table:table-cell office:value-type="float" office:value="141"/>
          <table:table-cell office:value-type="float" office:value="10309"/>
          <table:table-cell office:value-type="float" office:value="2"/>
          <table:table-cell table:number-columns-repeated="16379"/>
        </table:table-row>
        <table:table-row>
          <table:table-cell office:value-type="float" office:value="1998142"/>
          <table:table-cell office:value-type="float" office:value="1998"/>
          <table:table-cell office:value-type="float" office:value="142"/>
          <table:table-cell office:value-type="float" office:value="6887"/>
          <table:table-cell office:value-type="float" office:value="2"/>
          <table:table-cell table:number-columns-repeated="16379"/>
        </table:table-row>
        <table:table-row>
          <table:table-cell office:value-type="float" office:value="1998143"/>
          <table:table-cell office:value-type="float" office:value="1998"/>
          <table:table-cell office:value-type="float" office:value="143"/>
          <table:table-cell office:value-type="float" office:value="12610"/>
          <table:table-cell office:value-type="float" office:value="3"/>
          <table:table-cell table:number-columns-repeated="16379"/>
        </table:table-row>
        <table:table-row>
          <table:table-cell office:value-type="float" office:value="1998144"/>
          <table:table-cell office:value-type="float" office:value="1998"/>
          <table:table-cell office:value-type="float" office:value="144"/>
          <table:table-cell office:value-type="float" office:value="1"/>
          <table:table-cell office:value-type="float" office:value="0"/>
          <table:table-cell table:number-columns-repeated="16379"/>
        </table:table-row>
        <table:table-row>
          <table:table-cell office:value-type="float" office:value="1998145"/>
          <table:table-cell office:value-type="float" office:value="1998"/>
          <table:table-cell office:value-type="float" office:value="145"/>
          <table:table-cell office:value-type="float" office:value="1"/>
          <table:table-cell office:value-type="float" office:value="0"/>
          <table:table-cell table:number-columns-repeated="16379"/>
        </table:table-row>
        <table:table-row>
          <table:table-cell office:value-type="float" office:value="1998146"/>
          <table:table-cell office:value-type="float" office:value="1998"/>
          <table:table-cell office:value-type="float" office:value="146"/>
          <table:table-cell office:value-type="float" office:value="9793"/>
          <table:table-cell office:value-type="float" office:value="0"/>
          <table:table-cell table:number-columns-repeated="16379"/>
        </table:table-row>
        <table:table-row>
          <table:table-cell office:value-type="float" office:value="1998147"/>
          <table:table-cell office:value-type="float" office:value="1998"/>
          <table:table-cell office:value-type="float" office:value="147"/>
          <table:table-cell office:value-type="float" office:value="3200"/>
          <table:table-cell office:value-type="float" office:value="0"/>
          <table:table-cell table:number-columns-repeated="16379"/>
        </table:table-row>
        <table:table-row>
          <table:table-cell office:value-type="float" office:value="1998148"/>
          <table:table-cell office:value-type="float" office:value="1998"/>
          <table:table-cell office:value-type="float" office:value="148"/>
          <table:table-cell office:value-type="float" office:value="4000"/>
          <table:table-cell office:value-type="float" office:value="0"/>
          <table:table-cell table:number-columns-repeated="16379"/>
        </table:table-row>
        <table:table-row>
          <table:table-cell office:value-type="float" office:value="1998149"/>
          <table:table-cell office:value-type="float" office:value="1998"/>
          <table:table-cell office:value-type="float" office:value="149"/>
          <table:table-cell office:value-type="float" office:value="1"/>
          <table:table-cell office:value-type="float" office:value="0"/>
          <table:table-cell table:number-columns-repeated="16379"/>
        </table:table-row>
        <table:table-row>
          <table:table-cell office:value-type="float" office:value="1998150"/>
          <table:table-cell office:value-type="float" office:value="1998"/>
          <table:table-cell office:value-type="float" office:value="150"/>
          <table:table-cell office:value-type="float" office:value="1"/>
          <table:table-cell office:value-type="float" office:value="0"/>
          <table:table-cell table:number-columns-repeated="16379"/>
        </table:table-row>
        <table:table-row>
          <table:table-cell office:value-type="float" office:value="1998152"/>
          <table:table-cell office:value-type="float" office:value="1998"/>
          <table:table-cell office:value-type="float" office:value="152"/>
          <table:table-cell office:value-type="float" office:value="2500"/>
          <table:table-cell office:value-type="float" office:value="5"/>
          <table:table-cell table:number-columns-repeated="16379"/>
        </table:table-row>
        <table:table-row>
          <table:table-cell office:value-type="float" office:value="1998153"/>
          <table:table-cell office:value-type="float" office:value="1998"/>
          <table:table-cell office:value-type="float" office:value="153"/>
          <table:table-cell office:value-type="float" office:value="669"/>
          <table:table-cell office:value-type="float" office:value="0"/>
          <table:table-cell table:number-columns-repeated="16379"/>
        </table:table-row>
        <table:table-row>
          <table:table-cell office:value-type="float" office:value="1998155"/>
          <table:table-cell office:value-type="float" office:value="1998"/>
          <table:table-cell office:value-type="float" office:value="155"/>
          <table:table-cell office:value-type="float" office:value="4216"/>
          <table:table-cell office:value-type="float" office:value="0"/>
          <table:table-cell table:number-columns-repeated="16379"/>
        </table:table-row>
        <table:table-row>
          <table:table-cell office:value-type="float" office:value="1998156"/>
          <table:table-cell office:value-type="float" office:value="1998"/>
          <table:table-cell office:value-type="float" office:value="156"/>
          <table:table-cell office:value-type="float" office:value="2875"/>
          <table:table-cell office:value-type="float" office:value="0"/>
          <table:table-cell table:number-columns-repeated="16379"/>
        </table:table-row>
        <table:table-row>
          <table:table-cell office:value-type="float" office:value="1998157"/>
          <table:table-cell office:value-type="float" office:value="1998"/>
          <table:table-cell office:value-type="float" office:value="157"/>
          <table:table-cell office:value-type="float" office:value="8734"/>
          <table:table-cell office:value-type="float" office:value="0"/>
          <table:table-cell table:number-columns-repeated="16379"/>
        </table:table-row>
        <table:table-row>
          <table:table-cell office:value-type="float" office:value="1998158"/>
          <table:table-cell office:value-type="float" office:value="1998"/>
          <table:table-cell office:value-type="float" office:value="158"/>
          <table:table-cell office:value-type="float" office:value="37285"/>
          <table:table-cell office:value-type="float" office:value="2"/>
          <table:table-cell table:number-columns-repeated="16379"/>
        </table:table-row>
        <table:table-row>
          <table:table-cell office:value-type="float" office:value="1998160"/>
          <table:table-cell office:value-type="float" office:value="1998"/>
          <table:table-cell office:value-type="float" office:value="160"/>
          <table:table-cell office:value-type="float" office:value="586"/>
          <table:table-cell office:value-type="float" office:value="0"/>
          <table:table-cell table:number-columns-repeated="16379"/>
        </table:table-row>
        <table:table-row>
          <table:table-cell office:value-type="float" office:value="1998161"/>
          <table:table-cell office:value-type="float" office:value="1998"/>
          <table:table-cell office:value-type="float" office:value="161"/>
          <table:table-cell office:value-type="float" office:value="1327"/>
          <table:table-cell office:value-type="float" office:value="0"/>
          <table:table-cell table:number-columns-repeated="16379"/>
        </table:table-row>
        <table:table-row>
          <table:table-cell office:value-type="float" office:value="1998162"/>
          <table:table-cell office:value-type="float" office:value="1998"/>
          <table:table-cell office:value-type="float" office:value="162"/>
          <table:table-cell office:value-type="float" office:value="705"/>
          <table:table-cell office:value-type="float" office:value="5"/>
          <table:table-cell table:number-columns-repeated="16379"/>
        </table:table-row>
        <table:table-row>
          <table:table-cell office:value-type="float" office:value="1998163"/>
          <table:table-cell office:value-type="float" office:value="1998"/>
          <table:table-cell office:value-type="float" office:value="163"/>
          <table:table-cell office:value-type="float" office:value="579"/>
          <table:table-cell office:value-type="float" office:value="5"/>
          <table:table-cell table:number-columns-repeated="16379"/>
        </table:table-row>
        <table:table-row>
          <table:table-cell office:value-type="float" office:value="1998164"/>
          <table:table-cell office:value-type="float" office:value="1998"/>
          <table:table-cell office:value-type="float" office:value="164"/>
          <table:table-cell office:value-type="float" office:value="1"/>
          <table:table-cell office:value-type="float" office:value="0"/>
          <table:table-cell table:number-columns-repeated="16379"/>
        </table:table-row>
        <table:table-row>
          <table:table-cell office:value-type="float" office:value="1998165"/>
          <table:table-cell office:value-type="float" office:value="1998"/>
          <table:table-cell office:value-type="float" office:value="165"/>
          <table:table-cell office:value-type="float" office:value="2280"/>
          <table:table-cell office:value-type="float" office:value="0"/>
          <table:table-cell table:number-columns-repeated="16379"/>
        </table:table-row>
        <table:table-row>
          <table:table-cell office:value-type="float" office:value="1998166"/>
          <table:table-cell office:value-type="float" office:value="1998"/>
          <table:table-cell office:value-type="float" office:value="166"/>
          <table:table-cell office:value-type="float" office:value="1"/>
          <table:table-cell office:value-type="float" office:value="2"/>
          <table:table-cell table:number-columns-repeated="16379"/>
        </table:table-row>
        <table:table-row>
          <table:table-cell office:value-type="float" office:value="1998167"/>
          <table:table-cell office:value-type="float" office:value="1998"/>
          <table:table-cell office:value-type="float" office:value="167"/>
          <table:table-cell office:value-type="float" office:value="1"/>
          <table:table-cell office:value-type="float" office:value="5"/>
          <table:table-cell table:number-columns-repeated="16379"/>
        </table:table-row>
        <table:table-row>
          <table:table-cell office:value-type="float" office:value="1998168"/>
          <table:table-cell office:value-type="float" office:value="1998"/>
          <table:table-cell office:value-type="float" office:value="168"/>
          <table:table-cell office:value-type="float" office:value="1"/>
          <table:table-cell office:value-type="float" office:value="5"/>
          <table:table-cell table:number-columns-repeated="16379"/>
        </table:table-row>
        <table:table-row>
          <table:table-cell office:value-type="float" office:value="1998169"/>
          <table:table-cell office:value-type="float" office:value="1998"/>
          <table:table-cell office:value-type="float" office:value="169"/>
          <table:table-cell office:value-type="float" office:value="1"/>
          <table:table-cell office:value-type="float" office:value="0"/>
          <table:table-cell table:number-columns-repeated="16379"/>
        </table:table-row>
        <table:table-row>
          <table:table-cell office:value-type="float" office:value="1998170"/>
          <table:table-cell office:value-type="float" office:value="1998"/>
          <table:table-cell office:value-type="float" office:value="170"/>
          <table:table-cell office:value-type="float" office:value="1"/>
          <table:table-cell office:value-type="float" office:value="3"/>
          <table:table-cell table:number-columns-repeated="16379"/>
        </table:table-row>
        <table:table-row>
          <table:table-cell office:value-type="float" office:value="1999001"/>
          <table:table-cell office:value-type="float" office:value="1999"/>
          <table:table-cell office:value-type="float" office:value="1"/>
          <table:table-cell office:value-type="float" office:value="413123"/>
          <table:table-cell office:value-type="float" office:value="1"/>
          <table:table-cell table:number-columns-repeated="16379"/>
        </table:table-row>
        <table:table-row>
          <table:table-cell office:value-type="float" office:value="1999002"/>
          <table:table-cell office:value-type="float" office:value="1999"/>
          <table:table-cell office:value-type="float" office:value="2"/>
          <table:table-cell office:value-type="float" office:value="49463"/>
          <table:table-cell office:value-type="float" office:value="4"/>
          <table:table-cell table:number-columns-repeated="16379"/>
        </table:table-row>
        <table:table-row>
          <table:table-cell office:value-type="float" office:value="1999003"/>
          <table:table-cell office:value-type="float" office:value="1999"/>
          <table:table-cell office:value-type="float" office:value="3"/>
          <table:table-cell office:value-type="float" office:value="46918"/>
          <table:table-cell office:value-type="float" office:value="2"/>
          <table:table-cell table:number-columns-repeated="16379"/>
        </table:table-row>
        <table:table-row>
          <table:table-cell office:value-type="float" office:value="1999004"/>
          <table:table-cell office:value-type="float" office:value="1999"/>
          <table:table-cell office:value-type="float" office:value="4"/>
          <table:table-cell office:value-type="float" office:value="45698"/>
          <table:table-cell office:value-type="float" office:value="0"/>
          <table:table-cell table:number-columns-repeated="16379"/>
        </table:table-row>
        <table:table-row>
          <table:table-cell office:value-type="float" office:value="1999005"/>
          <table:table-cell office:value-type="float" office:value="1999"/>
          <table:table-cell office:value-type="float" office:value="5"/>
          <table:table-cell office:value-type="float" office:value="45694"/>
          <table:table-cell office:value-type="float" office:value="2"/>
          <table:table-cell table:number-columns-repeated="16379"/>
        </table:table-row>
        <table:table-row>
          <table:table-cell office:value-type="float" office:value="1999006"/>
          <table:table-cell office:value-type="float" office:value="1999"/>
          <table:table-cell office:value-type="float" office:value="6"/>
          <table:table-cell office:value-type="float" office:value="30967"/>
          <table:table-cell office:value-type="float" office:value="2"/>
          <table:table-cell table:number-columns-repeated="16379"/>
        </table:table-row>
        <table:table-row>
          <table:table-cell office:value-type="float" office:value="1999007"/>
          <table:table-cell office:value-type="float" office:value="1999"/>
          <table:table-cell office:value-type="float" office:value="7"/>
          <table:table-cell office:value-type="float" office:value="112435"/>
          <table:table-cell office:value-type="float" office:value="2"/>
          <table:table-cell table:number-columns-repeated="16379"/>
        </table:table-row>
        <table:table-row>
          <table:table-cell office:value-type="float" office:value="1999008"/>
          <table:table-cell office:value-type="float" office:value="1999"/>
          <table:table-cell office:value-type="float" office:value="8"/>
          <table:table-cell office:value-type="float" office:value="62313"/>
          <table:table-cell office:value-type="float" office:value="2"/>
          <table:table-cell table:number-columns-repeated="16379"/>
        </table:table-row>
        <table:table-row>
          <table:table-cell office:value-type="float" office:value="1999009"/>
          <table:table-cell office:value-type="float" office:value="1999"/>
          <table:table-cell office:value-type="float" office:value="9"/>
          <table:table-cell office:value-type="float" office:value="13695"/>
          <table:table-cell office:value-type="float" office:value="4"/>
          <table:table-cell table:number-columns-repeated="16379"/>
        </table:table-row>
        <table:table-row>
          <table:table-cell office:value-type="float" office:value="1999010"/>
          <table:table-cell office:value-type="float" office:value="1999"/>
          <table:table-cell office:value-type="float" office:value="10"/>
          <table:table-cell office:value-type="float" office:value="42871"/>
          <table:table-cell office:value-type="float" office:value="4"/>
          <table:table-cell table:number-columns-repeated="16379"/>
        </table:table-row>
        <table:table-row>
          <table:table-cell office:value-type="float" office:value="1999011"/>
          <table:table-cell office:value-type="float" office:value="1999"/>
          <table:table-cell office:value-type="float" office:value="11"/>
          <table:table-cell office:value-type="float" office:value="8777"/>
          <table:table-cell office:value-type="float" office:value="4"/>
          <table:table-cell table:number-columns-repeated="16379"/>
        </table:table-row>
        <table:table-row>
          <table:table-cell office:value-type="float" office:value="1999012"/>
          <table:table-cell office:value-type="float" office:value="1999"/>
          <table:table-cell office:value-type="float" office:value="12"/>
          <table:table-cell office:value-type="float" office:value="15886"/>
          <table:table-cell office:value-type="float" office:value="5"/>
          <table:table-cell table:number-columns-repeated="16379"/>
        </table:table-row>
        <table:table-row>
          <table:table-cell office:value-type="float" office:value="1999013"/>
          <table:table-cell office:value-type="float" office:value="1999"/>
          <table:table-cell office:value-type="float" office:value="13"/>
          <table:table-cell office:value-type="float" office:value="5244"/>
          <table:table-cell office:value-type="float" office:value="5"/>
          <table:table-cell table:number-columns-repeated="16379"/>
        </table:table-row>
        <table:table-row>
          <table:table-cell office:value-type="float" office:value="1999015"/>
          <table:table-cell office:value-type="float" office:value="1999"/>
          <table:table-cell office:value-type="float" office:value="15"/>
          <table:table-cell office:value-type="float" office:value="8916"/>
          <table:table-cell office:value-type="float" office:value="3"/>
          <table:table-cell table:number-columns-repeated="16379"/>
        </table:table-row>
        <table:table-row>
          <table:table-cell office:value-type="float" office:value="1999016"/>
          <table:table-cell office:value-type="float" office:value="1999"/>
          <table:table-cell office:value-type="float" office:value="16"/>
          <table:table-cell office:value-type="float" office:value="7260"/>
          <table:table-cell office:value-type="float" office:value="3"/>
          <table:table-cell table:number-columns-repeated="16379"/>
        </table:table-row>
        <table:table-row>
          <table:table-cell office:value-type="float" office:value="1999017"/>
          <table:table-cell office:value-type="float" office:value="1999"/>
          <table:table-cell office:value-type="float" office:value="17"/>
          <table:table-cell office:value-type="float" office:value="2857"/>
          <table:table-cell office:value-type="float" office:value="3"/>
          <table:table-cell table:number-columns-repeated="16379"/>
        </table:table-row>
        <table:table-row>
          <table:table-cell office:value-type="float" office:value="1999018"/>
          <table:table-cell office:value-type="float" office:value="1999"/>
          <table:table-cell office:value-type="float" office:value="18"/>
          <table:table-cell office:value-type="float" office:value="1"/>
          <table:table-cell office:value-type="float" office:value="0"/>
          <table:table-cell table:number-columns-repeated="16379"/>
        </table:table-row>
        <table:table-row>
          <table:table-cell office:value-type="float" office:value="1999019"/>
          <table:table-cell office:value-type="float" office:value="1999"/>
          <table:table-cell office:value-type="float" office:value="19"/>
          <table:table-cell office:value-type="float" office:value="18319"/>
          <table:table-cell office:value-type="float" office:value="3"/>
          <table:table-cell table:number-columns-repeated="16379"/>
        </table:table-row>
        <table:table-row>
          <table:table-cell office:value-type="float" office:value="1999020"/>
          <table:table-cell office:value-type="float" office:value="1999"/>
          <table:table-cell office:value-type="float" office:value="20"/>
          <table:table-cell office:value-type="float" office:value="1"/>
          <table:table-cell office:value-type="float" office:value="3"/>
          <table:table-cell table:number-columns-repeated="16379"/>
        </table:table-row>
        <table:table-row>
          <table:table-cell office:value-type="float" office:value="1999022"/>
          <table:table-cell office:value-type="float" office:value="1999"/>
          <table:table-cell office:value-type="float" office:value="22"/>
          <table:table-cell office:value-type="float" office:value="1"/>
          <table:table-cell office:value-type="float" office:value="0"/>
          <table:table-cell table:number-columns-repeated="16379"/>
        </table:table-row>
        <table:table-row>
          <table:table-cell office:value-type="float" office:value="1999023"/>
          <table:table-cell office:value-type="float" office:value="1999"/>
          <table:table-cell office:value-type="float" office:value="23"/>
          <table:table-cell office:value-type="float" office:value="10188"/>
          <table:table-cell office:value-type="float" office:value="3"/>
          <table:table-cell table:number-columns-repeated="16379"/>
        </table:table-row>
        <table:table-row>
          <table:table-cell office:value-type="float" office:value="1999024"/>
          <table:table-cell office:value-type="float" office:value="1999"/>
          <table:table-cell office:value-type="float" office:value="24"/>
          <table:table-cell office:value-type="float" office:value="23363"/>
          <table:table-cell office:value-type="float" office:value="3"/>
          <table:table-cell table:number-columns-repeated="16379"/>
        </table:table-row>
        <table:table-row>
          <table:table-cell office:value-type="float" office:value="1999025"/>
          <table:table-cell office:value-type="float" office:value="1999"/>
          <table:table-cell office:value-type="float" office:value="25"/>
          <table:table-cell office:value-type="float" office:value="7327"/>
          <table:table-cell office:value-type="float" office:value="3"/>
          <table:table-cell table:number-columns-repeated="16379"/>
        </table:table-row>
        <table:table-row>
          <table:table-cell office:value-type="float" office:value="1999027"/>
          <table:table-cell office:value-type="float" office:value="1999"/>
          <table:table-cell office:value-type="float" office:value="27"/>
          <table:table-cell office:value-type="float" office:value="5487"/>
          <table:table-cell office:value-type="float" office:value="3"/>
          <table:table-cell table:number-columns-repeated="16379"/>
        </table:table-row>
        <table:table-row>
          <table:table-cell office:value-type="float" office:value="1999028"/>
          <table:table-cell office:value-type="float" office:value="1999"/>
          <table:table-cell office:value-type="float" office:value="28"/>
          <table:table-cell office:value-type="float" office:value="9394"/>
          <table:table-cell office:value-type="float" office:value="3"/>
          <table:table-cell table:number-columns-repeated="16379"/>
        </table:table-row>
        <table:table-row>
          <table:table-cell office:value-type="float" office:value="1999029"/>
          <table:table-cell office:value-type="float" office:value="1999"/>
          <table:table-cell office:value-type="float" office:value="29"/>
          <table:table-cell office:value-type="float" office:value="9057"/>
          <table:table-cell office:value-type="float" office:value="3"/>
          <table:table-cell table:number-columns-repeated="16379"/>
        </table:table-row>
        <table:table-row>
          <table:table-cell office:value-type="float" office:value="1999031"/>
          <table:table-cell office:value-type="float" office:value="1999"/>
          <table:table-cell office:value-type="float" office:value="31"/>
          <table:table-cell office:value-type="float" office:value="18508"/>
          <table:table-cell office:value-type="float" office:value="3"/>
          <table:table-cell table:number-columns-repeated="16379"/>
        </table:table-row>
        <table:table-row>
          <table:table-cell office:value-type="float" office:value="1999032"/>
          <table:table-cell office:value-type="float" office:value="1999"/>
          <table:table-cell office:value-type="float" office:value="32"/>
          <table:table-cell office:value-type="float" office:value="42934"/>
          <table:table-cell office:value-type="float" office:value="3"/>
          <table:table-cell table:number-columns-repeated="16379"/>
        </table:table-row>
        <table:table-row>
          <table:table-cell office:value-type="float" office:value="1999033"/>
          <table:table-cell office:value-type="float" office:value="1999"/>
          <table:table-cell office:value-type="float" office:value="33"/>
          <table:table-cell office:value-type="float" office:value="11000"/>
          <table:table-cell office:value-type="float" office:value="3"/>
          <table:table-cell table:number-columns-repeated="16379"/>
        </table:table-row>
        <table:table-row>
          <table:table-cell office:value-type="float" office:value="1999035"/>
          <table:table-cell office:value-type="float" office:value="1999"/>
          <table:table-cell office:value-type="float" office:value="35"/>
          <table:table-cell office:value-type="float" office:value="10454"/>
          <table:table-cell office:value-type="float" office:value="0"/>
          <table:table-cell table:number-columns-repeated="16379"/>
        </table:table-row>
        <table:table-row>
          <table:table-cell office:value-type="float" office:value="1999036"/>
          <table:table-cell office:value-type="float" office:value="1999"/>
          <table:table-cell office:value-type="float" office:value="36"/>
          <table:table-cell office:value-type="float" office:value="20273"/>
          <table:table-cell office:value-type="float" office:value="3"/>
          <table:table-cell table:number-columns-repeated="16379"/>
        </table:table-row>
        <table:table-row>
          <table:table-cell office:value-type="float" office:value="1999037"/>
          <table:table-cell office:value-type="float" office:value="1999"/>
          <table:table-cell office:value-type="float" office:value="37"/>
          <table:table-cell office:value-type="float" office:value="15800"/>
          <table:table-cell office:value-type="float" office:value="3"/>
          <table:table-cell table:number-columns-repeated="16379"/>
        </table:table-row>
        <table:table-row>
          <table:table-cell office:value-type="float" office:value="1999038"/>
          <table:table-cell office:value-type="float" office:value="1999"/>
          <table:table-cell office:value-type="float" office:value="38"/>
          <table:table-cell office:value-type="float" office:value="24069"/>
          <table:table-cell office:value-type="float" office:value="3"/>
          <table:table-cell table:number-columns-repeated="16379"/>
        </table:table-row>
        <table:table-row>
          <table:table-cell office:value-type="float" office:value="1999039"/>
          <table:table-cell office:value-type="float" office:value="1999"/>
          <table:table-cell office:value-type="float" office:value="39"/>
          <table:table-cell office:value-type="float" office:value="15717"/>
          <table:table-cell office:value-type="float" office:value="3"/>
          <table:table-cell table:number-columns-repeated="16379"/>
        </table:table-row>
        <table:table-row>
          <table:table-cell office:value-type="float" office:value="1999040"/>
          <table:table-cell office:value-type="float" office:value="1999"/>
          <table:table-cell office:value-type="float" office:value="40"/>
          <table:table-cell office:value-type="float" office:value="8615"/>
          <table:table-cell office:value-type="float" office:value="3"/>
          <table:table-cell table:number-columns-repeated="16379"/>
        </table:table-row>
        <table:table-row>
          <table:table-cell office:value-type="float" office:value="1999041"/>
          <table:table-cell office:value-type="float" office:value="1999"/>
          <table:table-cell office:value-type="float" office:value="41"/>
          <table:table-cell office:value-type="float" office:value="9864"/>
          <table:table-cell office:value-type="float" office:value="0"/>
          <table:table-cell table:number-columns-repeated="16379"/>
        </table:table-row>
        <table:table-row>
          <table:table-cell office:value-type="float" office:value="1999042"/>
          <table:table-cell office:value-type="float" office:value="1999"/>
          <table:table-cell office:value-type="float" office:value="42"/>
          <table:table-cell office:value-type="float" office:value="13242"/>
          <table:table-cell office:value-type="float" office:value="0"/>
          <table:table-cell table:number-columns-repeated="16379"/>
        </table:table-row>
        <table:table-row>
          <table:table-cell office:value-type="float" office:value="1999043"/>
          <table:table-cell office:value-type="float" office:value="1999"/>
          <table:table-cell office:value-type="float" office:value="43"/>
          <table:table-cell office:value-type="float" office:value="17783"/>
          <table:table-cell office:value-type="float" office:value="3"/>
          <table:table-cell table:number-columns-repeated="16379"/>
        </table:table-row>
        <table:table-row>
          <table:table-cell office:value-type="float" office:value="1999044"/>
          <table:table-cell office:value-type="float" office:value="1999"/>
          <table:table-cell office:value-type="float" office:value="44"/>
          <table:table-cell office:value-type="float" office:value="7224"/>
          <table:table-cell office:value-type="float" office:value="3"/>
          <table:table-cell table:number-columns-repeated="16379"/>
        </table:table-row>
        <table:table-row>
          <table:table-cell office:value-type="float" office:value="1999045"/>
          <table:table-cell office:value-type="float" office:value="1999"/>
          <table:table-cell office:value-type="float" office:value="45"/>
          <table:table-cell office:value-type="float" office:value="17060"/>
          <table:table-cell office:value-type="float" office:value="3"/>
          <table:table-cell table:number-columns-repeated="16379"/>
        </table:table-row>
        <table:table-row>
          <table:table-cell office:value-type="float" office:value="1999046"/>
          <table:table-cell office:value-type="float" office:value="1999"/>
          <table:table-cell office:value-type="float" office:value="46"/>
          <table:table-cell office:value-type="float" office:value="9999"/>
          <table:table-cell office:value-type="float" office:value="3"/>
          <table:table-cell table:number-columns-repeated="16379"/>
        </table:table-row>
        <table:table-row>
          <table:table-cell office:value-type="float" office:value="1999047"/>
          <table:table-cell office:value-type="float" office:value="1999"/>
          <table:table-cell office:value-type="float" office:value="47"/>
          <table:table-cell office:value-type="float" office:value="11693"/>
          <table:table-cell office:value-type="float" office:value="3"/>
          <table:table-cell table:number-columns-repeated="16379"/>
        </table:table-row>
        <table:table-row>
          <table:table-cell office:value-type="float" office:value="1999048"/>
          <table:table-cell office:value-type="float" office:value="1999"/>
          <table:table-cell office:value-type="float" office:value="48"/>
          <table:table-cell office:value-type="float" office:value="4879"/>
          <table:table-cell office:value-type="float" office:value="0"/>
          <table:table-cell table:number-columns-repeated="16379"/>
        </table:table-row>
        <table:table-row>
          <table:table-cell office:value-type="float" office:value="1999049"/>
          <table:table-cell office:value-type="float" office:value="1999"/>
          <table:table-cell office:value-type="float" office:value="49"/>
          <table:table-cell office:value-type="float" office:value="15942"/>
          <table:table-cell office:value-type="float" office:value="3"/>
          <table:table-cell table:number-columns-repeated="16379"/>
        </table:table-row>
        <table:table-row>
          <table:table-cell office:value-type="float" office:value="1999051"/>
          <table:table-cell office:value-type="float" office:value="1999"/>
          <table:table-cell office:value-type="float" office:value="51"/>
          <table:table-cell office:value-type="float" office:value="17375"/>
          <table:table-cell office:value-type="float" office:value="5"/>
          <table:table-cell table:number-columns-repeated="16379"/>
        </table:table-row>
        <table:table-row>
          <table:table-cell office:value-type="float" office:value="1999053"/>
          <table:table-cell office:value-type="float" office:value="1999"/>
          <table:table-cell office:value-type="float" office:value="53"/>
          <table:table-cell office:value-type="float" office:value="5846"/>
          <table:table-cell office:value-type="float" office:value="3"/>
          <table:table-cell table:number-columns-repeated="16379"/>
        </table:table-row>
        <table:table-row>
          <table:table-cell office:value-type="float" office:value="1999054"/>
          <table:table-cell office:value-type="float" office:value="1999"/>
          <table:table-cell office:value-type="float" office:value="54"/>
          <table:table-cell office:value-type="float" office:value="15899"/>
          <table:table-cell office:value-type="float" office:value="3"/>
          <table:table-cell table:number-columns-repeated="16379"/>
        </table:table-row>
        <table:table-row>
          <table:table-cell office:value-type="float" office:value="1999055"/>
          <table:table-cell office:value-type="float" office:value="1999"/>
          <table:table-cell office:value-type="float" office:value="55"/>
          <table:table-cell office:value-type="float" office:value="15530"/>
          <table:table-cell office:value-type="float" office:value="3"/>
          <table:table-cell table:number-columns-repeated="16379"/>
        </table:table-row>
        <table:table-row>
          <table:table-cell office:value-type="float" office:value="1999056"/>
          <table:table-cell office:value-type="float" office:value="1999"/>
          <table:table-cell office:value-type="float" office:value="56"/>
          <table:table-cell office:value-type="float" office:value="12846"/>
          <table:table-cell office:value-type="float" office:value="3"/>
          <table:table-cell table:number-columns-repeated="16379"/>
        </table:table-row>
        <table:table-row>
          <table:table-cell office:value-type="float" office:value="1999057"/>
          <table:table-cell office:value-type="float" office:value="1999"/>
          <table:table-cell office:value-type="float" office:value="57"/>
          <table:table-cell office:value-type="float" office:value="15938"/>
          <table:table-cell office:value-type="float" office:value="3"/>
          <table:table-cell table:number-columns-repeated="16379"/>
        </table:table-row>
        <table:table-row>
          <table:table-cell office:value-type="float" office:value="1999058"/>
          <table:table-cell office:value-type="float" office:value="1999"/>
          <table:table-cell office:value-type="float" office:value="58"/>
          <table:table-cell office:value-type="float" office:value="4152"/>
          <table:table-cell office:value-type="float" office:value="3"/>
          <table:table-cell table:number-columns-repeated="16379"/>
        </table:table-row>
        <table:table-row>
          <table:table-cell office:value-type="float" office:value="1999060"/>
          <table:table-cell office:value-type="float" office:value="1999"/>
          <table:table-cell office:value-type="float" office:value="60"/>
          <table:table-cell office:value-type="float" office:value="12283"/>
          <table:table-cell office:value-type="float" office:value="2"/>
          <table:table-cell table:number-columns-repeated="16379"/>
        </table:table-row>
        <table:table-row>
          <table:table-cell office:value-type="float" office:value="1999061"/>
          <table:table-cell office:value-type="float" office:value="1999"/>
          <table:table-cell office:value-type="float" office:value="61"/>
          <table:table-cell office:value-type="float" office:value="22690"/>
          <table:table-cell office:value-type="float" office:value="2"/>
          <table:table-cell table:number-columns-repeated="16379"/>
        </table:table-row>
        <table:table-row>
          <table:table-cell office:value-type="float" office:value="1999062"/>
          <table:table-cell office:value-type="float" office:value="1999"/>
          <table:table-cell office:value-type="float" office:value="62"/>
          <table:table-cell office:value-type="float" office:value="12790"/>
          <table:table-cell office:value-type="float" office:value="3"/>
          <table:table-cell table:number-columns-repeated="16379"/>
        </table:table-row>
        <table:table-row>
          <table:table-cell office:value-type="float" office:value="1999063"/>
          <table:table-cell office:value-type="float" office:value="1999"/>
          <table:table-cell office:value-type="float" office:value="63"/>
          <table:table-cell office:value-type="float" office:value="7730"/>
          <table:table-cell office:value-type="float" office:value="0"/>
          <table:table-cell table:number-columns-repeated="16379"/>
        </table:table-row>
        <table:table-row>
          <table:table-cell office:value-type="float" office:value="1999064"/>
          <table:table-cell office:value-type="float" office:value="1999"/>
          <table:table-cell office:value-type="float" office:value="64"/>
          <table:table-cell office:value-type="float" office:value="15922"/>
          <table:table-cell office:value-type="float" office:value="3"/>
          <table:table-cell table:number-columns-repeated="16379"/>
        </table:table-row>
        <table:table-row>
          <table:table-cell office:value-type="float" office:value="1999066"/>
          <table:table-cell office:value-type="float" office:value="1999"/>
          <table:table-cell office:value-type="float" office:value="66"/>
          <table:table-cell office:value-type="float" office:value="27160"/>
          <table:table-cell office:value-type="float" office:value="3"/>
          <table:table-cell table:number-columns-repeated="16379"/>
        </table:table-row>
        <table:table-row>
          <table:table-cell office:value-type="float" office:value="1999067"/>
          <table:table-cell office:value-type="float" office:value="1999"/>
          <table:table-cell office:value-type="float" office:value="67"/>
          <table:table-cell office:value-type="float" office:value="14053"/>
          <table:table-cell office:value-type="float" office:value="3"/>
          <table:table-cell table:number-columns-repeated="16379"/>
        </table:table-row>
        <table:table-row>
          <table:table-cell office:value-type="float" office:value="1999068"/>
          <table:table-cell office:value-type="float" office:value="1999"/>
          <table:table-cell office:value-type="float" office:value="68"/>
          <table:table-cell office:value-type="float" office:value="10289"/>
          <table:table-cell office:value-type="float" office:value="3"/>
          <table:table-cell table:number-columns-repeated="16379"/>
        </table:table-row>
        <table:table-row>
          <table:table-cell office:value-type="float" office:value="1999070"/>
          <table:table-cell office:value-type="float" office:value="1999"/>
          <table:table-cell office:value-type="float" office:value="70"/>
          <table:table-cell office:value-type="float" office:value="16137"/>
          <table:table-cell office:value-type="float" office:value="0"/>
          <table:table-cell table:number-columns-repeated="16379"/>
        </table:table-row>
        <table:table-row>
          <table:table-cell office:value-type="float" office:value="1999071"/>
          <table:table-cell office:value-type="float" office:value="1999"/>
          <table:table-cell office:value-type="float" office:value="71"/>
          <table:table-cell office:value-type="float" office:value="12498"/>
          <table:table-cell office:value-type="float" office:value="3"/>
          <table:table-cell table:number-columns-repeated="16379"/>
        </table:table-row>
        <table:table-row>
          <table:table-cell office:value-type="float" office:value="1999072"/>
          <table:table-cell office:value-type="float" office:value="1999"/>
          <table:table-cell office:value-type="float" office:value="72"/>
          <table:table-cell office:value-type="float" office:value="6564"/>
          <table:table-cell office:value-type="float" office:value="0"/>
          <table:table-cell table:number-columns-repeated="16379"/>
        </table:table-row>
        <table:table-row>
          <table:table-cell office:value-type="float" office:value="1999073"/>
          <table:table-cell office:value-type="float" office:value="1999"/>
          <table:table-cell office:value-type="float" office:value="73"/>
          <table:table-cell office:value-type="float" office:value="24068"/>
          <table:table-cell office:value-type="float" office:value="3"/>
          <table:table-cell table:number-columns-repeated="16379"/>
        </table:table-row>
        <table:table-row>
          <table:table-cell office:value-type="float" office:value="1999074"/>
          <table:table-cell office:value-type="float" office:value="1999"/>
          <table:table-cell office:value-type="float" office:value="74"/>
          <table:table-cell office:value-type="float" office:value="5063"/>
          <table:table-cell office:value-type="float" office:value="3"/>
          <table:table-cell table:number-columns-repeated="16379"/>
        </table:table-row>
        <table:table-row>
          <table:table-cell office:value-type="float" office:value="1999075"/>
          <table:table-cell office:value-type="float" office:value="1999"/>
          <table:table-cell office:value-type="float" office:value="75"/>
          <table:table-cell office:value-type="float" office:value="1"/>
          <table:table-cell office:value-type="float" office:value="0"/>
          <table:table-cell table:number-columns-repeated="16379"/>
        </table:table-row>
        <table:table-row>
          <table:table-cell office:value-type="float" office:value="1999076"/>
          <table:table-cell office:value-type="float" office:value="1999"/>
          <table:table-cell office:value-type="float" office:value="76"/>
          <table:table-cell office:value-type="float" office:value="6118"/>
          <table:table-cell office:value-type="float" office:value="3"/>
          <table:table-cell table:number-columns-repeated="16379"/>
        </table:table-row>
        <table:table-row>
          <table:table-cell office:value-type="float" office:value="1999079"/>
          <table:table-cell office:value-type="float" office:value="1999"/>
          <table:table-cell office:value-type="float" office:value="79"/>
          <table:table-cell office:value-type="float" office:value="1"/>
          <table:table-cell office:value-type="float" office:value="0"/>
          <table:table-cell table:number-columns-repeated="16379"/>
        </table:table-row>
        <table:table-row>
          <table:table-cell office:value-type="float" office:value="1999095"/>
          <table:table-cell office:value-type="float" office:value="1999"/>
          <table:table-cell office:value-type="float" office:value="95"/>
          <table:table-cell office:value-type="float" office:value="4708"/>
          <table:table-cell office:value-type="float" office:value="3"/>
          <table:table-cell table:number-columns-repeated="16379"/>
        </table:table-row>
        <table:table-row>
          <table:table-cell office:value-type="float" office:value="1999096"/>
          <table:table-cell office:value-type="float" office:value="1999"/>
          <table:table-cell office:value-type="float" office:value="96"/>
          <table:table-cell office:value-type="float" office:value="4656"/>
          <table:table-cell office:value-type="float" office:value="3"/>
          <table:table-cell table:number-columns-repeated="16379"/>
        </table:table-row>
        <table:table-row>
          <table:table-cell office:value-type="float" office:value="1999097"/>
          <table:table-cell office:value-type="float" office:value="1999"/>
          <table:table-cell office:value-type="float" office:value="97"/>
          <table:table-cell office:value-type="float" office:value="8859"/>
          <table:table-cell office:value-type="float" office:value="3"/>
          <table:table-cell table:number-columns-repeated="16379"/>
        </table:table-row>
        <table:table-row>
          <table:table-cell office:value-type="float" office:value="1999099"/>
          <table:table-cell office:value-type="float" office:value="1999"/>
          <table:table-cell office:value-type="float" office:value="99"/>
          <table:table-cell office:value-type="float" office:value="7274"/>
          <table:table-cell office:value-type="float" office:value="3"/>
          <table:table-cell table:number-columns-repeated="16379"/>
        </table:table-row>
        <table:table-row>
          <table:table-cell office:value-type="float" office:value="1999100"/>
          <table:table-cell office:value-type="float" office:value="1999"/>
          <table:table-cell office:value-type="float" office:value="100"/>
          <table:table-cell office:value-type="float" office:value="6969"/>
          <table:table-cell office:value-type="float" office:value="3"/>
          <table:table-cell table:number-columns-repeated="16379"/>
        </table:table-row>
        <table:table-row>
          <table:table-cell office:value-type="float" office:value="1999101"/>
          <table:table-cell office:value-type="float" office:value="1999"/>
          <table:table-cell office:value-type="float" office:value="101"/>
          <table:table-cell office:value-type="float" office:value="19305"/>
          <table:table-cell office:value-type="float" office:value="4"/>
          <table:table-cell table:number-columns-repeated="16379"/>
        </table:table-row>
        <table:table-row>
          <table:table-cell office:value-type="float" office:value="1999103"/>
          <table:table-cell office:value-type="float" office:value="1999"/>
          <table:table-cell office:value-type="float" office:value="103"/>
          <table:table-cell office:value-type="float" office:value="1"/>
          <table:table-cell office:value-type="float" office:value="0"/>
          <table:table-cell table:number-columns-repeated="16379"/>
        </table:table-row>
        <table:table-row>
          <table:table-cell office:value-type="float" office:value="1999104"/>
          <table:table-cell office:value-type="float" office:value="1999"/>
          <table:table-cell office:value-type="float" office:value="104"/>
          <table:table-cell office:value-type="float" office:value="17398"/>
          <table:table-cell office:value-type="float" office:value="4"/>
          <table:table-cell table:number-columns-repeated="16379"/>
        </table:table-row>
        <table:table-row>
          <table:table-cell office:value-type="float" office:value="1999105"/>
          <table:table-cell office:value-type="float" office:value="1999"/>
          <table:table-cell office:value-type="float" office:value="105"/>
          <table:table-cell office:value-type="float" office:value="97"/>
          <table:table-cell office:value-type="float" office:value="4"/>
          <table:table-cell table:number-columns-repeated="16379"/>
        </table:table-row>
        <table:table-row>
          <table:table-cell office:value-type="float" office:value="1999106"/>
          <table:table-cell office:value-type="float" office:value="1999"/>
          <table:table-cell office:value-type="float" office:value="106"/>
          <table:table-cell office:value-type="float" office:value="14524"/>
          <table:table-cell office:value-type="float" office:value="4"/>
          <table:table-cell table:number-columns-repeated="16379"/>
        </table:table-row>
        <table:table-row>
          <table:table-cell office:value-type="float" office:value="1999107"/>
          <table:table-cell office:value-type="float" office:value="1999"/>
          <table:table-cell office:value-type="float" office:value="107"/>
          <table:table-cell office:value-type="float" office:value="19323"/>
          <table:table-cell office:value-type="float" office:value="4"/>
          <table:table-cell table:number-columns-repeated="16379"/>
        </table:table-row>
        <table:table-row>
          <table:table-cell office:value-type="float" office:value="1999108"/>
          <table:table-cell office:value-type="float" office:value="1999"/>
          <table:table-cell office:value-type="float" office:value="108"/>
          <table:table-cell office:value-type="float" office:value="12264"/>
          <table:table-cell office:value-type="float" office:value="4"/>
          <table:table-cell table:number-columns-repeated="16379"/>
        </table:table-row>
        <table:table-row>
          <table:table-cell office:value-type="float" office:value="1999109"/>
          <table:table-cell office:value-type="float" office:value="1999"/>
          <table:table-cell office:value-type="float" office:value="109"/>
          <table:table-cell office:value-type="float" office:value="21215"/>
          <table:table-cell office:value-type="float" office:value="4"/>
          <table:table-cell table:number-columns-repeated="16379"/>
        </table:table-row>
        <table:table-row>
          <table:table-cell office:value-type="float" office:value="1999110"/>
          <table:table-cell office:value-type="float" office:value="1999"/>
          <table:table-cell office:value-type="float" office:value="110"/>
          <table:table-cell office:value-type="float" office:value="4537"/>
          <table:table-cell office:value-type="float" office:value="4"/>
          <table:table-cell table:number-columns-repeated="16379"/>
        </table:table-row>
        <table:table-row>
          <table:table-cell office:value-type="float" office:value="1999111"/>
          <table:table-cell office:value-type="float" office:value="1999"/>
          <table:table-cell office:value-type="float" office:value="111"/>
          <table:table-cell office:value-type="float" office:value="10808"/>
          <table:table-cell office:value-type="float" office:value="0"/>
          <table:table-cell table:number-columns-repeated="16379"/>
        </table:table-row>
        <table:table-row>
          <table:table-cell office:value-type="float" office:value="1999117"/>
          <table:table-cell office:value-type="float" office:value="1999"/>
          <table:table-cell office:value-type="float" office:value="117"/>
          <table:table-cell office:value-type="float" office:value="1"/>
          <table:table-cell office:value-type="float" office:value="0"/>
          <table:table-cell table:number-columns-repeated="16379"/>
        </table:table-row>
        <table:table-row>
          <table:table-cell office:value-type="float" office:value="1999118"/>
          <table:table-cell office:value-type="float" office:value="1999"/>
          <table:table-cell office:value-type="float" office:value="118"/>
          <table:table-cell office:value-type="float" office:value="9760"/>
          <table:table-cell office:value-type="float" office:value="3"/>
          <table:table-cell table:number-columns-repeated="16379"/>
        </table:table-row>
        <table:table-row>
          <table:table-cell office:value-type="float" office:value="1999119"/>
          <table:table-cell office:value-type="float" office:value="1999"/>
          <table:table-cell office:value-type="float" office:value="119"/>
          <table:table-cell office:value-type="float" office:value="5421"/>
          <table:table-cell office:value-type="float" office:value="0"/>
          <table:table-cell table:number-columns-repeated="16379"/>
        </table:table-row>
        <table:table-row>
          <table:table-cell office:value-type="float" office:value="1999123"/>
          <table:table-cell office:value-type="float" office:value="1999"/>
          <table:table-cell office:value-type="float" office:value="123"/>
          <table:table-cell office:value-type="float" office:value="1"/>
          <table:table-cell office:value-type="float" office:value="0"/>
          <table:table-cell table:number-columns-repeated="16379"/>
        </table:table-row>
        <table:table-row>
          <table:table-cell office:value-type="float" office:value="1999124"/>
          <table:table-cell office:value-type="float" office:value="1999"/>
          <table:table-cell office:value-type="float" office:value="124"/>
          <table:table-cell office:value-type="float" office:value="3676"/>
          <table:table-cell office:value-type="float" office:value="3"/>
          <table:table-cell table:number-columns-repeated="16379"/>
        </table:table-row>
        <table:table-row>
          <table:table-cell office:value-type="float" office:value="1999127"/>
          <table:table-cell office:value-type="float" office:value="1999"/>
          <table:table-cell office:value-type="float" office:value="127"/>
          <table:table-cell office:value-type="float" office:value="4420"/>
          <table:table-cell office:value-type="float" office:value="3"/>
          <table:table-cell table:number-columns-repeated="16379"/>
        </table:table-row>
        <table:table-row>
          <table:table-cell office:value-type="float" office:value="1999128"/>
          <table:table-cell office:value-type="float" office:value="1999"/>
          <table:table-cell office:value-type="float" office:value="128"/>
          <table:table-cell office:value-type="float" office:value="1"/>
          <table:table-cell office:value-type="float" office:value="0"/>
          <table:table-cell table:number-columns-repeated="16379"/>
        </table:table-row>
        <table:table-row>
          <table:table-cell office:value-type="float" office:value="1999136"/>
          <table:table-cell office:value-type="float" office:value="1999"/>
          <table:table-cell office:value-type="float" office:value="136"/>
          <table:table-cell office:value-type="float" office:value="4430"/>
          <table:table-cell office:value-type="float" office:value="2"/>
          <table:table-cell table:number-columns-repeated="16379"/>
        </table:table-row>
        <table:table-row>
          <table:table-cell office:value-type="float" office:value="1999138"/>
          <table:table-cell office:value-type="float" office:value="1999"/>
          <table:table-cell office:value-type="float" office:value="138"/>
          <table:table-cell office:value-type="float" office:value="8656"/>
          <table:table-cell office:value-type="float" office:value="0"/>
          <table:table-cell table:number-columns-repeated="16379"/>
        </table:table-row>
        <table:table-row>
          <table:table-cell office:value-type="float" office:value="1999139"/>
          <table:table-cell office:value-type="float" office:value="1999"/>
          <table:table-cell office:value-type="float" office:value="139"/>
          <table:table-cell office:value-type="float" office:value="10971"/>
          <table:table-cell office:value-type="float" office:value="0"/>
          <table:table-cell table:number-columns-repeated="16379"/>
        </table:table-row>
        <table:table-row>
          <table:table-cell office:value-type="float" office:value="1999140"/>
          <table:table-cell office:value-type="float" office:value="1999"/>
          <table:table-cell office:value-type="float" office:value="140"/>
          <table:table-cell office:value-type="float" office:value="3861"/>
          <table:table-cell office:value-type="float" office:value="2"/>
          <table:table-cell table:number-columns-repeated="16379"/>
        </table:table-row>
        <table:table-row>
          <table:table-cell office:value-type="float" office:value="1999141"/>
          <table:table-cell office:value-type="float" office:value="1999"/>
          <table:table-cell office:value-type="float" office:value="141"/>
          <table:table-cell office:value-type="float" office:value="10822"/>
          <table:table-cell office:value-type="float" office:value="2"/>
          <table:table-cell table:number-columns-repeated="16379"/>
        </table:table-row>
        <table:table-row>
          <table:table-cell office:value-type="float" office:value="1999142"/>
          <table:table-cell office:value-type="float" office:value="1999"/>
          <table:table-cell office:value-type="float" office:value="142"/>
          <table:table-cell office:value-type="float" office:value="7537"/>
          <table:table-cell office:value-type="float" office:value="2"/>
          <table:table-cell table:number-columns-repeated="16379"/>
        </table:table-row>
        <table:table-row>
          <table:table-cell office:value-type="float" office:value="1999143"/>
          <table:table-cell office:value-type="float" office:value="1999"/>
          <table:table-cell office:value-type="float" office:value="143"/>
          <table:table-cell office:value-type="float" office:value="12397"/>
          <table:table-cell office:value-type="float" office:value="3"/>
          <table:table-cell table:number-columns-repeated="16379"/>
        </table:table-row>
        <table:table-row>
          <table:table-cell office:value-type="float" office:value="1999144"/>
          <table:table-cell office:value-type="float" office:value="1999"/>
          <table:table-cell office:value-type="float" office:value="144"/>
          <table:table-cell office:value-type="float" office:value="1"/>
          <table:table-cell office:value-type="float" office:value="0"/>
          <table:table-cell table:number-columns-repeated="16379"/>
        </table:table-row>
        <table:table-row>
          <table:table-cell office:value-type="float" office:value="1999145"/>
          <table:table-cell office:value-type="float" office:value="1999"/>
          <table:table-cell office:value-type="float" office:value="145"/>
          <table:table-cell office:value-type="float" office:value="1"/>
          <table:table-cell office:value-type="float" office:value="0"/>
          <table:table-cell table:number-columns-repeated="16379"/>
        </table:table-row>
        <table:table-row>
          <table:table-cell office:value-type="float" office:value="1999146"/>
          <table:table-cell office:value-type="float" office:value="1999"/>
          <table:table-cell office:value-type="float" office:value="146"/>
          <table:table-cell office:value-type="float" office:value="13941"/>
          <table:table-cell office:value-type="float" office:value="0"/>
          <table:table-cell table:number-columns-repeated="16379"/>
        </table:table-row>
        <table:table-row>
          <table:table-cell office:value-type="float" office:value="1999147"/>
          <table:table-cell office:value-type="float" office:value="1999"/>
          <table:table-cell office:value-type="float" office:value="147"/>
          <table:table-cell office:value-type="float" office:value="1"/>
          <table:table-cell office:value-type="float" office:value="0"/>
          <table:table-cell table:number-columns-repeated="16379"/>
        </table:table-row>
        <table:table-row>
          <table:table-cell office:value-type="float" office:value="1999148"/>
          <table:table-cell office:value-type="float" office:value="1999"/>
          <table:table-cell office:value-type="float" office:value="148"/>
          <table:table-cell office:value-type="float" office:value="1"/>
          <table:table-cell office:value-type="float" office:value="0"/>
          <table:table-cell table:number-columns-repeated="16379"/>
        </table:table-row>
        <table:table-row>
          <table:table-cell office:value-type="float" office:value="1999149"/>
          <table:table-cell office:value-type="float" office:value="1999"/>
          <table:table-cell office:value-type="float" office:value="149"/>
          <table:table-cell office:value-type="float" office:value="1"/>
          <table:table-cell office:value-type="float" office:value="0"/>
          <table:table-cell table:number-columns-repeated="16379"/>
        </table:table-row>
        <table:table-row>
          <table:table-cell office:value-type="float" office:value="1999150"/>
          <table:table-cell office:value-type="float" office:value="1999"/>
          <table:table-cell office:value-type="float" office:value="150"/>
          <table:table-cell office:value-type="float" office:value="1"/>
          <table:table-cell office:value-type="float" office:value="0"/>
          <table:table-cell table:number-columns-repeated="16379"/>
        </table:table-row>
        <table:table-row>
          <table:table-cell office:value-type="float" office:value="1999152"/>
          <table:table-cell office:value-type="float" office:value="1999"/>
          <table:table-cell office:value-type="float" office:value="152"/>
          <table:table-cell office:value-type="float" office:value="2980"/>
          <table:table-cell office:value-type="float" office:value="5"/>
          <table:table-cell table:number-columns-repeated="16379"/>
        </table:table-row>
        <table:table-row>
          <table:table-cell office:value-type="float" office:value="1999153"/>
          <table:table-cell office:value-type="float" office:value="1999"/>
          <table:table-cell office:value-type="float" office:value="153"/>
          <table:table-cell office:value-type="float" office:value="1"/>
          <table:table-cell office:value-type="float" office:value="0"/>
          <table:table-cell table:number-columns-repeated="16379"/>
        </table:table-row>
        <table:table-row>
          <table:table-cell office:value-type="float" office:value="1999155"/>
          <table:table-cell office:value-type="float" office:value="1999"/>
          <table:table-cell office:value-type="float" office:value="155"/>
          <table:table-cell office:value-type="float" office:value="7391"/>
          <table:table-cell office:value-type="float" office:value="0"/>
          <table:table-cell table:number-columns-repeated="16379"/>
        </table:table-row>
        <table:table-row>
          <table:table-cell office:value-type="float" office:value="1999156"/>
          <table:table-cell office:value-type="float" office:value="1999"/>
          <table:table-cell office:value-type="float" office:value="156"/>
          <table:table-cell office:value-type="float" office:value="1"/>
          <table:table-cell office:value-type="float" office:value="0"/>
          <table:table-cell table:number-columns-repeated="16379"/>
        </table:table-row>
        <table:table-row>
          <table:table-cell office:value-type="float" office:value="1999157"/>
          <table:table-cell office:value-type="float" office:value="1999"/>
          <table:table-cell office:value-type="float" office:value="157"/>
          <table:table-cell office:value-type="float" office:value="9537"/>
          <table:table-cell office:value-type="float" office:value="0"/>
          <table:table-cell table:number-columns-repeated="16379"/>
        </table:table-row>
        <table:table-row>
          <table:table-cell office:value-type="float" office:value="1999158"/>
          <table:table-cell office:value-type="float" office:value="1999"/>
          <table:table-cell office:value-type="float" office:value="158"/>
          <table:table-cell office:value-type="float" office:value="40527"/>
          <table:table-cell office:value-type="float" office:value="2"/>
          <table:table-cell table:number-columns-repeated="16379"/>
        </table:table-row>
        <table:table-row>
          <table:table-cell office:value-type="float" office:value="1999160"/>
          <table:table-cell office:value-type="float" office:value="1999"/>
          <table:table-cell office:value-type="float" office:value="160"/>
          <table:table-cell office:value-type="float" office:value="495"/>
          <table:table-cell office:value-type="float" office:value="0"/>
          <table:table-cell table:number-columns-repeated="16379"/>
        </table:table-row>
        <table:table-row>
          <table:table-cell office:value-type="float" office:value="1999161"/>
          <table:table-cell office:value-type="float" office:value="1999"/>
          <table:table-cell office:value-type="float" office:value="161"/>
          <table:table-cell office:value-type="float" office:value="1"/>
          <table:table-cell office:value-type="float" office:value="0"/>
          <table:table-cell table:number-columns-repeated="16379"/>
        </table:table-row>
        <table:table-row>
          <table:table-cell office:value-type="float" office:value="1999162"/>
          <table:table-cell office:value-type="float" office:value="1999"/>
          <table:table-cell office:value-type="float" office:value="162"/>
          <table:table-cell office:value-type="float" office:value="725"/>
          <table:table-cell office:value-type="float" office:value="5"/>
          <table:table-cell table:number-columns-repeated="16379"/>
        </table:table-row>
        <table:table-row>
          <table:table-cell office:value-type="float" office:value="1999163"/>
          <table:table-cell office:value-type="float" office:value="1999"/>
          <table:table-cell office:value-type="float" office:value="163"/>
          <table:table-cell office:value-type="float" office:value="533"/>
          <table:table-cell office:value-type="float" office:value="5"/>
          <table:table-cell table:number-columns-repeated="16379"/>
        </table:table-row>
        <table:table-row>
          <table:table-cell office:value-type="float" office:value="1999164"/>
          <table:table-cell office:value-type="float" office:value="1999"/>
          <table:table-cell office:value-type="float" office:value="164"/>
          <table:table-cell office:value-type="float" office:value="1"/>
          <table:table-cell office:value-type="float" office:value="0"/>
          <table:table-cell table:number-columns-repeated="16379"/>
        </table:table-row>
        <table:table-row>
          <table:table-cell office:value-type="float" office:value="1999165"/>
          <table:table-cell office:value-type="float" office:value="1999"/>
          <table:table-cell office:value-type="float" office:value="165"/>
          <table:table-cell office:value-type="float" office:value="1"/>
          <table:table-cell office:value-type="float" office:value="0"/>
          <table:table-cell table:number-columns-repeated="16379"/>
        </table:table-row>
        <table:table-row>
          <table:table-cell office:value-type="float" office:value="1999166"/>
          <table:table-cell office:value-type="float" office:value="1999"/>
          <table:table-cell office:value-type="float" office:value="166"/>
          <table:table-cell office:value-type="float" office:value="1733"/>
          <table:table-cell office:value-type="float" office:value="2"/>
          <table:table-cell table:number-columns-repeated="16379"/>
        </table:table-row>
        <table:table-row>
          <table:table-cell office:value-type="float" office:value="1999167"/>
          <table:table-cell office:value-type="float" office:value="1999"/>
          <table:table-cell office:value-type="float" office:value="167"/>
          <table:table-cell office:value-type="float" office:value="1437"/>
          <table:table-cell office:value-type="float" office:value="5"/>
          <table:table-cell table:number-columns-repeated="16379"/>
        </table:table-row>
        <table:table-row>
          <table:table-cell office:value-type="float" office:value="1999168"/>
          <table:table-cell office:value-type="float" office:value="1999"/>
          <table:table-cell office:value-type="float" office:value="168"/>
          <table:table-cell office:value-type="float" office:value="1074"/>
          <table:table-cell office:value-type="float" office:value="5"/>
          <table:table-cell table:number-columns-repeated="16379"/>
        </table:table-row>
        <table:table-row>
          <table:table-cell office:value-type="float" office:value="1999169"/>
          <table:table-cell office:value-type="float" office:value="1999"/>
          <table:table-cell office:value-type="float" office:value="169"/>
          <table:table-cell office:value-type="float" office:value="2322"/>
          <table:table-cell office:value-type="float" office:value="0"/>
          <table:table-cell table:number-columns-repeated="16379"/>
        </table:table-row>
        <table:table-row>
          <table:table-cell office:value-type="float" office:value="1999170"/>
          <table:table-cell office:value-type="float" office:value="1999"/>
          <table:table-cell office:value-type="float" office:value="170"/>
          <table:table-cell office:value-type="float" office:value="3409"/>
          <table:table-cell office:value-type="float" office:value="3"/>
          <table:table-cell table:number-columns-repeated="16379"/>
        </table:table-row>
        <table:table-row>
          <table:table-cell office:value-type="float" office:value="1999171"/>
          <table:table-cell office:value-type="float" office:value="1999"/>
          <table:table-cell office:value-type="float" office:value="171"/>
          <table:table-cell office:value-type="float" office:value="1"/>
          <table:table-cell office:value-type="float" office:value="3"/>
          <table:table-cell table:number-columns-repeated="16379"/>
        </table:table-row>
        <table:table-row>
          <table:table-cell office:value-type="float" office:value="2000001"/>
          <table:table-cell office:value-type="float" office:value="2000"/>
          <table:table-cell office:value-type="float" office:value="1"/>
          <table:table-cell office:value-type="float" office:value="438969"/>
          <table:table-cell office:value-type="float" office:value="1"/>
          <table:table-cell table:number-columns-repeated="16379"/>
        </table:table-row>
        <table:table-row>
          <table:table-cell office:value-type="float" office:value="2000002"/>
          <table:table-cell office:value-type="float" office:value="2000"/>
          <table:table-cell office:value-type="float" office:value="2"/>
          <table:table-cell office:value-type="float" office:value="51609"/>
          <table:table-cell office:value-type="float" office:value="4"/>
          <table:table-cell table:number-columns-repeated="16379"/>
        </table:table-row>
        <table:table-row>
          <table:table-cell office:value-type="float" office:value="2000003"/>
          <table:table-cell office:value-type="float" office:value="2000"/>
          <table:table-cell office:value-type="float" office:value="3"/>
          <table:table-cell office:value-type="float" office:value="46781"/>
          <table:table-cell office:value-type="float" office:value="2"/>
          <table:table-cell table:number-columns-repeated="16379"/>
        </table:table-row>
        <table:table-row>
          <table:table-cell office:value-type="float" office:value="2000004"/>
          <table:table-cell office:value-type="float" office:value="2000"/>
          <table:table-cell office:value-type="float" office:value="4"/>
          <table:table-cell office:value-type="float" office:value="45811"/>
          <table:table-cell office:value-type="float" office:value="0"/>
          <table:table-cell table:number-columns-repeated="16379"/>
        </table:table-row>
        <table:table-row>
          <table:table-cell office:value-type="float" office:value="2000005"/>
          <table:table-cell office:value-type="float" office:value="2000"/>
          <table:table-cell office:value-type="float" office:value="5"/>
          <table:table-cell office:value-type="float" office:value="46485"/>
          <table:table-cell office:value-type="float" office:value="2"/>
          <table:table-cell table:number-columns-repeated="16379"/>
        </table:table-row>
        <table:table-row>
          <table:table-cell office:value-type="float" office:value="2000006"/>
          <table:table-cell office:value-type="float" office:value="2000"/>
          <table:table-cell office:value-type="float" office:value="6"/>
          <table:table-cell office:value-type="float" office:value="31049"/>
          <table:table-cell office:value-type="float" office:value="2"/>
          <table:table-cell table:number-columns-repeated="16379"/>
        </table:table-row>
        <table:table-row>
          <table:table-cell office:value-type="float" office:value="2000007"/>
          <table:table-cell office:value-type="float" office:value="2000"/>
          <table:table-cell office:value-type="float" office:value="7"/>
          <table:table-cell office:value-type="float" office:value="116541"/>
          <table:table-cell office:value-type="float" office:value="2"/>
          <table:table-cell table:number-columns-repeated="16379"/>
        </table:table-row>
        <table:table-row>
          <table:table-cell office:value-type="float" office:value="2000008"/>
          <table:table-cell office:value-type="float" office:value="2000"/>
          <table:table-cell office:value-type="float" office:value="8"/>
          <table:table-cell office:value-type="float" office:value="64992"/>
          <table:table-cell office:value-type="float" office:value="2"/>
          <table:table-cell table:number-columns-repeated="16379"/>
        </table:table-row>
        <table:table-row>
          <table:table-cell office:value-type="float" office:value="2000009"/>
          <table:table-cell office:value-type="float" office:value="2000"/>
          <table:table-cell office:value-type="float" office:value="9"/>
          <table:table-cell office:value-type="float" office:value="13392"/>
          <table:table-cell office:value-type="float" office:value="4"/>
          <table:table-cell table:number-columns-repeated="16379"/>
        </table:table-row>
        <table:table-row>
          <table:table-cell office:value-type="float" office:value="2000010"/>
          <table:table-cell office:value-type="float" office:value="2000"/>
          <table:table-cell office:value-type="float" office:value="10"/>
          <table:table-cell office:value-type="float" office:value="45312"/>
          <table:table-cell office:value-type="float" office:value="4"/>
          <table:table-cell table:number-columns-repeated="16379"/>
        </table:table-row>
        <table:table-row>
          <table:table-cell office:value-type="float" office:value="2000011"/>
          <table:table-cell office:value-type="float" office:value="2000"/>
          <table:table-cell office:value-type="float" office:value="11"/>
          <table:table-cell office:value-type="float" office:value="8755"/>
          <table:table-cell office:value-type="float" office:value="4"/>
          <table:table-cell table:number-columns-repeated="16379"/>
        </table:table-row>
        <table:table-row>
          <table:table-cell office:value-type="float" office:value="2000012"/>
          <table:table-cell office:value-type="float" office:value="2000"/>
          <table:table-cell office:value-type="float" office:value="12"/>
          <table:table-cell office:value-type="float" office:value="15317"/>
          <table:table-cell office:value-type="float" office:value="5"/>
          <table:table-cell table:number-columns-repeated="16379"/>
        </table:table-row>
        <table:table-row>
          <table:table-cell office:value-type="float" office:value="2000013"/>
          <table:table-cell office:value-type="float" office:value="2000"/>
          <table:table-cell office:value-type="float" office:value="13"/>
          <table:table-cell office:value-type="float" office:value="5373"/>
          <table:table-cell office:value-type="float" office:value="5"/>
          <table:table-cell table:number-columns-repeated="16379"/>
        </table:table-row>
        <table:table-row>
          <table:table-cell office:value-type="float" office:value="2000015"/>
          <table:table-cell office:value-type="float" office:value="2000"/>
          <table:table-cell office:value-type="float" office:value="15"/>
          <table:table-cell office:value-type="float" office:value="9219"/>
          <table:table-cell office:value-type="float" office:value="3"/>
          <table:table-cell table:number-columns-repeated="16379"/>
        </table:table-row>
        <table:table-row>
          <table:table-cell office:value-type="float" office:value="2000016"/>
          <table:table-cell office:value-type="float" office:value="2000"/>
          <table:table-cell office:value-type="float" office:value="16"/>
          <table:table-cell office:value-type="float" office:value="7534"/>
          <table:table-cell office:value-type="float" office:value="3"/>
          <table:table-cell table:number-columns-repeated="16379"/>
        </table:table-row>
        <table:table-row>
          <table:table-cell office:value-type="float" office:value="2000017"/>
          <table:table-cell office:value-type="float" office:value="2000"/>
          <table:table-cell office:value-type="float" office:value="17"/>
          <table:table-cell office:value-type="float" office:value="1"/>
          <table:table-cell office:value-type="float" office:value="3"/>
          <table:table-cell table:number-columns-repeated="16379"/>
        </table:table-row>
        <table:table-row>
          <table:table-cell office:value-type="float" office:value="2000018"/>
          <table:table-cell office:value-type="float" office:value="2000"/>
          <table:table-cell office:value-type="float" office:value="18"/>
          <table:table-cell office:value-type="float" office:value="1"/>
          <table:table-cell office:value-type="float" office:value="0"/>
          <table:table-cell table:number-columns-repeated="16379"/>
        </table:table-row>
        <table:table-row>
          <table:table-cell office:value-type="float" office:value="2000019"/>
          <table:table-cell office:value-type="float" office:value="2000"/>
          <table:table-cell office:value-type="float" office:value="19"/>
          <table:table-cell office:value-type="float" office:value="18704"/>
          <table:table-cell office:value-type="float" office:value="3"/>
          <table:table-cell table:number-columns-repeated="16379"/>
        </table:table-row>
        <table:table-row>
          <table:table-cell office:value-type="float" office:value="2000020"/>
          <table:table-cell office:value-type="float" office:value="2000"/>
          <table:table-cell office:value-type="float" office:value="20"/>
          <table:table-cell office:value-type="float" office:value="1"/>
          <table:table-cell office:value-type="float" office:value="3"/>
          <table:table-cell table:number-columns-repeated="16379"/>
        </table:table-row>
        <table:table-row>
          <table:table-cell office:value-type="float" office:value="2000022"/>
          <table:table-cell office:value-type="float" office:value="2000"/>
          <table:table-cell office:value-type="float" office:value="22"/>
          <table:table-cell office:value-type="float" office:value="1"/>
          <table:table-cell office:value-type="float" office:value="0"/>
          <table:table-cell table:number-columns-repeated="16379"/>
        </table:table-row>
        <table:table-row>
          <table:table-cell office:value-type="float" office:value="2000023"/>
          <table:table-cell office:value-type="float" office:value="2000"/>
          <table:table-cell office:value-type="float" office:value="23"/>
          <table:table-cell office:value-type="float" office:value="9890"/>
          <table:table-cell office:value-type="float" office:value="3"/>
          <table:table-cell table:number-columns-repeated="16379"/>
        </table:table-row>
        <table:table-row>
          <table:table-cell office:value-type="float" office:value="2000024"/>
          <table:table-cell office:value-type="float" office:value="2000"/>
          <table:table-cell office:value-type="float" office:value="24"/>
          <table:table-cell office:value-type="float" office:value="24587"/>
          <table:table-cell office:value-type="float" office:value="3"/>
          <table:table-cell table:number-columns-repeated="16379"/>
        </table:table-row>
        <table:table-row>
          <table:table-cell office:value-type="float" office:value="2000025"/>
          <table:table-cell office:value-type="float" office:value="2000"/>
          <table:table-cell office:value-type="float" office:value="25"/>
          <table:table-cell office:value-type="float" office:value="7772"/>
          <table:table-cell office:value-type="float" office:value="3"/>
          <table:table-cell table:number-columns-repeated="16379"/>
        </table:table-row>
        <table:table-row>
          <table:table-cell office:value-type="float" office:value="2000027"/>
          <table:table-cell office:value-type="float" office:value="2000"/>
          <table:table-cell office:value-type="float" office:value="27"/>
          <table:table-cell office:value-type="float" office:value="5515"/>
          <table:table-cell office:value-type="float" office:value="3"/>
          <table:table-cell table:number-columns-repeated="16379"/>
        </table:table-row>
        <table:table-row>
          <table:table-cell office:value-type="float" office:value="2000028"/>
          <table:table-cell office:value-type="float" office:value="2000"/>
          <table:table-cell office:value-type="float" office:value="28"/>
          <table:table-cell office:value-type="float" office:value="10535"/>
          <table:table-cell office:value-type="float" office:value="3"/>
          <table:table-cell table:number-columns-repeated="16379"/>
        </table:table-row>
        <table:table-row>
          <table:table-cell office:value-type="float" office:value="2000029"/>
          <table:table-cell office:value-type="float" office:value="2000"/>
          <table:table-cell office:value-type="float" office:value="29"/>
          <table:table-cell office:value-type="float" office:value="22721"/>
          <table:table-cell office:value-type="float" office:value="3"/>
          <table:table-cell table:number-columns-repeated="16379"/>
        </table:table-row>
        <table:table-row>
          <table:table-cell office:value-type="float" office:value="2000031"/>
          <table:table-cell office:value-type="float" office:value="2000"/>
          <table:table-cell office:value-type="float" office:value="31"/>
          <table:table-cell office:value-type="float" office:value="19678"/>
          <table:table-cell office:value-type="float" office:value="3"/>
          <table:table-cell table:number-columns-repeated="16379"/>
        </table:table-row>
        <table:table-row>
          <table:table-cell office:value-type="float" office:value="2000032"/>
          <table:table-cell office:value-type="float" office:value="2000"/>
          <table:table-cell office:value-type="float" office:value="32"/>
          <table:table-cell office:value-type="float" office:value="46753"/>
          <table:table-cell office:value-type="float" office:value="3"/>
          <table:table-cell table:number-columns-repeated="16379"/>
        </table:table-row>
        <table:table-row>
          <table:table-cell office:value-type="float" office:value="2000033"/>
          <table:table-cell office:value-type="float" office:value="2000"/>
          <table:table-cell office:value-type="float" office:value="33"/>
          <table:table-cell office:value-type="float" office:value="10800"/>
          <table:table-cell office:value-type="float" office:value="3"/>
          <table:table-cell table:number-columns-repeated="16379"/>
        </table:table-row>
        <table:table-row>
          <table:table-cell office:value-type="float" office:value="2000035"/>
          <table:table-cell office:value-type="float" office:value="2000"/>
          <table:table-cell office:value-type="float" office:value="35"/>
          <table:table-cell office:value-type="float" office:value="15794"/>
          <table:table-cell office:value-type="float" office:value="0"/>
          <table:table-cell table:number-columns-repeated="16379"/>
        </table:table-row>
        <table:table-row>
          <table:table-cell office:value-type="float" office:value="2000036"/>
          <table:table-cell office:value-type="float" office:value="2000"/>
          <table:table-cell office:value-type="float" office:value="36"/>
          <table:table-cell office:value-type="float" office:value="20750"/>
          <table:table-cell office:value-type="float" office:value="3"/>
          <table:table-cell table:number-columns-repeated="16379"/>
        </table:table-row>
        <table:table-row>
          <table:table-cell office:value-type="float" office:value="2000037"/>
          <table:table-cell office:value-type="float" office:value="2000"/>
          <table:table-cell office:value-type="float" office:value="37"/>
          <table:table-cell office:value-type="float" office:value="23036"/>
          <table:table-cell office:value-type="float" office:value="3"/>
          <table:table-cell table:number-columns-repeated="16379"/>
        </table:table-row>
        <table:table-row>
          <table:table-cell office:value-type="float" office:value="2000038"/>
          <table:table-cell office:value-type="float" office:value="2000"/>
          <table:table-cell office:value-type="float" office:value="38"/>
          <table:table-cell office:value-type="float" office:value="28320"/>
          <table:table-cell office:value-type="float" office:value="3"/>
          <table:table-cell table:number-columns-repeated="16379"/>
        </table:table-row>
        <table:table-row>
          <table:table-cell office:value-type="float" office:value="2000039"/>
          <table:table-cell office:value-type="float" office:value="2000"/>
          <table:table-cell office:value-type="float" office:value="39"/>
          <table:table-cell office:value-type="float" office:value="16409"/>
          <table:table-cell office:value-type="float" office:value="3"/>
          <table:table-cell table:number-columns-repeated="16379"/>
        </table:table-row>
        <table:table-row>
          <table:table-cell office:value-type="float" office:value="2000040"/>
          <table:table-cell office:value-type="float" office:value="2000"/>
          <table:table-cell office:value-type="float" office:value="40"/>
          <table:table-cell office:value-type="float" office:value="9082"/>
          <table:table-cell office:value-type="float" office:value="3"/>
          <table:table-cell table:number-columns-repeated="16379"/>
        </table:table-row>
        <table:table-row>
          <table:table-cell office:value-type="float" office:value="2000041"/>
          <table:table-cell office:value-type="float" office:value="2000"/>
          <table:table-cell office:value-type="float" office:value="41"/>
          <table:table-cell office:value-type="float" office:value="1"/>
          <table:table-cell office:value-type="float" office:value="0"/>
          <table:table-cell table:number-columns-repeated="16379"/>
        </table:table-row>
        <table:table-row>
          <table:table-cell office:value-type="float" office:value="2000042"/>
          <table:table-cell office:value-type="float" office:value="2000"/>
          <table:table-cell office:value-type="float" office:value="42"/>
          <table:table-cell office:value-type="float" office:value="1"/>
          <table:table-cell office:value-type="float" office:value="0"/>
          <table:table-cell table:number-columns-repeated="16379"/>
        </table:table-row>
        <table:table-row>
          <table:table-cell office:value-type="float" office:value="2000043"/>
          <table:table-cell office:value-type="float" office:value="2000"/>
          <table:table-cell office:value-type="float" office:value="43"/>
          <table:table-cell office:value-type="float" office:value="17808"/>
          <table:table-cell office:value-type="float" office:value="3"/>
          <table:table-cell table:number-columns-repeated="16379"/>
        </table:table-row>
        <table:table-row>
          <table:table-cell office:value-type="float" office:value="2000044"/>
          <table:table-cell office:value-type="float" office:value="2000"/>
          <table:table-cell office:value-type="float" office:value="44"/>
          <table:table-cell office:value-type="float" office:value="9129"/>
          <table:table-cell office:value-type="float" office:value="3"/>
          <table:table-cell table:number-columns-repeated="16379"/>
        </table:table-row>
        <table:table-row>
          <table:table-cell office:value-type="float" office:value="2000045"/>
          <table:table-cell office:value-type="float" office:value="2000"/>
          <table:table-cell office:value-type="float" office:value="45"/>
          <table:table-cell office:value-type="float" office:value="16760"/>
          <table:table-cell office:value-type="float" office:value="3"/>
          <table:table-cell table:number-columns-repeated="16379"/>
        </table:table-row>
        <table:table-row>
          <table:table-cell office:value-type="float" office:value="2000046"/>
          <table:table-cell office:value-type="float" office:value="2000"/>
          <table:table-cell office:value-type="float" office:value="46"/>
          <table:table-cell office:value-type="float" office:value="10289"/>
          <table:table-cell office:value-type="float" office:value="3"/>
          <table:table-cell table:number-columns-repeated="16379"/>
        </table:table-row>
        <table:table-row>
          <table:table-cell office:value-type="float" office:value="2000047"/>
          <table:table-cell office:value-type="float" office:value="2000"/>
          <table:table-cell office:value-type="float" office:value="47"/>
          <table:table-cell office:value-type="float" office:value="14700"/>
          <table:table-cell office:value-type="float" office:value="3"/>
          <table:table-cell table:number-columns-repeated="16379"/>
        </table:table-row>
        <table:table-row>
          <table:table-cell office:value-type="float" office:value="2000048"/>
          <table:table-cell office:value-type="float" office:value="2000"/>
          <table:table-cell office:value-type="float" office:value="48"/>
          <table:table-cell office:value-type="float" office:value="4985"/>
          <table:table-cell office:value-type="float" office:value="0"/>
          <table:table-cell table:number-columns-repeated="16379"/>
        </table:table-row>
        <table:table-row>
          <table:table-cell office:value-type="float" office:value="2000049"/>
          <table:table-cell office:value-type="float" office:value="2000"/>
          <table:table-cell office:value-type="float" office:value="49"/>
          <table:table-cell office:value-type="float" office:value="15937"/>
          <table:table-cell office:value-type="float" office:value="3"/>
          <table:table-cell table:number-columns-repeated="16379"/>
        </table:table-row>
        <table:table-row>
          <table:table-cell office:value-type="float" office:value="2000051"/>
          <table:table-cell office:value-type="float" office:value="2000"/>
          <table:table-cell office:value-type="float" office:value="51"/>
          <table:table-cell office:value-type="float" office:value="18376"/>
          <table:table-cell office:value-type="float" office:value="5"/>
          <table:table-cell table:number-columns-repeated="16379"/>
        </table:table-row>
        <table:table-row>
          <table:table-cell office:value-type="float" office:value="2000053"/>
          <table:table-cell office:value-type="float" office:value="2000"/>
          <table:table-cell office:value-type="float" office:value="53"/>
          <table:table-cell office:value-type="float" office:value="5145"/>
          <table:table-cell office:value-type="float" office:value="3"/>
          <table:table-cell table:number-columns-repeated="16379"/>
        </table:table-row>
        <table:table-row>
          <table:table-cell office:value-type="float" office:value="2000054"/>
          <table:table-cell office:value-type="float" office:value="2000"/>
          <table:table-cell office:value-type="float" office:value="54"/>
          <table:table-cell office:value-type="float" office:value="16434"/>
          <table:table-cell office:value-type="float" office:value="3"/>
          <table:table-cell table:number-columns-repeated="16379"/>
        </table:table-row>
        <table:table-row>
          <table:table-cell office:value-type="float" office:value="2000055"/>
          <table:table-cell office:value-type="float" office:value="2000"/>
          <table:table-cell office:value-type="float" office:value="55"/>
          <table:table-cell office:value-type="float" office:value="15500"/>
          <table:table-cell office:value-type="float" office:value="3"/>
          <table:table-cell table:number-columns-repeated="16379"/>
        </table:table-row>
        <table:table-row>
          <table:table-cell office:value-type="float" office:value="2000056"/>
          <table:table-cell office:value-type="float" office:value="2000"/>
          <table:table-cell office:value-type="float" office:value="56"/>
          <table:table-cell office:value-type="float" office:value="13704"/>
          <table:table-cell office:value-type="float" office:value="3"/>
          <table:table-cell table:number-columns-repeated="16379"/>
        </table:table-row>
        <table:table-row>
          <table:table-cell office:value-type="float" office:value="2000057"/>
          <table:table-cell office:value-type="float" office:value="2000"/>
          <table:table-cell office:value-type="float" office:value="57"/>
          <table:table-cell office:value-type="float" office:value="16537"/>
          <table:table-cell office:value-type="float" office:value="3"/>
          <table:table-cell table:number-columns-repeated="16379"/>
        </table:table-row>
        <table:table-row>
          <table:table-cell office:value-type="float" office:value="2000058"/>
          <table:table-cell office:value-type="float" office:value="2000"/>
          <table:table-cell office:value-type="float" office:value="58"/>
          <table:table-cell office:value-type="float" office:value="4822"/>
          <table:table-cell office:value-type="float" office:value="3"/>
          <table:table-cell table:number-columns-repeated="16379"/>
        </table:table-row>
        <table:table-row>
          <table:table-cell office:value-type="float" office:value="2000060"/>
          <table:table-cell office:value-type="float" office:value="2000"/>
          <table:table-cell office:value-type="float" office:value="60"/>
          <table:table-cell office:value-type="float" office:value="12506"/>
          <table:table-cell office:value-type="float" office:value="2"/>
          <table:table-cell table:number-columns-repeated="16379"/>
        </table:table-row>
        <table:table-row>
          <table:table-cell office:value-type="float" office:value="2000061"/>
          <table:table-cell office:value-type="float" office:value="2000"/>
          <table:table-cell office:value-type="float" office:value="61"/>
          <table:table-cell office:value-type="float" office:value="24134"/>
          <table:table-cell office:value-type="float" office:value="2"/>
          <table:table-cell table:number-columns-repeated="16379"/>
        </table:table-row>
        <table:table-row>
          <table:table-cell office:value-type="float" office:value="2000062"/>
          <table:table-cell office:value-type="float" office:value="2000"/>
          <table:table-cell office:value-type="float" office:value="62"/>
          <table:table-cell office:value-type="float" office:value="13360"/>
          <table:table-cell office:value-type="float" office:value="3"/>
          <table:table-cell table:number-columns-repeated="16379"/>
        </table:table-row>
        <table:table-row>
          <table:table-cell office:value-type="float" office:value="2000063"/>
          <table:table-cell office:value-type="float" office:value="2000"/>
          <table:table-cell office:value-type="float" office:value="63"/>
          <table:table-cell office:value-type="float" office:value="7700"/>
          <table:table-cell office:value-type="float" office:value="0"/>
          <table:table-cell table:number-columns-repeated="16379"/>
        </table:table-row>
        <table:table-row>
          <table:table-cell office:value-type="float" office:value="2000064"/>
          <table:table-cell office:value-type="float" office:value="2000"/>
          <table:table-cell office:value-type="float" office:value="64"/>
          <table:table-cell office:value-type="float" office:value="16300"/>
          <table:table-cell office:value-type="float" office:value="3"/>
          <table:table-cell table:number-columns-repeated="16379"/>
        </table:table-row>
        <table:table-row>
          <table:table-cell office:value-type="float" office:value="2000066"/>
          <table:table-cell office:value-type="float" office:value="2000"/>
          <table:table-cell office:value-type="float" office:value="66"/>
          <table:table-cell office:value-type="float" office:value="8000"/>
          <table:table-cell office:value-type="float" office:value="3"/>
          <table:table-cell table:number-columns-repeated="16379"/>
        </table:table-row>
        <table:table-row>
          <table:table-cell office:value-type="float" office:value="2000067"/>
          <table:table-cell office:value-type="float" office:value="2000"/>
          <table:table-cell office:value-type="float" office:value="67"/>
          <table:table-cell office:value-type="float" office:value="14860"/>
          <table:table-cell office:value-type="float" office:value="3"/>
          <table:table-cell table:number-columns-repeated="16379"/>
        </table:table-row>
        <table:table-row>
          <table:table-cell office:value-type="float" office:value="2000068"/>
          <table:table-cell office:value-type="float" office:value="2000"/>
          <table:table-cell office:value-type="float" office:value="68"/>
          <table:table-cell office:value-type="float" office:value="11184"/>
          <table:table-cell office:value-type="float" office:value="3"/>
          <table:table-cell table:number-columns-repeated="16379"/>
        </table:table-row>
        <table:table-row>
          <table:table-cell office:value-type="float" office:value="2000070"/>
          <table:table-cell office:value-type="float" office:value="2000"/>
          <table:table-cell office:value-type="float" office:value="70"/>
          <table:table-cell office:value-type="float" office:value="34916"/>
          <table:table-cell office:value-type="float" office:value="0"/>
          <table:table-cell table:number-columns-repeated="16379"/>
        </table:table-row>
        <table:table-row>
          <table:table-cell office:value-type="float" office:value="2000071"/>
          <table:table-cell office:value-type="float" office:value="2000"/>
          <table:table-cell office:value-type="float" office:value="71"/>
          <table:table-cell office:value-type="float" office:value="14005"/>
          <table:table-cell office:value-type="float" office:value="3"/>
          <table:table-cell table:number-columns-repeated="16379"/>
        </table:table-row>
        <table:table-row>
          <table:table-cell office:value-type="float" office:value="2000072"/>
          <table:table-cell office:value-type="float" office:value="2000"/>
          <table:table-cell office:value-type="float" office:value="72"/>
          <table:table-cell office:value-type="float" office:value="7269"/>
          <table:table-cell office:value-type="float" office:value="0"/>
          <table:table-cell table:number-columns-repeated="16379"/>
        </table:table-row>
        <table:table-row>
          <table:table-cell office:value-type="float" office:value="2000073"/>
          <table:table-cell office:value-type="float" office:value="2000"/>
          <table:table-cell office:value-type="float" office:value="73"/>
          <table:table-cell office:value-type="float" office:value="23801"/>
          <table:table-cell office:value-type="float" office:value="3"/>
          <table:table-cell table:number-columns-repeated="16379"/>
        </table:table-row>
        <table:table-row>
          <table:table-cell office:value-type="float" office:value="2000074"/>
          <table:table-cell office:value-type="float" office:value="2000"/>
          <table:table-cell office:value-type="float" office:value="74"/>
          <table:table-cell office:value-type="float" office:value="3953"/>
          <table:table-cell office:value-type="float" office:value="3"/>
          <table:table-cell table:number-columns-repeated="16379"/>
        </table:table-row>
        <table:table-row>
          <table:table-cell office:value-type="float" office:value="2000075"/>
          <table:table-cell office:value-type="float" office:value="2000"/>
          <table:table-cell office:value-type="float" office:value="75"/>
          <table:table-cell office:value-type="float" office:value="1"/>
          <table:table-cell office:value-type="float" office:value="0"/>
          <table:table-cell table:number-columns-repeated="16379"/>
        </table:table-row>
        <table:table-row>
          <table:table-cell office:value-type="float" office:value="2000076"/>
          <table:table-cell office:value-type="float" office:value="2000"/>
          <table:table-cell office:value-type="float" office:value="76"/>
          <table:table-cell office:value-type="float" office:value="6318"/>
          <table:table-cell office:value-type="float" office:value="3"/>
          <table:table-cell table:number-columns-repeated="16379"/>
        </table:table-row>
        <table:table-row>
          <table:table-cell office:value-type="float" office:value="2000079"/>
          <table:table-cell office:value-type="float" office:value="2000"/>
          <table:table-cell office:value-type="float" office:value="79"/>
          <table:table-cell office:value-type="float" office:value="1"/>
          <table:table-cell office:value-type="float" office:value="0"/>
          <table:table-cell table:number-columns-repeated="16379"/>
        </table:table-row>
        <table:table-row>
          <table:table-cell office:value-type="float" office:value="2000095"/>
          <table:table-cell office:value-type="float" office:value="2000"/>
          <table:table-cell office:value-type="float" office:value="95"/>
          <table:table-cell office:value-type="float" office:value="5194"/>
          <table:table-cell office:value-type="float" office:value="3"/>
          <table:table-cell table:number-columns-repeated="16379"/>
        </table:table-row>
        <table:table-row>
          <table:table-cell office:value-type="float" office:value="2000096"/>
          <table:table-cell office:value-type="float" office:value="2000"/>
          <table:table-cell office:value-type="float" office:value="96"/>
          <table:table-cell office:value-type="float" office:value="4706"/>
          <table:table-cell office:value-type="float" office:value="3"/>
          <table:table-cell table:number-columns-repeated="16379"/>
        </table:table-row>
        <table:table-row>
          <table:table-cell office:value-type="float" office:value="2000097"/>
          <table:table-cell office:value-type="float" office:value="2000"/>
          <table:table-cell office:value-type="float" office:value="97"/>
          <table:table-cell office:value-type="float" office:value="8935"/>
          <table:table-cell office:value-type="float" office:value="3"/>
          <table:table-cell table:number-columns-repeated="16379"/>
        </table:table-row>
        <table:table-row>
          <table:table-cell office:value-type="float" office:value="2000099"/>
          <table:table-cell office:value-type="float" office:value="2000"/>
          <table:table-cell office:value-type="float" office:value="99"/>
          <table:table-cell office:value-type="float" office:value="7761"/>
          <table:table-cell office:value-type="float" office:value="3"/>
          <table:table-cell table:number-columns-repeated="16379"/>
        </table:table-row>
        <table:table-row>
          <table:table-cell office:value-type="float" office:value="2000100"/>
          <table:table-cell office:value-type="float" office:value="2000"/>
          <table:table-cell office:value-type="float" office:value="100"/>
          <table:table-cell office:value-type="float" office:value="6917"/>
          <table:table-cell office:value-type="float" office:value="3"/>
          <table:table-cell table:number-columns-repeated="16379"/>
        </table:table-row>
        <table:table-row>
          <table:table-cell office:value-type="float" office:value="2000101"/>
          <table:table-cell office:value-type="float" office:value="2000"/>
          <table:table-cell office:value-type="float" office:value="101"/>
          <table:table-cell office:value-type="float" office:value="1"/>
          <table:table-cell office:value-type="float" office:value="4"/>
          <table:table-cell table:number-columns-repeated="16379"/>
        </table:table-row>
        <table:table-row>
          <table:table-cell office:value-type="float" office:value="2000103"/>
          <table:table-cell office:value-type="float" office:value="2000"/>
          <table:table-cell office:value-type="float" office:value="103"/>
          <table:table-cell office:value-type="float" office:value="1"/>
          <table:table-cell office:value-type="float" office:value="0"/>
          <table:table-cell table:number-columns-repeated="16379"/>
        </table:table-row>
        <table:table-row>
          <table:table-cell office:value-type="float" office:value="2000104"/>
          <table:table-cell office:value-type="float" office:value="2000"/>
          <table:table-cell office:value-type="float" office:value="104"/>
          <table:table-cell office:value-type="float" office:value="22531"/>
          <table:table-cell office:value-type="float" office:value="4"/>
          <table:table-cell table:number-columns-repeated="16379"/>
        </table:table-row>
        <table:table-row>
          <table:table-cell office:value-type="float" office:value="2000105"/>
          <table:table-cell office:value-type="float" office:value="2000"/>
          <table:table-cell office:value-type="float" office:value="105"/>
          <table:table-cell office:value-type="float" office:value="1"/>
          <table:table-cell office:value-type="float" office:value="4"/>
          <table:table-cell table:number-columns-repeated="16379"/>
        </table:table-row>
        <table:table-row>
          <table:table-cell office:value-type="float" office:value="2000106"/>
          <table:table-cell office:value-type="float" office:value="2000"/>
          <table:table-cell office:value-type="float" office:value="106"/>
          <table:table-cell office:value-type="float" office:value="14375"/>
          <table:table-cell office:value-type="float" office:value="4"/>
          <table:table-cell table:number-columns-repeated="16379"/>
        </table:table-row>
        <table:table-row>
          <table:table-cell office:value-type="float" office:value="2000107"/>
          <table:table-cell office:value-type="float" office:value="2000"/>
          <table:table-cell office:value-type="float" office:value="107"/>
          <table:table-cell office:value-type="float" office:value="19867"/>
          <table:table-cell office:value-type="float" office:value="4"/>
          <table:table-cell table:number-columns-repeated="16379"/>
        </table:table-row>
        <table:table-row>
          <table:table-cell office:value-type="float" office:value="2000108"/>
          <table:table-cell office:value-type="float" office:value="2000"/>
          <table:table-cell office:value-type="float" office:value="108"/>
          <table:table-cell office:value-type="float" office:value="11900"/>
          <table:table-cell office:value-type="float" office:value="4"/>
          <table:table-cell table:number-columns-repeated="16379"/>
        </table:table-row>
        <table:table-row>
          <table:table-cell office:value-type="float" office:value="2000109"/>
          <table:table-cell office:value-type="float" office:value="2000"/>
          <table:table-cell office:value-type="float" office:value="109"/>
          <table:table-cell office:value-type="float" office:value="17513"/>
          <table:table-cell office:value-type="float" office:value="4"/>
          <table:table-cell table:number-columns-repeated="16379"/>
        </table:table-row>
        <table:table-row>
          <table:table-cell office:value-type="float" office:value="2000110"/>
          <table:table-cell office:value-type="float" office:value="2000"/>
          <table:table-cell office:value-type="float" office:value="110"/>
          <table:table-cell office:value-type="float" office:value="4080"/>
          <table:table-cell office:value-type="float" office:value="4"/>
          <table:table-cell table:number-columns-repeated="16379"/>
        </table:table-row>
        <table:table-row>
          <table:table-cell office:value-type="float" office:value="2000111"/>
          <table:table-cell office:value-type="float" office:value="2000"/>
          <table:table-cell office:value-type="float" office:value="111"/>
          <table:table-cell office:value-type="float" office:value="29538"/>
          <table:table-cell office:value-type="float" office:value="0"/>
          <table:table-cell table:number-columns-repeated="16379"/>
        </table:table-row>
        <table:table-row>
          <table:table-cell office:value-type="float" office:value="2000117"/>
          <table:table-cell office:value-type="float" office:value="2000"/>
          <table:table-cell office:value-type="float" office:value="117"/>
          <table:table-cell office:value-type="float" office:value="1"/>
          <table:table-cell office:value-type="float" office:value="0"/>
          <table:table-cell table:number-columns-repeated="16379"/>
        </table:table-row>
        <table:table-row>
          <table:table-cell office:value-type="float" office:value="2000118"/>
          <table:table-cell office:value-type="float" office:value="2000"/>
          <table:table-cell office:value-type="float" office:value="118"/>
          <table:table-cell office:value-type="float" office:value="6936"/>
          <table:table-cell office:value-type="float" office:value="3"/>
          <table:table-cell table:number-columns-repeated="16379"/>
        </table:table-row>
        <table:table-row>
          <table:table-cell office:value-type="float" office:value="2000119"/>
          <table:table-cell office:value-type="float" office:value="2000"/>
          <table:table-cell office:value-type="float" office:value="119"/>
          <table:table-cell office:value-type="float" office:value="5705"/>
          <table:table-cell office:value-type="float" office:value="0"/>
          <table:table-cell table:number-columns-repeated="16379"/>
        </table:table-row>
        <table:table-row>
          <table:table-cell office:value-type="float" office:value="2000123"/>
          <table:table-cell office:value-type="float" office:value="2000"/>
          <table:table-cell office:value-type="float" office:value="123"/>
          <table:table-cell office:value-type="float" office:value="1"/>
          <table:table-cell office:value-type="float" office:value="0"/>
          <table:table-cell table:number-columns-repeated="16379"/>
        </table:table-row>
        <table:table-row>
          <table:table-cell office:value-type="float" office:value="2000124"/>
          <table:table-cell office:value-type="float" office:value="2000"/>
          <table:table-cell office:value-type="float" office:value="124"/>
          <table:table-cell office:value-type="float" office:value="3707"/>
          <table:table-cell office:value-type="float" office:value="3"/>
          <table:table-cell table:number-columns-repeated="16379"/>
        </table:table-row>
        <table:table-row>
          <table:table-cell office:value-type="float" office:value="2000127"/>
          <table:table-cell office:value-type="float" office:value="2000"/>
          <table:table-cell office:value-type="float" office:value="127"/>
          <table:table-cell office:value-type="float" office:value="4462"/>
          <table:table-cell office:value-type="float" office:value="3"/>
          <table:table-cell table:number-columns-repeated="16379"/>
        </table:table-row>
        <table:table-row>
          <table:table-cell office:value-type="float" office:value="2000128"/>
          <table:table-cell office:value-type="float" office:value="2000"/>
          <table:table-cell office:value-type="float" office:value="128"/>
          <table:table-cell office:value-type="float" office:value="1"/>
          <table:table-cell office:value-type="float" office:value="0"/>
          <table:table-cell table:number-columns-repeated="16379"/>
        </table:table-row>
        <table:table-row>
          <table:table-cell office:value-type="float" office:value="2000136"/>
          <table:table-cell office:value-type="float" office:value="2000"/>
          <table:table-cell office:value-type="float" office:value="136"/>
          <table:table-cell office:value-type="float" office:value="4373"/>
          <table:table-cell office:value-type="float" office:value="2"/>
          <table:table-cell table:number-columns-repeated="16379"/>
        </table:table-row>
        <table:table-row>
          <table:table-cell office:value-type="float" office:value="2000138"/>
          <table:table-cell office:value-type="float" office:value="2000"/>
          <table:table-cell office:value-type="float" office:value="138"/>
          <table:table-cell office:value-type="float" office:value="8326"/>
          <table:table-cell office:value-type="float" office:value="0"/>
          <table:table-cell table:number-columns-repeated="16379"/>
        </table:table-row>
        <table:table-row>
          <table:table-cell office:value-type="float" office:value="2000139"/>
          <table:table-cell office:value-type="float" office:value="2000"/>
          <table:table-cell office:value-type="float" office:value="139"/>
          <table:table-cell office:value-type="float" office:value="10597"/>
          <table:table-cell office:value-type="float" office:value="0"/>
          <table:table-cell table:number-columns-repeated="16379"/>
        </table:table-row>
        <table:table-row>
          <table:table-cell office:value-type="float" office:value="2000140"/>
          <table:table-cell office:value-type="float" office:value="2000"/>
          <table:table-cell office:value-type="float" office:value="140"/>
          <table:table-cell office:value-type="float" office:value="3932"/>
          <table:table-cell office:value-type="float" office:value="2"/>
          <table:table-cell table:number-columns-repeated="16379"/>
        </table:table-row>
        <table:table-row>
          <table:table-cell office:value-type="float" office:value="2000141"/>
          <table:table-cell office:value-type="float" office:value="2000"/>
          <table:table-cell office:value-type="float" office:value="141"/>
          <table:table-cell office:value-type="float" office:value="10682"/>
          <table:table-cell office:value-type="float" office:value="2"/>
          <table:table-cell table:number-columns-repeated="16379"/>
        </table:table-row>
        <table:table-row>
          <table:table-cell office:value-type="float" office:value="2000142"/>
          <table:table-cell office:value-type="float" office:value="2000"/>
          <table:table-cell office:value-type="float" office:value="142"/>
          <table:table-cell office:value-type="float" office:value="7490"/>
          <table:table-cell office:value-type="float" office:value="2"/>
          <table:table-cell table:number-columns-repeated="16379"/>
        </table:table-row>
        <table:table-row>
          <table:table-cell office:value-type="float" office:value="2000143"/>
          <table:table-cell office:value-type="float" office:value="2000"/>
          <table:table-cell office:value-type="float" office:value="143"/>
          <table:table-cell office:value-type="float" office:value="12636"/>
          <table:table-cell office:value-type="float" office:value="3"/>
          <table:table-cell table:number-columns-repeated="16379"/>
        </table:table-row>
        <table:table-row>
          <table:table-cell office:value-type="float" office:value="2000144"/>
          <table:table-cell office:value-type="float" office:value="2000"/>
          <table:table-cell office:value-type="float" office:value="144"/>
          <table:table-cell office:value-type="float" office:value="1"/>
          <table:table-cell office:value-type="float" office:value="0"/>
          <table:table-cell table:number-columns-repeated="16379"/>
        </table:table-row>
        <table:table-row>
          <table:table-cell office:value-type="float" office:value="2000145"/>
          <table:table-cell office:value-type="float" office:value="2000"/>
          <table:table-cell office:value-type="float" office:value="145"/>
          <table:table-cell office:value-type="float" office:value="1"/>
          <table:table-cell office:value-type="float" office:value="0"/>
          <table:table-cell table:number-columns-repeated="16379"/>
        </table:table-row>
        <table:table-row>
          <table:table-cell office:value-type="float" office:value="2000146"/>
          <table:table-cell office:value-type="float" office:value="2000"/>
          <table:table-cell office:value-type="float" office:value="146"/>
          <table:table-cell office:value-type="float" office:value="10000"/>
          <table:table-cell office:value-type="float" office:value="0"/>
          <table:table-cell table:number-columns-repeated="16379"/>
        </table:table-row>
        <table:table-row>
          <table:table-cell office:value-type="float" office:value="2000147"/>
          <table:table-cell office:value-type="float" office:value="2000"/>
          <table:table-cell office:value-type="float" office:value="147"/>
          <table:table-cell office:value-type="float" office:value="1"/>
          <table:table-cell office:value-type="float" office:value="0"/>
          <table:table-cell table:number-columns-repeated="16379"/>
        </table:table-row>
        <table:table-row>
          <table:table-cell office:value-type="float" office:value="2000148"/>
          <table:table-cell office:value-type="float" office:value="2000"/>
          <table:table-cell office:value-type="float" office:value="148"/>
          <table:table-cell office:value-type="float" office:value="1"/>
          <table:table-cell office:value-type="float" office:value="0"/>
          <table:table-cell table:number-columns-repeated="16379"/>
        </table:table-row>
        <table:table-row>
          <table:table-cell office:value-type="float" office:value="2000149"/>
          <table:table-cell office:value-type="float" office:value="2000"/>
          <table:table-cell office:value-type="float" office:value="149"/>
          <table:table-cell office:value-type="float" office:value="1"/>
          <table:table-cell office:value-type="float" office:value="0"/>
          <table:table-cell table:number-columns-repeated="16379"/>
        </table:table-row>
        <table:table-row>
          <table:table-cell office:value-type="float" office:value="2000150"/>
          <table:table-cell office:value-type="float" office:value="2000"/>
          <table:table-cell office:value-type="float" office:value="150"/>
          <table:table-cell office:value-type="float" office:value="1"/>
          <table:table-cell office:value-type="float" office:value="0"/>
          <table:table-cell table:number-columns-repeated="16379"/>
        </table:table-row>
        <table:table-row>
          <table:table-cell office:value-type="float" office:value="2000152"/>
          <table:table-cell office:value-type="float" office:value="2000"/>
          <table:table-cell office:value-type="float" office:value="152"/>
          <table:table-cell office:value-type="float" office:value="2980"/>
          <table:table-cell office:value-type="float" office:value="5"/>
          <table:table-cell table:number-columns-repeated="16379"/>
        </table:table-row>
        <table:table-row>
          <table:table-cell office:value-type="float" office:value="2000153"/>
          <table:table-cell office:value-type="float" office:value="2000"/>
          <table:table-cell office:value-type="float" office:value="153"/>
          <table:table-cell office:value-type="float" office:value="563"/>
          <table:table-cell office:value-type="float" office:value="0"/>
          <table:table-cell table:number-columns-repeated="16379"/>
        </table:table-row>
        <table:table-row>
          <table:table-cell office:value-type="float" office:value="2000155"/>
          <table:table-cell office:value-type="float" office:value="2000"/>
          <table:table-cell office:value-type="float" office:value="155"/>
          <table:table-cell office:value-type="float" office:value="7390"/>
          <table:table-cell office:value-type="float" office:value="0"/>
          <table:table-cell table:number-columns-repeated="16379"/>
        </table:table-row>
        <table:table-row>
          <table:table-cell office:value-type="float" office:value="2000156"/>
          <table:table-cell office:value-type="float" office:value="2000"/>
          <table:table-cell office:value-type="float" office:value="156"/>
          <table:table-cell office:value-type="float" office:value="1"/>
          <table:table-cell office:value-type="float" office:value="0"/>
          <table:table-cell table:number-columns-repeated="16379"/>
        </table:table-row>
        <table:table-row>
          <table:table-cell office:value-type="float" office:value="2000157"/>
          <table:table-cell office:value-type="float" office:value="2000"/>
          <table:table-cell office:value-type="float" office:value="157"/>
          <table:table-cell office:value-type="float" office:value="9621"/>
          <table:table-cell office:value-type="float" office:value="0"/>
          <table:table-cell table:number-columns-repeated="16379"/>
        </table:table-row>
        <table:table-row>
          <table:table-cell office:value-type="float" office:value="2000158"/>
          <table:table-cell office:value-type="float" office:value="2000"/>
          <table:table-cell office:value-type="float" office:value="158"/>
          <table:table-cell office:value-type="float" office:value="37008"/>
          <table:table-cell office:value-type="float" office:value="2"/>
          <table:table-cell table:number-columns-repeated="16379"/>
        </table:table-row>
        <table:table-row>
          <table:table-cell office:value-type="float" office:value="2000160"/>
          <table:table-cell office:value-type="float" office:value="2000"/>
          <table:table-cell office:value-type="float" office:value="160"/>
          <table:table-cell office:value-type="float" office:value="569"/>
          <table:table-cell office:value-type="float" office:value="0"/>
          <table:table-cell table:number-columns-repeated="16379"/>
        </table:table-row>
        <table:table-row>
          <table:table-cell office:value-type="float" office:value="2000161"/>
          <table:table-cell office:value-type="float" office:value="2000"/>
          <table:table-cell office:value-type="float" office:value="161"/>
          <table:table-cell office:value-type="float" office:value="1"/>
          <table:table-cell office:value-type="float" office:value="0"/>
          <table:table-cell table:number-columns-repeated="16379"/>
        </table:table-row>
        <table:table-row>
          <table:table-cell office:value-type="float" office:value="2000162"/>
          <table:table-cell office:value-type="float" office:value="2000"/>
          <table:table-cell office:value-type="float" office:value="162"/>
          <table:table-cell office:value-type="float" office:value="790"/>
          <table:table-cell office:value-type="float" office:value="5"/>
          <table:table-cell table:number-columns-repeated="16379"/>
        </table:table-row>
        <table:table-row>
          <table:table-cell office:value-type="float" office:value="2000163"/>
          <table:table-cell office:value-type="float" office:value="2000"/>
          <table:table-cell office:value-type="float" office:value="163"/>
          <table:table-cell office:value-type="float" office:value="517"/>
          <table:table-cell office:value-type="float" office:value="5"/>
          <table:table-cell table:number-columns-repeated="16379"/>
        </table:table-row>
        <table:table-row>
          <table:table-cell office:value-type="float" office:value="2000164"/>
          <table:table-cell office:value-type="float" office:value="2000"/>
          <table:table-cell office:value-type="float" office:value="164"/>
          <table:table-cell office:value-type="float" office:value="1"/>
          <table:table-cell office:value-type="float" office:value="0"/>
          <table:table-cell table:number-columns-repeated="16379"/>
        </table:table-row>
        <table:table-row>
          <table:table-cell office:value-type="float" office:value="2000165"/>
          <table:table-cell office:value-type="float" office:value="2000"/>
          <table:table-cell office:value-type="float" office:value="165"/>
          <table:table-cell office:value-type="float" office:value="1"/>
          <table:table-cell office:value-type="float" office:value="0"/>
          <table:table-cell table:number-columns-repeated="16379"/>
        </table:table-row>
        <table:table-row>
          <table:table-cell office:value-type="float" office:value="2000166"/>
          <table:table-cell office:value-type="float" office:value="2000"/>
          <table:table-cell office:value-type="float" office:value="166"/>
          <table:table-cell office:value-type="float" office:value="1785"/>
          <table:table-cell office:value-type="float" office:value="2"/>
          <table:table-cell table:number-columns-repeated="16379"/>
        </table:table-row>
        <table:table-row>
          <table:table-cell office:value-type="float" office:value="2000167"/>
          <table:table-cell office:value-type="float" office:value="2000"/>
          <table:table-cell office:value-type="float" office:value="167"/>
          <table:table-cell office:value-type="float" office:value="700"/>
          <table:table-cell office:value-type="float" office:value="5"/>
          <table:table-cell table:number-columns-repeated="16379"/>
        </table:table-row>
        <table:table-row>
          <table:table-cell office:value-type="float" office:value="2000168"/>
          <table:table-cell office:value-type="float" office:value="2000"/>
          <table:table-cell office:value-type="float" office:value="168"/>
          <table:table-cell office:value-type="float" office:value="1273"/>
          <table:table-cell office:value-type="float" office:value="5"/>
          <table:table-cell table:number-columns-repeated="16379"/>
        </table:table-row>
        <table:table-row>
          <table:table-cell office:value-type="float" office:value="2000169"/>
          <table:table-cell office:value-type="float" office:value="2000"/>
          <table:table-cell office:value-type="float" office:value="169"/>
          <table:table-cell office:value-type="float" office:value="1962"/>
          <table:table-cell office:value-type="float" office:value="0"/>
          <table:table-cell table:number-columns-repeated="16379"/>
        </table:table-row>
        <table:table-row>
          <table:table-cell office:value-type="float" office:value="2000170"/>
          <table:table-cell office:value-type="float" office:value="2000"/>
          <table:table-cell office:value-type="float" office:value="170"/>
          <table:table-cell office:value-type="float" office:value="3704"/>
          <table:table-cell office:value-type="float" office:value="3"/>
          <table:table-cell table:number-columns-repeated="16379"/>
        </table:table-row>
        <table:table-row>
          <table:table-cell office:value-type="float" office:value="2000171"/>
          <table:table-cell office:value-type="float" office:value="2000"/>
          <table:table-cell office:value-type="float" office:value="171"/>
          <table:table-cell office:value-type="float" office:value="7477"/>
          <table:table-cell office:value-type="float" office:value="3"/>
          <table:table-cell table:number-columns-repeated="16379"/>
        </table:table-row>
        <table:table-row>
          <table:table-cell office:value-type="float" office:value="2001001"/>
          <table:table-cell office:value-type="float" office:value="2001"/>
          <table:table-cell office:value-type="float" office:value="1"/>
          <table:table-cell office:value-type="float" office:value="435552"/>
          <table:table-cell office:value-type="float" office:value="1"/>
          <table:table-cell table:number-columns-repeated="16379"/>
        </table:table-row>
        <table:table-row>
          <table:table-cell office:value-type="float" office:value="2001002"/>
          <table:table-cell office:value-type="float" office:value="2001"/>
          <table:table-cell office:value-type="float" office:value="2"/>
          <table:table-cell office:value-type="float" office:value="56576"/>
          <table:table-cell office:value-type="float" office:value="4"/>
          <table:table-cell table:number-columns-repeated="16379"/>
        </table:table-row>
        <table:table-row>
          <table:table-cell office:value-type="float" office:value="2001003"/>
          <table:table-cell office:value-type="float" office:value="2001"/>
          <table:table-cell office:value-type="float" office:value="3"/>
          <table:table-cell office:value-type="float" office:value="49768"/>
          <table:table-cell office:value-type="float" office:value="2"/>
          <table:table-cell table:number-columns-repeated="16379"/>
        </table:table-row>
        <table:table-row>
          <table:table-cell office:value-type="float" office:value="2001004"/>
          <table:table-cell office:value-type="float" office:value="2001"/>
          <table:table-cell office:value-type="float" office:value="4"/>
          <table:table-cell office:value-type="float" office:value="49859"/>
          <table:table-cell office:value-type="float" office:value="0"/>
          <table:table-cell table:number-columns-repeated="16379"/>
        </table:table-row>
        <table:table-row>
          <table:table-cell office:value-type="float" office:value="2001005"/>
          <table:table-cell office:value-type="float" office:value="2001"/>
          <table:table-cell office:value-type="float" office:value="5"/>
          <table:table-cell office:value-type="float" office:value="49038"/>
          <table:table-cell office:value-type="float" office:value="2"/>
          <table:table-cell table:number-columns-repeated="16379"/>
        </table:table-row>
        <table:table-row>
          <table:table-cell office:value-type="float" office:value="2001006"/>
          <table:table-cell office:value-type="float" office:value="2001"/>
          <table:table-cell office:value-type="float" office:value="6"/>
          <table:table-cell office:value-type="float" office:value="35254"/>
          <table:table-cell office:value-type="float" office:value="2"/>
          <table:table-cell table:number-columns-repeated="16379"/>
        </table:table-row>
        <table:table-row>
          <table:table-cell office:value-type="float" office:value="2001007"/>
          <table:table-cell office:value-type="float" office:value="2001"/>
          <table:table-cell office:value-type="float" office:value="7"/>
          <table:table-cell office:value-type="float" office:value="120982"/>
          <table:table-cell office:value-type="float" office:value="2"/>
          <table:table-cell table:number-columns-repeated="16379"/>
        </table:table-row>
        <table:table-row>
          <table:table-cell office:value-type="float" office:value="2001008"/>
          <table:table-cell office:value-type="float" office:value="2001"/>
          <table:table-cell office:value-type="float" office:value="8"/>
          <table:table-cell office:value-type="float" office:value="69132"/>
          <table:table-cell office:value-type="float" office:value="2"/>
          <table:table-cell table:number-columns-repeated="16379"/>
        </table:table-row>
        <table:table-row>
          <table:table-cell office:value-type="float" office:value="2001009"/>
          <table:table-cell office:value-type="float" office:value="2001"/>
          <table:table-cell office:value-type="float" office:value="9"/>
          <table:table-cell office:value-type="float" office:value="14263"/>
          <table:table-cell office:value-type="float" office:value="4"/>
          <table:table-cell table:number-columns-repeated="16379"/>
        </table:table-row>
        <table:table-row>
          <table:table-cell office:value-type="float" office:value="2001010"/>
          <table:table-cell office:value-type="float" office:value="2001"/>
          <table:table-cell office:value-type="float" office:value="10"/>
          <table:table-cell office:value-type="float" office:value="48842"/>
          <table:table-cell office:value-type="float" office:value="4"/>
          <table:table-cell table:number-columns-repeated="16379"/>
        </table:table-row>
        <table:table-row>
          <table:table-cell office:value-type="float" office:value="2001011"/>
          <table:table-cell office:value-type="float" office:value="2001"/>
          <table:table-cell office:value-type="float" office:value="11"/>
          <table:table-cell office:value-type="float" office:value="8921"/>
          <table:table-cell office:value-type="float" office:value="4"/>
          <table:table-cell table:number-columns-repeated="16379"/>
        </table:table-row>
        <table:table-row>
          <table:table-cell office:value-type="float" office:value="2001012"/>
          <table:table-cell office:value-type="float" office:value="2001"/>
          <table:table-cell office:value-type="float" office:value="12"/>
          <table:table-cell office:value-type="float" office:value="16004"/>
          <table:table-cell office:value-type="float" office:value="5"/>
          <table:table-cell table:number-columns-repeated="16379"/>
        </table:table-row>
        <table:table-row>
          <table:table-cell office:value-type="float" office:value="2001013"/>
          <table:table-cell office:value-type="float" office:value="2001"/>
          <table:table-cell office:value-type="float" office:value="13"/>
          <table:table-cell office:value-type="float" office:value="5381"/>
          <table:table-cell office:value-type="float" office:value="5"/>
          <table:table-cell table:number-columns-repeated="16379"/>
        </table:table-row>
        <table:table-row>
          <table:table-cell office:value-type="float" office:value="2001015"/>
          <table:table-cell office:value-type="float" office:value="2001"/>
          <table:table-cell office:value-type="float" office:value="15"/>
          <table:table-cell office:value-type="float" office:value="9084"/>
          <table:table-cell office:value-type="float" office:value="3"/>
          <table:table-cell table:number-columns-repeated="16379"/>
        </table:table-row>
        <table:table-row>
          <table:table-cell office:value-type="float" office:value="2001016"/>
          <table:table-cell office:value-type="float" office:value="2001"/>
          <table:table-cell office:value-type="float" office:value="16"/>
          <table:table-cell office:value-type="float" office:value="8185"/>
          <table:table-cell office:value-type="float" office:value="3"/>
          <table:table-cell table:number-columns-repeated="16379"/>
        </table:table-row>
        <table:table-row>
          <table:table-cell office:value-type="float" office:value="2001017"/>
          <table:table-cell office:value-type="float" office:value="2001"/>
          <table:table-cell office:value-type="float" office:value="17"/>
          <table:table-cell office:value-type="float" office:value="1"/>
          <table:table-cell office:value-type="float" office:value="3"/>
          <table:table-cell table:number-columns-repeated="16379"/>
        </table:table-row>
        <table:table-row>
          <table:table-cell office:value-type="float" office:value="2001018"/>
          <table:table-cell office:value-type="float" office:value="2001"/>
          <table:table-cell office:value-type="float" office:value="18"/>
          <table:table-cell office:value-type="float" office:value="1"/>
          <table:table-cell office:value-type="float" office:value="0"/>
          <table:table-cell table:number-columns-repeated="16379"/>
        </table:table-row>
        <table:table-row>
          <table:table-cell office:value-type="float" office:value="2001019"/>
          <table:table-cell office:value-type="float" office:value="2001"/>
          <table:table-cell office:value-type="float" office:value="19"/>
          <table:table-cell office:value-type="float" office:value="1"/>
          <table:table-cell office:value-type="float" office:value="3"/>
          <table:table-cell table:number-columns-repeated="16379"/>
        </table:table-row>
        <table:table-row>
          <table:table-cell office:value-type="float" office:value="2001020"/>
          <table:table-cell office:value-type="float" office:value="2001"/>
          <table:table-cell office:value-type="float" office:value="20"/>
          <table:table-cell office:value-type="float" office:value="1"/>
          <table:table-cell office:value-type="float" office:value="3"/>
          <table:table-cell table:number-columns-repeated="16379"/>
        </table:table-row>
        <table:table-row>
          <table:table-cell office:value-type="float" office:value="2001022"/>
          <table:table-cell office:value-type="float" office:value="2001"/>
          <table:table-cell office:value-type="float" office:value="22"/>
          <table:table-cell office:value-type="float" office:value="1"/>
          <table:table-cell office:value-type="float" office:value="0"/>
          <table:table-cell table:number-columns-repeated="16379"/>
        </table:table-row>
        <table:table-row>
          <table:table-cell office:value-type="float" office:value="2001023"/>
          <table:table-cell office:value-type="float" office:value="2001"/>
          <table:table-cell office:value-type="float" office:value="23"/>
          <table:table-cell office:value-type="float" office:value="10206"/>
          <table:table-cell office:value-type="float" office:value="3"/>
          <table:table-cell table:number-columns-repeated="16379"/>
        </table:table-row>
        <table:table-row>
          <table:table-cell office:value-type="float" office:value="2001024"/>
          <table:table-cell office:value-type="float" office:value="2001"/>
          <table:table-cell office:value-type="float" office:value="24"/>
          <table:table-cell office:value-type="float" office:value="26429"/>
          <table:table-cell office:value-type="float" office:value="3"/>
          <table:table-cell table:number-columns-repeated="16379"/>
        </table:table-row>
        <table:table-row>
          <table:table-cell office:value-type="float" office:value="2001025"/>
          <table:table-cell office:value-type="float" office:value="2001"/>
          <table:table-cell office:value-type="float" office:value="25"/>
          <table:table-cell office:value-type="float" office:value="8857"/>
          <table:table-cell office:value-type="float" office:value="3"/>
          <table:table-cell table:number-columns-repeated="16379"/>
        </table:table-row>
        <table:table-row>
          <table:table-cell office:value-type="float" office:value="2001027"/>
          <table:table-cell office:value-type="float" office:value="2001"/>
          <table:table-cell office:value-type="float" office:value="27"/>
          <table:table-cell office:value-type="float" office:value="5653"/>
          <table:table-cell office:value-type="float" office:value="3"/>
          <table:table-cell table:number-columns-repeated="16379"/>
        </table:table-row>
        <table:table-row>
          <table:table-cell office:value-type="float" office:value="2001028"/>
          <table:table-cell office:value-type="float" office:value="2001"/>
          <table:table-cell office:value-type="float" office:value="28"/>
          <table:table-cell office:value-type="float" office:value="11240"/>
          <table:table-cell office:value-type="float" office:value="3"/>
          <table:table-cell table:number-columns-repeated="16379"/>
        </table:table-row>
        <table:table-row>
          <table:table-cell office:value-type="float" office:value="2001029"/>
          <table:table-cell office:value-type="float" office:value="2001"/>
          <table:table-cell office:value-type="float" office:value="29"/>
          <table:table-cell office:value-type="float" office:value="24584"/>
          <table:table-cell office:value-type="float" office:value="3"/>
          <table:table-cell table:number-columns-repeated="16379"/>
        </table:table-row>
        <table:table-row>
          <table:table-cell office:value-type="float" office:value="2001031"/>
          <table:table-cell office:value-type="float" office:value="2001"/>
          <table:table-cell office:value-type="float" office:value="31"/>
          <table:table-cell office:value-type="float" office:value="21245"/>
          <table:table-cell office:value-type="float" office:value="3"/>
          <table:table-cell table:number-columns-repeated="16379"/>
        </table:table-row>
        <table:table-row>
          <table:table-cell office:value-type="float" office:value="2001032"/>
          <table:table-cell office:value-type="float" office:value="2001"/>
          <table:table-cell office:value-type="float" office:value="32"/>
          <table:table-cell office:value-type="float" office:value="49758"/>
          <table:table-cell office:value-type="float" office:value="3"/>
          <table:table-cell table:number-columns-repeated="16379"/>
        </table:table-row>
        <table:table-row>
          <table:table-cell office:value-type="float" office:value="2001033"/>
          <table:table-cell office:value-type="float" office:value="2001"/>
          <table:table-cell office:value-type="float" office:value="33"/>
          <table:table-cell office:value-type="float" office:value="11121"/>
          <table:table-cell office:value-type="float" office:value="3"/>
          <table:table-cell table:number-columns-repeated="16379"/>
        </table:table-row>
        <table:table-row>
          <table:table-cell office:value-type="float" office:value="2001035"/>
          <table:table-cell office:value-type="float" office:value="2001"/>
          <table:table-cell office:value-type="float" office:value="35"/>
          <table:table-cell office:value-type="float" office:value="1"/>
          <table:table-cell office:value-type="float" office:value="0"/>
          <table:table-cell table:number-columns-repeated="16379"/>
        </table:table-row>
        <table:table-row>
          <table:table-cell office:value-type="float" office:value="2001036"/>
          <table:table-cell office:value-type="float" office:value="2001"/>
          <table:table-cell office:value-type="float" office:value="36"/>
          <table:table-cell office:value-type="float" office:value="23213"/>
          <table:table-cell office:value-type="float" office:value="3"/>
          <table:table-cell table:number-columns-repeated="16379"/>
        </table:table-row>
        <table:table-row>
          <table:table-cell office:value-type="float" office:value="2001037"/>
          <table:table-cell office:value-type="float" office:value="2001"/>
          <table:table-cell office:value-type="float" office:value="37"/>
          <table:table-cell office:value-type="float" office:value="1"/>
          <table:table-cell office:value-type="float" office:value="3"/>
          <table:table-cell table:number-columns-repeated="16379"/>
        </table:table-row>
        <table:table-row>
          <table:table-cell office:value-type="float" office:value="2001038"/>
          <table:table-cell office:value-type="float" office:value="2001"/>
          <table:table-cell office:value-type="float" office:value="38"/>
          <table:table-cell office:value-type="float" office:value="25296"/>
          <table:table-cell office:value-type="float" office:value="3"/>
          <table:table-cell table:number-columns-repeated="16379"/>
        </table:table-row>
        <table:table-row>
          <table:table-cell office:value-type="float" office:value="2001039"/>
          <table:table-cell office:value-type="float" office:value="2001"/>
          <table:table-cell office:value-type="float" office:value="39"/>
          <table:table-cell office:value-type="float" office:value="17085"/>
          <table:table-cell office:value-type="float" office:value="3"/>
          <table:table-cell table:number-columns-repeated="16379"/>
        </table:table-row>
        <table:table-row>
          <table:table-cell office:value-type="float" office:value="2001040"/>
          <table:table-cell office:value-type="float" office:value="2001"/>
          <table:table-cell office:value-type="float" office:value="40"/>
          <table:table-cell office:value-type="float" office:value="9842"/>
          <table:table-cell office:value-type="float" office:value="3"/>
          <table:table-cell table:number-columns-repeated="16379"/>
        </table:table-row>
        <table:table-row>
          <table:table-cell office:value-type="float" office:value="2001041"/>
          <table:table-cell office:value-type="float" office:value="2001"/>
          <table:table-cell office:value-type="float" office:value="41"/>
          <table:table-cell office:value-type="float" office:value="1"/>
          <table:table-cell office:value-type="float" office:value="0"/>
          <table:table-cell table:number-columns-repeated="16379"/>
        </table:table-row>
        <table:table-row>
          <table:table-cell office:value-type="float" office:value="2001042"/>
          <table:table-cell office:value-type="float" office:value="2001"/>
          <table:table-cell office:value-type="float" office:value="42"/>
          <table:table-cell office:value-type="float" office:value="1"/>
          <table:table-cell office:value-type="float" office:value="0"/>
          <table:table-cell table:number-columns-repeated="16379"/>
        </table:table-row>
        <table:table-row>
          <table:table-cell office:value-type="float" office:value="2001043"/>
          <table:table-cell office:value-type="float" office:value="2001"/>
          <table:table-cell office:value-type="float" office:value="43"/>
          <table:table-cell office:value-type="float" office:value="19236"/>
          <table:table-cell office:value-type="float" office:value="3"/>
          <table:table-cell table:number-columns-repeated="16379"/>
        </table:table-row>
        <table:table-row>
          <table:table-cell office:value-type="float" office:value="2001044"/>
          <table:table-cell office:value-type="float" office:value="2001"/>
          <table:table-cell office:value-type="float" office:value="44"/>
          <table:table-cell office:value-type="float" office:value="25885"/>
          <table:table-cell office:value-type="float" office:value="3"/>
          <table:table-cell table:number-columns-repeated="16379"/>
        </table:table-row>
        <table:table-row>
          <table:table-cell office:value-type="float" office:value="2001045"/>
          <table:table-cell office:value-type="float" office:value="2001"/>
          <table:table-cell office:value-type="float" office:value="45"/>
          <table:table-cell office:value-type="float" office:value="18930"/>
          <table:table-cell office:value-type="float" office:value="3"/>
          <table:table-cell table:number-columns-repeated="16379"/>
        </table:table-row>
        <table:table-row>
          <table:table-cell office:value-type="float" office:value="2001046"/>
          <table:table-cell office:value-type="float" office:value="2001"/>
          <table:table-cell office:value-type="float" office:value="46"/>
          <table:table-cell office:value-type="float" office:value="10760"/>
          <table:table-cell office:value-type="float" office:value="3"/>
          <table:table-cell table:number-columns-repeated="16379"/>
        </table:table-row>
        <table:table-row>
          <table:table-cell office:value-type="float" office:value="2001047"/>
          <table:table-cell office:value-type="float" office:value="2001"/>
          <table:table-cell office:value-type="float" office:value="47"/>
          <table:table-cell office:value-type="float" office:value="16294"/>
          <table:table-cell office:value-type="float" office:value="3"/>
          <table:table-cell table:number-columns-repeated="16379"/>
        </table:table-row>
        <table:table-row>
          <table:table-cell office:value-type="float" office:value="2001048"/>
          <table:table-cell office:value-type="float" office:value="2001"/>
          <table:table-cell office:value-type="float" office:value="48"/>
          <table:table-cell office:value-type="float" office:value="1"/>
          <table:table-cell office:value-type="float" office:value="0"/>
          <table:table-cell table:number-columns-repeated="16379"/>
        </table:table-row>
        <table:table-row>
          <table:table-cell office:value-type="float" office:value="2001049"/>
          <table:table-cell office:value-type="float" office:value="2001"/>
          <table:table-cell office:value-type="float" office:value="49"/>
          <table:table-cell office:value-type="float" office:value="32264"/>
          <table:table-cell office:value-type="float" office:value="3"/>
          <table:table-cell table:number-columns-repeated="16379"/>
        </table:table-row>
        <table:table-row>
          <table:table-cell office:value-type="float" office:value="2001051"/>
          <table:table-cell office:value-type="float" office:value="2001"/>
          <table:table-cell office:value-type="float" office:value="51"/>
          <table:table-cell office:value-type="float" office:value="19583"/>
          <table:table-cell office:value-type="float" office:value="5"/>
          <table:table-cell table:number-columns-repeated="16379"/>
        </table:table-row>
        <table:table-row>
          <table:table-cell office:value-type="float" office:value="2001053"/>
          <table:table-cell office:value-type="float" office:value="2001"/>
          <table:table-cell office:value-type="float" office:value="53"/>
          <table:table-cell office:value-type="float" office:value="6284"/>
          <table:table-cell office:value-type="float" office:value="3"/>
          <table:table-cell table:number-columns-repeated="16379"/>
        </table:table-row>
        <table:table-row>
          <table:table-cell office:value-type="float" office:value="2001054"/>
          <table:table-cell office:value-type="float" office:value="2001"/>
          <table:table-cell office:value-type="float" office:value="54"/>
          <table:table-cell office:value-type="float" office:value="16967"/>
          <table:table-cell office:value-type="float" office:value="3"/>
          <table:table-cell table:number-columns-repeated="16379"/>
        </table:table-row>
        <table:table-row>
          <table:table-cell office:value-type="float" office:value="2001055"/>
          <table:table-cell office:value-type="float" office:value="2001"/>
          <table:table-cell office:value-type="float" office:value="55"/>
          <table:table-cell office:value-type="float" office:value="16915"/>
          <table:table-cell office:value-type="float" office:value="3"/>
          <table:table-cell table:number-columns-repeated="16379"/>
        </table:table-row>
        <table:table-row>
          <table:table-cell office:value-type="float" office:value="2001056"/>
          <table:table-cell office:value-type="float" office:value="2001"/>
          <table:table-cell office:value-type="float" office:value="56"/>
          <table:table-cell office:value-type="float" office:value="14455"/>
          <table:table-cell office:value-type="float" office:value="3"/>
          <table:table-cell table:number-columns-repeated="16379"/>
        </table:table-row>
        <table:table-row>
          <table:table-cell office:value-type="float" office:value="2001057"/>
          <table:table-cell office:value-type="float" office:value="2001"/>
          <table:table-cell office:value-type="float" office:value="57"/>
          <table:table-cell office:value-type="float" office:value="22675"/>
          <table:table-cell office:value-type="float" office:value="3"/>
          <table:table-cell table:number-columns-repeated="16379"/>
        </table:table-row>
        <table:table-row>
          <table:table-cell office:value-type="float" office:value="2001058"/>
          <table:table-cell office:value-type="float" office:value="2001"/>
          <table:table-cell office:value-type="float" office:value="58"/>
          <table:table-cell office:value-type="float" office:value="6183"/>
          <table:table-cell office:value-type="float" office:value="3"/>
          <table:table-cell table:number-columns-repeated="16379"/>
        </table:table-row>
        <table:table-row>
          <table:table-cell office:value-type="float" office:value="2001060"/>
          <table:table-cell office:value-type="float" office:value="2001"/>
          <table:table-cell office:value-type="float" office:value="60"/>
          <table:table-cell office:value-type="float" office:value="13098"/>
          <table:table-cell office:value-type="float" office:value="2"/>
          <table:table-cell table:number-columns-repeated="16379"/>
        </table:table-row>
        <table:table-row>
          <table:table-cell office:value-type="float" office:value="2001061"/>
          <table:table-cell office:value-type="float" office:value="2001"/>
          <table:table-cell office:value-type="float" office:value="61"/>
          <table:table-cell office:value-type="float" office:value="25271"/>
          <table:table-cell office:value-type="float" office:value="2"/>
          <table:table-cell table:number-columns-repeated="16379"/>
        </table:table-row>
        <table:table-row>
          <table:table-cell office:value-type="float" office:value="2001062"/>
          <table:table-cell office:value-type="float" office:value="2001"/>
          <table:table-cell office:value-type="float" office:value="62"/>
          <table:table-cell office:value-type="float" office:value="20005"/>
          <table:table-cell office:value-type="float" office:value="3"/>
          <table:table-cell table:number-columns-repeated="16379"/>
        </table:table-row>
        <table:table-row>
          <table:table-cell office:value-type="float" office:value="2001063"/>
          <table:table-cell office:value-type="float" office:value="2001"/>
          <table:table-cell office:value-type="float" office:value="63"/>
          <table:table-cell office:value-type="float" office:value="7018"/>
          <table:table-cell office:value-type="float" office:value="0"/>
          <table:table-cell table:number-columns-repeated="16379"/>
        </table:table-row>
        <table:table-row>
          <table:table-cell office:value-type="float" office:value="2001064"/>
          <table:table-cell office:value-type="float" office:value="2001"/>
          <table:table-cell office:value-type="float" office:value="64"/>
          <table:table-cell office:value-type="float" office:value="16595"/>
          <table:table-cell office:value-type="float" office:value="3"/>
          <table:table-cell table:number-columns-repeated="16379"/>
        </table:table-row>
        <table:table-row>
          <table:table-cell office:value-type="float" office:value="2001066"/>
          <table:table-cell office:value-type="float" office:value="2001"/>
          <table:table-cell office:value-type="float" office:value="66"/>
          <table:table-cell office:value-type="float" office:value="1"/>
          <table:table-cell office:value-type="float" office:value="3"/>
          <table:table-cell table:number-columns-repeated="16379"/>
        </table:table-row>
        <table:table-row>
          <table:table-cell office:value-type="float" office:value="2001067"/>
          <table:table-cell office:value-type="float" office:value="2001"/>
          <table:table-cell office:value-type="float" office:value="67"/>
          <table:table-cell office:value-type="float" office:value="15821"/>
          <table:table-cell office:value-type="float" office:value="3"/>
          <table:table-cell table:number-columns-repeated="16379"/>
        </table:table-row>
        <table:table-row>
          <table:table-cell office:value-type="float" office:value="2001068"/>
          <table:table-cell office:value-type="float" office:value="2001"/>
          <table:table-cell office:value-type="float" office:value="68"/>
          <table:table-cell office:value-type="float" office:value="13293"/>
          <table:table-cell office:value-type="float" office:value="3"/>
          <table:table-cell table:number-columns-repeated="16379"/>
        </table:table-row>
        <table:table-row>
          <table:table-cell office:value-type="float" office:value="2001070"/>
          <table:table-cell office:value-type="float" office:value="2001"/>
          <table:table-cell office:value-type="float" office:value="70"/>
          <table:table-cell office:value-type="float" office:value="33972"/>
          <table:table-cell office:value-type="float" office:value="0"/>
          <table:table-cell table:number-columns-repeated="16379"/>
        </table:table-row>
        <table:table-row>
          <table:table-cell office:value-type="float" office:value="2001071"/>
          <table:table-cell office:value-type="float" office:value="2001"/>
          <table:table-cell office:value-type="float" office:value="71"/>
          <table:table-cell office:value-type="float" office:value="1"/>
          <table:table-cell office:value-type="float" office:value="3"/>
          <table:table-cell table:number-columns-repeated="16379"/>
        </table:table-row>
        <table:table-row>
          <table:table-cell office:value-type="float" office:value="2001072"/>
          <table:table-cell office:value-type="float" office:value="2001"/>
          <table:table-cell office:value-type="float" office:value="72"/>
          <table:table-cell office:value-type="float" office:value="1"/>
          <table:table-cell office:value-type="float" office:value="0"/>
          <table:table-cell table:number-columns-repeated="16379"/>
        </table:table-row>
        <table:table-row>
          <table:table-cell office:value-type="float" office:value="2001073"/>
          <table:table-cell office:value-type="float" office:value="2001"/>
          <table:table-cell office:value-type="float" office:value="73"/>
          <table:table-cell office:value-type="float" office:value="26293"/>
          <table:table-cell office:value-type="float" office:value="3"/>
          <table:table-cell table:number-columns-repeated="16379"/>
        </table:table-row>
        <table:table-row>
          <table:table-cell office:value-type="float" office:value="2001074"/>
          <table:table-cell office:value-type="float" office:value="2001"/>
          <table:table-cell office:value-type="float" office:value="74"/>
          <table:table-cell office:value-type="float" office:value="1"/>
          <table:table-cell office:value-type="float" office:value="3"/>
          <table:table-cell table:number-columns-repeated="16379"/>
        </table:table-row>
        <table:table-row>
          <table:table-cell office:value-type="float" office:value="2001075"/>
          <table:table-cell office:value-type="float" office:value="2001"/>
          <table:table-cell office:value-type="float" office:value="75"/>
          <table:table-cell office:value-type="float" office:value="1"/>
          <table:table-cell office:value-type="float" office:value="0"/>
          <table:table-cell table:number-columns-repeated="16379"/>
        </table:table-row>
        <table:table-row>
          <table:table-cell office:value-type="float" office:value="2001076"/>
          <table:table-cell office:value-type="float" office:value="2001"/>
          <table:table-cell office:value-type="float" office:value="76"/>
          <table:table-cell office:value-type="float" office:value="9786"/>
          <table:table-cell office:value-type="float" office:value="3"/>
          <table:table-cell table:number-columns-repeated="16379"/>
        </table:table-row>
        <table:table-row>
          <table:table-cell office:value-type="float" office:value="2001079"/>
          <table:table-cell office:value-type="float" office:value="2001"/>
          <table:table-cell office:value-type="float" office:value="79"/>
          <table:table-cell office:value-type="float" office:value="1"/>
          <table:table-cell office:value-type="float" office:value="0"/>
          <table:table-cell table:number-columns-repeated="16379"/>
        </table:table-row>
        <table:table-row>
          <table:table-cell office:value-type="float" office:value="2001095"/>
          <table:table-cell office:value-type="float" office:value="2001"/>
          <table:table-cell office:value-type="float" office:value="95"/>
          <table:table-cell office:value-type="float" office:value="5912"/>
          <table:table-cell office:value-type="float" office:value="3"/>
          <table:table-cell table:number-columns-repeated="16379"/>
        </table:table-row>
        <table:table-row>
          <table:table-cell office:value-type="float" office:value="2001096"/>
          <table:table-cell office:value-type="float" office:value="2001"/>
          <table:table-cell office:value-type="float" office:value="96"/>
          <table:table-cell office:value-type="float" office:value="1"/>
          <table:table-cell office:value-type="float" office:value="3"/>
          <table:table-cell table:number-columns-repeated="16379"/>
        </table:table-row>
        <table:table-row>
          <table:table-cell office:value-type="float" office:value="2001097"/>
          <table:table-cell office:value-type="float" office:value="2001"/>
          <table:table-cell office:value-type="float" office:value="97"/>
          <table:table-cell office:value-type="float" office:value="9739"/>
          <table:table-cell office:value-type="float" office:value="3"/>
          <table:table-cell table:number-columns-repeated="16379"/>
        </table:table-row>
        <table:table-row>
          <table:table-cell office:value-type="float" office:value="2001099"/>
          <table:table-cell office:value-type="float" office:value="2001"/>
          <table:table-cell office:value-type="float" office:value="99"/>
          <table:table-cell office:value-type="float" office:value="8378"/>
          <table:table-cell office:value-type="float" office:value="3"/>
          <table:table-cell table:number-columns-repeated="16379"/>
        </table:table-row>
        <table:table-row>
          <table:table-cell office:value-type="float" office:value="2001100"/>
          <table:table-cell office:value-type="float" office:value="2001"/>
          <table:table-cell office:value-type="float" office:value="100"/>
          <table:table-cell office:value-type="float" office:value="6959"/>
          <table:table-cell office:value-type="float" office:value="3"/>
          <table:table-cell table:number-columns-repeated="16379"/>
        </table:table-row>
        <table:table-row>
          <table:table-cell office:value-type="float" office:value="2001101"/>
          <table:table-cell office:value-type="float" office:value="2001"/>
          <table:table-cell office:value-type="float" office:value="101"/>
          <table:table-cell office:value-type="float" office:value="28609"/>
          <table:table-cell office:value-type="float" office:value="4"/>
          <table:table-cell table:number-columns-repeated="16379"/>
        </table:table-row>
        <table:table-row>
          <table:table-cell office:value-type="float" office:value="2001103"/>
          <table:table-cell office:value-type="float" office:value="2001"/>
          <table:table-cell office:value-type="float" office:value="103"/>
          <table:table-cell office:value-type="float" office:value="1"/>
          <table:table-cell office:value-type="float" office:value="0"/>
          <table:table-cell table:number-columns-repeated="16379"/>
        </table:table-row>
        <table:table-row>
          <table:table-cell office:value-type="float" office:value="2001104"/>
          <table:table-cell office:value-type="float" office:value="2001"/>
          <table:table-cell office:value-type="float" office:value="104"/>
          <table:table-cell office:value-type="float" office:value="21551"/>
          <table:table-cell office:value-type="float" office:value="4"/>
          <table:table-cell table:number-columns-repeated="16379"/>
        </table:table-row>
        <table:table-row>
          <table:table-cell office:value-type="float" office:value="2001105"/>
          <table:table-cell office:value-type="float" office:value="2001"/>
          <table:table-cell office:value-type="float" office:value="105"/>
          <table:table-cell office:value-type="float" office:value="1"/>
          <table:table-cell office:value-type="float" office:value="4"/>
          <table:table-cell table:number-columns-repeated="16379"/>
        </table:table-row>
        <table:table-row>
          <table:table-cell office:value-type="float" office:value="2001106"/>
          <table:table-cell office:value-type="float" office:value="2001"/>
          <table:table-cell office:value-type="float" office:value="106"/>
          <table:table-cell office:value-type="float" office:value="1"/>
          <table:table-cell office:value-type="float" office:value="4"/>
          <table:table-cell table:number-columns-repeated="16379"/>
        </table:table-row>
        <table:table-row>
          <table:table-cell office:value-type="float" office:value="2001107"/>
          <table:table-cell office:value-type="float" office:value="2001"/>
          <table:table-cell office:value-type="float" office:value="107"/>
          <table:table-cell office:value-type="float" office:value="35070"/>
          <table:table-cell office:value-type="float" office:value="4"/>
          <table:table-cell table:number-columns-repeated="16379"/>
        </table:table-row>
        <table:table-row>
          <table:table-cell office:value-type="float" office:value="2001108"/>
          <table:table-cell office:value-type="float" office:value="2001"/>
          <table:table-cell office:value-type="float" office:value="108"/>
          <table:table-cell office:value-type="float" office:value="14226"/>
          <table:table-cell office:value-type="float" office:value="4"/>
          <table:table-cell table:number-columns-repeated="16379"/>
        </table:table-row>
        <table:table-row>
          <table:table-cell office:value-type="float" office:value="2001109"/>
          <table:table-cell office:value-type="float" office:value="2001"/>
          <table:table-cell office:value-type="float" office:value="109"/>
          <table:table-cell office:value-type="float" office:value="17716"/>
          <table:table-cell office:value-type="float" office:value="4"/>
          <table:table-cell table:number-columns-repeated="16379"/>
        </table:table-row>
        <table:table-row>
          <table:table-cell office:value-type="float" office:value="2001110"/>
          <table:table-cell office:value-type="float" office:value="2001"/>
          <table:table-cell office:value-type="float" office:value="110"/>
          <table:table-cell office:value-type="float" office:value="4697"/>
          <table:table-cell office:value-type="float" office:value="4"/>
          <table:table-cell table:number-columns-repeated="16379"/>
        </table:table-row>
        <table:table-row>
          <table:table-cell office:value-type="float" office:value="2001111"/>
          <table:table-cell office:value-type="float" office:value="2001"/>
          <table:table-cell office:value-type="float" office:value="111"/>
          <table:table-cell office:value-type="float" office:value="1"/>
          <table:table-cell office:value-type="float" office:value="0"/>
          <table:table-cell table:number-columns-repeated="16379"/>
        </table:table-row>
        <table:table-row>
          <table:table-cell office:value-type="float" office:value="2001117"/>
          <table:table-cell office:value-type="float" office:value="2001"/>
          <table:table-cell office:value-type="float" office:value="117"/>
          <table:table-cell office:value-type="float" office:value="1"/>
          <table:table-cell office:value-type="float" office:value="0"/>
          <table:table-cell table:number-columns-repeated="16379"/>
        </table:table-row>
        <table:table-row>
          <table:table-cell office:value-type="float" office:value="2001118"/>
          <table:table-cell office:value-type="float" office:value="2001"/>
          <table:table-cell office:value-type="float" office:value="118"/>
          <table:table-cell office:value-type="float" office:value="7353"/>
          <table:table-cell office:value-type="float" office:value="3"/>
          <table:table-cell table:number-columns-repeated="16379"/>
        </table:table-row>
        <table:table-row>
          <table:table-cell office:value-type="float" office:value="2001119"/>
          <table:table-cell office:value-type="float" office:value="2001"/>
          <table:table-cell office:value-type="float" office:value="119"/>
          <table:table-cell office:value-type="float" office:value="1"/>
          <table:table-cell office:value-type="float" office:value="0"/>
          <table:table-cell table:number-columns-repeated="16379"/>
        </table:table-row>
        <table:table-row>
          <table:table-cell office:value-type="float" office:value="2001123"/>
          <table:table-cell office:value-type="float" office:value="2001"/>
          <table:table-cell office:value-type="float" office:value="123"/>
          <table:table-cell office:value-type="float" office:value="1"/>
          <table:table-cell office:value-type="float" office:value="0"/>
          <table:table-cell table:number-columns-repeated="16379"/>
        </table:table-row>
        <table:table-row>
          <table:table-cell office:value-type="float" office:value="2001124"/>
          <table:table-cell office:value-type="float" office:value="2001"/>
          <table:table-cell office:value-type="float" office:value="124"/>
          <table:table-cell office:value-type="float" office:value="3707"/>
          <table:table-cell office:value-type="float" office:value="3"/>
          <table:table-cell table:number-columns-repeated="16379"/>
        </table:table-row>
        <table:table-row>
          <table:table-cell office:value-type="float" office:value="2001127"/>
          <table:table-cell office:value-type="float" office:value="2001"/>
          <table:table-cell office:value-type="float" office:value="127"/>
          <table:table-cell office:value-type="float" office:value="4462"/>
          <table:table-cell office:value-type="float" office:value="3"/>
          <table:table-cell table:number-columns-repeated="16379"/>
        </table:table-row>
        <table:table-row>
          <table:table-cell office:value-type="float" office:value="2001128"/>
          <table:table-cell office:value-type="float" office:value="2001"/>
          <table:table-cell office:value-type="float" office:value="128"/>
          <table:table-cell office:value-type="float" office:value="1"/>
          <table:table-cell office:value-type="float" office:value="0"/>
          <table:table-cell table:number-columns-repeated="16379"/>
        </table:table-row>
        <table:table-row>
          <table:table-cell office:value-type="float" office:value="2001136"/>
          <table:table-cell office:value-type="float" office:value="2001"/>
          <table:table-cell office:value-type="float" office:value="136"/>
          <table:table-cell office:value-type="float" office:value="1"/>
          <table:table-cell office:value-type="float" office:value="2"/>
          <table:table-cell table:number-columns-repeated="16379"/>
        </table:table-row>
        <table:table-row>
          <table:table-cell office:value-type="float" office:value="2001138"/>
          <table:table-cell office:value-type="float" office:value="2001"/>
          <table:table-cell office:value-type="float" office:value="138"/>
          <table:table-cell office:value-type="float" office:value="1"/>
          <table:table-cell office:value-type="float" office:value="0"/>
          <table:table-cell table:number-columns-repeated="16379"/>
        </table:table-row>
        <table:table-row>
          <table:table-cell office:value-type="float" office:value="2001139"/>
          <table:table-cell office:value-type="float" office:value="2001"/>
          <table:table-cell office:value-type="float" office:value="139"/>
          <table:table-cell office:value-type="float" office:value="1"/>
          <table:table-cell office:value-type="float" office:value="0"/>
          <table:table-cell table:number-columns-repeated="16379"/>
        </table:table-row>
        <table:table-row>
          <table:table-cell office:value-type="float" office:value="2001140"/>
          <table:table-cell office:value-type="float" office:value="2001"/>
          <table:table-cell office:value-type="float" office:value="140"/>
          <table:table-cell office:value-type="float" office:value="1"/>
          <table:table-cell office:value-type="float" office:value="2"/>
          <table:table-cell table:number-columns-repeated="16379"/>
        </table:table-row>
        <table:table-row>
          <table:table-cell office:value-type="float" office:value="2001141"/>
          <table:table-cell office:value-type="float" office:value="2001"/>
          <table:table-cell office:value-type="float" office:value="141"/>
          <table:table-cell office:value-type="float" office:value="10993"/>
          <table:table-cell office:value-type="float" office:value="2"/>
          <table:table-cell table:number-columns-repeated="16379"/>
        </table:table-row>
        <table:table-row>
          <table:table-cell office:value-type="float" office:value="2001142"/>
          <table:table-cell office:value-type="float" office:value="2001"/>
          <table:table-cell office:value-type="float" office:value="142"/>
          <table:table-cell office:value-type="float" office:value="6778"/>
          <table:table-cell office:value-type="float" office:value="2"/>
          <table:table-cell table:number-columns-repeated="16379"/>
        </table:table-row>
        <table:table-row>
          <table:table-cell office:value-type="float" office:value="2001143"/>
          <table:table-cell office:value-type="float" office:value="2001"/>
          <table:table-cell office:value-type="float" office:value="143"/>
          <table:table-cell office:value-type="float" office:value="16915"/>
          <table:table-cell office:value-type="float" office:value="3"/>
          <table:table-cell table:number-columns-repeated="16379"/>
        </table:table-row>
        <table:table-row>
          <table:table-cell office:value-type="float" office:value="2001144"/>
          <table:table-cell office:value-type="float" office:value="2001"/>
          <table:table-cell office:value-type="float" office:value="144"/>
          <table:table-cell office:value-type="float" office:value="1"/>
          <table:table-cell office:value-type="float" office:value="0"/>
          <table:table-cell table:number-columns-repeated="16379"/>
        </table:table-row>
        <table:table-row>
          <table:table-cell office:value-type="float" office:value="2001145"/>
          <table:table-cell office:value-type="float" office:value="2001"/>
          <table:table-cell office:value-type="float" office:value="145"/>
          <table:table-cell office:value-type="float" office:value="1"/>
          <table:table-cell office:value-type="float" office:value="0"/>
          <table:table-cell table:number-columns-repeated="16379"/>
        </table:table-row>
        <table:table-row>
          <table:table-cell office:value-type="float" office:value="2001146"/>
          <table:table-cell office:value-type="float" office:value="2001"/>
          <table:table-cell office:value-type="float" office:value="146"/>
          <table:table-cell office:value-type="float" office:value="1"/>
          <table:table-cell office:value-type="float" office:value="0"/>
          <table:table-cell table:number-columns-repeated="16379"/>
        </table:table-row>
        <table:table-row>
          <table:table-cell office:value-type="float" office:value="2001147"/>
          <table:table-cell office:value-type="float" office:value="2001"/>
          <table:table-cell office:value-type="float" office:value="147"/>
          <table:table-cell office:value-type="float" office:value="1"/>
          <table:table-cell office:value-type="float" office:value="0"/>
          <table:table-cell table:number-columns-repeated="16379"/>
        </table:table-row>
        <table:table-row>
          <table:table-cell office:value-type="float" office:value="2001148"/>
          <table:table-cell office:value-type="float" office:value="2001"/>
          <table:table-cell office:value-type="float" office:value="148"/>
          <table:table-cell office:value-type="float" office:value="1"/>
          <table:table-cell office:value-type="float" office:value="0"/>
          <table:table-cell table:number-columns-repeated="16379"/>
        </table:table-row>
        <table:table-row>
          <table:table-cell office:value-type="float" office:value="2001149"/>
          <table:table-cell office:value-type="float" office:value="2001"/>
          <table:table-cell office:value-type="float" office:value="149"/>
          <table:table-cell office:value-type="float" office:value="1"/>
          <table:table-cell office:value-type="float" office:value="0"/>
          <table:table-cell table:number-columns-repeated="16379"/>
        </table:table-row>
        <table:table-row>
          <table:table-cell office:value-type="float" office:value="2001150"/>
          <table:table-cell office:value-type="float" office:value="2001"/>
          <table:table-cell office:value-type="float" office:value="150"/>
          <table:table-cell office:value-type="float" office:value="1"/>
          <table:table-cell office:value-type="float" office:value="0"/>
          <table:table-cell table:number-columns-repeated="16379"/>
        </table:table-row>
        <table:table-row>
          <table:table-cell office:value-type="float" office:value="2001152"/>
          <table:table-cell office:value-type="float" office:value="2001"/>
          <table:table-cell office:value-type="float" office:value="152"/>
          <table:table-cell office:value-type="float" office:value="4553"/>
          <table:table-cell office:value-type="float" office:value="5"/>
          <table:table-cell table:number-columns-repeated="16379"/>
        </table:table-row>
        <table:table-row>
          <table:table-cell office:value-type="float" office:value="2001153"/>
          <table:table-cell office:value-type="float" office:value="2001"/>
          <table:table-cell office:value-type="float" office:value="153"/>
          <table:table-cell office:value-type="float" office:value="1849"/>
          <table:table-cell office:value-type="float" office:value="0"/>
          <table:table-cell table:number-columns-repeated="16379"/>
        </table:table-row>
        <table:table-row>
          <table:table-cell office:value-type="float" office:value="2001155"/>
          <table:table-cell office:value-type="float" office:value="2001"/>
          <table:table-cell office:value-type="float" office:value="155"/>
          <table:table-cell office:value-type="float" office:value="7650"/>
          <table:table-cell office:value-type="float" office:value="0"/>
          <table:table-cell table:number-columns-repeated="16379"/>
        </table:table-row>
        <table:table-row>
          <table:table-cell office:value-type="float" office:value="2001156"/>
          <table:table-cell office:value-type="float" office:value="2001"/>
          <table:table-cell office:value-type="float" office:value="156"/>
          <table:table-cell office:value-type="float" office:value="1"/>
          <table:table-cell office:value-type="float" office:value="0"/>
          <table:table-cell table:number-columns-repeated="16379"/>
        </table:table-row>
        <table:table-row>
          <table:table-cell office:value-type="float" office:value="2001157"/>
          <table:table-cell office:value-type="float" office:value="2001"/>
          <table:table-cell office:value-type="float" office:value="157"/>
          <table:table-cell office:value-type="float" office:value="10070"/>
          <table:table-cell office:value-type="float" office:value="0"/>
          <table:table-cell table:number-columns-repeated="16379"/>
        </table:table-row>
        <table:table-row>
          <table:table-cell office:value-type="float" office:value="2001158"/>
          <table:table-cell office:value-type="float" office:value="2001"/>
          <table:table-cell office:value-type="float" office:value="158"/>
          <table:table-cell office:value-type="float" office:value="38000"/>
          <table:table-cell office:value-type="float" office:value="2"/>
          <table:table-cell table:number-columns-repeated="16379"/>
        </table:table-row>
        <table:table-row>
          <table:table-cell office:value-type="float" office:value="2001160"/>
          <table:table-cell office:value-type="float" office:value="2001"/>
          <table:table-cell office:value-type="float" office:value="160"/>
          <table:table-cell office:value-type="float" office:value="1"/>
          <table:table-cell office:value-type="float" office:value="0"/>
          <table:table-cell table:number-columns-repeated="16379"/>
        </table:table-row>
        <table:table-row>
          <table:table-cell office:value-type="float" office:value="2001161"/>
          <table:table-cell office:value-type="float" office:value="2001"/>
          <table:table-cell office:value-type="float" office:value="161"/>
          <table:table-cell office:value-type="float" office:value="1"/>
          <table:table-cell office:value-type="float" office:value="0"/>
          <table:table-cell table:number-columns-repeated="16379"/>
        </table:table-row>
        <table:table-row>
          <table:table-cell office:value-type="float" office:value="2001162"/>
          <table:table-cell office:value-type="float" office:value="2001"/>
          <table:table-cell office:value-type="float" office:value="162"/>
          <table:table-cell office:value-type="float" office:value="876"/>
          <table:table-cell office:value-type="float" office:value="5"/>
          <table:table-cell table:number-columns-repeated="16379"/>
        </table:table-row>
        <table:table-row>
          <table:table-cell office:value-type="float" office:value="2001163"/>
          <table:table-cell office:value-type="float" office:value="2001"/>
          <table:table-cell office:value-type="float" office:value="163"/>
          <table:table-cell office:value-type="float" office:value="535"/>
          <table:table-cell office:value-type="float" office:value="5"/>
          <table:table-cell table:number-columns-repeated="16379"/>
        </table:table-row>
        <table:table-row>
          <table:table-cell office:value-type="float" office:value="2001164"/>
          <table:table-cell office:value-type="float" office:value="2001"/>
          <table:table-cell office:value-type="float" office:value="164"/>
          <table:table-cell office:value-type="float" office:value="1"/>
          <table:table-cell office:value-type="float" office:value="0"/>
          <table:table-cell table:number-columns-repeated="16379"/>
        </table:table-row>
        <table:table-row>
          <table:table-cell office:value-type="float" office:value="2001165"/>
          <table:table-cell office:value-type="float" office:value="2001"/>
          <table:table-cell office:value-type="float" office:value="165"/>
          <table:table-cell office:value-type="float" office:value="1"/>
          <table:table-cell office:value-type="float" office:value="0"/>
          <table:table-cell table:number-columns-repeated="16379"/>
        </table:table-row>
        <table:table-row>
          <table:table-cell office:value-type="float" office:value="2001166"/>
          <table:table-cell office:value-type="float" office:value="2001"/>
          <table:table-cell office:value-type="float" office:value="166"/>
          <table:table-cell office:value-type="float" office:value="1"/>
          <table:table-cell office:value-type="float" office:value="2"/>
          <table:table-cell table:number-columns-repeated="16379"/>
        </table:table-row>
        <table:table-row>
          <table:table-cell office:value-type="float" office:value="2001167"/>
          <table:table-cell office:value-type="float" office:value="2001"/>
          <table:table-cell office:value-type="float" office:value="167"/>
          <table:table-cell office:value-type="float" office:value="1"/>
          <table:table-cell office:value-type="float" office:value="5"/>
          <table:table-cell table:number-columns-repeated="16379"/>
        </table:table-row>
        <table:table-row>
          <table:table-cell office:value-type="float" office:value="2001168"/>
          <table:table-cell office:value-type="float" office:value="2001"/>
          <table:table-cell office:value-type="float" office:value="168"/>
          <table:table-cell office:value-type="float" office:value="1010"/>
          <table:table-cell office:value-type="float" office:value="5"/>
          <table:table-cell table:number-columns-repeated="16379"/>
        </table:table-row>
        <table:table-row>
          <table:table-cell office:value-type="float" office:value="2001169"/>
          <table:table-cell office:value-type="float" office:value="2001"/>
          <table:table-cell office:value-type="float" office:value="169"/>
          <table:table-cell office:value-type="float" office:value="1"/>
          <table:table-cell office:value-type="float" office:value="0"/>
          <table:table-cell table:number-columns-repeated="16379"/>
        </table:table-row>
        <table:table-row>
          <table:table-cell office:value-type="float" office:value="2001170"/>
          <table:table-cell office:value-type="float" office:value="2001"/>
          <table:table-cell office:value-type="float" office:value="170"/>
          <table:table-cell office:value-type="float" office:value="1"/>
          <table:table-cell office:value-type="float" office:value="3"/>
          <table:table-cell table:number-columns-repeated="16379"/>
        </table:table-row>
        <table:table-row>
          <table:table-cell office:value-type="float" office:value="2001171"/>
          <table:table-cell office:value-type="float" office:value="2001"/>
          <table:table-cell office:value-type="float" office:value="171"/>
          <table:table-cell office:value-type="float" office:value="7969"/>
          <table:table-cell office:value-type="float" office:value="3"/>
          <table:table-cell table:number-columns-repeated="16379"/>
        </table:table-row>
        <table:table-row>
          <table:table-cell office:value-type="float" office:value="2002001"/>
          <table:table-cell office:value-type="float" office:value="2002"/>
          <table:table-cell office:value-type="float" office:value="1"/>
          <table:table-cell office:value-type="float" office:value="464038"/>
          <table:table-cell office:value-type="float" office:value="1"/>
          <table:table-cell table:number-columns-repeated="16379"/>
        </table:table-row>
        <table:table-row>
          <table:table-cell office:value-type="float" office:value="2002002"/>
          <table:table-cell office:value-type="float" office:value="2002"/>
          <table:table-cell office:value-type="float" office:value="2"/>
          <table:table-cell office:value-type="float" office:value="56874"/>
          <table:table-cell office:value-type="float" office:value="4"/>
          <table:table-cell table:number-columns-repeated="16379"/>
        </table:table-row>
        <table:table-row>
          <table:table-cell office:value-type="float" office:value="2002003"/>
          <table:table-cell office:value-type="float" office:value="2002"/>
          <table:table-cell office:value-type="float" office:value="3"/>
          <table:table-cell office:value-type="float" office:value="51299"/>
          <table:table-cell office:value-type="float" office:value="2"/>
          <table:table-cell table:number-columns-repeated="16379"/>
        </table:table-row>
        <table:table-row>
          <table:table-cell office:value-type="float" office:value="2002004"/>
          <table:table-cell office:value-type="float" office:value="2002"/>
          <table:table-cell office:value-type="float" office:value="4"/>
          <table:table-cell office:value-type="float" office:value="43675"/>
          <table:table-cell office:value-type="float" office:value="0"/>
          <table:table-cell table:number-columns-repeated="16379"/>
        </table:table-row>
        <table:table-row>
          <table:table-cell office:value-type="float" office:value="2002005"/>
          <table:table-cell office:value-type="float" office:value="2002"/>
          <table:table-cell office:value-type="float" office:value="5"/>
          <table:table-cell office:value-type="float" office:value="50732"/>
          <table:table-cell office:value-type="float" office:value="2"/>
          <table:table-cell table:number-columns-repeated="16379"/>
        </table:table-row>
        <table:table-row>
          <table:table-cell office:value-type="float" office:value="2002006"/>
          <table:table-cell office:value-type="float" office:value="2002"/>
          <table:table-cell office:value-type="float" office:value="6"/>
          <table:table-cell office:value-type="float" office:value="30493"/>
          <table:table-cell office:value-type="float" office:value="2"/>
          <table:table-cell table:number-columns-repeated="16379"/>
        </table:table-row>
        <table:table-row>
          <table:table-cell office:value-type="float" office:value="2002007"/>
          <table:table-cell office:value-type="float" office:value="2002"/>
          <table:table-cell office:value-type="float" office:value="7"/>
          <table:table-cell office:value-type="float" office:value="127783"/>
          <table:table-cell office:value-type="float" office:value="2"/>
          <table:table-cell table:number-columns-repeated="16379"/>
        </table:table-row>
        <table:table-row>
          <table:table-cell office:value-type="float" office:value="2002008"/>
          <table:table-cell office:value-type="float" office:value="2002"/>
          <table:table-cell office:value-type="float" office:value="8"/>
          <table:table-cell office:value-type="float" office:value="70876"/>
          <table:table-cell office:value-type="float" office:value="2"/>
          <table:table-cell table:number-columns-repeated="16379"/>
        </table:table-row>
        <table:table-row>
          <table:table-cell office:value-type="float" office:value="2002009"/>
          <table:table-cell office:value-type="float" office:value="2002"/>
          <table:table-cell office:value-type="float" office:value="9"/>
          <table:table-cell office:value-type="float" office:value="27095"/>
          <table:table-cell office:value-type="float" office:value="4"/>
          <table:table-cell table:number-columns-repeated="16379"/>
        </table:table-row>
        <table:table-row>
          <table:table-cell office:value-type="float" office:value="2002010"/>
          <table:table-cell office:value-type="float" office:value="2002"/>
          <table:table-cell office:value-type="float" office:value="10"/>
          <table:table-cell office:value-type="float" office:value="50477"/>
          <table:table-cell office:value-type="float" office:value="4"/>
          <table:table-cell table:number-columns-repeated="16379"/>
        </table:table-row>
        <table:table-row>
          <table:table-cell office:value-type="float" office:value="2002011"/>
          <table:table-cell office:value-type="float" office:value="2002"/>
          <table:table-cell office:value-type="float" office:value="11"/>
          <table:table-cell office:value-type="float" office:value="9086"/>
          <table:table-cell office:value-type="float" office:value="4"/>
          <table:table-cell table:number-columns-repeated="16379"/>
        </table:table-row>
        <table:table-row>
          <table:table-cell office:value-type="float" office:value="2002012"/>
          <table:table-cell office:value-type="float" office:value="2002"/>
          <table:table-cell office:value-type="float" office:value="12"/>
          <table:table-cell office:value-type="float" office:value="15010"/>
          <table:table-cell office:value-type="float" office:value="5"/>
          <table:table-cell table:number-columns-repeated="16379"/>
        </table:table-row>
        <table:table-row>
          <table:table-cell office:value-type="float" office:value="2002013"/>
          <table:table-cell office:value-type="float" office:value="2002"/>
          <table:table-cell office:value-type="float" office:value="13"/>
          <table:table-cell office:value-type="float" office:value="5359"/>
          <table:table-cell office:value-type="float" office:value="5"/>
          <table:table-cell table:number-columns-repeated="16379"/>
        </table:table-row>
        <table:table-row>
          <table:table-cell office:value-type="float" office:value="2002015"/>
          <table:table-cell office:value-type="float" office:value="2002"/>
          <table:table-cell office:value-type="float" office:value="15"/>
          <table:table-cell office:value-type="float" office:value="9617"/>
          <table:table-cell office:value-type="float" office:value="3"/>
          <table:table-cell table:number-columns-repeated="16379"/>
        </table:table-row>
        <table:table-row>
          <table:table-cell office:value-type="float" office:value="2002016"/>
          <table:table-cell office:value-type="float" office:value="2002"/>
          <table:table-cell office:value-type="float" office:value="16"/>
          <table:table-cell office:value-type="float" office:value="7146"/>
          <table:table-cell office:value-type="float" office:value="3"/>
          <table:table-cell table:number-columns-repeated="16379"/>
        </table:table-row>
        <table:table-row>
          <table:table-cell office:value-type="float" office:value="2002017"/>
          <table:table-cell office:value-type="float" office:value="2002"/>
          <table:table-cell office:value-type="float" office:value="17"/>
          <table:table-cell office:value-type="float" office:value="1"/>
          <table:table-cell office:value-type="float" office:value="3"/>
          <table:table-cell table:number-columns-repeated="16379"/>
        </table:table-row>
        <table:table-row>
          <table:table-cell office:value-type="float" office:value="2002018"/>
          <table:table-cell office:value-type="float" office:value="2002"/>
          <table:table-cell office:value-type="float" office:value="18"/>
          <table:table-cell office:value-type="float" office:value="1"/>
          <table:table-cell office:value-type="float" office:value="0"/>
          <table:table-cell table:number-columns-repeated="16379"/>
        </table:table-row>
        <table:table-row>
          <table:table-cell office:value-type="float" office:value="2002019"/>
          <table:table-cell office:value-type="float" office:value="2002"/>
          <table:table-cell office:value-type="float" office:value="19"/>
          <table:table-cell office:value-type="float" office:value="1"/>
          <table:table-cell office:value-type="float" office:value="3"/>
          <table:table-cell table:number-columns-repeated="16379"/>
        </table:table-row>
        <table:table-row>
          <table:table-cell office:value-type="float" office:value="2002020"/>
          <table:table-cell office:value-type="float" office:value="2002"/>
          <table:table-cell office:value-type="float" office:value="20"/>
          <table:table-cell office:value-type="float" office:value="1"/>
          <table:table-cell office:value-type="float" office:value="3"/>
          <table:table-cell table:number-columns-repeated="16379"/>
        </table:table-row>
        <table:table-row>
          <table:table-cell office:value-type="float" office:value="2002022"/>
          <table:table-cell office:value-type="float" office:value="2002"/>
          <table:table-cell office:value-type="float" office:value="22"/>
          <table:table-cell office:value-type="float" office:value="1"/>
          <table:table-cell office:value-type="float" office:value="0"/>
          <table:table-cell table:number-columns-repeated="16379"/>
        </table:table-row>
        <table:table-row>
          <table:table-cell office:value-type="float" office:value="2002023"/>
          <table:table-cell office:value-type="float" office:value="2002"/>
          <table:table-cell office:value-type="float" office:value="23"/>
          <table:table-cell office:value-type="float" office:value="10017"/>
          <table:table-cell office:value-type="float" office:value="3"/>
          <table:table-cell table:number-columns-repeated="16379"/>
        </table:table-row>
        <table:table-row>
          <table:table-cell office:value-type="float" office:value="2002024"/>
          <table:table-cell office:value-type="float" office:value="2002"/>
          <table:table-cell office:value-type="float" office:value="24"/>
          <table:table-cell office:value-type="float" office:value="27630"/>
          <table:table-cell office:value-type="float" office:value="3"/>
          <table:table-cell table:number-columns-repeated="16379"/>
        </table:table-row>
        <table:table-row>
          <table:table-cell office:value-type="float" office:value="2002025"/>
          <table:table-cell office:value-type="float" office:value="2002"/>
          <table:table-cell office:value-type="float" office:value="25"/>
          <table:table-cell office:value-type="float" office:value="9129"/>
          <table:table-cell office:value-type="float" office:value="3"/>
          <table:table-cell table:number-columns-repeated="16379"/>
        </table:table-row>
        <table:table-row>
          <table:table-cell office:value-type="float" office:value="2002027"/>
          <table:table-cell office:value-type="float" office:value="2002"/>
          <table:table-cell office:value-type="float" office:value="27"/>
          <table:table-cell office:value-type="float" office:value="5926"/>
          <table:table-cell office:value-type="float" office:value="3"/>
          <table:table-cell table:number-columns-repeated="16379"/>
        </table:table-row>
        <table:table-row>
          <table:table-cell office:value-type="float" office:value="2002028"/>
          <table:table-cell office:value-type="float" office:value="2002"/>
          <table:table-cell office:value-type="float" office:value="28"/>
          <table:table-cell office:value-type="float" office:value="12562"/>
          <table:table-cell office:value-type="float" office:value="3"/>
          <table:table-cell table:number-columns-repeated="16379"/>
        </table:table-row>
        <table:table-row>
          <table:table-cell office:value-type="float" office:value="2002029"/>
          <table:table-cell office:value-type="float" office:value="2002"/>
          <table:table-cell office:value-type="float" office:value="29"/>
          <table:table-cell office:value-type="float" office:value="23351"/>
          <table:table-cell office:value-type="float" office:value="3"/>
          <table:table-cell table:number-columns-repeated="16379"/>
        </table:table-row>
        <table:table-row>
          <table:table-cell office:value-type="float" office:value="2002031"/>
          <table:table-cell office:value-type="float" office:value="2002"/>
          <table:table-cell office:value-type="float" office:value="31"/>
          <table:table-cell office:value-type="float" office:value="22862"/>
          <table:table-cell office:value-type="float" office:value="3"/>
          <table:table-cell table:number-columns-repeated="16379"/>
        </table:table-row>
        <table:table-row>
          <table:table-cell office:value-type="float" office:value="2002032"/>
          <table:table-cell office:value-type="float" office:value="2002"/>
          <table:table-cell office:value-type="float" office:value="32"/>
          <table:table-cell office:value-type="float" office:value="45545"/>
          <table:table-cell office:value-type="float" office:value="3"/>
          <table:table-cell table:number-columns-repeated="16379"/>
        </table:table-row>
        <table:table-row>
          <table:table-cell office:value-type="float" office:value="2002033"/>
          <table:table-cell office:value-type="float" office:value="2002"/>
          <table:table-cell office:value-type="float" office:value="33"/>
          <table:table-cell office:value-type="float" office:value="12117"/>
          <table:table-cell office:value-type="float" office:value="3"/>
          <table:table-cell table:number-columns-repeated="16379"/>
        </table:table-row>
        <table:table-row>
          <table:table-cell office:value-type="float" office:value="2002035"/>
          <table:table-cell office:value-type="float" office:value="2002"/>
          <table:table-cell office:value-type="float" office:value="35"/>
          <table:table-cell office:value-type="float" office:value="1"/>
          <table:table-cell office:value-type="float" office:value="0"/>
          <table:table-cell table:number-columns-repeated="16379"/>
        </table:table-row>
        <table:table-row>
          <table:table-cell office:value-type="float" office:value="2002036"/>
          <table:table-cell office:value-type="float" office:value="2002"/>
          <table:table-cell office:value-type="float" office:value="36"/>
          <table:table-cell office:value-type="float" office:value="21584"/>
          <table:table-cell office:value-type="float" office:value="3"/>
          <table:table-cell table:number-columns-repeated="16379"/>
        </table:table-row>
        <table:table-row>
          <table:table-cell office:value-type="float" office:value="2002037"/>
          <table:table-cell office:value-type="float" office:value="2002"/>
          <table:table-cell office:value-type="float" office:value="37"/>
          <table:table-cell office:value-type="float" office:value="1"/>
          <table:table-cell office:value-type="float" office:value="3"/>
          <table:table-cell table:number-columns-repeated="16379"/>
        </table:table-row>
        <table:table-row>
          <table:table-cell office:value-type="float" office:value="2002038"/>
          <table:table-cell office:value-type="float" office:value="2002"/>
          <table:table-cell office:value-type="float" office:value="38"/>
          <table:table-cell office:value-type="float" office:value="25040"/>
          <table:table-cell office:value-type="float" office:value="3"/>
          <table:table-cell table:number-columns-repeated="16379"/>
        </table:table-row>
        <table:table-row>
          <table:table-cell office:value-type="float" office:value="2002039"/>
          <table:table-cell office:value-type="float" office:value="2002"/>
          <table:table-cell office:value-type="float" office:value="39"/>
          <table:table-cell office:value-type="float" office:value="16741"/>
          <table:table-cell office:value-type="float" office:value="3"/>
          <table:table-cell table:number-columns-repeated="16379"/>
        </table:table-row>
        <table:table-row>
          <table:table-cell office:value-type="float" office:value="2002040"/>
          <table:table-cell office:value-type="float" office:value="2002"/>
          <table:table-cell office:value-type="float" office:value="40"/>
          <table:table-cell office:value-type="float" office:value="10100"/>
          <table:table-cell office:value-type="float" office:value="3"/>
          <table:table-cell table:number-columns-repeated="16379"/>
        </table:table-row>
        <table:table-row>
          <table:table-cell office:value-type="float" office:value="2002041"/>
          <table:table-cell office:value-type="float" office:value="2002"/>
          <table:table-cell office:value-type="float" office:value="41"/>
          <table:table-cell office:value-type="float" office:value="1"/>
          <table:table-cell office:value-type="float" office:value="0"/>
          <table:table-cell table:number-columns-repeated="16379"/>
        </table:table-row>
        <table:table-row>
          <table:table-cell office:value-type="float" office:value="2002042"/>
          <table:table-cell office:value-type="float" office:value="2002"/>
          <table:table-cell office:value-type="float" office:value="42"/>
          <table:table-cell office:value-type="float" office:value="1"/>
          <table:table-cell office:value-type="float" office:value="0"/>
          <table:table-cell table:number-columns-repeated="16379"/>
        </table:table-row>
        <table:table-row>
          <table:table-cell office:value-type="float" office:value="2002043"/>
          <table:table-cell office:value-type="float" office:value="2002"/>
          <table:table-cell office:value-type="float" office:value="43"/>
          <table:table-cell office:value-type="float" office:value="22346"/>
          <table:table-cell office:value-type="float" office:value="3"/>
          <table:table-cell table:number-columns-repeated="16379"/>
        </table:table-row>
        <table:table-row>
          <table:table-cell office:value-type="float" office:value="2002044"/>
          <table:table-cell office:value-type="float" office:value="2002"/>
          <table:table-cell office:value-type="float" office:value="44"/>
          <table:table-cell office:value-type="float" office:value="26243"/>
          <table:table-cell office:value-type="float" office:value="3"/>
          <table:table-cell table:number-columns-repeated="16379"/>
        </table:table-row>
        <table:table-row>
          <table:table-cell office:value-type="float" office:value="2002045"/>
          <table:table-cell office:value-type="float" office:value="2002"/>
          <table:table-cell office:value-type="float" office:value="45"/>
          <table:table-cell office:value-type="float" office:value="20486"/>
          <table:table-cell office:value-type="float" office:value="3"/>
          <table:table-cell table:number-columns-repeated="16379"/>
        </table:table-row>
        <table:table-row>
          <table:table-cell office:value-type="float" office:value="2002046"/>
          <table:table-cell office:value-type="float" office:value="2002"/>
          <table:table-cell office:value-type="float" office:value="46"/>
          <table:table-cell office:value-type="float" office:value="11833"/>
          <table:table-cell office:value-type="float" office:value="3"/>
          <table:table-cell table:number-columns-repeated="16379"/>
        </table:table-row>
        <table:table-row>
          <table:table-cell office:value-type="float" office:value="2002047"/>
          <table:table-cell office:value-type="float" office:value="2002"/>
          <table:table-cell office:value-type="float" office:value="47"/>
          <table:table-cell office:value-type="float" office:value="19489"/>
          <table:table-cell office:value-type="float" office:value="3"/>
          <table:table-cell table:number-columns-repeated="16379"/>
        </table:table-row>
        <table:table-row>
          <table:table-cell office:value-type="float" office:value="2002048"/>
          <table:table-cell office:value-type="float" office:value="2002"/>
          <table:table-cell office:value-type="float" office:value="48"/>
          <table:table-cell office:value-type="float" office:value="1"/>
          <table:table-cell office:value-type="float" office:value="0"/>
          <table:table-cell table:number-columns-repeated="16379"/>
        </table:table-row>
        <table:table-row>
          <table:table-cell office:value-type="float" office:value="2002049"/>
          <table:table-cell office:value-type="float" office:value="2002"/>
          <table:table-cell office:value-type="float" office:value="49"/>
          <table:table-cell office:value-type="float" office:value="22201"/>
          <table:table-cell office:value-type="float" office:value="3"/>
          <table:table-cell table:number-columns-repeated="16379"/>
        </table:table-row>
        <table:table-row>
          <table:table-cell office:value-type="float" office:value="2002051"/>
          <table:table-cell office:value-type="float" office:value="2002"/>
          <table:table-cell office:value-type="float" office:value="51"/>
          <table:table-cell office:value-type="float" office:value="20143"/>
          <table:table-cell office:value-type="float" office:value="5"/>
          <table:table-cell table:number-columns-repeated="16379"/>
        </table:table-row>
        <table:table-row>
          <table:table-cell office:value-type="float" office:value="2002053"/>
          <table:table-cell office:value-type="float" office:value="2002"/>
          <table:table-cell office:value-type="float" office:value="53"/>
          <table:table-cell office:value-type="float" office:value="6853"/>
          <table:table-cell office:value-type="float" office:value="3"/>
          <table:table-cell table:number-columns-repeated="16379"/>
        </table:table-row>
        <table:table-row>
          <table:table-cell office:value-type="float" office:value="2002054"/>
          <table:table-cell office:value-type="float" office:value="2002"/>
          <table:table-cell office:value-type="float" office:value="54"/>
          <table:table-cell office:value-type="float" office:value="17506"/>
          <table:table-cell office:value-type="float" office:value="3"/>
          <table:table-cell table:number-columns-repeated="16379"/>
        </table:table-row>
        <table:table-row>
          <table:table-cell office:value-type="float" office:value="2002055"/>
          <table:table-cell office:value-type="float" office:value="2002"/>
          <table:table-cell office:value-type="float" office:value="55"/>
          <table:table-cell office:value-type="float" office:value="16915"/>
          <table:table-cell office:value-type="float" office:value="3"/>
          <table:table-cell table:number-columns-repeated="16379"/>
        </table:table-row>
        <table:table-row>
          <table:table-cell office:value-type="float" office:value="2002056"/>
          <table:table-cell office:value-type="float" office:value="2002"/>
          <table:table-cell office:value-type="float" office:value="56"/>
          <table:table-cell office:value-type="float" office:value="14643"/>
          <table:table-cell office:value-type="float" office:value="3"/>
          <table:table-cell table:number-columns-repeated="16379"/>
        </table:table-row>
        <table:table-row>
          <table:table-cell office:value-type="float" office:value="2002057"/>
          <table:table-cell office:value-type="float" office:value="2002"/>
          <table:table-cell office:value-type="float" office:value="57"/>
          <table:table-cell office:value-type="float" office:value="1"/>
          <table:table-cell office:value-type="float" office:value="3"/>
          <table:table-cell table:number-columns-repeated="16379"/>
        </table:table-row>
        <table:table-row>
          <table:table-cell office:value-type="float" office:value="2002058"/>
          <table:table-cell office:value-type="float" office:value="2002"/>
          <table:table-cell office:value-type="float" office:value="58"/>
          <table:table-cell office:value-type="float" office:value="7402"/>
          <table:table-cell office:value-type="float" office:value="3"/>
          <table:table-cell table:number-columns-repeated="16379"/>
        </table:table-row>
        <table:table-row>
          <table:table-cell office:value-type="float" office:value="2002060"/>
          <table:table-cell office:value-type="float" office:value="2002"/>
          <table:table-cell office:value-type="float" office:value="60"/>
          <table:table-cell office:value-type="float" office:value="14018"/>
          <table:table-cell office:value-type="float" office:value="2"/>
          <table:table-cell table:number-columns-repeated="16379"/>
        </table:table-row>
        <table:table-row>
          <table:table-cell office:value-type="float" office:value="2002061"/>
          <table:table-cell office:value-type="float" office:value="2002"/>
          <table:table-cell office:value-type="float" office:value="61"/>
          <table:table-cell office:value-type="float" office:value="25597"/>
          <table:table-cell office:value-type="float" office:value="2"/>
          <table:table-cell table:number-columns-repeated="16379"/>
        </table:table-row>
        <table:table-row>
          <table:table-cell office:value-type="float" office:value="2002062"/>
          <table:table-cell office:value-type="float" office:value="2002"/>
          <table:table-cell office:value-type="float" office:value="62"/>
          <table:table-cell office:value-type="float" office:value="20005"/>
          <table:table-cell office:value-type="float" office:value="3"/>
          <table:table-cell table:number-columns-repeated="16379"/>
        </table:table-row>
        <table:table-row>
          <table:table-cell office:value-type="float" office:value="2002063"/>
          <table:table-cell office:value-type="float" office:value="2002"/>
          <table:table-cell office:value-type="float" office:value="63"/>
          <table:table-cell office:value-type="float" office:value="9352"/>
          <table:table-cell office:value-type="float" office:value="0"/>
          <table:table-cell table:number-columns-repeated="16379"/>
        </table:table-row>
        <table:table-row>
          <table:table-cell office:value-type="float" office:value="2002064"/>
          <table:table-cell office:value-type="float" office:value="2002"/>
          <table:table-cell office:value-type="float" office:value="64"/>
          <table:table-cell office:value-type="float" office:value="17401"/>
          <table:table-cell office:value-type="float" office:value="3"/>
          <table:table-cell table:number-columns-repeated="16379"/>
        </table:table-row>
        <table:table-row>
          <table:table-cell office:value-type="float" office:value="2002066"/>
          <table:table-cell office:value-type="float" office:value="2002"/>
          <table:table-cell office:value-type="float" office:value="66"/>
          <table:table-cell office:value-type="float" office:value="1"/>
          <table:table-cell office:value-type="float" office:value="3"/>
          <table:table-cell table:number-columns-repeated="16379"/>
        </table:table-row>
        <table:table-row>
          <table:table-cell office:value-type="float" office:value="2002067"/>
          <table:table-cell office:value-type="float" office:value="2002"/>
          <table:table-cell office:value-type="float" office:value="67"/>
          <table:table-cell office:value-type="float" office:value="16346"/>
          <table:table-cell office:value-type="float" office:value="3"/>
          <table:table-cell table:number-columns-repeated="16379"/>
        </table:table-row>
        <table:table-row>
          <table:table-cell office:value-type="float" office:value="2002068"/>
          <table:table-cell office:value-type="float" office:value="2002"/>
          <table:table-cell office:value-type="float" office:value="68"/>
          <table:table-cell office:value-type="float" office:value="30134"/>
          <table:table-cell office:value-type="float" office:value="3"/>
          <table:table-cell table:number-columns-repeated="16379"/>
        </table:table-row>
        <table:table-row>
          <table:table-cell office:value-type="float" office:value="2002070"/>
          <table:table-cell office:value-type="float" office:value="2002"/>
          <table:table-cell office:value-type="float" office:value="70"/>
          <table:table-cell office:value-type="float" office:value="23718"/>
          <table:table-cell office:value-type="float" office:value="0"/>
          <table:table-cell table:number-columns-repeated="16379"/>
        </table:table-row>
        <table:table-row>
          <table:table-cell office:value-type="float" office:value="2002071"/>
          <table:table-cell office:value-type="float" office:value="2002"/>
          <table:table-cell office:value-type="float" office:value="71"/>
          <table:table-cell office:value-type="float" office:value="1"/>
          <table:table-cell office:value-type="float" office:value="3"/>
          <table:table-cell table:number-columns-repeated="16379"/>
        </table:table-row>
        <table:table-row>
          <table:table-cell office:value-type="float" office:value="2002072"/>
          <table:table-cell office:value-type="float" office:value="2002"/>
          <table:table-cell office:value-type="float" office:value="72"/>
          <table:table-cell office:value-type="float" office:value="1"/>
          <table:table-cell office:value-type="float" office:value="0"/>
          <table:table-cell table:number-columns-repeated="16379"/>
        </table:table-row>
        <table:table-row>
          <table:table-cell office:value-type="float" office:value="2002073"/>
          <table:table-cell office:value-type="float" office:value="2002"/>
          <table:table-cell office:value-type="float" office:value="73"/>
          <table:table-cell office:value-type="float" office:value="29654"/>
          <table:table-cell office:value-type="float" office:value="3"/>
          <table:table-cell table:number-columns-repeated="16379"/>
        </table:table-row>
        <table:table-row>
          <table:table-cell office:value-type="float" office:value="2002074"/>
          <table:table-cell office:value-type="float" office:value="2002"/>
          <table:table-cell office:value-type="float" office:value="74"/>
          <table:table-cell office:value-type="float" office:value="1"/>
          <table:table-cell office:value-type="float" office:value="3"/>
          <table:table-cell table:number-columns-repeated="16379"/>
        </table:table-row>
        <table:table-row>
          <table:table-cell office:value-type="float" office:value="2002075"/>
          <table:table-cell office:value-type="float" office:value="2002"/>
          <table:table-cell office:value-type="float" office:value="75"/>
          <table:table-cell office:value-type="float" office:value="1"/>
          <table:table-cell office:value-type="float" office:value="0"/>
          <table:table-cell table:number-columns-repeated="16379"/>
        </table:table-row>
        <table:table-row>
          <table:table-cell office:value-type="float" office:value="2002076"/>
          <table:table-cell office:value-type="float" office:value="2002"/>
          <table:table-cell office:value-type="float" office:value="76"/>
          <table:table-cell office:value-type="float" office:value="6665"/>
          <table:table-cell office:value-type="float" office:value="3"/>
          <table:table-cell table:number-columns-repeated="16379"/>
        </table:table-row>
        <table:table-row>
          <table:table-cell office:value-type="float" office:value="2002079"/>
          <table:table-cell office:value-type="float" office:value="2002"/>
          <table:table-cell office:value-type="float" office:value="79"/>
          <table:table-cell office:value-type="float" office:value="1"/>
          <table:table-cell office:value-type="float" office:value="0"/>
          <table:table-cell table:number-columns-repeated="16379"/>
        </table:table-row>
        <table:table-row>
          <table:table-cell office:value-type="float" office:value="2002095"/>
          <table:table-cell office:value-type="float" office:value="2002"/>
          <table:table-cell office:value-type="float" office:value="95"/>
          <table:table-cell office:value-type="float" office:value="30745"/>
          <table:table-cell office:value-type="float" office:value="3"/>
          <table:table-cell table:number-columns-repeated="16379"/>
        </table:table-row>
        <table:table-row>
          <table:table-cell office:value-type="float" office:value="2002096"/>
          <table:table-cell office:value-type="float" office:value="2002"/>
          <table:table-cell office:value-type="float" office:value="96"/>
          <table:table-cell office:value-type="float" office:value="1"/>
          <table:table-cell office:value-type="float" office:value="3"/>
          <table:table-cell table:number-columns-repeated="16379"/>
        </table:table-row>
        <table:table-row>
          <table:table-cell office:value-type="float" office:value="2002097"/>
          <table:table-cell office:value-type="float" office:value="2002"/>
          <table:table-cell office:value-type="float" office:value="97"/>
          <table:table-cell office:value-type="float" office:value="10677"/>
          <table:table-cell office:value-type="float" office:value="3"/>
          <table:table-cell table:number-columns-repeated="16379"/>
        </table:table-row>
        <table:table-row>
          <table:table-cell office:value-type="float" office:value="2002099"/>
          <table:table-cell office:value-type="float" office:value="2002"/>
          <table:table-cell office:value-type="float" office:value="99"/>
          <table:table-cell office:value-type="float" office:value="8808"/>
          <table:table-cell office:value-type="float" office:value="3"/>
          <table:table-cell table:number-columns-repeated="16379"/>
        </table:table-row>
        <table:table-row>
          <table:table-cell office:value-type="float" office:value="2002100"/>
          <table:table-cell office:value-type="float" office:value="2002"/>
          <table:table-cell office:value-type="float" office:value="100"/>
          <table:table-cell office:value-type="float" office:value="719"/>
          <table:table-cell office:value-type="float" office:value="3"/>
          <table:table-cell table:number-columns-repeated="16379"/>
        </table:table-row>
        <table:table-row>
          <table:table-cell office:value-type="float" office:value="2002101"/>
          <table:table-cell office:value-type="float" office:value="2002"/>
          <table:table-cell office:value-type="float" office:value="101"/>
          <table:table-cell office:value-type="float" office:value="1"/>
          <table:table-cell office:value-type="float" office:value="4"/>
          <table:table-cell table:number-columns-repeated="16379"/>
        </table:table-row>
        <table:table-row>
          <table:table-cell office:value-type="float" office:value="2002103"/>
          <table:table-cell office:value-type="float" office:value="2002"/>
          <table:table-cell office:value-type="float" office:value="103"/>
          <table:table-cell office:value-type="float" office:value="1"/>
          <table:table-cell office:value-type="float" office:value="0"/>
          <table:table-cell table:number-columns-repeated="16379"/>
        </table:table-row>
        <table:table-row>
          <table:table-cell office:value-type="float" office:value="2002104"/>
          <table:table-cell office:value-type="float" office:value="2002"/>
          <table:table-cell office:value-type="float" office:value="104"/>
          <table:table-cell office:value-type="float" office:value="20138"/>
          <table:table-cell office:value-type="float" office:value="4"/>
          <table:table-cell table:number-columns-repeated="16379"/>
        </table:table-row>
        <table:table-row>
          <table:table-cell office:value-type="float" office:value="2002105"/>
          <table:table-cell office:value-type="float" office:value="2002"/>
          <table:table-cell office:value-type="float" office:value="105"/>
          <table:table-cell office:value-type="float" office:value="1"/>
          <table:table-cell office:value-type="float" office:value="4"/>
          <table:table-cell table:number-columns-repeated="16379"/>
        </table:table-row>
        <table:table-row>
          <table:table-cell office:value-type="float" office:value="2002106"/>
          <table:table-cell office:value-type="float" office:value="2002"/>
          <table:table-cell office:value-type="float" office:value="106"/>
          <table:table-cell office:value-type="float" office:value="1"/>
          <table:table-cell office:value-type="float" office:value="4"/>
          <table:table-cell table:number-columns-repeated="16379"/>
        </table:table-row>
        <table:table-row>
          <table:table-cell office:value-type="float" office:value="2002107"/>
          <table:table-cell office:value-type="float" office:value="2002"/>
          <table:table-cell office:value-type="float" office:value="107"/>
          <table:table-cell office:value-type="float" office:value="35271"/>
          <table:table-cell office:value-type="float" office:value="4"/>
          <table:table-cell table:number-columns-repeated="16379"/>
        </table:table-row>
        <table:table-row>
          <table:table-cell office:value-type="float" office:value="2002108"/>
          <table:table-cell office:value-type="float" office:value="2002"/>
          <table:table-cell office:value-type="float" office:value="108"/>
          <table:table-cell office:value-type="float" office:value="13943"/>
          <table:table-cell office:value-type="float" office:value="4"/>
          <table:table-cell table:number-columns-repeated="16379"/>
        </table:table-row>
        <table:table-row>
          <table:table-cell office:value-type="float" office:value="2002109"/>
          <table:table-cell office:value-type="float" office:value="2002"/>
          <table:table-cell office:value-type="float" office:value="109"/>
          <table:table-cell office:value-type="float" office:value="18616"/>
          <table:table-cell office:value-type="float" office:value="4"/>
          <table:table-cell table:number-columns-repeated="16379"/>
        </table:table-row>
        <table:table-row>
          <table:table-cell office:value-type="float" office:value="2002110"/>
          <table:table-cell office:value-type="float" office:value="2002"/>
          <table:table-cell office:value-type="float" office:value="110"/>
          <table:table-cell office:value-type="float" office:value="4520"/>
          <table:table-cell office:value-type="float" office:value="4"/>
          <table:table-cell table:number-columns-repeated="16379"/>
        </table:table-row>
        <table:table-row>
          <table:table-cell office:value-type="float" office:value="2002111"/>
          <table:table-cell office:value-type="float" office:value="2002"/>
          <table:table-cell office:value-type="float" office:value="111"/>
          <table:table-cell office:value-type="float" office:value="1"/>
          <table:table-cell office:value-type="float" office:value="0"/>
          <table:table-cell table:number-columns-repeated="16379"/>
        </table:table-row>
        <table:table-row>
          <table:table-cell office:value-type="float" office:value="2002117"/>
          <table:table-cell office:value-type="float" office:value="2002"/>
          <table:table-cell office:value-type="float" office:value="117"/>
          <table:table-cell office:value-type="float" office:value="1"/>
          <table:table-cell office:value-type="float" office:value="0"/>
          <table:table-cell table:number-columns-repeated="16379"/>
        </table:table-row>
        <table:table-row>
          <table:table-cell office:value-type="float" office:value="2002118"/>
          <table:table-cell office:value-type="float" office:value="2002"/>
          <table:table-cell office:value-type="float" office:value="118"/>
          <table:table-cell office:value-type="float" office:value="7624"/>
          <table:table-cell office:value-type="float" office:value="3"/>
          <table:table-cell table:number-columns-repeated="16379"/>
        </table:table-row>
        <table:table-row>
          <table:table-cell office:value-type="float" office:value="2002119"/>
          <table:table-cell office:value-type="float" office:value="2002"/>
          <table:table-cell office:value-type="float" office:value="119"/>
          <table:table-cell office:value-type="float" office:value="1"/>
          <table:table-cell office:value-type="float" office:value="0"/>
          <table:table-cell table:number-columns-repeated="16379"/>
        </table:table-row>
        <table:table-row>
          <table:table-cell office:value-type="float" office:value="2002123"/>
          <table:table-cell office:value-type="float" office:value="2002"/>
          <table:table-cell office:value-type="float" office:value="123"/>
          <table:table-cell office:value-type="float" office:value="1"/>
          <table:table-cell office:value-type="float" office:value="0"/>
          <table:table-cell table:number-columns-repeated="16379"/>
        </table:table-row>
        <table:table-row>
          <table:table-cell office:value-type="float" office:value="2002124"/>
          <table:table-cell office:value-type="float" office:value="2002"/>
          <table:table-cell office:value-type="float" office:value="124"/>
          <table:table-cell office:value-type="float" office:value="3707"/>
          <table:table-cell office:value-type="float" office:value="3"/>
          <table:table-cell table:number-columns-repeated="16379"/>
        </table:table-row>
        <table:table-row>
          <table:table-cell office:value-type="float" office:value="2002127"/>
          <table:table-cell office:value-type="float" office:value="2002"/>
          <table:table-cell office:value-type="float" office:value="127"/>
          <table:table-cell office:value-type="float" office:value="4462"/>
          <table:table-cell office:value-type="float" office:value="3"/>
          <table:table-cell table:number-columns-repeated="16379"/>
        </table:table-row>
        <table:table-row>
          <table:table-cell office:value-type="float" office:value="2002128"/>
          <table:table-cell office:value-type="float" office:value="2002"/>
          <table:table-cell office:value-type="float" office:value="128"/>
          <table:table-cell office:value-type="float" office:value="1"/>
          <table:table-cell office:value-type="float" office:value="0"/>
          <table:table-cell table:number-columns-repeated="16379"/>
        </table:table-row>
        <table:table-row>
          <table:table-cell office:value-type="float" office:value="2002136"/>
          <table:table-cell office:value-type="float" office:value="2002"/>
          <table:table-cell office:value-type="float" office:value="136"/>
          <table:table-cell office:value-type="float" office:value="1"/>
          <table:table-cell office:value-type="float" office:value="2"/>
          <table:table-cell table:number-columns-repeated="16379"/>
        </table:table-row>
        <table:table-row>
          <table:table-cell office:value-type="float" office:value="2002138"/>
          <table:table-cell office:value-type="float" office:value="2002"/>
          <table:table-cell office:value-type="float" office:value="138"/>
          <table:table-cell office:value-type="float" office:value="1"/>
          <table:table-cell office:value-type="float" office:value="0"/>
          <table:table-cell table:number-columns-repeated="16379"/>
        </table:table-row>
        <table:table-row>
          <table:table-cell office:value-type="float" office:value="2002139"/>
          <table:table-cell office:value-type="float" office:value="2002"/>
          <table:table-cell office:value-type="float" office:value="139"/>
          <table:table-cell office:value-type="float" office:value="1"/>
          <table:table-cell office:value-type="float" office:value="0"/>
          <table:table-cell table:number-columns-repeated="16379"/>
        </table:table-row>
        <table:table-row>
          <table:table-cell office:value-type="float" office:value="2002140"/>
          <table:table-cell office:value-type="float" office:value="2002"/>
          <table:table-cell office:value-type="float" office:value="140"/>
          <table:table-cell office:value-type="float" office:value="1"/>
          <table:table-cell office:value-type="float" office:value="2"/>
          <table:table-cell table:number-columns-repeated="16379"/>
        </table:table-row>
        <table:table-row>
          <table:table-cell office:value-type="float" office:value="2002141"/>
          <table:table-cell office:value-type="float" office:value="2002"/>
          <table:table-cell office:value-type="float" office:value="141"/>
          <table:table-cell office:value-type="float" office:value="34446"/>
          <table:table-cell office:value-type="float" office:value="2"/>
          <table:table-cell table:number-columns-repeated="16379"/>
        </table:table-row>
        <table:table-row>
          <table:table-cell office:value-type="float" office:value="2002142"/>
          <table:table-cell office:value-type="float" office:value="2002"/>
          <table:table-cell office:value-type="float" office:value="142"/>
          <table:table-cell office:value-type="float" office:value="5317"/>
          <table:table-cell office:value-type="float" office:value="2"/>
          <table:table-cell table:number-columns-repeated="16379"/>
        </table:table-row>
        <table:table-row>
          <table:table-cell office:value-type="float" office:value="2002143"/>
          <table:table-cell office:value-type="float" office:value="2002"/>
          <table:table-cell office:value-type="float" office:value="143"/>
          <table:table-cell office:value-type="float" office:value="12945"/>
          <table:table-cell office:value-type="float" office:value="3"/>
          <table:table-cell table:number-columns-repeated="16379"/>
        </table:table-row>
        <table:table-row>
          <table:table-cell office:value-type="float" office:value="2002144"/>
          <table:table-cell office:value-type="float" office:value="2002"/>
          <table:table-cell office:value-type="float" office:value="144"/>
          <table:table-cell office:value-type="float" office:value="1"/>
          <table:table-cell office:value-type="float" office:value="0"/>
          <table:table-cell table:number-columns-repeated="16379"/>
        </table:table-row>
        <table:table-row>
          <table:table-cell office:value-type="float" office:value="2002145"/>
          <table:table-cell office:value-type="float" office:value="2002"/>
          <table:table-cell office:value-type="float" office:value="145"/>
          <table:table-cell office:value-type="float" office:value="1"/>
          <table:table-cell office:value-type="float" office:value="0"/>
          <table:table-cell table:number-columns-repeated="16379"/>
        </table:table-row>
        <table:table-row>
          <table:table-cell office:value-type="float" office:value="2002146"/>
          <table:table-cell office:value-type="float" office:value="2002"/>
          <table:table-cell office:value-type="float" office:value="146"/>
          <table:table-cell office:value-type="float" office:value="1"/>
          <table:table-cell office:value-type="float" office:value="0"/>
          <table:table-cell table:number-columns-repeated="16379"/>
        </table:table-row>
        <table:table-row>
          <table:table-cell office:value-type="float" office:value="2002147"/>
          <table:table-cell office:value-type="float" office:value="2002"/>
          <table:table-cell office:value-type="float" office:value="147"/>
          <table:table-cell office:value-type="float" office:value="1"/>
          <table:table-cell office:value-type="float" office:value="0"/>
          <table:table-cell table:number-columns-repeated="16379"/>
        </table:table-row>
        <table:table-row>
          <table:table-cell office:value-type="float" office:value="2002148"/>
          <table:table-cell office:value-type="float" office:value="2002"/>
          <table:table-cell office:value-type="float" office:value="148"/>
          <table:table-cell office:value-type="float" office:value="1"/>
          <table:table-cell office:value-type="float" office:value="0"/>
          <table:table-cell table:number-columns-repeated="16379"/>
        </table:table-row>
        <table:table-row>
          <table:table-cell office:value-type="float" office:value="2002149"/>
          <table:table-cell office:value-type="float" office:value="2002"/>
          <table:table-cell office:value-type="float" office:value="149"/>
          <table:table-cell office:value-type="float" office:value="1"/>
          <table:table-cell office:value-type="float" office:value="0"/>
          <table:table-cell table:number-columns-repeated="16379"/>
        </table:table-row>
        <table:table-row>
          <table:table-cell office:value-type="float" office:value="2002150"/>
          <table:table-cell office:value-type="float" office:value="2002"/>
          <table:table-cell office:value-type="float" office:value="150"/>
          <table:table-cell office:value-type="float" office:value="1"/>
          <table:table-cell office:value-type="float" office:value="0"/>
          <table:table-cell table:number-columns-repeated="16379"/>
        </table:table-row>
        <table:table-row>
          <table:table-cell office:value-type="float" office:value="2002152"/>
          <table:table-cell office:value-type="float" office:value="2002"/>
          <table:table-cell office:value-type="float" office:value="152"/>
          <table:table-cell office:value-type="float" office:value="4312"/>
          <table:table-cell office:value-type="float" office:value="5"/>
          <table:table-cell table:number-columns-repeated="16379"/>
        </table:table-row>
        <table:table-row>
          <table:table-cell office:value-type="float" office:value="2002153"/>
          <table:table-cell office:value-type="float" office:value="2002"/>
          <table:table-cell office:value-type="float" office:value="153"/>
          <table:table-cell office:value-type="float" office:value="1849"/>
          <table:table-cell office:value-type="float" office:value="0"/>
          <table:table-cell table:number-columns-repeated="16379"/>
        </table:table-row>
        <table:table-row>
          <table:table-cell office:value-type="float" office:value="2002155"/>
          <table:table-cell office:value-type="float" office:value="2002"/>
          <table:table-cell office:value-type="float" office:value="155"/>
          <table:table-cell office:value-type="float" office:value="7650"/>
          <table:table-cell office:value-type="float" office:value="0"/>
          <table:table-cell table:number-columns-repeated="16379"/>
        </table:table-row>
        <table:table-row>
          <table:table-cell office:value-type="float" office:value="2002156"/>
          <table:table-cell office:value-type="float" office:value="2002"/>
          <table:table-cell office:value-type="float" office:value="156"/>
          <table:table-cell office:value-type="float" office:value="1"/>
          <table:table-cell office:value-type="float" office:value="0"/>
          <table:table-cell table:number-columns-repeated="16379"/>
        </table:table-row>
        <table:table-row>
          <table:table-cell office:value-type="float" office:value="2002157"/>
          <table:table-cell office:value-type="float" office:value="2002"/>
          <table:table-cell office:value-type="float" office:value="157"/>
          <table:table-cell office:value-type="float" office:value="10070"/>
          <table:table-cell office:value-type="float" office:value="0"/>
          <table:table-cell table:number-columns-repeated="16379"/>
        </table:table-row>
        <table:table-row>
          <table:table-cell office:value-type="float" office:value="2002158"/>
          <table:table-cell office:value-type="float" office:value="2002"/>
          <table:table-cell office:value-type="float" office:value="158"/>
          <table:table-cell office:value-type="float" office:value="42679"/>
          <table:table-cell office:value-type="float" office:value="2"/>
          <table:table-cell table:number-columns-repeated="16379"/>
        </table:table-row>
        <table:table-row>
          <table:table-cell office:value-type="float" office:value="2002160"/>
          <table:table-cell office:value-type="float" office:value="2002"/>
          <table:table-cell office:value-type="float" office:value="160"/>
          <table:table-cell office:value-type="float" office:value="1"/>
          <table:table-cell office:value-type="float" office:value="0"/>
          <table:table-cell table:number-columns-repeated="16379"/>
        </table:table-row>
        <table:table-row>
          <table:table-cell office:value-type="float" office:value="2002161"/>
          <table:table-cell office:value-type="float" office:value="2002"/>
          <table:table-cell office:value-type="float" office:value="161"/>
          <table:table-cell office:value-type="float" office:value="1"/>
          <table:table-cell office:value-type="float" office:value="0"/>
          <table:table-cell table:number-columns-repeated="16379"/>
        </table:table-row>
        <table:table-row>
          <table:table-cell office:value-type="float" office:value="2002162"/>
          <table:table-cell office:value-type="float" office:value="2002"/>
          <table:table-cell office:value-type="float" office:value="162"/>
          <table:table-cell office:value-type="float" office:value="959"/>
          <table:table-cell office:value-type="float" office:value="5"/>
          <table:table-cell table:number-columns-repeated="16379"/>
        </table:table-row>
        <table:table-row>
          <table:table-cell office:value-type="float" office:value="2002163"/>
          <table:table-cell office:value-type="float" office:value="2002"/>
          <table:table-cell office:value-type="float" office:value="163"/>
          <table:table-cell office:value-type="float" office:value="606"/>
          <table:table-cell office:value-type="float" office:value="5"/>
          <table:table-cell table:number-columns-repeated="16379"/>
        </table:table-row>
        <table:table-row>
          <table:table-cell office:value-type="float" office:value="2002164"/>
          <table:table-cell office:value-type="float" office:value="2002"/>
          <table:table-cell office:value-type="float" office:value="164"/>
          <table:table-cell office:value-type="float" office:value="1"/>
          <table:table-cell office:value-type="float" office:value="0"/>
          <table:table-cell table:number-columns-repeated="16379"/>
        </table:table-row>
        <table:table-row>
          <table:table-cell office:value-type="float" office:value="2002165"/>
          <table:table-cell office:value-type="float" office:value="2002"/>
          <table:table-cell office:value-type="float" office:value="165"/>
          <table:table-cell office:value-type="float" office:value="1"/>
          <table:table-cell office:value-type="float" office:value="0"/>
          <table:table-cell table:number-columns-repeated="16379"/>
        </table:table-row>
        <table:table-row>
          <table:table-cell office:value-type="float" office:value="2002166"/>
          <table:table-cell office:value-type="float" office:value="2002"/>
          <table:table-cell office:value-type="float" office:value="166"/>
          <table:table-cell office:value-type="float" office:value="1"/>
          <table:table-cell office:value-type="float" office:value="2"/>
          <table:table-cell table:number-columns-repeated="16379"/>
        </table:table-row>
        <table:table-row>
          <table:table-cell office:value-type="float" office:value="2002167"/>
          <table:table-cell office:value-type="float" office:value="2002"/>
          <table:table-cell office:value-type="float" office:value="167"/>
          <table:table-cell office:value-type="float" office:value="1"/>
          <table:table-cell office:value-type="float" office:value="5"/>
          <table:table-cell table:number-columns-repeated="16379"/>
        </table:table-row>
        <table:table-row>
          <table:table-cell office:value-type="float" office:value="2002168"/>
          <table:table-cell office:value-type="float" office:value="2002"/>
          <table:table-cell office:value-type="float" office:value="168"/>
          <table:table-cell office:value-type="float" office:value="534"/>
          <table:table-cell office:value-type="float" office:value="5"/>
          <table:table-cell table:number-columns-repeated="16379"/>
        </table:table-row>
        <table:table-row>
          <table:table-cell office:value-type="float" office:value="2002169"/>
          <table:table-cell office:value-type="float" office:value="2002"/>
          <table:table-cell office:value-type="float" office:value="169"/>
          <table:table-cell office:value-type="float" office:value="1"/>
          <table:table-cell office:value-type="float" office:value="0"/>
          <table:table-cell table:number-columns-repeated="16379"/>
        </table:table-row>
        <table:table-row>
          <table:table-cell office:value-type="float" office:value="2002170"/>
          <table:table-cell office:value-type="float" office:value="2002"/>
          <table:table-cell office:value-type="float" office:value="170"/>
          <table:table-cell office:value-type="float" office:value="1"/>
          <table:table-cell office:value-type="float" office:value="3"/>
          <table:table-cell table:number-columns-repeated="16379"/>
        </table:table-row>
        <table:table-row>
          <table:table-cell office:value-type="float" office:value="2002171"/>
          <table:table-cell office:value-type="float" office:value="2002"/>
          <table:table-cell office:value-type="float" office:value="171"/>
          <table:table-cell office:value-type="float" office:value="7969"/>
          <table:table-cell office:value-type="float" office:value="3"/>
          <table:table-cell table:number-columns-repeated="16379"/>
        </table:table-row>
        <table:table-row>
          <table:table-cell office:value-type="float" office:value="2003001"/>
          <table:table-cell office:value-type="float" office:value="2003"/>
          <table:table-cell office:value-type="float" office:value="1"/>
          <table:table-cell office:value-type="float" office:value="480461"/>
          <table:table-cell office:value-type="float" office:value="1"/>
          <table:table-cell table:number-columns-repeated="16379"/>
        </table:table-row>
        <table:table-row>
          <table:table-cell office:value-type="float" office:value="2003002"/>
          <table:table-cell office:value-type="float" office:value="2003"/>
          <table:table-cell office:value-type="float" office:value="2"/>
          <table:table-cell office:value-type="float" office:value="55160"/>
          <table:table-cell office:value-type="float" office:value="4"/>
          <table:table-cell table:number-columns-repeated="16379"/>
        </table:table-row>
        <table:table-row>
          <table:table-cell office:value-type="float" office:value="2003003"/>
          <table:table-cell office:value-type="float" office:value="2003"/>
          <table:table-cell office:value-type="float" office:value="3"/>
          <table:table-cell office:value-type="float" office:value="55216"/>
          <table:table-cell office:value-type="float" office:value="2"/>
          <table:table-cell table:number-columns-repeated="16379"/>
        </table:table-row>
        <table:table-row>
          <table:table-cell office:value-type="float" office:value="2003004"/>
          <table:table-cell office:value-type="float" office:value="2003"/>
          <table:table-cell office:value-type="float" office:value="4"/>
          <table:table-cell office:value-type="float" office:value="1"/>
          <table:table-cell office:value-type="float" office:value="0"/>
          <table:table-cell table:number-columns-repeated="16379"/>
        </table:table-row>
        <table:table-row>
          <table:table-cell office:value-type="float" office:value="2003005"/>
          <table:table-cell office:value-type="float" office:value="2003"/>
          <table:table-cell office:value-type="float" office:value="5"/>
          <table:table-cell office:value-type="float" office:value="51569"/>
          <table:table-cell office:value-type="float" office:value="2"/>
          <table:table-cell table:number-columns-repeated="16379"/>
        </table:table-row>
        <table:table-row>
          <table:table-cell office:value-type="float" office:value="2003006"/>
          <table:table-cell office:value-type="float" office:value="2003"/>
          <table:table-cell office:value-type="float" office:value="6"/>
          <table:table-cell office:value-type="float" office:value="30910"/>
          <table:table-cell office:value-type="float" office:value="2"/>
          <table:table-cell table:number-columns-repeated="16379"/>
        </table:table-row>
        <table:table-row>
          <table:table-cell office:value-type="float" office:value="2003007"/>
          <table:table-cell office:value-type="float" office:value="2003"/>
          <table:table-cell office:value-type="float" office:value="7"/>
          <table:table-cell office:value-type="float" office:value="173334"/>
          <table:table-cell office:value-type="float" office:value="2"/>
          <table:table-cell table:number-columns-repeated="16379"/>
        </table:table-row>
        <table:table-row>
          <table:table-cell office:value-type="float" office:value="2003008"/>
          <table:table-cell office:value-type="float" office:value="2003"/>
          <table:table-cell office:value-type="float" office:value="8"/>
          <table:table-cell office:value-type="float" office:value="1"/>
          <table:table-cell office:value-type="float" office:value="2"/>
          <table:table-cell table:number-columns-repeated="16379"/>
        </table:table-row>
        <table:table-row>
          <table:table-cell office:value-type="float" office:value="2003009"/>
          <table:table-cell office:value-type="float" office:value="2003"/>
          <table:table-cell office:value-type="float" office:value="9"/>
          <table:table-cell office:value-type="float" office:value="1"/>
          <table:table-cell office:value-type="float" office:value="4"/>
          <table:table-cell table:number-columns-repeated="16379"/>
        </table:table-row>
        <table:table-row>
          <table:table-cell office:value-type="float" office:value="2003010"/>
          <table:table-cell office:value-type="float" office:value="2003"/>
          <table:table-cell office:value-type="float" office:value="10"/>
          <table:table-cell office:value-type="float" office:value="53662"/>
          <table:table-cell office:value-type="float" office:value="4"/>
          <table:table-cell table:number-columns-repeated="16379"/>
        </table:table-row>
        <table:table-row>
          <table:table-cell office:value-type="float" office:value="2003011"/>
          <table:table-cell office:value-type="float" office:value="2003"/>
          <table:table-cell office:value-type="float" office:value="11"/>
          <table:table-cell office:value-type="float" office:value="8773"/>
          <table:table-cell office:value-type="float" office:value="4"/>
          <table:table-cell table:number-columns-repeated="16379"/>
        </table:table-row>
        <table:table-row>
          <table:table-cell office:value-type="float" office:value="2003012"/>
          <table:table-cell office:value-type="float" office:value="2003"/>
          <table:table-cell office:value-type="float" office:value="12"/>
          <table:table-cell office:value-type="float" office:value="15180"/>
          <table:table-cell office:value-type="float" office:value="5"/>
          <table:table-cell table:number-columns-repeated="16379"/>
        </table:table-row>
        <table:table-row>
          <table:table-cell office:value-type="float" office:value="2003013"/>
          <table:table-cell office:value-type="float" office:value="2003"/>
          <table:table-cell office:value-type="float" office:value="13"/>
          <table:table-cell office:value-type="float" office:value="46388"/>
          <table:table-cell office:value-type="float" office:value="5"/>
          <table:table-cell table:number-columns-repeated="16379"/>
        </table:table-row>
        <table:table-row>
          <table:table-cell office:value-type="float" office:value="2003015"/>
          <table:table-cell office:value-type="float" office:value="2003"/>
          <table:table-cell office:value-type="float" office:value="15"/>
          <table:table-cell office:value-type="float" office:value="10654"/>
          <table:table-cell office:value-type="float" office:value="3"/>
          <table:table-cell table:number-columns-repeated="16379"/>
        </table:table-row>
        <table:table-row>
          <table:table-cell office:value-type="float" office:value="2003016"/>
          <table:table-cell office:value-type="float" office:value="2003"/>
          <table:table-cell office:value-type="float" office:value="16"/>
          <table:table-cell office:value-type="float" office:value="7407"/>
          <table:table-cell office:value-type="float" office:value="3"/>
          <table:table-cell table:number-columns-repeated="16379"/>
        </table:table-row>
        <table:table-row>
          <table:table-cell office:value-type="float" office:value="2003017"/>
          <table:table-cell office:value-type="float" office:value="2003"/>
          <table:table-cell office:value-type="float" office:value="17"/>
          <table:table-cell office:value-type="float" office:value="1"/>
          <table:table-cell office:value-type="float" office:value="3"/>
          <table:table-cell table:number-columns-repeated="16379"/>
        </table:table-row>
        <table:table-row>
          <table:table-cell office:value-type="float" office:value="2003018"/>
          <table:table-cell office:value-type="float" office:value="2003"/>
          <table:table-cell office:value-type="float" office:value="18"/>
          <table:table-cell office:value-type="float" office:value="1"/>
          <table:table-cell office:value-type="float" office:value="0"/>
          <table:table-cell table:number-columns-repeated="16379"/>
        </table:table-row>
        <table:table-row>
          <table:table-cell office:value-type="float" office:value="2003019"/>
          <table:table-cell office:value-type="float" office:value="2003"/>
          <table:table-cell office:value-type="float" office:value="19"/>
          <table:table-cell office:value-type="float" office:value="1"/>
          <table:table-cell office:value-type="float" office:value="3"/>
          <table:table-cell table:number-columns-repeated="16379"/>
        </table:table-row>
        <table:table-row>
          <table:table-cell office:value-type="float" office:value="2003020"/>
          <table:table-cell office:value-type="float" office:value="2003"/>
          <table:table-cell office:value-type="float" office:value="20"/>
          <table:table-cell office:value-type="float" office:value="1"/>
          <table:table-cell office:value-type="float" office:value="3"/>
          <table:table-cell table:number-columns-repeated="16379"/>
        </table:table-row>
        <table:table-row>
          <table:table-cell office:value-type="float" office:value="2003022"/>
          <table:table-cell office:value-type="float" office:value="2003"/>
          <table:table-cell office:value-type="float" office:value="22"/>
          <table:table-cell office:value-type="float" office:value="1"/>
          <table:table-cell office:value-type="float" office:value="0"/>
          <table:table-cell table:number-columns-repeated="16379"/>
        </table:table-row>
        <table:table-row>
          <table:table-cell office:value-type="float" office:value="2003023"/>
          <table:table-cell office:value-type="float" office:value="2003"/>
          <table:table-cell office:value-type="float" office:value="23"/>
          <table:table-cell office:value-type="float" office:value="10303"/>
          <table:table-cell office:value-type="float" office:value="3"/>
          <table:table-cell table:number-columns-repeated="16379"/>
        </table:table-row>
        <table:table-row>
          <table:table-cell office:value-type="float" office:value="2003024"/>
          <table:table-cell office:value-type="float" office:value="2003"/>
          <table:table-cell office:value-type="float" office:value="24"/>
          <table:table-cell office:value-type="float" office:value="29850"/>
          <table:table-cell office:value-type="float" office:value="3"/>
          <table:table-cell table:number-columns-repeated="16379"/>
        </table:table-row>
        <table:table-row>
          <table:table-cell office:value-type="float" office:value="2003025"/>
          <table:table-cell office:value-type="float" office:value="2003"/>
          <table:table-cell office:value-type="float" office:value="25"/>
          <table:table-cell office:value-type="float" office:value="9361"/>
          <table:table-cell office:value-type="float" office:value="3"/>
          <table:table-cell table:number-columns-repeated="16379"/>
        </table:table-row>
        <table:table-row>
          <table:table-cell office:value-type="float" office:value="2003027"/>
          <table:table-cell office:value-type="float" office:value="2003"/>
          <table:table-cell office:value-type="float" office:value="27"/>
          <table:table-cell office:value-type="float" office:value="6250"/>
          <table:table-cell office:value-type="float" office:value="3"/>
          <table:table-cell table:number-columns-repeated="16379"/>
        </table:table-row>
        <table:table-row>
          <table:table-cell office:value-type="float" office:value="2003028"/>
          <table:table-cell office:value-type="float" office:value="2003"/>
          <table:table-cell office:value-type="float" office:value="28"/>
          <table:table-cell office:value-type="float" office:value="13949"/>
          <table:table-cell office:value-type="float" office:value="3"/>
          <table:table-cell table:number-columns-repeated="16379"/>
        </table:table-row>
        <table:table-row>
          <table:table-cell office:value-type="float" office:value="2003029"/>
          <table:table-cell office:value-type="float" office:value="2003"/>
          <table:table-cell office:value-type="float" office:value="29"/>
          <table:table-cell office:value-type="float" office:value="22861"/>
          <table:table-cell office:value-type="float" office:value="3"/>
          <table:table-cell table:number-columns-repeated="16379"/>
        </table:table-row>
        <table:table-row>
          <table:table-cell office:value-type="float" office:value="2003031"/>
          <table:table-cell office:value-type="float" office:value="2003"/>
          <table:table-cell office:value-type="float" office:value="31"/>
          <table:table-cell office:value-type="float" office:value="24575"/>
          <table:table-cell office:value-type="float" office:value="3"/>
          <table:table-cell table:number-columns-repeated="16379"/>
        </table:table-row>
        <table:table-row>
          <table:table-cell office:value-type="float" office:value="2003032"/>
          <table:table-cell office:value-type="float" office:value="2003"/>
          <table:table-cell office:value-type="float" office:value="32"/>
          <table:table-cell office:value-type="float" office:value="17125"/>
          <table:table-cell office:value-type="float" office:value="3"/>
          <table:table-cell table:number-columns-repeated="16379"/>
        </table:table-row>
        <table:table-row>
          <table:table-cell office:value-type="float" office:value="2003033"/>
          <table:table-cell office:value-type="float" office:value="2003"/>
          <table:table-cell office:value-type="float" office:value="33"/>
          <table:table-cell office:value-type="float" office:value="12241"/>
          <table:table-cell office:value-type="float" office:value="3"/>
          <table:table-cell table:number-columns-repeated="16379"/>
        </table:table-row>
        <table:table-row>
          <table:table-cell office:value-type="float" office:value="2003035"/>
          <table:table-cell office:value-type="float" office:value="2003"/>
          <table:table-cell office:value-type="float" office:value="35"/>
          <table:table-cell office:value-type="float" office:value="1"/>
          <table:table-cell office:value-type="float" office:value="0"/>
          <table:table-cell table:number-columns-repeated="16379"/>
        </table:table-row>
        <table:table-row>
          <table:table-cell office:value-type="float" office:value="2003036"/>
          <table:table-cell office:value-type="float" office:value="2003"/>
          <table:table-cell office:value-type="float" office:value="36"/>
          <table:table-cell office:value-type="float" office:value="21173"/>
          <table:table-cell office:value-type="float" office:value="3"/>
          <table:table-cell table:number-columns-repeated="16379"/>
        </table:table-row>
        <table:table-row>
          <table:table-cell office:value-type="float" office:value="2003037"/>
          <table:table-cell office:value-type="float" office:value="2003"/>
          <table:table-cell office:value-type="float" office:value="37"/>
          <table:table-cell office:value-type="float" office:value="18969"/>
          <table:table-cell office:value-type="float" office:value="3"/>
          <table:table-cell table:number-columns-repeated="16379"/>
        </table:table-row>
        <table:table-row>
          <table:table-cell office:value-type="float" office:value="2003038"/>
          <table:table-cell office:value-type="float" office:value="2003"/>
          <table:table-cell office:value-type="float" office:value="38"/>
          <table:table-cell office:value-type="float" office:value="26034"/>
          <table:table-cell office:value-type="float" office:value="3"/>
          <table:table-cell table:number-columns-repeated="16379"/>
        </table:table-row>
        <table:table-row>
          <table:table-cell office:value-type="float" office:value="2003039"/>
          <table:table-cell office:value-type="float" office:value="2003"/>
          <table:table-cell office:value-type="float" office:value="39"/>
          <table:table-cell office:value-type="float" office:value="1"/>
          <table:table-cell office:value-type="float" office:value="3"/>
          <table:table-cell table:number-columns-repeated="16379"/>
        </table:table-row>
        <table:table-row>
          <table:table-cell office:value-type="float" office:value="2003040"/>
          <table:table-cell office:value-type="float" office:value="2003"/>
          <table:table-cell office:value-type="float" office:value="40"/>
          <table:table-cell office:value-type="float" office:value="11236"/>
          <table:table-cell office:value-type="float" office:value="3"/>
          <table:table-cell table:number-columns-repeated="16379"/>
        </table:table-row>
        <table:table-row>
          <table:table-cell office:value-type="float" office:value="2003041"/>
          <table:table-cell office:value-type="float" office:value="2003"/>
          <table:table-cell office:value-type="float" office:value="41"/>
          <table:table-cell office:value-type="float" office:value="1"/>
          <table:table-cell office:value-type="float" office:value="0"/>
          <table:table-cell table:number-columns-repeated="16379"/>
        </table:table-row>
        <table:table-row>
          <table:table-cell office:value-type="float" office:value="2003042"/>
          <table:table-cell office:value-type="float" office:value="2003"/>
          <table:table-cell office:value-type="float" office:value="42"/>
          <table:table-cell office:value-type="float" office:value="1"/>
          <table:table-cell office:value-type="float" office:value="0"/>
          <table:table-cell table:number-columns-repeated="16379"/>
        </table:table-row>
        <table:table-row>
          <table:table-cell office:value-type="float" office:value="2003043"/>
          <table:table-cell office:value-type="float" office:value="2003"/>
          <table:table-cell office:value-type="float" office:value="43"/>
          <table:table-cell office:value-type="float" office:value="23076"/>
          <table:table-cell office:value-type="float" office:value="3"/>
          <table:table-cell table:number-columns-repeated="16379"/>
        </table:table-row>
        <table:table-row>
          <table:table-cell office:value-type="float" office:value="2003044"/>
          <table:table-cell office:value-type="float" office:value="2003"/>
          <table:table-cell office:value-type="float" office:value="44"/>
          <table:table-cell office:value-type="float" office:value="22298"/>
          <table:table-cell office:value-type="float" office:value="3"/>
          <table:table-cell table:number-columns-repeated="16379"/>
        </table:table-row>
        <table:table-row>
          <table:table-cell office:value-type="float" office:value="2003045"/>
          <table:table-cell office:value-type="float" office:value="2003"/>
          <table:table-cell office:value-type="float" office:value="45"/>
          <table:table-cell office:value-type="float" office:value="18962"/>
          <table:table-cell office:value-type="float" office:value="3"/>
          <table:table-cell table:number-columns-repeated="16379"/>
        </table:table-row>
        <table:table-row>
          <table:table-cell office:value-type="float" office:value="2003046"/>
          <table:table-cell office:value-type="float" office:value="2003"/>
          <table:table-cell office:value-type="float" office:value="46"/>
          <table:table-cell office:value-type="float" office:value="10906"/>
          <table:table-cell office:value-type="float" office:value="3"/>
          <table:table-cell table:number-columns-repeated="16379"/>
        </table:table-row>
        <table:table-row>
          <table:table-cell office:value-type="float" office:value="2003047"/>
          <table:table-cell office:value-type="float" office:value="2003"/>
          <table:table-cell office:value-type="float" office:value="47"/>
          <table:table-cell office:value-type="float" office:value="1"/>
          <table:table-cell office:value-type="float" office:value="3"/>
          <table:table-cell table:number-columns-repeated="16379"/>
        </table:table-row>
        <table:table-row>
          <table:table-cell office:value-type="float" office:value="2003048"/>
          <table:table-cell office:value-type="float" office:value="2003"/>
          <table:table-cell office:value-type="float" office:value="48"/>
          <table:table-cell office:value-type="float" office:value="1"/>
          <table:table-cell office:value-type="float" office:value="0"/>
          <table:table-cell table:number-columns-repeated="16379"/>
        </table:table-row>
        <table:table-row>
          <table:table-cell office:value-type="float" office:value="2003049"/>
          <table:table-cell office:value-type="float" office:value="2003"/>
          <table:table-cell office:value-type="float" office:value="49"/>
          <table:table-cell office:value-type="float" office:value="24633"/>
          <table:table-cell office:value-type="float" office:value="3"/>
          <table:table-cell table:number-columns-repeated="16379"/>
        </table:table-row>
        <table:table-row>
          <table:table-cell office:value-type="float" office:value="2003051"/>
          <table:table-cell office:value-type="float" office:value="2003"/>
          <table:table-cell office:value-type="float" office:value="51"/>
          <table:table-cell office:value-type="float" office:value="16647"/>
          <table:table-cell office:value-type="float" office:value="5"/>
          <table:table-cell table:number-columns-repeated="16379"/>
        </table:table-row>
        <table:table-row>
          <table:table-cell office:value-type="float" office:value="2003053"/>
          <table:table-cell office:value-type="float" office:value="2003"/>
          <table:table-cell office:value-type="float" office:value="53"/>
          <table:table-cell office:value-type="float" office:value="7039"/>
          <table:table-cell office:value-type="float" office:value="3"/>
          <table:table-cell table:number-columns-repeated="16379"/>
        </table:table-row>
        <table:table-row>
          <table:table-cell office:value-type="float" office:value="2003054"/>
          <table:table-cell office:value-type="float" office:value="2003"/>
          <table:table-cell office:value-type="float" office:value="54"/>
          <table:table-cell office:value-type="float" office:value="18627"/>
          <table:table-cell office:value-type="float" office:value="3"/>
          <table:table-cell table:number-columns-repeated="16379"/>
        </table:table-row>
        <table:table-row>
          <table:table-cell office:value-type="float" office:value="2003055"/>
          <table:table-cell office:value-type="float" office:value="2003"/>
          <table:table-cell office:value-type="float" office:value="55"/>
          <table:table-cell office:value-type="float" office:value="18240"/>
          <table:table-cell office:value-type="float" office:value="3"/>
          <table:table-cell table:number-columns-repeated="16379"/>
        </table:table-row>
        <table:table-row>
          <table:table-cell office:value-type="float" office:value="2003056"/>
          <table:table-cell office:value-type="float" office:value="2003"/>
          <table:table-cell office:value-type="float" office:value="56"/>
          <table:table-cell office:value-type="float" office:value="15224"/>
          <table:table-cell office:value-type="float" office:value="3"/>
          <table:table-cell table:number-columns-repeated="16379"/>
        </table:table-row>
        <table:table-row>
          <table:table-cell office:value-type="float" office:value="2003057"/>
          <table:table-cell office:value-type="float" office:value="2003"/>
          <table:table-cell office:value-type="float" office:value="57"/>
          <table:table-cell office:value-type="float" office:value="1"/>
          <table:table-cell office:value-type="float" office:value="3"/>
          <table:table-cell table:number-columns-repeated="16379"/>
        </table:table-row>
        <table:table-row>
          <table:table-cell office:value-type="float" office:value="2003058"/>
          <table:table-cell office:value-type="float" office:value="2003"/>
          <table:table-cell office:value-type="float" office:value="58"/>
          <table:table-cell office:value-type="float" office:value="8636"/>
          <table:table-cell office:value-type="float" office:value="3"/>
          <table:table-cell table:number-columns-repeated="16379"/>
        </table:table-row>
        <table:table-row>
          <table:table-cell office:value-type="float" office:value="2003060"/>
          <table:table-cell office:value-type="float" office:value="2003"/>
          <table:table-cell office:value-type="float" office:value="60"/>
          <table:table-cell office:value-type="float" office:value="14320"/>
          <table:table-cell office:value-type="float" office:value="2"/>
          <table:table-cell table:number-columns-repeated="16379"/>
        </table:table-row>
        <table:table-row>
          <table:table-cell office:value-type="float" office:value="2003061"/>
          <table:table-cell office:value-type="float" office:value="2003"/>
          <table:table-cell office:value-type="float" office:value="61"/>
          <table:table-cell office:value-type="float" office:value="27599"/>
          <table:table-cell office:value-type="float" office:value="2"/>
          <table:table-cell table:number-columns-repeated="16379"/>
        </table:table-row>
        <table:table-row>
          <table:table-cell office:value-type="float" office:value="2003062"/>
          <table:table-cell office:value-type="float" office:value="2003"/>
          <table:table-cell office:value-type="float" office:value="62"/>
          <table:table-cell office:value-type="float" office:value="18227"/>
          <table:table-cell office:value-type="float" office:value="3"/>
          <table:table-cell table:number-columns-repeated="16379"/>
        </table:table-row>
        <table:table-row>
          <table:table-cell office:value-type="float" office:value="2003063"/>
          <table:table-cell office:value-type="float" office:value="2003"/>
          <table:table-cell office:value-type="float" office:value="63"/>
          <table:table-cell office:value-type="float" office:value="9557"/>
          <table:table-cell office:value-type="float" office:value="0"/>
          <table:table-cell table:number-columns-repeated="16379"/>
        </table:table-row>
        <table:table-row>
          <table:table-cell office:value-type="float" office:value="2003064"/>
          <table:table-cell office:value-type="float" office:value="2003"/>
          <table:table-cell office:value-type="float" office:value="64"/>
          <table:table-cell office:value-type="float" office:value="17274"/>
          <table:table-cell office:value-type="float" office:value="3"/>
          <table:table-cell table:number-columns-repeated="16379"/>
        </table:table-row>
        <table:table-row>
          <table:table-cell office:value-type="float" office:value="2003066"/>
          <table:table-cell office:value-type="float" office:value="2003"/>
          <table:table-cell office:value-type="float" office:value="66"/>
          <table:table-cell office:value-type="float" office:value="1"/>
          <table:table-cell office:value-type="float" office:value="3"/>
          <table:table-cell table:number-columns-repeated="16379"/>
        </table:table-row>
        <table:table-row>
          <table:table-cell office:value-type="float" office:value="2003067"/>
          <table:table-cell office:value-type="float" office:value="2003"/>
          <table:table-cell office:value-type="float" office:value="67"/>
          <table:table-cell office:value-type="float" office:value="18890"/>
          <table:table-cell office:value-type="float" office:value="3"/>
          <table:table-cell table:number-columns-repeated="16379"/>
        </table:table-row>
        <table:table-row>
          <table:table-cell office:value-type="float" office:value="2003068"/>
          <table:table-cell office:value-type="float" office:value="2003"/>
          <table:table-cell office:value-type="float" office:value="68"/>
          <table:table-cell office:value-type="float" office:value="1"/>
          <table:table-cell office:value-type="float" office:value="3"/>
          <table:table-cell table:number-columns-repeated="16379"/>
        </table:table-row>
        <table:table-row>
          <table:table-cell office:value-type="float" office:value="2003070"/>
          <table:table-cell office:value-type="float" office:value="2003"/>
          <table:table-cell office:value-type="float" office:value="70"/>
          <table:table-cell office:value-type="float" office:value="37312"/>
          <table:table-cell office:value-type="float" office:value="0"/>
          <table:table-cell table:number-columns-repeated="16379"/>
        </table:table-row>
        <table:table-row>
          <table:table-cell office:value-type="float" office:value="2003071"/>
          <table:table-cell office:value-type="float" office:value="2003"/>
          <table:table-cell office:value-type="float" office:value="71"/>
          <table:table-cell office:value-type="float" office:value="1"/>
          <table:table-cell office:value-type="float" office:value="3"/>
          <table:table-cell table:number-columns-repeated="16379"/>
        </table:table-row>
        <table:table-row>
          <table:table-cell office:value-type="float" office:value="2003072"/>
          <table:table-cell office:value-type="float" office:value="2003"/>
          <table:table-cell office:value-type="float" office:value="72"/>
          <table:table-cell office:value-type="float" office:value="1"/>
          <table:table-cell office:value-type="float" office:value="0"/>
          <table:table-cell table:number-columns-repeated="16379"/>
        </table:table-row>
        <table:table-row>
          <table:table-cell office:value-type="float" office:value="2003073"/>
          <table:table-cell office:value-type="float" office:value="2003"/>
          <table:table-cell office:value-type="float" office:value="73"/>
          <table:table-cell office:value-type="float" office:value="31672"/>
          <table:table-cell office:value-type="float" office:value="3"/>
          <table:table-cell table:number-columns-repeated="16379"/>
        </table:table-row>
        <table:table-row>
          <table:table-cell office:value-type="float" office:value="2003074"/>
          <table:table-cell office:value-type="float" office:value="2003"/>
          <table:table-cell office:value-type="float" office:value="74"/>
          <table:table-cell office:value-type="float" office:value="4770"/>
          <table:table-cell office:value-type="float" office:value="3"/>
          <table:table-cell table:number-columns-repeated="16379"/>
        </table:table-row>
        <table:table-row>
          <table:table-cell office:value-type="float" office:value="2003075"/>
          <table:table-cell office:value-type="float" office:value="2003"/>
          <table:table-cell office:value-type="float" office:value="75"/>
          <table:table-cell office:value-type="float" office:value="1"/>
          <table:table-cell office:value-type="float" office:value="0"/>
          <table:table-cell table:number-columns-repeated="16379"/>
        </table:table-row>
        <table:table-row>
          <table:table-cell office:value-type="float" office:value="2003076"/>
          <table:table-cell office:value-type="float" office:value="2003"/>
          <table:table-cell office:value-type="float" office:value="76"/>
          <table:table-cell office:value-type="float" office:value="6828"/>
          <table:table-cell office:value-type="float" office:value="3"/>
          <table:table-cell table:number-columns-repeated="16379"/>
        </table:table-row>
        <table:table-row>
          <table:table-cell office:value-type="float" office:value="2003079"/>
          <table:table-cell office:value-type="float" office:value="2003"/>
          <table:table-cell office:value-type="float" office:value="79"/>
          <table:table-cell office:value-type="float" office:value="1"/>
          <table:table-cell office:value-type="float" office:value="0"/>
          <table:table-cell table:number-columns-repeated="16379"/>
        </table:table-row>
        <table:table-row>
          <table:table-cell office:value-type="float" office:value="2003095"/>
          <table:table-cell office:value-type="float" office:value="2003"/>
          <table:table-cell office:value-type="float" office:value="95"/>
          <table:table-cell office:value-type="float" office:value="31410"/>
          <table:table-cell office:value-type="float" office:value="3"/>
          <table:table-cell table:number-columns-repeated="16379"/>
        </table:table-row>
        <table:table-row>
          <table:table-cell office:value-type="float" office:value="2003096"/>
          <table:table-cell office:value-type="float" office:value="2003"/>
          <table:table-cell office:value-type="float" office:value="96"/>
          <table:table-cell office:value-type="float" office:value="4810"/>
          <table:table-cell office:value-type="float" office:value="3"/>
          <table:table-cell table:number-columns-repeated="16379"/>
        </table:table-row>
        <table:table-row>
          <table:table-cell office:value-type="float" office:value="2003097"/>
          <table:table-cell office:value-type="float" office:value="2003"/>
          <table:table-cell office:value-type="float" office:value="97"/>
          <table:table-cell office:value-type="float" office:value="10552"/>
          <table:table-cell office:value-type="float" office:value="3"/>
          <table:table-cell table:number-columns-repeated="16379"/>
        </table:table-row>
        <table:table-row>
          <table:table-cell office:value-type="float" office:value="2003099"/>
          <table:table-cell office:value-type="float" office:value="2003"/>
          <table:table-cell office:value-type="float" office:value="99"/>
          <table:table-cell office:value-type="float" office:value="10017"/>
          <table:table-cell office:value-type="float" office:value="3"/>
          <table:table-cell table:number-columns-repeated="16379"/>
        </table:table-row>
        <table:table-row>
          <table:table-cell office:value-type="float" office:value="2003100"/>
          <table:table-cell office:value-type="float" office:value="2003"/>
          <table:table-cell office:value-type="float" office:value="100"/>
          <table:table-cell office:value-type="float" office:value="7354"/>
          <table:table-cell office:value-type="float" office:value="3"/>
          <table:table-cell table:number-columns-repeated="16379"/>
        </table:table-row>
        <table:table-row>
          <table:table-cell office:value-type="float" office:value="2003101"/>
          <table:table-cell office:value-type="float" office:value="2003"/>
          <table:table-cell office:value-type="float" office:value="101"/>
          <table:table-cell office:value-type="float" office:value="24880"/>
          <table:table-cell office:value-type="float" office:value="4"/>
          <table:table-cell table:number-columns-repeated="16379"/>
        </table:table-row>
        <table:table-row>
          <table:table-cell office:value-type="float" office:value="2003103"/>
          <table:table-cell office:value-type="float" office:value="2003"/>
          <table:table-cell office:value-type="float" office:value="103"/>
          <table:table-cell office:value-type="float" office:value="1"/>
          <table:table-cell office:value-type="float" office:value="0"/>
          <table:table-cell table:number-columns-repeated="16379"/>
        </table:table-row>
        <table:table-row>
          <table:table-cell office:value-type="float" office:value="2003104"/>
          <table:table-cell office:value-type="float" office:value="2003"/>
          <table:table-cell office:value-type="float" office:value="104"/>
          <table:table-cell office:value-type="float" office:value="21430"/>
          <table:table-cell office:value-type="float" office:value="4"/>
          <table:table-cell table:number-columns-repeated="16379"/>
        </table:table-row>
        <table:table-row>
          <table:table-cell office:value-type="float" office:value="2003105"/>
          <table:table-cell office:value-type="float" office:value="2003"/>
          <table:table-cell office:value-type="float" office:value="105"/>
          <table:table-cell office:value-type="float" office:value="1"/>
          <table:table-cell office:value-type="float" office:value="4"/>
          <table:table-cell table:number-columns-repeated="16379"/>
        </table:table-row>
        <table:table-row>
          <table:table-cell office:value-type="float" office:value="2003106"/>
          <table:table-cell office:value-type="float" office:value="2003"/>
          <table:table-cell office:value-type="float" office:value="106"/>
          <table:table-cell office:value-type="float" office:value="1"/>
          <table:table-cell office:value-type="float" office:value="4"/>
          <table:table-cell table:number-columns-repeated="16379"/>
        </table:table-row>
        <table:table-row>
          <table:table-cell office:value-type="float" office:value="2003107"/>
          <table:table-cell office:value-type="float" office:value="2003"/>
          <table:table-cell office:value-type="float" office:value="107"/>
          <table:table-cell office:value-type="float" office:value="32033"/>
          <table:table-cell office:value-type="float" office:value="4"/>
          <table:table-cell table:number-columns-repeated="16379"/>
        </table:table-row>
        <table:table-row>
          <table:table-cell office:value-type="float" office:value="2003108"/>
          <table:table-cell office:value-type="float" office:value="2003"/>
          <table:table-cell office:value-type="float" office:value="108"/>
          <table:table-cell office:value-type="float" office:value="1"/>
          <table:table-cell office:value-type="float" office:value="4"/>
          <table:table-cell table:number-columns-repeated="16379"/>
        </table:table-row>
        <table:table-row>
          <table:table-cell office:value-type="float" office:value="2003109"/>
          <table:table-cell office:value-type="float" office:value="2003"/>
          <table:table-cell office:value-type="float" office:value="109"/>
          <table:table-cell office:value-type="float" office:value="19419"/>
          <table:table-cell office:value-type="float" office:value="4"/>
          <table:table-cell table:number-columns-repeated="16379"/>
        </table:table-row>
        <table:table-row>
          <table:table-cell office:value-type="float" office:value="2003110"/>
          <table:table-cell office:value-type="float" office:value="2003"/>
          <table:table-cell office:value-type="float" office:value="110"/>
          <table:table-cell office:value-type="float" office:value="4752"/>
          <table:table-cell office:value-type="float" office:value="4"/>
          <table:table-cell table:number-columns-repeated="16379"/>
        </table:table-row>
        <table:table-row>
          <table:table-cell office:value-type="float" office:value="2003111"/>
          <table:table-cell office:value-type="float" office:value="2003"/>
          <table:table-cell office:value-type="float" office:value="111"/>
          <table:table-cell office:value-type="float" office:value="14366"/>
          <table:table-cell office:value-type="float" office:value="0"/>
          <table:table-cell table:number-columns-repeated="16379"/>
        </table:table-row>
        <table:table-row>
          <table:table-cell office:value-type="float" office:value="2003117"/>
          <table:table-cell office:value-type="float" office:value="2003"/>
          <table:table-cell office:value-type="float" office:value="117"/>
          <table:table-cell office:value-type="float" office:value="1"/>
          <table:table-cell office:value-type="float" office:value="0"/>
          <table:table-cell table:number-columns-repeated="16379"/>
        </table:table-row>
        <table:table-row>
          <table:table-cell office:value-type="float" office:value="2003118"/>
          <table:table-cell office:value-type="float" office:value="2003"/>
          <table:table-cell office:value-type="float" office:value="118"/>
          <table:table-cell office:value-type="float" office:value="1"/>
          <table:table-cell office:value-type="float" office:value="3"/>
          <table:table-cell table:number-columns-repeated="16379"/>
        </table:table-row>
        <table:table-row>
          <table:table-cell office:value-type="float" office:value="2003119"/>
          <table:table-cell office:value-type="float" office:value="2003"/>
          <table:table-cell office:value-type="float" office:value="119"/>
          <table:table-cell office:value-type="float" office:value="1"/>
          <table:table-cell office:value-type="float" office:value="0"/>
          <table:table-cell table:number-columns-repeated="16379"/>
        </table:table-row>
        <table:table-row>
          <table:table-cell office:value-type="float" office:value="2003123"/>
          <table:table-cell office:value-type="float" office:value="2003"/>
          <table:table-cell office:value-type="float" office:value="123"/>
          <table:table-cell office:value-type="float" office:value="1"/>
          <table:table-cell office:value-type="float" office:value="0"/>
          <table:table-cell table:number-columns-repeated="16379"/>
        </table:table-row>
        <table:table-row>
          <table:table-cell office:value-type="float" office:value="2003124"/>
          <table:table-cell office:value-type="float" office:value="2003"/>
          <table:table-cell office:value-type="float" office:value="124"/>
          <table:table-cell office:value-type="float" office:value="4715"/>
          <table:table-cell office:value-type="float" office:value="3"/>
          <table:table-cell table:number-columns-repeated="16379"/>
        </table:table-row>
        <table:table-row>
          <table:table-cell office:value-type="float" office:value="2003127"/>
          <table:table-cell office:value-type="float" office:value="2003"/>
          <table:table-cell office:value-type="float" office:value="127"/>
          <table:table-cell office:value-type="float" office:value="5362"/>
          <table:table-cell office:value-type="float" office:value="3"/>
          <table:table-cell table:number-columns-repeated="16379"/>
        </table:table-row>
        <table:table-row>
          <table:table-cell office:value-type="float" office:value="2003128"/>
          <table:table-cell office:value-type="float" office:value="2003"/>
          <table:table-cell office:value-type="float" office:value="128"/>
          <table:table-cell office:value-type="float" office:value="1"/>
          <table:table-cell office:value-type="float" office:value="0"/>
          <table:table-cell table:number-columns-repeated="16379"/>
        </table:table-row>
        <table:table-row>
          <table:table-cell office:value-type="float" office:value="2003136"/>
          <table:table-cell office:value-type="float" office:value="2003"/>
          <table:table-cell office:value-type="float" office:value="136"/>
          <table:table-cell office:value-type="float" office:value="5925"/>
          <table:table-cell office:value-type="float" office:value="2"/>
          <table:table-cell table:number-columns-repeated="16379"/>
        </table:table-row>
        <table:table-row>
          <table:table-cell office:value-type="float" office:value="2003138"/>
          <table:table-cell office:value-type="float" office:value="2003"/>
          <table:table-cell office:value-type="float" office:value="138"/>
          <table:table-cell office:value-type="float" office:value="4683"/>
          <table:table-cell office:value-type="float" office:value="0"/>
          <table:table-cell table:number-columns-repeated="16379"/>
        </table:table-row>
        <table:table-row>
          <table:table-cell office:value-type="float" office:value="2003139"/>
          <table:table-cell office:value-type="float" office:value="2003"/>
          <table:table-cell office:value-type="float" office:value="139"/>
          <table:table-cell office:value-type="float" office:value="45236"/>
          <table:table-cell office:value-type="float" office:value="0"/>
          <table:table-cell table:number-columns-repeated="16379"/>
        </table:table-row>
        <table:table-row>
          <table:table-cell office:value-type="float" office:value="2003140"/>
          <table:table-cell office:value-type="float" office:value="2003"/>
          <table:table-cell office:value-type="float" office:value="140"/>
          <table:table-cell office:value-type="float" office:value="4343"/>
          <table:table-cell office:value-type="float" office:value="2"/>
          <table:table-cell table:number-columns-repeated="16379"/>
        </table:table-row>
        <table:table-row>
          <table:table-cell office:value-type="float" office:value="2003141"/>
          <table:table-cell office:value-type="float" office:value="2003"/>
          <table:table-cell office:value-type="float" office:value="141"/>
          <table:table-cell office:value-type="float" office:value="35250"/>
          <table:table-cell office:value-type="float" office:value="2"/>
          <table:table-cell table:number-columns-repeated="16379"/>
        </table:table-row>
        <table:table-row>
          <table:table-cell office:value-type="float" office:value="2003142"/>
          <table:table-cell office:value-type="float" office:value="2003"/>
          <table:table-cell office:value-type="float" office:value="142"/>
          <table:table-cell office:value-type="float" office:value="5700"/>
          <table:table-cell office:value-type="float" office:value="2"/>
          <table:table-cell table:number-columns-repeated="16379"/>
        </table:table-row>
        <table:table-row>
          <table:table-cell office:value-type="float" office:value="2003143"/>
          <table:table-cell office:value-type="float" office:value="2003"/>
          <table:table-cell office:value-type="float" office:value="143"/>
          <table:table-cell office:value-type="float" office:value="13218"/>
          <table:table-cell office:value-type="float" office:value="3"/>
          <table:table-cell table:number-columns-repeated="16379"/>
        </table:table-row>
        <table:table-row>
          <table:table-cell office:value-type="float" office:value="2003144"/>
          <table:table-cell office:value-type="float" office:value="2003"/>
          <table:table-cell office:value-type="float" office:value="144"/>
          <table:table-cell office:value-type="float" office:value="1"/>
          <table:table-cell office:value-type="float" office:value="0"/>
          <table:table-cell table:number-columns-repeated="16379"/>
        </table:table-row>
        <table:table-row>
          <table:table-cell office:value-type="float" office:value="2003145"/>
          <table:table-cell office:value-type="float" office:value="2003"/>
          <table:table-cell office:value-type="float" office:value="145"/>
          <table:table-cell office:value-type="float" office:value="1"/>
          <table:table-cell office:value-type="float" office:value="0"/>
          <table:table-cell table:number-columns-repeated="16379"/>
        </table:table-row>
        <table:table-row>
          <table:table-cell office:value-type="float" office:value="2003146"/>
          <table:table-cell office:value-type="float" office:value="2003"/>
          <table:table-cell office:value-type="float" office:value="146"/>
          <table:table-cell office:value-type="float" office:value="14734"/>
          <table:table-cell office:value-type="float" office:value="0"/>
          <table:table-cell table:number-columns-repeated="16379"/>
        </table:table-row>
        <table:table-row>
          <table:table-cell office:value-type="float" office:value="2003147"/>
          <table:table-cell office:value-type="float" office:value="2003"/>
          <table:table-cell office:value-type="float" office:value="147"/>
          <table:table-cell office:value-type="float" office:value="1"/>
          <table:table-cell office:value-type="float" office:value="0"/>
          <table:table-cell table:number-columns-repeated="16379"/>
        </table:table-row>
        <table:table-row>
          <table:table-cell office:value-type="float" office:value="2003148"/>
          <table:table-cell office:value-type="float" office:value="2003"/>
          <table:table-cell office:value-type="float" office:value="148"/>
          <table:table-cell office:value-type="float" office:value="1"/>
          <table:table-cell office:value-type="float" office:value="0"/>
          <table:table-cell table:number-columns-repeated="16379"/>
        </table:table-row>
        <table:table-row>
          <table:table-cell office:value-type="float" office:value="2003149"/>
          <table:table-cell office:value-type="float" office:value="2003"/>
          <table:table-cell office:value-type="float" office:value="149"/>
          <table:table-cell office:value-type="float" office:value="1"/>
          <table:table-cell office:value-type="float" office:value="0"/>
          <table:table-cell table:number-columns-repeated="16379"/>
        </table:table-row>
        <table:table-row>
          <table:table-cell office:value-type="float" office:value="2003150"/>
          <table:table-cell office:value-type="float" office:value="2003"/>
          <table:table-cell office:value-type="float" office:value="150"/>
          <table:table-cell office:value-type="float" office:value="1"/>
          <table:table-cell office:value-type="float" office:value="0"/>
          <table:table-cell table:number-columns-repeated="16379"/>
        </table:table-row>
        <table:table-row>
          <table:table-cell office:value-type="float" office:value="2003152"/>
          <table:table-cell office:value-type="float" office:value="2003"/>
          <table:table-cell office:value-type="float" office:value="152"/>
          <table:table-cell office:value-type="float" office:value="516"/>
          <table:table-cell office:value-type="float" office:value="5"/>
          <table:table-cell table:number-columns-repeated="16379"/>
        </table:table-row>
        <table:table-row>
          <table:table-cell office:value-type="float" office:value="2003153"/>
          <table:table-cell office:value-type="float" office:value="2003"/>
          <table:table-cell office:value-type="float" office:value="153"/>
          <table:table-cell office:value-type="float" office:value="1"/>
          <table:table-cell office:value-type="float" office:value="0"/>
          <table:table-cell table:number-columns-repeated="16379"/>
        </table:table-row>
        <table:table-row>
          <table:table-cell office:value-type="float" office:value="2003155"/>
          <table:table-cell office:value-type="float" office:value="2003"/>
          <table:table-cell office:value-type="float" office:value="155"/>
          <table:table-cell office:value-type="float" office:value="1"/>
          <table:table-cell office:value-type="float" office:value="0"/>
          <table:table-cell table:number-columns-repeated="16379"/>
        </table:table-row>
        <table:table-row>
          <table:table-cell office:value-type="float" office:value="2003156"/>
          <table:table-cell office:value-type="float" office:value="2003"/>
          <table:table-cell office:value-type="float" office:value="156"/>
          <table:table-cell office:value-type="float" office:value="1"/>
          <table:table-cell office:value-type="float" office:value="0"/>
          <table:table-cell table:number-columns-repeated="16379"/>
        </table:table-row>
        <table:table-row>
          <table:table-cell office:value-type="float" office:value="2003157"/>
          <table:table-cell office:value-type="float" office:value="2003"/>
          <table:table-cell office:value-type="float" office:value="157"/>
          <table:table-cell office:value-type="float" office:value="1"/>
          <table:table-cell office:value-type="float" office:value="0"/>
          <table:table-cell table:number-columns-repeated="16379"/>
        </table:table-row>
        <table:table-row>
          <table:table-cell office:value-type="float" office:value="2003158"/>
          <table:table-cell office:value-type="float" office:value="2003"/>
          <table:table-cell office:value-type="float" office:value="158"/>
          <table:table-cell office:value-type="float" office:value="44258"/>
          <table:table-cell office:value-type="float" office:value="2"/>
          <table:table-cell table:number-columns-repeated="16379"/>
        </table:table-row>
        <table:table-row>
          <table:table-cell office:value-type="float" office:value="2003160"/>
          <table:table-cell office:value-type="float" office:value="2003"/>
          <table:table-cell office:value-type="float" office:value="160"/>
          <table:table-cell office:value-type="float" office:value="1"/>
          <table:table-cell office:value-type="float" office:value="0"/>
          <table:table-cell table:number-columns-repeated="16379"/>
        </table:table-row>
        <table:table-row>
          <table:table-cell office:value-type="float" office:value="2003161"/>
          <table:table-cell office:value-type="float" office:value="2003"/>
          <table:table-cell office:value-type="float" office:value="161"/>
          <table:table-cell office:value-type="float" office:value="1"/>
          <table:table-cell office:value-type="float" office:value="0"/>
          <table:table-cell table:number-columns-repeated="16379"/>
        </table:table-row>
        <table:table-row>
          <table:table-cell office:value-type="float" office:value="2003162"/>
          <table:table-cell office:value-type="float" office:value="2003"/>
          <table:table-cell office:value-type="float" office:value="162"/>
          <table:table-cell office:value-type="float" office:value="906"/>
          <table:table-cell office:value-type="float" office:value="5"/>
          <table:table-cell table:number-columns-repeated="16379"/>
        </table:table-row>
        <table:table-row>
          <table:table-cell office:value-type="float" office:value="2003163"/>
          <table:table-cell office:value-type="float" office:value="2003"/>
          <table:table-cell office:value-type="float" office:value="163"/>
          <table:table-cell office:value-type="float" office:value="608"/>
          <table:table-cell office:value-type="float" office:value="5"/>
          <table:table-cell table:number-columns-repeated="16379"/>
        </table:table-row>
        <table:table-row>
          <table:table-cell office:value-type="float" office:value="2003164"/>
          <table:table-cell office:value-type="float" office:value="2003"/>
          <table:table-cell office:value-type="float" office:value="164"/>
          <table:table-cell office:value-type="float" office:value="1"/>
          <table:table-cell office:value-type="float" office:value="0"/>
          <table:table-cell table:number-columns-repeated="16379"/>
        </table:table-row>
        <table:table-row>
          <table:table-cell office:value-type="float" office:value="2003165"/>
          <table:table-cell office:value-type="float" office:value="2003"/>
          <table:table-cell office:value-type="float" office:value="165"/>
          <table:table-cell office:value-type="float" office:value="1"/>
          <table:table-cell office:value-type="float" office:value="0"/>
          <table:table-cell table:number-columns-repeated="16379"/>
        </table:table-row>
        <table:table-row>
          <table:table-cell office:value-type="float" office:value="2003166"/>
          <table:table-cell office:value-type="float" office:value="2003"/>
          <table:table-cell office:value-type="float" office:value="166"/>
          <table:table-cell office:value-type="float" office:value="1"/>
          <table:table-cell office:value-type="float" office:value="2"/>
          <table:table-cell table:number-columns-repeated="16379"/>
        </table:table-row>
        <table:table-row>
          <table:table-cell office:value-type="float" office:value="2003167"/>
          <table:table-cell office:value-type="float" office:value="2003"/>
          <table:table-cell office:value-type="float" office:value="167"/>
          <table:table-cell office:value-type="float" office:value="21"/>
          <table:table-cell office:value-type="float" office:value="5"/>
          <table:table-cell table:number-columns-repeated="16379"/>
        </table:table-row>
        <table:table-row>
          <table:table-cell office:value-type="float" office:value="2003168"/>
          <table:table-cell office:value-type="float" office:value="2003"/>
          <table:table-cell office:value-type="float" office:value="168"/>
          <table:table-cell office:value-type="float" office:value="1396"/>
          <table:table-cell office:value-type="float" office:value="5"/>
          <table:table-cell table:number-columns-repeated="16379"/>
        </table:table-row>
        <table:table-row>
          <table:table-cell office:value-type="float" office:value="2003169"/>
          <table:table-cell office:value-type="float" office:value="2003"/>
          <table:table-cell office:value-type="float" office:value="169"/>
          <table:table-cell office:value-type="float" office:value="1"/>
          <table:table-cell office:value-type="float" office:value="0"/>
          <table:table-cell table:number-columns-repeated="16379"/>
        </table:table-row>
        <table:table-row>
          <table:table-cell office:value-type="float" office:value="2003170"/>
          <table:table-cell office:value-type="float" office:value="2003"/>
          <table:table-cell office:value-type="float" office:value="170"/>
          <table:table-cell office:value-type="float" office:value="5135"/>
          <table:table-cell office:value-type="float" office:value="3"/>
          <table:table-cell table:number-columns-repeated="16379"/>
        </table:table-row>
        <table:table-row>
          <table:table-cell office:value-type="float" office:value="2003171"/>
          <table:table-cell office:value-type="float" office:value="2003"/>
          <table:table-cell office:value-type="float" office:value="171"/>
          <table:table-cell office:value-type="float" office:value="1024"/>
          <table:table-cell office:value-type="float" office:value="3"/>
          <table:table-cell table:number-columns-repeated="16379"/>
        </table:table-row>
        <table:table-row>
          <table:table-cell office:value-type="float" office:value="2004001"/>
          <table:table-cell office:value-type="float" office:value="2004"/>
          <table:table-cell office:value-type="float" office:value="1"/>
          <table:table-cell office:value-type="float" office:value="480461"/>
          <table:table-cell office:value-type="float" office:value="1"/>
          <table:table-cell table:number-columns-repeated="16379"/>
        </table:table-row>
        <table:table-row>
          <table:table-cell office:value-type="float" office:value="2004002"/>
          <table:table-cell office:value-type="float" office:value="2004"/>
          <table:table-cell office:value-type="float" office:value="2"/>
          <table:table-cell office:value-type="float" office:value="55160"/>
          <table:table-cell office:value-type="float" office:value="4"/>
          <table:table-cell table:number-columns-repeated="16379"/>
        </table:table-row>
        <table:table-row>
          <table:table-cell office:value-type="float" office:value="2004003"/>
          <table:table-cell office:value-type="float" office:value="2004"/>
          <table:table-cell office:value-type="float" office:value="3"/>
          <table:table-cell office:value-type="float" office:value="55216"/>
          <table:table-cell office:value-type="float" office:value="2"/>
          <table:table-cell table:number-columns-repeated="16379"/>
        </table:table-row>
        <table:table-row>
          <table:table-cell office:value-type="float" office:value="2004004"/>
          <table:table-cell office:value-type="float" office:value="2004"/>
          <table:table-cell office:value-type="float" office:value="4"/>
          <table:table-cell office:value-type="float" office:value="1"/>
          <table:table-cell office:value-type="float" office:value="0"/>
          <table:table-cell table:number-columns-repeated="16379"/>
        </table:table-row>
        <table:table-row>
          <table:table-cell office:value-type="float" office:value="2004005"/>
          <table:table-cell office:value-type="float" office:value="2004"/>
          <table:table-cell office:value-type="float" office:value="5"/>
          <table:table-cell office:value-type="float" office:value="51569"/>
          <table:table-cell office:value-type="float" office:value="2"/>
          <table:table-cell table:number-columns-repeated="16379"/>
        </table:table-row>
        <table:table-row>
          <table:table-cell office:value-type="float" office:value="2004006"/>
          <table:table-cell office:value-type="float" office:value="2004"/>
          <table:table-cell office:value-type="float" office:value="6"/>
          <table:table-cell office:value-type="float" office:value="30910"/>
          <table:table-cell office:value-type="float" office:value="2"/>
          <table:table-cell table:number-columns-repeated="16379"/>
        </table:table-row>
        <table:table-row>
          <table:table-cell office:value-type="float" office:value="2004007"/>
          <table:table-cell office:value-type="float" office:value="2004"/>
          <table:table-cell office:value-type="float" office:value="7"/>
          <table:table-cell office:value-type="float" office:value="173334"/>
          <table:table-cell office:value-type="float" office:value="2"/>
          <table:table-cell table:number-columns-repeated="16379"/>
        </table:table-row>
        <table:table-row>
          <table:table-cell office:value-type="float" office:value="2004008"/>
          <table:table-cell office:value-type="float" office:value="2004"/>
          <table:table-cell office:value-type="float" office:value="8"/>
          <table:table-cell office:value-type="float" office:value="1"/>
          <table:table-cell office:value-type="float" office:value="2"/>
          <table:table-cell table:number-columns-repeated="16379"/>
        </table:table-row>
        <table:table-row>
          <table:table-cell office:value-type="float" office:value="2004009"/>
          <table:table-cell office:value-type="float" office:value="2004"/>
          <table:table-cell office:value-type="float" office:value="9"/>
          <table:table-cell office:value-type="float" office:value="1"/>
          <table:table-cell office:value-type="float" office:value="4"/>
          <table:table-cell table:number-columns-repeated="16379"/>
        </table:table-row>
        <table:table-row>
          <table:table-cell office:value-type="float" office:value="2004010"/>
          <table:table-cell office:value-type="float" office:value="2004"/>
          <table:table-cell office:value-type="float" office:value="10"/>
          <table:table-cell office:value-type="float" office:value="53662"/>
          <table:table-cell office:value-type="float" office:value="4"/>
          <table:table-cell table:number-columns-repeated="16379"/>
        </table:table-row>
        <table:table-row>
          <table:table-cell office:value-type="float" office:value="2004011"/>
          <table:table-cell office:value-type="float" office:value="2004"/>
          <table:table-cell office:value-type="float" office:value="11"/>
          <table:table-cell office:value-type="float" office:value="8773"/>
          <table:table-cell office:value-type="float" office:value="4"/>
          <table:table-cell table:number-columns-repeated="16379"/>
        </table:table-row>
        <table:table-row>
          <table:table-cell office:value-type="float" office:value="2004012"/>
          <table:table-cell office:value-type="float" office:value="2004"/>
          <table:table-cell office:value-type="float" office:value="12"/>
          <table:table-cell office:value-type="float" office:value="15180"/>
          <table:table-cell office:value-type="float" office:value="5"/>
          <table:table-cell table:number-columns-repeated="16379"/>
        </table:table-row>
        <table:table-row>
          <table:table-cell office:value-type="float" office:value="2004013"/>
          <table:table-cell office:value-type="float" office:value="2004"/>
          <table:table-cell office:value-type="float" office:value="13"/>
          <table:table-cell office:value-type="float" office:value="46388"/>
          <table:table-cell office:value-type="float" office:value="5"/>
          <table:table-cell table:number-columns-repeated="16379"/>
        </table:table-row>
        <table:table-row>
          <table:table-cell office:value-type="float" office:value="2004015"/>
          <table:table-cell office:value-type="float" office:value="2004"/>
          <table:table-cell office:value-type="float" office:value="15"/>
          <table:table-cell office:value-type="float" office:value="10654"/>
          <table:table-cell office:value-type="float" office:value="3"/>
          <table:table-cell table:number-columns-repeated="16379"/>
        </table:table-row>
        <table:table-row>
          <table:table-cell office:value-type="float" office:value="2004016"/>
          <table:table-cell office:value-type="float" office:value="2004"/>
          <table:table-cell office:value-type="float" office:value="16"/>
          <table:table-cell office:value-type="float" office:value="7407"/>
          <table:table-cell office:value-type="float" office:value="3"/>
          <table:table-cell table:number-columns-repeated="16379"/>
        </table:table-row>
        <table:table-row>
          <table:table-cell office:value-type="float" office:value="2004017"/>
          <table:table-cell office:value-type="float" office:value="2004"/>
          <table:table-cell office:value-type="float" office:value="17"/>
          <table:table-cell office:value-type="float" office:value="1"/>
          <table:table-cell office:value-type="float" office:value="3"/>
          <table:table-cell table:number-columns-repeated="16379"/>
        </table:table-row>
        <table:table-row>
          <table:table-cell office:value-type="float" office:value="2004018"/>
          <table:table-cell office:value-type="float" office:value="2004"/>
          <table:table-cell office:value-type="float" office:value="18"/>
          <table:table-cell office:value-type="float" office:value="1"/>
          <table:table-cell office:value-type="float" office:value="0"/>
          <table:table-cell table:number-columns-repeated="16379"/>
        </table:table-row>
        <table:table-row>
          <table:table-cell office:value-type="float" office:value="2004019"/>
          <table:table-cell office:value-type="float" office:value="2004"/>
          <table:table-cell office:value-type="float" office:value="19"/>
          <table:table-cell office:value-type="float" office:value="1"/>
          <table:table-cell office:value-type="float" office:value="3"/>
          <table:table-cell table:number-columns-repeated="16379"/>
        </table:table-row>
        <table:table-row>
          <table:table-cell office:value-type="float" office:value="2004020"/>
          <table:table-cell office:value-type="float" office:value="2004"/>
          <table:table-cell office:value-type="float" office:value="20"/>
          <table:table-cell office:value-type="float" office:value="7450"/>
          <table:table-cell office:value-type="float" office:value="3"/>
          <table:table-cell table:number-columns-repeated="16379"/>
        </table:table-row>
        <table:table-row>
          <table:table-cell office:value-type="float" office:value="2004021"/>
          <table:table-cell office:value-type="float" office:value="2004"/>
          <table:table-cell office:value-type="float" office:value="21"/>
          <table:table-cell office:value-type="float" office:value="9458"/>
          <table:table-cell office:value-type="float" office:value="2"/>
          <table:table-cell table:number-columns-repeated="16379"/>
        </table:table-row>
        <table:table-row>
          <table:table-cell office:value-type="float" office:value="2004022"/>
          <table:table-cell office:value-type="float" office:value="2004"/>
          <table:table-cell office:value-type="float" office:value="22"/>
          <table:table-cell office:value-type="float" office:value="1"/>
          <table:table-cell office:value-type="float" office:value="0"/>
          <table:table-cell table:number-columns-repeated="16379"/>
        </table:table-row>
        <table:table-row>
          <table:table-cell office:value-type="float" office:value="2004023"/>
          <table:table-cell office:value-type="float" office:value="2004"/>
          <table:table-cell office:value-type="float" office:value="23"/>
          <table:table-cell office:value-type="float" office:value="10303"/>
          <table:table-cell office:value-type="float" office:value="3"/>
          <table:table-cell table:number-columns-repeated="16379"/>
        </table:table-row>
        <table:table-row>
          <table:table-cell office:value-type="float" office:value="2004024"/>
          <table:table-cell office:value-type="float" office:value="2004"/>
          <table:table-cell office:value-type="float" office:value="24"/>
          <table:table-cell office:value-type="float" office:value="29850"/>
          <table:table-cell office:value-type="float" office:value="3"/>
          <table:table-cell table:number-columns-repeated="16379"/>
        </table:table-row>
        <table:table-row>
          <table:table-cell office:value-type="float" office:value="2004025"/>
          <table:table-cell office:value-type="float" office:value="2004"/>
          <table:table-cell office:value-type="float" office:value="25"/>
          <table:table-cell office:value-type="float" office:value="9361"/>
          <table:table-cell office:value-type="float" office:value="3"/>
          <table:table-cell table:number-columns-repeated="16379"/>
        </table:table-row>
        <table:table-row>
          <table:table-cell office:value-type="float" office:value="2004027"/>
          <table:table-cell office:value-type="float" office:value="2004"/>
          <table:table-cell office:value-type="float" office:value="27"/>
          <table:table-cell office:value-type="float" office:value="6250"/>
          <table:table-cell office:value-type="float" office:value="3"/>
          <table:table-cell table:number-columns-repeated="16379"/>
        </table:table-row>
        <table:table-row>
          <table:table-cell office:value-type="float" office:value="2004028"/>
          <table:table-cell office:value-type="float" office:value="2004"/>
          <table:table-cell office:value-type="float" office:value="28"/>
          <table:table-cell office:value-type="float" office:value="13949"/>
          <table:table-cell office:value-type="float" office:value="3"/>
          <table:table-cell table:number-columns-repeated="16379"/>
        </table:table-row>
        <table:table-row>
          <table:table-cell office:value-type="float" office:value="2004029"/>
          <table:table-cell office:value-type="float" office:value="2004"/>
          <table:table-cell office:value-type="float" office:value="29"/>
          <table:table-cell office:value-type="float" office:value="22861"/>
          <table:table-cell office:value-type="float" office:value="3"/>
          <table:table-cell table:number-columns-repeated="16379"/>
        </table:table-row>
        <table:table-row>
          <table:table-cell office:value-type="float" office:value="2004030"/>
          <table:table-cell office:value-type="float" office:value="2004"/>
          <table:table-cell office:value-type="float" office:value="30"/>
          <table:table-cell office:value-type="float" office:value="7251"/>
          <table:table-cell office:value-type="float" office:value="3"/>
          <table:table-cell table:number-columns-repeated="16379"/>
        </table:table-row>
        <table:table-row>
          <table:table-cell office:value-type="float" office:value="2004031"/>
          <table:table-cell office:value-type="float" office:value="2004"/>
          <table:table-cell office:value-type="float" office:value="31"/>
          <table:table-cell office:value-type="float" office:value="24575"/>
          <table:table-cell office:value-type="float" office:value="3"/>
          <table:table-cell table:number-columns-repeated="16379"/>
        </table:table-row>
        <table:table-row>
          <table:table-cell office:value-type="float" office:value="2004032"/>
          <table:table-cell office:value-type="float" office:value="2004"/>
          <table:table-cell office:value-type="float" office:value="32"/>
          <table:table-cell office:value-type="float" office:value="17125"/>
          <table:table-cell office:value-type="float" office:value="3"/>
          <table:table-cell table:number-columns-repeated="16379"/>
        </table:table-row>
        <table:table-row>
          <table:table-cell office:value-type="float" office:value="2004033"/>
          <table:table-cell office:value-type="float" office:value="2004"/>
          <table:table-cell office:value-type="float" office:value="33"/>
          <table:table-cell office:value-type="float" office:value="12241"/>
          <table:table-cell office:value-type="float" office:value="3"/>
          <table:table-cell table:number-columns-repeated="16379"/>
        </table:table-row>
        <table:table-row>
          <table:table-cell office:value-type="float" office:value="2004034"/>
          <table:table-cell office:value-type="float" office:value="2004"/>
          <table:table-cell office:value-type="float" office:value="34"/>
          <table:table-cell office:value-type="float" office:value="36758"/>
          <table:table-cell office:value-type="float" office:value="3"/>
          <table:table-cell table:number-columns-repeated="16379"/>
        </table:table-row>
        <table:table-row>
          <table:table-cell office:value-type="float" office:value="2004035"/>
          <table:table-cell office:value-type="float" office:value="2004"/>
          <table:table-cell office:value-type="float" office:value="35"/>
          <table:table-cell office:value-type="float" office:value="1"/>
          <table:table-cell office:value-type="float" office:value="0"/>
          <table:table-cell table:number-columns-repeated="16379"/>
        </table:table-row>
        <table:table-row>
          <table:table-cell office:value-type="float" office:value="2004036"/>
          <table:table-cell office:value-type="float" office:value="2004"/>
          <table:table-cell office:value-type="float" office:value="36"/>
          <table:table-cell office:value-type="float" office:value="21173"/>
          <table:table-cell office:value-type="float" office:value="3"/>
          <table:table-cell table:number-columns-repeated="16379"/>
        </table:table-row>
        <table:table-row>
          <table:table-cell office:value-type="float" office:value="2004037"/>
          <table:table-cell office:value-type="float" office:value="2004"/>
          <table:table-cell office:value-type="float" office:value="37"/>
          <table:table-cell office:value-type="float" office:value="18969"/>
          <table:table-cell office:value-type="float" office:value="3"/>
          <table:table-cell table:number-columns-repeated="16379"/>
        </table:table-row>
        <table:table-row>
          <table:table-cell office:value-type="float" office:value="2004038"/>
          <table:table-cell office:value-type="float" office:value="2004"/>
          <table:table-cell office:value-type="float" office:value="38"/>
          <table:table-cell office:value-type="float" office:value="26034"/>
          <table:table-cell office:value-type="float" office:value="3"/>
          <table:table-cell table:number-columns-repeated="16379"/>
        </table:table-row>
        <table:table-row>
          <table:table-cell office:value-type="float" office:value="2004039"/>
          <table:table-cell office:value-type="float" office:value="2004"/>
          <table:table-cell office:value-type="float" office:value="39"/>
          <table:table-cell office:value-type="float" office:value="1"/>
          <table:table-cell office:value-type="float" office:value="3"/>
          <table:table-cell table:number-columns-repeated="16379"/>
        </table:table-row>
        <table:table-row>
          <table:table-cell office:value-type="float" office:value="2004040"/>
          <table:table-cell office:value-type="float" office:value="2004"/>
          <table:table-cell office:value-type="float" office:value="40"/>
          <table:table-cell office:value-type="float" office:value="11236"/>
          <table:table-cell office:value-type="float" office:value="3"/>
          <table:table-cell table:number-columns-repeated="16379"/>
        </table:table-row>
        <table:table-row>
          <table:table-cell office:value-type="float" office:value="2004041"/>
          <table:table-cell office:value-type="float" office:value="2004"/>
          <table:table-cell office:value-type="float" office:value="41"/>
          <table:table-cell office:value-type="float" office:value="1"/>
          <table:table-cell office:value-type="float" office:value="0"/>
          <table:table-cell table:number-columns-repeated="16379"/>
        </table:table-row>
        <table:table-row>
          <table:table-cell office:value-type="float" office:value="2004042"/>
          <table:table-cell office:value-type="float" office:value="2004"/>
          <table:table-cell office:value-type="float" office:value="42"/>
          <table:table-cell office:value-type="float" office:value="1"/>
          <table:table-cell office:value-type="float" office:value="0"/>
          <table:table-cell table:number-columns-repeated="16379"/>
        </table:table-row>
        <table:table-row>
          <table:table-cell office:value-type="float" office:value="2004043"/>
          <table:table-cell office:value-type="float" office:value="2004"/>
          <table:table-cell office:value-type="float" office:value="43"/>
          <table:table-cell office:value-type="float" office:value="23076"/>
          <table:table-cell office:value-type="float" office:value="3"/>
          <table:table-cell table:number-columns-repeated="16379"/>
        </table:table-row>
        <table:table-row>
          <table:table-cell office:value-type="float" office:value="2004044"/>
          <table:table-cell office:value-type="float" office:value="2004"/>
          <table:table-cell office:value-type="float" office:value="44"/>
          <table:table-cell office:value-type="float" office:value="22298"/>
          <table:table-cell office:value-type="float" office:value="3"/>
          <table:table-cell table:number-columns-repeated="16379"/>
        </table:table-row>
        <table:table-row>
          <table:table-cell office:value-type="float" office:value="2004045"/>
          <table:table-cell office:value-type="float" office:value="2004"/>
          <table:table-cell office:value-type="float" office:value="45"/>
          <table:table-cell office:value-type="float" office:value="18962"/>
          <table:table-cell office:value-type="float" office:value="3"/>
          <table:table-cell table:number-columns-repeated="16379"/>
        </table:table-row>
        <table:table-row>
          <table:table-cell office:value-type="float" office:value="2004046"/>
          <table:table-cell office:value-type="float" office:value="2004"/>
          <table:table-cell office:value-type="float" office:value="46"/>
          <table:table-cell office:value-type="float" office:value="10906"/>
          <table:table-cell office:value-type="float" office:value="3"/>
          <table:table-cell table:number-columns-repeated="16379"/>
        </table:table-row>
        <table:table-row>
          <table:table-cell office:value-type="float" office:value="2004047"/>
          <table:table-cell office:value-type="float" office:value="2004"/>
          <table:table-cell office:value-type="float" office:value="47"/>
          <table:table-cell office:value-type="float" office:value="1"/>
          <table:table-cell office:value-type="float" office:value="3"/>
          <table:table-cell table:number-columns-repeated="16379"/>
        </table:table-row>
        <table:table-row>
          <table:table-cell office:value-type="float" office:value="2004048"/>
          <table:table-cell office:value-type="float" office:value="2004"/>
          <table:table-cell office:value-type="float" office:value="48"/>
          <table:table-cell office:value-type="float" office:value="1"/>
          <table:table-cell office:value-type="float" office:value="0"/>
          <table:table-cell table:number-columns-repeated="16379"/>
        </table:table-row>
        <table:table-row>
          <table:table-cell office:value-type="float" office:value="2004049"/>
          <table:table-cell office:value-type="float" office:value="2004"/>
          <table:table-cell office:value-type="float" office:value="49"/>
          <table:table-cell office:value-type="float" office:value="24633"/>
          <table:table-cell office:value-type="float" office:value="3"/>
          <table:table-cell table:number-columns-repeated="16379"/>
        </table:table-row>
        <table:table-row>
          <table:table-cell office:value-type="float" office:value="2004051"/>
          <table:table-cell office:value-type="float" office:value="2004"/>
          <table:table-cell office:value-type="float" office:value="51"/>
          <table:table-cell office:value-type="float" office:value="16647"/>
          <table:table-cell office:value-type="float" office:value="5"/>
          <table:table-cell table:number-columns-repeated="16379"/>
        </table:table-row>
        <table:table-row>
          <table:table-cell office:value-type="float" office:value="2004053"/>
          <table:table-cell office:value-type="float" office:value="2004"/>
          <table:table-cell office:value-type="float" office:value="53"/>
          <table:table-cell office:value-type="float" office:value="7039"/>
          <table:table-cell office:value-type="float" office:value="3"/>
          <table:table-cell table:number-columns-repeated="16379"/>
        </table:table-row>
        <table:table-row>
          <table:table-cell office:value-type="float" office:value="2004054"/>
          <table:table-cell office:value-type="float" office:value="2004"/>
          <table:table-cell office:value-type="float" office:value="54"/>
          <table:table-cell office:value-type="float" office:value="18627"/>
          <table:table-cell office:value-type="float" office:value="3"/>
          <table:table-cell table:number-columns-repeated="16379"/>
        </table:table-row>
        <table:table-row>
          <table:table-cell office:value-type="float" office:value="2004055"/>
          <table:table-cell office:value-type="float" office:value="2004"/>
          <table:table-cell office:value-type="float" office:value="55"/>
          <table:table-cell office:value-type="float" office:value="18240"/>
          <table:table-cell office:value-type="float" office:value="3"/>
          <table:table-cell table:number-columns-repeated="16379"/>
        </table:table-row>
        <table:table-row>
          <table:table-cell office:value-type="float" office:value="2004056"/>
          <table:table-cell office:value-type="float" office:value="2004"/>
          <table:table-cell office:value-type="float" office:value="56"/>
          <table:table-cell office:value-type="float" office:value="15224"/>
          <table:table-cell office:value-type="float" office:value="3"/>
          <table:table-cell table:number-columns-repeated="16379"/>
        </table:table-row>
        <table:table-row>
          <table:table-cell office:value-type="float" office:value="2004057"/>
          <table:table-cell office:value-type="float" office:value="2004"/>
          <table:table-cell office:value-type="float" office:value="57"/>
          <table:table-cell office:value-type="float" office:value="1"/>
          <table:table-cell office:value-type="float" office:value="3"/>
          <table:table-cell table:number-columns-repeated="16379"/>
        </table:table-row>
        <table:table-row>
          <table:table-cell office:value-type="float" office:value="2004058"/>
          <table:table-cell office:value-type="float" office:value="2004"/>
          <table:table-cell office:value-type="float" office:value="58"/>
          <table:table-cell office:value-type="float" office:value="8636"/>
          <table:table-cell office:value-type="float" office:value="3"/>
          <table:table-cell table:number-columns-repeated="16379"/>
        </table:table-row>
        <table:table-row>
          <table:table-cell office:value-type="float" office:value="2004060"/>
          <table:table-cell office:value-type="float" office:value="2004"/>
          <table:table-cell office:value-type="float" office:value="60"/>
          <table:table-cell office:value-type="float" office:value="14320"/>
          <table:table-cell office:value-type="float" office:value="2"/>
          <table:table-cell table:number-columns-repeated="16379"/>
        </table:table-row>
        <table:table-row>
          <table:table-cell office:value-type="float" office:value="2004061"/>
          <table:table-cell office:value-type="float" office:value="2004"/>
          <table:table-cell office:value-type="float" office:value="61"/>
          <table:table-cell office:value-type="float" office:value="27599"/>
          <table:table-cell office:value-type="float" office:value="2"/>
          <table:table-cell table:number-columns-repeated="16379"/>
        </table:table-row>
        <table:table-row>
          <table:table-cell office:value-type="float" office:value="2004062"/>
          <table:table-cell office:value-type="float" office:value="2004"/>
          <table:table-cell office:value-type="float" office:value="62"/>
          <table:table-cell office:value-type="float" office:value="18227"/>
          <table:table-cell office:value-type="float" office:value="3"/>
          <table:table-cell table:number-columns-repeated="16379"/>
        </table:table-row>
        <table:table-row>
          <table:table-cell office:value-type="float" office:value="2004063"/>
          <table:table-cell office:value-type="float" office:value="2004"/>
          <table:table-cell office:value-type="float" office:value="63"/>
          <table:table-cell office:value-type="float" office:value="9557"/>
          <table:table-cell office:value-type="float" office:value="0"/>
          <table:table-cell table:number-columns-repeated="16379"/>
        </table:table-row>
        <table:table-row>
          <table:table-cell office:value-type="float" office:value="2004064"/>
          <table:table-cell office:value-type="float" office:value="2004"/>
          <table:table-cell office:value-type="float" office:value="64"/>
          <table:table-cell office:value-type="float" office:value="17274"/>
          <table:table-cell office:value-type="float" office:value="3"/>
          <table:table-cell table:number-columns-repeated="16379"/>
        </table:table-row>
        <table:table-row>
          <table:table-cell office:value-type="float" office:value="2004066"/>
          <table:table-cell office:value-type="float" office:value="2004"/>
          <table:table-cell office:value-type="float" office:value="66"/>
          <table:table-cell office:value-type="float" office:value="1"/>
          <table:table-cell office:value-type="float" office:value="3"/>
          <table:table-cell table:number-columns-repeated="16379"/>
        </table:table-row>
        <table:table-row>
          <table:table-cell office:value-type="float" office:value="2004067"/>
          <table:table-cell office:value-type="float" office:value="2004"/>
          <table:table-cell office:value-type="float" office:value="67"/>
          <table:table-cell office:value-type="float" office:value="18890"/>
          <table:table-cell office:value-type="float" office:value="3"/>
          <table:table-cell table:number-columns-repeated="16379"/>
        </table:table-row>
        <table:table-row>
          <table:table-cell office:value-type="float" office:value="2004068"/>
          <table:table-cell office:value-type="float" office:value="2004"/>
          <table:table-cell office:value-type="float" office:value="68"/>
          <table:table-cell office:value-type="float" office:value="1"/>
          <table:table-cell office:value-type="float" office:value="3"/>
          <table:table-cell table:number-columns-repeated="16379"/>
        </table:table-row>
        <table:table-row>
          <table:table-cell office:value-type="float" office:value="2004070"/>
          <table:table-cell office:value-type="float" office:value="2004"/>
          <table:table-cell office:value-type="float" office:value="70"/>
          <table:table-cell office:value-type="float" office:value="37312"/>
          <table:table-cell office:value-type="float" office:value="0"/>
          <table:table-cell table:number-columns-repeated="16379"/>
        </table:table-row>
        <table:table-row>
          <table:table-cell office:value-type="float" office:value="2004071"/>
          <table:table-cell office:value-type="float" office:value="2004"/>
          <table:table-cell office:value-type="float" office:value="71"/>
          <table:table-cell office:value-type="float" office:value="1"/>
          <table:table-cell office:value-type="float" office:value="3"/>
          <table:table-cell table:number-columns-repeated="16379"/>
        </table:table-row>
        <table:table-row>
          <table:table-cell office:value-type="float" office:value="2004072"/>
          <table:table-cell office:value-type="float" office:value="2004"/>
          <table:table-cell office:value-type="float" office:value="72"/>
          <table:table-cell office:value-type="float" office:value="1"/>
          <table:table-cell office:value-type="float" office:value="0"/>
          <table:table-cell table:number-columns-repeated="16379"/>
        </table:table-row>
        <table:table-row>
          <table:table-cell office:value-type="float" office:value="2004073"/>
          <table:table-cell office:value-type="float" office:value="2004"/>
          <table:table-cell office:value-type="float" office:value="73"/>
          <table:table-cell office:value-type="float" office:value="31672"/>
          <table:table-cell office:value-type="float" office:value="3"/>
          <table:table-cell table:number-columns-repeated="16379"/>
        </table:table-row>
        <table:table-row>
          <table:table-cell office:value-type="float" office:value="2004074"/>
          <table:table-cell office:value-type="float" office:value="2004"/>
          <table:table-cell office:value-type="float" office:value="74"/>
          <table:table-cell office:value-type="float" office:value="4770"/>
          <table:table-cell office:value-type="float" office:value="3"/>
          <table:table-cell table:number-columns-repeated="16379"/>
        </table:table-row>
        <table:table-row>
          <table:table-cell office:value-type="float" office:value="2004075"/>
          <table:table-cell office:value-type="float" office:value="2004"/>
          <table:table-cell office:value-type="float" office:value="75"/>
          <table:table-cell office:value-type="float" office:value="1"/>
          <table:table-cell office:value-type="float" office:value="0"/>
          <table:table-cell table:number-columns-repeated="16379"/>
        </table:table-row>
        <table:table-row>
          <table:table-cell office:value-type="float" office:value="2004076"/>
          <table:table-cell office:value-type="float" office:value="2004"/>
          <table:table-cell office:value-type="float" office:value="76"/>
          <table:table-cell office:value-type="float" office:value="6828"/>
          <table:table-cell office:value-type="float" office:value="3"/>
          <table:table-cell table:number-columns-repeated="16379"/>
        </table:table-row>
        <table:table-row>
          <table:table-cell office:value-type="float" office:value="2004079"/>
          <table:table-cell office:value-type="float" office:value="2004"/>
          <table:table-cell office:value-type="float" office:value="79"/>
          <table:table-cell office:value-type="float" office:value="1"/>
          <table:table-cell office:value-type="float" office:value="0"/>
          <table:table-cell table:number-columns-repeated="16379"/>
        </table:table-row>
        <table:table-row>
          <table:table-cell office:value-type="float" office:value="2004095"/>
          <table:table-cell office:value-type="float" office:value="2004"/>
          <table:table-cell office:value-type="float" office:value="95"/>
          <table:table-cell office:value-type="float" office:value="31410"/>
          <table:table-cell office:value-type="float" office:value="3"/>
          <table:table-cell table:number-columns-repeated="16379"/>
        </table:table-row>
        <table:table-row>
          <table:table-cell office:value-type="float" office:value="2004096"/>
          <table:table-cell office:value-type="float" office:value="2004"/>
          <table:table-cell office:value-type="float" office:value="96"/>
          <table:table-cell office:value-type="float" office:value="4810"/>
          <table:table-cell office:value-type="float" office:value="3"/>
          <table:table-cell table:number-columns-repeated="16379"/>
        </table:table-row>
        <table:table-row>
          <table:table-cell office:value-type="float" office:value="2004097"/>
          <table:table-cell office:value-type="float" office:value="2004"/>
          <table:table-cell office:value-type="float" office:value="97"/>
          <table:table-cell office:value-type="float" office:value="10552"/>
          <table:table-cell office:value-type="float" office:value="3"/>
          <table:table-cell table:number-columns-repeated="16379"/>
        </table:table-row>
        <table:table-row>
          <table:table-cell office:value-type="float" office:value="2004098"/>
          <table:table-cell office:value-type="float" office:value="2004"/>
          <table:table-cell office:value-type="float" office:value="98"/>
          <table:table-cell office:value-type="float" office:value="10552"/>
          <table:table-cell office:value-type="float" office:value="5"/>
          <table:table-cell table:number-columns-repeated="16379"/>
        </table:table-row>
        <table:table-row>
          <table:table-cell office:value-type="float" office:value="2004099"/>
          <table:table-cell office:value-type="float" office:value="2004"/>
          <table:table-cell office:value-type="float" office:value="99"/>
          <table:table-cell office:value-type="float" office:value="10017"/>
          <table:table-cell office:value-type="float" office:value="3"/>
          <table:table-cell table:number-columns-repeated="16379"/>
        </table:table-row>
        <table:table-row>
          <table:table-cell office:value-type="float" office:value="2004100"/>
          <table:table-cell office:value-type="float" office:value="2004"/>
          <table:table-cell office:value-type="float" office:value="100"/>
          <table:table-cell office:value-type="float" office:value="7354"/>
          <table:table-cell office:value-type="float" office:value="3"/>
          <table:table-cell table:number-columns-repeated="16379"/>
        </table:table-row>
        <table:table-row>
          <table:table-cell office:value-type="float" office:value="2004101"/>
          <table:table-cell office:value-type="float" office:value="2004"/>
          <table:table-cell office:value-type="float" office:value="101"/>
          <table:table-cell office:value-type="float" office:value="24880"/>
          <table:table-cell office:value-type="float" office:value="4"/>
          <table:table-cell table:number-columns-repeated="16379"/>
        </table:table-row>
        <table:table-row>
          <table:table-cell office:value-type="float" office:value="2004103"/>
          <table:table-cell office:value-type="float" office:value="2004"/>
          <table:table-cell office:value-type="float" office:value="103"/>
          <table:table-cell office:value-type="float" office:value="1"/>
          <table:table-cell office:value-type="float" office:value="0"/>
          <table:table-cell table:number-columns-repeated="16379"/>
        </table:table-row>
        <table:table-row>
          <table:table-cell office:value-type="float" office:value="2004104"/>
          <table:table-cell office:value-type="float" office:value="2004"/>
          <table:table-cell office:value-type="float" office:value="104"/>
          <table:table-cell office:value-type="float" office:value="21430"/>
          <table:table-cell office:value-type="float" office:value="4"/>
          <table:table-cell table:number-columns-repeated="16379"/>
        </table:table-row>
        <table:table-row>
          <table:table-cell office:value-type="float" office:value="2004105"/>
          <table:table-cell office:value-type="float" office:value="2004"/>
          <table:table-cell office:value-type="float" office:value="105"/>
          <table:table-cell office:value-type="float" office:value="1"/>
          <table:table-cell office:value-type="float" office:value="4"/>
          <table:table-cell table:number-columns-repeated="16379"/>
        </table:table-row>
        <table:table-row>
          <table:table-cell office:value-type="float" office:value="2004106"/>
          <table:table-cell office:value-type="float" office:value="2004"/>
          <table:table-cell office:value-type="float" office:value="106"/>
          <table:table-cell office:value-type="float" office:value="1"/>
          <table:table-cell office:value-type="float" office:value="4"/>
          <table:table-cell table:number-columns-repeated="16379"/>
        </table:table-row>
        <table:table-row>
          <table:table-cell office:value-type="float" office:value="2004107"/>
          <table:table-cell office:value-type="float" office:value="2004"/>
          <table:table-cell office:value-type="float" office:value="107"/>
          <table:table-cell office:value-type="float" office:value="32033"/>
          <table:table-cell office:value-type="float" office:value="4"/>
          <table:table-cell table:number-columns-repeated="16379"/>
        </table:table-row>
        <table:table-row>
          <table:table-cell office:value-type="float" office:value="2004108"/>
          <table:table-cell office:value-type="float" office:value="2004"/>
          <table:table-cell office:value-type="float" office:value="108"/>
          <table:table-cell office:value-type="float" office:value="1"/>
          <table:table-cell office:value-type="float" office:value="4"/>
          <table:table-cell table:number-columns-repeated="16379"/>
        </table:table-row>
        <table:table-row>
          <table:table-cell office:value-type="float" office:value="2004109"/>
          <table:table-cell office:value-type="float" office:value="2004"/>
          <table:table-cell office:value-type="float" office:value="109"/>
          <table:table-cell office:value-type="float" office:value="19419"/>
          <table:table-cell office:value-type="float" office:value="4"/>
          <table:table-cell table:number-columns-repeated="16379"/>
        </table:table-row>
        <table:table-row>
          <table:table-cell office:value-type="float" office:value="2004110"/>
          <table:table-cell office:value-type="float" office:value="2004"/>
          <table:table-cell office:value-type="float" office:value="110"/>
          <table:table-cell office:value-type="float" office:value="4752"/>
          <table:table-cell office:value-type="float" office:value="4"/>
          <table:table-cell table:number-columns-repeated="16379"/>
        </table:table-row>
        <table:table-row>
          <table:table-cell office:value-type="float" office:value="2004111"/>
          <table:table-cell office:value-type="float" office:value="2004"/>
          <table:table-cell office:value-type="float" office:value="111"/>
          <table:table-cell office:value-type="float" office:value="14366"/>
          <table:table-cell office:value-type="float" office:value="0"/>
          <table:table-cell table:number-columns-repeated="16379"/>
        </table:table-row>
        <table:table-row>
          <table:table-cell office:value-type="float" office:value="2004117"/>
          <table:table-cell office:value-type="float" office:value="2004"/>
          <table:table-cell office:value-type="float" office:value="117"/>
          <table:table-cell office:value-type="float" office:value="1"/>
          <table:table-cell office:value-type="float" office:value="0"/>
          <table:table-cell table:number-columns-repeated="16379"/>
        </table:table-row>
        <table:table-row>
          <table:table-cell office:value-type="float" office:value="2004118"/>
          <table:table-cell office:value-type="float" office:value="2004"/>
          <table:table-cell office:value-type="float" office:value="118"/>
          <table:table-cell office:value-type="float" office:value="1"/>
          <table:table-cell office:value-type="float" office:value="3"/>
          <table:table-cell table:number-columns-repeated="16379"/>
        </table:table-row>
        <table:table-row>
          <table:table-cell office:value-type="float" office:value="2004119"/>
          <table:table-cell office:value-type="float" office:value="2004"/>
          <table:table-cell office:value-type="float" office:value="119"/>
          <table:table-cell office:value-type="float" office:value="0"/>
          <table:table-cell office:value-type="float" office:value="0"/>
          <table:table-cell table:number-columns-repeated="16379"/>
        </table:table-row>
        <table:table-row>
          <table:table-cell office:value-type="float" office:value="2004123"/>
          <table:table-cell office:value-type="float" office:value="2004"/>
          <table:table-cell office:value-type="float" office:value="123"/>
          <table:table-cell office:value-type="float" office:value="1"/>
          <table:table-cell office:value-type="float" office:value="0"/>
          <table:table-cell table:number-columns-repeated="16379"/>
        </table:table-row>
        <table:table-row>
          <table:table-cell office:value-type="float" office:value="2004124"/>
          <table:table-cell office:value-type="float" office:value="2004"/>
          <table:table-cell office:value-type="float" office:value="124"/>
          <table:table-cell office:value-type="float" office:value="4715"/>
          <table:table-cell office:value-type="float" office:value="3"/>
          <table:table-cell table:number-columns-repeated="16379"/>
        </table:table-row>
        <table:table-row>
          <table:table-cell office:value-type="float" office:value="2004127"/>
          <table:table-cell office:value-type="float" office:value="2004"/>
          <table:table-cell office:value-type="float" office:value="127"/>
          <table:table-cell office:value-type="float" office:value="5362"/>
          <table:table-cell office:value-type="float" office:value="3"/>
          <table:table-cell table:number-columns-repeated="16379"/>
        </table:table-row>
        <table:table-row>
          <table:table-cell office:value-type="float" office:value="2004128"/>
          <table:table-cell office:value-type="float" office:value="2004"/>
          <table:table-cell office:value-type="float" office:value="128"/>
          <table:table-cell office:value-type="float" office:value="1"/>
          <table:table-cell office:value-type="float" office:value="0"/>
          <table:table-cell table:number-columns-repeated="16379"/>
        </table:table-row>
        <table:table-row>
          <table:table-cell office:value-type="float" office:value="2004136"/>
          <table:table-cell office:value-type="float" office:value="2004"/>
          <table:table-cell office:value-type="float" office:value="136"/>
          <table:table-cell office:value-type="float" office:value="5925"/>
          <table:table-cell office:value-type="float" office:value="2"/>
          <table:table-cell table:number-columns-repeated="16379"/>
        </table:table-row>
        <table:table-row>
          <table:table-cell office:value-type="float" office:value="2004138"/>
          <table:table-cell office:value-type="float" office:value="2004"/>
          <table:table-cell office:value-type="float" office:value="138"/>
          <table:table-cell office:value-type="float" office:value="4683"/>
          <table:table-cell office:value-type="float" office:value="0"/>
          <table:table-cell table:number-columns-repeated="16379"/>
        </table:table-row>
        <table:table-row>
          <table:table-cell office:value-type="float" office:value="2004139"/>
          <table:table-cell office:value-type="float" office:value="2004"/>
          <table:table-cell office:value-type="float" office:value="139"/>
          <table:table-cell office:value-type="float" office:value="45236"/>
          <table:table-cell office:value-type="float" office:value="0"/>
          <table:table-cell table:number-columns-repeated="16379"/>
        </table:table-row>
        <table:table-row>
          <table:table-cell office:value-type="float" office:value="2004140"/>
          <table:table-cell office:value-type="float" office:value="2004"/>
          <table:table-cell office:value-type="float" office:value="140"/>
          <table:table-cell office:value-type="float" office:value="4343"/>
          <table:table-cell office:value-type="float" office:value="2"/>
          <table:table-cell table:number-columns-repeated="16379"/>
        </table:table-row>
        <table:table-row>
          <table:table-cell office:value-type="float" office:value="2004141"/>
          <table:table-cell office:value-type="float" office:value="2004"/>
          <table:table-cell office:value-type="float" office:value="141"/>
          <table:table-cell office:value-type="float" office:value="35250"/>
          <table:table-cell office:value-type="float" office:value="2"/>
          <table:table-cell table:number-columns-repeated="16379"/>
        </table:table-row>
        <table:table-row>
          <table:table-cell office:value-type="float" office:value="2004142"/>
          <table:table-cell office:value-type="float" office:value="2004"/>
          <table:table-cell office:value-type="float" office:value="142"/>
          <table:table-cell office:value-type="float" office:value="5700"/>
          <table:table-cell office:value-type="float" office:value="2"/>
          <table:table-cell table:number-columns-repeated="16379"/>
        </table:table-row>
        <table:table-row>
          <table:table-cell office:value-type="float" office:value="2004143"/>
          <table:table-cell office:value-type="float" office:value="2004"/>
          <table:table-cell office:value-type="float" office:value="143"/>
          <table:table-cell office:value-type="float" office:value="13218"/>
          <table:table-cell office:value-type="float" office:value="3"/>
          <table:table-cell table:number-columns-repeated="16379"/>
        </table:table-row>
        <table:table-row>
          <table:table-cell office:value-type="float" office:value="2004144"/>
          <table:table-cell office:value-type="float" office:value="2004"/>
          <table:table-cell office:value-type="float" office:value="144"/>
          <table:table-cell office:value-type="float" office:value="1"/>
          <table:table-cell office:value-type="float" office:value="0"/>
          <table:table-cell table:number-columns-repeated="16379"/>
        </table:table-row>
        <table:table-row>
          <table:table-cell office:value-type="float" office:value="2004145"/>
          <table:table-cell office:value-type="float" office:value="2004"/>
          <table:table-cell office:value-type="float" office:value="145"/>
          <table:table-cell office:value-type="float" office:value="1"/>
          <table:table-cell office:value-type="float" office:value="0"/>
          <table:table-cell table:number-columns-repeated="16379"/>
        </table:table-row>
        <table:table-row>
          <table:table-cell office:value-type="float" office:value="2004146"/>
          <table:table-cell office:value-type="float" office:value="2004"/>
          <table:table-cell office:value-type="float" office:value="146"/>
          <table:table-cell office:value-type="float" office:value="14734"/>
          <table:table-cell office:value-type="float" office:value="0"/>
          <table:table-cell table:number-columns-repeated="16379"/>
        </table:table-row>
        <table:table-row>
          <table:table-cell office:value-type="float" office:value="2004147"/>
          <table:table-cell office:value-type="float" office:value="2004"/>
          <table:table-cell office:value-type="float" office:value="147"/>
          <table:table-cell office:value-type="float" office:value="1"/>
          <table:table-cell office:value-type="float" office:value="0"/>
          <table:table-cell table:number-columns-repeated="16379"/>
        </table:table-row>
        <table:table-row>
          <table:table-cell office:value-type="float" office:value="2004148"/>
          <table:table-cell office:value-type="float" office:value="2004"/>
          <table:table-cell office:value-type="float" office:value="148"/>
          <table:table-cell office:value-type="float" office:value="1"/>
          <table:table-cell office:value-type="float" office:value="0"/>
          <table:table-cell table:number-columns-repeated="16379"/>
        </table:table-row>
        <table:table-row>
          <table:table-cell office:value-type="float" office:value="2004149"/>
          <table:table-cell office:value-type="float" office:value="2004"/>
          <table:table-cell office:value-type="float" office:value="149"/>
          <table:table-cell office:value-type="float" office:value="1"/>
          <table:table-cell office:value-type="float" office:value="0"/>
          <table:table-cell table:number-columns-repeated="16379"/>
        </table:table-row>
        <table:table-row>
          <table:table-cell office:value-type="float" office:value="2004150"/>
          <table:table-cell office:value-type="float" office:value="2004"/>
          <table:table-cell office:value-type="float" office:value="150"/>
          <table:table-cell office:value-type="float" office:value="1"/>
          <table:table-cell office:value-type="float" office:value="0"/>
          <table:table-cell table:number-columns-repeated="16379"/>
        </table:table-row>
        <table:table-row>
          <table:table-cell office:value-type="float" office:value="2004152"/>
          <table:table-cell office:value-type="float" office:value="2004"/>
          <table:table-cell office:value-type="float" office:value="152"/>
          <table:table-cell office:value-type="float" office:value="516"/>
          <table:table-cell office:value-type="float" office:value="5"/>
          <table:table-cell table:number-columns-repeated="16379"/>
        </table:table-row>
        <table:table-row>
          <table:table-cell office:value-type="float" office:value="2004153"/>
          <table:table-cell office:value-type="float" office:value="2004"/>
          <table:table-cell office:value-type="float" office:value="153"/>
          <table:table-cell office:value-type="float" office:value="1"/>
          <table:table-cell office:value-type="float" office:value="0"/>
          <table:table-cell table:number-columns-repeated="16379"/>
        </table:table-row>
        <table:table-row>
          <table:table-cell office:value-type="float" office:value="2004155"/>
          <table:table-cell office:value-type="float" office:value="2004"/>
          <table:table-cell office:value-type="float" office:value="155"/>
          <table:table-cell office:value-type="float" office:value="1"/>
          <table:table-cell office:value-type="float" office:value="0"/>
          <table:table-cell table:number-columns-repeated="16379"/>
        </table:table-row>
        <table:table-row>
          <table:table-cell office:value-type="float" office:value="2004156"/>
          <table:table-cell office:value-type="float" office:value="2004"/>
          <table:table-cell office:value-type="float" office:value="156"/>
          <table:table-cell office:value-type="float" office:value="1"/>
          <table:table-cell office:value-type="float" office:value="0"/>
          <table:table-cell table:number-columns-repeated="16379"/>
        </table:table-row>
        <table:table-row>
          <table:table-cell office:value-type="float" office:value="2004157"/>
          <table:table-cell office:value-type="float" office:value="2004"/>
          <table:table-cell office:value-type="float" office:value="157"/>
          <table:table-cell office:value-type="float" office:value="1"/>
          <table:table-cell office:value-type="float" office:value="0"/>
          <table:table-cell table:number-columns-repeated="16379"/>
        </table:table-row>
        <table:table-row>
          <table:table-cell office:value-type="float" office:value="2004158"/>
          <table:table-cell office:value-type="float" office:value="2004"/>
          <table:table-cell office:value-type="float" office:value="158"/>
          <table:table-cell office:value-type="float" office:value="44258"/>
          <table:table-cell office:value-type="float" office:value="2"/>
          <table:table-cell table:number-columns-repeated="16379"/>
        </table:table-row>
        <table:table-row>
          <table:table-cell office:value-type="float" office:value="2004160"/>
          <table:table-cell office:value-type="float" office:value="2004"/>
          <table:table-cell office:value-type="float" office:value="160"/>
          <table:table-cell office:value-type="float" office:value="1"/>
          <table:table-cell office:value-type="float" office:value="0"/>
          <table:table-cell table:number-columns-repeated="16379"/>
        </table:table-row>
        <table:table-row>
          <table:table-cell office:value-type="float" office:value="2004161"/>
          <table:table-cell office:value-type="float" office:value="2004"/>
          <table:table-cell office:value-type="float" office:value="161"/>
          <table:table-cell office:value-type="float" office:value="1"/>
          <table:table-cell office:value-type="float" office:value="0"/>
          <table:table-cell table:number-columns-repeated="16379"/>
        </table:table-row>
        <table:table-row>
          <table:table-cell office:value-type="float" office:value="2004162"/>
          <table:table-cell office:value-type="float" office:value="2004"/>
          <table:table-cell office:value-type="float" office:value="162"/>
          <table:table-cell office:value-type="float" office:value="906"/>
          <table:table-cell office:value-type="float" office:value="5"/>
          <table:table-cell table:number-columns-repeated="16379"/>
        </table:table-row>
        <table:table-row>
          <table:table-cell office:value-type="float" office:value="2004163"/>
          <table:table-cell office:value-type="float" office:value="2004"/>
          <table:table-cell office:value-type="float" office:value="163"/>
          <table:table-cell office:value-type="float" office:value="608"/>
          <table:table-cell office:value-type="float" office:value="5"/>
          <table:table-cell table:number-columns-repeated="16379"/>
        </table:table-row>
        <table:table-row>
          <table:table-cell office:value-type="float" office:value="2004164"/>
          <table:table-cell office:value-type="float" office:value="2004"/>
          <table:table-cell office:value-type="float" office:value="164"/>
          <table:table-cell office:value-type="float" office:value="1"/>
          <table:table-cell office:value-type="float" office:value="0"/>
          <table:table-cell table:number-columns-repeated="16379"/>
        </table:table-row>
        <table:table-row>
          <table:table-cell office:value-type="float" office:value="2004165"/>
          <table:table-cell office:value-type="float" office:value="2004"/>
          <table:table-cell office:value-type="float" office:value="165"/>
          <table:table-cell office:value-type="float" office:value="1"/>
          <table:table-cell office:value-type="float" office:value="0"/>
          <table:table-cell table:number-columns-repeated="16379"/>
        </table:table-row>
        <table:table-row>
          <table:table-cell office:value-type="float" office:value="2004166"/>
          <table:table-cell office:value-type="float" office:value="2004"/>
          <table:table-cell office:value-type="float" office:value="166"/>
          <table:table-cell office:value-type="float" office:value="1"/>
          <table:table-cell office:value-type="float" office:value="2"/>
          <table:table-cell table:number-columns-repeated="16379"/>
        </table:table-row>
        <table:table-row>
          <table:table-cell office:value-type="float" office:value="2004167"/>
          <table:table-cell office:value-type="float" office:value="2004"/>
          <table:table-cell office:value-type="float" office:value="167"/>
          <table:table-cell office:value-type="float" office:value="21"/>
          <table:table-cell office:value-type="float" office:value="5"/>
          <table:table-cell table:number-columns-repeated="16379"/>
        </table:table-row>
        <table:table-row>
          <table:table-cell office:value-type="float" office:value="2004168"/>
          <table:table-cell office:value-type="float" office:value="2004"/>
          <table:table-cell office:value-type="float" office:value="168"/>
          <table:table-cell office:value-type="float" office:value="1396"/>
          <table:table-cell office:value-type="float" office:value="5"/>
          <table:table-cell table:number-columns-repeated="16379"/>
        </table:table-row>
        <table:table-row>
          <table:table-cell office:value-type="float" office:value="2004169"/>
          <table:table-cell office:value-type="float" office:value="2004"/>
          <table:table-cell office:value-type="float" office:value="169"/>
          <table:table-cell office:value-type="float" office:value="1"/>
          <table:table-cell office:value-type="float" office:value="0"/>
          <table:table-cell table:number-columns-repeated="16379"/>
        </table:table-row>
        <table:table-row>
          <table:table-cell office:value-type="float" office:value="2004170"/>
          <table:table-cell office:value-type="float" office:value="2004"/>
          <table:table-cell office:value-type="float" office:value="170"/>
          <table:table-cell office:value-type="float" office:value="5135"/>
          <table:table-cell office:value-type="float" office:value="3"/>
          <table:table-cell table:number-columns-repeated="16379"/>
        </table:table-row>
        <table:table-row>
          <table:table-cell office:value-type="float" office:value="2004171"/>
          <table:table-cell office:value-type="float" office:value="2004"/>
          <table:table-cell office:value-type="float" office:value="171"/>
          <table:table-cell office:value-type="float" office:value="1024"/>
          <table:table-cell office:value-type="float" office:value="3"/>
          <table:table-cell table:number-columns-repeated="16379"/>
        </table:table-row>
        <table:table-row>
          <table:table-cell office:value-type="float" office:value="2005001"/>
          <table:table-cell office:value-type="float" office:value="2005"/>
          <table:table-cell office:value-type="float" office:value="1"/>
          <table:table-cell office:value-type="float" office:value="793772.10800000001"/>
          <table:table-cell office:value-type="float" office:value="1"/>
          <table:table-cell table:number-columns-repeated="16379"/>
        </table:table-row>
        <table:table-row>
          <table:table-cell office:value-type="float" office:value="2005002"/>
          <table:table-cell office:value-type="float" office:value="2005"/>
          <table:table-cell office:value-type="float" office:value="2"/>
          <table:table-cell office:value-type="float" office:value="73575.202335962676"/>
          <table:table-cell office:value-type="float" office:value="4"/>
          <table:table-cell table:number-columns-repeated="16379"/>
        </table:table-row>
        <table:table-row>
          <table:table-cell office:value-type="float" office:value="2005003"/>
          <table:table-cell office:value-type="float" office:value="2005"/>
          <table:table-cell office:value-type="float" office:value="3"/>
          <table:table-cell office:value-type="float" office:value="67007.057898537678"/>
          <table:table-cell office:value-type="float" office:value="2"/>
          <table:table-cell table:number-columns-repeated="16379"/>
        </table:table-row>
        <table:table-row>
          <table:table-cell office:value-type="float" office:value="2005005"/>
          <table:table-cell office:value-type="float" office:value="2005"/>
          <table:table-cell office:value-type="float" office:value="5"/>
          <table:table-cell office:value-type="float" office:value="60601.108508978017"/>
          <table:table-cell office:value-type="float" office:value="2"/>
          <table:table-cell table:number-columns-repeated="16379"/>
        </table:table-row>
        <table:table-row>
          <table:table-cell office:value-type="float" office:value="2005006"/>
          <table:table-cell office:value-type="float" office:value="2005"/>
          <table:table-cell office:value-type="float" office:value="6"/>
          <table:table-cell office:value-type="float" office:value="42373.29490097324"/>
          <table:table-cell office:value-type="float" office:value="2"/>
          <table:table-cell table:number-columns-repeated="16379"/>
        </table:table-row>
        <table:table-row>
          <table:table-cell office:value-type="float" office:value="2005007"/>
          <table:table-cell office:value-type="float" office:value="2005"/>
          <table:table-cell office:value-type="float" office:value="7"/>
          <table:table-cell office:value-type="float" office:value="218884.10339433156"/>
          <table:table-cell office:value-type="float" office:value="2"/>
          <table:table-cell table:number-columns-repeated="16379"/>
        </table:table-row>
        <table:table-row>
          <table:table-cell office:value-type="float" office:value="2005008"/>
          <table:table-cell office:value-type="float" office:value="2005"/>
          <table:table-cell office:value-type="float" office:value="8"/>
          <table:table-cell office:value-type="float" office:value="91613.417853428895"/>
          <table:table-cell office:value-type="float" office:value="2"/>
          <table:table-cell table:number-columns-repeated="16379"/>
        </table:table-row>
        <table:table-row>
          <table:table-cell office:value-type="float" office:value="2005009"/>
          <table:table-cell office:value-type="float" office:value="2005"/>
          <table:table-cell office:value-type="float" office:value="9"/>
          <table:table-cell office:value-type="float" office:value="16513.930460776923"/>
          <table:table-cell office:value-type="float" office:value="4"/>
          <table:table-cell table:number-columns-repeated="16379"/>
        </table:table-row>
        <table:table-row>
          <table:table-cell office:value-type="float" office:value="2005010"/>
          <table:table-cell office:value-type="float" office:value="2005"/>
          <table:table-cell office:value-type="float" office:value="10"/>
          <table:table-cell office:value-type="float" office:value="75868.719848472814"/>
          <table:table-cell office:value-type="float" office:value="4"/>
          <table:table-cell table:number-columns-repeated="16379"/>
        </table:table-row>
        <table:table-row>
          <table:table-cell office:value-type="float" office:value="2005011"/>
          <table:table-cell office:value-type="float" office:value="2005"/>
          <table:table-cell office:value-type="float" office:value="11"/>
          <table:table-cell office:value-type="float" office:value="11425.60043268986"/>
          <table:table-cell office:value-type="float" office:value="4"/>
          <table:table-cell table:number-columns-repeated="16379"/>
        </table:table-row>
        <table:table-row>
          <table:table-cell office:value-type="float" office:value="2005012"/>
          <table:table-cell office:value-type="float" office:value="2005"/>
          <table:table-cell office:value-type="float" office:value="12"/>
          <table:table-cell office:value-type="float" office:value="20107.453569434339"/>
          <table:table-cell office:value-type="float" office:value="5"/>
          <table:table-cell table:number-columns-repeated="16379"/>
        </table:table-row>
        <table:table-row>
          <table:table-cell office:value-type="float" office:value="2005013"/>
          <table:table-cell office:value-type="float" office:value="2005"/>
          <table:table-cell office:value-type="float" office:value="13"/>
          <table:table-cell office:value-type="float" office:value="6431.9408272272476"/>
          <table:table-cell office:value-type="float" office:value="5"/>
          <table:table-cell table:number-columns-repeated="16379"/>
        </table:table-row>
        <table:table-row>
          <table:table-cell office:value-type="float" office:value="2005015"/>
          <table:table-cell office:value-type="float" office:value="2005"/>
          <table:table-cell office:value-type="float" office:value="15"/>
          <table:table-cell office:value-type="float" office:value="19326.720845033964"/>
          <table:table-cell office:value-type="float" office:value="3"/>
          <table:table-cell table:number-columns-repeated="16379"/>
        </table:table-row>
        <table:table-row>
          <table:table-cell office:value-type="float" office:value="2005016"/>
          <table:table-cell office:value-type="float" office:value="2005"/>
          <table:table-cell office:value-type="float" office:value="16"/>
          <table:table-cell office:value-type="float" office:value="12025.941146540712"/>
          <table:table-cell office:value-type="float" office:value="3"/>
          <table:table-cell table:number-columns-repeated="16379"/>
        </table:table-row>
        <table:table-row>
          <table:table-cell office:value-type="float" office:value="2005017"/>
          <table:table-cell office:value-type="float" office:value="2005"/>
          <table:table-cell office:value-type="float" office:value="17"/>
          <table:table-cell office:value-type="float" office:value="9316.286627465317"/>
          <table:table-cell office:value-type="float" office:value="3"/>
          <table:table-cell table:number-columns-repeated="16379"/>
        </table:table-row>
        <table:table-row>
          <table:table-cell office:value-type="float" office:value="2005019"/>
          <table:table-cell office:value-type="float" office:value="2005"/>
          <table:table-cell office:value-type="float" office:value="19"/>
          <table:table-cell office:value-type="float" office:value="42337.812208531701"/>
          <table:table-cell office:value-type="float" office:value="3"/>
          <table:table-cell table:number-columns-repeated="16379"/>
        </table:table-row>
        <table:table-row>
          <table:table-cell office:value-type="float" office:value="2005020"/>
          <table:table-cell office:value-type="float" office:value="2005"/>
          <table:table-cell office:value-type="float" office:value="20"/>
          <table:table-cell office:value-type="float" office:value="30949.375763093729"/>
          <table:table-cell office:value-type="float" office:value="3"/>
          <table:table-cell table:number-columns-repeated="16379"/>
        </table:table-row>
        <table:table-row>
          <table:table-cell office:value-type="float" office:value="2005021"/>
          <table:table-cell office:value-type="float" office:value="2005"/>
          <table:table-cell office:value-type="float" office:value="21"/>
          <table:table-cell office:value-type="float" office:value="20810.676534877264"/>
          <table:table-cell office:value-type="float" office:value="2"/>
          <table:table-cell table:number-columns-repeated="16379"/>
        </table:table-row>
        <table:table-row>
          <table:table-cell office:value-type="float" office:value="2005023"/>
          <table:table-cell office:value-type="float" office:value="2005"/>
          <table:table-cell office:value-type="float" office:value="23"/>
          <table:table-cell office:value-type="float" office:value="25139.516917189496"/>
          <table:table-cell office:value-type="float" office:value="3"/>
          <table:table-cell table:number-columns-repeated="16379"/>
        </table:table-row>
        <table:table-row>
          <table:table-cell office:value-type="float" office:value="2005024"/>
          <table:table-cell office:value-type="float" office:value="2005"/>
          <table:table-cell office:value-type="float" office:value="24"/>
          <table:table-cell office:value-type="float" office:value="63011.112024729679"/>
          <table:table-cell office:value-type="float" office:value="3"/>
          <table:table-cell table:number-columns-repeated="16379"/>
        </table:table-row>
        <table:table-row>
          <table:table-cell office:value-type="float" office:value="2005025"/>
          <table:table-cell office:value-type="float" office:value="2005"/>
          <table:table-cell office:value-type="float" office:value="25"/>
          <table:table-cell office:value-type="float" office:value="17953.618214402773"/>
          <table:table-cell office:value-type="float" office:value="3"/>
          <table:table-cell table:number-columns-repeated="16379"/>
        </table:table-row>
        <table:table-row>
          <table:table-cell office:value-type="float" office:value="2005027"/>
          <table:table-cell office:value-type="float" office:value="2005"/>
          <table:table-cell office:value-type="float" office:value="27"/>
          <table:table-cell office:value-type="float" office:value="15479.878669318503"/>
          <table:table-cell office:value-type="float" office:value="3"/>
          <table:table-cell table:number-columns-repeated="16379"/>
        </table:table-row>
        <table:table-row>
          <table:table-cell office:value-type="float" office:value="2005028"/>
          <table:table-cell office:value-type="float" office:value="2005"/>
          <table:table-cell office:value-type="float" office:value="28"/>
          <table:table-cell office:value-type="float" office:value="24818.067889088459"/>
          <table:table-cell office:value-type="float" office:value="3"/>
          <table:table-cell table:number-columns-repeated="16379"/>
        </table:table-row>
        <table:table-row>
          <table:table-cell office:value-type="float" office:value="2005029"/>
          <table:table-cell office:value-type="float" office:value="2005"/>
          <table:table-cell office:value-type="float" office:value="29"/>
          <table:table-cell office:value-type="float" office:value="43820.605047097808"/>
          <table:table-cell office:value-type="float" office:value="3"/>
          <table:table-cell table:number-columns-repeated="16379"/>
        </table:table-row>
        <table:table-row>
          <table:table-cell office:value-type="float" office:value="2005030"/>
          <table:table-cell office:value-type="float" office:value="2005"/>
          <table:table-cell office:value-type="float" office:value="30"/>
          <table:table-cell office:value-type="float" office:value="10813.866880951548"/>
          <table:table-cell office:value-type="float" office:value="3"/>
          <table:table-cell table:number-columns-repeated="16379"/>
        </table:table-row>
        <table:table-row>
          <table:table-cell office:value-type="float" office:value="2005031"/>
          <table:table-cell office:value-type="float" office:value="2005"/>
          <table:table-cell office:value-type="float" office:value="31"/>
          <table:table-cell office:value-type="float" office:value="50233.038390539245"/>
          <table:table-cell office:value-type="float" office:value="3"/>
          <table:table-cell table:number-columns-repeated="16379"/>
        </table:table-row>
        <table:table-row>
          <table:table-cell office:value-type="float" office:value="2005032"/>
          <table:table-cell office:value-type="float" office:value="2005"/>
          <table:table-cell office:value-type="float" office:value="32"/>
          <table:table-cell office:value-type="float" office:value="33292.079568089583"/>
          <table:table-cell office:value-type="float" office:value="3"/>
          <table:table-cell table:number-columns-repeated="16379"/>
        </table:table-row>
        <table:table-row>
          <table:table-cell office:value-type="float" office:value="2005033"/>
          <table:table-cell office:value-type="float" office:value="2005"/>
          <table:table-cell office:value-type="float" office:value="33"/>
          <table:table-cell office:value-type="float" office:value="23138.936668175331"/>
          <table:table-cell office:value-type="float" office:value="3"/>
          <table:table-cell table:number-columns-repeated="16379"/>
        </table:table-row>
        <table:table-row>
          <table:table-cell office:value-type="float" office:value="2005034"/>
          <table:table-cell office:value-type="float" office:value="2005"/>
          <table:table-cell office:value-type="float" office:value="34"/>
          <table:table-cell office:value-type="float" office:value="45287.47102952563"/>
          <table:table-cell office:value-type="float" office:value="3"/>
          <table:table-cell table:number-columns-repeated="16379"/>
        </table:table-row>
        <table:table-row>
          <table:table-cell office:value-type="float" office:value="2005036"/>
          <table:table-cell office:value-type="float" office:value="2005"/>
          <table:table-cell office:value-type="float" office:value="36"/>
          <table:table-cell office:value-type="float" office:value="30863.094741963061"/>
          <table:table-cell office:value-type="float" office:value="3"/>
          <table:table-cell table:number-columns-repeated="16379"/>
        </table:table-row>
        <table:table-row>
          <table:table-cell office:value-type="float" office:value="2005037"/>
          <table:table-cell office:value-type="float" office:value="2005"/>
          <table:table-cell office:value-type="float" office:value="37"/>
          <table:table-cell office:value-type="float" office:value="40449.555542712194"/>
          <table:table-cell office:value-type="float" office:value="3"/>
          <table:table-cell table:number-columns-repeated="16379"/>
        </table:table-row>
        <table:table-row>
          <table:table-cell office:value-type="float" office:value="2005038"/>
          <table:table-cell office:value-type="float" office:value="2005"/>
          <table:table-cell office:value-type="float" office:value="38"/>
          <table:table-cell office:value-type="float" office:value="37132.021794206186"/>
          <table:table-cell office:value-type="float" office:value="3"/>
          <table:table-cell table:number-columns-repeated="16379"/>
        </table:table-row>
        <table:table-row>
          <table:table-cell office:value-type="float" office:value="2005039"/>
          <table:table-cell office:value-type="float" office:value="2005"/>
          <table:table-cell office:value-type="float" office:value="39"/>
          <table:table-cell office:value-type="float" office:value="22243.956233142235"/>
          <table:table-cell office:value-type="float" office:value="3"/>
          <table:table-cell table:number-columns-repeated="16379"/>
        </table:table-row>
        <table:table-row>
          <table:table-cell office:value-type="float" office:value="2005040"/>
          <table:table-cell office:value-type="float" office:value="2005"/>
          <table:table-cell office:value-type="float" office:value="40"/>
          <table:table-cell office:value-type="float" office:value="15923.121303182908"/>
          <table:table-cell office:value-type="float" office:value="3"/>
          <table:table-cell table:number-columns-repeated="16379"/>
        </table:table-row>
        <table:table-row>
          <table:table-cell office:value-type="float" office:value="2005043"/>
          <table:table-cell office:value-type="float" office:value="2005"/>
          <table:table-cell office:value-type="float" office:value="43"/>
          <table:table-cell office:value-type="float" office:value="33135.431721508488"/>
          <table:table-cell office:value-type="float" office:value="3"/>
          <table:table-cell table:number-columns-repeated="16379"/>
        </table:table-row>
        <table:table-row>
          <table:table-cell office:value-type="float" office:value="2005044"/>
          <table:table-cell office:value-type="float" office:value="2005"/>
          <table:table-cell office:value-type="float" office:value="44"/>
          <table:table-cell office:value-type="float" office:value="31236.996047473418"/>
          <table:table-cell office:value-type="float" office:value="3"/>
          <table:table-cell table:number-columns-repeated="16379"/>
        </table:table-row>
        <table:table-row>
          <table:table-cell office:value-type="float" office:value="2005045"/>
          <table:table-cell office:value-type="float" office:value="2005"/>
          <table:table-cell office:value-type="float" office:value="45"/>
          <table:table-cell office:value-type="float" office:value="12761.13394141378"/>
          <table:table-cell office:value-type="float" office:value="3"/>
          <table:table-cell table:number-columns-repeated="16379"/>
        </table:table-row>
        <table:table-row>
          <table:table-cell office:value-type="float" office:value="2005046"/>
          <table:table-cell office:value-type="float" office:value="2005"/>
          <table:table-cell office:value-type="float" office:value="46"/>
          <table:table-cell office:value-type="float" office:value="16431.489332894176"/>
          <table:table-cell office:value-type="float" office:value="3"/>
          <table:table-cell table:number-columns-repeated="16379"/>
        </table:table-row>
        <table:table-row>
          <table:table-cell office:value-type="float" office:value="2005047"/>
          <table:table-cell office:value-type="float" office:value="2005"/>
          <table:table-cell office:value-type="float" office:value="47"/>
          <table:table-cell office:value-type="float" office:value="32644.952918922343"/>
          <table:table-cell office:value-type="float" office:value="3"/>
          <table:table-cell table:number-columns-repeated="16379"/>
        </table:table-row>
        <table:table-row>
          <table:table-cell office:value-type="float" office:value="2005049"/>
          <table:table-cell office:value-type="float" office:value="2005"/>
          <table:table-cell office:value-type="float" office:value="49"/>
          <table:table-cell office:value-type="float" office:value="39348.716060931445"/>
          <table:table-cell office:value-type="float" office:value="3"/>
          <table:table-cell table:number-columns-repeated="16379"/>
        </table:table-row>
        <table:table-row>
          <table:table-cell office:value-type="float" office:value="2005051"/>
          <table:table-cell office:value-type="float" office:value="2005"/>
          <table:table-cell office:value-type="float" office:value="51"/>
          <table:table-cell office:value-type="float" office:value="17302.705200357053"/>
          <table:table-cell office:value-type="float" office:value="5"/>
          <table:table-cell table:number-columns-repeated="16379"/>
        </table:table-row>
        <table:table-row>
          <table:table-cell office:value-type="float" office:value="2005053"/>
          <table:table-cell office:value-type="float" office:value="2005"/>
          <table:table-cell office:value-type="float" office:value="53"/>
          <table:table-cell office:value-type="float" office:value="7158.8053227104629"/>
          <table:table-cell office:value-type="float" office:value="3"/>
          <table:table-cell table:number-columns-repeated="16379"/>
        </table:table-row>
        <table:table-row>
          <table:table-cell office:value-type="float" office:value="2005054"/>
          <table:table-cell office:value-type="float" office:value="2005"/>
          <table:table-cell office:value-type="float" office:value="54"/>
          <table:table-cell office:value-type="float" office:value="25130.059555078762"/>
          <table:table-cell office:value-type="float" office:value="3"/>
          <table:table-cell table:number-columns-repeated="16379"/>
        </table:table-row>
        <table:table-row>
          <table:table-cell office:value-type="float" office:value="2005055"/>
          <table:table-cell office:value-type="float" office:value="2005"/>
          <table:table-cell office:value-type="float" office:value="55"/>
          <table:table-cell office:value-type="float" office:value="35977.641235629882"/>
          <table:table-cell office:value-type="float" office:value="3"/>
          <table:table-cell table:number-columns-repeated="16379"/>
        </table:table-row>
        <table:table-row>
          <table:table-cell office:value-type="float" office:value="2005057"/>
          <table:table-cell office:value-type="float" office:value="2005"/>
          <table:table-cell office:value-type="float" office:value="57"/>
          <table:table-cell office:value-type="float" office:value="23283.151945020505"/>
          <table:table-cell office:value-type="float" office:value="3"/>
          <table:table-cell table:number-columns-repeated="16379"/>
        </table:table-row>
        <table:table-row>
          <table:table-cell office:value-type="float" office:value="2005058"/>
          <table:table-cell office:value-type="float" office:value="2005"/>
          <table:table-cell office:value-type="float" office:value="58"/>
          <table:table-cell office:value-type="float" office:value="16572.868667151924"/>
          <table:table-cell office:value-type="float" office:value="3"/>
          <table:table-cell table:number-columns-repeated="16379"/>
        </table:table-row>
        <table:table-row>
          <table:table-cell office:value-type="float" office:value="2005060"/>
          <table:table-cell office:value-type="float" office:value="2005"/>
          <table:table-cell office:value-type="float" office:value="60"/>
          <table:table-cell office:value-type="float" office:value="11.976793248664062"/>
          <table:table-cell office:value-type="float" office:value="2"/>
          <table:table-cell table:number-columns-repeated="16379"/>
        </table:table-row>
        <table:table-row>
          <table:table-cell office:value-type="float" office:value="2005061"/>
          <table:table-cell office:value-type="float" office:value="2005"/>
          <table:table-cell office:value-type="float" office:value="61"/>
          <table:table-cell office:value-type="float" office:value="25213.110271246907"/>
          <table:table-cell office:value-type="float" office:value="2"/>
          <table:table-cell table:number-columns-repeated="16379"/>
        </table:table-row>
        <table:table-row>
          <table:table-cell office:value-type="float" office:value="2005062"/>
          <table:table-cell office:value-type="float" office:value="2005"/>
          <table:table-cell office:value-type="float" office:value="62"/>
          <table:table-cell office:value-type="float" office:value="18658.476551956814"/>
          <table:table-cell office:value-type="float" office:value="3"/>
          <table:table-cell table:number-columns-repeated="16379"/>
        </table:table-row>
        <table:table-row>
          <table:table-cell office:value-type="float" office:value="2005064"/>
          <table:table-cell office:value-type="float" office:value="2005"/>
          <table:table-cell office:value-type="float" office:value="64"/>
          <table:table-cell office:value-type="float" office:value="25546.411376194581"/>
          <table:table-cell office:value-type="float" office:value="3"/>
          <table:table-cell table:number-columns-repeated="16379"/>
        </table:table-row>
        <table:table-row>
          <table:table-cell office:value-type="float" office:value="2005066"/>
          <table:table-cell office:value-type="float" office:value="2005"/>
          <table:table-cell office:value-type="float" office:value="66"/>
          <table:table-cell office:value-type="float" office:value="37809.191710158935"/>
          <table:table-cell office:value-type="float" office:value="3"/>
          <table:table-cell table:number-columns-repeated="16379"/>
        </table:table-row>
        <table:table-row>
          <table:table-cell office:value-type="float" office:value="2005067"/>
          <table:table-cell office:value-type="float" office:value="2005"/>
          <table:table-cell office:value-type="float" office:value="67"/>
          <table:table-cell office:value-type="float" office:value="24154.153472640315"/>
          <table:table-cell office:value-type="float" office:value="3"/>
          <table:table-cell table:number-columns-repeated="16379"/>
        </table:table-row>
        <table:table-row>
          <table:table-cell office:value-type="float" office:value="2005068"/>
          <table:table-cell office:value-type="float" office:value="2005"/>
          <table:table-cell office:value-type="float" office:value="68"/>
          <table:table-cell office:value-type="float" office:value="23525.51109212323"/>
          <table:table-cell office:value-type="float" office:value="3"/>
          <table:table-cell table:number-columns-repeated="16379"/>
        </table:table-row>
        <table:table-row>
          <table:table-cell office:value-type="float" office:value="2005073"/>
          <table:table-cell office:value-type="float" office:value="2005"/>
          <table:table-cell office:value-type="float" office:value="73"/>
          <table:table-cell office:value-type="float" office:value="47045.312317697673"/>
          <table:table-cell office:value-type="float" office:value="3"/>
          <table:table-cell table:number-columns-repeated="16379"/>
        </table:table-row>
        <table:table-row>
          <table:table-cell office:value-type="float" office:value="2005074"/>
          <table:table-cell office:value-type="float" office:value="2005"/>
          <table:table-cell office:value-type="float" office:value="74"/>
          <table:table-cell office:value-type="float" office:value="8985.9119764886891"/>
          <table:table-cell office:value-type="float" office:value="3"/>
          <table:table-cell table:number-columns-repeated="16379"/>
        </table:table-row>
        <table:table-row>
          <table:table-cell office:value-type="float" office:value="2005076"/>
          <table:table-cell office:value-type="float" office:value="2005"/>
          <table:table-cell office:value-type="float" office:value="76"/>
          <table:table-cell office:value-type="float" office:value="8471.3150014514813"/>
          <table:table-cell office:value-type="float" office:value="3"/>
          <table:table-cell table:number-columns-repeated="16379"/>
        </table:table-row>
        <table:table-row>
          <table:table-cell office:value-type="float" office:value="2005095"/>
          <table:table-cell office:value-type="float" office:value="2005"/>
          <table:table-cell office:value-type="float" office:value="95"/>
          <table:table-cell office:value-type="float" office:value="27988.145283506528"/>
          <table:table-cell office:value-type="float" office:value="3"/>
          <table:table-cell table:number-columns-repeated="16379"/>
        </table:table-row>
        <table:table-row>
          <table:table-cell office:value-type="float" office:value="2005096"/>
          <table:table-cell office:value-type="float" office:value="2005"/>
          <table:table-cell office:value-type="float" office:value="96"/>
          <table:table-cell office:value-type="float" office:value="5302.3770482515756"/>
          <table:table-cell office:value-type="float" office:value="3"/>
          <table:table-cell table:number-columns-repeated="16379"/>
        </table:table-row>
        <table:table-row>
          <table:table-cell office:value-type="float" office:value="2005097"/>
          <table:table-cell office:value-type="float" office:value="2005"/>
          <table:table-cell office:value-type="float" office:value="97"/>
          <table:table-cell office:value-type="float" office:value="20992.495282778658"/>
          <table:table-cell office:value-type="float" office:value="3"/>
          <table:table-cell table:number-columns-repeated="16379"/>
        </table:table-row>
        <table:table-row>
          <table:table-cell office:value-type="float" office:value="2005098"/>
          <table:table-cell office:value-type="float" office:value="2005"/>
          <table:table-cell office:value-type="float" office:value="98"/>
          <table:table-cell office:value-type="float" office:value="11726.714348959631"/>
          <table:table-cell office:value-type="float" office:value="5"/>
          <table:table-cell table:number-columns-repeated="16379"/>
        </table:table-row>
        <table:table-row>
          <table:table-cell office:value-type="float" office:value="2005099"/>
          <table:table-cell office:value-type="float" office:value="2005"/>
          <table:table-cell office:value-type="float" office:value="99"/>
          <table:table-cell office:value-type="float" office:value="12881.775445501011"/>
          <table:table-cell office:value-type="float" office:value="3"/>
          <table:table-cell table:number-columns-repeated="16379"/>
        </table:table-row>
        <table:table-row>
          <table:table-cell office:value-type="float" office:value="2005101"/>
          <table:table-cell office:value-type="float" office:value="2005"/>
          <table:table-cell office:value-type="float" office:value="101"/>
          <table:table-cell office:value-type="float" office:value="23970.839179385595"/>
          <table:table-cell office:value-type="float" office:value="4"/>
          <table:table-cell table:number-columns-repeated="16379"/>
        </table:table-row>
        <table:table-row>
          <table:table-cell office:value-type="float" office:value="2005104"/>
          <table:table-cell office:value-type="float" office:value="2005"/>
          <table:table-cell office:value-type="float" office:value="104"/>
          <table:table-cell office:value-type="float" office:value="24329.649630507789"/>
          <table:table-cell office:value-type="float" office:value="4"/>
          <table:table-cell table:number-columns-repeated="16379"/>
        </table:table-row>
        <table:table-row>
          <table:table-cell office:value-type="float" office:value="2005105"/>
          <table:table-cell office:value-type="float" office:value="2005"/>
          <table:table-cell office:value-type="float" office:value="105"/>
          <table:table-cell office:value-type="float" office:value="1918.9601549759461"/>
          <table:table-cell office:value-type="float" office:value="4"/>
          <table:table-cell table:number-columns-repeated="16379"/>
        </table:table-row>
        <table:table-row>
          <table:table-cell office:value-type="float" office:value="2005106"/>
          <table:table-cell office:value-type="float" office:value="2005"/>
          <table:table-cell office:value-type="float" office:value="106"/>
          <table:table-cell office:value-type="float" office:value="30537.174397772218"/>
          <table:table-cell office:value-type="float" office:value="4"/>
          <table:table-cell table:number-columns-repeated="16379"/>
        </table:table-row>
        <table:table-row>
          <table:table-cell office:value-type="float" office:value="2005108"/>
          <table:table-cell office:value-type="float" office:value="2005"/>
          <table:table-cell office:value-type="float" office:value="108"/>
          <table:table-cell office:value-type="float" office:value="12685.928206756183"/>
          <table:table-cell office:value-type="float" office:value="4"/>
          <table:table-cell table:number-columns-repeated="16379"/>
        </table:table-row>
        <table:table-row>
          <table:table-cell office:value-type="float" office:value="2005109"/>
          <table:table-cell office:value-type="float" office:value="2005"/>
          <table:table-cell office:value-type="float" office:value="109"/>
          <table:table-cell office:value-type="float" office:value="23136.190761838938"/>
          <table:table-cell office:value-type="float" office:value="4"/>
          <table:table-cell table:number-columns-repeated="16379"/>
        </table:table-row>
        <table:table-row>
          <table:table-cell office:value-type="float" office:value="2005110"/>
          <table:table-cell office:value-type="float" office:value="2005"/>
          <table:table-cell office:value-type="float" office:value="110"/>
          <table:table-cell office:value-type="float" office:value="4903.7335908610894"/>
          <table:table-cell office:value-type="float" office:value="4"/>
          <table:table-cell table:number-columns-repeated="16379"/>
        </table:table-row>
        <table:table-row>
          <table:table-cell office:value-type="float" office:value="2005124"/>
          <table:table-cell office:value-type="float" office:value="2005"/>
          <table:table-cell office:value-type="float" office:value="124"/>
          <table:table-cell office:value-type="float" office:value="8956.3751280223769"/>
          <table:table-cell office:value-type="float" office:value="3"/>
          <table:table-cell table:number-columns-repeated="16379"/>
        </table:table-row>
        <table:table-row>
          <table:table-cell office:value-type="float" office:value="2005127"/>
          <table:table-cell office:value-type="float" office:value="2005"/>
          <table:table-cell office:value-type="float" office:value="127"/>
          <table:table-cell office:value-type="float" office:value="9510.6752992834845"/>
          <table:table-cell office:value-type="float" office:value="3"/>
          <table:table-cell table:number-columns-repeated="16379"/>
        </table:table-row>
        <table:table-row>
          <table:table-cell office:value-type="float" office:value="2005136"/>
          <table:table-cell office:value-type="float" office:value="2005"/>
          <table:table-cell office:value-type="float" office:value="136"/>
          <table:table-cell office:value-type="float" office:value="6185.5549155803319"/>
          <table:table-cell office:value-type="float" office:value="2"/>
          <table:table-cell table:number-columns-repeated="16379"/>
        </table:table-row>
        <table:table-row>
          <table:table-cell office:value-type="float" office:value="2005140"/>
          <table:table-cell office:value-type="float" office:value="2005"/>
          <table:table-cell office:value-type="float" office:value="140"/>
          <table:table-cell office:value-type="float" office:value="6679.0290835598089"/>
          <table:table-cell office:value-type="float" office:value="2"/>
          <table:table-cell table:number-columns-repeated="16379"/>
        </table:table-row>
        <table:table-row>
          <table:table-cell office:value-type="float" office:value="2005141"/>
          <table:table-cell office:value-type="float" office:value="2005"/>
          <table:table-cell office:value-type="float" office:value="141"/>
          <table:table-cell office:value-type="float" office:value="39719.982678645385"/>
          <table:table-cell office:value-type="float" office:value="2"/>
          <table:table-cell table:number-columns-repeated="16379"/>
        </table:table-row>
        <table:table-row>
          <table:table-cell office:value-type="float" office:value="2005142"/>
          <table:table-cell office:value-type="float" office:value="2005"/>
          <table:table-cell office:value-type="float" office:value="142"/>
          <table:table-cell office:value-type="float" office:value="4681.4372266242099"/>
          <table:table-cell office:value-type="float" office:value="2"/>
          <table:table-cell table:number-columns-repeated="16379"/>
        </table:table-row>
        <table:table-row>
          <table:table-cell office:value-type="float" office:value="2005143"/>
          <table:table-cell office:value-type="float" office:value="2005"/>
          <table:table-cell office:value-type="float" office:value="143"/>
          <table:table-cell office:value-type="float" office:value="54227.147013472953"/>
          <table:table-cell office:value-type="float" office:value="3"/>
          <table:table-cell table:number-columns-repeated="16379"/>
        </table:table-row>
        <table:table-row>
          <table:table-cell office:value-type="float" office:value="2005152"/>
          <table:table-cell office:value-type="float" office:value="2005"/>
          <table:table-cell office:value-type="float" office:value="152"/>
          <table:table-cell office:value-type="float" office:value="2488.7348011642343"/>
          <table:table-cell office:value-type="float" office:value="5"/>
          <table:table-cell table:number-columns-repeated="16379"/>
        </table:table-row>
        <table:table-row>
          <table:table-cell office:value-type="float" office:value="2005158"/>
          <table:table-cell office:value-type="float" office:value="2005"/>
          <table:table-cell office:value-type="float" office:value="158"/>
          <table:table-cell office:value-type="float" office:value="58825.490805022928"/>
          <table:table-cell office:value-type="float" office:value="2"/>
          <table:table-cell table:number-columns-repeated="16379"/>
        </table:table-row>
        <table:table-row>
          <table:table-cell office:value-type="float" office:value="2005162"/>
          <table:table-cell office:value-type="float" office:value="2005"/>
          <table:table-cell office:value-type="float" office:value="162"/>
          <table:table-cell office:value-type="float" office:value="535.56074671591421"/>
          <table:table-cell office:value-type="float" office:value="5"/>
          <table:table-cell table:number-columns-repeated="16379"/>
        </table:table-row>
        <table:table-row>
          <table:table-cell office:value-type="float" office:value="2005163"/>
          <table:table-cell office:value-type="float" office:value="2005"/>
          <table:table-cell office:value-type="float" office:value="163"/>
          <table:table-cell office:value-type="float" office:value="727.93845753519429"/>
          <table:table-cell office:value-type="float" office:value="5"/>
          <table:table-cell table:number-columns-repeated="16379"/>
        </table:table-row>
        <table:table-row>
          <table:table-cell office:value-type="float" office:value="2005166"/>
          <table:table-cell office:value-type="float" office:value="2005"/>
          <table:table-cell office:value-type="float" office:value="166"/>
          <table:table-cell office:value-type="float" office:value="3865.4160092558104"/>
          <table:table-cell office:value-type="float" office:value="2"/>
          <table:table-cell table:number-columns-repeated="16379"/>
        </table:table-row>
        <table:table-row>
          <table:table-cell office:value-type="float" office:value="2005167"/>
          <table:table-cell office:value-type="float" office:value="2005"/>
          <table:table-cell office:value-type="float" office:value="167"/>
          <table:table-cell office:value-type="float" office:value="114.61781399282627"/>
          <table:table-cell office:value-type="float" office:value="5"/>
          <table:table-cell table:number-columns-repeated="16379"/>
        </table:table-row>
        <table:table-row>
          <table:table-cell office:value-type="float" office:value="2005170"/>
          <table:table-cell office:value-type="float" office:value="2005"/>
          <table:table-cell office:value-type="float" office:value="170"/>
          <table:table-cell office:value-type="float" office:value="7498.5360521339853"/>
          <table:table-cell office:value-type="float" office:value="3"/>
          <table:table-cell table:number-columns-repeated="16379"/>
        </table:table-row>
        <table:table-row>
          <table:table-cell office:value-type="float" office:value="2005171"/>
          <table:table-cell office:value-type="float" office:value="2005"/>
          <table:table-cell office:value-type="float" office:value="171"/>
          <table:table-cell office:value-type="float" office:value="20469.52974501696"/>
          <table:table-cell office:value-type="float" office:value="3"/>
          <table:table-cell table:number-columns-repeated="16379"/>
        </table:table-row>
        <table:table-row>
          <table:table-cell office:value-type="float" office:value="2005172"/>
          <table:table-cell office:value-type="float" office:value="2005"/>
          <table:table-cell office:value-type="float" office:value="172"/>
          <table:table-cell office:value-type="float" office:value="92046.842279377423"/>
          <table:table-cell office:value-type="float" office:value="2"/>
          <table:table-cell table:number-columns-repeated="16379"/>
        </table:table-row>
        <table:table-row>
          <table:table-cell office:value-type="float" office:value="2005173"/>
          <table:table-cell office:value-type="float" office:value="2005"/>
          <table:table-cell office:value-type="float" office:value="173"/>
          <table:table-cell office:value-type="float" office:value="17462.910627915331"/>
          <table:table-cell office:value-type="float" office:value="5"/>
          <table:table-cell table:number-columns-repeated="16379"/>
        </table:table-row>
        <table:table-row>
          <table:table-cell office:value-type="float" office:value="2005174"/>
          <table:table-cell office:value-type="float" office:value="2005"/>
          <table:table-cell office:value-type="float" office:value="174"/>
          <table:table-cell office:value-type="float" office:value="49479.462610679853"/>
          <table:table-cell office:value-type="float" office:value="3"/>
          <table:table-cell table:number-columns-repeated="16379"/>
        </table:table-row>
        <table:table-row>
          <table:table-cell office:value-type="float" office:value="2005176"/>
          <table:table-cell office:value-type="float" office:value="2005"/>
          <table:table-cell office:value-type="float" office:value="176"/>
          <table:table-cell office:value-type="float" office:value="13742.129527960013"/>
          <table:table-cell office:value-type="float" office:value="3"/>
          <table:table-cell table:number-columns-repeated="16379"/>
        </table:table-row>
        <table:table-row>
          <table:table-cell office:value-type="float" office:value="2005178"/>
          <table:table-cell office:value-type="float" office:value="2005"/>
          <table:table-cell office:value-type="float" office:value="178"/>
          <table:table-cell office:value-type="float" office:value="934.76954678564539"/>
          <table:table-cell office:value-type="float" office:value="5"/>
          <table:table-cell table:number-columns-repeated="16379"/>
        </table:table-row>
        <table:table-row>
          <table:table-cell office:value-type="float" office:value="2005179"/>
          <table:table-cell office:value-type="float" office:value="2005"/>
          <table:table-cell office:value-type="float" office:value="179"/>
          <table:table-cell office:value-type="float" office:value="589.04905991256646"/>
          <table:table-cell office:value-type="float" office:value="5"/>
          <table:table-cell table:number-columns-repeated="16379"/>
        </table:table-row>
        <table:table-row>
          <table:table-cell office:value-type="float" office:value="2006001"/>
          <table:table-cell office:value-type="float" office:value="2006"/>
          <table:table-cell office:value-type="float" office:value="1"/>
          <table:table-cell office:value-type="float" office:value="793772.10800000001"/>
          <table:table-cell office:value-type="float" office:value="1"/>
          <table:table-cell table:number-columns-repeated="16379"/>
        </table:table-row>
        <table:table-row>
          <table:table-cell office:value-type="float" office:value="2006002"/>
          <table:table-cell office:value-type="float" office:value="2006"/>
          <table:table-cell office:value-type="float" office:value="2"/>
          <table:table-cell office:value-type="float" office:value="73575.202335962676"/>
          <table:table-cell office:value-type="float" office:value="4"/>
          <table:table-cell table:number-columns-repeated="16379"/>
        </table:table-row>
        <table:table-row>
          <table:table-cell office:value-type="float" office:value="2006003"/>
          <table:table-cell office:value-type="float" office:value="2006"/>
          <table:table-cell office:value-type="float" office:value="3"/>
          <table:table-cell office:value-type="float" office:value="67007.057898537678"/>
          <table:table-cell office:value-type="float" office:value="2"/>
          <table:table-cell table:number-columns-repeated="16379"/>
        </table:table-row>
        <table:table-row>
          <table:table-cell office:value-type="float" office:value="2006005"/>
          <table:table-cell office:value-type="float" office:value="2006"/>
          <table:table-cell office:value-type="float" office:value="5"/>
          <table:table-cell office:value-type="float" office:value="60601.108508978017"/>
          <table:table-cell office:value-type="float" office:value="2"/>
          <table:table-cell table:number-columns-repeated="16379"/>
        </table:table-row>
        <table:table-row>
          <table:table-cell office:value-type="float" office:value="2006006"/>
          <table:table-cell office:value-type="float" office:value="2006"/>
          <table:table-cell office:value-type="float" office:value="6"/>
          <table:table-cell office:value-type="float" office:value="42373.29490097324"/>
          <table:table-cell office:value-type="float" office:value="2"/>
          <table:table-cell table:number-columns-repeated="16379"/>
        </table:table-row>
        <table:table-row>
          <table:table-cell office:value-type="float" office:value="2006007"/>
          <table:table-cell office:value-type="float" office:value="2006"/>
          <table:table-cell office:value-type="float" office:value="7"/>
          <table:table-cell office:value-type="float" office:value="218884.10339433156"/>
          <table:table-cell office:value-type="float" office:value="2"/>
          <table:table-cell table:number-columns-repeated="16379"/>
        </table:table-row>
        <table:table-row>
          <table:table-cell office:value-type="float" office:value="2006008"/>
          <table:table-cell office:value-type="float" office:value="2006"/>
          <table:table-cell office:value-type="float" office:value="8"/>
          <table:table-cell office:value-type="float" office:value="91613.417853428895"/>
          <table:table-cell office:value-type="float" office:value="2"/>
          <table:table-cell table:number-columns-repeated="16379"/>
        </table:table-row>
        <table:table-row>
          <table:table-cell office:value-type="float" office:value="2006009"/>
          <table:table-cell office:value-type="float" office:value="2006"/>
          <table:table-cell office:value-type="float" office:value="9"/>
          <table:table-cell office:value-type="float" office:value="16513.930460776923"/>
          <table:table-cell office:value-type="float" office:value="4"/>
          <table:table-cell table:number-columns-repeated="16379"/>
        </table:table-row>
        <table:table-row>
          <table:table-cell office:value-type="float" office:value="2006010"/>
          <table:table-cell office:value-type="float" office:value="2006"/>
          <table:table-cell office:value-type="float" office:value="10"/>
          <table:table-cell office:value-type="float" office:value="75868.719848472814"/>
          <table:table-cell office:value-type="float" office:value="4"/>
          <table:table-cell table:number-columns-repeated="16379"/>
        </table:table-row>
        <table:table-row>
          <table:table-cell office:value-type="float" office:value="2006011"/>
          <table:table-cell office:value-type="float" office:value="2006"/>
          <table:table-cell office:value-type="float" office:value="11"/>
          <table:table-cell office:value-type="float" office:value="11425.60043268986"/>
          <table:table-cell office:value-type="float" office:value="4"/>
          <table:table-cell table:number-columns-repeated="16379"/>
        </table:table-row>
        <table:table-row>
          <table:table-cell office:value-type="float" office:value="2006012"/>
          <table:table-cell office:value-type="float" office:value="2006"/>
          <table:table-cell office:value-type="float" office:value="12"/>
          <table:table-cell office:value-type="float" office:value="20107.453569434339"/>
          <table:table-cell office:value-type="float" office:value="5"/>
          <table:table-cell table:number-columns-repeated="16379"/>
        </table:table-row>
        <table:table-row>
          <table:table-cell office:value-type="float" office:value="2006013"/>
          <table:table-cell office:value-type="float" office:value="2006"/>
          <table:table-cell office:value-type="float" office:value="13"/>
          <table:table-cell office:value-type="float" office:value="6431.9408272272476"/>
          <table:table-cell office:value-type="float" office:value="5"/>
          <table:table-cell table:number-columns-repeated="16379"/>
        </table:table-row>
        <table:table-row>
          <table:table-cell office:value-type="float" office:value="2006015"/>
          <table:table-cell office:value-type="float" office:value="2006"/>
          <table:table-cell office:value-type="float" office:value="15"/>
          <table:table-cell office:value-type="float" office:value="19326.720845033964"/>
          <table:table-cell office:value-type="float" office:value="3"/>
          <table:table-cell table:number-columns-repeated="16379"/>
        </table:table-row>
        <table:table-row>
          <table:table-cell office:value-type="float" office:value="2006016"/>
          <table:table-cell office:value-type="float" office:value="2006"/>
          <table:table-cell office:value-type="float" office:value="16"/>
          <table:table-cell office:value-type="float" office:value="12025.941146540712"/>
          <table:table-cell office:value-type="float" office:value="3"/>
          <table:table-cell table:number-columns-repeated="16379"/>
        </table:table-row>
        <table:table-row>
          <table:table-cell office:value-type="float" office:value="2006017"/>
          <table:table-cell office:value-type="float" office:value="2006"/>
          <table:table-cell office:value-type="float" office:value="17"/>
          <table:table-cell office:value-type="float" office:value="9316.286627465317"/>
          <table:table-cell office:value-type="float" office:value="3"/>
          <table:table-cell table:number-columns-repeated="16379"/>
        </table:table-row>
        <table:table-row>
          <table:table-cell office:value-type="float" office:value="2006019"/>
          <table:table-cell office:value-type="float" office:value="2006"/>
          <table:table-cell office:value-type="float" office:value="19"/>
          <table:table-cell office:value-type="float" office:value="42337.812208531701"/>
          <table:table-cell office:value-type="float" office:value="3"/>
          <table:table-cell table:number-columns-repeated="16379"/>
        </table:table-row>
        <table:table-row>
          <table:table-cell office:value-type="float" office:value="2006020"/>
          <table:table-cell office:value-type="float" office:value="2006"/>
          <table:table-cell office:value-type="float" office:value="20"/>
          <table:table-cell office:value-type="float" office:value="30949.375763093729"/>
          <table:table-cell office:value-type="float" office:value="3"/>
          <table:table-cell table:number-columns-repeated="16379"/>
        </table:table-row>
        <table:table-row>
          <table:table-cell office:value-type="float" office:value="2006021"/>
          <table:table-cell office:value-type="float" office:value="2006"/>
          <table:table-cell office:value-type="float" office:value="21"/>
          <table:table-cell office:value-type="float" office:value="20810.676534877264"/>
          <table:table-cell office:value-type="float" office:value="2"/>
          <table:table-cell table:number-columns-repeated="16379"/>
        </table:table-row>
        <table:table-row>
          <table:table-cell office:value-type="float" office:value="2006023"/>
          <table:table-cell office:value-type="float" office:value="2006"/>
          <table:table-cell office:value-type="float" office:value="23"/>
          <table:table-cell office:value-type="float" office:value="25139.516917189496"/>
          <table:table-cell office:value-type="float" office:value="3"/>
          <table:table-cell table:number-columns-repeated="16379"/>
        </table:table-row>
        <table:table-row>
          <table:table-cell office:value-type="float" office:value="2006024"/>
          <table:table-cell office:value-type="float" office:value="2006"/>
          <table:table-cell office:value-type="float" office:value="24"/>
          <table:table-cell office:value-type="float" office:value="63011.112024729679"/>
          <table:table-cell office:value-type="float" office:value="3"/>
          <table:table-cell table:number-columns-repeated="16379"/>
        </table:table-row>
        <table:table-row>
          <table:table-cell office:value-type="float" office:value="2006025"/>
          <table:table-cell office:value-type="float" office:value="2006"/>
          <table:table-cell office:value-type="float" office:value="25"/>
          <table:table-cell office:value-type="float" office:value="17953.618214402773"/>
          <table:table-cell office:value-type="float" office:value="3"/>
          <table:table-cell table:number-columns-repeated="16379"/>
        </table:table-row>
        <table:table-row>
          <table:table-cell office:value-type="float" office:value="2006027"/>
          <table:table-cell office:value-type="float" office:value="2006"/>
          <table:table-cell office:value-type="float" office:value="27"/>
          <table:table-cell office:value-type="float" office:value="15479.878669318503"/>
          <table:table-cell office:value-type="float" office:value="3"/>
          <table:table-cell table:number-columns-repeated="16379"/>
        </table:table-row>
        <table:table-row>
          <table:table-cell office:value-type="float" office:value="2006028"/>
          <table:table-cell office:value-type="float" office:value="2006"/>
          <table:table-cell office:value-type="float" office:value="28"/>
          <table:table-cell office:value-type="float" office:value="24818.067889088459"/>
          <table:table-cell office:value-type="float" office:value="3"/>
          <table:table-cell table:number-columns-repeated="16379"/>
        </table:table-row>
        <table:table-row>
          <table:table-cell office:value-type="float" office:value="2006029"/>
          <table:table-cell office:value-type="float" office:value="2006"/>
          <table:table-cell office:value-type="float" office:value="29"/>
          <table:table-cell office:value-type="float" office:value="43820.605047097808"/>
          <table:table-cell office:value-type="float" office:value="3"/>
          <table:table-cell table:number-columns-repeated="16379"/>
        </table:table-row>
        <table:table-row>
          <table:table-cell office:value-type="float" office:value="2006030"/>
          <table:table-cell office:value-type="float" office:value="2006"/>
          <table:table-cell office:value-type="float" office:value="30"/>
          <table:table-cell office:value-type="float" office:value="10813.866880951548"/>
          <table:table-cell office:value-type="float" office:value="3"/>
          <table:table-cell table:number-columns-repeated="16379"/>
        </table:table-row>
        <table:table-row>
          <table:table-cell office:value-type="float" office:value="2006031"/>
          <table:table-cell office:value-type="float" office:value="2006"/>
          <table:table-cell office:value-type="float" office:value="31"/>
          <table:table-cell office:value-type="float" office:value="50233.038390539245"/>
          <table:table-cell office:value-type="float" office:value="3"/>
          <table:table-cell table:number-columns-repeated="16379"/>
        </table:table-row>
        <table:table-row>
          <table:table-cell office:value-type="float" office:value="2006032"/>
          <table:table-cell office:value-type="float" office:value="2006"/>
          <table:table-cell office:value-type="float" office:value="32"/>
          <table:table-cell office:value-type="float" office:value="33292.079568089583"/>
          <table:table-cell office:value-type="float" office:value="3"/>
          <table:table-cell table:number-columns-repeated="16379"/>
        </table:table-row>
        <table:table-row>
          <table:table-cell office:value-type="float" office:value="2006033"/>
          <table:table-cell office:value-type="float" office:value="2006"/>
          <table:table-cell office:value-type="float" office:value="33"/>
          <table:table-cell office:value-type="float" office:value="23138.936668175331"/>
          <table:table-cell office:value-type="float" office:value="3"/>
          <table:table-cell table:number-columns-repeated="16379"/>
        </table:table-row>
        <table:table-row>
          <table:table-cell office:value-type="float" office:value="2006034"/>
          <table:table-cell office:value-type="float" office:value="2006"/>
          <table:table-cell office:value-type="float" office:value="34"/>
          <table:table-cell office:value-type="float" office:value="45287.47102952563"/>
          <table:table-cell office:value-type="float" office:value="3"/>
          <table:table-cell table:number-columns-repeated="16379"/>
        </table:table-row>
        <table:table-row>
          <table:table-cell office:value-type="float" office:value="2006036"/>
          <table:table-cell office:value-type="float" office:value="2006"/>
          <table:table-cell office:value-type="float" office:value="36"/>
          <table:table-cell office:value-type="float" office:value="30863.094741963061"/>
          <table:table-cell office:value-type="float" office:value="3"/>
          <table:table-cell table:number-columns-repeated="16379"/>
        </table:table-row>
        <table:table-row>
          <table:table-cell office:value-type="float" office:value="2006037"/>
          <table:table-cell office:value-type="float" office:value="2006"/>
          <table:table-cell office:value-type="float" office:value="37"/>
          <table:table-cell office:value-type="float" office:value="40449.555542712194"/>
          <table:table-cell office:value-type="float" office:value="3"/>
          <table:table-cell table:number-columns-repeated="16379"/>
        </table:table-row>
        <table:table-row>
          <table:table-cell office:value-type="float" office:value="2006038"/>
          <table:table-cell office:value-type="float" office:value="2006"/>
          <table:table-cell office:value-type="float" office:value="38"/>
          <table:table-cell office:value-type="float" office:value="37132.021794206186"/>
          <table:table-cell office:value-type="float" office:value="3"/>
          <table:table-cell table:number-columns-repeated="16379"/>
        </table:table-row>
        <table:table-row>
          <table:table-cell office:value-type="float" office:value="2006039"/>
          <table:table-cell office:value-type="float" office:value="2006"/>
          <table:table-cell office:value-type="float" office:value="39"/>
          <table:table-cell office:value-type="float" office:value="22243.956233142235"/>
          <table:table-cell office:value-type="float" office:value="3"/>
          <table:table-cell table:number-columns-repeated="16379"/>
        </table:table-row>
        <table:table-row>
          <table:table-cell office:value-type="float" office:value="2006040"/>
          <table:table-cell office:value-type="float" office:value="2006"/>
          <table:table-cell office:value-type="float" office:value="40"/>
          <table:table-cell office:value-type="float" office:value="15923.121303182908"/>
          <table:table-cell office:value-type="float" office:value="3"/>
          <table:table-cell table:number-columns-repeated="16379"/>
        </table:table-row>
        <table:table-row>
          <table:table-cell office:value-type="float" office:value="2006043"/>
          <table:table-cell office:value-type="float" office:value="2006"/>
          <table:table-cell office:value-type="float" office:value="43"/>
          <table:table-cell office:value-type="float" office:value="33135.431721508488"/>
          <table:table-cell office:value-type="float" office:value="3"/>
          <table:table-cell table:number-columns-repeated="16379"/>
        </table:table-row>
        <table:table-row>
          <table:table-cell office:value-type="float" office:value="2006044"/>
          <table:table-cell office:value-type="float" office:value="2006"/>
          <table:table-cell office:value-type="float" office:value="44"/>
          <table:table-cell office:value-type="float" office:value="31236.996047473418"/>
          <table:table-cell office:value-type="float" office:value="3"/>
          <table:table-cell table:number-columns-repeated="16379"/>
        </table:table-row>
        <table:table-row>
          <table:table-cell office:value-type="float" office:value="2006045"/>
          <table:table-cell office:value-type="float" office:value="2006"/>
          <table:table-cell office:value-type="float" office:value="45"/>
          <table:table-cell office:value-type="float" office:value="12761.13394141378"/>
          <table:table-cell office:value-type="float" office:value="3"/>
          <table:table-cell table:number-columns-repeated="16379"/>
        </table:table-row>
        <table:table-row>
          <table:table-cell office:value-type="float" office:value="2006046"/>
          <table:table-cell office:value-type="float" office:value="2006"/>
          <table:table-cell office:value-type="float" office:value="46"/>
          <table:table-cell office:value-type="float" office:value="16431.489332894176"/>
          <table:table-cell office:value-type="float" office:value="3"/>
          <table:table-cell table:number-columns-repeated="16379"/>
        </table:table-row>
        <table:table-row>
          <table:table-cell office:value-type="float" office:value="2006047"/>
          <table:table-cell office:value-type="float" office:value="2006"/>
          <table:table-cell office:value-type="float" office:value="47"/>
          <table:table-cell office:value-type="float" office:value="32644.952918922343"/>
          <table:table-cell office:value-type="float" office:value="3"/>
          <table:table-cell table:number-columns-repeated="16379"/>
        </table:table-row>
        <table:table-row>
          <table:table-cell office:value-type="float" office:value="2006049"/>
          <table:table-cell office:value-type="float" office:value="2006"/>
          <table:table-cell office:value-type="float" office:value="49"/>
          <table:table-cell office:value-type="float" office:value="39348.716060931445"/>
          <table:table-cell office:value-type="float" office:value="3"/>
          <table:table-cell table:number-columns-repeated="16379"/>
        </table:table-row>
        <table:table-row>
          <table:table-cell office:value-type="float" office:value="2006051"/>
          <table:table-cell office:value-type="float" office:value="2006"/>
          <table:table-cell office:value-type="float" office:value="51"/>
          <table:table-cell office:value-type="float" office:value="17302.705200357053"/>
          <table:table-cell office:value-type="float" office:value="5"/>
          <table:table-cell table:number-columns-repeated="16379"/>
        </table:table-row>
        <table:table-row>
          <table:table-cell office:value-type="float" office:value="2006053"/>
          <table:table-cell office:value-type="float" office:value="2006"/>
          <table:table-cell office:value-type="float" office:value="53"/>
          <table:table-cell office:value-type="float" office:value="7158.8053227104629"/>
          <table:table-cell office:value-type="float" office:value="3"/>
          <table:table-cell table:number-columns-repeated="16379"/>
        </table:table-row>
        <table:table-row>
          <table:table-cell office:value-type="float" office:value="2006054"/>
          <table:table-cell office:value-type="float" office:value="2006"/>
          <table:table-cell office:value-type="float" office:value="54"/>
          <table:table-cell office:value-type="float" office:value="25130.059555078762"/>
          <table:table-cell office:value-type="float" office:value="3"/>
          <table:table-cell table:number-columns-repeated="16379"/>
        </table:table-row>
        <table:table-row>
          <table:table-cell office:value-type="float" office:value="2006055"/>
          <table:table-cell office:value-type="float" office:value="2006"/>
          <table:table-cell office:value-type="float" office:value="55"/>
          <table:table-cell office:value-type="float" office:value="35977.641235629882"/>
          <table:table-cell office:value-type="float" office:value="3"/>
          <table:table-cell table:number-columns-repeated="16379"/>
        </table:table-row>
        <table:table-row>
          <table:table-cell office:value-type="float" office:value="2006057"/>
          <table:table-cell office:value-type="float" office:value="2006"/>
          <table:table-cell office:value-type="float" office:value="57"/>
          <table:table-cell office:value-type="float" office:value="23283.151945020505"/>
          <table:table-cell office:value-type="float" office:value="3"/>
          <table:table-cell table:number-columns-repeated="16379"/>
        </table:table-row>
        <table:table-row>
          <table:table-cell office:value-type="float" office:value="2006058"/>
          <table:table-cell office:value-type="float" office:value="2006"/>
          <table:table-cell office:value-type="float" office:value="58"/>
          <table:table-cell office:value-type="float" office:value="16572.868667151924"/>
          <table:table-cell office:value-type="float" office:value="3"/>
          <table:table-cell table:number-columns-repeated="16379"/>
        </table:table-row>
        <table:table-row>
          <table:table-cell office:value-type="float" office:value="2006060"/>
          <table:table-cell office:value-type="float" office:value="2006"/>
          <table:table-cell office:value-type="float" office:value="60"/>
          <table:table-cell office:value-type="float" office:value="11.976793248664062"/>
          <table:table-cell office:value-type="float" office:value="2"/>
          <table:table-cell table:number-columns-repeated="16379"/>
        </table:table-row>
        <table:table-row>
          <table:table-cell office:value-type="float" office:value="2006061"/>
          <table:table-cell office:value-type="float" office:value="2006"/>
          <table:table-cell office:value-type="float" office:value="61"/>
          <table:table-cell office:value-type="float" office:value="25213.110271246907"/>
          <table:table-cell office:value-type="float" office:value="2"/>
          <table:table-cell table:number-columns-repeated="16379"/>
        </table:table-row>
        <table:table-row>
          <table:table-cell office:value-type="float" office:value="2006062"/>
          <table:table-cell office:value-type="float" office:value="2006"/>
          <table:table-cell office:value-type="float" office:value="62"/>
          <table:table-cell office:value-type="float" office:value="18658.476551956814"/>
          <table:table-cell office:value-type="float" office:value="3"/>
          <table:table-cell table:number-columns-repeated="16379"/>
        </table:table-row>
        <table:table-row>
          <table:table-cell office:value-type="float" office:value="2006064"/>
          <table:table-cell office:value-type="float" office:value="2006"/>
          <table:table-cell office:value-type="float" office:value="64"/>
          <table:table-cell office:value-type="float" office:value="25546.411376194581"/>
          <table:table-cell office:value-type="float" office:value="3"/>
          <table:table-cell table:number-columns-repeated="16379"/>
        </table:table-row>
        <table:table-row>
          <table:table-cell office:value-type="float" office:value="2006066"/>
          <table:table-cell office:value-type="float" office:value="2006"/>
          <table:table-cell office:value-type="float" office:value="66"/>
          <table:table-cell office:value-type="float" office:value="37809.191710158935"/>
          <table:table-cell office:value-type="float" office:value="3"/>
          <table:table-cell table:number-columns-repeated="16379"/>
        </table:table-row>
        <table:table-row>
          <table:table-cell office:value-type="float" office:value="2006067"/>
          <table:table-cell office:value-type="float" office:value="2006"/>
          <table:table-cell office:value-type="float" office:value="67"/>
          <table:table-cell office:value-type="float" office:value="24154.153472640315"/>
          <table:table-cell office:value-type="float" office:value="3"/>
          <table:table-cell table:number-columns-repeated="16379"/>
        </table:table-row>
        <table:table-row>
          <table:table-cell office:value-type="float" office:value="2006068"/>
          <table:table-cell office:value-type="float" office:value="2006"/>
          <table:table-cell office:value-type="float" office:value="68"/>
          <table:table-cell office:value-type="float" office:value="23525.51109212323"/>
          <table:table-cell office:value-type="float" office:value="3"/>
          <table:table-cell table:number-columns-repeated="16379"/>
        </table:table-row>
        <table:table-row>
          <table:table-cell office:value-type="float" office:value="2006070"/>
          <table:table-cell office:value-type="float" office:value="2006"/>
          <table:table-cell office:value-type="float" office:value="70"/>
          <table:table-cell office:value-type="float" office:value="49479.462611000003"/>
          <table:table-cell office:value-type="float" office:value="0"/>
          <table:table-cell table:number-columns-repeated="16379"/>
        </table:table-row>
        <table:table-row>
          <table:table-cell office:value-type="float" office:value="2006073"/>
          <table:table-cell office:value-type="float" office:value="2006"/>
          <table:table-cell office:value-type="float" office:value="73"/>
          <table:table-cell office:value-type="float" office:value="47045.312317697673"/>
          <table:table-cell office:value-type="float" office:value="3"/>
          <table:table-cell table:number-columns-repeated="16379"/>
        </table:table-row>
        <table:table-row>
          <table:table-cell office:value-type="float" office:value="2006074"/>
          <table:table-cell office:value-type="float" office:value="2006"/>
          <table:table-cell office:value-type="float" office:value="74"/>
          <table:table-cell office:value-type="float" office:value="8985.9119764886891"/>
          <table:table-cell office:value-type="float" office:value="3"/>
          <table:table-cell table:number-columns-repeated="16379"/>
        </table:table-row>
        <table:table-row>
          <table:table-cell office:value-type="float" office:value="2006076"/>
          <table:table-cell office:value-type="float" office:value="2006"/>
          <table:table-cell office:value-type="float" office:value="76"/>
          <table:table-cell office:value-type="float" office:value="8471.3150014514813"/>
          <table:table-cell office:value-type="float" office:value="3"/>
          <table:table-cell table:number-columns-repeated="16379"/>
        </table:table-row>
        <table:table-row>
          <table:table-cell office:value-type="float" office:value="2006095"/>
          <table:table-cell office:value-type="float" office:value="2006"/>
          <table:table-cell office:value-type="float" office:value="95"/>
          <table:table-cell office:value-type="float" office:value="27988.145283506528"/>
          <table:table-cell office:value-type="float" office:value="3"/>
          <table:table-cell table:number-columns-repeated="16379"/>
        </table:table-row>
        <table:table-row>
          <table:table-cell office:value-type="float" office:value="2006096"/>
          <table:table-cell office:value-type="float" office:value="2006"/>
          <table:table-cell office:value-type="float" office:value="96"/>
          <table:table-cell office:value-type="float" office:value="5302.3770482515756"/>
          <table:table-cell office:value-type="float" office:value="3"/>
          <table:table-cell table:number-columns-repeated="16379"/>
        </table:table-row>
        <table:table-row>
          <table:table-cell office:value-type="float" office:value="2006097"/>
          <table:table-cell office:value-type="float" office:value="2006"/>
          <table:table-cell office:value-type="float" office:value="97"/>
          <table:table-cell office:value-type="float" office:value="20992.495282778658"/>
          <table:table-cell office:value-type="float" office:value="3"/>
          <table:table-cell table:number-columns-repeated="16379"/>
        </table:table-row>
        <table:table-row>
          <table:table-cell office:value-type="float" office:value="2006098"/>
          <table:table-cell office:value-type="float" office:value="2006"/>
          <table:table-cell office:value-type="float" office:value="98"/>
          <table:table-cell office:value-type="float" office:value="11726.714348959631"/>
          <table:table-cell office:value-type="float" office:value="5"/>
          <table:table-cell table:number-columns-repeated="16379"/>
        </table:table-row>
        <table:table-row>
          <table:table-cell office:value-type="float" office:value="2006099"/>
          <table:table-cell office:value-type="float" office:value="2006"/>
          <table:table-cell office:value-type="float" office:value="99"/>
          <table:table-cell office:value-type="float" office:value="12881.775445501011"/>
          <table:table-cell office:value-type="float" office:value="3"/>
          <table:table-cell table:number-columns-repeated="16379"/>
        </table:table-row>
        <table:table-row>
          <table:table-cell office:value-type="float" office:value="2006101"/>
          <table:table-cell office:value-type="float" office:value="2006"/>
          <table:table-cell office:value-type="float" office:value="101"/>
          <table:table-cell office:value-type="float" office:value="23970.839179385595"/>
          <table:table-cell office:value-type="float" office:value="4"/>
          <table:table-cell table:number-columns-repeated="16379"/>
        </table:table-row>
        <table:table-row>
          <table:table-cell office:value-type="float" office:value="2006104"/>
          <table:table-cell office:value-type="float" office:value="2006"/>
          <table:table-cell office:value-type="float" office:value="104"/>
          <table:table-cell office:value-type="float" office:value="24329.649630507789"/>
          <table:table-cell office:value-type="float" office:value="4"/>
          <table:table-cell table:number-columns-repeated="16379"/>
        </table:table-row>
        <table:table-row>
          <table:table-cell office:value-type="float" office:value="2006105"/>
          <table:table-cell office:value-type="float" office:value="2006"/>
          <table:table-cell office:value-type="float" office:value="105"/>
          <table:table-cell office:value-type="float" office:value="1918.9601549759461"/>
          <table:table-cell office:value-type="float" office:value="4"/>
          <table:table-cell table:number-columns-repeated="16379"/>
        </table:table-row>
        <table:table-row>
          <table:table-cell office:value-type="float" office:value="2006106"/>
          <table:table-cell office:value-type="float" office:value="2006"/>
          <table:table-cell office:value-type="float" office:value="106"/>
          <table:table-cell office:value-type="float" office:value="30537.174397772218"/>
          <table:table-cell office:value-type="float" office:value="4"/>
          <table:table-cell table:number-columns-repeated="16379"/>
        </table:table-row>
        <table:table-row>
          <table:table-cell office:value-type="float" office:value="2006108"/>
          <table:table-cell office:value-type="float" office:value="2006"/>
          <table:table-cell office:value-type="float" office:value="108"/>
          <table:table-cell office:value-type="float" office:value="12685.928206756183"/>
          <table:table-cell office:value-type="float" office:value="4"/>
          <table:table-cell table:number-columns-repeated="16379"/>
        </table:table-row>
        <table:table-row>
          <table:table-cell office:value-type="float" office:value="2006109"/>
          <table:table-cell office:value-type="float" office:value="2006"/>
          <table:table-cell office:value-type="float" office:value="109"/>
          <table:table-cell office:value-type="float" office:value="23136.190761838938"/>
          <table:table-cell office:value-type="float" office:value="4"/>
          <table:table-cell table:number-columns-repeated="16379"/>
        </table:table-row>
        <table:table-row>
          <table:table-cell office:value-type="float" office:value="2006110"/>
          <table:table-cell office:value-type="float" office:value="2006"/>
          <table:table-cell office:value-type="float" office:value="110"/>
          <table:table-cell office:value-type="float" office:value="4903.7335908610894"/>
          <table:table-cell office:value-type="float" office:value="4"/>
          <table:table-cell table:number-columns-repeated="16379"/>
        </table:table-row>
        <table:table-row>
          <table:table-cell office:value-type="float" office:value="2006124"/>
          <table:table-cell office:value-type="float" office:value="2006"/>
          <table:table-cell office:value-type="float" office:value="124"/>
          <table:table-cell office:value-type="float" office:value="8956.3751280223769"/>
          <table:table-cell office:value-type="float" office:value="3"/>
          <table:table-cell table:number-columns-repeated="16379"/>
        </table:table-row>
        <table:table-row>
          <table:table-cell office:value-type="float" office:value="2006127"/>
          <table:table-cell office:value-type="float" office:value="2006"/>
          <table:table-cell office:value-type="float" office:value="127"/>
          <table:table-cell office:value-type="float" office:value="9510.6752992834845"/>
          <table:table-cell office:value-type="float" office:value="3"/>
          <table:table-cell table:number-columns-repeated="16379"/>
        </table:table-row>
        <table:table-row>
          <table:table-cell office:value-type="float" office:value="2006136"/>
          <table:table-cell office:value-type="float" office:value="2006"/>
          <table:table-cell office:value-type="float" office:value="136"/>
          <table:table-cell office:value-type="float" office:value="6185.5549155803319"/>
          <table:table-cell office:value-type="float" office:value="2"/>
          <table:table-cell table:number-columns-repeated="16379"/>
        </table:table-row>
        <table:table-row>
          <table:table-cell office:value-type="float" office:value="2006140"/>
          <table:table-cell office:value-type="float" office:value="2006"/>
          <table:table-cell office:value-type="float" office:value="140"/>
          <table:table-cell office:value-type="float" office:value="6679.0290835598089"/>
          <table:table-cell office:value-type="float" office:value="2"/>
          <table:table-cell table:number-columns-repeated="16379"/>
        </table:table-row>
        <table:table-row>
          <table:table-cell office:value-type="float" office:value="2006141"/>
          <table:table-cell office:value-type="float" office:value="2006"/>
          <table:table-cell office:value-type="float" office:value="141"/>
          <table:table-cell office:value-type="float" office:value="39719.982678645385"/>
          <table:table-cell office:value-type="float" office:value="2"/>
          <table:table-cell table:number-columns-repeated="16379"/>
        </table:table-row>
        <table:table-row>
          <table:table-cell office:value-type="float" office:value="2006142"/>
          <table:table-cell office:value-type="float" office:value="2006"/>
          <table:table-cell office:value-type="float" office:value="142"/>
          <table:table-cell office:value-type="float" office:value="4681.4372266242099"/>
          <table:table-cell office:value-type="float" office:value="2"/>
          <table:table-cell table:number-columns-repeated="16379"/>
        </table:table-row>
        <table:table-row>
          <table:table-cell office:value-type="float" office:value="2006143"/>
          <table:table-cell office:value-type="float" office:value="2006"/>
          <table:table-cell office:value-type="float" office:value="143"/>
          <table:table-cell office:value-type="float" office:value="54227.147013472953"/>
          <table:table-cell office:value-type="float" office:value="3"/>
          <table:table-cell table:number-columns-repeated="16379"/>
        </table:table-row>
        <table:table-row>
          <table:table-cell office:value-type="float" office:value="2006152"/>
          <table:table-cell office:value-type="float" office:value="2006"/>
          <table:table-cell office:value-type="float" office:value="152"/>
          <table:table-cell office:value-type="float" office:value="2488.7348011642343"/>
          <table:table-cell office:value-type="float" office:value="5"/>
          <table:table-cell table:number-columns-repeated="16379"/>
        </table:table-row>
        <table:table-row>
          <table:table-cell office:value-type="float" office:value="2006158"/>
          <table:table-cell office:value-type="float" office:value="2006"/>
          <table:table-cell office:value-type="float" office:value="158"/>
          <table:table-cell office:value-type="float" office:value="58825.490805022928"/>
          <table:table-cell office:value-type="float" office:value="2"/>
          <table:table-cell table:number-columns-repeated="16379"/>
        </table:table-row>
        <table:table-row>
          <table:table-cell office:value-type="float" office:value="2006162"/>
          <table:table-cell office:value-type="float" office:value="2006"/>
          <table:table-cell office:value-type="float" office:value="162"/>
          <table:table-cell office:value-type="float" office:value="535.56074671591421"/>
          <table:table-cell office:value-type="float" office:value="5"/>
          <table:table-cell table:number-columns-repeated="16379"/>
        </table:table-row>
        <table:table-row>
          <table:table-cell office:value-type="float" office:value="2006163"/>
          <table:table-cell office:value-type="float" office:value="2006"/>
          <table:table-cell office:value-type="float" office:value="163"/>
          <table:table-cell office:value-type="float" office:value="727.93845753519429"/>
          <table:table-cell office:value-type="float" office:value="5"/>
          <table:table-cell table:number-columns-repeated="16379"/>
        </table:table-row>
        <table:table-row>
          <table:table-cell office:value-type="float" office:value="2006166"/>
          <table:table-cell office:value-type="float" office:value="2006"/>
          <table:table-cell office:value-type="float" office:value="166"/>
          <table:table-cell office:value-type="float" office:value="3865.4160092558104"/>
          <table:table-cell office:value-type="float" office:value="2"/>
          <table:table-cell table:number-columns-repeated="16379"/>
        </table:table-row>
        <table:table-row>
          <table:table-cell office:value-type="float" office:value="2006167"/>
          <table:table-cell office:value-type="float" office:value="2006"/>
          <table:table-cell office:value-type="float" office:value="167"/>
          <table:table-cell office:value-type="float" office:value="114.61781399282627"/>
          <table:table-cell office:value-type="float" office:value="5"/>
          <table:table-cell table:number-columns-repeated="16379"/>
        </table:table-row>
        <table:table-row>
          <table:table-cell office:value-type="float" office:value="2006170"/>
          <table:table-cell office:value-type="float" office:value="2006"/>
          <table:table-cell office:value-type="float" office:value="170"/>
          <table:table-cell office:value-type="float" office:value="7498.5360521339853"/>
          <table:table-cell office:value-type="float" office:value="3"/>
          <table:table-cell table:number-columns-repeated="16379"/>
        </table:table-row>
        <table:table-row>
          <table:table-cell office:value-type="float" office:value="2006171"/>
          <table:table-cell office:value-type="float" office:value="2006"/>
          <table:table-cell office:value-type="float" office:value="171"/>
          <table:table-cell office:value-type="float" office:value="20469.529745017"/>
          <table:table-cell office:value-type="float" office:value="3"/>
          <table:table-cell table:number-columns-repeated="16379"/>
        </table:table-row>
        <table:table-row>
          <table:table-cell office:value-type="float" office:value="2006172"/>
          <table:table-cell office:value-type="float" office:value="2006"/>
          <table:table-cell office:value-type="float" office:value="172"/>
          <table:table-cell office:value-type="float" office:value="92046.842279377423"/>
          <table:table-cell office:value-type="float" office:value="2"/>
          <table:table-cell table:number-columns-repeated="16379"/>
        </table:table-row>
        <table:table-row>
          <table:table-cell office:value-type="float" office:value="2006173"/>
          <table:table-cell office:value-type="float" office:value="2006"/>
          <table:table-cell office:value-type="float" office:value="173"/>
          <table:table-cell office:value-type="float" office:value="17462.910627915331"/>
          <table:table-cell office:value-type="float" office:value="5"/>
          <table:table-cell table:number-columns-repeated="16379"/>
        </table:table-row>
        <table:table-row>
          <table:table-cell office:value-type="float" office:value="2006174"/>
          <table:table-cell office:value-type="float" office:value="2006"/>
          <table:table-cell office:value-type="float" office:value="174"/>
          <table:table-cell office:value-type="float" office:value="49479.462610679853"/>
          <table:table-cell office:value-type="float" office:value="3"/>
          <table:table-cell table:number-columns-repeated="16379"/>
        </table:table-row>
        <table:table-row>
          <table:table-cell office:value-type="float" office:value="2006176"/>
          <table:table-cell office:value-type="float" office:value="2006"/>
          <table:table-cell office:value-type="float" office:value="176"/>
          <table:table-cell office:value-type="float" office:value="13742.129527960013"/>
          <table:table-cell office:value-type="float" office:value="3"/>
          <table:table-cell table:number-columns-repeated="16379"/>
        </table:table-row>
        <table:table-row>
          <table:table-cell office:value-type="float" office:value="2006178"/>
          <table:table-cell office:value-type="float" office:value="2006"/>
          <table:table-cell office:value-type="float" office:value="178"/>
          <table:table-cell office:value-type="float" office:value="934.76954678564539"/>
          <table:table-cell office:value-type="float" office:value="5"/>
          <table:table-cell table:number-columns-repeated="16379"/>
        </table:table-row>
        <table:table-row>
          <table:table-cell office:value-type="float" office:value="2006179"/>
          <table:table-cell office:value-type="float" office:value="2006"/>
          <table:table-cell office:value-type="float" office:value="179"/>
          <table:table-cell office:value-type="float" office:value="589.04905991256646"/>
          <table:table-cell office:value-type="float" office:value="5"/>
          <table:table-cell table:number-columns-repeated="16379"/>
        </table:table-row>
        <table:table-row>
          <table:table-cell office:value-type="float" office:value="2007001"/>
          <table:table-cell office:value-type="float" office:value="2007"/>
          <table:table-cell office:value-type="float" office:value="1"/>
          <table:table-cell office:value-type="float" office:value="793772"/>
          <table:table-cell office:value-type="float" office:value="1"/>
          <table:table-cell table:number-columns-repeated="16379"/>
        </table:table-row>
        <table:table-row>
          <table:table-cell office:value-type="float" office:value="2007002"/>
          <table:table-cell office:value-type="float" office:value="2007"/>
          <table:table-cell office:value-type="float" office:value="2"/>
          <table:table-cell office:value-type="float" office:value="74051"/>
          <table:table-cell office:value-type="float" office:value="4"/>
          <table:table-cell table:number-columns-repeated="16379"/>
        </table:table-row>
        <table:table-row>
          <table:table-cell office:value-type="float" office:value="2007003"/>
          <table:table-cell office:value-type="float" office:value="2007"/>
          <table:table-cell office:value-type="float" office:value="3"/>
          <table:table-cell office:value-type="float" office:value="67007"/>
          <table:table-cell office:value-type="float" office:value="2"/>
          <table:table-cell table:number-columns-repeated="16379"/>
        </table:table-row>
        <table:table-row>
          <table:table-cell office:value-type="float" office:value="2007005"/>
          <table:table-cell office:value-type="float" office:value="2007"/>
          <table:table-cell office:value-type="float" office:value="5"/>
          <table:table-cell office:value-type="float" office:value="60601"/>
          <table:table-cell office:value-type="float" office:value="2"/>
          <table:table-cell table:number-columns-repeated="16379"/>
        </table:table-row>
        <table:table-row>
          <table:table-cell office:value-type="float" office:value="2007006"/>
          <table:table-cell office:value-type="float" office:value="2007"/>
          <table:table-cell office:value-type="float" office:value="6"/>
          <table:table-cell office:value-type="float" office:value="42373"/>
          <table:table-cell office:value-type="float" office:value="2"/>
          <table:table-cell table:number-columns-repeated="16379"/>
        </table:table-row>
        <table:table-row>
          <table:table-cell office:value-type="float" office:value="2007007"/>
          <table:table-cell office:value-type="float" office:value="2007"/>
          <table:table-cell office:value-type="float" office:value="7"/>
          <table:table-cell office:value-type="float" office:value="218884"/>
          <table:table-cell office:value-type="float" office:value="2"/>
          <table:table-cell table:number-columns-repeated="16379"/>
        </table:table-row>
        <table:table-row>
          <table:table-cell office:value-type="float" office:value="2007008"/>
          <table:table-cell office:value-type="float" office:value="2007"/>
          <table:table-cell office:value-type="float" office:value="8"/>
          <table:table-cell office:value-type="float" office:value="91613"/>
          <table:table-cell office:value-type="float" office:value="2"/>
          <table:table-cell table:number-columns-repeated="16379"/>
        </table:table-row>
        <table:table-row>
          <table:table-cell office:value-type="float" office:value="2007009"/>
          <table:table-cell office:value-type="float" office:value="2007"/>
          <table:table-cell office:value-type="float" office:value="9"/>
          <table:table-cell office:value-type="float" office:value="16621"/>
          <table:table-cell office:value-type="float" office:value="4"/>
          <table:table-cell table:number-columns-repeated="16379"/>
        </table:table-row>
        <table:table-row>
          <table:table-cell office:value-type="float" office:value="2007010"/>
          <table:table-cell office:value-type="float" office:value="2007"/>
          <table:table-cell office:value-type="float" office:value="10"/>
          <table:table-cell office:value-type="float" office:value="76359"/>
          <table:table-cell office:value-type="float" office:value="4"/>
          <table:table-cell table:number-columns-repeated="16379"/>
        </table:table-row>
        <table:table-row>
          <table:table-cell office:value-type="float" office:value="2007011"/>
          <table:table-cell office:value-type="float" office:value="2007"/>
          <table:table-cell office:value-type="float" office:value="11"/>
          <table:table-cell office:value-type="float" office:value="11499"/>
          <table:table-cell office:value-type="float" office:value="4"/>
          <table:table-cell table:number-columns-repeated="16379"/>
        </table:table-row>
        <table:table-row>
          <table:table-cell office:value-type="float" office:value="2007012"/>
          <table:table-cell office:value-type="float" office:value="2007"/>
          <table:table-cell office:value-type="float" office:value="12"/>
          <table:table-cell office:value-type="float" office:value="20137"/>
          <table:table-cell office:value-type="float" office:value="5"/>
          <table:table-cell table:number-columns-repeated="16379"/>
        </table:table-row>
        <table:table-row>
          <table:table-cell office:value-type="float" office:value="2007013"/>
          <table:table-cell office:value-type="float" office:value="2007"/>
          <table:table-cell office:value-type="float" office:value="13"/>
          <table:table-cell office:value-type="float" office:value="6441"/>
          <table:table-cell office:value-type="float" office:value="5"/>
          <table:table-cell table:number-columns-repeated="16379"/>
        </table:table-row>
        <table:table-row>
          <table:table-cell office:value-type="float" office:value="2007015"/>
          <table:table-cell office:value-type="float" office:value="2007"/>
          <table:table-cell office:value-type="float" office:value="15"/>
          <table:table-cell office:value-type="float" office:value="19405"/>
          <table:table-cell office:value-type="float" office:value="3"/>
          <table:table-cell table:number-columns-repeated="16379"/>
        </table:table-row>
        <table:table-row>
          <table:table-cell office:value-type="float" office:value="2007016"/>
          <table:table-cell office:value-type="float" office:value="2007"/>
          <table:table-cell office:value-type="float" office:value="16"/>
          <table:table-cell office:value-type="float" office:value="12075"/>
          <table:table-cell office:value-type="float" office:value="3"/>
          <table:table-cell table:number-columns-repeated="16379"/>
        </table:table-row>
        <table:table-row>
          <table:table-cell office:value-type="float" office:value="2007017"/>
          <table:table-cell office:value-type="float" office:value="2007"/>
          <table:table-cell office:value-type="float" office:value="17"/>
          <table:table-cell office:value-type="float" office:value="16929"/>
          <table:table-cell office:value-type="float" office:value="3"/>
          <table:table-cell table:number-columns-repeated="16379"/>
        </table:table-row>
        <table:table-row>
          <table:table-cell office:value-type="float" office:value="2007019"/>
          <table:table-cell office:value-type="float" office:value="2007"/>
          <table:table-cell office:value-type="float" office:value="19"/>
          <table:table-cell office:value-type="float" office:value="42510"/>
          <table:table-cell office:value-type="float" office:value="3"/>
          <table:table-cell table:number-columns-repeated="16379"/>
        </table:table-row>
        <table:table-row>
          <table:table-cell office:value-type="float" office:value="2007020"/>
          <table:table-cell office:value-type="float" office:value="2007"/>
          <table:table-cell office:value-type="float" office:value="20"/>
          <table:table-cell office:value-type="float" office:value="31075"/>
          <table:table-cell office:value-type="float" office:value="3"/>
          <table:table-cell table:number-columns-repeated="16379"/>
        </table:table-row>
        <table:table-row>
          <table:table-cell office:value-type="float" office:value="2007021"/>
          <table:table-cell office:value-type="float" office:value="2007"/>
          <table:table-cell office:value-type="float" office:value="21"/>
          <table:table-cell office:value-type="float" office:value="20811"/>
          <table:table-cell office:value-type="float" office:value="2"/>
          <table:table-cell table:number-columns-repeated="16379"/>
        </table:table-row>
        <table:table-row>
          <table:table-cell office:value-type="float" office:value="2007023"/>
          <table:table-cell office:value-type="float" office:value="2007"/>
          <table:table-cell office:value-type="float" office:value="23"/>
          <table:table-cell office:value-type="float" office:value="25242"/>
          <table:table-cell office:value-type="float" office:value="3"/>
          <table:table-cell table:number-columns-repeated="16379"/>
        </table:table-row>
        <table:table-row>
          <table:table-cell office:value-type="float" office:value="2007024"/>
          <table:table-cell office:value-type="float" office:value="2007"/>
          <table:table-cell office:value-type="float" office:value="24"/>
          <table:table-cell office:value-type="float" office:value="63267"/>
          <table:table-cell office:value-type="float" office:value="3"/>
          <table:table-cell table:number-columns-repeated="16379"/>
        </table:table-row>
        <table:table-row>
          <table:table-cell office:value-type="float" office:value="2007025"/>
          <table:table-cell office:value-type="float" office:value="2007"/>
          <table:table-cell office:value-type="float" office:value="25"/>
          <table:table-cell office:value-type="float" office:value="18027"/>
          <table:table-cell office:value-type="float" office:value="3"/>
          <table:table-cell table:number-columns-repeated="16379"/>
        </table:table-row>
        <table:table-row>
          <table:table-cell office:value-type="float" office:value="2007027"/>
          <table:table-cell office:value-type="float" office:value="2007"/>
          <table:table-cell office:value-type="float" office:value="27"/>
          <table:table-cell office:value-type="float" office:value="15543"/>
          <table:table-cell office:value-type="float" office:value="3"/>
          <table:table-cell table:number-columns-repeated="16379"/>
        </table:table-row>
        <table:table-row>
          <table:table-cell office:value-type="float" office:value="2007028"/>
          <table:table-cell office:value-type="float" office:value="2007"/>
          <table:table-cell office:value-type="float" office:value="28"/>
          <table:table-cell office:value-type="float" office:value="24919"/>
          <table:table-cell office:value-type="float" office:value="3"/>
          <table:table-cell table:number-columns-repeated="16379"/>
        </table:table-row>
        <table:table-row>
          <table:table-cell office:value-type="float" office:value="2007029"/>
          <table:table-cell office:value-type="float" office:value="2007"/>
          <table:table-cell office:value-type="float" office:value="29"/>
          <table:table-cell office:value-type="float" office:value="43999"/>
          <table:table-cell office:value-type="float" office:value="3"/>
          <table:table-cell table:number-columns-repeated="16379"/>
        </table:table-row>
        <table:table-row>
          <table:table-cell office:value-type="float" office:value="2007030"/>
          <table:table-cell office:value-type="float" office:value="2007"/>
          <table:table-cell office:value-type="float" office:value="30"/>
          <table:table-cell office:value-type="float" office:value="10858"/>
          <table:table-cell office:value-type="float" office:value="3"/>
          <table:table-cell table:number-columns-repeated="16379"/>
        </table:table-row>
        <table:table-row>
          <table:table-cell office:value-type="float" office:value="2007031"/>
          <table:table-cell office:value-type="float" office:value="2007"/>
          <table:table-cell office:value-type="float" office:value="31"/>
          <table:table-cell office:value-type="float" office:value="50437"/>
          <table:table-cell office:value-type="float" office:value="3"/>
          <table:table-cell table:number-columns-repeated="16379"/>
        </table:table-row>
        <table:table-row>
          <table:table-cell office:value-type="float" office:value="2007032"/>
          <table:table-cell office:value-type="float" office:value="2007"/>
          <table:table-cell office:value-type="float" office:value="32"/>
          <table:table-cell office:value-type="float" office:value="33427"/>
          <table:table-cell office:value-type="float" office:value="3"/>
          <table:table-cell table:number-columns-repeated="16379"/>
        </table:table-row>
        <table:table-row>
          <table:table-cell office:value-type="float" office:value="2007033"/>
          <table:table-cell office:value-type="float" office:value="2007"/>
          <table:table-cell office:value-type="float" office:value="33"/>
          <table:table-cell office:value-type="float" office:value="23233"/>
          <table:table-cell office:value-type="float" office:value="3"/>
          <table:table-cell table:number-columns-repeated="16379"/>
        </table:table-row>
        <table:table-row>
          <table:table-cell office:value-type="float" office:value="2007034"/>
          <table:table-cell office:value-type="float" office:value="2007"/>
          <table:table-cell office:value-type="float" office:value="34"/>
          <table:table-cell office:value-type="float" office:value="45472"/>
          <table:table-cell office:value-type="float" office:value="3"/>
          <table:table-cell table:number-columns-repeated="16379"/>
        </table:table-row>
        <table:table-row>
          <table:table-cell office:value-type="float" office:value="2007036"/>
          <table:table-cell office:value-type="float" office:value="2007"/>
          <table:table-cell office:value-type="float" office:value="36"/>
          <table:table-cell office:value-type="float" office:value="30989"/>
          <table:table-cell office:value-type="float" office:value="3"/>
          <table:table-cell table:number-columns-repeated="16379"/>
        </table:table-row>
        <table:table-row>
          <table:table-cell office:value-type="float" office:value="2007037"/>
          <table:table-cell office:value-type="float" office:value="2007"/>
          <table:table-cell office:value-type="float" office:value="37"/>
          <table:table-cell office:value-type="float" office:value="40614"/>
          <table:table-cell office:value-type="float" office:value="3"/>
          <table:table-cell table:number-columns-repeated="16379"/>
        </table:table-row>
        <table:table-row>
          <table:table-cell office:value-type="float" office:value="2007038"/>
          <table:table-cell office:value-type="float" office:value="2007"/>
          <table:table-cell office:value-type="float" office:value="38"/>
          <table:table-cell office:value-type="float" office:value="37283"/>
          <table:table-cell office:value-type="float" office:value="3"/>
          <table:table-cell table:number-columns-repeated="16379"/>
        </table:table-row>
        <table:table-row>
          <table:table-cell office:value-type="float" office:value="2007039"/>
          <table:table-cell office:value-type="float" office:value="2007"/>
          <table:table-cell office:value-type="float" office:value="39"/>
          <table:table-cell office:value-type="float" office:value="22334"/>
          <table:table-cell office:value-type="float" office:value="3"/>
          <table:table-cell table:number-columns-repeated="16379"/>
        </table:table-row>
        <table:table-row>
          <table:table-cell office:value-type="float" office:value="2007040"/>
          <table:table-cell office:value-type="float" office:value="2007"/>
          <table:table-cell office:value-type="float" office:value="40"/>
          <table:table-cell office:value-type="float" office:value="15988"/>
          <table:table-cell office:value-type="float" office:value="3"/>
          <table:table-cell table:number-columns-repeated="16379"/>
        </table:table-row>
        <table:table-row>
          <table:table-cell office:value-type="float" office:value="2007043"/>
          <table:table-cell office:value-type="float" office:value="2007"/>
          <table:table-cell office:value-type="float" office:value="43"/>
          <table:table-cell office:value-type="float" office:value="33270"/>
          <table:table-cell office:value-type="float" office:value="3"/>
          <table:table-cell table:number-columns-repeated="16379"/>
        </table:table-row>
        <table:table-row>
          <table:table-cell office:value-type="float" office:value="2007044"/>
          <table:table-cell office:value-type="float" office:value="2007"/>
          <table:table-cell office:value-type="float" office:value="44"/>
          <table:table-cell office:value-type="float" office:value="14114"/>
          <table:table-cell office:value-type="float" office:value="3"/>
          <table:table-cell table:number-columns-repeated="16379"/>
        </table:table-row>
        <table:table-row>
          <table:table-cell office:value-type="float" office:value="2007045"/>
          <table:table-cell office:value-type="float" office:value="2007"/>
          <table:table-cell office:value-type="float" office:value="45"/>
          <table:table-cell office:value-type="float" office:value="12813"/>
          <table:table-cell office:value-type="float" office:value="3"/>
          <table:table-cell table:number-columns-repeated="16379"/>
        </table:table-row>
        <table:table-row>
          <table:table-cell office:value-type="float" office:value="2007046"/>
          <table:table-cell office:value-type="float" office:value="2007"/>
          <table:table-cell office:value-type="float" office:value="46"/>
          <table:table-cell office:value-type="float" office:value="16498"/>
          <table:table-cell office:value-type="float" office:value="3"/>
          <table:table-cell table:number-columns-repeated="16379"/>
        </table:table-row>
        <table:table-row>
          <table:table-cell office:value-type="float" office:value="2007047"/>
          <table:table-cell office:value-type="float" office:value="2007"/>
          <table:table-cell office:value-type="float" office:value="47"/>
          <table:table-cell office:value-type="float" office:value="32778"/>
          <table:table-cell office:value-type="float" office:value="3"/>
          <table:table-cell table:number-columns-repeated="16379"/>
        </table:table-row>
        <table:table-row>
          <table:table-cell office:value-type="float" office:value="2007049"/>
          <table:table-cell office:value-type="float" office:value="2007"/>
          <table:table-cell office:value-type="float" office:value="49"/>
          <table:table-cell office:value-type="float" office:value="39509"/>
          <table:table-cell office:value-type="float" office:value="3"/>
          <table:table-cell table:number-columns-repeated="16379"/>
        </table:table-row>
        <table:table-row>
          <table:table-cell office:value-type="float" office:value="2007051"/>
          <table:table-cell office:value-type="float" office:value="2007"/>
          <table:table-cell office:value-type="float" office:value="51"/>
          <table:table-cell office:value-type="float" office:value="17328"/>
          <table:table-cell office:value-type="float" office:value="5"/>
          <table:table-cell table:number-columns-repeated="16379"/>
        </table:table-row>
        <table:table-row>
          <table:table-cell office:value-type="float" office:value="2007053"/>
          <table:table-cell office:value-type="float" office:value="2007"/>
          <table:table-cell office:value-type="float" office:value="53"/>
          <table:table-cell office:value-type="float" office:value="7188"/>
          <table:table-cell office:value-type="float" office:value="3"/>
          <table:table-cell table:number-columns-repeated="16379"/>
        </table:table-row>
        <table:table-row>
          <table:table-cell office:value-type="float" office:value="2007054"/>
          <table:table-cell office:value-type="float" office:value="2007"/>
          <table:table-cell office:value-type="float" office:value="54"/>
          <table:table-cell office:value-type="float" office:value="25232"/>
          <table:table-cell office:value-type="float" office:value="3"/>
          <table:table-cell table:number-columns-repeated="16379"/>
        </table:table-row>
        <table:table-row>
          <table:table-cell office:value-type="float" office:value="2007055"/>
          <table:table-cell office:value-type="float" office:value="2007"/>
          <table:table-cell office:value-type="float" office:value="55"/>
          <table:table-cell office:value-type="float" office:value="36124"/>
          <table:table-cell office:value-type="float" office:value="3"/>
          <table:table-cell table:number-columns-repeated="16379"/>
        </table:table-row>
        <table:table-row>
          <table:table-cell office:value-type="float" office:value="2007057"/>
          <table:table-cell office:value-type="float" office:value="2007"/>
          <table:table-cell office:value-type="float" office:value="57"/>
          <table:table-cell office:value-type="float" office:value="23378"/>
          <table:table-cell office:value-type="float" office:value="3"/>
          <table:table-cell table:number-columns-repeated="16379"/>
        </table:table-row>
        <table:table-row>
          <table:table-cell office:value-type="float" office:value="2007058"/>
          <table:table-cell office:value-type="float" office:value="2007"/>
          <table:table-cell office:value-type="float" office:value="58"/>
          <table:table-cell office:value-type="float" office:value="16640"/>
          <table:table-cell office:value-type="float" office:value="3"/>
          <table:table-cell table:number-columns-repeated="16379"/>
        </table:table-row>
        <table:table-row>
          <table:table-cell office:value-type="float" office:value="2007060"/>
          <table:table-cell office:value-type="float" office:value="2007"/>
          <table:table-cell office:value-type="float" office:value="60"/>
          <table:table-cell office:value-type="float" office:value="18631"/>
          <table:table-cell office:value-type="float" office:value="2"/>
          <table:table-cell table:number-columns-repeated="16379"/>
        </table:table-row>
        <table:table-row>
          <table:table-cell office:value-type="float" office:value="2007061"/>
          <table:table-cell office:value-type="float" office:value="2007"/>
          <table:table-cell office:value-type="float" office:value="61"/>
          <table:table-cell office:value-type="float" office:value="25213"/>
          <table:table-cell office:value-type="float" office:value="2"/>
          <table:table-cell table:number-columns-repeated="16379"/>
        </table:table-row>
        <table:table-row>
          <table:table-cell office:value-type="float" office:value="2007062"/>
          <table:table-cell office:value-type="float" office:value="2007"/>
          <table:table-cell office:value-type="float" office:value="62"/>
          <table:table-cell office:value-type="float" office:value="18734"/>
          <table:table-cell office:value-type="float" office:value="3"/>
          <table:table-cell table:number-columns-repeated="16379"/>
        </table:table-row>
        <table:table-row>
          <table:table-cell office:value-type="float" office:value="2007064"/>
          <table:table-cell office:value-type="float" office:value="2007"/>
          <table:table-cell office:value-type="float" office:value="64"/>
          <table:table-cell office:value-type="float" office:value="25650"/>
          <table:table-cell office:value-type="float" office:value="3"/>
          <table:table-cell table:number-columns-repeated="16379"/>
        </table:table-row>
        <table:table-row>
          <table:table-cell office:value-type="float" office:value="2007066"/>
          <table:table-cell office:value-type="float" office:value="2007"/>
          <table:table-cell office:value-type="float" office:value="66"/>
          <table:table-cell office:value-type="float" office:value="37963"/>
          <table:table-cell office:value-type="float" office:value="3"/>
          <table:table-cell table:number-columns-repeated="16379"/>
        </table:table-row>
        <table:table-row>
          <table:table-cell office:value-type="float" office:value="2007067"/>
          <table:table-cell office:value-type="float" office:value="2007"/>
          <table:table-cell office:value-type="float" office:value="67"/>
          <table:table-cell office:value-type="float" office:value="24252"/>
          <table:table-cell office:value-type="float" office:value="3"/>
          <table:table-cell table:number-columns-repeated="16379"/>
        </table:table-row>
        <table:table-row>
          <table:table-cell office:value-type="float" office:value="2007068"/>
          <table:table-cell office:value-type="float" office:value="2007"/>
          <table:table-cell office:value-type="float" office:value="68"/>
          <table:table-cell office:value-type="float" office:value="23621"/>
          <table:table-cell office:value-type="float" office:value="3"/>
          <table:table-cell table:number-columns-repeated="16379"/>
        </table:table-row>
        <table:table-row>
          <table:table-cell office:value-type="float" office:value="2007071"/>
          <table:table-cell office:value-type="float" office:value="2007"/>
          <table:table-cell office:value-type="float" office:value="71"/>
          <table:table-cell office:value-type="float" office:value="17250"/>
          <table:table-cell office:value-type="float" office:value="3"/>
          <table:table-cell table:number-columns-repeated="16379"/>
        </table:table-row>
        <table:table-row>
          <table:table-cell office:value-type="float" office:value="2007073"/>
          <table:table-cell office:value-type="float" office:value="2007"/>
          <table:table-cell office:value-type="float" office:value="73"/>
          <table:table-cell office:value-type="float" office:value="47237"/>
          <table:table-cell office:value-type="float" office:value="3"/>
          <table:table-cell table:number-columns-repeated="16379"/>
        </table:table-row>
        <table:table-row>
          <table:table-cell office:value-type="float" office:value="2007074"/>
          <table:table-cell office:value-type="float" office:value="2007"/>
          <table:table-cell office:value-type="float" office:value="74"/>
          <table:table-cell office:value-type="float" office:value="9022"/>
          <table:table-cell office:value-type="float" office:value="3"/>
          <table:table-cell table:number-columns-repeated="16379"/>
        </table:table-row>
        <table:table-row>
          <table:table-cell office:value-type="float" office:value="2007076"/>
          <table:table-cell office:value-type="float" office:value="2007"/>
          <table:table-cell office:value-type="float" office:value="76"/>
          <table:table-cell office:value-type="float" office:value="8506"/>
          <table:table-cell office:value-type="float" office:value="3"/>
          <table:table-cell table:number-columns-repeated="16379"/>
        </table:table-row>
        <table:table-row>
          <table:table-cell office:value-type="float" office:value="2007095"/>
          <table:table-cell office:value-type="float" office:value="2007"/>
          <table:table-cell office:value-type="float" office:value="95"/>
          <table:table-cell office:value-type="float" office:value="28102"/>
          <table:table-cell office:value-type="float" office:value="3"/>
          <table:table-cell table:number-columns-repeated="16379"/>
        </table:table-row>
        <table:table-row>
          <table:table-cell office:value-type="float" office:value="2007097"/>
          <table:table-cell office:value-type="float" office:value="2007"/>
          <table:table-cell office:value-type="float" office:value="97"/>
          <table:table-cell office:value-type="float" office:value="21078"/>
          <table:table-cell office:value-type="float" office:value="3"/>
          <table:table-cell table:number-columns-repeated="16379"/>
        </table:table-row>
        <table:table-row>
          <table:table-cell office:value-type="float" office:value="2007098"/>
          <table:table-cell office:value-type="float" office:value="2007"/>
          <table:table-cell office:value-type="float" office:value="98"/>
          <table:table-cell office:value-type="float" office:value="11744"/>
          <table:table-cell office:value-type="float" office:value="5"/>
          <table:table-cell table:number-columns-repeated="16379"/>
        </table:table-row>
        <table:table-row>
          <table:table-cell office:value-type="float" office:value="2007099"/>
          <table:table-cell office:value-type="float" office:value="2007"/>
          <table:table-cell office:value-type="float" office:value="99"/>
          <table:table-cell office:value-type="float" office:value="12934"/>
          <table:table-cell office:value-type="float" office:value="3"/>
          <table:table-cell table:number-columns-repeated="16379"/>
        </table:table-row>
        <table:table-row>
          <table:table-cell office:value-type="float" office:value="2007101"/>
          <table:table-cell office:value-type="float" office:value="2007"/>
          <table:table-cell office:value-type="float" office:value="101"/>
          <table:table-cell office:value-type="float" office:value="24126"/>
          <table:table-cell office:value-type="float" office:value="4"/>
          <table:table-cell table:number-columns-repeated="16379"/>
        </table:table-row>
        <table:table-row>
          <table:table-cell office:value-type="float" office:value="2007104"/>
          <table:table-cell office:value-type="float" office:value="2007"/>
          <table:table-cell office:value-type="float" office:value="104"/>
          <table:table-cell office:value-type="float" office:value="24487"/>
          <table:table-cell office:value-type="float" office:value="4"/>
          <table:table-cell table:number-columns-repeated="16379"/>
        </table:table-row>
        <table:table-row>
          <table:table-cell office:value-type="float" office:value="2007106"/>
          <table:table-cell office:value-type="float" office:value="2007"/>
          <table:table-cell office:value-type="float" office:value="106"/>
          <table:table-cell office:value-type="float" office:value="21514"/>
          <table:table-cell office:value-type="float" office:value="4"/>
          <table:table-cell table:number-columns-repeated="16379"/>
        </table:table-row>
        <table:table-row>
          <table:table-cell office:value-type="float" office:value="2007107"/>
          <table:table-cell office:value-type="float" office:value="2007"/>
          <table:table-cell office:value-type="float" office:value="107"/>
          <table:table-cell office:value-type="float" office:value="9220"/>
          <table:table-cell office:value-type="float" office:value="4"/>
          <table:table-cell table:number-columns-repeated="16379"/>
        </table:table-row>
        <table:table-row>
          <table:table-cell office:value-type="float" office:value="2007108"/>
          <table:table-cell office:value-type="float" office:value="2007"/>
          <table:table-cell office:value-type="float" office:value="108"/>
          <table:table-cell office:value-type="float" office:value="12768"/>
          <table:table-cell office:value-type="float" office:value="4"/>
          <table:table-cell table:number-columns-repeated="16379"/>
        </table:table-row>
        <table:table-row>
          <table:table-cell office:value-type="float" office:value="2007109"/>
          <table:table-cell office:value-type="float" office:value="2007"/>
          <table:table-cell office:value-type="float" office:value="109"/>
          <table:table-cell office:value-type="float" office:value="23286"/>
          <table:table-cell office:value-type="float" office:value="4"/>
          <table:table-cell table:number-columns-repeated="16379"/>
        </table:table-row>
        <table:table-row>
          <table:table-cell office:value-type="float" office:value="2007110"/>
          <table:table-cell office:value-type="float" office:value="2007"/>
          <table:table-cell office:value-type="float" office:value="110"/>
          <table:table-cell office:value-type="float" office:value="4935"/>
          <table:table-cell office:value-type="float" office:value="4"/>
          <table:table-cell table:number-columns-repeated="16379"/>
        </table:table-row>
        <table:table-row>
          <table:table-cell office:value-type="float" office:value="2007124"/>
          <table:table-cell office:value-type="float" office:value="2007"/>
          <table:table-cell office:value-type="float" office:value="124"/>
          <table:table-cell office:value-type="float" office:value="8993"/>
          <table:table-cell office:value-type="float" office:value="3"/>
          <table:table-cell table:number-columns-repeated="16379"/>
        </table:table-row>
        <table:table-row>
          <table:table-cell office:value-type="float" office:value="2007127"/>
          <table:table-cell office:value-type="float" office:value="2007"/>
          <table:table-cell office:value-type="float" office:value="127"/>
          <table:table-cell office:value-type="float" office:value="9549"/>
          <table:table-cell office:value-type="float" office:value="3"/>
          <table:table-cell table:number-columns-repeated="16379"/>
        </table:table-row>
        <table:table-row>
          <table:table-cell office:value-type="float" office:value="2007136"/>
          <table:table-cell office:value-type="float" office:value="2007"/>
          <table:table-cell office:value-type="float" office:value="136"/>
          <table:table-cell office:value-type="float" office:value="6186"/>
          <table:table-cell office:value-type="float" office:value="2"/>
          <table:table-cell table:number-columns-repeated="16379"/>
        </table:table-row>
        <table:table-row>
          <table:table-cell office:value-type="float" office:value="2007140"/>
          <table:table-cell office:value-type="float" office:value="2007"/>
          <table:table-cell office:value-type="float" office:value="140"/>
          <table:table-cell office:value-type="float" office:value="6679"/>
          <table:table-cell office:value-type="float" office:value="2"/>
          <table:table-cell table:number-columns-repeated="16379"/>
        </table:table-row>
        <table:table-row>
          <table:table-cell office:value-type="float" office:value="2007141"/>
          <table:table-cell office:value-type="float" office:value="2007"/>
          <table:table-cell office:value-type="float" office:value="141"/>
          <table:table-cell office:value-type="float" office:value="39720"/>
          <table:table-cell office:value-type="float" office:value="2"/>
          <table:table-cell table:number-columns-repeated="16379"/>
        </table:table-row>
        <table:table-row>
          <table:table-cell office:value-type="float" office:value="2007142"/>
          <table:table-cell office:value-type="float" office:value="2007"/>
          <table:table-cell office:value-type="float" office:value="142"/>
          <table:table-cell office:value-type="float" office:value="4681"/>
          <table:table-cell office:value-type="float" office:value="2"/>
          <table:table-cell table:number-columns-repeated="16379"/>
        </table:table-row>
        <table:table-row>
          <table:table-cell office:value-type="float" office:value="2007143"/>
          <table:table-cell office:value-type="float" office:value="2007"/>
          <table:table-cell office:value-type="float" office:value="143"/>
          <table:table-cell office:value-type="float" office:value="54448"/>
          <table:table-cell office:value-type="float" office:value="3"/>
          <table:table-cell table:number-columns-repeated="16379"/>
        </table:table-row>
        <table:table-row>
          <table:table-cell office:value-type="float" office:value="2007152"/>
          <table:table-cell office:value-type="float" office:value="2007"/>
          <table:table-cell office:value-type="float" office:value="152"/>
          <table:table-cell office:value-type="float" office:value="2492"/>
          <table:table-cell office:value-type="float" office:value="5"/>
          <table:table-cell table:number-columns-repeated="16379"/>
        </table:table-row>
        <table:table-row>
          <table:table-cell office:value-type="float" office:value="2007158"/>
          <table:table-cell office:value-type="float" office:value="2007"/>
          <table:table-cell office:value-type="float" office:value="158"/>
          <table:table-cell office:value-type="float" office:value="58825"/>
          <table:table-cell office:value-type="float" office:value="2"/>
          <table:table-cell table:number-columns-repeated="16379"/>
        </table:table-row>
        <table:table-row>
          <table:table-cell office:value-type="float" office:value="2007162"/>
          <table:table-cell office:value-type="float" office:value="2007"/>
          <table:table-cell office:value-type="float" office:value="162"/>
          <table:table-cell office:value-type="float" office:value="536"/>
          <table:table-cell office:value-type="float" office:value="5"/>
          <table:table-cell table:number-columns-repeated="16379"/>
        </table:table-row>
        <table:table-row>
          <table:table-cell office:value-type="float" office:value="2007163"/>
          <table:table-cell office:value-type="float" office:value="2007"/>
          <table:table-cell office:value-type="float" office:value="163"/>
          <table:table-cell office:value-type="float" office:value="729"/>
          <table:table-cell office:value-type="float" office:value="5"/>
          <table:table-cell table:number-columns-repeated="16379"/>
        </table:table-row>
        <table:table-row>
          <table:table-cell office:value-type="float" office:value="2007166"/>
          <table:table-cell office:value-type="float" office:value="2007"/>
          <table:table-cell office:value-type="float" office:value="166"/>
          <table:table-cell office:value-type="float" office:value="3865"/>
          <table:table-cell office:value-type="float" office:value="2"/>
          <table:table-cell table:number-columns-repeated="16379"/>
        </table:table-row>
        <table:table-row>
          <table:table-cell office:value-type="float" office:value="2007170"/>
          <table:table-cell office:value-type="float" office:value="2007"/>
          <table:table-cell office:value-type="float" office:value="170"/>
          <table:table-cell office:value-type="float" office:value="7529"/>
          <table:table-cell office:value-type="float" office:value="3"/>
          <table:table-cell table:number-columns-repeated="16379"/>
        </table:table-row>
        <table:table-row>
          <table:table-cell office:value-type="float" office:value="2007171"/>
          <table:table-cell office:value-type="float" office:value="2007"/>
          <table:table-cell office:value-type="float" office:value="171"/>
          <table:table-cell office:value-type="float" office:value="20553"/>
          <table:table-cell office:value-type="float" office:value="3"/>
          <table:table-cell table:number-columns-repeated="16379"/>
        </table:table-row>
        <table:table-row>
          <table:table-cell office:value-type="float" office:value="2007172"/>
          <table:table-cell office:value-type="float" office:value="2007"/>
          <table:table-cell office:value-type="float" office:value="172"/>
          <table:table-cell office:value-type="float" office:value="92047"/>
          <table:table-cell office:value-type="float" office:value="2"/>
          <table:table-cell table:number-columns-repeated="16379"/>
        </table:table-row>
        <table:table-row>
          <table:table-cell office:value-type="float" office:value="2007173"/>
          <table:table-cell office:value-type="float" office:value="2007"/>
          <table:table-cell office:value-type="float" office:value="173"/>
          <table:table-cell office:value-type="float" office:value="17488"/>
          <table:table-cell office:value-type="float" office:value="5"/>
          <table:table-cell table:number-columns-repeated="16379"/>
        </table:table-row>
        <table:table-row>
          <table:table-cell office:value-type="float" office:value="2007174"/>
          <table:table-cell office:value-type="float" office:value="2007"/>
          <table:table-cell office:value-type="float" office:value="174"/>
          <table:table-cell office:value-type="float" office:value="49681"/>
          <table:table-cell office:value-type="float" office:value="3"/>
          <table:table-cell table:number-columns-repeated="16379"/>
        </table:table-row>
        <table:table-row>
          <table:table-cell office:value-type="float" office:value="2007176"/>
          <table:table-cell office:value-type="float" office:value="2007"/>
          <table:table-cell office:value-type="float" office:value="176"/>
          <table:table-cell office:value-type="float" office:value="13798"/>
          <table:table-cell office:value-type="float" office:value="3"/>
          <table:table-cell table:number-columns-repeated="16379"/>
        </table:table-row>
        <table:table-row>
          <table:table-cell office:value-type="float" office:value="2007178"/>
          <table:table-cell office:value-type="float" office:value="2007"/>
          <table:table-cell office:value-type="float" office:value="178"/>
          <table:table-cell office:value-type="float" office:value="936"/>
          <table:table-cell office:value-type="float" office:value="5"/>
          <table:table-cell table:number-columns-repeated="16379"/>
        </table:table-row>
        <table:table-row>
          <table:table-cell office:value-type="float" office:value="2007179"/>
          <table:table-cell office:value-type="float" office:value="2007"/>
          <table:table-cell office:value-type="float" office:value="179"/>
          <table:table-cell office:value-type="float" office:value="590"/>
          <table:table-cell office:value-type="float" office:value="5"/>
          <table:table-cell table:number-columns-repeated="16379"/>
        </table:table-row>
        <table:table-row>
          <table:table-cell office:value-type="float" office:value="2008001"/>
          <table:table-cell office:value-type="float" office:value="2008"/>
          <table:table-cell office:value-type="float" office:value="1"/>
          <table:table-cell office:value-type="float" office:value="909062.54200000002"/>
          <table:table-cell office:value-type="float" office:value="1"/>
          <table:table-cell table:number-columns-repeated="16379"/>
        </table:table-row>
        <table:table-row>
          <table:table-cell office:value-type="float" office:value="2008002"/>
          <table:table-cell office:value-type="float" office:value="2008"/>
          <table:table-cell office:value-type="float" office:value="2"/>
          <table:table-cell office:value-type="float" office:value="56655.040000000001"/>
          <table:table-cell office:value-type="float" office:value="4"/>
          <table:table-cell table:number-columns-repeated="16379"/>
        </table:table-row>
        <table:table-row>
          <table:table-cell office:value-type="float" office:value="2008003"/>
          <table:table-cell office:value-type="float" office:value="2008"/>
          <table:table-cell office:value-type="float" office:value="3"/>
          <table:table-cell office:value-type="float" office:value="63304.755279999998"/>
          <table:table-cell office:value-type="float" office:value="2"/>
          <table:table-cell table:number-columns-repeated="16379"/>
        </table:table-row>
        <table:table-row>
          <table:table-cell office:value-type="float" office:value="2008005"/>
          <table:table-cell office:value-type="float" office:value="2008"/>
          <table:table-cell office:value-type="float" office:value="5"/>
          <table:table-cell office:value-type="float" office:value="53041.774239999999"/>
          <table:table-cell office:value-type="float" office:value="2"/>
          <table:table-cell table:number-columns-repeated="16379"/>
        </table:table-row>
        <table:table-row>
          <table:table-cell office:value-type="float" office:value="2008006"/>
          <table:table-cell office:value-type="float" office:value="2008"/>
          <table:table-cell office:value-type="float" office:value="6"/>
          <table:table-cell office:value-type="float" office:value="31423.927600000003"/>
          <table:table-cell office:value-type="float" office:value="2"/>
          <table:table-cell table:number-columns-repeated="16379"/>
        </table:table-row>
        <table:table-row>
          <table:table-cell office:value-type="float" office:value="2008007"/>
          <table:table-cell office:value-type="float" office:value="2008"/>
          <table:table-cell office:value-type="float" office:value="7"/>
          <table:table-cell office:value-type="float" office:value="156630.63"/>
          <table:table-cell office:value-type="float" office:value="2"/>
          <table:table-cell table:number-columns-repeated="16379"/>
        </table:table-row>
        <table:table-row>
          <table:table-cell office:value-type="float" office:value="2008008"/>
          <table:table-cell office:value-type="float" office:value="2008"/>
          <table:table-cell office:value-type="float" office:value="8"/>
          <table:table-cell office:value-type="float" office:value="94470.501839999997"/>
          <table:table-cell office:value-type="float" office:value="2"/>
          <table:table-cell table:number-columns-repeated="16379"/>
        </table:table-row>
        <table:table-row>
          <table:table-cell office:value-type="float" office:value="2008009"/>
          <table:table-cell office:value-type="float" office:value="2008"/>
          <table:table-cell office:value-type="float" office:value="9"/>
          <table:table-cell office:value-type="float" office:value="17161.918799999999"/>
          <table:table-cell office:value-type="float" office:value="4"/>
          <table:table-cell table:number-columns-repeated="16379"/>
        </table:table-row>
        <table:table-row>
          <table:table-cell office:value-type="float" office:value="2008010"/>
          <table:table-cell office:value-type="float" office:value="2008"/>
          <table:table-cell office:value-type="float" office:value="10"/>
          <table:table-cell office:value-type="float" office:value="69583.28"/>
          <table:table-cell office:value-type="float" office:value="4"/>
          <table:table-cell table:number-columns-repeated="16379"/>
        </table:table-row>
        <table:table-row>
          <table:table-cell office:value-type="float" office:value="2008011"/>
          <table:table-cell office:value-type="float" office:value="2008"/>
          <table:table-cell office:value-type="float" office:value="11"/>
          <table:table-cell office:value-type="float" office:value="9364.123599999999"/>
          <table:table-cell office:value-type="float" office:value="4"/>
          <table:table-cell table:number-columns-repeated="16379"/>
        </table:table-row>
        <table:table-row>
          <table:table-cell office:value-type="float" office:value="2008012"/>
          <table:table-cell office:value-type="float" office:value="2008"/>
          <table:table-cell office:value-type="float" office:value="12"/>
          <table:table-cell office:value-type="float" office:value="18856.000499999998"/>
          <table:table-cell office:value-type="float" office:value="5"/>
          <table:table-cell table:number-columns-repeated="16379"/>
        </table:table-row>
        <table:table-row>
          <table:table-cell office:value-type="float" office:value="2008013"/>
          <table:table-cell office:value-type="float" office:value="2008"/>
          <table:table-cell office:value-type="float" office:value="13"/>
          <table:table-cell office:value-type="float" office:value="4131.2274600000001"/>
          <table:table-cell office:value-type="float" office:value="5"/>
          <table:table-cell table:number-columns-repeated="16379"/>
        </table:table-row>
        <table:table-row>
          <table:table-cell office:value-type="float" office:value="2008015"/>
          <table:table-cell office:value-type="float" office:value="2008"/>
          <table:table-cell office:value-type="float" office:value="15"/>
          <table:table-cell office:value-type="float" office:value="11934.270680000001"/>
          <table:table-cell office:value-type="float" office:value="3"/>
          <table:table-cell table:number-columns-repeated="16379"/>
        </table:table-row>
        <table:table-row>
          <table:table-cell office:value-type="float" office:value="2008016"/>
          <table:table-cell office:value-type="float" office:value="2008"/>
          <table:table-cell office:value-type="float" office:value="16"/>
          <table:table-cell office:value-type="float" office:value="8093.3162899999998"/>
          <table:table-cell office:value-type="float" office:value="3"/>
          <table:table-cell table:number-columns-repeated="16379"/>
        </table:table-row>
        <table:table-row>
          <table:table-cell office:value-type="float" office:value="2008017"/>
          <table:table-cell office:value-type="float" office:value="2008"/>
          <table:table-cell office:value-type="float" office:value="17"/>
          <table:table-cell office:value-type="float" office:value="6584.4311800000005"/>
          <table:table-cell office:value-type="float" office:value="3"/>
          <table:table-cell table:number-columns-repeated="16379"/>
        </table:table-row>
        <table:table-row>
          <table:table-cell office:value-type="float" office:value="2008019"/>
          <table:table-cell office:value-type="float" office:value="2008"/>
          <table:table-cell office:value-type="float" office:value="19"/>
          <table:table-cell office:value-type="float" office:value="16555.772950000002"/>
          <table:table-cell office:value-type="float" office:value="3"/>
          <table:table-cell table:number-columns-repeated="16379"/>
        </table:table-row>
        <table:table-row>
          <table:table-cell office:value-type="float" office:value="2008020"/>
          <table:table-cell office:value-type="float" office:value="2008"/>
          <table:table-cell office:value-type="float" office:value="20"/>
          <table:table-cell office:value-type="float" office:value="20100.252810000002"/>
          <table:table-cell office:value-type="float" office:value="3"/>
          <table:table-cell table:number-columns-repeated="16379"/>
        </table:table-row>
        <table:table-row>
          <table:table-cell office:value-type="float" office:value="2008021"/>
          <table:table-cell office:value-type="float" office:value="2008"/>
          <table:table-cell office:value-type="float" office:value="21"/>
          <table:table-cell office:value-type="float" office:value="12731.68"/>
          <table:table-cell office:value-type="float" office:value="2"/>
          <table:table-cell table:number-columns-repeated="16379"/>
        </table:table-row>
        <table:table-row>
          <table:table-cell office:value-type="float" office:value="2008023"/>
          <table:table-cell office:value-type="float" office:value="2008"/>
          <table:table-cell office:value-type="float" office:value="23"/>
          <table:table-cell office:value-type="float" office:value="13009.641010000001"/>
          <table:table-cell office:value-type="float" office:value="3"/>
          <table:table-cell table:number-columns-repeated="16379"/>
        </table:table-row>
        <table:table-row>
          <table:table-cell office:value-type="float" office:value="2008024"/>
          <table:table-cell office:value-type="float" office:value="2008"/>
          <table:table-cell office:value-type="float" office:value="24"/>
          <table:table-cell office:value-type="float" office:value="34919.449999999997"/>
          <table:table-cell office:value-type="float" office:value="3"/>
          <table:table-cell table:number-columns-repeated="16379"/>
        </table:table-row>
        <table:table-row>
          <table:table-cell office:value-type="float" office:value="2008025"/>
          <table:table-cell office:value-type="float" office:value="2008"/>
          <table:table-cell office:value-type="float" office:value="25"/>
          <table:table-cell office:value-type="float" office:value="10239.025810000001"/>
          <table:table-cell office:value-type="float" office:value="3"/>
          <table:table-cell table:number-columns-repeated="16379"/>
        </table:table-row>
        <table:table-row>
          <table:table-cell office:value-type="float" office:value="2008027"/>
          <table:table-cell office:value-type="float" office:value="2008"/>
          <table:table-cell office:value-type="float" office:value="27"/>
          <table:table-cell office:value-type="float" office:value="7181.7372800000003"/>
          <table:table-cell office:value-type="float" office:value="3"/>
          <table:table-cell table:number-columns-repeated="16379"/>
        </table:table-row>
        <table:table-row>
          <table:table-cell office:value-type="float" office:value="2008028"/>
          <table:table-cell office:value-type="float" office:value="2008"/>
          <table:table-cell office:value-type="float" office:value="28"/>
          <table:table-cell office:value-type="float" office:value="17523.776269999998"/>
          <table:table-cell office:value-type="float" office:value="3"/>
          <table:table-cell table:number-columns-repeated="16379"/>
        </table:table-row>
        <table:table-row>
          <table:table-cell office:value-type="float" office:value="2008029"/>
          <table:table-cell office:value-type="float" office:value="2008"/>
          <table:table-cell office:value-type="float" office:value="29"/>
          <table:table-cell office:value-type="float" office:value="30699.37"/>
          <table:table-cell office:value-type="float" office:value="3"/>
          <table:table-cell table:number-columns-repeated="16379"/>
        </table:table-row>
        <table:table-row>
          <table:table-cell office:value-type="float" office:value="2008030"/>
          <table:table-cell office:value-type="float" office:value="2008"/>
          <table:table-cell office:value-type="float" office:value="30"/>
          <table:table-cell office:value-type="float" office:value="6817.7725"/>
          <table:table-cell office:value-type="float" office:value="3"/>
          <table:table-cell table:number-columns-repeated="16379"/>
        </table:table-row>
        <table:table-row>
          <table:table-cell office:value-type="float" office:value="2008031"/>
          <table:table-cell office:value-type="float" office:value="2008"/>
          <table:table-cell office:value-type="float" office:value="31"/>
          <table:table-cell office:value-type="float" office:value="34691.852440000002"/>
          <table:table-cell office:value-type="float" office:value="3"/>
          <table:table-cell table:number-columns-repeated="16379"/>
        </table:table-row>
        <table:table-row>
          <table:table-cell office:value-type="float" office:value="2008032"/>
          <table:table-cell office:value-type="float" office:value="2008"/>
          <table:table-cell office:value-type="float" office:value="32"/>
          <table:table-cell office:value-type="float" office:value="27623.431370000002"/>
          <table:table-cell office:value-type="float" office:value="3"/>
          <table:table-cell table:number-columns-repeated="16379"/>
        </table:table-row>
        <table:table-row>
          <table:table-cell office:value-type="float" office:value="2008033"/>
          <table:table-cell office:value-type="float" office:value="2008"/>
          <table:table-cell office:value-type="float" office:value="33"/>
          <table:table-cell office:value-type="float" office:value="14546.70671"/>
          <table:table-cell office:value-type="float" office:value="3"/>
          <table:table-cell table:number-columns-repeated="16379"/>
        </table:table-row>
        <table:table-row>
          <table:table-cell office:value-type="float" office:value="2008034"/>
          <table:table-cell office:value-type="float" office:value="2008"/>
          <table:table-cell office:value-type="float" office:value="34"/>
          <table:table-cell office:value-type="float" office:value="34037.611640000003"/>
          <table:table-cell office:value-type="float" office:value="3"/>
          <table:table-cell table:number-columns-repeated="16379"/>
        </table:table-row>
        <table:table-row>
          <table:table-cell office:value-type="float" office:value="2008036"/>
          <table:table-cell office:value-type="float" office:value="2008"/>
          <table:table-cell office:value-type="float" office:value="36"/>
          <table:table-cell office:value-type="float" office:value="24543.66"/>
          <table:table-cell office:value-type="float" office:value="3"/>
          <table:table-cell table:number-columns-repeated="16379"/>
        </table:table-row>
        <table:table-row>
          <table:table-cell office:value-type="float" office:value="2008037"/>
          <table:table-cell office:value-type="float" office:value="2008"/>
          <table:table-cell office:value-type="float" office:value="37"/>
          <table:table-cell office:value-type="float" office:value="20601.458999999999"/>
          <table:table-cell office:value-type="float" office:value="3"/>
          <table:table-cell table:number-columns-repeated="16379"/>
        </table:table-row>
        <table:table-row>
          <table:table-cell office:value-type="float" office:value="2008038"/>
          <table:table-cell office:value-type="float" office:value="2008"/>
          <table:table-cell office:value-type="float" office:value="38"/>
          <table:table-cell office:value-type="float" office:value="27716.102999999999"/>
          <table:table-cell office:value-type="float" office:value="3"/>
          <table:table-cell table:number-columns-repeated="16379"/>
        </table:table-row>
        <table:table-row>
          <table:table-cell office:value-type="float" office:value="2008039"/>
          <table:table-cell office:value-type="float" office:value="2008"/>
          <table:table-cell office:value-type="float" office:value="39"/>
          <table:table-cell office:value-type="float" office:value="17520.711790000001"/>
          <table:table-cell office:value-type="float" office:value="3"/>
          <table:table-cell table:number-columns-repeated="16379"/>
        </table:table-row>
        <table:table-row>
          <table:table-cell office:value-type="float" office:value="2008040"/>
          <table:table-cell office:value-type="float" office:value="2008"/>
          <table:table-cell office:value-type="float" office:value="40"/>
          <table:table-cell office:value-type="float" office:value="11429.442540000002"/>
          <table:table-cell office:value-type="float" office:value="3"/>
          <table:table-cell table:number-columns-repeated="16379"/>
        </table:table-row>
        <table:table-row>
          <table:table-cell office:value-type="float" office:value="2008043"/>
          <table:table-cell office:value-type="float" office:value="2008"/>
          <table:table-cell office:value-type="float" office:value="43"/>
          <table:table-cell office:value-type="float" office:value="18447.373520000001"/>
          <table:table-cell office:value-type="float" office:value="3"/>
          <table:table-cell table:number-columns-repeated="16379"/>
        </table:table-row>
        <table:table-row>
          <table:table-cell office:value-type="float" office:value="2008044"/>
          <table:table-cell office:value-type="float" office:value="2008"/>
          <table:table-cell office:value-type="float" office:value="44"/>
          <table:table-cell office:value-type="float" office:value="26002.371740000002"/>
          <table:table-cell office:value-type="float" office:value="3"/>
          <table:table-cell table:number-columns-repeated="16379"/>
        </table:table-row>
        <table:table-row>
          <table:table-cell office:value-type="float" office:value="2008045"/>
          <table:table-cell office:value-type="float" office:value="2008"/>
          <table:table-cell office:value-type="float" office:value="45"/>
          <table:table-cell office:value-type="float" office:value="20100.252810000002"/>
          <table:table-cell office:value-type="float" office:value="3"/>
          <table:table-cell table:number-columns-repeated="16379"/>
        </table:table-row>
        <table:table-row>
          <table:table-cell office:value-type="float" office:value="2008046"/>
          <table:table-cell office:value-type="float" office:value="2008"/>
          <table:table-cell office:value-type="float" office:value="46"/>
          <table:table-cell office:value-type="float" office:value="7548.1566400000002"/>
          <table:table-cell office:value-type="float" office:value="3"/>
          <table:table-cell table:number-columns-repeated="16379"/>
        </table:table-row>
        <table:table-row>
          <table:table-cell office:value-type="float" office:value="2008047"/>
          <table:table-cell office:value-type="float" office:value="2008"/>
          <table:table-cell office:value-type="float" office:value="47"/>
          <table:table-cell office:value-type="float" office:value="7520.9540299999999"/>
          <table:table-cell office:value-type="float" office:value="3"/>
          <table:table-cell table:number-columns-repeated="16379"/>
        </table:table-row>
        <table:table-row>
          <table:table-cell office:value-type="float" office:value="2008049"/>
          <table:table-cell office:value-type="float" office:value="2008"/>
          <table:table-cell office:value-type="float" office:value="49"/>
          <table:table-cell office:value-type="float" office:value="27918.225999999999"/>
          <table:table-cell office:value-type="float" office:value="3"/>
          <table:table-cell table:number-columns-repeated="16379"/>
        </table:table-row>
        <table:table-row>
          <table:table-cell office:value-type="float" office:value="2008051"/>
          <table:table-cell office:value-type="float" office:value="2008"/>
          <table:table-cell office:value-type="float" office:value="51"/>
          <table:table-cell office:value-type="float" office:value="21178.261019999998"/>
          <table:table-cell office:value-type="float" office:value="5"/>
          <table:table-cell table:number-columns-repeated="16379"/>
        </table:table-row>
        <table:table-row>
          <table:table-cell office:value-type="float" office:value="2008053"/>
          <table:table-cell office:value-type="float" office:value="2008"/>
          <table:table-cell office:value-type="float" office:value="53"/>
          <table:table-cell office:value-type="float" office:value="7598.454130000001"/>
          <table:table-cell office:value-type="float" office:value="3"/>
          <table:table-cell table:number-columns-repeated="16379"/>
        </table:table-row>
        <table:table-row>
          <table:table-cell office:value-type="float" office:value="2008054"/>
          <table:table-cell office:value-type="float" office:value="2008"/>
          <table:table-cell office:value-type="float" office:value="54"/>
          <table:table-cell office:value-type="float" office:value="19242.33109"/>
          <table:table-cell office:value-type="float" office:value="3"/>
          <table:table-cell table:number-columns-repeated="16379"/>
        </table:table-row>
        <table:table-row>
          <table:table-cell office:value-type="float" office:value="2008055"/>
          <table:table-cell office:value-type="float" office:value="2008"/>
          <table:table-cell office:value-type="float" office:value="55"/>
          <table:table-cell office:value-type="float" office:value="18898.88998"/>
          <table:table-cell office:value-type="float" office:value="3"/>
          <table:table-cell table:number-columns-repeated="16379"/>
        </table:table-row>
        <table:table-row>
          <table:table-cell office:value-type="float" office:value="2008056"/>
          <table:table-cell office:value-type="float" office:value="2008"/>
          <table:table-cell office:value-type="float" office:value="56"/>
          <table:table-cell office:value-type="float" office:value="32851.748830000004"/>
          <table:table-cell office:value-type="float" office:value="3"/>
          <table:table-cell table:number-columns-repeated="16379"/>
        </table:table-row>
        <table:table-row>
          <table:table-cell office:value-type="float" office:value="2008057"/>
          <table:table-cell office:value-type="float" office:value="2008"/>
          <table:table-cell office:value-type="float" office:value="57"/>
          <table:table-cell office:value-type="float" office:value="21275.88"/>
          <table:table-cell office:value-type="float" office:value="3"/>
          <table:table-cell table:number-columns-repeated="16379"/>
        </table:table-row>
        <table:table-row>
          <table:table-cell office:value-type="float" office:value="2008058"/>
          <table:table-cell office:value-type="float" office:value="2008"/>
          <table:table-cell office:value-type="float" office:value="58"/>
          <table:table-cell office:value-type="float" office:value="12601.39"/>
          <table:table-cell office:value-type="float" office:value="3"/>
          <table:table-cell table:number-columns-repeated="16379"/>
        </table:table-row>
        <table:table-row>
          <table:table-cell office:value-type="float" office:value="2008060"/>
          <table:table-cell office:value-type="float" office:value="2008"/>
          <table:table-cell office:value-type="float" office:value="60"/>
          <table:table-cell office:value-type="float" office:value="13551.2"/>
          <table:table-cell office:value-type="float" office:value="2"/>
          <table:table-cell table:number-columns-repeated="16379"/>
        </table:table-row>
        <table:table-row>
          <table:table-cell office:value-type="float" office:value="2008061"/>
          <table:table-cell office:value-type="float" office:value="2008"/>
          <table:table-cell office:value-type="float" office:value="61"/>
          <table:table-cell office:value-type="float" office:value="27394.162640000002"/>
          <table:table-cell office:value-type="float" office:value="2"/>
          <table:table-cell table:number-columns-repeated="16379"/>
        </table:table-row>
        <table:table-row>
          <table:table-cell office:value-type="float" office:value="2008062"/>
          <table:table-cell office:value-type="float" office:value="2008"/>
          <table:table-cell office:value-type="float" office:value="62"/>
          <table:table-cell office:value-type="float" office:value="14966.950280000001"/>
          <table:table-cell office:value-type="float" office:value="3"/>
          <table:table-cell table:number-columns-repeated="16379"/>
        </table:table-row>
        <table:table-row>
          <table:table-cell office:value-type="float" office:value="2008064"/>
          <table:table-cell office:value-type="float" office:value="2008"/>
          <table:table-cell office:value-type="float" office:value="64"/>
          <table:table-cell office:value-type="float" office:value="19848.5"/>
          <table:table-cell office:value-type="float" office:value="3"/>
          <table:table-cell table:number-columns-repeated="16379"/>
        </table:table-row>
        <table:table-row>
          <table:table-cell office:value-type="float" office:value="2008066"/>
          <table:table-cell office:value-type="float" office:value="2008"/>
          <table:table-cell office:value-type="float" office:value="66"/>
          <table:table-cell office:value-type="float" office:value="29914.632000000001"/>
          <table:table-cell office:value-type="float" office:value="3"/>
          <table:table-cell table:number-columns-repeated="16379"/>
        </table:table-row>
        <table:table-row>
          <table:table-cell office:value-type="float" office:value="2008067"/>
          <table:table-cell office:value-type="float" office:value="2008"/>
          <table:table-cell office:value-type="float" office:value="67"/>
          <table:table-cell office:value-type="float" office:value="8428.6286100000016"/>
          <table:table-cell office:value-type="float" office:value="3"/>
          <table:table-cell table:number-columns-repeated="16379"/>
        </table:table-row>
        <table:table-row>
          <table:table-cell office:value-type="float" office:value="2008068"/>
          <table:table-cell office:value-type="float" office:value="2008"/>
          <table:table-cell office:value-type="float" office:value="68"/>
          <table:table-cell office:value-type="float" office:value="16338.248370000001"/>
          <table:table-cell office:value-type="float" office:value="3"/>
          <table:table-cell table:number-columns-repeated="16379"/>
        </table:table-row>
        <table:table-row>
          <table:table-cell office:value-type="float" office:value="2008071"/>
          <table:table-cell office:value-type="float" office:value="2008"/>
          <table:table-cell office:value-type="float" office:value="71"/>
          <table:table-cell office:value-type="float" office:value="26002.371740000002"/>
          <table:table-cell office:value-type="float" office:value="3"/>
          <table:table-cell table:number-columns-repeated="16379"/>
        </table:table-row>
        <table:table-row>
          <table:table-cell office:value-type="float" office:value="2008073"/>
          <table:table-cell office:value-type="float" office:value="2008"/>
          <table:table-cell office:value-type="float" office:value="73"/>
          <table:table-cell office:value-type="float" office:value="45669.179320000003"/>
          <table:table-cell office:value-type="float" office:value="3"/>
          <table:table-cell table:number-columns-repeated="16379"/>
        </table:table-row>
        <table:table-row>
          <table:table-cell office:value-type="float" office:value="2008076"/>
          <table:table-cell office:value-type="float" office:value="2008"/>
          <table:table-cell office:value-type="float" office:value="76"/>
          <table:table-cell office:value-type="float" office:value="7735.088850000001"/>
          <table:table-cell office:value-type="float" office:value="3"/>
          <table:table-cell table:number-columns-repeated="16379"/>
        </table:table-row>
        <table:table-row>
          <table:table-cell office:value-type="float" office:value="2008095"/>
          <table:table-cell office:value-type="float" office:value="2008"/>
          <table:table-cell office:value-type="float" office:value="95"/>
          <table:table-cell office:value-type="float" office:value="7488.3329400000002"/>
          <table:table-cell office:value-type="float" office:value="3"/>
          <table:table-cell table:number-columns-repeated="16379"/>
        </table:table-row>
        <table:table-row>
          <table:table-cell office:value-type="float" office:value="2008096"/>
          <table:table-cell office:value-type="float" office:value="2008"/>
          <table:table-cell office:value-type="float" office:value="96"/>
          <table:table-cell office:value-type="float" office:value="5447.9499400000004"/>
          <table:table-cell office:value-type="float" office:value="3"/>
          <table:table-cell table:number-columns-repeated="16379"/>
        </table:table-row>
        <table:table-row>
          <table:table-cell office:value-type="float" office:value="2008097"/>
          <table:table-cell office:value-type="float" office:value="2008"/>
          <table:table-cell office:value-type="float" office:value="97"/>
          <table:table-cell office:value-type="float" office:value="10508.702190000002"/>
          <table:table-cell office:value-type="float" office:value="3"/>
          <table:table-cell table:number-columns-repeated="16379"/>
        </table:table-row>
        <table:table-row>
          <table:table-cell office:value-type="float" office:value="2008098"/>
          <table:table-cell office:value-type="float" office:value="2008"/>
          <table:table-cell office:value-type="float" office:value="98"/>
          <table:table-cell office:value-type="float" office:value="10190.323259999999"/>
          <table:table-cell office:value-type="float" office:value="5"/>
          <table:table-cell table:number-columns-repeated="16379"/>
        </table:table-row>
        <table:table-row>
          <table:table-cell office:value-type="float" office:value="2008099"/>
          <table:table-cell office:value-type="float" office:value="2008"/>
          <table:table-cell office:value-type="float" office:value="99"/>
          <table:table-cell office:value-type="float" office:value="11051.304540000001"/>
          <table:table-cell office:value-type="float" office:value="3"/>
          <table:table-cell table:number-columns-repeated="16379"/>
        </table:table-row>
        <table:table-row>
          <table:table-cell office:value-type="float" office:value="2008100"/>
          <table:table-cell office:value-type="float" office:value="2008"/>
          <table:table-cell office:value-type="float" office:value="100"/>
          <table:table-cell office:value-type="float" office:value="32851.748830000004"/>
          <table:table-cell office:value-type="float" office:value="3"/>
          <table:table-cell table:number-columns-repeated="16379"/>
        </table:table-row>
        <table:table-row>
          <table:table-cell office:value-type="float" office:value="2008101"/>
          <table:table-cell office:value-type="float" office:value="2008"/>
          <table:table-cell office:value-type="float" office:value="101"/>
          <table:table-cell office:value-type="float" office:value="27164.39544"/>
          <table:table-cell office:value-type="float" office:value="4"/>
          <table:table-cell table:number-columns-repeated="16379"/>
        </table:table-row>
        <table:table-row>
          <table:table-cell office:value-type="float" office:value="2008104"/>
          <table:table-cell office:value-type="float" office:value="2008"/>
          <table:table-cell office:value-type="float" office:value="104"/>
          <table:table-cell office:value-type="float" office:value="24012.560000000001"/>
          <table:table-cell office:value-type="float" office:value="4"/>
          <table:table-cell table:number-columns-repeated="16379"/>
        </table:table-row>
        <table:table-row>
          <table:table-cell office:value-type="float" office:value="2008105"/>
          <table:table-cell office:value-type="float" office:value="2008"/>
          <table:table-cell office:value-type="float" office:value="105"/>
          <table:table-cell office:value-type="float" office:value="2249.3702400000002"/>
          <table:table-cell office:value-type="float" office:value="4"/>
          <table:table-cell table:number-columns-repeated="16379"/>
        </table:table-row>
        <table:table-row>
          <table:table-cell office:value-type="float" office:value="2008106"/>
          <table:table-cell office:value-type="float" office:value="2008"/>
          <table:table-cell office:value-type="float" office:value="106"/>
          <table:table-cell office:value-type="float" office:value="36589.278960000003"/>
          <table:table-cell office:value-type="float" office:value="4"/>
          <table:table-cell table:number-columns-repeated="16379"/>
        </table:table-row>
        <table:table-row>
          <table:table-cell office:value-type="float" office:value="2008107"/>
          <table:table-cell office:value-type="float" office:value="2008"/>
          <table:table-cell office:value-type="float" office:value="107"/>
          <table:table-cell office:value-type="float" office:value="36589.278960000003"/>
          <table:table-cell office:value-type="float" office:value="4"/>
          <table:table-cell table:number-columns-repeated="16379"/>
        </table:table-row>
        <table:table-row>
          <table:table-cell office:value-type="float" office:value="2008108"/>
          <table:table-cell office:value-type="float" office:value="2008"/>
          <table:table-cell office:value-type="float" office:value="108"/>
          <table:table-cell office:value-type="float" office:value="9629.36"/>
          <table:table-cell office:value-type="float" office:value="4"/>
          <table:table-cell table:number-columns-repeated="16379"/>
        </table:table-row>
        <table:table-row>
          <table:table-cell office:value-type="float" office:value="2008109"/>
          <table:table-cell office:value-type="float" office:value="2008"/>
          <table:table-cell office:value-type="float" office:value="109"/>
          <table:table-cell office:value-type="float" office:value="18505.759999999998"/>
          <table:table-cell office:value-type="float" office:value="4"/>
          <table:table-cell table:number-columns-repeated="16379"/>
        </table:table-row>
        <table:table-row>
          <table:table-cell office:value-type="float" office:value="2008110"/>
          <table:table-cell office:value-type="float" office:value="2008"/>
          <table:table-cell office:value-type="float" office:value="110"/>
          <table:table-cell office:value-type="float" office:value="4818.3210399999998"/>
          <table:table-cell office:value-type="float" office:value="4"/>
          <table:table-cell table:number-columns-repeated="16379"/>
        </table:table-row>
        <table:table-row>
          <table:table-cell office:value-type="float" office:value="2008118"/>
          <table:table-cell office:value-type="float" office:value="2008"/>
          <table:table-cell office:value-type="float" office:value="118"/>
          <table:table-cell office:value-type="float" office:value="45669.179320000003"/>
          <table:table-cell office:value-type="float" office:value="3"/>
          <table:table-cell table:number-columns-repeated="16379"/>
        </table:table-row>
        <table:table-row>
          <table:table-cell office:value-type="float" office:value="2008124"/>
          <table:table-cell office:value-type="float" office:value="2008"/>
          <table:table-cell office:value-type="float" office:value="124"/>
          <table:table-cell office:value-type="float" office:value="4896.7362300000004"/>
          <table:table-cell office:value-type="float" office:value="3"/>
          <table:table-cell table:number-columns-repeated="16379"/>
        </table:table-row>
        <table:table-row>
          <table:table-cell office:value-type="float" office:value="2008127"/>
          <table:table-cell office:value-type="float" office:value="2008"/>
          <table:table-cell office:value-type="float" office:value="127"/>
          <table:table-cell office:value-type="float" office:value="5060.1177400000006"/>
          <table:table-cell office:value-type="float" office:value="3"/>
          <table:table-cell table:number-columns-repeated="16379"/>
        </table:table-row>
        <table:table-row>
          <table:table-cell office:value-type="float" office:value="2008136"/>
          <table:table-cell office:value-type="float" office:value="2008"/>
          <table:table-cell office:value-type="float" office:value="136"/>
          <table:table-cell office:value-type="float" office:value="6499.9740000000002"/>
          <table:table-cell office:value-type="float" office:value="2"/>
          <table:table-cell table:number-columns-repeated="16379"/>
        </table:table-row>
        <table:table-row>
          <table:table-cell office:value-type="float" office:value="2008140"/>
          <table:table-cell office:value-type="float" office:value="2008"/>
          <table:table-cell office:value-type="float" office:value="140"/>
          <table:table-cell office:value-type="float" office:value="9899.6955199999993"/>
          <table:table-cell office:value-type="float" office:value="2"/>
          <table:table-cell table:number-columns-repeated="16379"/>
        </table:table-row>
        <table:table-row>
          <table:table-cell office:value-type="float" office:value="2008141"/>
          <table:table-cell office:value-type="float" office:value="2008"/>
          <table:table-cell office:value-type="float" office:value="141"/>
          <table:table-cell office:value-type="float" office:value="41477.218639999999"/>
          <table:table-cell office:value-type="float" office:value="2"/>
          <table:table-cell table:number-columns-repeated="16379"/>
        </table:table-row>
        <table:table-row>
          <table:table-cell office:value-type="float" office:value="2008142"/>
          <table:table-cell office:value-type="float" office:value="2008"/>
          <table:table-cell office:value-type="float" office:value="142"/>
          <table:table-cell office:value-type="float" office:value="3113.45424"/>
          <table:table-cell office:value-type="float" office:value="2"/>
          <table:table-cell table:number-columns-repeated="16379"/>
        </table:table-row>
        <table:table-row>
          <table:table-cell office:value-type="float" office:value="2008143"/>
          <table:table-cell office:value-type="float" office:value="2008"/>
          <table:table-cell office:value-type="float" office:value="143"/>
          <table:table-cell office:value-type="float" office:value="32851.748830000004"/>
          <table:table-cell office:value-type="float" office:value="3"/>
          <table:table-cell table:number-columns-repeated="16379"/>
        </table:table-row>
        <table:table-row>
          <table:table-cell office:value-type="float" office:value="2008158"/>
          <table:table-cell office:value-type="float" office:value="2008"/>
          <table:table-cell office:value-type="float" office:value="158"/>
          <table:table-cell office:value-type="float" office:value="58909.595679999999"/>
          <table:table-cell office:value-type="float" office:value="2"/>
          <table:table-cell table:number-columns-repeated="16379"/>
        </table:table-row>
        <table:table-row>
          <table:table-cell office:value-type="float" office:value="2008162"/>
          <table:table-cell office:value-type="float" office:value="2008"/>
          <table:table-cell office:value-type="float" office:value="162"/>
          <table:table-cell/>
          <table:table-cell office:value-type="float" office:value="5"/>
          <table:table-cell table:number-columns-repeated="16379"/>
        </table:table-row>
        <table:table-row>
          <table:table-cell office:value-type="float" office:value="2008163"/>
          <table:table-cell office:value-type="float" office:value="2008"/>
          <table:table-cell office:value-type="float" office:value="163"/>
          <table:table-cell office:value-type="float" office:value="487.81296000000003"/>
          <table:table-cell office:value-type="float" office:value="5"/>
          <table:table-cell table:number-columns-repeated="16379"/>
        </table:table-row>
        <table:table-row>
          <table:table-cell office:value-type="float" office:value="2008166"/>
          <table:table-cell office:value-type="float" office:value="2008"/>
          <table:table-cell office:value-type="float" office:value="166"/>
          <table:table-cell office:value-type="float" office:value="5452.8676800000003"/>
          <table:table-cell office:value-type="float" office:value="2"/>
          <table:table-cell table:number-columns-repeated="16379"/>
        </table:table-row>
        <table:table-row>
          <table:table-cell office:value-type="float" office:value="2008168"/>
          <table:table-cell office:value-type="float" office:value="2008"/>
          <table:table-cell office:value-type="float" office:value="168"/>
          <table:table-cell office:value-type="float" office:value="17667.625019999999"/>
          <table:table-cell office:value-type="float" office:value="5"/>
          <table:table-cell table:number-columns-repeated="16379"/>
        </table:table-row>
        <table:table-row>
          <table:table-cell office:value-type="float" office:value="2008170"/>
          <table:table-cell office:value-type="float" office:value="2008"/>
          <table:table-cell office:value-type="float" office:value="170"/>
          <table:table-cell office:value-type="float" office:value="4148.5911599999999"/>
          <table:table-cell office:value-type="float" office:value="3"/>
          <table:table-cell table:number-columns-repeated="16379"/>
        </table:table-row>
        <table:table-row>
          <table:table-cell office:value-type="float" office:value="2008171"/>
          <table:table-cell office:value-type="float" office:value="2008"/>
          <table:table-cell office:value-type="float" office:value="171"/>
          <table:table-cell office:value-type="float" office:value="11560.938050000001"/>
          <table:table-cell office:value-type="float" office:value="3"/>
          <table:table-cell table:number-columns-repeated="16379"/>
        </table:table-row>
        <table:table-row>
          <table:table-cell office:value-type="float" office:value="2008172"/>
          <table:table-cell office:value-type="float" office:value="2008"/>
          <table:table-cell office:value-type="float" office:value="172"/>
          <table:table-cell office:value-type="float" office:value="65879.080800000011"/>
          <table:table-cell office:value-type="float" office:value="2"/>
          <table:table-cell table:number-columns-repeated="16379"/>
        </table:table-row>
        <table:table-row>
          <table:table-cell office:value-type="float" office:value="2008173"/>
          <table:table-cell office:value-type="float" office:value="2008"/>
          <table:table-cell office:value-type="float" office:value="173"/>
          <table:table-cell office:value-type="float" office:value="17667.625019999999"/>
          <table:table-cell office:value-type="float" office:value="5"/>
          <table:table-cell table:number-columns-repeated="16379"/>
        </table:table-row>
        <table:table-row>
          <table:table-cell office:value-type="float" office:value="2008174"/>
          <table:table-cell office:value-type="float" office:value="2008"/>
          <table:table-cell office:value-type="float" office:value="174"/>
          <table:table-cell office:value-type="float" office:value="32856.281350000005"/>
          <table:table-cell office:value-type="float" office:value="3"/>
          <table:table-cell table:number-columns-repeated="16379"/>
        </table:table-row>
        <table:table-row>
          <table:table-cell office:value-type="float" office:value="2008176"/>
          <table:table-cell office:value-type="float" office:value="2008"/>
          <table:table-cell office:value-type="float" office:value="176"/>
          <table:table-cell office:value-type="float" office:value="8772.0098000000016"/>
          <table:table-cell office:value-type="float" office:value="3"/>
          <table:table-cell table:number-columns-repeated="16379"/>
        </table:table-row>
        <table:table-row>
          <table:table-cell office:value-type="float" office:value="2008178"/>
          <table:table-cell office:value-type="float" office:value="2008"/>
          <table:table-cell office:value-type="float" office:value="178"/>
          <table:table-cell office:value-type="float" office:value="306"/>
          <table:table-cell office:value-type="float" office:value="5"/>
          <table:table-cell table:number-columns-repeated="16379"/>
        </table:table-row>
        <table:table-row>
          <table:table-cell office:value-type="float" office:value="2008179"/>
          <table:table-cell office:value-type="float" office:value="2008"/>
          <table:table-cell office:value-type="float" office:value="179"/>
          <table:table-cell office:value-type="float" office:value="1013.05686"/>
          <table:table-cell office:value-type="float" office:value="5"/>
          <table:table-cell table:number-columns-repeated="16379"/>
        </table:table-row>
        <table:table-row>
          <table:table-cell office:value-type="float" office:value="2008180"/>
          <table:table-cell office:value-type="float" office:value="2008"/>
          <table:table-cell office:value-type="float" office:value="180"/>
          <table:table-cell office:value-type="float" office:value="437.13120000000004"/>
          <table:table-cell office:value-type="float" office:value="5"/>
          <table:table-cell table:number-columns-repeated="16379"/>
        </table:table-row>
        <table:table-row>
          <table:table-cell office:value-type="float" office:value="2008181"/>
          <table:table-cell office:value-type="float" office:value="2008"/>
          <table:table-cell office:value-type="float" office:value="181"/>
          <table:table-cell office:value-type="float" office:value="5447.9499400000004"/>
          <table:table-cell office:value-type="float" office:value="3"/>
          <table:table-cell table:number-columns-repeated="16379"/>
        </table:table-row>
        <table:table-row>
          <table:table-cell office:value-type="float" office:value="2008182"/>
          <table:table-cell office:value-type="float" office:value="2008"/>
          <table:table-cell office:value-type="float" office:value="182"/>
          <table:table-cell office:value-type="float" office:value="3476.5078400000002"/>
          <table:table-cell office:value-type="float" office:value="2"/>
          <table:table-cell table:number-columns-repeated="16379"/>
        </table:table-row>
        <table:table-row>
          <table:table-cell office:value-type="float" office:value="2008183"/>
          <table:table-cell office:value-type="float" office:value="2008"/>
          <table:table-cell office:value-type="float" office:value="183"/>
          <table:table-cell office:value-type="float" office:value="1739.1795199999999"/>
          <table:table-cell office:value-type="float" office:value="4"/>
          <table:table-cell table:number-columns-repeated="16379"/>
        </table:table-row>
        <table:table-row>
          <table:table-cell office:value-type="float" office:value="2009001"/>
          <table:table-cell office:value-type="float" office:value="2009"/>
          <table:table-cell office:value-type="float" office:value="1"/>
          <table:table-cell office:value-type="float" office:value="909062.54200000002"/>
          <table:table-cell office:value-type="float" office:value="1"/>
          <table:table-cell table:number-columns-repeated="16379"/>
        </table:table-row>
        <table:table-row>
          <table:table-cell office:value-type="float" office:value="2009002"/>
          <table:table-cell office:value-type="float" office:value="2009"/>
          <table:table-cell office:value-type="float" office:value="2"/>
          <table:table-cell office:value-type="float" office:value="56655.040000000001"/>
          <table:table-cell office:value-type="float" office:value="4"/>
          <table:table-cell table:number-columns-repeated="16379"/>
        </table:table-row>
        <table:table-row>
          <table:table-cell office:value-type="float" office:value="2009003"/>
          <table:table-cell office:value-type="float" office:value="2009"/>
          <table:table-cell office:value-type="float" office:value="3"/>
          <table:table-cell office:value-type="float" office:value="63304.755279999998"/>
          <table:table-cell office:value-type="float" office:value="2"/>
          <table:table-cell table:number-columns-repeated="16379"/>
        </table:table-row>
        <table:table-row>
          <table:table-cell office:value-type="float" office:value="2009005"/>
          <table:table-cell office:value-type="float" office:value="2009"/>
          <table:table-cell office:value-type="float" office:value="5"/>
          <table:table-cell office:value-type="float" office:value="53041.774239999999"/>
          <table:table-cell office:value-type="float" office:value="2"/>
          <table:table-cell table:number-columns-repeated="16379"/>
        </table:table-row>
        <table:table-row>
          <table:table-cell office:value-type="float" office:value="2009006"/>
          <table:table-cell office:value-type="float" office:value="2009"/>
          <table:table-cell office:value-type="float" office:value="6"/>
          <table:table-cell office:value-type="float" office:value="31423.927600000003"/>
          <table:table-cell office:value-type="float" office:value="2"/>
          <table:table-cell table:number-columns-repeated="16379"/>
        </table:table-row>
        <table:table-row>
          <table:table-cell office:value-type="float" office:value="2009007"/>
          <table:table-cell office:value-type="float" office:value="2009"/>
          <table:table-cell office:value-type="float" office:value="7"/>
          <table:table-cell office:value-type="float" office:value="156630.63"/>
          <table:table-cell office:value-type="float" office:value="2"/>
          <table:table-cell table:number-columns-repeated="16379"/>
        </table:table-row>
        <table:table-row>
          <table:table-cell office:value-type="float" office:value="2009008"/>
          <table:table-cell office:value-type="float" office:value="2009"/>
          <table:table-cell office:value-type="float" office:value="8"/>
          <table:table-cell office:value-type="float" office:value="94470.501839999997"/>
          <table:table-cell office:value-type="float" office:value="2"/>
          <table:table-cell table:number-columns-repeated="16379"/>
        </table:table-row>
        <table:table-row>
          <table:table-cell office:value-type="float" office:value="2009009"/>
          <table:table-cell office:value-type="float" office:value="2009"/>
          <table:table-cell office:value-type="float" office:value="9"/>
          <table:table-cell office:value-type="float" office:value="17161.918799999999"/>
          <table:table-cell office:value-type="float" office:value="4"/>
          <table:table-cell table:number-columns-repeated="16379"/>
        </table:table-row>
        <table:table-row>
          <table:table-cell office:value-type="float" office:value="2009010"/>
          <table:table-cell office:value-type="float" office:value="2009"/>
          <table:table-cell office:value-type="float" office:value="10"/>
          <table:table-cell office:value-type="float" office:value="69583.28"/>
          <table:table-cell office:value-type="float" office:value="4"/>
          <table:table-cell table:number-columns-repeated="16379"/>
        </table:table-row>
        <table:table-row>
          <table:table-cell office:value-type="float" office:value="2009011"/>
          <table:table-cell office:value-type="float" office:value="2009"/>
          <table:table-cell office:value-type="float" office:value="11"/>
          <table:table-cell office:value-type="float" office:value="9364.123599999999"/>
          <table:table-cell office:value-type="float" office:value="4"/>
          <table:table-cell table:number-columns-repeated="16379"/>
        </table:table-row>
        <table:table-row>
          <table:table-cell office:value-type="float" office:value="2009012"/>
          <table:table-cell office:value-type="float" office:value="2009"/>
          <table:table-cell office:value-type="float" office:value="12"/>
          <table:table-cell office:value-type="float" office:value="18856.000499999998"/>
          <table:table-cell office:value-type="float" office:value="5"/>
          <table:table-cell table:number-columns-repeated="16379"/>
        </table:table-row>
        <table:table-row>
          <table:table-cell office:value-type="float" office:value="2009013"/>
          <table:table-cell office:value-type="float" office:value="2009"/>
          <table:table-cell office:value-type="float" office:value="13"/>
          <table:table-cell office:value-type="float" office:value="4131.2274600000001"/>
          <table:table-cell office:value-type="float" office:value="5"/>
          <table:table-cell table:number-columns-repeated="16379"/>
        </table:table-row>
        <table:table-row>
          <table:table-cell office:value-type="float" office:value="2009015"/>
          <table:table-cell office:value-type="float" office:value="2009"/>
          <table:table-cell office:value-type="float" office:value="15"/>
          <table:table-cell office:value-type="float" office:value="11934.270680000001"/>
          <table:table-cell office:value-type="float" office:value="3"/>
          <table:table-cell table:number-columns-repeated="16379"/>
        </table:table-row>
        <table:table-row>
          <table:table-cell office:value-type="float" office:value="2009016"/>
          <table:table-cell office:value-type="float" office:value="2009"/>
          <table:table-cell office:value-type="float" office:value="16"/>
          <table:table-cell office:value-type="float" office:value="8093.3162899999998"/>
          <table:table-cell office:value-type="float" office:value="3"/>
          <table:table-cell table:number-columns-repeated="16379"/>
        </table:table-row>
        <table:table-row>
          <table:table-cell office:value-type="float" office:value="2009017"/>
          <table:table-cell office:value-type="float" office:value="2009"/>
          <table:table-cell office:value-type="float" office:value="17"/>
          <table:table-cell office:value-type="float" office:value="6584.4311800000005"/>
          <table:table-cell office:value-type="float" office:value="3"/>
          <table:table-cell table:number-columns-repeated="16379"/>
        </table:table-row>
        <table:table-row>
          <table:table-cell office:value-type="float" office:value="2009019"/>
          <table:table-cell office:value-type="float" office:value="2009"/>
          <table:table-cell office:value-type="float" office:value="19"/>
          <table:table-cell office:value-type="float" office:value="16555.772950000002"/>
          <table:table-cell office:value-type="float" office:value="3"/>
          <table:table-cell table:number-columns-repeated="16379"/>
        </table:table-row>
        <table:table-row>
          <table:table-cell office:value-type="float" office:value="2009020"/>
          <table:table-cell office:value-type="float" office:value="2009"/>
          <table:table-cell office:value-type="float" office:value="20"/>
          <table:table-cell office:value-type="float" office:value="20100.252810000002"/>
          <table:table-cell office:value-type="float" office:value="3"/>
          <table:table-cell table:number-columns-repeated="16379"/>
        </table:table-row>
        <table:table-row>
          <table:table-cell office:value-type="float" office:value="2009021"/>
          <table:table-cell office:value-type="float" office:value="2009"/>
          <table:table-cell office:value-type="float" office:value="21"/>
          <table:table-cell office:value-type="float" office:value="12731.68"/>
          <table:table-cell office:value-type="float" office:value="2"/>
          <table:table-cell table:number-columns-repeated="16379"/>
        </table:table-row>
        <table:table-row>
          <table:table-cell office:value-type="float" office:value="2009023"/>
          <table:table-cell office:value-type="float" office:value="2009"/>
          <table:table-cell office:value-type="float" office:value="23"/>
          <table:table-cell office:value-type="float" office:value="13009.641010000001"/>
          <table:table-cell office:value-type="float" office:value="3"/>
          <table:table-cell table:number-columns-repeated="16379"/>
        </table:table-row>
        <table:table-row>
          <table:table-cell office:value-type="float" office:value="2009024"/>
          <table:table-cell office:value-type="float" office:value="2009"/>
          <table:table-cell office:value-type="float" office:value="24"/>
          <table:table-cell office:value-type="float" office:value="34919.449999999997"/>
          <table:table-cell office:value-type="float" office:value="3"/>
          <table:table-cell table:number-columns-repeated="16379"/>
        </table:table-row>
        <table:table-row>
          <table:table-cell office:value-type="float" office:value="2009025"/>
          <table:table-cell office:value-type="float" office:value="2009"/>
          <table:table-cell office:value-type="float" office:value="25"/>
          <table:table-cell office:value-type="float" office:value="10239.025810000001"/>
          <table:table-cell office:value-type="float" office:value="3"/>
          <table:table-cell table:number-columns-repeated="16379"/>
        </table:table-row>
        <table:table-row>
          <table:table-cell office:value-type="float" office:value="2009027"/>
          <table:table-cell office:value-type="float" office:value="2009"/>
          <table:table-cell office:value-type="float" office:value="27"/>
          <table:table-cell office:value-type="float" office:value="7181.7372800000003"/>
          <table:table-cell office:value-type="float" office:value="3"/>
          <table:table-cell table:number-columns-repeated="16379"/>
        </table:table-row>
        <table:table-row>
          <table:table-cell office:value-type="float" office:value="2009028"/>
          <table:table-cell office:value-type="float" office:value="2009"/>
          <table:table-cell office:value-type="float" office:value="28"/>
          <table:table-cell office:value-type="float" office:value="17523.776269999998"/>
          <table:table-cell office:value-type="float" office:value="3"/>
          <table:table-cell table:number-columns-repeated="16379"/>
        </table:table-row>
        <table:table-row>
          <table:table-cell office:value-type="float" office:value="2009029"/>
          <table:table-cell office:value-type="float" office:value="2009"/>
          <table:table-cell office:value-type="float" office:value="29"/>
          <table:table-cell office:value-type="float" office:value="30699.37"/>
          <table:table-cell office:value-type="float" office:value="3"/>
          <table:table-cell table:number-columns-repeated="16379"/>
        </table:table-row>
        <table:table-row>
          <table:table-cell office:value-type="float" office:value="2009030"/>
          <table:table-cell office:value-type="float" office:value="2009"/>
          <table:table-cell office:value-type="float" office:value="30"/>
          <table:table-cell office:value-type="float" office:value="6817.7725"/>
          <table:table-cell office:value-type="float" office:value="3"/>
          <table:table-cell table:number-columns-repeated="16379"/>
        </table:table-row>
        <table:table-row>
          <table:table-cell office:value-type="float" office:value="2009031"/>
          <table:table-cell office:value-type="float" office:value="2009"/>
          <table:table-cell office:value-type="float" office:value="31"/>
          <table:table-cell office:value-type="float" office:value="34691.852440000002"/>
          <table:table-cell office:value-type="float" office:value="3"/>
          <table:table-cell table:number-columns-repeated="16379"/>
        </table:table-row>
        <table:table-row>
          <table:table-cell office:value-type="float" office:value="2009032"/>
          <table:table-cell office:value-type="float" office:value="2009"/>
          <table:table-cell office:value-type="float" office:value="32"/>
          <table:table-cell office:value-type="float" office:value="27623.431370000002"/>
          <table:table-cell office:value-type="float" office:value="3"/>
          <table:table-cell table:number-columns-repeated="16379"/>
        </table:table-row>
        <table:table-row>
          <table:table-cell office:value-type="float" office:value="2009033"/>
          <table:table-cell office:value-type="float" office:value="2009"/>
          <table:table-cell office:value-type="float" office:value="33"/>
          <table:table-cell office:value-type="float" office:value="14546.70671"/>
          <table:table-cell office:value-type="float" office:value="3"/>
          <table:table-cell table:number-columns-repeated="16379"/>
        </table:table-row>
        <table:table-row>
          <table:table-cell office:value-type="float" office:value="2009034"/>
          <table:table-cell office:value-type="float" office:value="2009"/>
          <table:table-cell office:value-type="float" office:value="34"/>
          <table:table-cell office:value-type="float" office:value="34037.611640000003"/>
          <table:table-cell office:value-type="float" office:value="3"/>
          <table:table-cell table:number-columns-repeated="16379"/>
        </table:table-row>
        <table:table-row>
          <table:table-cell office:value-type="float" office:value="2009036"/>
          <table:table-cell office:value-type="float" office:value="2009"/>
          <table:table-cell office:value-type="float" office:value="36"/>
          <table:table-cell office:value-type="float" office:value="24543.66"/>
          <table:table-cell office:value-type="float" office:value="3"/>
          <table:table-cell table:number-columns-repeated="16379"/>
        </table:table-row>
        <table:table-row>
          <table:table-cell office:value-type="float" office:value="2009037"/>
          <table:table-cell office:value-type="float" office:value="2009"/>
          <table:table-cell office:value-type="float" office:value="37"/>
          <table:table-cell office:value-type="float" office:value="20601.458999999999"/>
          <table:table-cell office:value-type="float" office:value="3"/>
          <table:table-cell table:number-columns-repeated="16379"/>
        </table:table-row>
        <table:table-row>
          <table:table-cell office:value-type="float" office:value="2009038"/>
          <table:table-cell office:value-type="float" office:value="2009"/>
          <table:table-cell office:value-type="float" office:value="38"/>
          <table:table-cell office:value-type="float" office:value="27716.102999999999"/>
          <table:table-cell office:value-type="float" office:value="3"/>
          <table:table-cell table:number-columns-repeated="16379"/>
        </table:table-row>
        <table:table-row>
          <table:table-cell office:value-type="float" office:value="2009039"/>
          <table:table-cell office:value-type="float" office:value="2009"/>
          <table:table-cell office:value-type="float" office:value="39"/>
          <table:table-cell office:value-type="float" office:value="17520.711790000001"/>
          <table:table-cell office:value-type="float" office:value="3"/>
          <table:table-cell table:number-columns-repeated="16379"/>
        </table:table-row>
        <table:table-row>
          <table:table-cell office:value-type="float" office:value="2009040"/>
          <table:table-cell office:value-type="float" office:value="2009"/>
          <table:table-cell office:value-type="float" office:value="40"/>
          <table:table-cell office:value-type="float" office:value="11429.442540000002"/>
          <table:table-cell office:value-type="float" office:value="3"/>
          <table:table-cell table:number-columns-repeated="16379"/>
        </table:table-row>
        <table:table-row>
          <table:table-cell office:value-type="float" office:value="2009043"/>
          <table:table-cell office:value-type="float" office:value="2009"/>
          <table:table-cell office:value-type="float" office:value="43"/>
          <table:table-cell office:value-type="float" office:value="18447.373520000001"/>
          <table:table-cell office:value-type="float" office:value="3"/>
          <table:table-cell table:number-columns-repeated="16379"/>
        </table:table-row>
        <table:table-row>
          <table:table-cell office:value-type="float" office:value="2009044"/>
          <table:table-cell office:value-type="float" office:value="2009"/>
          <table:table-cell office:value-type="float" office:value="44"/>
          <table:table-cell office:value-type="float" office:value="26002.371740000002"/>
          <table:table-cell office:value-type="float" office:value="3"/>
          <table:table-cell table:number-columns-repeated="16379"/>
        </table:table-row>
        <table:table-row>
          <table:table-cell office:value-type="float" office:value="2009045"/>
          <table:table-cell office:value-type="float" office:value="2009"/>
          <table:table-cell office:value-type="float" office:value="45"/>
          <table:table-cell office:value-type="float" office:value="20100.252810000002"/>
          <table:table-cell office:value-type="float" office:value="3"/>
          <table:table-cell table:number-columns-repeated="16379"/>
        </table:table-row>
        <table:table-row>
          <table:table-cell office:value-type="float" office:value="2009046"/>
          <table:table-cell office:value-type="float" office:value="2009"/>
          <table:table-cell office:value-type="float" office:value="46"/>
          <table:table-cell office:value-type="float" office:value="7548.1566400000002"/>
          <table:table-cell office:value-type="float" office:value="3"/>
          <table:table-cell table:number-columns-repeated="16379"/>
        </table:table-row>
        <table:table-row>
          <table:table-cell office:value-type="float" office:value="2009047"/>
          <table:table-cell office:value-type="float" office:value="2009"/>
          <table:table-cell office:value-type="float" office:value="47"/>
          <table:table-cell office:value-type="float" office:value="7520.9540299999999"/>
          <table:table-cell office:value-type="float" office:value="3"/>
          <table:table-cell table:number-columns-repeated="16379"/>
        </table:table-row>
        <table:table-row>
          <table:table-cell office:value-type="float" office:value="2009049"/>
          <table:table-cell office:value-type="float" office:value="2009"/>
          <table:table-cell office:value-type="float" office:value="49"/>
          <table:table-cell office:value-type="float" office:value="27918.225999999999"/>
          <table:table-cell office:value-type="float" office:value="3"/>
          <table:table-cell table:number-columns-repeated="16379"/>
        </table:table-row>
        <table:table-row>
          <table:table-cell office:value-type="float" office:value="2009051"/>
          <table:table-cell office:value-type="float" office:value="2009"/>
          <table:table-cell office:value-type="float" office:value="51"/>
          <table:table-cell office:value-type="float" office:value="21178.261019999998"/>
          <table:table-cell office:value-type="float" office:value="5"/>
          <table:table-cell table:number-columns-repeated="16379"/>
        </table:table-row>
        <table:table-row>
          <table:table-cell office:value-type="float" office:value="2009053"/>
          <table:table-cell office:value-type="float" office:value="2009"/>
          <table:table-cell office:value-type="float" office:value="53"/>
          <table:table-cell office:value-type="float" office:value="7598.454130000001"/>
          <table:table-cell office:value-type="float" office:value="3"/>
          <table:table-cell table:number-columns-repeated="16379"/>
        </table:table-row>
        <table:table-row>
          <table:table-cell office:value-type="float" office:value="2009054"/>
          <table:table-cell office:value-type="float" office:value="2009"/>
          <table:table-cell office:value-type="float" office:value="54"/>
          <table:table-cell office:value-type="float" office:value="19242.33109"/>
          <table:table-cell office:value-type="float" office:value="3"/>
          <table:table-cell table:number-columns-repeated="16379"/>
        </table:table-row>
        <table:table-row>
          <table:table-cell office:value-type="float" office:value="2009055"/>
          <table:table-cell office:value-type="float" office:value="2009"/>
          <table:table-cell office:value-type="float" office:value="55"/>
          <table:table-cell office:value-type="float" office:value="18898.88998"/>
          <table:table-cell office:value-type="float" office:value="3"/>
          <table:table-cell table:number-columns-repeated="16379"/>
        </table:table-row>
        <table:table-row>
          <table:table-cell office:value-type="float" office:value="2009056"/>
          <table:table-cell office:value-type="float" office:value="2009"/>
          <table:table-cell office:value-type="float" office:value="56"/>
          <table:table-cell office:value-type="float" office:value="32851.748830000004"/>
          <table:table-cell office:value-type="float" office:value="3"/>
          <table:table-cell table:number-columns-repeated="16379"/>
        </table:table-row>
        <table:table-row>
          <table:table-cell office:value-type="float" office:value="2009057"/>
          <table:table-cell office:value-type="float" office:value="2009"/>
          <table:table-cell office:value-type="float" office:value="57"/>
          <table:table-cell office:value-type="float" office:value="21275.88"/>
          <table:table-cell office:value-type="float" office:value="3"/>
          <table:table-cell table:number-columns-repeated="16379"/>
        </table:table-row>
        <table:table-row>
          <table:table-cell office:value-type="float" office:value="2009058"/>
          <table:table-cell office:value-type="float" office:value="2009"/>
          <table:table-cell office:value-type="float" office:value="58"/>
          <table:table-cell office:value-type="float" office:value="12601.39"/>
          <table:table-cell office:value-type="float" office:value="3"/>
          <table:table-cell table:number-columns-repeated="16379"/>
        </table:table-row>
        <table:table-row>
          <table:table-cell office:value-type="float" office:value="2009060"/>
          <table:table-cell office:value-type="float" office:value="2009"/>
          <table:table-cell office:value-type="float" office:value="60"/>
          <table:table-cell office:value-type="float" office:value="13551.2"/>
          <table:table-cell office:value-type="float" office:value="2"/>
          <table:table-cell table:number-columns-repeated="16379"/>
        </table:table-row>
        <table:table-row>
          <table:table-cell office:value-type="float" office:value="2009061"/>
          <table:table-cell office:value-type="float" office:value="2009"/>
          <table:table-cell office:value-type="float" office:value="61"/>
          <table:table-cell office:value-type="float" office:value="27394.162640000002"/>
          <table:table-cell office:value-type="float" office:value="2"/>
          <table:table-cell table:number-columns-repeated="16379"/>
        </table:table-row>
        <table:table-row>
          <table:table-cell office:value-type="float" office:value="2009062"/>
          <table:table-cell office:value-type="float" office:value="2009"/>
          <table:table-cell office:value-type="float" office:value="62"/>
          <table:table-cell office:value-type="float" office:value="14966.950280000001"/>
          <table:table-cell office:value-type="float" office:value="3"/>
          <table:table-cell table:number-columns-repeated="16379"/>
        </table:table-row>
        <table:table-row>
          <table:table-cell office:value-type="float" office:value="2009064"/>
          <table:table-cell office:value-type="float" office:value="2009"/>
          <table:table-cell office:value-type="float" office:value="64"/>
          <table:table-cell office:value-type="float" office:value="19848.5"/>
          <table:table-cell office:value-type="float" office:value="3"/>
          <table:table-cell table:number-columns-repeated="16379"/>
        </table:table-row>
        <table:table-row>
          <table:table-cell office:value-type="float" office:value="2009066"/>
          <table:table-cell office:value-type="float" office:value="2009"/>
          <table:table-cell office:value-type="float" office:value="66"/>
          <table:table-cell office:value-type="float" office:value="29914.632000000001"/>
          <table:table-cell office:value-type="float" office:value="3"/>
          <table:table-cell table:number-columns-repeated="16379"/>
        </table:table-row>
        <table:table-row>
          <table:table-cell office:value-type="float" office:value="2009067"/>
          <table:table-cell office:value-type="float" office:value="2009"/>
          <table:table-cell office:value-type="float" office:value="67"/>
          <table:table-cell office:value-type="float" office:value="8428.6286100000016"/>
          <table:table-cell office:value-type="float" office:value="3"/>
          <table:table-cell table:number-columns-repeated="16379"/>
        </table:table-row>
        <table:table-row>
          <table:table-cell office:value-type="float" office:value="2009068"/>
          <table:table-cell office:value-type="float" office:value="2009"/>
          <table:table-cell office:value-type="float" office:value="68"/>
          <table:table-cell office:value-type="float" office:value="16338.248370000001"/>
          <table:table-cell office:value-type="float" office:value="3"/>
          <table:table-cell table:number-columns-repeated="16379"/>
        </table:table-row>
        <table:table-row>
          <table:table-cell office:value-type="float" office:value="2009071"/>
          <table:table-cell office:value-type="float" office:value="2009"/>
          <table:table-cell office:value-type="float" office:value="71"/>
          <table:table-cell office:value-type="float" office:value="26002.371740000002"/>
          <table:table-cell office:value-type="float" office:value="3"/>
          <table:table-cell table:number-columns-repeated="16379"/>
        </table:table-row>
        <table:table-row>
          <table:table-cell office:value-type="float" office:value="2009073"/>
          <table:table-cell office:value-type="float" office:value="2009"/>
          <table:table-cell office:value-type="float" office:value="73"/>
          <table:table-cell office:value-type="float" office:value="45669.179320000003"/>
          <table:table-cell office:value-type="float" office:value="3"/>
          <table:table-cell table:number-columns-repeated="16379"/>
        </table:table-row>
        <table:table-row>
          <table:table-cell office:value-type="float" office:value="2009076"/>
          <table:table-cell office:value-type="float" office:value="2009"/>
          <table:table-cell office:value-type="float" office:value="76"/>
          <table:table-cell office:value-type="float" office:value="7735.088850000001"/>
          <table:table-cell office:value-type="float" office:value="3"/>
          <table:table-cell table:number-columns-repeated="16379"/>
        </table:table-row>
        <table:table-row>
          <table:table-cell office:value-type="float" office:value="2009095"/>
          <table:table-cell office:value-type="float" office:value="2009"/>
          <table:table-cell office:value-type="float" office:value="95"/>
          <table:table-cell office:value-type="float" office:value="7488.3329400000002"/>
          <table:table-cell office:value-type="float" office:value="3"/>
          <table:table-cell table:number-columns-repeated="16379"/>
        </table:table-row>
        <table:table-row>
          <table:table-cell office:value-type="float" office:value="2009096"/>
          <table:table-cell office:value-type="float" office:value="2009"/>
          <table:table-cell office:value-type="float" office:value="96"/>
          <table:table-cell office:value-type="float" office:value="5447.9499400000004"/>
          <table:table-cell office:value-type="float" office:value="3"/>
          <table:table-cell table:number-columns-repeated="16379"/>
        </table:table-row>
        <table:table-row>
          <table:table-cell office:value-type="float" office:value="2009097"/>
          <table:table-cell office:value-type="float" office:value="2009"/>
          <table:table-cell office:value-type="float" office:value="97"/>
          <table:table-cell office:value-type="float" office:value="10508.702190000002"/>
          <table:table-cell office:value-type="float" office:value="3"/>
          <table:table-cell table:number-columns-repeated="16379"/>
        </table:table-row>
        <table:table-row>
          <table:table-cell office:value-type="float" office:value="2009098"/>
          <table:table-cell office:value-type="float" office:value="2009"/>
          <table:table-cell office:value-type="float" office:value="98"/>
          <table:table-cell office:value-type="float" office:value="10190.323259999999"/>
          <table:table-cell office:value-type="float" office:value="5"/>
          <table:table-cell table:number-columns-repeated="16379"/>
        </table:table-row>
        <table:table-row>
          <table:table-cell office:value-type="float" office:value="2009099"/>
          <table:table-cell office:value-type="float" office:value="2009"/>
          <table:table-cell office:value-type="float" office:value="99"/>
          <table:table-cell office:value-type="float" office:value="11051.304540000001"/>
          <table:table-cell office:value-type="float" office:value="3"/>
          <table:table-cell table:number-columns-repeated="16379"/>
        </table:table-row>
        <table:table-row>
          <table:table-cell office:value-type="float" office:value="2009100"/>
          <table:table-cell office:value-type="float" office:value="2009"/>
          <table:table-cell office:value-type="float" office:value="100"/>
          <table:table-cell office:value-type="float" office:value="32851.748830000004"/>
          <table:table-cell office:value-type="float" office:value="3"/>
          <table:table-cell table:number-columns-repeated="16379"/>
        </table:table-row>
        <table:table-row>
          <table:table-cell office:value-type="float" office:value="2009101"/>
          <table:table-cell office:value-type="float" office:value="2009"/>
          <table:table-cell office:value-type="float" office:value="101"/>
          <table:table-cell office:value-type="float" office:value="27164.39544"/>
          <table:table-cell office:value-type="float" office:value="4"/>
          <table:table-cell table:number-columns-repeated="16379"/>
        </table:table-row>
        <table:table-row>
          <table:table-cell office:value-type="float" office:value="2009104"/>
          <table:table-cell office:value-type="float" office:value="2009"/>
          <table:table-cell office:value-type="float" office:value="104"/>
          <table:table-cell office:value-type="float" office:value="24012.560000000001"/>
          <table:table-cell office:value-type="float" office:value="4"/>
          <table:table-cell table:number-columns-repeated="16379"/>
        </table:table-row>
        <table:table-row>
          <table:table-cell office:value-type="float" office:value="2009105"/>
          <table:table-cell office:value-type="float" office:value="2009"/>
          <table:table-cell office:value-type="float" office:value="105"/>
          <table:table-cell office:value-type="float" office:value="2249.3702400000002"/>
          <table:table-cell office:value-type="float" office:value="4"/>
          <table:table-cell table:number-columns-repeated="16379"/>
        </table:table-row>
        <table:table-row>
          <table:table-cell office:value-type="float" office:value="2009106"/>
          <table:table-cell office:value-type="float" office:value="2009"/>
          <table:table-cell office:value-type="float" office:value="106"/>
          <table:table-cell office:value-type="float" office:value="36589.278960000003"/>
          <table:table-cell office:value-type="float" office:value="4"/>
          <table:table-cell table:number-columns-repeated="16379"/>
        </table:table-row>
        <table:table-row>
          <table:table-cell office:value-type="float" office:value="2009107"/>
          <table:table-cell office:value-type="float" office:value="2009"/>
          <table:table-cell office:value-type="float" office:value="107"/>
          <table:table-cell office:value-type="float" office:value="36589.278960000003"/>
          <table:table-cell office:value-type="float" office:value="4"/>
          <table:table-cell table:number-columns-repeated="16379"/>
        </table:table-row>
        <table:table-row>
          <table:table-cell office:value-type="float" office:value="2009108"/>
          <table:table-cell office:value-type="float" office:value="2009"/>
          <table:table-cell office:value-type="float" office:value="108"/>
          <table:table-cell office:value-type="float" office:value="9629.36"/>
          <table:table-cell office:value-type="float" office:value="4"/>
          <table:table-cell table:number-columns-repeated="16379"/>
        </table:table-row>
        <table:table-row>
          <table:table-cell office:value-type="float" office:value="2009109"/>
          <table:table-cell office:value-type="float" office:value="2009"/>
          <table:table-cell office:value-type="float" office:value="109"/>
          <table:table-cell office:value-type="float" office:value="18505.759999999998"/>
          <table:table-cell office:value-type="float" office:value="4"/>
          <table:table-cell table:number-columns-repeated="16379"/>
        </table:table-row>
        <table:table-row>
          <table:table-cell office:value-type="float" office:value="2009110"/>
          <table:table-cell office:value-type="float" office:value="2009"/>
          <table:table-cell office:value-type="float" office:value="110"/>
          <table:table-cell office:value-type="float" office:value="4818.3210399999998"/>
          <table:table-cell office:value-type="float" office:value="4"/>
          <table:table-cell table:number-columns-repeated="16379"/>
        </table:table-row>
        <table:table-row>
          <table:table-cell office:value-type="float" office:value="2009118"/>
          <table:table-cell office:value-type="float" office:value="2009"/>
          <table:table-cell office:value-type="float" office:value="118"/>
          <table:table-cell office:value-type="float" office:value="45669.179320000003"/>
          <table:table-cell office:value-type="float" office:value="3"/>
          <table:table-cell table:number-columns-repeated="16379"/>
        </table:table-row>
        <table:table-row>
          <table:table-cell office:value-type="float" office:value="2009124"/>
          <table:table-cell office:value-type="float" office:value="2009"/>
          <table:table-cell office:value-type="float" office:value="124"/>
          <table:table-cell office:value-type="float" office:value="4896.7362300000004"/>
          <table:table-cell office:value-type="float" office:value="3"/>
          <table:table-cell table:number-columns-repeated="16379"/>
        </table:table-row>
        <table:table-row>
          <table:table-cell office:value-type="float" office:value="2009127"/>
          <table:table-cell office:value-type="float" office:value="2009"/>
          <table:table-cell office:value-type="float" office:value="127"/>
          <table:table-cell office:value-type="float" office:value="5060.1177400000006"/>
          <table:table-cell office:value-type="float" office:value="3"/>
          <table:table-cell table:number-columns-repeated="16379"/>
        </table:table-row>
        <table:table-row>
          <table:table-cell office:value-type="float" office:value="2009136"/>
          <table:table-cell office:value-type="float" office:value="2009"/>
          <table:table-cell office:value-type="float" office:value="136"/>
          <table:table-cell office:value-type="float" office:value="6499.9740000000002"/>
          <table:table-cell office:value-type="float" office:value="2"/>
          <table:table-cell table:number-columns-repeated="16379"/>
        </table:table-row>
        <table:table-row>
          <table:table-cell office:value-type="float" office:value="2009140"/>
          <table:table-cell office:value-type="float" office:value="2009"/>
          <table:table-cell office:value-type="float" office:value="140"/>
          <table:table-cell office:value-type="float" office:value="9899.6955199999993"/>
          <table:table-cell office:value-type="float" office:value="2"/>
          <table:table-cell table:number-columns-repeated="16379"/>
        </table:table-row>
        <table:table-row>
          <table:table-cell office:value-type="float" office:value="2009141"/>
          <table:table-cell office:value-type="float" office:value="2009"/>
          <table:table-cell office:value-type="float" office:value="141"/>
          <table:table-cell office:value-type="float" office:value="41477.218639999999"/>
          <table:table-cell office:value-type="float" office:value="2"/>
          <table:table-cell table:number-columns-repeated="16379"/>
        </table:table-row>
        <table:table-row>
          <table:table-cell office:value-type="float" office:value="2009142"/>
          <table:table-cell office:value-type="float" office:value="2009"/>
          <table:table-cell office:value-type="float" office:value="142"/>
          <table:table-cell office:value-type="float" office:value="3113.45424"/>
          <table:table-cell office:value-type="float" office:value="2"/>
          <table:table-cell table:number-columns-repeated="16379"/>
        </table:table-row>
        <table:table-row>
          <table:table-cell office:value-type="float" office:value="2009143"/>
          <table:table-cell office:value-type="float" office:value="2009"/>
          <table:table-cell office:value-type="float" office:value="143"/>
          <table:table-cell office:value-type="float" office:value="32851.748830000004"/>
          <table:table-cell office:value-type="float" office:value="3"/>
          <table:table-cell table:number-columns-repeated="16379"/>
        </table:table-row>
        <table:table-row>
          <table:table-cell office:value-type="float" office:value="2009158"/>
          <table:table-cell office:value-type="float" office:value="2009"/>
          <table:table-cell office:value-type="float" office:value="158"/>
          <table:table-cell office:value-type="float" office:value="58909.595679999999"/>
          <table:table-cell office:value-type="float" office:value="2"/>
          <table:table-cell table:number-columns-repeated="16379"/>
        </table:table-row>
        <table:table-row>
          <table:table-cell office:value-type="float" office:value="2009162"/>
          <table:table-cell office:value-type="float" office:value="2009"/>
          <table:table-cell office:value-type="float" office:value="162"/>
          <table:table-cell/>
          <table:table-cell office:value-type="float" office:value="5"/>
          <table:table-cell table:number-columns-repeated="16379"/>
        </table:table-row>
        <table:table-row>
          <table:table-cell office:value-type="float" office:value="2009163"/>
          <table:table-cell office:value-type="float" office:value="2009"/>
          <table:table-cell office:value-type="float" office:value="163"/>
          <table:table-cell office:value-type="float" office:value="487.81296000000003"/>
          <table:table-cell office:value-type="float" office:value="5"/>
          <table:table-cell table:number-columns-repeated="16379"/>
        </table:table-row>
        <table:table-row>
          <table:table-cell office:value-type="float" office:value="2009166"/>
          <table:table-cell office:value-type="float" office:value="2009"/>
          <table:table-cell office:value-type="float" office:value="166"/>
          <table:table-cell office:value-type="float" office:value="5452.8676800000003"/>
          <table:table-cell office:value-type="float" office:value="2"/>
          <table:table-cell table:number-columns-repeated="16379"/>
        </table:table-row>
        <table:table-row>
          <table:table-cell office:value-type="float" office:value="2009168"/>
          <table:table-cell office:value-type="float" office:value="2009"/>
          <table:table-cell office:value-type="float" office:value="168"/>
          <table:table-cell office:value-type="float" office:value="17667.625019999999"/>
          <table:table-cell office:value-type="float" office:value="5"/>
          <table:table-cell table:number-columns-repeated="16379"/>
        </table:table-row>
        <table:table-row>
          <table:table-cell office:value-type="float" office:value="2009170"/>
          <table:table-cell office:value-type="float" office:value="2009"/>
          <table:table-cell office:value-type="float" office:value="170"/>
          <table:table-cell office:value-type="float" office:value="4148.5911599999999"/>
          <table:table-cell office:value-type="float" office:value="3"/>
          <table:table-cell table:number-columns-repeated="16379"/>
        </table:table-row>
        <table:table-row>
          <table:table-cell office:value-type="float" office:value="2009171"/>
          <table:table-cell office:value-type="float" office:value="2009"/>
          <table:table-cell office:value-type="float" office:value="171"/>
          <table:table-cell office:value-type="float" office:value="11560.938050000001"/>
          <table:table-cell office:value-type="float" office:value="3"/>
          <table:table-cell table:number-columns-repeated="16379"/>
        </table:table-row>
        <table:table-row>
          <table:table-cell office:value-type="float" office:value="2009172"/>
          <table:table-cell office:value-type="float" office:value="2009"/>
          <table:table-cell office:value-type="float" office:value="172"/>
          <table:table-cell office:value-type="float" office:value="65879.080800000011"/>
          <table:table-cell office:value-type="float" office:value="2"/>
          <table:table-cell table:number-columns-repeated="16379"/>
        </table:table-row>
        <table:table-row>
          <table:table-cell office:value-type="float" office:value="2009173"/>
          <table:table-cell office:value-type="float" office:value="2009"/>
          <table:table-cell office:value-type="float" office:value="173"/>
          <table:table-cell office:value-type="float" office:value="17667.625019999999"/>
          <table:table-cell office:value-type="float" office:value="5"/>
          <table:table-cell table:number-columns-repeated="16379"/>
        </table:table-row>
        <table:table-row>
          <table:table-cell office:value-type="float" office:value="2009174"/>
          <table:table-cell office:value-type="float" office:value="2009"/>
          <table:table-cell office:value-type="float" office:value="174"/>
          <table:table-cell office:value-type="float" office:value="32856.281350000005"/>
          <table:table-cell office:value-type="float" office:value="3"/>
          <table:table-cell table:number-columns-repeated="16379"/>
        </table:table-row>
        <table:table-row>
          <table:table-cell office:value-type="float" office:value="2009176"/>
          <table:table-cell office:value-type="float" office:value="2009"/>
          <table:table-cell office:value-type="float" office:value="176"/>
          <table:table-cell office:value-type="float" office:value="8772.0098000000016"/>
          <table:table-cell office:value-type="float" office:value="3"/>
          <table:table-cell table:number-columns-repeated="16379"/>
        </table:table-row>
        <table:table-row>
          <table:table-cell office:value-type="float" office:value="2009178"/>
          <table:table-cell office:value-type="float" office:value="2009"/>
          <table:table-cell office:value-type="float" office:value="178"/>
          <table:table-cell office:value-type="float" office:value="306"/>
          <table:table-cell office:value-type="float" office:value="5"/>
          <table:table-cell table:number-columns-repeated="16379"/>
        </table:table-row>
        <table:table-row>
          <table:table-cell office:value-type="float" office:value="2009179"/>
          <table:table-cell office:value-type="float" office:value="2009"/>
          <table:table-cell office:value-type="float" office:value="179"/>
          <table:table-cell office:value-type="float" office:value="1013.05686"/>
          <table:table-cell office:value-type="float" office:value="5"/>
          <table:table-cell table:number-columns-repeated="16379"/>
        </table:table-row>
        <table:table-row>
          <table:table-cell office:value-type="float" office:value="2009180"/>
          <table:table-cell office:value-type="float" office:value="2009"/>
          <table:table-cell office:value-type="float" office:value="180"/>
          <table:table-cell office:value-type="float" office:value="437.13120000000004"/>
          <table:table-cell office:value-type="float" office:value="5"/>
          <table:table-cell table:number-columns-repeated="16379"/>
        </table:table-row>
        <table:table-row>
          <table:table-cell office:value-type="float" office:value="2009181"/>
          <table:table-cell office:value-type="float" office:value="2009"/>
          <table:table-cell office:value-type="float" office:value="181"/>
          <table:table-cell office:value-type="float" office:value="5447.9499400000004"/>
          <table:table-cell office:value-type="float" office:value="3"/>
          <table:table-cell table:number-columns-repeated="16379"/>
        </table:table-row>
        <table:table-row>
          <table:table-cell office:value-type="float" office:value="2009182"/>
          <table:table-cell office:value-type="float" office:value="2009"/>
          <table:table-cell office:value-type="float" office:value="182"/>
          <table:table-cell office:value-type="float" office:value="3476.5078400000002"/>
          <table:table-cell office:value-type="float" office:value="2"/>
          <table:table-cell table:number-columns-repeated="16379"/>
        </table:table-row>
        <table:table-row>
          <table:table-cell office:value-type="float" office:value="2009183"/>
          <table:table-cell office:value-type="float" office:value="2009"/>
          <table:table-cell office:value-type="float" office:value="183"/>
          <table:table-cell office:value-type="float" office:value="1739.1795199999999"/>
          <table:table-cell office:value-type="float" office:value="4"/>
          <table:table-cell table:number-columns-repeated="16379"/>
        </table:table-row>
        <table:table-row>
          <table:table-cell office:value-type="float" office:value="2010001"/>
          <table:table-cell office:value-type="float" office:value="2010"/>
          <table:table-cell office:value-type="float" office:value="1"/>
          <table:table-cell office:value-type="float" office:value="909062.54200000002"/>
          <table:table-cell office:value-type="float" office:value="1"/>
          <table:table-cell table:number-columns-repeated="16379"/>
        </table:table-row>
        <table:table-row>
          <table:table-cell office:value-type="float" office:value="2010002"/>
          <table:table-cell office:value-type="float" office:value="2010"/>
          <table:table-cell office:value-type="float" office:value="2"/>
          <table:table-cell office:value-type="float" office:value="56655.040000000001"/>
          <table:table-cell office:value-type="float" office:value="4"/>
          <table:table-cell table:number-columns-repeated="16379"/>
        </table:table-row>
        <table:table-row>
          <table:table-cell office:value-type="float" office:value="2010003"/>
          <table:table-cell office:value-type="float" office:value="2010"/>
          <table:table-cell office:value-type="float" office:value="3"/>
          <table:table-cell office:value-type="float" office:value="63304.755279999998"/>
          <table:table-cell office:value-type="float" office:value="2"/>
          <table:table-cell table:number-columns-repeated="16379"/>
        </table:table-row>
        <table:table-row>
          <table:table-cell office:value-type="float" office:value="2010005"/>
          <table:table-cell office:value-type="float" office:value="2010"/>
          <table:table-cell office:value-type="float" office:value="5"/>
          <table:table-cell office:value-type="float" office:value="53041.774239999999"/>
          <table:table-cell office:value-type="float" office:value="2"/>
          <table:table-cell table:number-columns-repeated="16379"/>
        </table:table-row>
        <table:table-row>
          <table:table-cell office:value-type="float" office:value="2010006"/>
          <table:table-cell office:value-type="float" office:value="2010"/>
          <table:table-cell office:value-type="float" office:value="6"/>
          <table:table-cell office:value-type="float" office:value="31423.927599999999"/>
          <table:table-cell office:value-type="float" office:value="2"/>
          <table:table-cell table:number-columns-repeated="16379"/>
        </table:table-row>
        <table:table-row>
          <table:table-cell office:value-type="float" office:value="2010007"/>
          <table:table-cell office:value-type="float" office:value="2010"/>
          <table:table-cell office:value-type="float" office:value="7"/>
          <table:table-cell office:value-type="float" office:value="156630.63"/>
          <table:table-cell office:value-type="float" office:value="2"/>
          <table:table-cell table:number-columns-repeated="16379"/>
        </table:table-row>
        <table:table-row>
          <table:table-cell office:value-type="float" office:value="2010008"/>
          <table:table-cell office:value-type="float" office:value="2010"/>
          <table:table-cell office:value-type="float" office:value="8"/>
          <table:table-cell office:value-type="float" office:value="94470.501839999997"/>
          <table:table-cell office:value-type="float" office:value="2"/>
          <table:table-cell table:number-columns-repeated="16379"/>
        </table:table-row>
        <table:table-row>
          <table:table-cell office:value-type="float" office:value="2010009"/>
          <table:table-cell office:value-type="float" office:value="2010"/>
          <table:table-cell office:value-type="float" office:value="9"/>
          <table:table-cell office:value-type="float" office:value="17161.918799999999"/>
          <table:table-cell office:value-type="float" office:value="4"/>
          <table:table-cell table:number-columns-repeated="16379"/>
        </table:table-row>
        <table:table-row>
          <table:table-cell office:value-type="float" office:value="2010010"/>
          <table:table-cell office:value-type="float" office:value="2010"/>
          <table:table-cell office:value-type="float" office:value="10"/>
          <table:table-cell office:value-type="float" office:value="69583.28"/>
          <table:table-cell office:value-type="float" office:value="4"/>
          <table:table-cell table:number-columns-repeated="16379"/>
        </table:table-row>
        <table:table-row>
          <table:table-cell office:value-type="float" office:value="2010011"/>
          <table:table-cell office:value-type="float" office:value="2010"/>
          <table:table-cell office:value-type="float" office:value="11"/>
          <table:table-cell office:value-type="float" office:value="9364.1236000000008"/>
          <table:table-cell office:value-type="float" office:value="4"/>
          <table:table-cell table:number-columns-repeated="16379"/>
        </table:table-row>
        <table:table-row>
          <table:table-cell office:value-type="float" office:value="2010012"/>
          <table:table-cell office:value-type="float" office:value="2010"/>
          <table:table-cell office:value-type="float" office:value="12"/>
          <table:table-cell office:value-type="float" office:value="18856.000499999998"/>
          <table:table-cell office:value-type="float" office:value="5"/>
          <table:table-cell table:number-columns-repeated="16379"/>
        </table:table-row>
        <table:table-row>
          <table:table-cell office:value-type="float" office:value="2010013"/>
          <table:table-cell office:value-type="float" office:value="2010"/>
          <table:table-cell office:value-type="float" office:value="13"/>
          <table:table-cell office:value-type="float" office:value="4131.2274600000001"/>
          <table:table-cell office:value-type="float" office:value="5"/>
          <table:table-cell table:number-columns-repeated="16379"/>
        </table:table-row>
        <table:table-row>
          <table:table-cell office:value-type="float" office:value="2010015"/>
          <table:table-cell office:value-type="float" office:value="2010"/>
          <table:table-cell office:value-type="float" office:value="15"/>
          <table:table-cell office:value-type="float" office:value="11934.27068"/>
          <table:table-cell office:value-type="float" office:value="3"/>
          <table:table-cell table:number-columns-repeated="16379"/>
        </table:table-row>
        <table:table-row>
          <table:table-cell office:value-type="float" office:value="2010016"/>
          <table:table-cell office:value-type="float" office:value="2010"/>
          <table:table-cell office:value-type="float" office:value="16"/>
          <table:table-cell office:value-type="float" office:value="8093.3162899999998"/>
          <table:table-cell office:value-type="float" office:value="3"/>
          <table:table-cell table:number-columns-repeated="16379"/>
        </table:table-row>
        <table:table-row>
          <table:table-cell office:value-type="float" office:value="2010017"/>
          <table:table-cell office:value-type="float" office:value="2010"/>
          <table:table-cell office:value-type="float" office:value="17"/>
          <table:table-cell office:value-type="float" office:value="6584.4311799999996"/>
          <table:table-cell office:value-type="float" office:value="3"/>
          <table:table-cell table:number-columns-repeated="16379"/>
        </table:table-row>
        <table:table-row>
          <table:table-cell office:value-type="float" office:value="2010019"/>
          <table:table-cell office:value-type="float" office:value="2010"/>
          <table:table-cell office:value-type="float" office:value="19"/>
          <table:table-cell office:value-type="float" office:value="16555.772949999999"/>
          <table:table-cell office:value-type="float" office:value="3"/>
          <table:table-cell table:number-columns-repeated="16379"/>
        </table:table-row>
        <table:table-row>
          <table:table-cell office:value-type="float" office:value="2010020"/>
          <table:table-cell office:value-type="float" office:value="2010"/>
          <table:table-cell office:value-type="float" office:value="20"/>
          <table:table-cell office:value-type="float" office:value="20100.252810000002"/>
          <table:table-cell office:value-type="float" office:value="3"/>
          <table:table-cell table:number-columns-repeated="16379"/>
        </table:table-row>
        <table:table-row>
          <table:table-cell office:value-type="float" office:value="2010021"/>
          <table:table-cell office:value-type="float" office:value="2010"/>
          <table:table-cell office:value-type="float" office:value="21"/>
          <table:table-cell office:value-type="float" office:value="12731.68"/>
          <table:table-cell office:value-type="float" office:value="2"/>
          <table:table-cell table:number-columns-repeated="16379"/>
        </table:table-row>
        <table:table-row>
          <table:table-cell office:value-type="float" office:value="2010023"/>
          <table:table-cell office:value-type="float" office:value="2010"/>
          <table:table-cell office:value-type="float" office:value="23"/>
          <table:table-cell office:value-type="float" office:value="13009.641009999999"/>
          <table:table-cell office:value-type="float" office:value="3"/>
          <table:table-cell table:number-columns-repeated="16379"/>
        </table:table-row>
        <table:table-row>
          <table:table-cell office:value-type="float" office:value="2010024"/>
          <table:table-cell office:value-type="float" office:value="2010"/>
          <table:table-cell office:value-type="float" office:value="24"/>
          <table:table-cell office:value-type="float" office:value="34919.449999999997"/>
          <table:table-cell office:value-type="float" office:value="3"/>
          <table:table-cell table:number-columns-repeated="16379"/>
        </table:table-row>
        <table:table-row>
          <table:table-cell office:value-type="float" office:value="2010025"/>
          <table:table-cell office:value-type="float" office:value="2010"/>
          <table:table-cell office:value-type="float" office:value="25"/>
          <table:table-cell office:value-type="float" office:value="10239.025809999999"/>
          <table:table-cell office:value-type="float" office:value="3"/>
          <table:table-cell table:number-columns-repeated="16379"/>
        </table:table-row>
        <table:table-row>
          <table:table-cell office:value-type="float" office:value="2010027"/>
          <table:table-cell office:value-type="float" office:value="2010"/>
          <table:table-cell office:value-type="float" office:value="27"/>
          <table:table-cell office:value-type="float" office:value="7181.7372800000003"/>
          <table:table-cell office:value-type="float" office:value="3"/>
          <table:table-cell table:number-columns-repeated="16379"/>
        </table:table-row>
        <table:table-row>
          <table:table-cell office:value-type="float" office:value="2010028"/>
          <table:table-cell office:value-type="float" office:value="2010"/>
          <table:table-cell office:value-type="float" office:value="28"/>
          <table:table-cell office:value-type="float" office:value="17523.776269999998"/>
          <table:table-cell office:value-type="float" office:value="3"/>
          <table:table-cell table:number-columns-repeated="16379"/>
        </table:table-row>
        <table:table-row>
          <table:table-cell office:value-type="float" office:value="2010029"/>
          <table:table-cell office:value-type="float" office:value="2010"/>
          <table:table-cell office:value-type="float" office:value="29"/>
          <table:table-cell office:value-type="float" office:value="30699.37"/>
          <table:table-cell office:value-type="float" office:value="3"/>
          <table:table-cell table:number-columns-repeated="16379"/>
        </table:table-row>
        <table:table-row>
          <table:table-cell office:value-type="float" office:value="2010030"/>
          <table:table-cell office:value-type="float" office:value="2010"/>
          <table:table-cell office:value-type="float" office:value="30"/>
          <table:table-cell office:value-type="float" office:value="6817.7725"/>
          <table:table-cell office:value-type="float" office:value="3"/>
          <table:table-cell table:number-columns-repeated="16379"/>
        </table:table-row>
        <table:table-row>
          <table:table-cell office:value-type="float" office:value="2010031"/>
          <table:table-cell office:value-type="float" office:value="2010"/>
          <table:table-cell office:value-type="float" office:value="31"/>
          <table:table-cell office:value-type="float" office:value="34691.852440000002"/>
          <table:table-cell office:value-type="float" office:value="3"/>
          <table:table-cell table:number-columns-repeated="16379"/>
        </table:table-row>
        <table:table-row>
          <table:table-cell office:value-type="float" office:value="2010032"/>
          <table:table-cell office:value-type="float" office:value="2010"/>
          <table:table-cell office:value-type="float" office:value="32"/>
          <table:table-cell office:value-type="float" office:value="27623.431369999998"/>
          <table:table-cell office:value-type="float" office:value="3"/>
          <table:table-cell table:number-columns-repeated="16379"/>
        </table:table-row>
        <table:table-row>
          <table:table-cell office:value-type="float" office:value="2010033"/>
          <table:table-cell office:value-type="float" office:value="2010"/>
          <table:table-cell office:value-type="float" office:value="33"/>
          <table:table-cell office:value-type="float" office:value="14546.70671"/>
          <table:table-cell office:value-type="float" office:value="3"/>
          <table:table-cell table:number-columns-repeated="16379"/>
        </table:table-row>
        <table:table-row>
          <table:table-cell office:value-type="float" office:value="2010034"/>
          <table:table-cell office:value-type="float" office:value="2010"/>
          <table:table-cell office:value-type="float" office:value="34"/>
          <table:table-cell office:value-type="float" office:value="34037.611640000003"/>
          <table:table-cell office:value-type="float" office:value="3"/>
          <table:table-cell table:number-columns-repeated="16379"/>
        </table:table-row>
        <table:table-row>
          <table:table-cell office:value-type="float" office:value="2010036"/>
          <table:table-cell office:value-type="float" office:value="2010"/>
          <table:table-cell office:value-type="float" office:value="36"/>
          <table:table-cell office:value-type="float" office:value="24543.66"/>
          <table:table-cell office:value-type="float" office:value="3"/>
          <table:table-cell table:number-columns-repeated="16379"/>
        </table:table-row>
        <table:table-row>
          <table:table-cell office:value-type="float" office:value="2010037"/>
          <table:table-cell office:value-type="float" office:value="2010"/>
          <table:table-cell office:value-type="float" office:value="37"/>
          <table:table-cell office:value-type="float" office:value="20601.458999999999"/>
          <table:table-cell office:value-type="float" office:value="3"/>
          <table:table-cell table:number-columns-repeated="16379"/>
        </table:table-row>
        <table:table-row>
          <table:table-cell office:value-type="float" office:value="2010038"/>
          <table:table-cell office:value-type="float" office:value="2010"/>
          <table:table-cell office:value-type="float" office:value="38"/>
          <table:table-cell office:value-type="float" office:value="27716.102999999999"/>
          <table:table-cell office:value-type="float" office:value="3"/>
          <table:table-cell table:number-columns-repeated="16379"/>
        </table:table-row>
        <table:table-row>
          <table:table-cell office:value-type="float" office:value="2010039"/>
          <table:table-cell office:value-type="float" office:value="2010"/>
          <table:table-cell office:value-type="float" office:value="39"/>
          <table:table-cell office:value-type="float" office:value="17520.711790000001"/>
          <table:table-cell office:value-type="float" office:value="3"/>
          <table:table-cell table:number-columns-repeated="16379"/>
        </table:table-row>
        <table:table-row>
          <table:table-cell office:value-type="float" office:value="2010040"/>
          <table:table-cell office:value-type="float" office:value="2010"/>
          <table:table-cell office:value-type="float" office:value="40"/>
          <table:table-cell office:value-type="float" office:value="11429.44254"/>
          <table:table-cell office:value-type="float" office:value="3"/>
          <table:table-cell table:number-columns-repeated="16379"/>
        </table:table-row>
        <table:table-row>
          <table:table-cell office:value-type="float" office:value="2010043"/>
          <table:table-cell office:value-type="float" office:value="2010"/>
          <table:table-cell office:value-type="float" office:value="43"/>
          <table:table-cell office:value-type="float" office:value="18447.373520000001"/>
          <table:table-cell office:value-type="float" office:value="3"/>
          <table:table-cell table:number-columns-repeated="16379"/>
        </table:table-row>
        <table:table-row>
          <table:table-cell office:value-type="float" office:value="2010044"/>
          <table:table-cell office:value-type="float" office:value="2010"/>
          <table:table-cell office:value-type="float" office:value="44"/>
          <table:table-cell office:value-type="float" office:value="26002.371739999999"/>
          <table:table-cell office:value-type="float" office:value="3"/>
          <table:table-cell table:number-columns-repeated="16379"/>
        </table:table-row>
        <table:table-row>
          <table:table-cell office:value-type="float" office:value="2010045"/>
          <table:table-cell office:value-type="float" office:value="2010"/>
          <table:table-cell office:value-type="float" office:value="45"/>
          <table:table-cell office:value-type="float" office:value="20100.252810000002"/>
          <table:table-cell office:value-type="float" office:value="3"/>
          <table:table-cell table:number-columns-repeated="16379"/>
        </table:table-row>
        <table:table-row>
          <table:table-cell office:value-type="float" office:value="2010046"/>
          <table:table-cell office:value-type="float" office:value="2010"/>
          <table:table-cell office:value-type="float" office:value="46"/>
          <table:table-cell office:value-type="float" office:value="7548.1566400000002"/>
          <table:table-cell office:value-type="float" office:value="3"/>
          <table:table-cell table:number-columns-repeated="16379"/>
        </table:table-row>
        <table:table-row>
          <table:table-cell office:value-type="float" office:value="2010047"/>
          <table:table-cell office:value-type="float" office:value="2010"/>
          <table:table-cell office:value-type="float" office:value="47"/>
          <table:table-cell office:value-type="float" office:value="7520.9540299999999"/>
          <table:table-cell office:value-type="float" office:value="3"/>
          <table:table-cell table:number-columns-repeated="16379"/>
        </table:table-row>
        <table:table-row>
          <table:table-cell office:value-type="float" office:value="2010049"/>
          <table:table-cell office:value-type="float" office:value="2010"/>
          <table:table-cell office:value-type="float" office:value="49"/>
          <table:table-cell office:value-type="float" office:value="27918.225999999999"/>
          <table:table-cell office:value-type="float" office:value="3"/>
          <table:table-cell table:number-columns-repeated="16379"/>
        </table:table-row>
        <table:table-row>
          <table:table-cell office:value-type="float" office:value="2010051"/>
          <table:table-cell office:value-type="float" office:value="2010"/>
          <table:table-cell office:value-type="float" office:value="51"/>
          <table:table-cell office:value-type="float" office:value="21178.261020000002"/>
          <table:table-cell office:value-type="float" office:value="5"/>
          <table:table-cell table:number-columns-repeated="16379"/>
        </table:table-row>
        <table:table-row>
          <table:table-cell office:value-type="float" office:value="2010053"/>
          <table:table-cell office:value-type="float" office:value="2010"/>
          <table:table-cell office:value-type="float" office:value="53"/>
          <table:table-cell office:value-type="float" office:value="7598.4541300000001"/>
          <table:table-cell office:value-type="float" office:value="3"/>
          <table:table-cell table:number-columns-repeated="16379"/>
        </table:table-row>
        <table:table-row>
          <table:table-cell office:value-type="float" office:value="2010054"/>
          <table:table-cell office:value-type="float" office:value="2010"/>
          <table:table-cell office:value-type="float" office:value="54"/>
          <table:table-cell office:value-type="float" office:value="19242.33109"/>
          <table:table-cell office:value-type="float" office:value="3"/>
          <table:table-cell table:number-columns-repeated="16379"/>
        </table:table-row>
        <table:table-row>
          <table:table-cell office:value-type="float" office:value="2010055"/>
          <table:table-cell office:value-type="float" office:value="2010"/>
          <table:table-cell office:value-type="float" office:value="55"/>
          <table:table-cell office:value-type="float" office:value="18898.88998"/>
          <table:table-cell office:value-type="float" office:value="3"/>
          <table:table-cell table:number-columns-repeated="16379"/>
        </table:table-row>
        <table:table-row>
          <table:table-cell office:value-type="float" office:value="2010056"/>
          <table:table-cell office:value-type="float" office:value="2010"/>
          <table:table-cell office:value-type="float" office:value="56"/>
          <table:table-cell office:value-type="float" office:value="32851.748829999997"/>
          <table:table-cell office:value-type="float" office:value="3"/>
          <table:table-cell table:number-columns-repeated="16379"/>
        </table:table-row>
        <table:table-row>
          <table:table-cell office:value-type="float" office:value="2010057"/>
          <table:table-cell office:value-type="float" office:value="2010"/>
          <table:table-cell office:value-type="float" office:value="57"/>
          <table:table-cell office:value-type="float" office:value="21275.88"/>
          <table:table-cell office:value-type="float" office:value="3"/>
          <table:table-cell table:number-columns-repeated="16379"/>
        </table:table-row>
        <table:table-row>
          <table:table-cell office:value-type="float" office:value="2010058"/>
          <table:table-cell office:value-type="float" office:value="2010"/>
          <table:table-cell office:value-type="float" office:value="58"/>
          <table:table-cell office:value-type="float" office:value="12601.39"/>
          <table:table-cell office:value-type="float" office:value="3"/>
          <table:table-cell table:number-columns-repeated="16379"/>
        </table:table-row>
        <table:table-row>
          <table:table-cell office:value-type="float" office:value="2010060"/>
          <table:table-cell office:value-type="float" office:value="2010"/>
          <table:table-cell office:value-type="float" office:value="60"/>
          <table:table-cell office:value-type="float" office:value="13551.2"/>
          <table:table-cell office:value-type="float" office:value="2"/>
          <table:table-cell table:number-columns-repeated="16379"/>
        </table:table-row>
        <table:table-row>
          <table:table-cell office:value-type="float" office:value="2010061"/>
          <table:table-cell office:value-type="float" office:value="2010"/>
          <table:table-cell office:value-type="float" office:value="61"/>
          <table:table-cell office:value-type="float" office:value="27394.162639999999"/>
          <table:table-cell office:value-type="float" office:value="2"/>
          <table:table-cell table:number-columns-repeated="16379"/>
        </table:table-row>
        <table:table-row>
          <table:table-cell office:value-type="float" office:value="2010062"/>
          <table:table-cell office:value-type="float" office:value="2010"/>
          <table:table-cell office:value-type="float" office:value="62"/>
          <table:table-cell office:value-type="float" office:value="14966.950279999999"/>
          <table:table-cell office:value-type="float" office:value="3"/>
          <table:table-cell table:number-columns-repeated="16379"/>
        </table:table-row>
        <table:table-row>
          <table:table-cell office:value-type="float" office:value="2010064"/>
          <table:table-cell office:value-type="float" office:value="2010"/>
          <table:table-cell office:value-type="float" office:value="64"/>
          <table:table-cell office:value-type="float" office:value="19848.5"/>
          <table:table-cell office:value-type="float" office:value="3"/>
          <table:table-cell table:number-columns-repeated="16379"/>
        </table:table-row>
        <table:table-row>
          <table:table-cell office:value-type="float" office:value="2010066"/>
          <table:table-cell office:value-type="float" office:value="2010"/>
          <table:table-cell office:value-type="float" office:value="66"/>
          <table:table-cell office:value-type="float" office:value="29914.632000000001"/>
          <table:table-cell office:value-type="float" office:value="3"/>
          <table:table-cell table:number-columns-repeated="16379"/>
        </table:table-row>
        <table:table-row>
          <table:table-cell office:value-type="float" office:value="2010067"/>
          <table:table-cell office:value-type="float" office:value="2010"/>
          <table:table-cell office:value-type="float" office:value="67"/>
          <table:table-cell office:value-type="float" office:value="8428.6286099999998"/>
          <table:table-cell office:value-type="float" office:value="3"/>
          <table:table-cell table:number-columns-repeated="16379"/>
        </table:table-row>
        <table:table-row>
          <table:table-cell office:value-type="float" office:value="2010068"/>
          <table:table-cell office:value-type="float" office:value="2010"/>
          <table:table-cell office:value-type="float" office:value="68"/>
          <table:table-cell office:value-type="float" office:value="16338.248369999999"/>
          <table:table-cell office:value-type="float" office:value="3"/>
          <table:table-cell table:number-columns-repeated="16379"/>
        </table:table-row>
        <table:table-row>
          <table:table-cell office:value-type="float" office:value="2010071"/>
          <table:table-cell office:value-type="float" office:value="2010"/>
          <table:table-cell office:value-type="float" office:value="71"/>
          <table:table-cell office:value-type="float" office:value="26002.371739999999"/>
          <table:table-cell office:value-type="float" office:value="3"/>
          <table:table-cell table:number-columns-repeated="16379"/>
        </table:table-row>
        <table:table-row>
          <table:table-cell office:value-type="float" office:value="2010073"/>
          <table:table-cell office:value-type="float" office:value="2010"/>
          <table:table-cell office:value-type="float" office:value="73"/>
          <table:table-cell office:value-type="float" office:value="45669.179320000003"/>
          <table:table-cell office:value-type="float" office:value="3"/>
          <table:table-cell table:number-columns-repeated="16379"/>
        </table:table-row>
        <table:table-row>
          <table:table-cell office:value-type="float" office:value="2010076"/>
          <table:table-cell office:value-type="float" office:value="2010"/>
          <table:table-cell office:value-type="float" office:value="76"/>
          <table:table-cell office:value-type="float" office:value="7735.0888500000001"/>
          <table:table-cell office:value-type="float" office:value="3"/>
          <table:table-cell table:number-columns-repeated="16379"/>
        </table:table-row>
        <table:table-row>
          <table:table-cell office:value-type="float" office:value="2010095"/>
          <table:table-cell office:value-type="float" office:value="2010"/>
          <table:table-cell office:value-type="float" office:value="95"/>
          <table:table-cell office:value-type="float" office:value="7488.3329400000002"/>
          <table:table-cell office:value-type="float" office:value="3"/>
          <table:table-cell table:number-columns-repeated="16379"/>
        </table:table-row>
        <table:table-row>
          <table:table-cell office:value-type="float" office:value="2010096"/>
          <table:table-cell office:value-type="float" office:value="2010"/>
          <table:table-cell office:value-type="float" office:value="96"/>
          <table:table-cell office:value-type="float" office:value="5447.9499400000004"/>
          <table:table-cell office:value-type="float" office:value="3"/>
          <table:table-cell table:number-columns-repeated="16379"/>
        </table:table-row>
        <table:table-row>
          <table:table-cell office:value-type="float" office:value="2010097"/>
          <table:table-cell office:value-type="float" office:value="2010"/>
          <table:table-cell office:value-type="float" office:value="97"/>
          <table:table-cell office:value-type="float" office:value="10508.70219"/>
          <table:table-cell office:value-type="float" office:value="3"/>
          <table:table-cell table:number-columns-repeated="16379"/>
        </table:table-row>
        <table:table-row>
          <table:table-cell office:value-type="float" office:value="2010098"/>
          <table:table-cell office:value-type="float" office:value="2010"/>
          <table:table-cell office:value-type="float" office:value="98"/>
          <table:table-cell office:value-type="float" office:value="10190.323259999999"/>
          <table:table-cell office:value-type="float" office:value="5"/>
          <table:table-cell table:number-columns-repeated="16379"/>
        </table:table-row>
        <table:table-row>
          <table:table-cell office:value-type="float" office:value="2010099"/>
          <table:table-cell office:value-type="float" office:value="2010"/>
          <table:table-cell office:value-type="float" office:value="99"/>
          <table:table-cell office:value-type="float" office:value="11051.304539999999"/>
          <table:table-cell office:value-type="float" office:value="3"/>
          <table:table-cell table:number-columns-repeated="16379"/>
        </table:table-row>
        <table:table-row>
          <table:table-cell office:value-type="float" office:value="2010100"/>
          <table:table-cell office:value-type="float" office:value="2010"/>
          <table:table-cell office:value-type="float" office:value="100"/>
          <table:table-cell office:value-type="float" office:value="32851.748829999997"/>
          <table:table-cell office:value-type="float" office:value="3"/>
          <table:table-cell table:number-columns-repeated="16379"/>
        </table:table-row>
        <table:table-row>
          <table:table-cell office:value-type="float" office:value="2010101"/>
          <table:table-cell office:value-type="float" office:value="2010"/>
          <table:table-cell office:value-type="float" office:value="101"/>
          <table:table-cell office:value-type="float" office:value="27164.39544"/>
          <table:table-cell office:value-type="float" office:value="4"/>
          <table:table-cell table:number-columns-repeated="16379"/>
        </table:table-row>
        <table:table-row>
          <table:table-cell office:value-type="float" office:value="2010104"/>
          <table:table-cell office:value-type="float" office:value="2010"/>
          <table:table-cell office:value-type="float" office:value="104"/>
          <table:table-cell office:value-type="float" office:value="24012.560000000001"/>
          <table:table-cell office:value-type="float" office:value="4"/>
          <table:table-cell table:number-columns-repeated="16379"/>
        </table:table-row>
        <table:table-row>
          <table:table-cell office:value-type="float" office:value="2010105"/>
          <table:table-cell office:value-type="float" office:value="2010"/>
          <table:table-cell office:value-type="float" office:value="105"/>
          <table:table-cell office:value-type="float" office:value="2249.3702400000002"/>
          <table:table-cell office:value-type="float" office:value="4"/>
          <table:table-cell table:number-columns-repeated="16379"/>
        </table:table-row>
        <table:table-row>
          <table:table-cell office:value-type="float" office:value="2010106"/>
          <table:table-cell office:value-type="float" office:value="2010"/>
          <table:table-cell office:value-type="float" office:value="106"/>
          <table:table-cell office:value-type="float" office:value="36589.278960000003"/>
          <table:table-cell office:value-type="float" office:value="4"/>
          <table:table-cell table:number-columns-repeated="16379"/>
        </table:table-row>
        <table:table-row>
          <table:table-cell office:value-type="float" office:value="2010107"/>
          <table:table-cell office:value-type="float" office:value="2010"/>
          <table:table-cell office:value-type="float" office:value="107"/>
          <table:table-cell office:value-type="float" office:value="36589.278960000003"/>
          <table:table-cell office:value-type="float" office:value="4"/>
          <table:table-cell table:number-columns-repeated="16379"/>
        </table:table-row>
        <table:table-row>
          <table:table-cell office:value-type="float" office:value="2010108"/>
          <table:table-cell office:value-type="float" office:value="2010"/>
          <table:table-cell office:value-type="float" office:value="108"/>
          <table:table-cell office:value-type="float" office:value="9629.36"/>
          <table:table-cell office:value-type="float" office:value="4"/>
          <table:table-cell table:number-columns-repeated="16379"/>
        </table:table-row>
        <table:table-row>
          <table:table-cell office:value-type="float" office:value="2010109"/>
          <table:table-cell office:value-type="float" office:value="2010"/>
          <table:table-cell office:value-type="float" office:value="109"/>
          <table:table-cell office:value-type="float" office:value="18505.759999999998"/>
          <table:table-cell office:value-type="float" office:value="4"/>
          <table:table-cell table:number-columns-repeated="16379"/>
        </table:table-row>
        <table:table-row>
          <table:table-cell office:value-type="float" office:value="2010110"/>
          <table:table-cell office:value-type="float" office:value="2010"/>
          <table:table-cell office:value-type="float" office:value="110"/>
          <table:table-cell office:value-type="float" office:value="4818.3210399999998"/>
          <table:table-cell office:value-type="float" office:value="4"/>
          <table:table-cell table:number-columns-repeated="16379"/>
        </table:table-row>
        <table:table-row>
          <table:table-cell office:value-type="float" office:value="2010118"/>
          <table:table-cell office:value-type="float" office:value="2010"/>
          <table:table-cell office:value-type="float" office:value="118"/>
          <table:table-cell office:value-type="float" office:value="45669.179320000003"/>
          <table:table-cell office:value-type="float" office:value="3"/>
          <table:table-cell table:number-columns-repeated="16379"/>
        </table:table-row>
        <table:table-row>
          <table:table-cell office:value-type="float" office:value="2010124"/>
          <table:table-cell office:value-type="float" office:value="2010"/>
          <table:table-cell office:value-type="float" office:value="124"/>
          <table:table-cell office:value-type="float" office:value="4896.7362300000004"/>
          <table:table-cell office:value-type="float" office:value="3"/>
          <table:table-cell table:number-columns-repeated="16379"/>
        </table:table-row>
        <table:table-row>
          <table:table-cell office:value-type="float" office:value="2010127"/>
          <table:table-cell office:value-type="float" office:value="2010"/>
          <table:table-cell office:value-type="float" office:value="127"/>
          <table:table-cell office:value-type="float" office:value="5060.1177399999997"/>
          <table:table-cell office:value-type="float" office:value="3"/>
          <table:table-cell table:number-columns-repeated="16379"/>
        </table:table-row>
        <table:table-row>
          <table:table-cell office:value-type="float" office:value="2010136"/>
          <table:table-cell office:value-type="float" office:value="2010"/>
          <table:table-cell office:value-type="float" office:value="136"/>
          <table:table-cell office:value-type="float" office:value="6499.9740000000002"/>
          <table:table-cell office:value-type="float" office:value="2"/>
          <table:table-cell table:number-columns-repeated="16379"/>
        </table:table-row>
        <table:table-row>
          <table:table-cell office:value-type="float" office:value="2010140"/>
          <table:table-cell office:value-type="float" office:value="2010"/>
          <table:table-cell office:value-type="float" office:value="140"/>
          <table:table-cell office:value-type="float" office:value="9899.6955199999993"/>
          <table:table-cell office:value-type="float" office:value="2"/>
          <table:table-cell table:number-columns-repeated="16379"/>
        </table:table-row>
        <table:table-row>
          <table:table-cell office:value-type="float" office:value="2010141"/>
          <table:table-cell office:value-type="float" office:value="2010"/>
          <table:table-cell office:value-type="float" office:value="141"/>
          <table:table-cell office:value-type="float" office:value="41477.218639999999"/>
          <table:table-cell office:value-type="float" office:value="2"/>
          <table:table-cell table:number-columns-repeated="16379"/>
        </table:table-row>
        <table:table-row>
          <table:table-cell office:value-type="float" office:value="2010142"/>
          <table:table-cell office:value-type="float" office:value="2010"/>
          <table:table-cell office:value-type="float" office:value="142"/>
          <table:table-cell office:value-type="float" office:value="3113.45424"/>
          <table:table-cell office:value-type="float" office:value="2"/>
          <table:table-cell table:number-columns-repeated="16379"/>
        </table:table-row>
        <table:table-row>
          <table:table-cell office:value-type="float" office:value="2010143"/>
          <table:table-cell office:value-type="float" office:value="2010"/>
          <table:table-cell office:value-type="float" office:value="143"/>
          <table:table-cell office:value-type="float" office:value="32851.748829999997"/>
          <table:table-cell office:value-type="float" office:value="3"/>
          <table:table-cell table:number-columns-repeated="16379"/>
        </table:table-row>
        <table:table-row>
          <table:table-cell office:value-type="float" office:value="2010158"/>
          <table:table-cell office:value-type="float" office:value="2010"/>
          <table:table-cell office:value-type="float" office:value="158"/>
          <table:table-cell office:value-type="float" office:value="58909.595679999999"/>
          <table:table-cell office:value-type="float" office:value="2"/>
          <table:table-cell table:number-columns-repeated="16379"/>
        </table:table-row>
        <table:table-row>
          <table:table-cell office:value-type="float" office:value="2010162"/>
          <table:table-cell office:value-type="float" office:value="2010"/>
          <table:table-cell office:value-type="float" office:value="162"/>
          <table:table-cell/>
          <table:table-cell office:value-type="float" office:value="5"/>
          <table:table-cell table:number-columns-repeated="16379"/>
        </table:table-row>
        <table:table-row>
          <table:table-cell office:value-type="float" office:value="2010163"/>
          <table:table-cell office:value-type="float" office:value="2010"/>
          <table:table-cell office:value-type="float" office:value="163"/>
          <table:table-cell office:value-type="float" office:value="487.81295999999998"/>
          <table:table-cell office:value-type="float" office:value="5"/>
          <table:table-cell table:number-columns-repeated="16379"/>
        </table:table-row>
        <table:table-row>
          <table:table-cell office:value-type="float" office:value="2010166"/>
          <table:table-cell office:value-type="float" office:value="2010"/>
          <table:table-cell office:value-type="float" office:value="166"/>
          <table:table-cell office:value-type="float" office:value="5452.8676800000003"/>
          <table:table-cell office:value-type="float" office:value="2"/>
          <table:table-cell table:number-columns-repeated="16379"/>
        </table:table-row>
        <table:table-row>
          <table:table-cell office:value-type="float" office:value="2010168"/>
          <table:table-cell office:value-type="float" office:value="2010"/>
          <table:table-cell office:value-type="float" office:value="168"/>
          <table:table-cell office:value-type="float" office:value="17667.625019999999"/>
          <table:table-cell office:value-type="float" office:value="5"/>
          <table:table-cell table:number-columns-repeated="16379"/>
        </table:table-row>
        <table:table-row>
          <table:table-cell office:value-type="float" office:value="2010170"/>
          <table:table-cell office:value-type="float" office:value="2010"/>
          <table:table-cell office:value-type="float" office:value="170"/>
          <table:table-cell office:value-type="float" office:value="4148.5911599999999"/>
          <table:table-cell office:value-type="float" office:value="3"/>
          <table:table-cell table:number-columns-repeated="16379"/>
        </table:table-row>
        <table:table-row>
          <table:table-cell office:value-type="float" office:value="2010171"/>
          <table:table-cell office:value-type="float" office:value="2010"/>
          <table:table-cell office:value-type="float" office:value="171"/>
          <table:table-cell office:value-type="float" office:value="11560.938050000001"/>
          <table:table-cell office:value-type="float" office:value="3"/>
          <table:table-cell table:number-columns-repeated="16379"/>
        </table:table-row>
        <table:table-row>
          <table:table-cell office:value-type="float" office:value="2010172"/>
          <table:table-cell office:value-type="float" office:value="2010"/>
          <table:table-cell office:value-type="float" office:value="172"/>
          <table:table-cell office:value-type="float" office:value="65879.080799999996"/>
          <table:table-cell office:value-type="float" office:value="2"/>
          <table:table-cell table:number-columns-repeated="16379"/>
        </table:table-row>
        <table:table-row>
          <table:table-cell office:value-type="float" office:value="2010173"/>
          <table:table-cell office:value-type="float" office:value="2010"/>
          <table:table-cell office:value-type="float" office:value="173"/>
          <table:table-cell office:value-type="float" office:value="17667.625019999999"/>
          <table:table-cell office:value-type="float" office:value="5"/>
          <table:table-cell table:number-columns-repeated="16379"/>
        </table:table-row>
        <table:table-row>
          <table:table-cell office:value-type="float" office:value="2010174"/>
          <table:table-cell office:value-type="float" office:value="2010"/>
          <table:table-cell office:value-type="float" office:value="174"/>
          <table:table-cell office:value-type="float" office:value="32856.281349999997"/>
          <table:table-cell office:value-type="float" office:value="3"/>
          <table:table-cell table:number-columns-repeated="16379"/>
        </table:table-row>
        <table:table-row>
          <table:table-cell office:value-type="float" office:value="2010176"/>
          <table:table-cell office:value-type="float" office:value="2010"/>
          <table:table-cell office:value-type="float" office:value="176"/>
          <table:table-cell office:value-type="float" office:value="8772.0097999999998"/>
          <table:table-cell office:value-type="float" office:value="3"/>
          <table:table-cell table:number-columns-repeated="16379"/>
        </table:table-row>
        <table:table-row>
          <table:table-cell office:value-type="float" office:value="2010178"/>
          <table:table-cell office:value-type="float" office:value="2010"/>
          <table:table-cell office:value-type="float" office:value="178"/>
          <table:table-cell office:value-type="float" office:value="306"/>
          <table:table-cell office:value-type="float" office:value="5"/>
          <table:table-cell table:number-columns-repeated="16379"/>
        </table:table-row>
        <table:table-row>
          <table:table-cell office:value-type="float" office:value="2010179"/>
          <table:table-cell office:value-type="float" office:value="2010"/>
          <table:table-cell office:value-type="float" office:value="179"/>
          <table:table-cell office:value-type="float" office:value="1013.05686"/>
          <table:table-cell office:value-type="float" office:value="5"/>
          <table:table-cell table:number-columns-repeated="16379"/>
        </table:table-row>
        <table:table-row>
          <table:table-cell office:value-type="float" office:value="2010180"/>
          <table:table-cell office:value-type="float" office:value="2010"/>
          <table:table-cell office:value-type="float" office:value="180"/>
          <table:table-cell office:value-type="float" office:value="437.13119999999998"/>
          <table:table-cell office:value-type="float" office:value="5"/>
          <table:table-cell table:number-columns-repeated="16379"/>
        </table:table-row>
        <table:table-row>
          <table:table-cell office:value-type="float" office:value="2010181"/>
          <table:table-cell office:value-type="float" office:value="2010"/>
          <table:table-cell office:value-type="float" office:value="181"/>
          <table:table-cell office:value-type="float" office:value="5447.9499400000004"/>
          <table:table-cell office:value-type="float" office:value="3"/>
          <table:table-cell table:number-columns-repeated="16379"/>
        </table:table-row>
        <table:table-row>
          <table:table-cell office:value-type="float" office:value="2010182"/>
          <table:table-cell office:value-type="float" office:value="2010"/>
          <table:table-cell office:value-type="float" office:value="182"/>
          <table:table-cell office:value-type="float" office:value="3476.5078400000002"/>
          <table:table-cell office:value-type="float" office:value="2"/>
          <table:table-cell table:number-columns-repeated="16379"/>
        </table:table-row>
        <table:table-row>
          <table:table-cell office:value-type="float" office:value="2010183"/>
          <table:table-cell office:value-type="float" office:value="2010"/>
          <table:table-cell office:value-type="float" office:value="183"/>
          <table:table-cell office:value-type="float" office:value="1739.1795199999999"/>
          <table:table-cell office:value-type="float" office:value="4"/>
          <table:table-cell table:number-columns-repeated="16379"/>
        </table:table-row>
        <table:table-row table:number-rows-repeated="1046789">
          <table:table-cell table:number-columns-repeated="16379"/>
        </table:table-row>
      </table:table>
      <table:table table:name="'file://fs4/TS_GroupsI$/COMC/11_Buses/01_Data/c_Fares/11-10%20Revisions/indices%20calc.xls'#contacts" table:style-name="ta2">
        <table:table-source xlink:href="file://fs4/TS_GroupsI$/COMC/11_Buses/01_Data/c_Fares/11-10%20Revisions/indices%20calc.xls" table:table-name="contacts" table:mode="copy-results-only"/>
        <table:table-column/>
        <table:table-row>
          <table:table-cell office:value-type="string" office:string-value="OpID"/>
          <table:table-cell office:value-type="string" office:string-value="Area"/>
          <table:table-cell office:value-type="string" office:string-value="OpLicNum"/>
          <table:table-cell office:value-type="string" office:string-value="MainAreaID"/>
          <table:table-cell office:value-type="string" office:string-value="Name"/>
          <table:table-cell office:value-type="string" office:string-value="Address 2"/>
          <table:table-cell office:value-type="string" office:string-value="Address 3"/>
          <table:table-cell office:value-type="string" office:string-value="Address 4"/>
          <table:table-cell office:value-type="string" office:string-value="Address 5"/>
          <table:table-cell office:value-type="string" office:string-value="Postcode"/>
          <table:table-cell office:value-type="string" office:string-value="Comments"/>
          <table:table-cell office:value-type="string" office:string-value="Fares Area"/>
          <table:table-cell office:value-type="string" office:string-value="Email"/>
          <table:table-cell office:value-type="string" office:string-value="Email address"/>
          <table:table-cell office:value-type="string" office:string-value="TelNumber"/>
          <table:table-cell office:value-type="string" office:string-value="Included?"/>
          <table:table-cell office:value-type="string" office:string-value="ResponseDate"/>
          <table:table-cell office:value-type="string" office:string-value="Last Respdate"/>
          <table:table-cell office:value-type="string" office:string-value="PaperForm"/>
          <table:table-cell/>
          <table:table-cell office:value-type="string" office:string-value="Count of Name"/>
          <table:table-cell table:number-columns-repeated="16363"/>
        </table:table-row>
        <table:table-row>
          <table:table-cell office:value-type="float" office:value="1"/>
          <table:table-cell office:value-type="string" office:string-value="London"/>
          <table:table-cell office:value-type="string" office:string-value="TfL"/>
          <table:table-cell office:value-type="float" office:value="1"/>
          <table:table-cell office:value-type="string" office:string-value="Anne Wheeler"/>
          <table:table-cell office:value-type="string" office:string-value="Transport for London"/>
          <table:table-cell office:value-type="string" office:string-value="4th Floor Windsor House"/>
          <table:table-cell office:value-type="string" office:string-value="42-50 Victoria Street"/>
          <table:table-cell office:value-type="string" office:string-value="London"/>
          <table:table-cell office:value-type="string" office:string-value="SW1H 0TL"/>
          <table:table-cell office:value-type="string" office:string-value=""/>
          <table:table-cell office:value-type="string" office:string-value="Greater London"/>
          <table:table-cell office:value-type="string" office:string-value="Y"/>
          <table:table-cell office:value-type="string" office:string-value="annewheeler@tfl.gov.uk"/>
          <table:table-cell office:value-type="string" office:string-value="7126 4078"/>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Name"/>
          <table:table-cell office:value-type="string" office:string-value="Total"/>
          <table:table-cell table:number-columns-repeated="16362"/>
        </table:table-row>
        <table:table-row>
          <table:table-cell office:value-type="float" office:value="2"/>
          <table:table-cell office:value-type="string" office:string-value="Scotland"/>
          <table:table-cell office:value-type="string" office:string-value="PM0000001"/>
          <table:table-cell office:value-type="float" office:value="4"/>
          <table:table-cell office:value-type="string" office:string-value="Cameron Broadfoot"/>
          <table:table-cell office:value-type="string" office:string-value="First Glasgow (No 1)"/>
          <table:table-cell office:value-type="string" office:string-value="197 Victoria Road"/>
          <table:table-cell office:value-type="string" office:string-value="Glasgow"/>
          <table:table-cell office:value-type="string" office:string-value=""/>
          <table:table-cell office:value-type="string" office:string-value="G42 7AD"/>
          <table:table-cell office:value-type="string" office:string-value="Was Michael Milne. RM 28/07/2008&#10;Probably nil, but checking. RM 18/11/2008"/>
          <table:table-cell office:value-type="string" office:string-value="Scotland"/>
          <table:table-cell office:value-type="string" office:string-value="Y"/>
          <table:table-cell office:value-type="string" office:string-value="cameron.broadfoot@firstgroup.com"/>
          <table:table-cell office:value-type="string" office:string-value="0141 636 3135"/>
          <table:table-cell office:value-type="string" office:string-value="Y"/>
          <table:table-cell office:value-type="string" office:string-value=""/>
          <table:table-cell office:value-type="float" office:value="39674"/>
          <table:table-cell office:value-type="string" office:string-value=""/>
          <table:table-cell/>
          <table:table-cell office:value-type="string" office:string-value="A.J. Evans &amp; J.E. Long"/>
          <table:table-cell office:value-type="float" office:value="1"/>
          <table:table-cell table:number-columns-repeated="16362"/>
        </table:table-row>
        <table:table-row>
          <table:table-cell office:value-type="float" office:value="3"/>
          <table:table-cell office:value-type="string" office:string-value="PTE"/>
          <table:table-cell office:value-type="string" office:string-value="Group_167"/>
          <table:table-cell office:value-type="float" office:value="2"/>
          <table:table-cell office:value-type="string" office:string-value="Nichola Orduh"/>
          <table:table-cell office:value-type="string" office:string-value="First Manchester"/>
          <table:table-cell office:value-type="string" office:string-value="Walshaw Street"/>
          <table:table-cell office:value-type="string" office:string-value="Oldham"/>
          <table:table-cell office:value-type="string" office:string-value="Lancashire"/>
          <table:table-cell office:value-type="string" office:string-value="OL1 3TR"/>
          <table:table-cell office:value-type="string" office:string-value="David Nixon has left. Sent email 15/08/2007 RM Was Alistair Dearnley. RM 10/11/2008"/>
          <table:table-cell office:value-type="string" office:string-value="Greater Manchester"/>
          <table:table-cell office:value-type="string" office:string-value="Y"/>
          <table:table-cell office:value-type="string" office:string-value="Nichola.Orduh@firstgroup.com"/>
          <table:table-cell office:value-type="string" office:string-value="0161 627 7235"/>
          <table:table-cell office:value-type="string" office:string-value="Y"/>
          <table:table-cell office:value-type="string" office:string-value=""/>
          <table:table-cell office:value-type="float" office:value="39664"/>
          <table:table-cell office:value-type="string" office:string-value=""/>
          <table:table-cell/>
          <table:table-cell office:value-type="string" office:string-value="Alan Paterson"/>
          <table:table-cell office:value-type="float" office:value="1"/>
          <table:table-cell table:number-columns-repeated="16362"/>
        </table:table-row>
        <table:table-row>
          <table:table-cell office:value-type="float" office:value="5"/>
          <table:table-cell office:value-type="string" office:string-value="PTE"/>
          <table:table-cell office:value-type="string" office:string-value="PB0002307"/>
          <table:table-cell office:value-type="float" office:value="2"/>
          <table:table-cell office:value-type="string" office:string-value="Graham Hogg"/>
          <table:table-cell office:value-type="string" office:string-value="First South Yorkshire"/>
          <table:table-cell office:value-type="string" office:string-value="Midland Road Depot"/>
          <table:table-cell office:value-type="string" office:string-value="Midland Road"/>
          <table:table-cell office:value-type="string" office:string-value="Rotherham"/>
          <table:table-cell office:value-type="string" office:string-value="S61 1TF"/>
          <table:table-cell office:value-type="string" office:string-value=""/>
          <table:table-cell office:value-type="string" office:string-value="South Yorkshire"/>
          <table:table-cell office:value-type="string" office:string-value=""/>
          <table:table-cell office:value-type="string" office:string-value="graham.hogg@firstgroup.com"/>
          <table:table-cell office:value-type="string" office:string-value="01709 566027"/>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Alisdair Goodall"/>
          <table:table-cell office:value-type="float" office:value="1"/>
          <table:table-cell table:number-columns-repeated="16362"/>
        </table:table-row>
        <table:table-row>
          <table:table-cell office:value-type="float" office:value="6"/>
          <table:table-cell office:value-type="string" office:string-value="PTE"/>
          <table:table-cell office:value-type="string" office:string-value="Group_147"/>
          <table:table-cell office:value-type="float" office:value="2"/>
          <table:table-cell office:value-type="string" office:string-value="W L R Woodward"/>
          <table:table-cell office:value-type="string" office:string-value="Stagecoach North East"/>
          <table:table-cell office:value-type="string" office:string-value="Wheatsheaf"/>
          <table:table-cell office:value-type="string" office:string-value="Sunderland"/>
          <table:table-cell office:value-type="string" office:string-value="Tyne &amp; Wear"/>
          <table:table-cell office:value-type="string" office:string-value="SR5 1AQ"/>
          <table:table-cell office:value-type="string" office:string-value="Will be replying before Friday. 08/08/2007"/>
          <table:table-cell office:value-type="string" office:string-value="Tyne and Wear"/>
          <table:table-cell office:value-type="string" office:string-value="Y"/>
          <table:table-cell office:value-type="string" office:string-value="bill.woodward@stagecoachbus.com"/>
          <table:table-cell office:value-type="string" office:string-value="0191 566 0243"/>
          <table:table-cell office:value-type="string" office:string-value="Y"/>
          <table:table-cell office:value-type="string" office:string-value=""/>
          <table:table-cell office:value-type="float" office:value="39666"/>
          <table:table-cell office:value-type="string" office:string-value=""/>
          <table:table-cell/>
          <table:table-cell office:value-type="string" office:string-value="Anne Wheeler"/>
          <table:table-cell office:value-type="float" office:value="1"/>
          <table:table-cell table:number-columns-repeated="16362"/>
        </table:table-row>
        <table:table-row>
          <table:table-cell office:value-type="float" office:value="7"/>
          <table:table-cell office:value-type="string" office:string-value="PTE"/>
          <table:table-cell office:value-type="string" office:string-value="PD0001111"/>
          <table:table-cell office:value-type="float" office:value="2"/>
          <table:table-cell office:value-type="string" office:string-value="R Rampton"/>
          <table:table-cell office:value-type="string" office:string-value="Travel West Midlands"/>
          <table:table-cell office:value-type="string" office:string-value="51 Bordesley Green"/>
          <table:table-cell office:value-type="string" office:string-value="Birmingham"/>
          <table:table-cell office:value-type="string" office:string-value=""/>
          <table:table-cell office:value-type="string" office:string-value="B9 4BZ"/>
          <table:table-cell office:value-type="string" office:string-value=""/>
          <table:table-cell office:value-type="string" office:string-value="West Midlands"/>
          <table:table-cell office:value-type="string" office:string-value=""/>
          <table:table-cell office:value-type="string" office:string-value="richardrampton@travelwm.co.uk"/>
          <table:table-cell office:value-type="string" office:string-value="0121 254 6330"/>
          <table:table-cell office:value-type="string" office:string-value="Y"/>
          <table:table-cell office:value-type="string" office:string-value=""/>
          <table:table-cell office:value-type="float" office:value="39665"/>
          <table:table-cell office:value-type="string" office:string-value=""/>
          <table:table-cell/>
          <table:table-cell office:value-type="string" office:string-value="Austin Birks"/>
          <table:table-cell office:value-type="float" office:value="1"/>
          <table:table-cell table:number-columns-repeated="16362"/>
        </table:table-row>
        <table:table-row>
          <table:table-cell office:value-type="float" office:value="8"/>
          <table:table-cell office:value-type="string" office:string-value="PTE"/>
          <table:table-cell office:value-type="string" office:string-value="Group_125"/>
          <table:table-cell office:value-type="float" office:value="2"/>
          <table:table-cell office:value-type="string" office:string-value="R Harris"/>
          <table:table-cell office:value-type="string" office:string-value="First Leeds"/>
          <table:table-cell office:value-type="string" office:string-value="Kirstall Road"/>
          <table:table-cell office:value-type="string" office:string-value="Leeds"/>
          <table:table-cell office:value-type="string" office:string-value="West Yorkshire"/>
          <table:table-cell office:value-type="string" office:string-value="LS3 1LH"/>
          <table:table-cell office:value-type="string" office:string-value=""/>
          <table:table-cell office:value-type="string" office:string-value="West Yorkshire"/>
          <table:table-cell office:value-type="string" office:string-value=""/>
          <table:table-cell office:value-type="string" office:string-value="Richard.Harris@firstgroup.com"/>
          <table:table-cell office:value-type="string" office:string-value="0113 381 5074"/>
          <table:table-cell office:value-type="string" office:string-value="Y"/>
          <table:table-cell office:value-type="string" office:string-value=""/>
          <table:table-cell office:value-type="float" office:value="39665"/>
          <table:table-cell office:value-type="string" office:string-value=""/>
          <table:table-cell/>
          <table:table-cell office:value-type="string" office:string-value="Ben Cole"/>
          <table:table-cell office:value-type="float" office:value="1"/>
          <table:table-cell table:number-columns-repeated="16362"/>
        </table:table-row>
        <table:table-row>
          <table:table-cell office:value-type="float" office:value="9"/>
          <table:table-cell office:value-type="string" office:string-value="Scotland"/>
          <table:table-cell office:value-type="string" office:string-value="PM0000631"/>
          <table:table-cell office:value-type="float" office:value="4"/>
          <table:table-cell office:value-type="string" office:string-value="Alan Paterson"/>
          <table:table-cell office:value-type="string" office:string-value="First Aberdeen"/>
          <table:table-cell office:value-type="string" office:string-value="First Aberdeen"/>
          <table:table-cell office:value-type="string" office:string-value="395 King Street"/>
          <table:table-cell office:value-type="string" office:string-value="Aberdeen"/>
          <table:table-cell office:value-type="string" office:string-value="AB31 3HT"/>
          <table:table-cell office:value-type="string" office:string-value="Alan has left. Replacement not answering. Switchboard number 650000. From website seems 16 March last change. RM 06/08/2008 Left message. RM 08/08/2008 Martin McCombie. Emailed. 08/08/2008 RM"/>
          <table:table-cell office:value-type="string" office:string-value="Scotland"/>
          <table:table-cell office:value-type="string" office:string-value=""/>
          <table:table-cell office:value-type="string" office:string-value="Alan.Paterson@firstgroup.com"/>
          <table:table-cell office:value-type="string" office:string-value="01224 650016"/>
          <table:table-cell office:value-type="string" office:string-value="Y"/>
          <table:table-cell office:value-type="string" office:string-value=""/>
          <table:table-cell office:value-type="float" office:value="39668"/>
          <table:table-cell office:value-type="string" office:string-value=""/>
          <table:table-cell/>
          <table:table-cell office:value-type="string" office:string-value="Bob Rackley"/>
          <table:table-cell office:value-type="float" office:value="1"/>
          <table:table-cell table:number-columns-repeated="16362"/>
        </table:table-row>
        <table:table-row>
          <table:table-cell office:value-type="float" office:value="10"/>
          <table:table-cell office:value-type="string" office:string-value="Scotland"/>
          <table:table-cell office:value-type="string" office:string-value="Group_219"/>
          <table:table-cell office:value-type="float" office:value="4"/>
          <table:table-cell office:value-type="string" office:string-value="Nigel Serafini"/>
          <table:table-cell office:value-type="string" office:string-value="Lothian Buses"/>
          <table:table-cell office:value-type="string" office:string-value="55 Annandale Street"/>
          <table:table-cell office:value-type="string" office:string-value="Edinburgh"/>
          <table:table-cell office:value-type="string" office:string-value=""/>
          <table:table-cell office:value-type="string" office:string-value="EH7 4AZ"/>
          <table:table-cell office:value-type="string" office:string-value=""/>
          <table:table-cell office:value-type="string" office:string-value="Scotland"/>
          <table:table-cell office:value-type="string" office:string-value="Y"/>
          <table:table-cell office:value-type="string" office:string-value="nserafini@lothianbuses.co.uk"/>
          <table:table-cell office:value-type="string" office:string-value="0131 475 0142"/>
          <table:table-cell office:value-type="string" office:string-value="Y"/>
          <table:table-cell office:value-type="string" office:string-value=""/>
          <table:table-cell office:value-type="float" office:value="39666"/>
          <table:table-cell office:value-type="string" office:string-value=""/>
          <table:table-cell/>
          <table:table-cell office:value-type="string" office:string-value="Brian Drury"/>
          <table:table-cell office:value-type="float" office:value="1"/>
          <table:table-cell table:number-columns-repeated="16362"/>
        </table:table-row>
        <table:table-row>
          <table:table-cell office:value-type="float" office:value="11"/>
          <table:table-cell office:value-type="string" office:string-value="Scotland"/>
          <table:table-cell office:value-type="string" office:string-value="PM0001793"/>
          <table:table-cell office:value-type="float" office:value="4"/>
          <table:table-cell office:value-type="string" office:string-value="Elsie Turbyne"/>
          <table:table-cell office:value-type="string" office:string-value="Travel Dundee"/>
          <table:table-cell office:value-type="string" office:string-value="44-48 East Dock Street"/>
          <table:table-cell office:value-type="string" office:string-value="Dundee"/>
          <table:table-cell office:value-type="string" office:string-value=""/>
          <table:table-cell office:value-type="string" office:string-value="DD1 3JS"/>
          <table:table-cell office:value-type="string" office:string-value=""/>
          <table:table-cell office:value-type="string" office:string-value="Scotland"/>
          <table:table-cell office:value-type="string" office:string-value=""/>
          <table:table-cell office:value-type="string" office:string-value="elsieturbyne@traveldundee.co.uk"/>
          <table:table-cell office:value-type="string" office:string-value="01382 340023"/>
          <table:table-cell office:value-type="string" office:string-value="Y"/>
          <table:table-cell office:value-type="string" office:string-value=""/>
          <table:table-cell office:value-type="float" office:value="39652"/>
          <table:table-cell office:value-type="string" office:string-value=""/>
          <table:table-cell/>
          <table:table-cell office:value-type="string" office:string-value="Brian Schofield"/>
          <table:table-cell office:value-type="float" office:value="1"/>
          <table:table-cell table:number-columns-repeated="16362"/>
        </table:table-row>
        <table:table-row>
          <table:table-cell office:value-type="float" office:value="12"/>
          <table:table-cell office:value-type="string" office:string-value="Wales"/>
          <table:table-cell office:value-type="string" office:string-value="PG0000273"/>
          <table:table-cell office:value-type="float" office:value="5"/>
          <table:table-cell office:value-type="string" office:string-value="Peter Heath"/>
          <table:table-cell office:value-type="string" office:string-value="Cardiff City Transport"/>
          <table:table-cell office:value-type="string" office:string-value="Sloper Road"/>
          <table:table-cell office:value-type="string" office:string-value="Leckwith"/>
          <table:table-cell office:value-type="string" office:string-value="Cardiff"/>
          <table:table-cell office:value-type="string" office:string-value="CF11 8TB"/>
          <table:table-cell office:value-type="string" office:string-value=""/>
          <table:table-cell office:value-type="string" office:string-value="Wales"/>
          <table:table-cell office:value-type="string" office:string-value=""/>
          <table:table-cell office:value-type="string" office:string-value="pheath@cardiffbus.com"/>
          <table:table-cell office:value-type="string" office:string-value="029 20787710"/>
          <table:table-cell office:value-type="string" office:string-value="Y"/>
          <table:table-cell office:value-type="string" office:string-value=""/>
          <table:table-cell office:value-type="float" office:value="39657"/>
          <table:table-cell office:value-type="string" office:string-value=""/>
          <table:table-cell/>
          <table:table-cell office:value-type="string" office:string-value="C Clemmence"/>
          <table:table-cell office:value-type="float" office:value="1"/>
          <table:table-cell table:number-columns-repeated="16362"/>
        </table:table-row>
        <table:table-row>
          <table:table-cell office:value-type="float" office:value="13"/>
          <table:table-cell office:value-type="string" office:string-value="Wales"/>
          <table:table-cell office:value-type="string" office:string-value="PG0000397"/>
          <table:table-cell office:value-type="float" office:value="5"/>
          <table:table-cell office:value-type="string" office:string-value="Trevor Roberts"/>
          <table:table-cell office:value-type="string" office:string-value="Newport Transport"/>
          <table:table-cell office:value-type="string" office:string-value="160 Corporation Road"/>
          <table:table-cell office:value-type="string" office:string-value="Newport"/>
          <table:table-cell office:value-type="string" office:string-value="Gwent"/>
          <table:table-cell office:value-type="string" office:string-value="NP19 0WF"/>
          <table:table-cell office:value-type="string" office:string-value=""/>
          <table:table-cell office:value-type="string" office:string-value="Wales"/>
          <table:table-cell office:value-type="string" office:string-value="Y"/>
          <table:table-cell office:value-type="string" office:string-value="trevor.roberts@newporttransport.co.uk"/>
          <table:table-cell office:value-type="string" office:string-value="01633 670563"/>
          <table:table-cell office:value-type="string" office:string-value="Y"/>
          <table:table-cell office:value-type="string" office:string-value=""/>
          <table:table-cell office:value-type="float" office:value="39657"/>
          <table:table-cell office:value-type="string" office:string-value=""/>
          <table:table-cell/>
          <table:table-cell office:value-type="string" office:string-value="Cameron Broadfoot"/>
          <table:table-cell office:value-type="float" office:value="2"/>
          <table:table-cell table:number-columns-repeated="16362"/>
        </table:table-row>
        <table:table-row>
          <table:table-cell office:value-type="float" office:value="15"/>
          <table:table-cell office:value-type="string" office:string-value="Shire"/>
          <table:table-cell office:value-type="string" office:string-value="PC0001061"/>
          <table:table-cell office:value-type="float" office:value="3"/>
          <table:table-cell office:value-type="string" office:string-value="Oliver Howarth"/>
          <table:table-cell office:value-type="string" office:string-value="Blackpool Transport Services"/>
          <table:table-cell office:value-type="string" office:string-value="Rigby Road"/>
          <table:table-cell office:value-type="string" office:string-value="Blackpool"/>
          <table:table-cell office:value-type="string" office:string-value=""/>
          <table:table-cell office:value-type="string" office:string-value="FY1 5DD"/>
          <table:table-cell office:value-type="string" office:string-value="Was Guy Thornton. RM 01/08/2007"/>
          <table:table-cell office:value-type="string" office:string-value="Lancashire"/>
          <table:table-cell office:value-type="string" office:string-value="Y"/>
          <table:table-cell office:value-type="string" office:string-value="oliver.howarth@blackpooltransport.com"/>
          <table:table-cell office:value-type="string" office:string-value="01253 473032"/>
          <table:table-cell office:value-type="string" office:string-value="Y"/>
          <table:table-cell office:value-type="string" office:string-value=""/>
          <table:table-cell office:value-type="float" office:value="39657"/>
          <table:table-cell office:value-type="string" office:string-value=""/>
          <table:table-cell/>
          <table:table-cell office:value-type="string" office:string-value="Cheryl Fleming"/>
          <table:table-cell office:value-type="float" office:value="1"/>
          <table:table-cell table:number-columns-repeated="16362"/>
        </table:table-row>
        <table:table-row>
          <table:table-cell office:value-type="float" office:value="16"/>
          <table:table-cell office:value-type="string" office:string-value="Shire"/>
          <table:table-cell office:value-type="string" office:string-value="PH0005070"/>
          <table:table-cell office:value-type="float" office:value="3"/>
          <table:table-cell office:value-type="string" office:string-value="Marc West"/>
          <table:table-cell office:value-type="string" office:string-value="Bournemouth Transport"/>
          <table:table-cell office:value-type="string" office:string-value="Yeomans Way"/>
          <table:table-cell office:value-type="string" office:string-value=""/>
          <table:table-cell office:value-type="string" office:string-value="Bournemouth"/>
          <table:table-cell office:value-type="string" office:string-value="BH8 0BQ"/>
          <table:table-cell office:value-type="string" office:string-value="Will return form in next couple of days - is off on Friday. 07/08/2007 RM"/>
          <table:table-cell office:value-type="string" office:string-value="All services"/>
          <table:table-cell office:value-type="string" office:string-value="Y"/>
          <table:table-cell office:value-type="string" office:string-value="Mwest@yellowbuses.co.uk"/>
          <table:table-cell office:value-type="string" office:string-value="01202 636015"/>
          <table:table-cell office:value-type="string" office:string-value="Y"/>
          <table:table-cell office:value-type="string" office:string-value=""/>
          <table:table-cell office:value-type="float" office:value="39652"/>
          <table:table-cell office:value-type="string" office:string-value=""/>
          <table:table-cell/>
          <table:table-cell office:value-type="string" office:string-value="Colin Napier"/>
          <table:table-cell office:value-type="float" office:value="1"/>
          <table:table-cell table:number-columns-repeated="16362"/>
        </table:table-row>
        <table:table-row>
          <table:table-cell office:value-type="float" office:value="17"/>
          <table:table-cell office:value-type="string" office:string-value="Shire"/>
          <table:table-cell office:value-type="string" office:string-value="PC0005249"/>
          <table:table-cell office:value-type="float" office:value="3"/>
          <table:table-cell office:value-type="string" office:string-value="Brian Schofield"/>
          <table:table-cell office:value-type="string" office:string-value="Transdev Burnley &amp; Pendle"/>
          <table:table-cell office:value-type="string" office:string-value="Queensgate"/>
          <table:table-cell office:value-type="string" office:string-value="Colne Road"/>
          <table:table-cell office:value-type="string" office:string-value="Burnley"/>
          <table:table-cell office:value-type="string" office:string-value="BB10 1HH"/>
          <table:table-cell office:value-type="string" office:string-value="Includes Lancashire United, Burnley and Pendle Travel and Blackburn Transport. Was Brian Schofield / Transdev Lancashire. RM 17/10/2008"/>
          <table:table-cell office:value-type="string" office:string-value="Lancashire"/>
          <table:table-cell office:value-type="string" office:string-value="Y"/>
          <table:table-cell office:value-type="string" office:string-value="brianS@burnleyandpendle.co.uk"/>
          <table:table-cell office:value-type="string" office:string-value="01282 478085"/>
          <table:table-cell office:value-type="string" office:string-value="Y"/>
          <table:table-cell office:value-type="string" office:string-value=""/>
          <table:table-cell office:value-type="float" office:value="39653"/>
          <table:table-cell office:value-type="string" office:string-value=""/>
          <table:table-cell/>
          <table:table-cell office:value-type="string" office:string-value="Damon Swatridge"/>
          <table:table-cell office:value-type="float" office:value="1"/>
          <table:table-cell table:number-columns-repeated="16362"/>
        </table:table-row>
        <table:table-row>
          <table:table-cell office:value-type="float" office:value="19"/>
          <table:table-cell office:value-type="string" office:string-value="Shire"/>
          <table:table-cell office:value-type="string" office:string-value="Group_147"/>
          <table:table-cell office:value-type="float" office:value="3"/>
          <table:table-cell office:value-type="string" office:string-value="W L R Woodward"/>
          <table:table-cell office:value-type="string" office:string-value="Stagecoach North East"/>
          <table:table-cell office:value-type="string" office:string-value="North Bridge Street"/>
          <table:table-cell office:value-type="string" office:string-value="Whetasheaf"/>
          <table:table-cell office:value-type="string" office:string-value="Sunderland"/>
          <table:table-cell office:value-type="string" office:string-value="SR5 1AQ"/>
          <table:table-cell office:value-type="string" office:string-value=""/>
          <table:table-cell office:value-type="string" office:string-value="All services"/>
          <table:table-cell office:value-type="string" office:string-value="Y"/>
          <table:table-cell office:value-type="string" office:string-value="Bill.Woodward@stagecoachbus.com"/>
          <table:table-cell office:value-type="string" office:string-value="0191 566 0243"/>
          <table:table-cell office:value-type="string" office:string-value="Y"/>
          <table:table-cell office:value-type="string" office:string-value=""/>
          <table:table-cell office:value-type="float" office:value="39666"/>
          <table:table-cell office:value-type="string" office:string-value=""/>
          <table:table-cell/>
          <table:table-cell office:value-type="string" office:string-value="Dave Fletcher"/>
          <table:table-cell office:value-type="float" office:value="1"/>
          <table:table-cell table:number-columns-repeated="16362"/>
        </table:table-row>
        <table:table-row>
          <table:table-cell office:value-type="float" office:value="20"/>
          <table:table-cell office:value-type="string" office:string-value="Shire"/>
          <table:table-cell office:value-type="string" office:string-value="PF0007085"/>
          <table:table-cell office:value-type="float" office:value="3"/>
          <table:table-cell office:value-type="string" office:string-value="I Hill"/>
          <table:table-cell office:value-type="string" office:string-value="Arriva Derby"/>
          <table:table-cell office:value-type="string" office:string-value="P O Box 613"/>
          <table:table-cell office:value-type="string" office:string-value="Leicester"/>
          <table:table-cell office:value-type="string" office:string-value=""/>
          <table:table-cell office:value-type="string" office:string-value="LE4 6ZN"/>
          <table:table-cell office:value-type="string" office:string-value=""/>
          <table:table-cell office:value-type="string" office:string-value="All services"/>
          <table:table-cell office:value-type="string" office:string-value="N"/>
          <table:table-cell office:value-type="string" office:string-value="HillI.Midlands@arriva.co.uk"/>
          <table:table-cell office:value-type="string" office:string-value="0116 269 0048"/>
          <table:table-cell office:value-type="string" office:string-value="Y"/>
          <table:table-cell office:value-type="string" office:string-value=""/>
          <table:table-cell office:value-type="float" office:value="39653"/>
          <table:table-cell office:value-type="string" office:string-value=""/>
          <table:table-cell/>
          <table:table-cell office:value-type="string" office:string-value="David Fletcher"/>
          <table:table-cell office:value-type="float" office:value="3"/>
          <table:table-cell table:number-columns-repeated="16362"/>
        </table:table-row>
        <table:table-row>
          <table:table-cell office:value-type="float" office:value="21"/>
          <table:table-cell office:value-type="string" office:string-value="PTE"/>
          <table:table-cell office:value-type="string" office:string-value="PC1033334"/>
          <table:table-cell office:value-type="float" office:value="2"/>
          <table:table-cell office:value-type="string" office:string-value="Les Burton"/>
          <table:table-cell office:value-type="string" office:string-value="Stagecoach Merseyside"/>
          <table:table-cell office:value-type="string" office:string-value="Gillmoss Bus Depot"/>
          <table:table-cell office:value-type="string" office:string-value="East Lancashire Road"/>
          <table:table-cell office:value-type="string" office:string-value="Gillmoss"/>
          <table:table-cell office:value-type="string" office:string-value="L11 0BB"/>
          <table:table-cell office:value-type="string" office:string-value=""/>
          <table:table-cell office:value-type="string" office:string-value="All services"/>
          <table:table-cell office:value-type="string" office:string-value="Y"/>
          <table:table-cell office:value-type="string" office:string-value="Les.burton@stagecoachbus.com"/>
          <table:table-cell office:value-type="string" office:string-value="0151 5452551"/>
          <table:table-cell office:value-type="string" office:string-value="Y"/>
          <table:table-cell office:value-type="string" office:string-value=""/>
          <table:table-cell office:value-type="float" office:value="39672"/>
          <table:table-cell office:value-type="string" office:string-value=""/>
          <table:table-cell/>
          <table:table-cell office:value-type="string" office:string-value="David Morgan"/>
          <table:table-cell office:value-type="float" office:value="1"/>
          <table:table-cell table:number-columns-repeated="16362"/>
        </table:table-row>
        <table:table-row>
          <table:table-cell office:value-type="float" office:value="23"/>
          <table:table-cell office:value-type="string" office:string-value="Shire"/>
          <table:table-cell office:value-type="string" office:string-value="PF0007035"/>
          <table:table-cell office:value-type="float" office:value="3"/>
          <table:table-cell office:value-type="string" office:string-value="Neil Beasley"/>
          <table:table-cell office:value-type="string" office:string-value="First Leicester"/>
          <table:table-cell office:value-type="string" office:string-value="Abbey Lane"/>
          <table:table-cell office:value-type="string" office:string-value="Leicester"/>
          <table:table-cell office:value-type="string" office:string-value=""/>
          <table:table-cell office:value-type="string" office:string-value="LE4 0DA"/>
          <table:table-cell office:value-type="string" office:string-value="Also reports for 170. Has left. Email to Steve Zanker commercial director for delegation. 06/08/2008 RM Steve on A/L, forwarded to Ady Culpin. RM 08/08/2008"/>
          <table:table-cell office:value-type="string" office:string-value="All services"/>
          <table:table-cell office:value-type="string" office:string-value="Y"/>
          <table:table-cell office:value-type="string" office:string-value="Neil.Beasley@firstgroup.com"/>
          <table:table-cell office:value-type="string" office:string-value="0116 268 9178"/>
          <table:table-cell office:value-type="string" office:string-value="Y"/>
          <table:table-cell office:value-type="string" office:string-value=""/>
          <table:table-cell/>
          <table:table-cell office:value-type="string" office:string-value=""/>
          <table:table-cell/>
          <table:table-cell office:value-type="string" office:string-value="David Skepper"/>
          <table:table-cell office:value-type="float" office:value="1"/>
          <table:table-cell table:number-columns-repeated="16362"/>
        </table:table-row>
        <table:table-row>
          <table:table-cell office:value-type="float" office:value="24"/>
          <table:table-cell office:value-type="string" office:string-value="Shire"/>
          <table:table-cell office:value-type="string" office:string-value="PB0002362"/>
          <table:table-cell office:value-type="float" office:value="3"/>
          <table:table-cell office:value-type="string" office:string-value="Rob Hicklin"/>
          <table:table-cell office:value-type="string" office:string-value="Nottingham City Transport"/>
          <table:table-cell office:value-type="string" office:string-value="Lower Parliament Street"/>
          <table:table-cell office:value-type="string" office:string-value="Nottingham"/>
          <table:table-cell office:value-type="string" office:string-value=""/>
          <table:table-cell office:value-type="string" office:string-value="NG1 1GG"/>
          <table:table-cell office:value-type="string" office:string-value=""/>
          <table:table-cell office:value-type="string" office:string-value="All services"/>
          <table:table-cell office:value-type="string" office:string-value="Y"/>
          <table:table-cell office:value-type="string" office:string-value="rob.hicklin@nctx.co.uk"/>
          <table:table-cell office:value-type="string" office:string-value="0115 9766703"/>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Derek Bowes"/>
          <table:table-cell office:value-type="float" office:value="3"/>
          <table:table-cell table:number-columns-repeated="16362"/>
        </table:table-row>
        <table:table-row>
          <table:table-cell office:value-type="float" office:value="25"/>
          <table:table-cell office:value-type="string" office:string-value="Shire"/>
          <table:table-cell office:value-type="string" office:string-value="PH0000135"/>
          <table:table-cell office:value-type="float" office:value="3"/>
          <table:table-cell office:value-type="string" office:string-value="Peter Oliver"/>
          <table:table-cell office:value-type="string" office:string-value="Plymouth City Bus"/>
          <table:table-cell office:value-type="string" office:string-value="Milehouse"/>
          <table:table-cell office:value-type="string" office:string-value="Plymouth"/>
          <table:table-cell office:value-type="string" office:string-value="Devon"/>
          <table:table-cell office:value-type="string" office:string-value="PL3 4AA"/>
          <table:table-cell office:value-type="string" office:string-value="Also have overall fares increases on website. RM 31/07/2008"/>
          <table:table-cell office:value-type="string" office:string-value="All services"/>
          <table:table-cell office:value-type="string" office:string-value="Y"/>
          <table:table-cell office:value-type="string" office:string-value="hq@plymouthbus.co.uk"/>
          <table:table-cell office:value-type="string" office:string-value="01752 264241"/>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Donald Eric Hugh Jones"/>
          <table:table-cell office:value-type="float" office:value="1"/>
          <table:table-cell table:number-columns-repeated="16362"/>
        </table:table-row>
        <table:table-row>
          <table:table-cell office:value-type="float" office:value="27"/>
          <table:table-cell office:value-type="string" office:string-value="Shire"/>
          <table:table-cell office:value-type="string" office:string-value="PC0001777"/>
          <table:table-cell office:value-type="float" office:value="3"/>
          <table:table-cell office:value-type="string" office:string-value="Margaret Ingram"/>
          <table:table-cell office:value-type="string" office:string-value="Preston Bus"/>
          <table:table-cell office:value-type="string" office:string-value="221 Deepdale Road"/>
          <table:table-cell office:value-type="string" office:string-value="Preston"/>
          <table:table-cell office:value-type="string" office:string-value=""/>
          <table:table-cell office:value-type="string" office:string-value="PR1 6NY"/>
          <table:table-cell office:value-type="string" office:string-value=""/>
          <table:table-cell office:value-type="string" office:string-value="All services"/>
          <table:table-cell office:value-type="string" office:string-value="Y"/>
          <table:table-cell office:value-type="string" office:string-value="margaret.ingram@prestonbus.co.uk"/>
          <table:table-cell office:value-type="string" office:string-value="01772 253 671"/>
          <table:table-cell office:value-type="string" office:string-value="Y"/>
          <table:table-cell office:value-type="string" office:string-value=""/>
          <table:table-cell office:value-type="float" office:value="39665"/>
          <table:table-cell office:value-type="string" office:string-value=""/>
          <table:table-cell/>
          <table:table-cell office:value-type="string" office:string-value="Elsie Turbyne"/>
          <table:table-cell office:value-type="float" office:value="1"/>
          <table:table-cell table:number-columns-repeated="16362"/>
        </table:table-row>
        <table:table-row>
          <table:table-cell office:value-type="float" office:value="28"/>
          <table:table-cell office:value-type="string" office:string-value="Shire"/>
          <table:table-cell office:value-type="string" office:string-value="PH0005856"/>
          <table:table-cell office:value-type="float" office:value="3"/>
          <table:table-cell office:value-type="string" office:string-value="Owen Lovelock"/>
          <table:table-cell office:value-type="string" office:string-value="Reading/Newbury Buses"/>
          <table:table-cell office:value-type="string" office:string-value="Great Knollys Street"/>
          <table:table-cell office:value-type="string" office:string-value="Reading"/>
          <table:table-cell office:value-type="string" office:string-value="Berkshire"/>
          <table:table-cell office:value-type="string" office:string-value="RG1 7HH"/>
          <table:table-cell office:value-type="string" office:string-value=""/>
          <table:table-cell office:value-type="string" office:string-value="Berks, Bucks"/>
          <table:table-cell office:value-type="string" office:string-value="Y"/>
          <table:table-cell office:value-type="string" office:string-value="olovelock@reading-buses.co.uk"/>
          <table:table-cell office:value-type="string" office:string-value="0118 959 4000"/>
          <table:table-cell office:value-type="string" office:string-value="Y"/>
          <table:table-cell office:value-type="string" office:string-value=""/>
          <table:table-cell office:value-type="float" office:value="39666"/>
          <table:table-cell office:value-type="string" office:string-value=""/>
          <table:table-cell/>
          <table:table-cell office:value-type="string" office:string-value="G Frost"/>
          <table:table-cell office:value-type="float" office:value="1"/>
          <table:table-cell table:number-columns-repeated="16362"/>
        </table:table-row>
        <table:table-row>
          <table:table-cell office:value-type="float" office:value="29"/>
          <table:table-cell office:value-type="string" office:string-value="Shire"/>
          <table:table-cell office:value-type="string" office:string-value="PH0006159"/>
          <table:table-cell office:value-type="float" office:value="3"/>
          <table:table-cell office:value-type="string" office:string-value="G Frost"/>
          <table:table-cell office:value-type="string" office:string-value="First Hampshire"/>
          <table:table-cell office:value-type="string" office:string-value="226 Portswood Road"/>
          <table:table-cell office:value-type="string" office:string-value="Southampton"/>
          <table:table-cell office:value-type="string" office:string-value="Hampshire"/>
          <table:table-cell office:value-type="string" office:string-value="SO17 2BE"/>
          <table:table-cell office:value-type="string" office:string-value=""/>
          <table:table-cell office:value-type="string" office:string-value="All services"/>
          <table:table-cell office:value-type="string" office:string-value=""/>
          <table:table-cell office:value-type="string" office:string-value="gordon.frost@firstgroup.com"/>
          <table:table-cell office:value-type="string" office:string-value="023 8057 0820"/>
          <table:table-cell office:value-type="string" office:string-value="Y"/>
          <table:table-cell office:value-type="string" office:string-value=""/>
          <table:table-cell office:value-type="float" office:value="39658"/>
          <table:table-cell office:value-type="string" office:string-value=""/>
          <table:table-cell/>
          <table:table-cell office:value-type="string" office:string-value="G Lomax"/>
          <table:table-cell office:value-type="float" office:value="1"/>
          <table:table-cell table:number-columns-repeated="16362"/>
        </table:table-row>
        <table:table-row>
          <table:table-cell office:value-type="float" office:value="30"/>
          <table:table-cell office:value-type="string" office:string-value="Shire"/>
          <table:table-cell office:value-type="string" office:string-value="PH0001301"/>
          <table:table-cell office:value-type="float" office:value="3"/>
          <table:table-cell office:value-type="string" office:string-value="Damon Swatridge"/>
          <table:table-cell office:value-type="string" office:string-value="Thamesdown Transport"/>
          <table:table-cell office:value-type="string" office:string-value="Barnfield Road"/>
          <table:table-cell office:value-type="string" office:string-value="Swindon"/>
          <table:table-cell office:value-type="string" office:string-value=""/>
          <table:table-cell office:value-type="string" office:string-value="SN2 2DJ"/>
          <table:table-cell office:value-type="string" office:string-value=""/>
          <table:table-cell office:value-type="string" office:string-value="All services"/>
          <table:table-cell office:value-type="string" office:string-value=""/>
          <table:table-cell office:value-type="string" office:string-value="d.swatridge@thamesdown-transport.co.uk"/>
          <table:table-cell office:value-type="string" office:string-value="01793 428400"/>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G Sutton"/>
          <table:table-cell office:value-type="float" office:value="2"/>
          <table:table-cell table:number-columns-repeated="16362"/>
        </table:table-row>
        <table:table-row>
          <table:table-cell office:value-type="float" office:value="31"/>
          <table:table-cell office:value-type="string" office:string-value="Shire"/>
          <table:table-cell office:value-type="string" office:string-value="PK0001213"/>
          <table:table-cell office:value-type="float" office:value="3"/>
          <table:table-cell office:value-type="string" office:string-value="P S Woodgate"/>
          <table:table-cell office:value-type="string" office:string-value="Brighton &amp; Hove Bus Company"/>
          <table:table-cell office:value-type="string" office:string-value="43 Conway Street"/>
          <table:table-cell office:value-type="string" office:string-value="Hove"/>
          <table:table-cell office:value-type="string" office:string-value="East Sussex"/>
          <table:table-cell office:value-type="string" office:string-value="BN3 3LT"/>
          <table:table-cell office:value-type="string" office:string-value=""/>
          <table:table-cell office:value-type="string" office:string-value="All services"/>
          <table:table-cell office:value-type="string" office:string-value="Y"/>
          <table:table-cell office:value-type="string" office:string-value="philip.woodgate@buses.co.uk"/>
          <table:table-cell office:value-type="string" office:string-value="01273 886213"/>
          <table:table-cell office:value-type="string" office:string-value="Y"/>
          <table:table-cell office:value-type="string" office:string-value=""/>
          <table:table-cell office:value-type="float" office:value="39658"/>
          <table:table-cell office:value-type="string" office:string-value=""/>
          <table:table-cell/>
          <table:table-cell office:value-type="string" office:string-value="Gavin Hunter"/>
          <table:table-cell office:value-type="float" office:value="1"/>
          <table:table-cell table:number-columns-repeated="16362"/>
        </table:table-row>
        <table:table-row>
          <table:table-cell office:value-type="float" office:value="32"/>
          <table:table-cell office:value-type="string" office:string-value="Shire"/>
          <table:table-cell office:value-type="string" office:string-value="PH0000132"/>
          <table:table-cell office:value-type="float" office:value="3"/>
          <table:table-cell office:value-type="string" office:string-value="Gavin Roome"/>
          <table:table-cell office:value-type="string" office:string-value="First Somerset and Avon"/>
          <table:table-cell office:value-type="string" office:string-value="Enterprise House"/>
          <table:table-cell office:value-type="string" office:string-value="Easton Road"/>
          <table:table-cell office:value-type="string" office:string-value="Bristol"/>
          <table:table-cell office:value-type="string" office:string-value="BS5 0DZ"/>
          <table:table-cell office:value-type="string" office:string-value=""/>
          <table:table-cell office:value-type="string" office:string-value="All services"/>
          <table:table-cell office:value-type="string" office:string-value="Y"/>
          <table:table-cell office:value-type="string" office:string-value="gavin.roome@firstgroup.com"/>
          <table:table-cell office:value-type="string" office:string-value="0117 373 6425"/>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Gavin Roome"/>
          <table:table-cell office:value-type="float" office:value="2"/>
          <table:table-cell table:number-columns-repeated="16362"/>
        </table:table-row>
        <table:table-row>
          <table:table-cell office:value-type="float" office:value="33"/>
          <table:table-cell office:value-type="string" office:string-value="Shire"/>
          <table:table-cell office:value-type="string" office:string-value="PH0005727"/>
          <table:table-cell office:value-type="float" office:value="3"/>
          <table:table-cell office:value-type="string" office:string-value="Robert Jones"/>
          <table:table-cell office:value-type="string" office:string-value="City of Oxford Motor Services"/>
          <table:table-cell office:value-type="string" office:string-value="Oxford Bus Co."/>
          <table:table-cell office:value-type="string" office:string-value="Cowley House"/>
          <table:table-cell office:value-type="string" office:string-value="Watlington Road   Oxford"/>
          <table:table-cell office:value-type="string" office:string-value="OX4 6GA"/>
          <table:table-cell office:value-type="string" office:string-value=""/>
          <table:table-cell office:value-type="string" office:string-value="All services"/>
          <table:table-cell office:value-type="string" office:string-value="Y"/>
          <table:table-cell office:value-type="string" office:string-value="robert.jones@oxfordbus.co.uk"/>
          <table:table-cell office:value-type="string" office:string-value="01865 785413"/>
          <table:table-cell office:value-type="string" office:string-value="Y"/>
          <table:table-cell office:value-type="string" office:string-value=""/>
          <table:table-cell office:value-type="float" office:value="39665"/>
          <table:table-cell office:value-type="string" office:string-value=""/>
          <table:table-cell/>
          <table:table-cell office:value-type="string" office:string-value="Graham Hogg"/>
          <table:table-cell office:value-type="float" office:value="1"/>
          <table:table-cell table:number-columns-repeated="16362"/>
        </table:table-row>
        <table:table-row>
          <table:table-cell office:value-type="float" office:value="34"/>
          <table:table-cell office:value-type="string" office:string-value="Shire"/>
          <table:table-cell office:value-type="string" office:string-value="Group_217"/>
          <table:table-cell office:value-type="float" office:value="3"/>
          <table:table-cell office:value-type="string" office:string-value="Gavin Roome"/>
          <table:table-cell office:value-type="string" office:string-value="First Bristol"/>
          <table:table-cell office:value-type="string" office:string-value="Enterprise House"/>
          <table:table-cell office:value-type="string" office:string-value="Easton Road"/>
          <table:table-cell office:value-type="string" office:string-value="Bristol"/>
          <table:table-cell office:value-type="string" office:string-value="BS5 0DZ"/>
          <table:table-cell office:value-type="string" office:string-value=""/>
          <table:table-cell office:value-type="string" office:string-value="All services"/>
          <table:table-cell office:value-type="string" office:string-value=""/>
          <table:table-cell office:value-type="string" office:string-value="gavin.roome@firstgroup.com"/>
          <table:table-cell office:value-type="string" office:string-value="0117 373 6425"/>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I Hill"/>
          <table:table-cell office:value-type="float" office:value="2"/>
          <table:table-cell table:number-columns-repeated="16362"/>
        </table:table-row>
        <table:table-row>
          <table:table-cell office:value-type="float" office:value="36"/>
          <table:table-cell office:value-type="string" office:string-value="Shire"/>
          <table:table-cell office:value-type="string" office:string-value="PF0000323"/>
          <table:table-cell office:value-type="float" office:value="3"/>
          <table:table-cell office:value-type="string" office:string-value="Iain Rankine"/>
          <table:table-cell office:value-type="string" office:string-value="First Eastern Counties"/>
          <table:table-cell office:value-type="string" office:string-value="Rouen House"/>
          <table:table-cell office:value-type="string" office:string-value="Rouen Road"/>
          <table:table-cell office:value-type="string" office:string-value="Norwich"/>
          <table:table-cell office:value-type="string" office:string-value="NR1 1RB"/>
          <table:table-cell office:value-type="string" office:string-value=""/>
          <table:table-cell office:value-type="string" office:string-value="All services"/>
          <table:table-cell office:value-type="string" office:string-value="Y"/>
          <table:table-cell office:value-type="string" office:string-value="iain.rankine@firstgroup.com"/>
          <table:table-cell office:value-type="string" office:string-value="01603 218404"/>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I MacDonald"/>
          <table:table-cell office:value-type="float" office:value="1"/>
          <table:table-cell table:number-columns-repeated="16362"/>
        </table:table-row>
        <table:table-row>
          <table:table-cell office:value-type="float" office:value="37"/>
          <table:table-cell office:value-type="string" office:string-value="Shire"/>
          <table:table-cell office:value-type="string" office:string-value="Group_183"/>
          <table:table-cell office:value-type="float" office:value="3"/>
          <table:table-cell office:value-type="string" office:string-value="David Morgan"/>
          <table:table-cell office:value-type="string" office:string-value="Stagecoach East Kent"/>
          <table:table-cell office:value-type="string" office:string-value="The Bus Station"/>
          <table:table-cell office:value-type="string" office:string-value="Bouverie Square"/>
          <table:table-cell office:value-type="string" office:string-value="Folkestone"/>
          <table:table-cell office:value-type="string" office:string-value="CT20 1BA"/>
          <table:table-cell office:value-type="string" office:string-value=""/>
          <table:table-cell office:value-type="string" office:string-value="All services"/>
          <table:table-cell office:value-type="string" office:string-value="Y"/>
          <table:table-cell office:value-type="string" office:string-value="david.morgan@stagecoachbus.com"/>
          <table:table-cell office:value-type="string" office:string-value="01303 212225"/>
          <table:table-cell office:value-type="string" office:string-value="Y"/>
          <table:table-cell office:value-type="string" office:string-value=""/>
          <table:table-cell office:value-type="float" office:value="39664"/>
          <table:table-cell office:value-type="string" office:string-value=""/>
          <table:table-cell/>
          <table:table-cell office:value-type="string" office:string-value="Iain Rankine"/>
          <table:table-cell office:value-type="float" office:value="1"/>
          <table:table-cell table:number-columns-repeated="16362"/>
        </table:table-row>
        <table:table-row>
          <table:table-cell office:value-type="float" office:value="38"/>
          <table:table-cell office:value-type="string" office:string-value="Shire"/>
          <table:table-cell office:value-type="string" office:string-value="PF0000599"/>
          <table:table-cell office:value-type="float" office:value="3"/>
          <table:table-cell office:value-type="string" office:string-value="Julian Elliott"/>
          <table:table-cell office:value-type="string" office:string-value="First Essex Buses"/>
          <table:table-cell office:value-type="string" office:string-value="Westway"/>
          <table:table-cell office:value-type="string" office:string-value="Chelmsford"/>
          <table:table-cell office:value-type="string" office:string-value="Essex"/>
          <table:table-cell office:value-type="string" office:string-value="CM1 3AR"/>
          <table:table-cell office:value-type="string" office:string-value="Contact details updated. Was Bob Dorr. 31/07/2007 RM Julian Elliott is commercial manager."/>
          <table:table-cell office:value-type="string" office:string-value="All services"/>
          <table:table-cell office:value-type="string" office:string-value="Y"/>
          <table:table-cell office:value-type="string" office:string-value="julian.elliott@firstgroup.com"/>
          <table:table-cell office:value-type="string" office:string-value="01245 293447"/>
          <table:table-cell office:value-type="string" office:string-value="Y"/>
          <table:table-cell office:value-type="string" office:string-value=""/>
          <table:table-cell office:value-type="float" office:value="39664"/>
          <table:table-cell office:value-type="string" office:string-value=""/>
          <table:table-cell/>
          <table:table-cell office:value-type="string" office:string-value="Ian Hill"/>
          <table:table-cell office:value-type="float" office:value="1"/>
          <table:table-cell table:number-columns-repeated="16362"/>
        </table:table-row>
        <table:table-row>
          <table:table-cell office:value-type="float" office:value="39"/>
          <table:table-cell office:value-type="string" office:string-value="Shire"/>
          <table:table-cell office:value-type="string" office:string-value="PB0000328"/>
          <table:table-cell office:value-type="float" office:value="3"/>
          <table:table-cell office:value-type="string" office:string-value="Bob Rackley"/>
          <table:table-cell office:value-type="string" office:string-value="East Yorkshire Motor Services"/>
          <table:table-cell office:value-type="string" office:string-value="252 Anlaby Road"/>
          <table:table-cell office:value-type="string" office:string-value="Hull"/>
          <table:table-cell office:value-type="string" office:string-value="North Humberside"/>
          <table:table-cell office:value-type="string" office:string-value="HU3 2RS"/>
          <table:table-cell office:value-type="string" office:string-value=""/>
          <table:table-cell office:value-type="string" office:string-value="Humberside, North Yorkshire"/>
          <table:table-cell office:value-type="string" office:string-value="Y"/>
          <table:table-cell office:value-type="string" office:string-value="rackleyb@eyms.co.uk"/>
          <table:table-cell office:value-type="string" office:string-value="01482 327142"/>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J Bannister"/>
          <table:table-cell office:value-type="float" office:value="1"/>
          <table:table-cell table:number-columns-repeated="16362"/>
        </table:table-row>
        <table:table-row>
          <table:table-cell office:value-type="float" office:value="40"/>
          <table:table-cell office:value-type="string" office:string-value="Shire"/>
          <table:table-cell office:value-type="string" office:string-value="Group_135"/>
          <table:table-cell office:value-type="float" office:value="3"/>
          <table:table-cell office:value-type="string" office:string-value="David Skepper"/>
          <table:table-cell office:value-type="string" office:string-value="Stagecoach Lincolnshire"/>
          <table:table-cell office:value-type="string" office:string-value="Po Box 15"/>
          <table:table-cell office:value-type="string" office:string-value="Deacon Road"/>
          <table:table-cell office:value-type="string" office:string-value="Lincoln"/>
          <table:table-cell office:value-type="string" office:string-value="LN2 4JB"/>
          <table:table-cell office:value-type="string" office:string-value="Was Gary Nolan. 02/11/2007 Was Paul McNamara. RM 18/11/2008 Sent email to David.RM 18/11/2008"/>
          <table:table-cell office:value-type="string" office:string-value="Lincolnshire"/>
          <table:table-cell office:value-type="string" office:string-value="N"/>
          <table:table-cell office:value-type="string" office:string-value="dave.skepper@stagecoachbus.com"/>
          <table:table-cell office:value-type="string" office:string-value="01522 522255"/>
          <table:table-cell office:value-type="string" office:string-value="Y"/>
          <table:table-cell office:value-type="string" office:string-value=""/>
          <table:table-cell office:value-type="float" office:value="39666"/>
          <table:table-cell office:value-type="string" office:string-value=""/>
          <table:table-cell/>
          <table:table-cell office:value-type="string" office:string-value="James Mellor"/>
          <table:table-cell office:value-type="float" office:value="1"/>
          <table:table-cell table:number-columns-repeated="16362"/>
        </table:table-row>
        <table:table-row>
          <table:table-cell office:value-type="float" office:value="43"/>
          <table:table-cell office:value-type="string" office:string-value="Shire"/>
          <table:table-cell office:value-type="string" office:string-value="Group_104"/>
          <table:table-cell office:value-type="float" office:value="3"/>
          <table:table-cell office:value-type="string" office:string-value="Ian Hill"/>
          <table:table-cell office:value-type="string" office:string-value="Arriva Midlands North"/>
          <table:table-cell office:value-type="string" office:string-value="P O Box 613"/>
          <table:table-cell office:value-type="string" office:string-value="Leicester"/>
          <table:table-cell office:value-type="string" office:string-value=""/>
          <table:table-cell office:value-type="string" office:string-value="LE4 6ZN"/>
          <table:table-cell office:value-type="string" office:string-value=""/>
          <table:table-cell office:value-type="string" office:string-value="All o/s West Midlands"/>
          <table:table-cell office:value-type="string" office:string-value="Y"/>
          <table:table-cell office:value-type="string" office:string-value="HillI.Midlands@arriva.co.uk"/>
          <table:table-cell office:value-type="string" office:string-value="0116 269 0048"/>
          <table:table-cell office:value-type="string" office:string-value="Y"/>
          <table:table-cell office:value-type="string" office:string-value=""/>
          <table:table-cell office:value-type="float" office:value="39653"/>
          <table:table-cell office:value-type="string" office:string-value=""/>
          <table:table-cell/>
          <table:table-cell office:value-type="string" office:string-value="Joanna Jones"/>
          <table:table-cell office:value-type="float" office:value="1"/>
          <table:table-cell table:number-columns-repeated="16362"/>
        </table:table-row>
        <table:table-row>
          <table:table-cell office:value-type="float" office:value="44"/>
          <table:table-cell office:value-type="string" office:string-value="Shire"/>
          <table:table-cell office:value-type="string" office:string-value="Group_149"/>
          <table:table-cell office:value-type="float" office:value="3"/>
          <table:table-cell office:value-type="string" office:string-value="Ray Ramsey"/>
          <table:table-cell office:value-type="string" office:string-value="Stagecoach Midland Red"/>
          <table:table-cell office:value-type="string" office:string-value="Railway Terrace"/>
          <table:table-cell office:value-type="string" office:string-value="Rugby"/>
          <table:table-cell office:value-type="string" office:string-value="Warks"/>
          <table:table-cell office:value-type="string" office:string-value="CV21 3HS"/>
          <table:table-cell office:value-type="string" office:string-value="Assumed revenue is 45% of Group_149, i.e. non-Oxfordshire receipts. KM 16/05/2007 Contact was Clive Jones Ext. 068. RM 13/08/2007"/>
          <table:table-cell office:value-type="string" office:string-value="All o/s West Midlands"/>
          <table:table-cell office:value-type="string" office:string-value=""/>
          <table:table-cell office:value-type="string" office:string-value="ray.ramsey@stagecoachbus.com"/>
          <table:table-cell office:value-type="string" office:string-value="01788 566072"/>
          <table:table-cell office:value-type="string" office:string-value="Y"/>
          <table:table-cell office:value-type="string" office:string-value=""/>
          <table:table-cell office:value-type="float" office:value="39666"/>
          <table:table-cell office:value-type="string" office:string-value=""/>
          <table:table-cell/>
          <table:table-cell office:value-type="string" office:string-value="John McCluskie"/>
          <table:table-cell office:value-type="float" office:value="1"/>
          <table:table-cell table:number-columns-repeated="16362"/>
        </table:table-row>
        <table:table-row>
          <table:table-cell office:value-type="float" office:value="45"/>
          <table:table-cell office:value-type="string" office:string-value="Shire"/>
          <table:table-cell office:value-type="string" office:string-value="PF0007085"/>
          <table:table-cell office:value-type="float" office:value="3"/>
          <table:table-cell office:value-type="string" office:string-value="I Hill"/>
          <table:table-cell office:value-type="string" office:string-value="Arriva Fox County"/>
          <table:table-cell office:value-type="string" office:string-value="P O Box 613"/>
          <table:table-cell office:value-type="string" office:string-value="Leicester"/>
          <table:table-cell office:value-type="string" office:string-value=""/>
          <table:table-cell office:value-type="string" office:string-value="LE4 6ZN"/>
          <table:table-cell office:value-type="string" office:string-value="Left message with Steve Buckley (?) KM 14/05/2007"/>
          <table:table-cell office:value-type="string" office:string-value="All services"/>
          <table:table-cell office:value-type="string" office:string-value=""/>
          <table:table-cell office:value-type="string" office:string-value="HillI.Midlands@arriva.co.uk"/>
          <table:table-cell office:value-type="string" office:string-value="0116 269 0048"/>
          <table:table-cell office:value-type="string" office:string-value="Y"/>
          <table:table-cell office:value-type="string" office:string-value=""/>
          <table:table-cell office:value-type="float" office:value="39653"/>
          <table:table-cell office:value-type="string" office:string-value=""/>
          <table:table-cell/>
          <table:table-cell office:value-type="string" office:string-value="Julian Elliott"/>
          <table:table-cell office:value-type="float" office:value="1"/>
          <table:table-cell table:number-columns-repeated="16362"/>
        </table:table-row>
        <table:table-row>
          <table:table-cell office:value-type="float" office:value="46"/>
          <table:table-cell office:value-type="string" office:string-value="Shire"/>
          <table:table-cell office:value-type="string" office:string-value="PD0000480"/>
          <table:table-cell office:value-type="float" office:value="3"/>
          <table:table-cell office:value-type="string" office:string-value="Marie Wilson"/>
          <table:table-cell office:value-type="string" office:string-value="First Midland Red"/>
          <table:table-cell office:value-type="string" office:string-value="Heron Lodge"/>
          <table:table-cell office:value-type="string" office:string-value="London Road"/>
          <table:table-cell office:value-type="string" office:string-value="Worcester"/>
          <table:table-cell office:value-type="string" office:string-value="WR5 2EW"/>
          <table:table-cell office:value-type="string" office:string-value="Was Shaun Simpson. RM 06/08/2007"/>
          <table:table-cell office:value-type="string" office:string-value="Herefordshire, Worcester, Shropshire"/>
          <table:table-cell office:value-type="string" office:string-value="N"/>
          <table:table-cell office:value-type="string" office:string-value="marie.wilson@firstgroup.com"/>
          <table:table-cell office:value-type="string" office:string-value="0116 268 9162"/>
          <table:table-cell office:value-type="string" office:string-value="Y"/>
          <table:table-cell office:value-type="string" office:string-value=""/>
          <table:table-cell office:value-type="float" office:value="39657"/>
          <table:table-cell office:value-type="string" office:string-value=""/>
          <table:table-cell/>
          <table:table-cell office:value-type="string" office:string-value="Justin Thomson"/>
          <table:table-cell office:value-type="float" office:value="1"/>
          <table:table-cell table:number-columns-repeated="16362"/>
        </table:table-row>
        <table:table-row>
          <table:table-cell office:value-type="float" office:value="47"/>
          <table:table-cell office:value-type="string" office:string-value="Shire"/>
          <table:table-cell office:value-type="string" office:string-value="Group_143"/>
          <table:table-cell office:value-type="float" office:value="3"/>
          <table:table-cell office:value-type="string" office:string-value="P J Cartwright"/>
          <table:table-cell office:value-type="string" office:string-value="Stagecoach in Chesterfield"/>
          <table:table-cell office:value-type="string" office:string-value="Stonegravels Depot"/>
          <table:table-cell office:value-type="string" office:string-value="Sheffield Road"/>
          <table:table-cell office:value-type="string" office:string-value="Chesterfield"/>
          <table:table-cell office:value-type="string" office:string-value="S41 7JW"/>
          <table:table-cell office:value-type="string" office:string-value="Change of address, etc.. KM 08/05/2007"/>
          <table:table-cell office:value-type="string" office:string-value="Notts, Derbys"/>
          <table:table-cell office:value-type="string" office:string-value="Y"/>
          <table:table-cell office:value-type="string" office:string-value="phillip.cartwright@stagecoachbus.com"/>
          <table:table-cell office:value-type="string" office:string-value="01246 207103"/>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Ken Wilson"/>
          <table:table-cell office:value-type="float" office:value="2"/>
          <table:table-cell table:number-columns-repeated="16362"/>
        </table:table-row>
        <table:table-row>
          <table:table-cell office:value-type="float" office:value="49"/>
          <table:table-cell office:value-type="string" office:string-value="Shire"/>
          <table:table-cell office:value-type="string" office:string-value="Group_148"/>
          <table:table-cell office:value-type="float" office:value="3"/>
          <table:table-cell office:value-type="string" office:string-value="James Mellor"/>
          <table:table-cell office:value-type="string" office:string-value="Stagecoach North West"/>
          <table:table-cell office:value-type="string" office:string-value="Central Bus Station"/>
          <table:table-cell office:value-type="string" office:string-value="Preston"/>
          <table:table-cell office:value-type="string" office:string-value="Lancashire"/>
          <table:table-cell office:value-type="string" office:string-value="PR1 1YU"/>
          <table:table-cell office:value-type="string" office:string-value=""/>
          <table:table-cell office:value-type="string" office:string-value="Cumbria"/>
          <table:table-cell office:value-type="string" office:string-value="Y"/>
          <table:table-cell office:value-type="string" office:string-value="james.mellor@stagecoachbus.com"/>
          <table:table-cell office:value-type="string" office:string-value="01772 255750"/>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Kevin Barrows"/>
          <table:table-cell office:value-type="float" office:value="1"/>
          <table:table-cell table:number-columns-repeated="16362"/>
        </table:table-row>
        <table:table-row>
          <table:table-cell office:value-type="float" office:value="51"/>
          <table:table-cell office:value-type="string" office:string-value="Wales"/>
          <table:table-cell office:value-type="string" office:string-value="PG0000421"/>
          <table:table-cell office:value-type="float" office:value="5"/>
          <table:table-cell office:value-type="string" office:string-value="Paul Evans"/>
          <table:table-cell office:value-type="string" office:string-value="First Cymru"/>
          <table:table-cell office:value-type="string" office:string-value="Heol Gwyrosydd"/>
          <table:table-cell office:value-type="string" office:string-value="Penlan"/>
          <table:table-cell office:value-type="string" office:string-value="Swansea"/>
          <table:table-cell office:value-type="string" office:string-value="SA5 7BN"/>
          <table:table-cell office:value-type="string" office:string-value="formerly 51/148 Previously Tony McNiff.RM 06/08/2007 Phone to Paul - ignore return from Huw Davies. Nil return. RM 05/08/2008"/>
          <table:table-cell office:value-type="string" office:string-value="Wales"/>
          <table:table-cell office:value-type="string" office:string-value="Y"/>
          <table:table-cell office:value-type="string" office:string-value="Paul.evans@firstgroup.com"/>
          <table:table-cell office:value-type="string" office:string-value="01792 572223"/>
          <table:table-cell office:value-type="string" office:string-value="Y"/>
          <table:table-cell office:value-type="string" office:string-value=""/>
          <table:table-cell office:value-type="float" office:value="39665"/>
          <table:table-cell office:value-type="string" office:string-value=""/>
          <table:table-cell/>
          <table:table-cell office:value-type="string" office:string-value="Kim Stewart"/>
          <table:table-cell office:value-type="float" office:value="1"/>
          <table:table-cell table:number-columns-repeated="16362"/>
        </table:table-row>
        <table:table-row>
          <table:table-cell office:value-type="float" office:value="53"/>
          <table:table-cell office:value-type="string" office:string-value="Shire"/>
          <table:table-cell office:value-type="string" office:string-value="PH0006158"/>
          <table:table-cell office:value-type="float" office:value="3"/>
          <table:table-cell office:value-type="string" office:string-value="P Wheeler"/>
          <table:table-cell office:value-type="string" office:string-value="Southern Vectis Omnibus Co"/>
          <table:table-cell office:value-type="string" office:string-value="Nelson Road"/>
          <table:table-cell office:value-type="string" office:string-value="Newport"/>
          <table:table-cell office:value-type="string" office:string-value="Isle of Wight"/>
          <table:table-cell office:value-type="string" office:string-value="PO30 1RD"/>
          <table:table-cell office:value-type="string" office:string-value=""/>
          <table:table-cell office:value-type="string" office:string-value="All services"/>
          <table:table-cell office:value-type="string" office:string-value="Y"/>
          <table:table-cell office:value-type="string" office:string-value="p.wheeler@southernvectis.com"/>
          <table:table-cell office:value-type="string" office:string-value="01983 827002"/>
          <table:table-cell office:value-type="string" office:string-value="Y"/>
          <table:table-cell office:value-type="string" office:string-value=""/>
          <table:table-cell office:value-type="float" office:value="39658"/>
          <table:table-cell office:value-type="string" office:string-value=""/>
          <table:table-cell/>
          <table:table-cell office:value-type="string" office:string-value="Les Burton"/>
          <table:table-cell office:value-type="float" office:value="1"/>
          <table:table-cell table:number-columns-repeated="16362"/>
        </table:table-row>
        <table:table-row>
          <table:table-cell office:value-type="float" office:value="54"/>
          <table:table-cell office:value-type="string" office:string-value="Shire"/>
          <table:table-cell office:value-type="string" office:string-value="Group_155"/>
          <table:table-cell office:value-type="float" office:value="3"/>
          <table:table-cell office:value-type="string" office:string-value="G Sutton"/>
          <table:table-cell office:value-type="string" office:string-value="Trent Buses"/>
          <table:table-cell office:value-type="string" office:string-value="Mansfield Road"/>
          <table:table-cell office:value-type="string" office:string-value="Heanor"/>
          <table:table-cell office:value-type="string" office:string-value="Derbyshire"/>
          <table:table-cell office:value-type="string" office:string-value="DE75 7BG"/>
          <table:table-cell office:value-type="string" office:string-value=""/>
          <table:table-cell office:value-type="string" office:string-value="All services"/>
          <table:table-cell office:value-type="string" office:string-value="Y"/>
          <table:table-cell office:value-type="string" office:string-value="gsutton@trentbarton.co.uk"/>
          <table:table-cell office:value-type="string" office:string-value="01773 536 309"/>
          <table:table-cell office:value-type="string" office:string-value="Y"/>
          <table:table-cell office:value-type="string" office:string-value=""/>
          <table:table-cell office:value-type="float" office:value="39668"/>
          <table:table-cell office:value-type="string" office:string-value=""/>
          <table:table-cell/>
          <table:table-cell office:value-type="string" office:string-value="M G Robins"/>
          <table:table-cell office:value-type="float" office:value="1"/>
          <table:table-cell table:number-columns-repeated="16362"/>
        </table:table-row>
        <table:table-row>
          <table:table-cell office:value-type="float" office:value="55"/>
          <table:table-cell office:value-type="string" office:string-value="Shire"/>
          <table:table-cell office:value-type="string" office:string-value="Group_140"/>
          <table:table-cell office:value-type="float" office:value="3"/>
          <table:table-cell office:value-type="string" office:string-value="Phil Kelsall"/>
          <table:table-cell office:value-type="string" office:string-value="First PMT"/>
          <table:table-cell office:value-type="string" office:string-value="Adderley Green Garage"/>
          <table:table-cell office:value-type="string" office:string-value="Dividy Road"/>
          <table:table-cell office:value-type="string" office:string-value="Adderley Green   Stoke on Trent"/>
          <table:table-cell office:value-type="string" office:string-value="ST3 5YY"/>
          <table:table-cell office:value-type="string" office:string-value=""/>
          <table:table-cell office:value-type="string" office:string-value="Staffs, Cheshire"/>
          <table:table-cell office:value-type="string" office:string-value="Y"/>
          <table:table-cell office:value-type="string" office:string-value="Phil.Kelsall@firstgroup.com"/>
          <table:table-cell office:value-type="string" office:string-value="01782 592519"/>
          <table:table-cell office:value-type="string" office:string-value="Y"/>
          <table:table-cell office:value-type="string" office:string-value=""/>
          <table:table-cell office:value-type="float" office:value="39653"/>
          <table:table-cell office:value-type="string" office:string-value=""/>
          <table:table-cell/>
          <table:table-cell office:value-type="string" office:string-value="M Robson"/>
          <table:table-cell office:value-type="float" office:value="1"/>
          <table:table-cell table:number-columns-repeated="16362"/>
        </table:table-row>
        <table:table-row>
          <table:table-cell office:value-type="float" office:value="56"/>
          <table:table-cell office:value-type="string" office:string-value="Shire"/>
          <table:table-cell office:value-type="string" office:string-value="Group_160"/>
          <table:table-cell office:value-type="float" office:value="3"/>
          <table:table-cell office:value-type="string" office:string-value="David Fletcher"/>
          <table:table-cell office:value-type="string" office:string-value="Arriva Tees &amp; District"/>
          <table:table-cell office:value-type="string" office:string-value="Admiral Way"/>
          <table:table-cell office:value-type="string" office:string-value="Doxford International Business Park"/>
          <table:table-cell office:value-type="string" office:string-value="Sunderland"/>
          <table:table-cell office:value-type="string" office:string-value="SR3 3XP"/>
          <table:table-cell office:value-type="string" office:string-value="Address modified 15/08/06; Dropped on 16/02, this is now included in 143 (shires) (SG)"/>
          <table:table-cell office:value-type="string" office:string-value="Durham, North Yorkshire"/>
          <table:table-cell office:value-type="string" office:string-value="Y"/>
          <table:table-cell office:value-type="string" office:string-value="FletcherD@arriva.co.uk"/>
          <table:table-cell office:value-type="string" office:string-value=""/>
          <table:table-cell office:value-type="string" office:string-value="N"/>
          <table:table-cell office:value-type="string" office:string-value=""/>
          <table:table-cell/>
          <table:table-cell office:value-type="string" office:string-value=""/>
          <table:table-cell/>
          <table:table-cell office:value-type="string" office:string-value="Marc West"/>
          <table:table-cell office:value-type="float" office:value="1"/>
          <table:table-cell table:number-columns-repeated="16362"/>
        </table:table-row>
        <table:table-row>
          <table:table-cell office:value-type="float" office:value="57"/>
          <table:table-cell office:value-type="string" office:string-value="Shire"/>
          <table:table-cell office:value-type="string" office:string-value="PF0007071"/>
          <table:table-cell office:value-type="float" office:value="3"/>
          <table:table-cell office:value-type="string" office:string-value="Max Jones"/>
          <table:table-cell office:value-type="string" office:string-value="Stagecoach East (Northampton)"/>
          <table:table-cell office:value-type="string" office:string-value="Rothersthorpe Avenue"/>
          <table:table-cell office:value-type="string" office:string-value="Northampton"/>
          <table:table-cell office:value-type="string" office:string-value=""/>
          <table:table-cell office:value-type="string" office:string-value="NN4 8UT"/>
          <table:table-cell office:value-type="string" office:string-value="Sent copy of reminder email 08/08/2007"/>
          <table:table-cell office:value-type="string" office:string-value="All services"/>
          <table:table-cell office:value-type="string" office:string-value="Y"/>
          <table:table-cell office:value-type="string" office:string-value="maxwell.jones@stagecoachbus.com"/>
          <table:table-cell office:value-type="string" office:string-value="01604 662278"/>
          <table:table-cell office:value-type="string" office:string-value="Y"/>
          <table:table-cell office:value-type="string" office:string-value=""/>
          <table:table-cell office:value-type="float" office:value="39664"/>
          <table:table-cell office:value-type="string" office:string-value=""/>
          <table:table-cell/>
          <table:table-cell office:value-type="string" office:string-value="Margaret Ingram"/>
          <table:table-cell office:value-type="float" office:value="1"/>
          <table:table-cell table:number-columns-repeated="16362"/>
        </table:table-row>
        <table:table-row>
          <table:table-cell office:value-type="float" office:value="58"/>
          <table:table-cell office:value-type="string" office:string-value="Shire"/>
          <table:table-cell office:value-type="string" office:string-value="PB0001747"/>
          <table:table-cell office:value-type="float" office:value="3"/>
          <table:table-cell office:value-type="string" office:string-value="Neale Murphy"/>
          <table:table-cell office:value-type="string" office:string-value="First York"/>
          <table:table-cell office:value-type="string" office:string-value="7 James Street"/>
          <table:table-cell office:value-type="string" office:string-value="York"/>
          <table:table-cell office:value-type="string" office:string-value="North Yorkshire"/>
          <table:table-cell office:value-type="string" office:string-value="YO10 3WW"/>
          <table:table-cell office:value-type="string" office:string-value=""/>
          <table:table-cell office:value-type="string" office:string-value="All services"/>
          <table:table-cell office:value-type="string" office:string-value="Y"/>
          <table:table-cell office:value-type="string" office:string-value="neale.murphy@firstgroup.com"/>
          <table:table-cell office:value-type="string" office:string-value="01904 883050"/>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Marie Wilson"/>
          <table:table-cell office:value-type="float" office:value="1"/>
          <table:table-cell table:number-columns-repeated="16362"/>
        </table:table-row>
        <table:table-row>
          <table:table-cell office:value-type="float" office:value="60"/>
          <table:table-cell office:value-type="string" office:string-value="PTE"/>
          <table:table-cell office:value-type="string" office:string-value="PB0000092"/>
          <table:table-cell office:value-type="float" office:value="2"/>
          <table:table-cell office:value-type="string" office:string-value="Peter Hudson"/>
          <table:table-cell office:value-type="string" office:string-value="Stagecoach Yorkshire"/>
          <table:table-cell office:value-type="string" office:string-value="Unit 4 Eldon Street"/>
          <table:table-cell office:value-type="string" office:string-value="Barnsley"/>
          <table:table-cell office:value-type="string" office:string-value="South Yorkshire"/>
          <table:table-cell office:value-type="string" office:string-value="S70 2JP"/>
          <table:table-cell office:value-type="string" office:string-value="Was The Yorkshire Traction Co Ltd RM 23/07/2008"/>
          <table:table-cell office:value-type="string" office:string-value="South and West Yorkshire"/>
          <table:table-cell office:value-type="string" office:string-value="Y"/>
          <table:table-cell office:value-type="string" office:string-value="peter.hudson@stagecoachbus.com"/>
          <table:table-cell office:value-type="string" office:string-value="01226 202555 x6972"/>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Mark Turner"/>
          <table:table-cell office:value-type="float" office:value="1"/>
          <table:table-cell table:number-columns-repeated="16362"/>
        </table:table-row>
        <table:table-row>
          <table:table-cell office:value-type="float" office:value="61"/>
          <table:table-cell office:value-type="string" office:string-value="PTE"/>
          <table:table-cell office:value-type="string" office:string-value="Group_109"/>
          <table:table-cell office:value-type="float" office:value="2"/>
          <table:table-cell office:value-type="string" office:string-value="Kevin Barrows"/>
          <table:table-cell office:value-type="string" office:string-value="Arriva Yorkshire Buses"/>
          <table:table-cell office:value-type="string" office:string-value="24 Barnsley Road"/>
          <table:table-cell office:value-type="string" office:string-value="Wakefield"/>
          <table:table-cell office:value-type="string" office:string-value="West Yorkshire"/>
          <table:table-cell office:value-type="string" office:string-value="WF1 5JX"/>
          <table:table-cell office:value-type="string" office:string-value=""/>
          <table:table-cell office:value-type="string" office:string-value="South and west yorkshire"/>
          <table:table-cell office:value-type="string" office:string-value="Y"/>
          <table:table-cell office:value-type="string" office:string-value="barrowsk.yorkbus@arriva.co.uk"/>
          <table:table-cell office:value-type="string" office:string-value="01924 231300"/>
          <table:table-cell office:value-type="string" office:string-value="Y"/>
          <table:table-cell office:value-type="string" office:string-value=""/>
          <table:table-cell office:value-type="float" office:value="39653"/>
          <table:table-cell office:value-type="string" office:string-value=""/>
          <table:table-cell/>
          <table:table-cell office:value-type="string" office:string-value="Max Jones"/>
          <table:table-cell office:value-type="float" office:value="1"/>
          <table:table-cell table:number-columns-repeated="16362"/>
        </table:table-row>
        <table:table-row>
          <table:table-cell office:value-type="float" office:value="62"/>
          <table:table-cell office:value-type="string" office:string-value="Shire"/>
          <table:table-cell office:value-type="string" office:string-value="PH0004983"/>
          <table:table-cell office:value-type="float" office:value="3"/>
          <table:table-cell office:value-type="string" office:string-value="Neil Hammacott"/>
          <table:table-cell office:value-type="string" office:string-value="First Devon &amp; Cornwall"/>
          <table:table-cell office:value-type="string" office:string-value="The Ride"/>
          <table:table-cell office:value-type="string" office:string-value="Chelson Meadow"/>
          <table:table-cell office:value-type="string" office:string-value="Plymouth"/>
          <table:table-cell office:value-type="string" office:string-value="PL9 7JT"/>
          <table:table-cell office:value-type="string" office:string-value=""/>
          <table:table-cell office:value-type="string" office:string-value="All services"/>
          <table:table-cell office:value-type="string" office:string-value=""/>
          <table:table-cell office:value-type="string" office:string-value="Neil.Hammacott@firstgroup.com"/>
          <table:table-cell office:value-type="string" office:string-value="01752 495239"/>
          <table:table-cell office:value-type="string" office:string-value="Y"/>
          <table:table-cell office:value-type="string" office:string-value=""/>
          <table:table-cell office:value-type="float" office:value="39664"/>
          <table:table-cell office:value-type="string" office:string-value=""/>
          <table:table-cell/>
          <table:table-cell office:value-type="string" office:string-value="Mike Conroy"/>
          <table:table-cell office:value-type="float" office:value="1"/>
          <table:table-cell table:number-columns-repeated="16362"/>
        </table:table-row>
        <table:table-row>
          <table:table-cell office:value-type="float" office:value="64"/>
          <table:table-cell office:value-type="string" office:string-value="Shire"/>
          <table:table-cell office:value-type="string" office:string-value="PH1020951"/>
          <table:table-cell office:value-type="float" office:value="3"/>
          <table:table-cell office:value-type="string" office:string-value="Richard Stevens"/>
          <table:table-cell office:value-type="string" office:string-value="Stagecoach Devon"/>
          <table:table-cell office:value-type="string" office:string-value="Belgrave Road"/>
          <table:table-cell office:value-type="string" office:string-value="Exeter"/>
          <table:table-cell office:value-type="string" office:string-value="Devon"/>
          <table:table-cell office:value-type="string" office:string-value="EX1 2LB"/>
          <table:table-cell office:value-type="string" office:string-value=""/>
          <table:table-cell office:value-type="string" office:string-value="All services"/>
          <table:table-cell office:value-type="string" office:string-value="Y"/>
          <table:table-cell office:value-type="string" office:string-value="richard.stevens@stagecoachbus.com"/>
          <table:table-cell office:value-type="string" office:string-value="07803 888 676"/>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Mr Marteine Richards"/>
          <table:table-cell office:value-type="float" office:value="1"/>
          <table:table-cell table:number-columns-repeated="16362"/>
        </table:table-row>
        <table:table-row>
          <table:table-cell office:value-type="float" office:value="66"/>
          <table:table-cell office:value-type="string" office:string-value="Shire"/>
          <table:table-cell office:value-type="string" office:string-value="Group_145"/>
          <table:table-cell office:value-type="float" office:value="3"/>
          <table:table-cell office:value-type="string" office:string-value="Mark Turner"/>
          <table:table-cell office:value-type="string" office:string-value="Stagecoach South"/>
          <table:table-cell office:value-type="string" office:string-value="Bus Station"/>
          <table:table-cell office:value-type="string" office:string-value="Southgate"/>
          <table:table-cell office:value-type="string" office:string-value="Chichester"/>
          <table:table-cell office:value-type="string" office:string-value="PO19 8DG"/>
          <table:table-cell office:value-type="string" office:string-value="Was Jim Mortimore RM 08/05/2009"/>
          <table:table-cell office:value-type="string" office:string-value="All services"/>
          <table:table-cell office:value-type="string" office:string-value=""/>
          <table:table-cell office:value-type="string" office:string-value="mark.turner@stagecoachbus.com"/>
          <table:table-cell office:value-type="string" office:string-value="01243 536161 Ext 127"/>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Murray Rogers"/>
          <table:table-cell office:value-type="float" office:value="1"/>
          <table:table-cell table:number-columns-repeated="16362"/>
        </table:table-row>
        <table:table-row>
          <table:table-cell office:value-type="float" office:value="67"/>
          <table:table-cell office:value-type="string" office:string-value="Shire"/>
          <table:table-cell office:value-type="string" office:string-value="Group_162"/>
          <table:table-cell office:value-type="float" office:value="3"/>
          <table:table-cell office:value-type="string" office:string-value="M G Robins"/>
          <table:table-cell office:value-type="string" office:string-value="Wilts &amp; Dorset Bus Co"/>
          <table:table-cell office:value-type="string" office:string-value="Towngate House"/>
          <table:table-cell office:value-type="string" office:string-value="2-8 Parkstone Rd"/>
          <table:table-cell office:value-type="string" office:string-value="Poole"/>
          <table:table-cell office:value-type="string" office:string-value="BH15 2PR"/>
          <table:table-cell office:value-type="string" office:string-value=""/>
          <table:table-cell office:value-type="string" office:string-value="All services"/>
          <table:table-cell office:value-type="string" office:string-value="Y"/>
          <table:table-cell office:value-type="string" office:string-value="mrobins@wdbus.co.uk"/>
          <table:table-cell office:value-type="string" office:string-value="01202 688732"/>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Neale Murphy"/>
          <table:table-cell office:value-type="float" office:value="1"/>
          <table:table-cell table:number-columns-repeated="16362"/>
        </table:table-row>
        <table:table-row>
          <table:table-cell office:value-type="float" office:value="68"/>
          <table:table-cell office:value-type="string" office:string-value="Shire"/>
          <table:table-cell office:value-type="string" office:string-value="Group_152"/>
          <table:table-cell office:value-type="float" office:value="3"/>
          <table:table-cell office:value-type="string" office:string-value="Ben Cole"/>
          <table:table-cell office:value-type="string" office:string-value="Stagecoach West"/>
          <table:table-cell office:value-type="string" office:string-value="3rd Floor"/>
          <table:table-cell office:value-type="string" office:string-value="65 London Road"/>
          <table:table-cell office:value-type="string" office:string-value="Gloucester"/>
          <table:table-cell office:value-type="string" office:string-value="GL1 3HF"/>
          <table:table-cell office:value-type="string" office:string-value=""/>
          <table:table-cell office:value-type="string" office:string-value="All services"/>
          <table:table-cell office:value-type="string" office:string-value="Y"/>
          <table:table-cell office:value-type="string" office:string-value="ben.cole@stagecoachbus.com"/>
          <table:table-cell office:value-type="string" office:string-value="01452 718637"/>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Neil Beasley"/>
          <table:table-cell office:value-type="float" office:value="2"/>
          <table:table-cell table:number-columns-repeated="16362"/>
        </table:table-row>
        <table:table-row>
          <table:table-cell office:value-type="float" office:value="71"/>
          <table:table-cell office:value-type="string" office:string-value="Shire"/>
          <table:table-cell office:value-type="string" office:string-value="Group_149"/>
          <table:table-cell office:value-type="float" office:value="3"/>
          <table:table-cell office:value-type="string" office:string-value="Robert Williams"/>
          <table:table-cell office:value-type="string" office:string-value="Stagecoach in Oxfordshire"/>
          <table:table-cell office:value-type="string" office:string-value="Horspath Road"/>
          <table:table-cell office:value-type="string" office:string-value="Cowley"/>
          <table:table-cell office:value-type="string" office:string-value="Oxford"/>
          <table:table-cell office:value-type="string" office:string-value="OX4 2RY"/>
          <table:table-cell office:value-type="string" office:string-value="Assumed revenue is 55% of Group_149, i.e. Oxfordshire receipts. KM 16/05/2007&#10;Old contact/firm were Martin Sutton/Thames Transit 01/08/2007 RM"/>
          <table:table-cell office:value-type="string" office:string-value="Oxfordshire"/>
          <table:table-cell office:value-type="string" office:string-value="Y"/>
          <table:table-cell office:value-type="string" office:string-value="robert.williams@stagecoachbus.com"/>
          <table:table-cell office:value-type="string" office:string-value="01865 405510"/>
          <table:table-cell office:value-type="string" office:string-value="Y"/>
          <table:table-cell office:value-type="string" office:string-value=""/>
          <table:table-cell office:value-type="float" office:value="39653"/>
          <table:table-cell office:value-type="string" office:string-value=""/>
          <table:table-cell/>
          <table:table-cell office:value-type="string" office:string-value="Neil Hammacott"/>
          <table:table-cell office:value-type="float" office:value="1"/>
          <table:table-cell table:number-columns-repeated="16362"/>
        </table:table-row>
        <table:table-row>
          <table:table-cell office:value-type="float" office:value="73"/>
          <table:table-cell office:value-type="string" office:string-value="Shire"/>
          <table:table-cell office:value-type="string" office:string-value="Group_108"/>
          <table:table-cell office:value-type="float" office:value="3"/>
          <table:table-cell office:value-type="string" office:string-value="Brian Drury"/>
          <table:table-cell office:value-type="string" office:string-value="Arriva the Shires &amp; Essex"/>
          <table:table-cell office:value-type="string" office:string-value="Commercial Director"/>
          <table:table-cell office:value-type="string" office:string-value="487 Dunstable Road"/>
          <table:table-cell office:value-type="string" office:string-value="Luton   Beds"/>
          <table:table-cell office:value-type="string" office:string-value="LU4 8DS"/>
          <table:table-cell office:value-type="string" office:string-value="Replaces 118 which wrongly included London services. KM 11/05/2007 Sent email. RM 08/08/2008"/>
          <table:table-cell office:value-type="string" office:string-value="All ex London"/>
          <table:table-cell office:value-type="string" office:string-value=""/>
          <table:table-cell office:value-type="string" office:string-value="briandrury@arriva-shires.com"/>
          <table:table-cell office:value-type="string" office:string-value="01582 587000"/>
          <table:table-cell office:value-type="string" office:string-value="Y"/>
          <table:table-cell office:value-type="string" office:string-value=""/>
          <table:table-cell office:value-type="float" office:value="39668"/>
          <table:table-cell office:value-type="string" office:string-value="Y"/>
          <table:table-cell/>
          <table:table-cell office:value-type="string" office:string-value="Nichola Orduh"/>
          <table:table-cell office:value-type="float" office:value="1"/>
          <table:table-cell table:number-columns-repeated="16362"/>
        </table:table-row>
        <table:table-row>
          <table:table-cell office:value-type="float" office:value="74"/>
          <table:table-cell office:value-type="string" office:string-value="Shire"/>
          <table:table-cell office:value-type="string" office:string-value="PF0005074"/>
          <table:table-cell office:value-type="float" office:value="3"/>
          <table:table-cell office:value-type="string" office:string-value="Mike Conroy"/>
          <table:table-cell office:value-type="string" office:string-value="M K Metro"/>
          <table:table-cell office:value-type="string" office:string-value="Unit 3-4 Arden Park"/>
          <table:table-cell office:value-type="string" office:string-value="Old Wolverton Road"/>
          <table:table-cell office:value-type="string" office:string-value="Old Wolverton"/>
          <table:table-cell office:value-type="string" office:string-value="MK12 5RN"/>
          <table:table-cell office:value-type="string" office:string-value="Now supplied by Brian Drury with Arriva Shires - OpID73. RM 08/08/2008"/>
          <table:table-cell office:value-type="string" office:string-value="All services"/>
          <table:table-cell office:value-type="string" office:string-value=""/>
          <table:table-cell office:value-type="string" office:string-value="mikeconroy@arriva-shires.com"/>
          <table:table-cell office:value-type="string" office:string-value="01908 225 100"/>
          <table:table-cell office:value-type="string" office:string-value="N"/>
          <table:table-cell office:value-type="string" office:string-value=""/>
          <table:table-cell/>
          <table:table-cell office:value-type="string" office:string-value=""/>
          <table:table-cell/>
          <table:table-cell office:value-type="string" office:string-value="Nick Hill"/>
          <table:table-cell office:value-type="float" office:value="1"/>
          <table:table-cell table:number-columns-repeated="16362"/>
        </table:table-row>
        <table:table-row>
          <table:table-cell office:value-type="float" office:value="76"/>
          <table:table-cell office:value-type="string" office:string-value="Shire"/>
          <table:table-cell office:value-type="string" office:string-value="Group_225"/>
          <table:table-cell office:value-type="float" office:value="3"/>
          <table:table-cell office:value-type="string" office:string-value="R Wells"/>
          <table:table-cell office:value-type="string" office:string-value="First Beeline Buses"/>
          <table:table-cell office:value-type="string" office:string-value="Coldborough House"/>
          <table:table-cell office:value-type="string" office:string-value="Market Street"/>
          <table:table-cell office:value-type="string" office:string-value="Bracknell"/>
          <table:table-cell office:value-type="string" office:string-value="RG12 1JA"/>
          <table:table-cell office:value-type="string" office:string-value="Left phone message. 15/11/2007 RM"/>
          <table:table-cell office:value-type="string" office:string-value="All services o/s London"/>
          <table:table-cell office:value-type="string" office:string-value="Y"/>
          <table:table-cell office:value-type="string" office:string-value="dick.wells@firstgroup.com"/>
          <table:table-cell office:value-type="string" office:string-value="01344 782232"/>
          <table:table-cell office:value-type="string" office:string-value="Y"/>
          <table:table-cell office:value-type="string" office:string-value=""/>
          <table:table-cell office:value-type="float" office:value="39664"/>
          <table:table-cell office:value-type="string" office:string-value=""/>
          <table:table-cell/>
          <table:table-cell office:value-type="string" office:string-value="Nigel Serafini"/>
          <table:table-cell office:value-type="float" office:value="1"/>
          <table:table-cell table:number-columns-repeated="16362"/>
        </table:table-row>
        <table:table-row>
          <table:table-cell office:value-type="float" office:value="95"/>
          <table:table-cell office:value-type="string" office:string-value="Shire"/>
          <table:table-cell office:value-type="string" office:string-value="Group_216"/>
          <table:table-cell office:value-type="float" office:value="3"/>
          <table:table-cell office:value-type="string" office:string-value="Philip Norwell"/>
          <table:table-cell office:value-type="string" office:string-value="Stagecoach Cambridgeshire"/>
          <table:table-cell office:value-type="string" office:string-value="100 Cowley Road"/>
          <table:table-cell office:value-type="string" office:string-value="Cambridge"/>
          <table:table-cell office:value-type="string" office:string-value=""/>
          <table:table-cell office:value-type="string" office:string-value="CB4 0DN"/>
          <table:table-cell office:value-type="string" office:string-value="Was Philip Norwell."/>
          <table:table-cell office:value-type="string" office:string-value="All services"/>
          <table:table-cell office:value-type="string" office:string-value="Y"/>
          <table:table-cell office:value-type="string" office:string-value="ross.burton@stagecoachbus.com"/>
          <table:table-cell office:value-type="string" office:string-value="01223 450544"/>
          <table:table-cell office:value-type="string" office:string-value="Y"/>
          <table:table-cell office:value-type="string" office:string-value=""/>
          <table:table-cell office:value-type="float" office:value="39653"/>
          <table:table-cell office:value-type="string" office:string-value=""/>
          <table:table-cell/>
          <table:table-cell office:value-type="string" office:string-value="Oliver Howarth"/>
          <table:table-cell office:value-type="float" office:value="1"/>
          <table:table-cell table:number-columns-repeated="16362"/>
        </table:table-row>
        <table:table-row>
          <table:table-cell office:value-type="float" office:value="96"/>
          <table:table-cell office:value-type="string" office:string-value="Shire"/>
          <table:table-cell office:value-type="string" office:string-value="PH0005939"/>
          <table:table-cell office:value-type="float" office:value="3"/>
          <table:table-cell office:value-type="string" office:string-value="Philip Curtis"/>
          <table:table-cell office:value-type="string" office:string-value="Solent Blue Line"/>
          <table:table-cell office:value-type="string" office:string-value="Barton Park"/>
          <table:table-cell office:value-type="string" office:string-value="Chickenhall Lane"/>
          <table:table-cell office:value-type="string" office:string-value="Eastleigh"/>
          <table:table-cell office:value-type="string" office:string-value="SO50 6RR"/>
          <table:table-cell office:value-type="string" office:string-value="Dropped on 12/02/2007"/>
          <table:table-cell office:value-type="string" office:string-value="All services"/>
          <table:table-cell office:value-type="string" office:string-value="Y"/>
          <table:table-cell office:value-type="string" office:string-value="enquiries@solentblueline.com"/>
          <table:table-cell office:value-type="string" office:string-value=""/>
          <table:table-cell office:value-type="string" office:string-value="N"/>
          <table:table-cell office:value-type="string" office:string-value=""/>
          <table:table-cell/>
          <table:table-cell office:value-type="string" office:string-value=""/>
          <table:table-cell/>
          <table:table-cell office:value-type="string" office:string-value="Owen Lovelock"/>
          <table:table-cell office:value-type="float" office:value="1"/>
          <table:table-cell table:number-columns-repeated="16362"/>
        </table:table-row>
        <table:table-row>
          <table:table-cell office:value-type="float" office:value="97"/>
          <table:table-cell office:value-type="string" office:string-value="Shire"/>
          <table:table-cell office:value-type="string" office:string-value="Group_105"/>
          <table:table-cell office:value-type="float" office:value="3"/>
          <table:table-cell office:value-type="string" office:string-value="Derek Bowes"/>
          <table:table-cell office:value-type="string" office:string-value="Arriva North West &amp; Wales"/>
          <table:table-cell office:value-type="string" office:string-value="73 Ormskirk Road"/>
          <table:table-cell office:value-type="string" office:string-value="Liverpool"/>
          <table:table-cell office:value-type="string" office:string-value=""/>
          <table:table-cell office:value-type="string" office:string-value="L9 5AE"/>
          <table:table-cell office:value-type="string" office:string-value=""/>
          <table:table-cell office:value-type="string" office:string-value="Cheshire and Lancs"/>
          <table:table-cell office:value-type="string" office:string-value=""/>
          <table:table-cell office:value-type="string" office:string-value="bowesd@arrivanw.co.uk"/>
          <table:table-cell office:value-type="string" office:string-value="0151 522 2829"/>
          <table:table-cell office:value-type="string" office:string-value="Y"/>
          <table:table-cell office:value-type="string" office:string-value=""/>
          <table:table-cell office:value-type="float" office:value="39653"/>
          <table:table-cell office:value-type="string" office:string-value=""/>
          <table:table-cell/>
          <table:table-cell office:value-type="string" office:string-value="P J Cartwright"/>
          <table:table-cell office:value-type="float" office:value="1"/>
          <table:table-cell table:number-columns-repeated="16362"/>
        </table:table-row>
        <table:table-row>
          <table:table-cell office:value-type="float" office:value="98"/>
          <table:table-cell office:value-type="string" office:string-value="Wales"/>
          <table:table-cell office:value-type="string" office:string-value="Group_105"/>
          <table:table-cell office:value-type="float" office:value="5"/>
          <table:table-cell office:value-type="string" office:string-value="Derek Bowes"/>
          <table:table-cell office:value-type="string" office:string-value="Arriva North West &amp; Wales"/>
          <table:table-cell office:value-type="string" office:string-value="73 Ormskirk Road"/>
          <table:table-cell office:value-type="string" office:string-value="Liverpool"/>
          <table:table-cell office:value-type="string" office:string-value=""/>
          <table:table-cell office:value-type="string" office:string-value="L9 5AE"/>
          <table:table-cell office:value-type="string" office:string-value=""/>
          <table:table-cell office:value-type="string" office:string-value="Wales"/>
          <table:table-cell office:value-type="string" office:string-value=""/>
          <table:table-cell office:value-type="string" office:string-value="bowesd@arrivanw.co.uk"/>
          <table:table-cell office:value-type="string" office:string-value="0151 522 2829"/>
          <table:table-cell office:value-type="string" office:string-value="Y"/>
          <table:table-cell office:value-type="string" office:string-value=""/>
          <table:table-cell office:value-type="float" office:value="39653"/>
          <table:table-cell office:value-type="string" office:string-value=""/>
          <table:table-cell/>
          <table:table-cell office:value-type="string" office:string-value="P S Woodgate"/>
          <table:table-cell office:value-type="float" office:value="1"/>
          <table:table-cell table:number-columns-repeated="16362"/>
        </table:table-row>
        <table:table-row>
          <table:table-cell office:value-type="float" office:value="99"/>
          <table:table-cell office:value-type="string" office:string-value="Shire"/>
          <table:table-cell office:value-type="string" office:string-value="Group_112"/>
          <table:table-cell office:value-type="float" office:value="3"/>
          <table:table-cell office:value-type="string" office:string-value="G Sutton"/>
          <table:table-cell office:value-type="string" office:string-value="Barton Buses"/>
          <table:table-cell office:value-type="string" office:string-value="88a Mansfield Road"/>
          <table:table-cell office:value-type="string" office:string-value="Heanor"/>
          <table:table-cell office:value-type="string" office:string-value="Derbyshire"/>
          <table:table-cell office:value-type="string" office:string-value="DE75 7BG"/>
          <table:table-cell office:value-type="string" office:string-value="Left message with person. 06/08/2008 RM"/>
          <table:table-cell office:value-type="string" office:string-value="All services"/>
          <table:table-cell office:value-type="string" office:string-value="Y"/>
          <table:table-cell office:value-type="string" office:string-value="gsutton@trentbarton.co.uk"/>
          <table:table-cell office:value-type="string" office:string-value="01773 536 309"/>
          <table:table-cell office:value-type="string" office:string-value="Y"/>
          <table:table-cell office:value-type="string" office:string-value=""/>
          <table:table-cell office:value-type="float" office:value="39668"/>
          <table:table-cell office:value-type="string" office:string-value=""/>
          <table:table-cell/>
          <table:table-cell office:value-type="string" office:string-value="P Wheeler"/>
          <table:table-cell office:value-type="float" office:value="1"/>
          <table:table-cell table:number-columns-repeated="16362"/>
        </table:table-row>
        <table:table-row>
          <table:table-cell office:value-type="float" office:value="100"/>
          <table:table-cell office:value-type="string" office:string-value="Shire"/>
          <table:table-cell office:value-type="string" office:string-value="Group_160"/>
          <table:table-cell office:value-type="float" office:value="3"/>
          <table:table-cell office:value-type="string" office:string-value="David Fletcher"/>
          <table:table-cell office:value-type="string" office:string-value="Arriva Durham County"/>
          <table:table-cell office:value-type="string" office:string-value="Admiral Way"/>
          <table:table-cell office:value-type="string" office:string-value="Doxford International Business Park"/>
          <table:table-cell office:value-type="string" office:string-value="Sunderland"/>
          <table:table-cell office:value-type="string" office:string-value="SR3 3XP"/>
          <table:table-cell office:value-type="string" office:string-value="Address modified 15/08/2006;Dropped on 16/02, this is now included in 143 (shires) (SG)"/>
          <table:table-cell office:value-type="string" office:string-value="Cleveland, North Yorkshire"/>
          <table:table-cell office:value-type="string" office:string-value="Y"/>
          <table:table-cell office:value-type="string" office:string-value="FletcherD@arriva.co.uk"/>
          <table:table-cell office:value-type="string" office:string-value=""/>
          <table:table-cell office:value-type="string" office:string-value="N"/>
          <table:table-cell office:value-type="string" office:string-value=""/>
          <table:table-cell/>
          <table:table-cell office:value-type="string" office:string-value=""/>
          <table:table-cell/>
          <table:table-cell office:value-type="string" office:string-value="Paul Evans"/>
          <table:table-cell office:value-type="float" office:value="1"/>
          <table:table-cell table:number-columns-repeated="16362"/>
        </table:table-row>
        <table:table-row>
          <table:table-cell office:value-type="float" office:value="101"/>
          <table:table-cell office:value-type="string" office:string-value="Scotland"/>
          <table:table-cell office:value-type="string" office:string-value="Group_124"/>
          <table:table-cell office:value-type="float" office:value="4"/>
          <table:table-cell office:value-type="string" office:string-value="Cheryl Fleming"/>
          <table:table-cell office:value-type="string" office:string-value="First Scotland East Limited"/>
          <table:table-cell office:value-type="string" office:string-value="Carmuirs House"/>
          <table:table-cell office:value-type="string" office:string-value="300 Stirling Road"/>
          <table:table-cell office:value-type="string" office:string-value="Larbert, Stirlingshire"/>
          <table:table-cell office:value-type="string" office:string-value="FK5 3NJ"/>
          <table:table-cell office:value-type="string" office:string-value="Was Alison Hall 01324 602201 09/08/2007 RM"/>
          <table:table-cell office:value-type="string" office:string-value="Scotland"/>
          <table:table-cell office:value-type="string" office:string-value="Y"/>
          <table:table-cell office:value-type="string" office:string-value="Cheryl.Fleming@firstgroup.com"/>
          <table:table-cell office:value-type="string" office:string-value="01324 602200"/>
          <table:table-cell office:value-type="string" office:string-value="Y"/>
          <table:table-cell office:value-type="string" office:string-value=""/>
          <table:table-cell office:value-type="float" office:value="39658"/>
          <table:table-cell office:value-type="string" office:string-value=""/>
          <table:table-cell/>
          <table:table-cell office:value-type="string" office:string-value="Paul Woolmore"/>
          <table:table-cell office:value-type="float" office:value="1"/>
          <table:table-cell table:number-columns-repeated="16362"/>
        </table:table-row>
        <table:table-row>
          <table:table-cell office:value-type="float" office:value="104"/>
          <table:table-cell office:value-type="string" office:string-value="Scotland"/>
          <table:table-cell office:value-type="string" office:string-value="Group_151"/>
          <table:table-cell office:value-type="float" office:value="4"/>
          <table:table-cell office:value-type="string" office:string-value="John McCluskie"/>
          <table:table-cell office:value-type="string" office:string-value="Stagecoach West Scotland"/>
          <table:table-cell office:value-type="string" office:string-value="The Bus Station"/>
          <table:table-cell office:value-type="string" office:string-value="Sandgate"/>
          <table:table-cell office:value-type="string" office:string-value="Ayr"/>
          <table:table-cell office:value-type="string" office:string-value="KA7 1OO"/>
          <table:table-cell office:value-type="string" office:string-value=""/>
          <table:table-cell office:value-type="string" office:string-value="Scotland"/>
          <table:table-cell office:value-type="string" office:string-value="Y"/>
          <table:table-cell office:value-type="string" office:string-value="john.mccluskie@stagecoachbus.com"/>
          <table:table-cell office:value-type="string" office:string-value="01292 613524"/>
          <table:table-cell office:value-type="string" office:string-value="Y"/>
          <table:table-cell office:value-type="string" office:string-value=""/>
          <table:table-cell office:value-type="float" office:value="39668"/>
          <table:table-cell office:value-type="string" office:string-value=""/>
          <table:table-cell/>
          <table:table-cell office:value-type="string" office:string-value="Peter Heath"/>
          <table:table-cell office:value-type="float" office:value="1"/>
          <table:table-cell table:number-columns-repeated="16362"/>
        </table:table-row>
        <table:table-row>
          <table:table-cell office:value-type="float" office:value="105"/>
          <table:table-cell office:value-type="string" office:string-value="Scotland"/>
          <table:table-cell office:value-type="string" office:string-value="Group_165"/>
          <table:table-cell office:value-type="float" office:value="4"/>
          <table:table-cell office:value-type="string" office:string-value="Alisdair Goodall"/>
          <table:table-cell office:value-type="string" office:string-value="Rapsons Coaches Ltd"/>
          <table:table-cell office:value-type="string" office:string-value="1 Seafield Road"/>
          <table:table-cell office:value-type="string" office:string-value="Longman Industrial Estate"/>
          <table:table-cell office:value-type="string" office:string-value="Inverness"/>
          <table:table-cell office:value-type="string" office:string-value="IV1 1TN"/>
          <table:table-cell office:value-type="string" office:string-value="Dropped on 12/02/2007"/>
          <table:table-cell office:value-type="string" office:string-value="Scotland"/>
          <table:table-cell office:value-type="string" office:string-value=""/>
          <table:table-cell office:value-type="string" office:string-value=""/>
          <table:table-cell office:value-type="string" office:string-value=""/>
          <table:table-cell office:value-type="string" office:string-value="N"/>
          <table:table-cell office:value-type="string" office:string-value=""/>
          <table:table-cell/>
          <table:table-cell office:value-type="string" office:string-value=""/>
          <table:table-cell/>
          <table:table-cell office:value-type="string" office:string-value="Peter Hudson"/>
          <table:table-cell office:value-type="float" office:value="2"/>
          <table:table-cell table:number-columns-repeated="16362"/>
        </table:table-row>
        <table:table-row>
          <table:table-cell office:value-type="float" office:value="106"/>
          <table:table-cell office:value-type="string" office:string-value="Scotland"/>
          <table:table-cell office:value-type="string" office:string-value="Group_144"/>
          <table:table-cell office:value-type="float" office:value="4"/>
          <table:table-cell office:value-type="string" office:string-value="Ken Wilson"/>
          <table:table-cell office:value-type="string" office:string-value="Fife Scottish Omnibuses"/>
          <table:table-cell office:value-type="string" office:string-value="Guthrie House"/>
          <table:table-cell office:value-type="string" office:string-value="Glenfield Industrial Estate"/>
          <table:table-cell office:value-type="string" office:string-value="Cowdenbeath Fife"/>
          <table:table-cell office:value-type="string" office:string-value="KY4 9HT"/>
          <table:table-cell office:value-type="string" office:string-value="Assumed to account for 70% of Group_144 passenger receipts KM 16/05/2007 Is completing April form. 18/08/2008 RM&#10;&#10;&#10;&#10;&#10;&#10;&#10;&#10;&#10;&#10;&#10;&#10;&#10;&#10;&#10;&#10;&#10;&#10;&#10;&#10;&#10;&#10;&#10;&#10;&#10;&#10;&#10;&#10;&#10;&#10;&#10;&#10;&#10;&#10;&#10;&#10;&#10;&#10;&#10;&#10;&#10;&#10;&#10;Steve Walker's. 07/08/2007 08/08/2007 left message."/>
          <table:table-cell office:value-type="string" office:string-value="Scotland"/>
          <table:table-cell office:value-type="string" office:string-value="Y"/>
          <table:table-cell office:value-type="string" office:string-value="kenneth.wilson@stagecoachbus.com"/>
          <table:table-cell office:value-type="string" office:string-value="01383 516461"/>
          <table:table-cell office:value-type="string" office:string-value="Y"/>
          <table:table-cell office:value-type="string" office:string-value=""/>
          <table:table-cell office:value-type="float" office:value="39668"/>
          <table:table-cell office:value-type="string" office:string-value=""/>
          <table:table-cell/>
          <table:table-cell office:value-type="string" office:string-value="Peter Oliver"/>
          <table:table-cell office:value-type="float" office:value="1"/>
          <table:table-cell table:number-columns-repeated="16362"/>
        </table:table-row>
        <table:table-row>
          <table:table-cell office:value-type="float" office:value="107"/>
          <table:table-cell office:value-type="string" office:string-value="Scotland"/>
          <table:table-cell office:value-type="string" office:string-value="Group_144"/>
          <table:table-cell office:value-type="float" office:value="4"/>
          <table:table-cell office:value-type="string" office:string-value="Kim Stewart"/>
          <table:table-cell office:value-type="string" office:string-value="Stagecoach Bluebird"/>
          <table:table-cell office:value-type="string" office:string-value="Bus Station"/>
          <table:table-cell office:value-type="string" office:string-value="Guild Street"/>
          <table:table-cell office:value-type="string" office:string-value="Aberdeen"/>
          <table:table-cell office:value-type="string" office:string-value="AB11 6GR"/>
          <table:table-cell office:value-type="string" office:string-value="Assumed to account for 30% of Group_144 passenger receipts KM 16/05/2007"/>
          <table:table-cell office:value-type="string" office:string-value="Scotland"/>
          <table:table-cell office:value-type="string" office:string-value="Y"/>
          <table:table-cell office:value-type="string" office:string-value="kim.stewart@stagecoachbus.com"/>
          <table:table-cell office:value-type="string" office:string-value="01224 597551"/>
          <table:table-cell office:value-type="string" office:string-value="Y"/>
          <table:table-cell office:value-type="string" office:string-value=""/>
          <table:table-cell office:value-type="float" office:value="39664"/>
          <table:table-cell office:value-type="string" office:string-value=""/>
          <table:table-cell/>
          <table:table-cell office:value-type="string" office:string-value="Phil Kelsall"/>
          <table:table-cell office:value-type="float" office:value="2"/>
          <table:table-cell table:number-columns-repeated="16362"/>
        </table:table-row>
        <table:table-row>
          <table:table-cell office:value-type="float" office:value="108"/>
          <table:table-cell office:value-type="string" office:string-value="Scotland"/>
          <table:table-cell office:value-type="string" office:string-value="PM0001725"/>
          <table:table-cell office:value-type="float" office:value="4"/>
          <table:table-cell office:value-type="string" office:string-value="Murray Rogers"/>
          <table:table-cell office:value-type="string" office:string-value="Arriva Scotland West"/>
          <table:table-cell office:value-type="string" office:string-value="Greenock Road"/>
          <table:table-cell office:value-type="string" office:string-value="Inchinnan"/>
          <table:table-cell office:value-type="string" office:string-value="Renfrewshire"/>
          <table:table-cell office:value-type="string" office:string-value="PA4 9PG"/>
          <table:table-cell office:value-type="string" office:string-value="On leave till 18th August. No info on website. RM 06/08/2008"/>
          <table:table-cell office:value-type="string" office:string-value="Scotland"/>
          <table:table-cell office:value-type="string" office:string-value=""/>
          <table:table-cell office:value-type="string" office:string-value="rogersm.scotlandwest@arriva.co.uk"/>
          <table:table-cell office:value-type="string" office:string-value="0141 561 7357"/>
          <table:table-cell office:value-type="string" office:string-value="Y"/>
          <table:table-cell office:value-type="string" office:string-value=""/>
          <table:table-cell/>
          <table:table-cell office:value-type="string" office:string-value=""/>
          <table:table-cell/>
          <table:table-cell office:value-type="string" office:string-value="Philip Curtis"/>
          <table:table-cell office:value-type="float" office:value="1"/>
          <table:table-cell table:number-columns-repeated="16362"/>
        </table:table-row>
        <table:table-row>
          <table:table-cell office:value-type="float" office:value="109"/>
          <table:table-cell office:value-type="string" office:string-value="Scotland"/>
          <table:table-cell office:value-type="string" office:string-value="PM0000006"/>
          <table:table-cell office:value-type="float" office:value="4"/>
          <table:table-cell office:value-type="string" office:string-value="Cameron Broadfoot"/>
          <table:table-cell office:value-type="string" office:string-value="First Glasgow (No 2)"/>
          <table:table-cell office:value-type="string" office:string-value="197 Victoria Road"/>
          <table:table-cell office:value-type="string" office:string-value="Glasgow"/>
          <table:table-cell office:value-type="string" office:string-value=""/>
          <table:table-cell office:value-type="string" office:string-value="G42 7AD"/>
          <table:table-cell office:value-type="string" office:string-value="Was Michael Milne. RM 28/07/2008"/>
          <table:table-cell office:value-type="string" office:string-value="Scotland"/>
          <table:table-cell office:value-type="string" office:string-value="Y"/>
          <table:table-cell office:value-type="string" office:string-value="cameron.broadfoot@firstgroup.com"/>
          <table:table-cell office:value-type="string" office:string-value="0141 636 3135"/>
          <table:table-cell office:value-type="string" office:string-value="Y"/>
          <table:table-cell office:value-type="string" office:string-value=""/>
          <table:table-cell office:value-type="float" office:value="39674"/>
          <table:table-cell office:value-type="string" office:string-value=""/>
          <table:table-cell/>
          <table:table-cell office:value-type="string" office:string-value="Philip Norwell"/>
          <table:table-cell office:value-type="float" office:value="1"/>
          <table:table-cell table:number-columns-repeated="16362"/>
        </table:table-row>
        <table:table-row>
          <table:table-cell office:value-type="float" office:value="110"/>
          <table:table-cell office:value-type="string" office:string-value="Scotland"/>
          <table:table-cell office:value-type="string" office:string-value="PM0001799"/>
          <table:table-cell office:value-type="float" office:value="4"/>
          <table:table-cell office:value-type="string" office:string-value="Ken Wilson"/>
          <table:table-cell office:value-type="string" office:string-value="Stagecoach Strathtay"/>
          <table:table-cell office:value-type="string" office:string-value="Guthrie House"/>
          <table:table-cell office:value-type="string" office:string-value="Glenfield Industrial Estate"/>
          <table:table-cell office:value-type="string" office:string-value="Cowdenbeath Fife"/>
          <table:table-cell office:value-type="string" office:string-value="KY4 9HT"/>
          <table:table-cell office:value-type="string" office:string-value="Was Martin Hall.&#10;Is completing April form. 18/08/2008 RM"/>
          <table:table-cell office:value-type="string" office:string-value="Scotland"/>
          <table:table-cell office:value-type="string" office:string-value=""/>
          <table:table-cell office:value-type="string" office:string-value="kenneth.wilson@stagecoachbus.com"/>
          <table:table-cell office:value-type="string" office:string-value="01383 516461"/>
          <table:table-cell office:value-type="string" office:string-value="Y"/>
          <table:table-cell office:value-type="string" office:string-value=""/>
          <table:table-cell office:value-type="float" office:value="39668"/>
          <table:table-cell office:value-type="string" office:string-value=""/>
          <table:table-cell/>
          <table:table-cell office:value-type="string" office:string-value="R Cossins"/>
          <table:table-cell office:value-type="float" office:value="1"/>
          <table:table-cell table:number-columns-repeated="16362"/>
        </table:table-row>
        <table:table-row>
          <table:table-cell office:value-type="float" office:value="118"/>
          <table:table-cell office:value-type="string" office:string-value="Shire"/>
          <table:table-cell office:value-type="string" office:string-value="Group_108"/>
          <table:table-cell office:value-type="float" office:value="3"/>
          <table:table-cell office:value-type="string" office:string-value="Paul Woolmore"/>
          <table:table-cell office:value-type="string" office:string-value="Arriva East Herts &amp; Essex Ltd"/>
          <table:table-cell office:value-type="string" office:string-value="487 Dunstable Rd"/>
          <table:table-cell office:value-type="string" office:string-value="Luton"/>
          <table:table-cell office:value-type="string" office:string-value=""/>
          <table:table-cell office:value-type="string" office:string-value="LU4 8DS"/>
          <table:table-cell office:value-type="string" office:string-value="Dropped as faulty and including services in London? KMM 11/05/2007"/>
          <table:table-cell office:value-type="string" office:string-value="All services"/>
          <table:table-cell office:value-type="string" office:string-value="N"/>
          <table:table-cell office:value-type="string" office:string-value=""/>
          <table:table-cell office:value-type="string" office:string-value=""/>
          <table:table-cell office:value-type="string" office:string-value="N"/>
          <table:table-cell office:value-type="string" office:string-value=""/>
          <table:table-cell/>
          <table:table-cell office:value-type="string" office:string-value=""/>
          <table:table-cell/>
          <table:table-cell office:value-type="string" office:string-value="R Harris"/>
          <table:table-cell office:value-type="float" office:value="1"/>
          <table:table-cell table:number-columns-repeated="16362"/>
        </table:table-row>
        <table:table-row>
          <table:table-cell office:value-type="float" office:value="124"/>
          <table:table-cell office:value-type="string" office:string-value="Shire"/>
          <table:table-cell office:value-type="string" office:string-value="PF0000147"/>
          <table:table-cell office:value-type="float" office:value="3"/>
          <table:table-cell office:value-type="string" office:string-value="M Robson"/>
          <table:table-cell office:value-type="string" office:string-value="Ipswich Buses"/>
          <table:table-cell office:value-type="string" office:string-value="7 Constantine Road"/>
          <table:table-cell office:value-type="string" office:string-value="Ipswich"/>
          <table:table-cell office:value-type="string" office:string-value=""/>
          <table:table-cell office:value-type="string" office:string-value="IP1 2DL"/>
          <table:table-cell office:value-type="string" office:string-value="Emailed form to Sandra, fax not working. RM 21/10/2008"/>
          <table:table-cell office:value-type="string" office:string-value="Ipswich"/>
          <table:table-cell office:value-type="string" office:string-value="Y"/>
          <table:table-cell office:value-type="string" office:string-value="malcolm@ipswichbuses.co.uk"/>
          <table:table-cell office:value-type="string" office:string-value="01473 232600"/>
          <table:table-cell office:value-type="string" office:string-value="Y"/>
          <table:table-cell office:value-type="string" office:string-value=""/>
          <table:table-cell office:value-type="float" office:value="39664"/>
          <table:table-cell office:value-type="string" office:string-value="Y"/>
          <table:table-cell/>
          <table:table-cell office:value-type="string" office:string-value="R Rampton"/>
          <table:table-cell office:value-type="float" office:value="1"/>
          <table:table-cell table:number-columns-repeated="16362"/>
        </table:table-row>
        <table:table-row>
          <table:table-cell office:value-type="float" office:value="127"/>
          <table:table-cell office:value-type="string" office:string-value="Shire"/>
          <table:table-cell office:value-type="string" office:string-value="PC0001977"/>
          <table:table-cell office:value-type="float" office:value="3"/>
          <table:table-cell office:value-type="string" office:string-value="J Bannister"/>
          <table:table-cell office:value-type="string" office:string-value="Warrington  Borough Transport"/>
          <table:table-cell office:value-type="string" office:string-value="Wilderspool Causeway"/>
          <table:table-cell office:value-type="string" office:string-value="Warrington"/>
          <table:table-cell office:value-type="string" office:string-value="Cheshire"/>
          <table:table-cell office:value-type="string" office:string-value="WA4 6PT"/>
          <table:table-cell office:value-type="string" office:string-value=""/>
          <table:table-cell office:value-type="string" office:string-value="Cheshire"/>
          <table:table-cell office:value-type="string" office:string-value="Y"/>
          <table:table-cell office:value-type="string" office:string-value="john.bannister@warringtonboroughtransport.co.uk"/>
          <table:table-cell office:value-type="string" office:string-value="01925 634296"/>
          <table:table-cell office:value-type="string" office:string-value="Y"/>
          <table:table-cell office:value-type="string" office:string-value=""/>
          <table:table-cell office:value-type="float" office:value="39651"/>
          <table:table-cell office:value-type="string" office:string-value=""/>
          <table:table-cell/>
          <table:table-cell office:value-type="string" office:string-value="R Wells"/>
          <table:table-cell office:value-type="float" office:value="1"/>
          <table:table-cell table:number-columns-repeated="16362"/>
        </table:table-row>
        <table:table-row>
          <table:table-cell office:value-type="float" office:value="136"/>
          <table:table-cell office:value-type="string" office:string-value="PTE"/>
          <table:table-cell office:value-type="string" office:string-value="PB0001748"/>
          <table:table-cell office:value-type="float" office:value="2"/>
          <table:table-cell office:value-type="string" office:string-value="G Lomax"/>
          <table:table-cell office:value-type="string" office:string-value="Keighley &amp; District Travel"/>
          <table:table-cell office:value-type="string" office:string-value="Blazefield House"/>
          <table:table-cell office:value-type="string" office:string-value="Russell Street"/>
          <table:table-cell office:value-type="string" office:string-value="Keighley"/>
          <table:table-cell office:value-type="string" office:string-value="BD21 2JX"/>
          <table:table-cell office:value-type="string" office:string-value=""/>
          <table:table-cell office:value-type="string" office:string-value="West Yorkshire"/>
          <table:table-cell office:value-type="string" office:string-value="Y"/>
          <table:table-cell office:value-type="string" office:string-value="geoff.lomax@blazefieldholdings.co.uk"/>
          <table:table-cell office:value-type="string" office:string-value="01535 664031"/>
          <table:table-cell office:value-type="string" office:string-value="Y"/>
          <table:table-cell office:value-type="string" office:string-value=""/>
          <table:table-cell office:value-type="float" office:value="39664"/>
          <table:table-cell office:value-type="string" office:string-value=""/>
          <table:table-cell/>
          <table:table-cell office:value-type="string" office:string-value="Ray Ramsey"/>
          <table:table-cell office:value-type="float" office:value="1"/>
          <table:table-cell table:number-columns-repeated="16362"/>
        </table:table-row>
        <table:table-row>
          <table:table-cell office:value-type="float" office:value="140"/>
          <table:table-cell office:value-type="string" office:string-value="PTE"/>
          <table:table-cell office:value-type="string" office:string-value="Group_160"/>
          <table:table-cell office:value-type="float" office:value="2"/>
          <table:table-cell office:value-type="string" office:string-value="Dave Fletcher"/>
          <table:table-cell office:value-type="string" office:string-value="Arriva North East (PTE)"/>
          <table:table-cell office:value-type="string" office:string-value="Admiral Way"/>
          <table:table-cell office:value-type="string" office:string-value="Doxford Park International"/>
          <table:table-cell office:value-type="string" office:string-value="Sunderland"/>
          <table:table-cell office:value-type="string" office:string-value="SR3 3XP"/>
          <table:table-cell office:value-type="string" office:string-value=""/>
          <table:table-cell office:value-type="string" office:string-value="Tyne and Wear"/>
          <table:table-cell office:value-type="string" office:string-value="Y"/>
          <table:table-cell office:value-type="string" office:string-value="FletcherD@arriva.co.uk"/>
          <table:table-cell office:value-type="string" office:string-value="0191 5204211"/>
          <table:table-cell office:value-type="string" office:string-value="Y"/>
          <table:table-cell office:value-type="string" office:string-value=""/>
          <table:table-cell office:value-type="float" office:value="39657"/>
          <table:table-cell office:value-type="string" office:string-value=""/>
          <table:table-cell/>
          <table:table-cell office:value-type="string" office:string-value="Richard Stevens"/>
          <table:table-cell office:value-type="float" office:value="1"/>
          <table:table-cell table:number-columns-repeated="16362"/>
        </table:table-row>
        <table:table-row>
          <table:table-cell office:value-type="float" office:value="141"/>
          <table:table-cell office:value-type="string" office:string-value="PTE"/>
          <table:table-cell office:value-type="string" office:string-value="Group_128"/>
          <table:table-cell office:value-type="float" office:value="2"/>
          <table:table-cell office:value-type="string" office:string-value="Stephen King"/>
          <table:table-cell office:value-type="string" office:string-value="Go North East"/>
          <table:table-cell office:value-type="string" office:string-value="117 Queen Street"/>
          <table:table-cell office:value-type="string" office:string-value="Gateshead"/>
          <table:table-cell office:value-type="string" office:string-value="Tyne &amp; Wear"/>
          <table:table-cell office:value-type="string" office:string-value="NE8 2UA"/>
          <table:table-cell office:value-type="string" office:string-value="Now includes 157. Have emails but need further explanation. Not answering phone. RM 08/08/2008"/>
          <table:table-cell office:value-type="string" office:string-value="Tyne and wear"/>
          <table:table-cell office:value-type="string" office:string-value="Y"/>
          <table:table-cell office:value-type="string" office:string-value="stephen.king@gonortheast.co.uk"/>
          <table:table-cell office:value-type="string" office:string-value="0191 4229213"/>
          <table:table-cell office:value-type="string" office:string-value="Y"/>
          <table:table-cell office:value-type="string" office:string-value=""/>
          <table:table-cell office:value-type="float" office:value="39668"/>
          <table:table-cell office:value-type="string" office:string-value=""/>
          <table:table-cell/>
          <table:table-cell office:value-type="string" office:string-value="Rob Hicklin"/>
          <table:table-cell office:value-type="float" office:value="1"/>
          <table:table-cell table:number-columns-repeated="16362"/>
        </table:table-row>
        <table:table-row>
          <table:table-cell office:value-type="float" office:value="142"/>
          <table:table-cell office:value-type="string" office:string-value="PTE"/>
          <table:table-cell office:value-type="string" office:string-value="Group_140"/>
          <table:table-cell office:value-type="float" office:value="2"/>
          <table:table-cell office:value-type="string" office:string-value="Phil Kelsall"/>
          <table:table-cell office:value-type="string" office:string-value="First PMT"/>
          <table:table-cell office:value-type="string" office:string-value="Adderley Green Garage"/>
          <table:table-cell office:value-type="string" office:string-value="Dividy Road"/>
          <table:table-cell office:value-type="string" office:string-value="Adderley Green   Stoke on Trent"/>
          <table:table-cell office:value-type="string" office:string-value="ST3 5YY"/>
          <table:table-cell office:value-type="string" office:string-value="Used to be David Astill. 02/11/2007 RM"/>
          <table:table-cell office:value-type="string" office:string-value="Merseyside"/>
          <table:table-cell office:value-type="string" office:string-value="Y"/>
          <table:table-cell office:value-type="string" office:string-value="Phil.Kelsall@firstgroup.com"/>
          <table:table-cell office:value-type="string" office:string-value="01782 592519"/>
          <table:table-cell office:value-type="string" office:string-value="Y"/>
          <table:table-cell office:value-type="string" office:string-value=""/>
          <table:table-cell office:value-type="float" office:value="39653"/>
          <table:table-cell office:value-type="string" office:string-value=""/>
          <table:table-cell/>
          <table:table-cell office:value-type="string" office:string-value="Robert Jones"/>
          <table:table-cell office:value-type="float" office:value="1"/>
          <table:table-cell table:number-columns-repeated="16362"/>
        </table:table-row>
        <table:table-row>
          <table:table-cell office:value-type="float" office:value="143"/>
          <table:table-cell office:value-type="string" office:string-value="Shire"/>
          <table:table-cell office:value-type="string" office:string-value="Group_160"/>
          <table:table-cell office:value-type="float" office:value="3"/>
          <table:table-cell office:value-type="string" office:string-value="David Fletcher"/>
          <table:table-cell office:value-type="string" office:string-value="Arriva North East (Shires)"/>
          <table:table-cell office:value-type="string" office:string-value="Admiral Way"/>
          <table:table-cell office:value-type="string" office:string-value="Doxford Park International"/>
          <table:table-cell office:value-type="string" office:string-value="Sunderland"/>
          <table:table-cell office:value-type="string" office:string-value="SR3 3XP"/>
          <table:table-cell office:value-type="string" office:string-value=""/>
          <table:table-cell office:value-type="string" office:string-value="All services o/s Tyne and Wear"/>
          <table:table-cell office:value-type="string" office:string-value="Y"/>
          <table:table-cell office:value-type="string" office:string-value="FletcherD@arriva.co.uk"/>
          <table:table-cell office:value-type="string" office:string-value="0191 5204211"/>
          <table:table-cell office:value-type="string" office:string-value="Y"/>
          <table:table-cell office:value-type="string" office:string-value=""/>
          <table:table-cell office:value-type="float" office:value="39657"/>
          <table:table-cell office:value-type="string" office:string-value=""/>
          <table:table-cell/>
          <table:table-cell office:value-type="string" office:string-value="Robert Williams"/>
          <table:table-cell office:value-type="float" office:value="1"/>
          <table:table-cell table:number-columns-repeated="16362"/>
        </table:table-row>
        <table:table-row>
          <table:table-cell office:value-type="float" office:value="152"/>
          <table:table-cell office:value-type="string" office:string-value="Wales"/>
          <table:table-cell office:value-type="string" office:string-value="PG0006557"/>
          <table:table-cell office:value-type="float" office:value="5"/>
          <table:table-cell office:value-type="string" office:string-value="Justin Thomson"/>
          <table:table-cell office:value-type="string" office:string-value="Veolia Transport Cymru (part)"/>
          <table:table-cell office:value-type="string" office:string-value="Unit 12, Crofty Industrial Estate"/>
          <table:table-cell office:value-type="string" office:string-value="Pendawdd"/>
          <table:table-cell office:value-type="string" office:string-value="Swansea"/>
          <table:table-cell office:value-type="string" office:string-value="SA4 3RS"/>
          <table:table-cell office:value-type="string" office:string-value="Company taken over by Bebb travel (Parent company Veolia.) AI. 30/04/2007. Now reporting for both Veolia bits. On A/L back Monday RM 06/08/2008 Has seen, is doing. 11/08/2008 Spoke to Roger - has been increase, but don't kow what it is. 14/08/2008"/>
          <table:table-cell office:value-type="string" office:string-value="Wales"/>
          <table:table-cell office:value-type="string" office:string-value="Y"/>
          <table:table-cell office:value-type="string" office:string-value="Justin.Thomson@veolia-transport.co.uk"/>
          <table:table-cell office:value-type="string" office:string-value="01792 851569"/>
          <table:table-cell office:value-type="string" office:string-value="Y"/>
          <table:table-cell office:value-type="string" office:string-value=""/>
          <table:table-cell/>
          <table:table-cell office:value-type="string" office:string-value=""/>
          <table:table-cell/>
          <table:table-cell office:value-type="string" office:string-value="Serge Segiou (?)"/>
          <table:table-cell office:value-type="float" office:value="1"/>
          <table:table-cell table:number-columns-repeated="16362"/>
        </table:table-row>
        <table:table-row>
          <table:table-cell office:value-type="float" office:value="158"/>
          <table:table-cell office:value-type="string" office:string-value="PTE"/>
          <table:table-cell office:value-type="string" office:string-value="PC0003681"/>
          <table:table-cell office:value-type="float" office:value="2"/>
          <table:table-cell office:value-type="string" office:string-value="R Cossins"/>
          <table:table-cell office:value-type="string" office:string-value="Stagecoach Manchester"/>
          <table:table-cell office:value-type="string" office:string-value="Comercial Director"/>
          <table:table-cell office:value-type="string" office:string-value="Stagecoach Manchester"/>
          <table:table-cell office:value-type="string" office:string-value="Hyde Road"/>
          <table:table-cell office:value-type="string" office:string-value="M12 6JS"/>
          <table:table-cell office:value-type="string" office:string-value=""/>
          <table:table-cell office:value-type="string" office:string-value="Greater Manchester"/>
          <table:table-cell office:value-type="string" office:string-value="Y"/>
          <table:table-cell office:value-type="string" office:string-value="ray.cossins@stagecoachbus.com"/>
          <table:table-cell office:value-type="string" office:string-value="0161 276 2507"/>
          <table:table-cell office:value-type="string" office:string-value="Y"/>
          <table:table-cell office:value-type="string" office:string-value=""/>
          <table:table-cell office:value-type="float" office:value="39652"/>
          <table:table-cell office:value-type="string" office:string-value=""/>
          <table:table-cell/>
          <table:table-cell office:value-type="string" office:string-value="Stephen King"/>
          <table:table-cell office:value-type="float" office:value="2"/>
          <table:table-cell table:number-columns-repeated="16362"/>
        </table:table-row>
        <table:table-row>
          <table:table-cell office:value-type="float" office:value="162"/>
          <table:table-cell office:value-type="string" office:string-value="Wales"/>
          <table:table-cell office:value-type="string" office:string-value="Group_228"/>
          <table:table-cell office:value-type="float" office:value="5"/>
          <table:table-cell office:value-type="string" office:string-value="Stephen Minton"/>
          <table:table-cell office:value-type="string" office:string-value="Veolia Transport Cymru"/>
          <table:table-cell office:value-type="string" office:string-value="Coach Station"/>
          <table:table-cell office:value-type="string" office:string-value="Llantwit Fardre"/>
          <table:table-cell office:value-type="string" office:string-value="Pontypridd"/>
          <table:table-cell office:value-type="string" office:string-value="CF38 2HB"/>
          <table:table-cell office:value-type="string" office:string-value="Only reporting for core bit of Group_228. Now reporting with 152. 12/05/2008 RM"/>
          <table:table-cell office:value-type="string" office:string-value="Wales"/>
          <table:table-cell office:value-type="string" office:string-value="Y"/>
          <table:table-cell office:value-type="string" office:string-value="steve.minton@veolia-transport.co.uk"/>
          <table:table-cell office:value-type="string" office:string-value="01443 215100"/>
          <table:table-cell office:value-type="string" office:string-value="N"/>
          <table:table-cell office:value-type="string" office:string-value=""/>
          <table:table-cell/>
          <table:table-cell office:value-type="string" office:string-value=""/>
          <table:table-cell/>
          <table:table-cell office:value-type="string" office:string-value="Stephen Minton"/>
          <table:table-cell office:value-type="float" office:value="1"/>
          <table:table-cell table:number-columns-repeated="16362"/>
        </table:table-row>
        <table:table-row>
          <table:table-cell office:value-type="float" office:value="163"/>
          <table:table-cell office:value-type="string" office:string-value="Wales"/>
          <table:table-cell office:value-type="string" office:string-value="PG0000442"/>
          <table:table-cell office:value-type="float" office:value="5"/>
          <table:table-cell office:value-type="string" office:string-value="Donald Eric Hugh Jones"/>
          <table:table-cell office:value-type="string" office:string-value="Islwyn Borough Transport"/>
          <table:table-cell office:value-type="string" office:string-value="Penmaen Depot"/>
          <table:table-cell office:value-type="string" office:string-value="Penmaen Road"/>
          <table:table-cell office:value-type="string" office:string-value="Blackwood"/>
          <table:table-cell office:value-type="string" office:string-value="NP12 2DY"/>
          <table:table-cell office:value-type="string" office:string-value="09/08/2007 RM Prefers to receive form by post."/>
          <table:table-cell office:value-type="string" office:string-value="Wales"/>
          <table:table-cell office:value-type="string" office:string-value="N"/>
          <table:table-cell office:value-type="string" office:string-value=""/>
          <table:table-cell office:value-type="string" office:string-value="01495 235708"/>
          <table:table-cell office:value-type="string" office:string-value="Y"/>
          <table:table-cell office:value-type="string" office:string-value=""/>
          <table:table-cell/>
          <table:table-cell office:value-type="string" office:string-value="Y"/>
          <table:table-cell/>
          <table:table-cell office:value-type="string" office:string-value="Stephen Wren"/>
          <table:table-cell office:value-type="float" office:value="1"/>
          <table:table-cell table:number-columns-repeated="16362"/>
        </table:table-row>
        <table:table-row>
          <table:table-cell office:value-type="float" office:value="166"/>
          <table:table-cell office:value-type="string" office:string-value="PTE"/>
          <table:table-cell office:value-type="string" office:string-value="Group_113"/>
          <table:table-cell office:value-type="float" office:value="2"/>
          <table:table-cell office:value-type="string" office:string-value="Austin Birks"/>
          <table:table-cell office:value-type="string" office:string-value="Diamond Bus (Rotala)"/>
          <table:table-cell office:value-type="string" office:string-value="Cross Quays Business Park"/>
          <table:table-cell office:value-type="string" office:string-value="Hallbridge Way"/>
          <table:table-cell office:value-type="string" office:string-value="Tipton Road"/>
          <table:table-cell office:value-type="string" office:string-value="B69 3HY"/>
          <table:table-cell office:value-type="string" office:string-value="Was GoWestMidlands. RM 05/08/2008&#10;Reports for Diamond Bus (Exactly matches GoWestMidlands.) Rest of Rotala is Ian Pollard. RM 14/08/2008"/>
          <table:table-cell office:value-type="string" office:string-value="West Midlands"/>
          <table:table-cell office:value-type="string" office:string-value="Y"/>
          <table:table-cell office:value-type="string" office:string-value="austin.birks@rotala.co.uk"/>
          <table:table-cell office:value-type="string" office:string-value="0121 557 7337"/>
          <table:table-cell office:value-type="string" office:string-value="Y"/>
          <table:table-cell office:value-type="string" office:string-value=""/>
          <table:table-cell office:value-type="float" office:value="39674"/>
          <table:table-cell office:value-type="string" office:string-value=""/>
          <table:table-cell/>
          <table:table-cell office:value-type="string" office:string-value="Trevor Roberts"/>
          <table:table-cell office:value-type="float" office:value="1"/>
          <table:table-cell table:number-columns-repeated="16362"/>
        </table:table-row>
        <table:table-row>
          <table:table-cell office:value-type="float" office:value="167"/>
          <table:table-cell office:value-type="string" office:string-value="Wales"/>
          <table:table-cell office:value-type="string" office:string-value="PG1035428"/>
          <table:table-cell office:value-type="float" office:value="5"/>
          <table:table-cell office:value-type="string" office:string-value="A.J. Evans &amp; J.E. Long"/>
          <table:table-cell office:value-type="string" office:string-value="J W Long &amp; Son"/>
          <table:table-cell office:value-type="string" office:string-value="Rheolau Garage"/>
          <table:table-cell office:value-type="string" office:string-value="3 Heol Rhelau"/>
          <table:table-cell office:value-type="string" office:string-value="Abercrave"/>
          <table:table-cell office:value-type="string" office:string-value="SA9 1TB"/>
          <table:table-cell office:value-type="string" office:string-value="Dropped on 12/02/2007"/>
          <table:table-cell office:value-type="string" office:string-value="Wales"/>
          <table:table-cell office:value-type="string" office:string-value=""/>
          <table:table-cell office:value-type="string" office:string-value=""/>
          <table:table-cell office:value-type="string" office:string-value=""/>
          <table:table-cell office:value-type="string" office:string-value="N"/>
          <table:table-cell office:value-type="string" office:string-value=""/>
          <table:table-cell/>
          <table:table-cell office:value-type="string" office:string-value=""/>
          <table:table-cell/>
          <table:table-cell office:value-type="string" office:string-value="W L R Woodward"/>
          <table:table-cell office:value-type="float" office:value="2"/>
          <table:table-cell table:number-columns-repeated="16362"/>
        </table:table-row>
        <table:table-row>
          <table:table-cell office:value-type="float" office:value="168"/>
          <table:table-cell office:value-type="string" office:string-value="Wales"/>
          <table:table-cell office:value-type="string" office:string-value="Group_150"/>
          <table:table-cell office:value-type="float" office:value="5"/>
          <table:table-cell office:value-type="string" office:string-value="I MacDonald"/>
          <table:table-cell office:value-type="string" office:string-value="Crosskeys Coach Hire Ltd"/>
          <table:table-cell office:value-type="string" office:string-value="Pennar Halt Garage"/>
          <table:table-cell office:value-type="string" office:string-value="Pennar Halt"/>
          <table:table-cell office:value-type="string" office:string-value="Pentwynmawr"/>
          <table:table-cell office:value-type="string" office:string-value="NP1 4GT"/>
          <table:table-cell office:value-type="string" office:string-value="Now included in 161."/>
          <table:table-cell office:value-type="string" office:string-value="Wales"/>
          <table:table-cell office:value-type="string" office:string-value="N"/>
          <table:table-cell office:value-type="string" office:string-value=""/>
          <table:table-cell office:value-type="string" office:string-value=""/>
          <table:table-cell office:value-type="string" office:string-value="N"/>
          <table:table-cell office:value-type="string" office:string-value=""/>
          <table:table-cell/>
          <table:table-cell office:value-type="string" office:string-value=""/>
          <table:table-cell/>
          <table:table-cell office:value-type="string" office:string-value="(blank)"/>
          <table:table-cell table:number-columns-repeated="16363"/>
        </table:table-row>
        <table:table-row>
          <table:table-cell office:value-type="float" office:value="170"/>
          <table:table-cell office:value-type="string" office:string-value="Shire"/>
          <table:table-cell office:value-type="string" office:string-value="PF0007045"/>
          <table:table-cell office:value-type="float" office:value="3"/>
          <table:table-cell office:value-type="string" office:string-value="Neil Beasley"/>
          <table:table-cell office:value-type="string" office:string-value="First Northampton Transport"/>
          <table:table-cell office:value-type="string" office:string-value="c/o Leicester Address"/>
          <table:table-cell office:value-type="string" office:string-value=""/>
          <table:table-cell office:value-type="string" office:string-value=""/>
          <table:table-cell office:value-type="string" office:string-value=""/>
          <table:table-cell office:value-type="string" office:string-value="See 23. Was Neil Beasley, have sent email to commercial director Steve Zanker. 06/08/2008 RM Steve on A/L, forwarded to Ady Culpin. RM 08/08/2008"/>
          <table:table-cell office:value-type="string" office:string-value="Northampton"/>
          <table:table-cell office:value-type="string" office:string-value="Y"/>
          <table:table-cell office:value-type="string" office:string-value="Neil.Beasley@firstgroup.com"/>
          <table:table-cell office:value-type="string" office:string-value="0116 268 9178"/>
          <table:table-cell office:value-type="string" office:string-value="Y"/>
          <table:table-cell office:value-type="string" office:string-value=""/>
          <table:table-cell/>
          <table:table-cell office:value-type="string" office:string-value=""/>
          <table:table-cell/>
          <table:table-cell office:value-type="string" office:string-value="Grand Total"/>
          <table:table-cell office:value-type="float" office:value="99"/>
          <table:table-cell table:number-columns-repeated="16362"/>
        </table:table-row>
        <table:table-row>
          <table:table-cell office:value-type="float" office:value="171"/>
          <table:table-cell office:value-type="string" office:string-value="Shire"/>
          <table:table-cell office:value-type="string" office:string-value="Group_128"/>
          <table:table-cell office:value-type="float" office:value="3"/>
          <table:table-cell office:value-type="string" office:string-value="Stephen King"/>
          <table:table-cell office:value-type="string" office:string-value="Go Northern Ltd"/>
          <table:table-cell office:value-type="string" office:string-value="117 Queen Street"/>
          <table:table-cell office:value-type="string" office:string-value="Gateshead"/>
          <table:table-cell office:value-type="string" office:string-value="Tyne &amp; Wear"/>
          <table:table-cell office:value-type="string" office:string-value="NE8 2UA"/>
          <table:table-cell office:value-type="string" office:string-value="formerly 48/156/171 Have emails but need further explanation. Not answering phone. RM 08/08/2008"/>
          <table:table-cell office:value-type="string" office:string-value="All services o/s Tyne and Wear"/>
          <table:table-cell office:value-type="string" office:string-value="Y"/>
          <table:table-cell office:value-type="string" office:string-value="stephen.king@gonortheast.co.uk"/>
          <table:table-cell office:value-type="string" office:string-value="0191 4229213"/>
          <table:table-cell office:value-type="string" office:string-value="Y"/>
          <table:table-cell office:value-type="string" office:string-value=""/>
          <table:table-cell office:value-type="float" office:value="39668"/>
          <table:table-cell office:value-type="string" office:string-value=""/>
          <table:table-cell table:number-columns-repeated="16365"/>
        </table:table-row>
        <table:table-row>
          <table:table-cell office:value-type="float" office:value="172"/>
          <table:table-cell office:value-type="string" office:string-value="PTE"/>
          <table:table-cell office:value-type="string" office:string-value="Group_105"/>
          <table:table-cell office:value-type="float" office:value="2"/>
          <table:table-cell office:value-type="string" office:string-value="Derek Bowes"/>
          <table:table-cell office:value-type="string" office:string-value="Arriva North West &amp; Wales"/>
          <table:table-cell office:value-type="string" office:string-value="73 Ormskirk Road"/>
          <table:table-cell office:value-type="string" office:string-value="Liverpool"/>
          <table:table-cell office:value-type="string" office:string-value=""/>
          <table:table-cell office:value-type="string" office:string-value="L9 5AE"/>
          <table:table-cell office:value-type="string" office:string-value="formerly 4/138/139; previously recorded under 4"/>
          <table:table-cell office:value-type="string" office:string-value="Merseyside"/>
          <table:table-cell office:value-type="string" office:string-value=""/>
          <table:table-cell office:value-type="string" office:string-value="bowesd@arrivanw.co.uk"/>
          <table:table-cell office:value-type="string" office:string-value="0151 522 2829"/>
          <table:table-cell office:value-type="string" office:string-value="Y"/>
          <table:table-cell office:value-type="string" office:string-value=""/>
          <table:table-cell office:value-type="float" office:value="39653"/>
          <table:table-cell office:value-type="string" office:string-value=""/>
          <table:table-cell table:number-columns-repeated="16365"/>
        </table:table-row>
        <table:table-row>
          <table:table-cell office:value-type="float" office:value="173"/>
          <table:table-cell office:value-type="string" office:string-value="Wales"/>
          <table:table-cell office:value-type="string" office:string-value="Group_150"/>
          <table:table-cell office:value-type="float" office:value="5"/>
          <table:table-cell office:value-type="string" office:string-value="Stephen Wren"/>
          <table:table-cell office:value-type="string" office:string-value="Stagecoach in South Wales"/>
          <table:table-cell office:value-type="string" office:string-value="Aberrhondda Road"/>
          <table:table-cell office:value-type="string" office:string-value="Porth"/>
          <table:table-cell office:value-type="string" office:string-value="Rhondda"/>
          <table:table-cell office:value-type="string" office:string-value="CF39 0LN"/>
          <table:table-cell office:value-type="string" office:string-value="includes Parfitts and Red &amp; White; formerly 146/153; previously recorded under 146; Includes 168 (SG, 12/02/2007)&#10;On A/L. Answered by Richard Davies. RM 06/08/2008"/>
          <table:table-cell office:value-type="string" office:string-value="Wales"/>
          <table:table-cell office:value-type="string" office:string-value=""/>
          <table:table-cell office:value-type="string" office:string-value="Stephen.Wren@stagecoachbus.com"/>
          <table:table-cell office:value-type="string" office:string-value="01443 687682"/>
          <table:table-cell office:value-type="string" office:string-value="Y"/>
          <table:table-cell office:value-type="string" office:string-value=""/>
          <table:table-cell office:value-type="float" office:value="39666"/>
          <table:table-cell office:value-type="string" office:string-value=""/>
          <table:table-cell table:number-columns-repeated="16365"/>
        </table:table-row>
        <table:table-row>
          <table:table-cell office:value-type="float" office:value="174"/>
          <table:table-cell office:value-type="string" office:string-value="Shire"/>
          <table:table-cell office:value-type="string" office:string-value="Group_107"/>
          <table:table-cell office:value-type="float" office:value="3"/>
          <table:table-cell office:value-type="string" office:string-value="C Clemmence"/>
          <table:table-cell office:value-type="string" office:string-value="Arriva Southern Counties"/>
          <table:table-cell office:value-type="string" office:string-value="Invicta House"/>
          <table:table-cell office:value-type="string" office:string-value="Armstrong Road"/>
          <table:table-cell office:value-type="string" office:string-value="Maidstone"/>
          <table:table-cell office:value-type="string" office:string-value="ME15 6TX"/>
          <table:table-cell office:value-type="string" office:string-value="Was G Hempstead. RM 06/11/2008"/>
          <table:table-cell office:value-type="string" office:string-value="All services"/>
          <table:table-cell office:value-type="string" office:string-value="Y"/>
          <table:table-cell office:value-type="string" office:string-value="clemmencec.sc@arriva.co.uk"/>
          <table:table-cell office:value-type="string" office:string-value="01622 697008"/>
          <table:table-cell office:value-type="string" office:string-value="Y"/>
          <table:table-cell office:value-type="string" office:string-value=""/>
          <table:table-cell office:value-type="float" office:value="39664"/>
          <table:table-cell office:value-type="string" office:string-value=""/>
          <table:table-cell table:number-columns-repeated="16365"/>
        </table:table-row>
        <table:table-row>
          <table:table-cell office:value-type="float" office:value="176"/>
          <table:table-cell office:value-type="string" office:string-value="Shire"/>
          <table:table-cell office:value-type="string" office:string-value="PK0002125"/>
          <table:table-cell office:value-type="float" office:value="3"/>
          <table:table-cell office:value-type="string" office:string-value="Nick Hill"/>
          <table:table-cell office:value-type="string" office:string-value="Metrobus"/>
          <table:table-cell office:value-type="string" office:string-value="Wheatstone Close"/>
          <table:table-cell office:value-type="string" office:string-value="Crawley"/>
          <table:table-cell office:value-type="string" office:string-value="West Sussex"/>
          <table:table-cell office:value-type="string" office:string-value="RH10 9UA"/>
          <table:table-cell office:value-type="string" office:string-value="Created on 12/02/2007 (SG)&#10;Previous respondent Kevin Lavender. RM 30/07/2007"/>
          <table:table-cell office:value-type="string" office:string-value="All services o/s London"/>
          <table:table-cell office:value-type="string" office:string-value="Y"/>
          <table:table-cell office:value-type="string" office:string-value="nick.hill@metrobus.co.uk"/>
          <table:table-cell office:value-type="string" office:string-value="01293 518315"/>
          <table:table-cell office:value-type="string" office:string-value="Y"/>
          <table:table-cell office:value-type="string" office:string-value=""/>
          <table:table-cell office:value-type="float" office:value="39651"/>
          <table:table-cell office:value-type="string" office:string-value=""/>
          <table:table-cell table:number-columns-repeated="16365"/>
        </table:table-row>
        <table:table-row>
          <table:table-cell office:value-type="float" office:value="178"/>
          <table:table-cell office:value-type="string" office:string-value="Wales"/>
          <table:table-cell office:value-type="string" office:string-value="PG0007243"/>
          <table:table-cell office:value-type="float" office:value="5"/>
          <table:table-cell office:value-type="string" office:string-value="Serge Segiou (?)"/>
          <table:table-cell office:value-type="string" office:string-value="G H A Coaches"/>
          <table:table-cell office:value-type="string" office:string-value="Gatewen"/>
          <table:table-cell office:value-type="string" office:string-value="New Broughton"/>
          <table:table-cell office:value-type="string" office:string-value="Wrexham"/>
          <table:table-cell office:value-type="string" office:string-value="LL11 6YA"/>
          <table:table-cell office:value-type="string" office:string-value="Spoke to Serge and have resent original email. RM 08/08/2008"/>
          <table:table-cell office:value-type="string" office:string-value="Wales"/>
          <table:table-cell office:value-type="string" office:string-value="Y"/>
          <table:table-cell office:value-type="string" office:string-value="serge@GHAcoaches.co.uk"/>
          <table:table-cell office:value-type="string" office:string-value="01978 820820"/>
          <table:table-cell office:value-type="string" office:string-value="Y"/>
          <table:table-cell office:value-type="string" office:string-value=""/>
          <table:table-cell/>
          <table:table-cell office:value-type="string" office:string-value=""/>
          <table:table-cell table:number-columns-repeated="16365"/>
        </table:table-row>
        <table:table-row>
          <table:table-cell office:value-type="float" office:value="179"/>
          <table:table-cell office:value-type="string" office:string-value="Wales"/>
          <table:table-cell office:value-type="string" office:string-value="PG0004902"/>
          <table:table-cell office:value-type="float" office:value="5"/>
          <table:table-cell office:value-type="string" office:string-value="Joanna Jones"/>
          <table:table-cell office:value-type="string" office:string-value="Silcox Motor Coach Co"/>
          <table:table-cell office:value-type="string" office:string-value="Waterloo Garage"/>
          <table:table-cell office:value-type="string" office:string-value="Pembroke Dock"/>
          <table:table-cell office:value-type="string" office:string-value="Dyfed"/>
          <table:table-cell office:value-type="string" office:string-value="SA72 4RR"/>
          <table:table-cell office:value-type="string" office:string-value="Created on 12/02/2007 (SG)&#10;Only update fares in April. 22/01/2008 RM"/>
          <table:table-cell office:value-type="string" office:string-value="Wales"/>
          <table:table-cell office:value-type="string" office:string-value=""/>
          <table:table-cell office:value-type="string" office:string-value="jo@silcoxcoaches.co.uk"/>
          <table:table-cell office:value-type="string" office:string-value="01646 683143"/>
          <table:table-cell office:value-type="string" office:string-value="Y"/>
          <table:table-cell office:value-type="string" office:string-value=""/>
          <table:table-cell office:value-type="float" office:value="39651"/>
          <table:table-cell office:value-type="string" office:string-value=""/>
          <table:table-cell table:number-columns-repeated="16365"/>
        </table:table-row>
        <table:table-row>
          <table:table-cell office:value-type="float" office:value="180"/>
          <table:table-cell office:value-type="string" office:string-value="Wales"/>
          <table:table-cell office:value-type="string" office:string-value="PG0005878"/>
          <table:table-cell office:value-type="float" office:value="5"/>
          <table:table-cell office:value-type="string" office:string-value="Mr Marteine Richards"/>
          <table:table-cell office:value-type="string" office:string-value="Richards Bros"/>
          <table:table-cell office:value-type="string" office:string-value="Moylgrove Garage"/>
          <table:table-cell office:value-type="string" office:string-value="Pentwood Industrial Estate"/>
          <table:table-cell office:value-type="string" office:string-value="Cardigan"/>
          <table:table-cell office:value-type="string" office:string-value="SA43 3AG"/>
          <table:table-cell office:value-type="string" office:string-value="Added 16/04/2008 RM Fax number 01239 615193"/>
          <table:table-cell office:value-type="string" office:string-value="Wales"/>
          <table:table-cell office:value-type="string" office:string-value="Y"/>
          <table:table-cell office:value-type="string" office:string-value="enquiries@richardsbros.co.uk"/>
          <table:table-cell office:value-type="string" office:string-value="01239 613 756"/>
          <table:table-cell office:value-type="string" office:string-value="Y"/>
          <table:table-cell office:value-type="string" office:string-value=""/>
          <table:table-cell office:value-type="float" office:value="39668"/>
          <table:table-cell office:value-type="string" office:string-value=""/>
          <table:table-cell table:number-columns-repeated="16365"/>
        </table:table-row>
        <table:table-row>
          <table:table-cell office:value-type="float" office:value="181"/>
          <table:table-cell office:value-type="string" office:string-value="Shire"/>
          <table:table-cell office:value-type="string" office:string-value="PH0005939"/>
          <table:table-cell office:value-type="float" office:value="3"/>
          <table:table-cell office:value-type="string" office:string-value="Gavin Hunter"/>
          <table:table-cell office:value-type="string" office:string-value="Solent Blue Line"/>
          <table:table-cell office:value-type="string" office:string-value="Towngate House"/>
          <table:table-cell office:value-type="string" office:string-value="2-8 Parkstone Road"/>
          <table:table-cell office:value-type="string" office:string-value="Poole"/>
          <table:table-cell office:value-type="string" office:string-value="BH15 2PR"/>
          <table:table-cell office:value-type="string" office:string-value="Added 16/04/2008 RM&#10;May be included in other group. 12/05/2008 RM"/>
          <table:table-cell office:value-type="string" office:string-value="All Services"/>
          <table:table-cell office:value-type="string" office:string-value="Y"/>
          <table:table-cell office:value-type="string" office:string-value="ghunter@wdbus.co.uk"/>
          <table:table-cell office:value-type="string" office:string-value="01202 680888"/>
          <table:table-cell office:value-type="string" office:string-value="N"/>
          <table:table-cell office:value-type="string" office:string-value=""/>
          <table:table-cell/>
          <table:table-cell office:value-type="string" office:string-value=""/>
          <table:table-cell table:number-columns-repeated="16365"/>
        </table:table-row>
        <table:table-row>
          <table:table-cell office:value-type="float" office:value="182"/>
          <table:table-cell office:value-type="string" office:string-value="PTE"/>
          <table:table-cell office:value-type="string" office:string-value="PB0001423"/>
          <table:table-cell office:value-type="float" office:value="2"/>
          <table:table-cell office:value-type="string" office:string-value="Peter Hudson"/>
          <table:table-cell office:value-type="string" office:string-value="Stagecoach Sheffield"/>
          <table:table-cell office:value-type="string" office:string-value="Unit 4 Eldon Street"/>
          <table:table-cell office:value-type="string" office:string-value="Barnsley"/>
          <table:table-cell office:value-type="string" office:string-value="South Yorkshire"/>
          <table:table-cell office:value-type="string" office:string-value="S70 2JP"/>
          <table:table-cell office:value-type="string" office:string-value=""/>
          <table:table-cell office:value-type="string" office:string-value="South Yorkshire"/>
          <table:table-cell office:value-type="string" office:string-value="Y"/>
          <table:table-cell office:value-type="string" office:string-value="peter.hudson@stagecoachbus.com"/>
          <table:table-cell office:value-type="string" office:string-value="01226 202555 X:6987"/>
          <table:table-cell office:value-type="string" office:string-value="Y"/>
          <table:table-cell office:value-type="string" office:string-value=""/>
          <table:table-cell office:value-type="float" office:value="39651"/>
          <table:table-cell office:value-type="string" office:string-value=""/>
          <table:table-cell table:number-columns-repeated="16365"/>
        </table:table-row>
        <table:table-row>
          <table:table-cell office:value-type="float" office:value="183"/>
          <table:table-cell office:value-type="string" office:string-value="Scotland"/>
          <table:table-cell office:value-type="string" office:string-value="Group_159"/>
          <table:table-cell office:value-type="float" office:value="4"/>
          <table:table-cell office:value-type="string" office:string-value="Colin Napier"/>
          <table:table-cell office:value-type="string" office:string-value="Mckindless Buses"/>
          <table:table-cell office:value-type="string" office:string-value="101 Main Street"/>
          <table:table-cell office:value-type="string" office:string-value="Bogside"/>
          <table:table-cell office:value-type="string" office:string-value="Wishaw"/>
          <table:table-cell office:value-type="string" office:string-value="ML2 9BG"/>
          <table:table-cell office:value-type="string" office:string-value="Added 16/04/2008 RM Left message. 08/08/2008 RM Probably Nil. RM 18/11/2008"/>
          <table:table-cell office:value-type="string" office:string-value="Scotland"/>
          <table:table-cell office:value-type="string" office:string-value="Y"/>
          <table:table-cell office:value-type="string" office:string-value="c.napier@mckindless.com"/>
          <table:table-cell office:value-type="string" office:string-value="0141 550 5960"/>
          <table:table-cell office:value-type="string" office:string-value="Y"/>
          <table:table-cell office:value-type="string" office:string-value=""/>
          <table:table-cell office:value-type="float" office:value="39668"/>
          <table:table-cell office:value-type="string" office:string-value=""/>
          <table:table-cell table:number-columns-repeated="16365"/>
        </table:table-row>
        <table:table-row table:number-rows-repeated="1048476">
          <table:table-cell table:number-columns-repeated="16365"/>
        </table:table-row>
      </table:table>
      <table:table table:name="'file://fs4/TS_GroupsI$/COMC/11_Buses/01_Data/c_Fares/11-10%20Revisions/indices%20calc.xls'#calcs2" table:style-name="ta2">
        <table:table-source xlink:href="file://fs4/TS_GroupsI$/COMC/11_Buses/01_Data/c_Fares/11-10%20Revisions/indices%20calc.xls" table:table-name="calcs2" table:mode="copy-results-only"/>
        <table:table-column/>
        <table:table-row table:number-rows-repeated="1048576">
          <table:table-cell table:number-columns-repeated="16384"/>
        </table:table-row>
      </table:table>
      <table:table table:name="'file://fs4/TS_GroupsI$/COMC/11_Buses/01_Data/c_Fares/11-10%20Revisions/indices%20calc.xls'#calcs" table:style-name="ta2">
        <table:table-source xlink:href="file://fs4/TS_GroupsI$/COMC/11_Buses/01_Data/c_Fares/11-10%20Revisions/indices%20calc.xls" table:table-name="calcs" table:mode="copy-results-only"/>
        <table:table-column/>
        <table:table-row table:number-rows-repeated="1048576">
          <table:table-cell table:number-columns-repeated="16384"/>
        </table:table-row>
      </table:table>
      <table:table table:name="'file://fs4/TS_GroupsI$/COMC/11_Buses/01_Data/c_Fares/11-10%20Revisions/indices%20calc.xls'#revised_calc" table:style-name="ta2">
        <table:table-source xlink:href="file://fs4/TS_GroupsI$/COMC/11_Buses/01_Data/c_Fares/11-10%20Revisions/indices%20calc.xls" table:table-name="revised_calc" table:mode="copy-results-only"/>
        <table:table-column/>
        <table:table-row table:number-rows-repeated="1048576">
          <table:table-cell table:number-columns-repeated="16384"/>
        </table:table-row>
      </table:table>
      <table:table table:name="'file://fs4/TS_GroupsI$/COMC/11_Buses/01_Data/c_Fares/11-10%20Revisions/indices%20calc.xls'#revised_calc1" table:style-name="ta2">
        <table:table-source xlink:href="file://fs4/TS_GroupsI$/COMC/11_Buses/01_Data/c_Fares/11-10%20Revisions/indices%20calc.xls" table:table-name="revised_calc1" table:mode="copy-results-only"/>
        <table:table-column/>
        <table:table-row table:number-rows-repeated="1048576">
          <table:table-cell table:number-columns-repeated="16384"/>
        </table:table-row>
      </table:table>
      <table:table table:name="'file://fs4/TS_GroupsI$/COMC/11_Buses/01_Data/c_Fares/11-10%20Revisions/indices%20calc.xls'#revised_calc3" table:style-name="ta2">
        <table:table-source xlink:href="file://fs4/TS_GroupsI$/COMC/11_Buses/01_Data/c_Fares/11-10%20Revisions/indices%20calc.xls" table:table-name="revised_calc3" table:mode="copy-results-only"/>
        <table:table-column/>
        <table:table-row table:number-rows-repeated="1048576">
          <table:table-cell table:number-columns-repeated="16384"/>
        </table:table-row>
      </table:table>
      <table:table table:name="'file://fs4/TS_GroupsI$/COMC/11_Buses/01_Data/c_Fares/11-10%20Revisions/fares%20sample.xls'#opid_map" table:style-name="ta2">
        <table:table-source xlink:href="file://fs4/TS_GroupsI$/COMC/11_Buses/01_Data/c_Fares/11-10%20Revisions/fares%20sample.xls" table:table-name="opid_map" table:mode="copy-results-only"/>
        <table:table-column/>
        <table:table-row>
          <table:table-cell office:value-type="string" office:string-value="OpLicNum"/>
          <table:table-cell office:value-type="string" office:string-value="MainAreaID"/>
          <table:table-cell office:value-type="string" office:string-value="OpID"/>
          <table:table-cell office:value-type="string" office:string-value="Area"/>
          <table:table-cell table:number-columns-repeated="16380"/>
        </table:table-row>
        <table:table-row>
          <table:table-cell office:value-type="string" office:string-value="Group_104"/>
          <table:table-cell office:value-type="float" office:value="3"/>
          <table:table-cell office:value-type="float" office:value="43"/>
          <table:table-cell office:value-type="string" office:string-value="Shire"/>
          <table:table-cell table:number-columns-repeated="16380"/>
        </table:table-row>
        <table:table-row>
          <table:table-cell office:value-type="string" office:string-value="Group_105"/>
          <table:table-cell office:value-type="float" office:value="3"/>
          <table:table-cell office:value-type="float" office:value="97"/>
          <table:table-cell office:value-type="string" office:string-value="Shire"/>
          <table:table-cell table:number-columns-repeated="16380"/>
        </table:table-row>
        <table:table-row>
          <table:table-cell office:value-type="string" office:string-value="Group_105"/>
          <table:table-cell office:value-type="float" office:value="5"/>
          <table:table-cell office:value-type="float" office:value="98"/>
          <table:table-cell office:value-type="string" office:string-value="Wales"/>
          <table:table-cell table:number-columns-repeated="16380"/>
        </table:table-row>
        <table:table-row>
          <table:table-cell office:value-type="string" office:string-value="Group_105"/>
          <table:table-cell office:value-type="float" office:value="2"/>
          <table:table-cell office:value-type="float" office:value="172"/>
          <table:table-cell office:value-type="string" office:string-value="PTE"/>
          <table:table-cell table:number-columns-repeated="16380"/>
        </table:table-row>
        <table:table-row>
          <table:table-cell office:value-type="string" office:string-value="Group_107"/>
          <table:table-cell office:value-type="float" office:value="3"/>
          <table:table-cell office:value-type="float" office:value="174"/>
          <table:table-cell office:value-type="string" office:string-value="Shire"/>
          <table:table-cell table:number-columns-repeated="16380"/>
        </table:table-row>
        <table:table-row>
          <table:table-cell office:value-type="string" office:string-value="Group_108"/>
          <table:table-cell office:value-type="float" office:value="3"/>
          <table:table-cell office:value-type="float" office:value="73"/>
          <table:table-cell office:value-type="string" office:string-value="Shire"/>
          <table:table-cell table:number-columns-repeated="16380"/>
        </table:table-row>
        <table:table-row>
          <table:table-cell office:value-type="string" office:string-value="Group_108"/>
          <table:table-cell office:value-type="float" office:value="3"/>
          <table:table-cell office:value-type="float" office:value="118"/>
          <table:table-cell office:value-type="string" office:string-value="Shire"/>
          <table:table-cell table:number-columns-repeated="16380"/>
        </table:table-row>
        <table:table-row>
          <table:table-cell office:value-type="string" office:string-value="Group_109"/>
          <table:table-cell office:value-type="float" office:value="2"/>
          <table:table-cell office:value-type="float" office:value="61"/>
          <table:table-cell office:value-type="string" office:string-value="PTE"/>
          <table:table-cell table:number-columns-repeated="16380"/>
        </table:table-row>
        <table:table-row>
          <table:table-cell office:value-type="string" office:string-value="Group_112"/>
          <table:table-cell office:value-type="float" office:value="3"/>
          <table:table-cell office:value-type="float" office:value="99"/>
          <table:table-cell office:value-type="string" office:string-value="Shire"/>
          <table:table-cell table:number-columns-repeated="16380"/>
        </table:table-row>
        <table:table-row>
          <table:table-cell office:value-type="string" office:string-value="Group_113"/>
          <table:table-cell office:value-type="float" office:value="2"/>
          <table:table-cell office:value-type="float" office:value="166"/>
          <table:table-cell office:value-type="string" office:string-value="PTE"/>
          <table:table-cell table:number-columns-repeated="16380"/>
        </table:table-row>
        <table:table-row>
          <table:table-cell office:value-type="string" office:string-value="Group_124"/>
          <table:table-cell office:value-type="float" office:value="4"/>
          <table:table-cell office:value-type="float" office:value="101"/>
          <table:table-cell office:value-type="string" office:string-value="Scotland"/>
          <table:table-cell table:number-columns-repeated="16380"/>
        </table:table-row>
        <table:table-row>
          <table:table-cell office:value-type="string" office:string-value="Group_125"/>
          <table:table-cell office:value-type="float" office:value="2"/>
          <table:table-cell office:value-type="float" office:value="8"/>
          <table:table-cell office:value-type="string" office:string-value="PTE"/>
          <table:table-cell table:number-columns-repeated="16380"/>
        </table:table-row>
        <table:table-row>
          <table:table-cell office:value-type="string" office:string-value="Group_128"/>
          <table:table-cell office:value-type="float" office:value="2"/>
          <table:table-cell office:value-type="float" office:value="141"/>
          <table:table-cell office:value-type="string" office:string-value="PTE"/>
          <table:table-cell table:number-columns-repeated="16380"/>
        </table:table-row>
        <table:table-row>
          <table:table-cell office:value-type="string" office:string-value="Group_128"/>
          <table:table-cell office:value-type="float" office:value="3"/>
          <table:table-cell office:value-type="float" office:value="171"/>
          <table:table-cell office:value-type="string" office:string-value="Shire"/>
          <table:table-cell table:number-columns-repeated="16380"/>
        </table:table-row>
        <table:table-row>
          <table:table-cell office:value-type="string" office:string-value="Group_135"/>
          <table:table-cell office:value-type="float" office:value="3"/>
          <table:table-cell office:value-type="float" office:value="40"/>
          <table:table-cell office:value-type="string" office:string-value="Shire"/>
          <table:table-cell table:number-columns-repeated="16380"/>
        </table:table-row>
        <table:table-row>
          <table:table-cell office:value-type="string" office:string-value="Group_140"/>
          <table:table-cell office:value-type="float" office:value="3"/>
          <table:table-cell office:value-type="float" office:value="55"/>
          <table:table-cell office:value-type="string" office:string-value="Shire"/>
          <table:table-cell table:number-columns-repeated="16380"/>
        </table:table-row>
        <table:table-row>
          <table:table-cell office:value-type="string" office:string-value="Group_140"/>
          <table:table-cell office:value-type="float" office:value="2"/>
          <table:table-cell office:value-type="float" office:value="142"/>
          <table:table-cell office:value-type="string" office:string-value="PTE"/>
          <table:table-cell table:number-columns-repeated="16380"/>
        </table:table-row>
        <table:table-row>
          <table:table-cell office:value-type="string" office:string-value="Group_143"/>
          <table:table-cell office:value-type="float" office:value="3"/>
          <table:table-cell office:value-type="float" office:value="47"/>
          <table:table-cell office:value-type="string" office:string-value="Shire"/>
          <table:table-cell table:number-columns-repeated="16380"/>
        </table:table-row>
        <table:table-row>
          <table:table-cell office:value-type="string" office:string-value="Group_144"/>
          <table:table-cell office:value-type="float" office:value="4"/>
          <table:table-cell office:value-type="float" office:value="106"/>
          <table:table-cell office:value-type="string" office:string-value="Scotland"/>
          <table:table-cell table:number-columns-repeated="16380"/>
        </table:table-row>
        <table:table-row>
          <table:table-cell office:value-type="string" office:string-value="Group_144"/>
          <table:table-cell office:value-type="float" office:value="4"/>
          <table:table-cell office:value-type="float" office:value="107"/>
          <table:table-cell office:value-type="string" office:string-value="Scotland"/>
          <table:table-cell table:number-columns-repeated="16380"/>
        </table:table-row>
        <table:table-row>
          <table:table-cell office:value-type="string" office:string-value="Group_145"/>
          <table:table-cell office:value-type="float" office:value="3"/>
          <table:table-cell office:value-type="float" office:value="66"/>
          <table:table-cell office:value-type="string" office:string-value="Shire"/>
          <table:table-cell table:number-columns-repeated="16380"/>
        </table:table-row>
        <table:table-row>
          <table:table-cell office:value-type="string" office:string-value="Group_147"/>
          <table:table-cell office:value-type="float" office:value="2"/>
          <table:table-cell office:value-type="float" office:value="6"/>
          <table:table-cell office:value-type="string" office:string-value="PTE"/>
          <table:table-cell table:number-columns-repeated="16380"/>
        </table:table-row>
        <table:table-row>
          <table:table-cell office:value-type="string" office:string-value="Group_147"/>
          <table:table-cell office:value-type="float" office:value="3"/>
          <table:table-cell office:value-type="float" office:value="19"/>
          <table:table-cell office:value-type="string" office:string-value="Shire"/>
          <table:table-cell table:number-columns-repeated="16380"/>
        </table:table-row>
        <table:table-row>
          <table:table-cell office:value-type="string" office:string-value="Group_148"/>
          <table:table-cell office:value-type="float" office:value="3"/>
          <table:table-cell office:value-type="float" office:value="49"/>
          <table:table-cell office:value-type="string" office:string-value="Shire"/>
          <table:table-cell table:number-columns-repeated="16380"/>
        </table:table-row>
        <table:table-row>
          <table:table-cell office:value-type="string" office:string-value="Group_149"/>
          <table:table-cell office:value-type="float" office:value="3"/>
          <table:table-cell office:value-type="float" office:value="44"/>
          <table:table-cell office:value-type="string" office:string-value="Shire"/>
          <table:table-cell table:number-columns-repeated="16380"/>
        </table:table-row>
        <table:table-row>
          <table:table-cell office:value-type="string" office:string-value="Group_149"/>
          <table:table-cell office:value-type="float" office:value="3"/>
          <table:table-cell office:value-type="float" office:value="71"/>
          <table:table-cell office:value-type="string" office:string-value="Shire"/>
          <table:table-cell table:number-columns-repeated="16380"/>
        </table:table-row>
        <table:table-row>
          <table:table-cell office:value-type="string" office:string-value="Group_150"/>
          <table:table-cell office:value-type="float" office:value="5"/>
          <table:table-cell office:value-type="float" office:value="168"/>
          <table:table-cell office:value-type="string" office:string-value="Wales"/>
          <table:table-cell table:number-columns-repeated="16380"/>
        </table:table-row>
        <table:table-row>
          <table:table-cell office:value-type="string" office:string-value="Group_150"/>
          <table:table-cell office:value-type="float" office:value="5"/>
          <table:table-cell office:value-type="float" office:value="173"/>
          <table:table-cell office:value-type="string" office:string-value="Wales"/>
          <table:table-cell table:number-columns-repeated="16380"/>
        </table:table-row>
        <table:table-row>
          <table:table-cell office:value-type="string" office:string-value="Group_151"/>
          <table:table-cell office:value-type="float" office:value="4"/>
          <table:table-cell office:value-type="float" office:value="104"/>
          <table:table-cell office:value-type="string" office:string-value="Scotland"/>
          <table:table-cell table:number-columns-repeated="16380"/>
        </table:table-row>
        <table:table-row>
          <table:table-cell office:value-type="string" office:string-value="Group_152"/>
          <table:table-cell office:value-type="float" office:value="3"/>
          <table:table-cell office:value-type="float" office:value="68"/>
          <table:table-cell office:value-type="string" office:string-value="Shire"/>
          <table:table-cell table:number-columns-repeated="16380"/>
        </table:table-row>
        <table:table-row>
          <table:table-cell office:value-type="string" office:string-value="Group_155"/>
          <table:table-cell office:value-type="float" office:value="3"/>
          <table:table-cell office:value-type="float" office:value="54"/>
          <table:table-cell office:value-type="string" office:string-value="Shire"/>
          <table:table-cell table:number-columns-repeated="16380"/>
        </table:table-row>
        <table:table-row>
          <table:table-cell office:value-type="string" office:string-value="Group_159"/>
          <table:table-cell office:value-type="float" office:value="4"/>
          <table:table-cell office:value-type="float" office:value="183"/>
          <table:table-cell office:value-type="string" office:string-value="Scotland"/>
          <table:table-cell table:number-columns-repeated="16380"/>
        </table:table-row>
        <table:table-row>
          <table:table-cell office:value-type="string" office:string-value="Group_160"/>
          <table:table-cell office:value-type="float" office:value="3"/>
          <table:table-cell office:value-type="float" office:value="56"/>
          <table:table-cell office:value-type="string" office:string-value="Shire"/>
          <table:table-cell table:number-columns-repeated="16380"/>
        </table:table-row>
        <table:table-row>
          <table:table-cell office:value-type="string" office:string-value="Group_160"/>
          <table:table-cell office:value-type="float" office:value="3"/>
          <table:table-cell office:value-type="float" office:value="100"/>
          <table:table-cell office:value-type="string" office:string-value="Shire"/>
          <table:table-cell table:number-columns-repeated="16380"/>
        </table:table-row>
        <table:table-row>
          <table:table-cell office:value-type="string" office:string-value="Group_160"/>
          <table:table-cell office:value-type="float" office:value="2"/>
          <table:table-cell office:value-type="float" office:value="140"/>
          <table:table-cell office:value-type="string" office:string-value="PTE"/>
          <table:table-cell table:number-columns-repeated="16380"/>
        </table:table-row>
        <table:table-row>
          <table:table-cell office:value-type="string" office:string-value="Group_160"/>
          <table:table-cell office:value-type="float" office:value="3"/>
          <table:table-cell office:value-type="float" office:value="143"/>
          <table:table-cell office:value-type="string" office:string-value="Shire"/>
          <table:table-cell table:number-columns-repeated="16380"/>
        </table:table-row>
        <table:table-row>
          <table:table-cell office:value-type="string" office:string-value="Group_162"/>
          <table:table-cell office:value-type="float" office:value="3"/>
          <table:table-cell office:value-type="float" office:value="67"/>
          <table:table-cell office:value-type="string" office:string-value="Shire"/>
          <table:table-cell table:number-columns-repeated="16380"/>
        </table:table-row>
        <table:table-row>
          <table:table-cell office:value-type="string" office:string-value="Group_165"/>
          <table:table-cell office:value-type="float" office:value="4"/>
          <table:table-cell office:value-type="float" office:value="105"/>
          <table:table-cell office:value-type="string" office:string-value="Scotland"/>
          <table:table-cell table:number-columns-repeated="16380"/>
        </table:table-row>
        <table:table-row>
          <table:table-cell office:value-type="string" office:string-value="Group_167"/>
          <table:table-cell office:value-type="float" office:value="2"/>
          <table:table-cell office:value-type="float" office:value="3"/>
          <table:table-cell office:value-type="string" office:string-value="PTE"/>
          <table:table-cell table:number-columns-repeated="16380"/>
        </table:table-row>
        <table:table-row>
          <table:table-cell office:value-type="string" office:string-value="Group_183"/>
          <table:table-cell office:value-type="float" office:value="3"/>
          <table:table-cell office:value-type="float" office:value="37"/>
          <table:table-cell office:value-type="string" office:string-value="Shire"/>
          <table:table-cell table:number-columns-repeated="16380"/>
        </table:table-row>
        <table:table-row>
          <table:table-cell office:value-type="string" office:string-value="Group_216"/>
          <table:table-cell office:value-type="float" office:value="3"/>
          <table:table-cell office:value-type="float" office:value="95"/>
          <table:table-cell office:value-type="string" office:string-value="Shire"/>
          <table:table-cell table:number-columns-repeated="16380"/>
        </table:table-row>
        <table:table-row>
          <table:table-cell office:value-type="string" office:string-value="Group_217"/>
          <table:table-cell office:value-type="float" office:value="3"/>
          <table:table-cell office:value-type="float" office:value="34"/>
          <table:table-cell office:value-type="string" office:string-value="Shire"/>
          <table:table-cell table:number-columns-repeated="16380"/>
        </table:table-row>
        <table:table-row>
          <table:table-cell office:value-type="string" office:string-value="Group_219"/>
          <table:table-cell office:value-type="float" office:value="4"/>
          <table:table-cell office:value-type="float" office:value="10"/>
          <table:table-cell office:value-type="string" office:string-value="Scotland"/>
          <table:table-cell table:number-columns-repeated="16380"/>
        </table:table-row>
        <table:table-row>
          <table:table-cell office:value-type="string" office:string-value="Group_225"/>
          <table:table-cell office:value-type="float" office:value="3"/>
          <table:table-cell office:value-type="float" office:value="76"/>
          <table:table-cell office:value-type="string" office:string-value="Shire"/>
          <table:table-cell table:number-columns-repeated="16380"/>
        </table:table-row>
        <table:table-row>
          <table:table-cell office:value-type="string" office:string-value="Group_228"/>
          <table:table-cell office:value-type="float" office:value="5"/>
          <table:table-cell office:value-type="float" office:value="162"/>
          <table:table-cell office:value-type="string" office:string-value="Wales"/>
          <table:table-cell table:number-columns-repeated="16380"/>
        </table:table-row>
        <table:table-row>
          <table:table-cell office:value-type="string" office:string-value="PB0000092"/>
          <table:table-cell office:value-type="float" office:value="2"/>
          <table:table-cell office:value-type="float" office:value="60"/>
          <table:table-cell office:value-type="string" office:string-value="PTE"/>
          <table:table-cell table:number-columns-repeated="16380"/>
        </table:table-row>
        <table:table-row>
          <table:table-cell office:value-type="string" office:string-value="PB0000328"/>
          <table:table-cell office:value-type="float" office:value="3"/>
          <table:table-cell office:value-type="float" office:value="39"/>
          <table:table-cell office:value-type="string" office:string-value="Shire"/>
          <table:table-cell table:number-columns-repeated="16380"/>
        </table:table-row>
        <table:table-row>
          <table:table-cell office:value-type="string" office:string-value="PB0001423"/>
          <table:table-cell office:value-type="float" office:value="2"/>
          <table:table-cell office:value-type="float" office:value="182"/>
          <table:table-cell office:value-type="string" office:string-value="PTE"/>
          <table:table-cell table:number-columns-repeated="16380"/>
        </table:table-row>
        <table:table-row>
          <table:table-cell office:value-type="string" office:string-value="PB0001747"/>
          <table:table-cell office:value-type="float" office:value="3"/>
          <table:table-cell office:value-type="float" office:value="58"/>
          <table:table-cell office:value-type="string" office:string-value="Shire"/>
          <table:table-cell table:number-columns-repeated="16380"/>
        </table:table-row>
        <table:table-row>
          <table:table-cell office:value-type="string" office:string-value="PB0001748"/>
          <table:table-cell office:value-type="float" office:value="2"/>
          <table:table-cell office:value-type="float" office:value="136"/>
          <table:table-cell office:value-type="string" office:string-value="PTE"/>
          <table:table-cell table:number-columns-repeated="16380"/>
        </table:table-row>
        <table:table-row>
          <table:table-cell office:value-type="string" office:string-value="PB0002307"/>
          <table:table-cell office:value-type="float" office:value="2"/>
          <table:table-cell office:value-type="float" office:value="5"/>
          <table:table-cell office:value-type="string" office:string-value="PTE"/>
          <table:table-cell table:number-columns-repeated="16380"/>
        </table:table-row>
        <table:table-row>
          <table:table-cell office:value-type="string" office:string-value="PB0002362"/>
          <table:table-cell office:value-type="float" office:value="3"/>
          <table:table-cell office:value-type="float" office:value="24"/>
          <table:table-cell office:value-type="string" office:string-value="Shire"/>
          <table:table-cell table:number-columns-repeated="16380"/>
        </table:table-row>
        <table:table-row>
          <table:table-cell office:value-type="string" office:string-value="PC0001061"/>
          <table:table-cell office:value-type="float" office:value="3"/>
          <table:table-cell office:value-type="float" office:value="15"/>
          <table:table-cell office:value-type="string" office:string-value="Shire"/>
          <table:table-cell table:number-columns-repeated="16380"/>
        </table:table-row>
        <table:table-row>
          <table:table-cell office:value-type="string" office:string-value="PC0001777"/>
          <table:table-cell office:value-type="float" office:value="3"/>
          <table:table-cell office:value-type="float" office:value="27"/>
          <table:table-cell office:value-type="string" office:string-value="Shire"/>
          <table:table-cell table:number-columns-repeated="16380"/>
        </table:table-row>
        <table:table-row>
          <table:table-cell office:value-type="string" office:string-value="PC0001977"/>
          <table:table-cell office:value-type="float" office:value="3"/>
          <table:table-cell office:value-type="float" office:value="127"/>
          <table:table-cell office:value-type="string" office:string-value="Shire"/>
          <table:table-cell table:number-columns-repeated="16380"/>
        </table:table-row>
        <table:table-row>
          <table:table-cell office:value-type="string" office:string-value="PC0003681"/>
          <table:table-cell office:value-type="float" office:value="2"/>
          <table:table-cell office:value-type="float" office:value="158"/>
          <table:table-cell office:value-type="string" office:string-value="PTE"/>
          <table:table-cell table:number-columns-repeated="16380"/>
        </table:table-row>
        <table:table-row>
          <table:table-cell office:value-type="string" office:string-value="PC0005249"/>
          <table:table-cell office:value-type="float" office:value="3"/>
          <table:table-cell office:value-type="float" office:value="17"/>
          <table:table-cell office:value-type="string" office:string-value="Shire"/>
          <table:table-cell table:number-columns-repeated="16380"/>
        </table:table-row>
        <table:table-row>
          <table:table-cell office:value-type="string" office:string-value="PC1033334"/>
          <table:table-cell office:value-type="float" office:value="2"/>
          <table:table-cell office:value-type="float" office:value="21"/>
          <table:table-cell office:value-type="string" office:string-value="PTE"/>
          <table:table-cell table:number-columns-repeated="16380"/>
        </table:table-row>
        <table:table-row>
          <table:table-cell office:value-type="string" office:string-value="PD0000480"/>
          <table:table-cell office:value-type="float" office:value="3"/>
          <table:table-cell office:value-type="float" office:value="46"/>
          <table:table-cell office:value-type="string" office:string-value="Shire"/>
          <table:table-cell table:number-columns-repeated="16380"/>
        </table:table-row>
        <table:table-row>
          <table:table-cell office:value-type="string" office:string-value="PD0001111"/>
          <table:table-cell office:value-type="float" office:value="2"/>
          <table:table-cell office:value-type="float" office:value="7"/>
          <table:table-cell office:value-type="string" office:string-value="PTE"/>
          <table:table-cell table:number-columns-repeated="16380"/>
        </table:table-row>
        <table:table-row>
          <table:table-cell office:value-type="string" office:string-value="PF0000147"/>
          <table:table-cell office:value-type="float" office:value="3"/>
          <table:table-cell office:value-type="float" office:value="124"/>
          <table:table-cell office:value-type="string" office:string-value="Shire"/>
          <table:table-cell table:number-columns-repeated="16380"/>
        </table:table-row>
        <table:table-row>
          <table:table-cell office:value-type="string" office:string-value="PF0000323"/>
          <table:table-cell office:value-type="float" office:value="3"/>
          <table:table-cell office:value-type="float" office:value="36"/>
          <table:table-cell office:value-type="string" office:string-value="Shire"/>
          <table:table-cell table:number-columns-repeated="16380"/>
        </table:table-row>
        <table:table-row>
          <table:table-cell office:value-type="string" office:string-value="PF0000599"/>
          <table:table-cell office:value-type="float" office:value="3"/>
          <table:table-cell office:value-type="float" office:value="38"/>
          <table:table-cell office:value-type="string" office:string-value="Shire"/>
          <table:table-cell table:number-columns-repeated="16380"/>
        </table:table-row>
        <table:table-row>
          <table:table-cell office:value-type="string" office:string-value="PF0005074"/>
          <table:table-cell office:value-type="float" office:value="3"/>
          <table:table-cell office:value-type="float" office:value="74"/>
          <table:table-cell office:value-type="string" office:string-value="Shire"/>
          <table:table-cell table:number-columns-repeated="16380"/>
        </table:table-row>
        <table:table-row>
          <table:table-cell office:value-type="string" office:string-value="PF0007035"/>
          <table:table-cell office:value-type="float" office:value="3"/>
          <table:table-cell office:value-type="float" office:value="23"/>
          <table:table-cell office:value-type="string" office:string-value="Shire"/>
          <table:table-cell table:number-columns-repeated="16380"/>
        </table:table-row>
        <table:table-row>
          <table:table-cell office:value-type="string" office:string-value="PF0007045"/>
          <table:table-cell office:value-type="float" office:value="3"/>
          <table:table-cell office:value-type="float" office:value="170"/>
          <table:table-cell office:value-type="string" office:string-value="Shire"/>
          <table:table-cell table:number-columns-repeated="16380"/>
        </table:table-row>
        <table:table-row>
          <table:table-cell office:value-type="string" office:string-value="PF0007071"/>
          <table:table-cell office:value-type="float" office:value="3"/>
          <table:table-cell office:value-type="float" office:value="57"/>
          <table:table-cell office:value-type="string" office:string-value="Shire"/>
          <table:table-cell table:number-columns-repeated="16380"/>
        </table:table-row>
        <table:table-row>
          <table:table-cell office:value-type="string" office:string-value="PF0007085"/>
          <table:table-cell office:value-type="float" office:value="3"/>
          <table:table-cell office:value-type="float" office:value="20"/>
          <table:table-cell office:value-type="string" office:string-value="Shire"/>
          <table:table-cell table:number-columns-repeated="16380"/>
        </table:table-row>
        <table:table-row>
          <table:table-cell office:value-type="string" office:string-value="PF0007085"/>
          <table:table-cell office:value-type="float" office:value="3"/>
          <table:table-cell office:value-type="float" office:value="45"/>
          <table:table-cell office:value-type="string" office:string-value="Shire"/>
          <table:table-cell table:number-columns-repeated="16380"/>
        </table:table-row>
        <table:table-row>
          <table:table-cell office:value-type="string" office:string-value="PG0000273"/>
          <table:table-cell office:value-type="float" office:value="5"/>
          <table:table-cell office:value-type="float" office:value="12"/>
          <table:table-cell office:value-type="string" office:string-value="Wales"/>
          <table:table-cell table:number-columns-repeated="16380"/>
        </table:table-row>
        <table:table-row>
          <table:table-cell office:value-type="string" office:string-value="PG0000397"/>
          <table:table-cell office:value-type="float" office:value="5"/>
          <table:table-cell office:value-type="float" office:value="13"/>
          <table:table-cell office:value-type="string" office:string-value="Wales"/>
          <table:table-cell table:number-columns-repeated="16380"/>
        </table:table-row>
        <table:table-row>
          <table:table-cell office:value-type="string" office:string-value="PG0000421"/>
          <table:table-cell office:value-type="float" office:value="5"/>
          <table:table-cell office:value-type="float" office:value="51"/>
          <table:table-cell office:value-type="string" office:string-value="Wales"/>
          <table:table-cell table:number-columns-repeated="16380"/>
        </table:table-row>
        <table:table-row>
          <table:table-cell office:value-type="string" office:string-value="PG0000442"/>
          <table:table-cell office:value-type="float" office:value="5"/>
          <table:table-cell office:value-type="float" office:value="163"/>
          <table:table-cell office:value-type="string" office:string-value="Wales"/>
          <table:table-cell table:number-columns-repeated="16380"/>
        </table:table-row>
        <table:table-row>
          <table:table-cell office:value-type="string" office:string-value="PG0004902"/>
          <table:table-cell office:value-type="float" office:value="5"/>
          <table:table-cell office:value-type="float" office:value="179"/>
          <table:table-cell office:value-type="string" office:string-value="Wales"/>
          <table:table-cell table:number-columns-repeated="16380"/>
        </table:table-row>
        <table:table-row>
          <table:table-cell office:value-type="string" office:string-value="PG0005878"/>
          <table:table-cell office:value-type="float" office:value="5"/>
          <table:table-cell office:value-type="float" office:value="180"/>
          <table:table-cell office:value-type="string" office:string-value="Wales"/>
          <table:table-cell table:number-columns-repeated="16380"/>
        </table:table-row>
        <table:table-row>
          <table:table-cell office:value-type="string" office:string-value="PG0006557"/>
          <table:table-cell office:value-type="float" office:value="5"/>
          <table:table-cell office:value-type="float" office:value="152"/>
          <table:table-cell office:value-type="string" office:string-value="Wales"/>
          <table:table-cell table:number-columns-repeated="16380"/>
        </table:table-row>
        <table:table-row>
          <table:table-cell office:value-type="string" office:string-value="PG0007243"/>
          <table:table-cell office:value-type="float" office:value="5"/>
          <table:table-cell office:value-type="float" office:value="178"/>
          <table:table-cell office:value-type="string" office:string-value="Wales"/>
          <table:table-cell table:number-columns-repeated="16380"/>
        </table:table-row>
        <table:table-row>
          <table:table-cell office:value-type="string" office:string-value="PG1035428"/>
          <table:table-cell office:value-type="float" office:value="5"/>
          <table:table-cell office:value-type="float" office:value="167"/>
          <table:table-cell office:value-type="string" office:string-value="Wales"/>
          <table:table-cell table:number-columns-repeated="16380"/>
        </table:table-row>
        <table:table-row>
          <table:table-cell office:value-type="string" office:string-value="PH0000132"/>
          <table:table-cell office:value-type="float" office:value="3"/>
          <table:table-cell office:value-type="float" office:value="32"/>
          <table:table-cell office:value-type="string" office:string-value="Shire"/>
          <table:table-cell table:number-columns-repeated="16380"/>
        </table:table-row>
        <table:table-row>
          <table:table-cell office:value-type="string" office:string-value="PH0000135"/>
          <table:table-cell office:value-type="float" office:value="3"/>
          <table:table-cell office:value-type="float" office:value="25"/>
          <table:table-cell office:value-type="string" office:string-value="Shire"/>
          <table:table-cell table:number-columns-repeated="16380"/>
        </table:table-row>
        <table:table-row>
          <table:table-cell office:value-type="string" office:string-value="PH0001301"/>
          <table:table-cell office:value-type="float" office:value="3"/>
          <table:table-cell office:value-type="float" office:value="30"/>
          <table:table-cell office:value-type="string" office:string-value="Shire"/>
          <table:table-cell table:number-columns-repeated="16380"/>
        </table:table-row>
        <table:table-row>
          <table:table-cell office:value-type="string" office:string-value="PH0004983"/>
          <table:table-cell office:value-type="float" office:value="3"/>
          <table:table-cell office:value-type="float" office:value="62"/>
          <table:table-cell office:value-type="string" office:string-value="Shire"/>
          <table:table-cell table:number-columns-repeated="16380"/>
        </table:table-row>
        <table:table-row>
          <table:table-cell office:value-type="string" office:string-value="PH0005070"/>
          <table:table-cell office:value-type="float" office:value="3"/>
          <table:table-cell office:value-type="float" office:value="16"/>
          <table:table-cell office:value-type="string" office:string-value="Shire"/>
          <table:table-cell table:number-columns-repeated="16380"/>
        </table:table-row>
        <table:table-row>
          <table:table-cell office:value-type="string" office:string-value="PH0005727"/>
          <table:table-cell office:value-type="float" office:value="3"/>
          <table:table-cell office:value-type="float" office:value="33"/>
          <table:table-cell office:value-type="string" office:string-value="Shire"/>
          <table:table-cell table:number-columns-repeated="16380"/>
        </table:table-row>
        <table:table-row>
          <table:table-cell office:value-type="string" office:string-value="PH0005856"/>
          <table:table-cell office:value-type="float" office:value="3"/>
          <table:table-cell office:value-type="float" office:value="28"/>
          <table:table-cell office:value-type="string" office:string-value="Shire"/>
          <table:table-cell table:number-columns-repeated="16380"/>
        </table:table-row>
        <table:table-row>
          <table:table-cell office:value-type="string" office:string-value="PH0005939"/>
          <table:table-cell office:value-type="float" office:value="3"/>
          <table:table-cell office:value-type="float" office:value="96"/>
          <table:table-cell office:value-type="string" office:string-value="Shire"/>
          <table:table-cell table:number-columns-repeated="16380"/>
        </table:table-row>
        <table:table-row>
          <table:table-cell office:value-type="string" office:string-value="PH0005939"/>
          <table:table-cell office:value-type="float" office:value="3"/>
          <table:table-cell office:value-type="float" office:value="181"/>
          <table:table-cell office:value-type="string" office:string-value="Shire"/>
          <table:table-cell table:number-columns-repeated="16380"/>
        </table:table-row>
        <table:table-row>
          <table:table-cell office:value-type="string" office:string-value="PH0006158"/>
          <table:table-cell office:value-type="float" office:value="3"/>
          <table:table-cell office:value-type="float" office:value="53"/>
          <table:table-cell office:value-type="string" office:string-value="Shire"/>
          <table:table-cell table:number-columns-repeated="16380"/>
        </table:table-row>
        <table:table-row>
          <table:table-cell office:value-type="string" office:string-value="PH0006159"/>
          <table:table-cell office:value-type="float" office:value="3"/>
          <table:table-cell office:value-type="float" office:value="29"/>
          <table:table-cell office:value-type="string" office:string-value="Shire"/>
          <table:table-cell table:number-columns-repeated="16380"/>
        </table:table-row>
        <table:table-row>
          <table:table-cell office:value-type="string" office:string-value="PH1020951"/>
          <table:table-cell office:value-type="float" office:value="3"/>
          <table:table-cell office:value-type="float" office:value="64"/>
          <table:table-cell office:value-type="string" office:string-value="Shire"/>
          <table:table-cell table:number-columns-repeated="16380"/>
        </table:table-row>
        <table:table-row>
          <table:table-cell office:value-type="string" office:string-value="PK0001213"/>
          <table:table-cell office:value-type="float" office:value="3"/>
          <table:table-cell office:value-type="float" office:value="31"/>
          <table:table-cell office:value-type="string" office:string-value="Shire"/>
          <table:table-cell table:number-columns-repeated="16380"/>
        </table:table-row>
        <table:table-row>
          <table:table-cell office:value-type="string" office:string-value="PK0002125"/>
          <table:table-cell office:value-type="float" office:value="3"/>
          <table:table-cell office:value-type="float" office:value="176"/>
          <table:table-cell office:value-type="string" office:string-value="Shire"/>
          <table:table-cell table:number-columns-repeated="16380"/>
        </table:table-row>
        <table:table-row>
          <table:table-cell office:value-type="string" office:string-value="PM0000001"/>
          <table:table-cell office:value-type="float" office:value="4"/>
          <table:table-cell office:value-type="float" office:value="2"/>
          <table:table-cell office:value-type="string" office:string-value="Scotland"/>
          <table:table-cell table:number-columns-repeated="16380"/>
        </table:table-row>
        <table:table-row>
          <table:table-cell office:value-type="string" office:string-value="PM0000006"/>
          <table:table-cell office:value-type="float" office:value="4"/>
          <table:table-cell office:value-type="float" office:value="109"/>
          <table:table-cell office:value-type="string" office:string-value="Scotland"/>
          <table:table-cell table:number-columns-repeated="16380"/>
        </table:table-row>
        <table:table-row>
          <table:table-cell office:value-type="string" office:string-value="PM0000631"/>
          <table:table-cell office:value-type="float" office:value="4"/>
          <table:table-cell office:value-type="float" office:value="9"/>
          <table:table-cell office:value-type="string" office:string-value="Scotland"/>
          <table:table-cell table:number-columns-repeated="16380"/>
        </table:table-row>
        <table:table-row>
          <table:table-cell office:value-type="string" office:string-value="PM0001725"/>
          <table:table-cell office:value-type="float" office:value="4"/>
          <table:table-cell office:value-type="float" office:value="108"/>
          <table:table-cell office:value-type="string" office:string-value="Scotland"/>
          <table:table-cell table:number-columns-repeated="16380"/>
        </table:table-row>
        <table:table-row>
          <table:table-cell office:value-type="string" office:string-value="PM0001793"/>
          <table:table-cell office:value-type="float" office:value="4"/>
          <table:table-cell office:value-type="float" office:value="11"/>
          <table:table-cell office:value-type="string" office:string-value="Scotland"/>
          <table:table-cell table:number-columns-repeated="16380"/>
        </table:table-row>
        <table:table-row>
          <table:table-cell office:value-type="string" office:string-value="PM0001799"/>
          <table:table-cell office:value-type="float" office:value="4"/>
          <table:table-cell office:value-type="float" office:value="110"/>
          <table:table-cell office:value-type="string" office:string-value="Scotland"/>
          <table:table-cell table:number-columns-repeated="16380"/>
        </table:table-row>
        <table:table-row>
          <table:table-cell office:value-type="string" office:string-value="TfL"/>
          <table:table-cell office:value-type="float" office:value="1"/>
          <table:table-cell office:value-type="float" office:value="1"/>
          <table:table-cell office:value-type="string" office:string-value="London"/>
          <table:table-cell table:number-columns-repeated="16380"/>
        </table:table-row>
        <table:table-row table:number-rows-repeated="1048476">
          <table:table-cell table:number-columns-repeated="16380"/>
        </table:table-row>
      </table:table>
      <table:table table:name="'file://fs4/TS_GroupsI$/COMC/11_Buses/01_Data/c_Fares/11-10%20Revisions/fares%20sample.xls'#no_discs2" table:style-name="ta2">
        <table:table-source xlink:href="file://fs4/TS_GroupsI$/COMC/11_Buses/01_Data/c_Fares/11-10%20Revisions/fares%20sample.xls" table:table-name="no_discs2" table:mode="copy-results-only"/>
        <table:table-column/>
        <table:table-row table:number-rows-repeated="1048576">
          <table:table-cell table:number-columns-repeated="16384"/>
        </table:table-row>
      </table:table>
      <table:table table:name="'file://fs4/TS_GroupsI$/COMC/11_Buses/01_Data/c_Fares/11-10%20Revisions/fares%20sample.xls'#Sheet5" table:style-name="ta2">
        <table:table-source xlink:href="file://fs4/TS_GroupsI$/COMC/11_Buses/01_Data/c_Fares/11-10%20Revisions/fares%20sample.xls" table:table-name="Sheet5" table:mode="copy-results-only"/>
        <table:table-column/>
        <table:table-row table:number-rows-repeated="1048576">
          <table:table-cell table:number-columns-repeated="16384"/>
        </table:table-row>
      </table:table>
      <table:table table:name="'file://fs4/TS_GroupsI$/COMC/11_Buses/01_Data/c_Fares/11-10%20Revisions/fares%20sample.xls'#revenue_sum_07082" table:style-name="ta2">
        <table:table-source xlink:href="file://fs4/TS_GroupsI$/COMC/11_Buses/01_Data/c_Fares/11-10%20Revisions/fares%20sample.xls" table:table-name="revenue_sum_07082" table:mode="copy-results-only"/>
        <table:table-column/>
        <table:table-row table:number-rows-repeated="1048576">
          <table:table-cell table:number-columns-repeated="16384"/>
        </table:table-row>
      </table:table>
      <table:table table:name="'file://fs4/TS_GroupsI$/COMC/11_Buses/01_Data/c_Fares/11-10%20Revisions/fares%20sample.xls'#Sheet7" table:style-name="ta2">
        <table:table-source xlink:href="file://fs4/TS_GroupsI$/COMC/11_Buses/01_Data/c_Fares/11-10%20Revisions/fares%20sample.xls" table:table-name="Sheet7" table:mode="copy-results-only"/>
        <table:table-column/>
        <table:table-row table:number-rows-repeated="1048576">
          <table:table-cell table:number-columns-repeated="16384"/>
        </table:table-row>
      </table:table>
      <table:table table:name="'file://fs4/TS_GroupsI$/COMC/11_Buses/01_Data/c_Fares/11-10%20Revisions/fares%20sample.xls'#rev0809" table:style-name="ta2">
        <table:table-source xlink:href="file://fs4/TS_GroupsI$/COMC/11_Buses/01_Data/c_Fares/11-10%20Revisions/fares%20sample.xls" table:table-name="rev0809" table:mode="copy-results-only"/>
        <table:table-column/>
        <table:table-row table:number-rows-repeated="1048576">
          <table:table-cell table:number-columns-repeated="16384"/>
        </table:table-row>
      </table:table>
      <table:table table:name="'file://fs4/TS_GroupsI$/COMC/11_Buses/01_Data/c_Fares/11-10%20Revisions/fares%20sample.xls'#rev0708v2" table:style-name="ta2">
        <table:table-source xlink:href="file://fs4/TS_GroupsI$/COMC/11_Buses/01_Data/c_Fares/11-10%20Revisions/fares%20sample.xls" table:table-name="rev0708v2" table:mode="copy-results-only"/>
        <table:table-column/>
        <table:table-row table:number-rows-repeated="1048576">
          <table:table-cell table:number-columns-repeated="16384"/>
        </table:table-row>
      </table:table>
      <table:table table:name="'file://fs4/TS_GroupsI$/COMC/11_Buses/01_Data/c_Fares/11-10%20Revisions/fares%20sample.xls'#rev0708" table:style-name="ta2">
        <table:table-source xlink:href="file://fs4/TS_GroupsI$/COMC/11_Buses/01_Data/c_Fares/11-10%20Revisions/fares%20sample.xls" table:table-name="rev0708" table:mode="copy-results-only"/>
        <table:table-column/>
        <table:table-row table:number-rows-repeated="1048576">
          <table:table-cell table:number-columns-repeated="16384"/>
        </table:table-row>
      </table:table>
      <table:table table:name="'file://fs4/TS_GroupsI$/COMC/11_Buses/01_Data/c_Fares/11-10%20Revisions/fares%20sample.xls'#no_discs" table:style-name="ta2">
        <table:table-source xlink:href="file://fs4/TS_GroupsI$/COMC/11_Buses/01_Data/c_Fares/11-10%20Revisions/fares%20sample.xls" table:table-name="no_discs" table:mode="copy-results-only"/>
        <table:table-column/>
        <table:table-row table:number-rows-repeated="1048576">
          <table:table-cell table:number-columns-repeated="16384"/>
        </table:table-row>
      </table:table>
      <table:table table:name="'file://fs4/TS_GroupsI$/COMC/11_Buses/01_Data/c_Fares/11-10%20Revisions/fares%20sample.xls'#revenue_sum_0708" table:style-name="ta2">
        <table:table-source xlink:href="file://fs4/TS_GroupsI$/COMC/11_Buses/01_Data/c_Fares/11-10%20Revisions/fares%20sample.xls" table:table-name="revenue_sum_0708" table:mode="copy-results-only"/>
        <table:table-column/>
        <table:table-row table:number-rows-repeated="1048576">
          <table:table-cell table:number-columns-repeated="16384"/>
        </table:table-row>
      </table:table>
      <table:table table:name="'file://fs4/TS_GroupsI$/COMC/11_Buses/01_Data/c_Fares/11-10%20Revisions/fares%20sample.xls'#no_discs1" table:style-name="ta2">
        <table:table-source xlink:href="file://fs4/TS_GroupsI$/COMC/11_Buses/01_Data/c_Fares/11-10%20Revisions/fares%20sample.xls" table:table-name="no_discs1" table:mode="copy-results-only"/>
        <table:table-column/>
        <table:table-row table:number-rows-repeated="1048576">
          <table:table-cell table:number-columns-repeated="16384"/>
        </table:table-row>
      </table:table>
      <table:table table:name="'file://fs4/TS_GroupsI$/COMC/11_Buses/01_Data/c_Fares/11-10%20Revisions/fares%20sample.xls'#revenue_sum_07081" table:style-name="ta2">
        <table:table-source xlink:href="file://fs4/TS_GroupsI$/COMC/11_Buses/01_Data/c_Fares/11-10%20Revisions/fares%20sample.xls" table:table-name="revenue_sum_07081" table:mode="copy-results-only"/>
        <table:table-column/>
        <table:table-row table:number-rows-repeated="1048576">
          <table:table-cell table:number-columns-repeated="16384"/>
        </table:table-row>
      </table:table>
      <table:table table:name="'file://fs4/TS_GroupsI$/COMC/11_Buses/01_Data/c_Fares/11-10%20Revisions/fares%20sample.xls'#no_discs3" table:style-name="ta2">
        <table:table-source xlink:href="file://fs4/TS_GroupsI$/COMC/11_Buses/01_Data/c_Fares/11-10%20Revisions/fares%20sample.xls" table:table-name="no_discs3" table:mode="copy-results-only"/>
        <table:table-column/>
        <table:table-row table:number-rows-repeated="1048576">
          <table:table-cell table:number-columns-repeated="16384"/>
        </table:table-row>
      </table:table>
      <table:table table:name="'file://fs4/TS_GroupsI$/COMC/11_Buses/01_Data/c_Fares/11-10%20Revisions/fares%20sample.xls'#revenue_sum_07083" table:style-name="ta2">
        <table:table-source xlink:href="file://fs4/TS_GroupsI$/COMC/11_Buses/01_Data/c_Fares/11-10%20Revisions/fares%20sample.xls" table:table-name="revenue_sum_07083" table:mode="copy-results-only"/>
        <table:table-column/>
        <table:table-row table:number-rows-repeated="1048576">
          <table:table-cell table:number-columns-repeated="16384"/>
        </table:table-row>
      </table:table>
      <table:table table:name="'file://virago.internal.dtlr.gov.uk/Data/temp/Working%20files/6.11.9%20DW%20LHA%20&amp;%20HA%20roads%20casulties_1WIP.xls'#Sheet2" table:style-name="ta2">
        <table:table-source xlink:href="file://virago.internal.dtlr.gov.uk/Data/temp/Working%20files/6.11.9%20DW%20LHA%20&amp;%20HA%20roads%20casulties_1WIP.xls" table:table-name="Sheet2" table:mode="copy-results-only"/>
        <table:table-column/>
        <table:table-row table:number-rows-repeated="1048576">
          <table:table-cell table:number-columns-repeated="16384"/>
        </table:table-row>
      </table:table>
      <table:table table:name="'file://virago.internal.dtlr.gov.uk/Data/temp/Working%20files/6.11.9%20DW%20LHA%20&amp;%20HA%20roads%20casulties_1WIP.xls'#Sheet3" table:style-name="ta2">
        <table:table-source xlink:href="file://virago.internal.dtlr.gov.uk/Data/temp/Working%20files/6.11.9%20DW%20LHA%20&amp;%20HA%20roads%20casulties_1WIP.xls" table:table-name="Sheet3" table:mode="copy-results-only"/>
        <table:table-column/>
        <table:table-row table:number-rows-repeated="1048576">
          <table:table-cell table:number-columns-repeated="16384"/>
        </table:table-row>
      </table:table>
      <table:table table:name="'file://virago.internal.dtlr.gov.uk/Data/temp/Working%20files/6.11.9%20DW%20LHA%20&amp;%20HA%20roads%20casulties_1WIP.xls'#Sheet5" table:style-name="ta2">
        <table:table-source xlink:href="file://virago.internal.dtlr.gov.uk/Data/temp/Working%20files/6.11.9%20DW%20LHA%20&amp;%20HA%20roads%20casulties_1WIP.xls" table:table-name="Sheet5" table:mode="copy-results-only"/>
        <table:table-column/>
        <table:table-row table:number-rows-repeated="1048576">
          <table:table-cell table:number-columns-repeated="16384"/>
        </table:table-row>
      </table:table>
      <table:table table:name="'file://virago.internal.dtlr.gov.uk/Data/temp/Working%20files/6.11.9%20DW%20LHA%20&amp;%20HA%20roads%20casulties_1WIP.xls'#Sheet1" table:style-name="ta2">
        <table:table-source xlink:href="file://virago.internal.dtlr.gov.uk/Data/temp/Working%20files/6.11.9%20DW%20LHA%20&amp;%20HA%20roads%20casulties_1WIP.xls" table:table-name="Sheet1" table:mode="copy-results-only"/>
        <table:table-column/>
        <table:table-row>
          <table:table-cell office:value-type="string" office:string-value="LACode"/>
          <table:table-cell office:value-type="string" office:string-value="Local Authority Name"/>
          <table:table-cell office:value-type="string" office:string-value="RCat"/>
          <table:table-cell office:value-type="float" office:value="1998"/>
          <table:table-cell office:value-type="float" office:value="1997"/>
          <table:table-cell office:value-type="float" office:value="1996"/>
          <table:table-cell office:value-type="float" office:value="1995"/>
          <table:table-cell office:value-type="float" office:value="1994"/>
          <table:table-cell table:number-columns-repeated="2"/>
          <table:table-cell office:value-type="string" office:string-value="LACode"/>
          <table:table-cell office:value-type="string" office:string-value="Local Authority Name"/>
          <table:table-cell office:value-type="string" office:string-value="RCat"/>
          <table:table-cell office:value-type="float" office:value="1998"/>
          <table:table-cell office:value-type="float" office:value="1997"/>
          <table:table-cell office:value-type="float" office:value="1996"/>
          <table:table-cell office:value-type="float" office:value="1995"/>
          <table:table-cell office:value-type="float" office:value="1994"/>
          <table:table-cell table:number-columns-repeated="2"/>
          <table:table-cell office:value-type="string" office:string-value="LACode"/>
          <table:table-cell office:value-type="string" office:string-value="Local Authority Name"/>
          <table:table-cell office:value-type="string" office:string-value="RCat"/>
          <table:table-cell office:value-type="string" office:string-value="TR1998"/>
          <table:table-cell office:value-type="string" office:string-value="TR1997"/>
          <table:table-cell office:value-type="string" office:string-value="TR1996"/>
          <table:table-cell office:value-type="string" office:string-value="TR1995"/>
          <table:table-cell office:value-type="string" office:string-value="TR1994"/>
          <table:table-cell office:value-type="string" office:string-value="LACode"/>
          <table:table-cell office:value-type="string" office:string-value="Local Authority Name"/>
          <table:table-cell office:value-type="string" office:string-value="RCat"/>
          <table:table-cell office:value-type="string" office:string-value="TU1998"/>
          <table:table-cell office:value-type="string" office:string-value="TU1997"/>
          <table:table-cell office:value-type="string" office:string-value="TU1996"/>
          <table:table-cell office:value-type="string" office:string-value="TU1995"/>
          <table:table-cell office:value-type="string" office:string-value="TU1994"/>
          <table:table-cell table:number-columns-repeated="16348"/>
        </table:table-row>
        <table:table-row>
          <table:table-cell office:value-type="float" office:value="120"/>
          <table:table-cell office:value-type="string" office:string-value="Bristol City Council"/>
          <table:table-cell office:value-type="string" office:string-value="TM"/>
          <table:table-cell office:value-type="float" office:value="289947.15999999997"/>
          <table:table-cell office:value-type="float" office:value="279366.44"/>
          <table:table-cell office:value-type="float" office:value="266512.25"/>
          <table:table-cell office:value-type="float" office:value="280720.02"/>
          <table:table-cell office:value-type="float" office:value="270320.73"/>
          <table:table-cell office:value-type="float" office:value="277373.32"/>
          <table:table-cell/>
          <table:table-cell office:value-type="float" office:value="330"/>
          <table:table-cell office:value-type="string" office:string-value="Wokingham District Council"/>
          <table:table-cell office:value-type="string" office:string-value="PM"/>
          <table:table-cell office:value-type="float" office:value="198308.46"/>
          <table:table-cell office:value-type="float" office:value="192697.67"/>
          <table:table-cell office:value-type="float" office:value="186103.96"/>
          <table:table-cell office:value-type="float" office:value="284108.61"/>
          <table:table-cell office:value-type="float" office:value="273570.8"/>
          <table:table-cell office:value-type="float" office:value="226957.9"/>
          <table:table-cell/>
          <table:table-cell office:value-type="float" office:value="110"/>
          <table:table-cell office:value-type="string" office:string-value="Bath and North East Somerset Council"/>
          <table:table-cell office:value-type="string" office:string-value="TR"/>
          <table:table-cell office:value-type="float" office:value="164400.78"/>
          <table:table-cell office:value-type="float" office:value="167588.39000000001"/>
          <table:table-cell office:value-type="float" office:value="164112.01999999999"/>
          <table:table-cell office:value-type="float" office:value="156652.66"/>
          <table:table-cell office:value-type="float" office:value="154202.78"/>
          <table:table-cell office:value-type="float" office:value="110"/>
          <table:table-cell office:value-type="string" office:string-value="Bath and North East Somerset Council"/>
          <table:table-cell office:value-type="string" office:string-value="TU"/>
          <table:table-cell office:value-type="float" office:value="10755.9"/>
          <table:table-cell office:value-type="float" office:value="10769.19"/>
          <table:table-cell office:value-type="float" office:value="10836.54"/>
          <table:table-cell office:value-type="float" office:value="8923.33"/>
          <table:table-cell office:value-type="float" office:value="8747.1"/>
          <table:table-cell table:number-columns-repeated="16348"/>
        </table:table-row>
        <table:table-row>
          <table:table-cell office:value-type="float" office:value="130"/>
          <table:table-cell office:value-type="string" office:string-value="North Somerset Council"/>
          <table:table-cell office:value-type="string" office:string-value="TM"/>
          <table:table-cell office:value-type="float" office:value="717698.32"/>
          <table:table-cell office:value-type="float" office:value="682086.02"/>
          <table:table-cell office:value-type="float" office:value="670293.63"/>
          <table:table-cell office:value-type="float" office:value="629604.52"/>
          <table:table-cell office:value-type="float" office:value="606146.68999999994"/>
          <table:table-cell office:value-type="float" office:value="661165.83599999989"/>
          <table:table-cell/>
          <table:table-cell office:value-type="float" office:value="1745"/>
          <table:table-cell office:value-type="string" office:string-value="Portsmouth City Council"/>
          <table:table-cell office:value-type="string" office:string-value="PM"/>
          <table:table-cell office:value-type="float" office:value="58880.63"/>
          <table:table-cell office:value-type="float" office:value="57493.85"/>
          <table:table-cell office:value-type="float" office:value="56134.55"/>
          <table:table-cell office:value-type="float" office:value="90452.52"/>
          <table:table-cell office:value-type="float" office:value="87884.12"/>
          <table:table-cell office:value-type="float" office:value="70169.133999999991"/>
          <table:table-cell/>
          <table:table-cell office:value-type="float" office:value="140"/>
          <table:table-cell office:value-type="string" office:string-value="South Gloucestershire Council"/>
          <table:table-cell office:value-type="string" office:string-value="TR"/>
          <table:table-cell office:value-type="float" office:value="72139.89"/>
          <table:table-cell office:value-type="float" office:value="71117.39"/>
          <table:table-cell office:value-type="float" office:value="76038.09"/>
          <table:table-cell office:value-type="float" office:value="72347.320000000007"/>
          <table:table-cell office:value-type="float" office:value="70650.67"/>
          <table:table-cell office:value-type="float" office:value="225"/>
          <table:table-cell office:value-type="string" office:string-value="Bedfordshire County Council"/>
          <table:table-cell office:value-type="string" office:string-value="TU"/>
          <table:table-cell office:value-type="float" office:value="126450.59"/>
          <table:table-cell office:value-type="float" office:value="135043.4"/>
          <table:table-cell office:value-type="float" office:value="135291.71"/>
          <table:table-cell office:value-type="float" office:value="135837.51"/>
          <table:table-cell office:value-type="float" office:value="133958"/>
          <table:table-cell table:number-columns-repeated="16348"/>
        </table:table-row>
        <table:table-row>
          <table:table-cell office:value-type="float" office:value="140"/>
          <table:table-cell office:value-type="string" office:string-value="South Gloucestershire Council"/>
          <table:table-cell office:value-type="string" office:string-value="TM"/>
          <table:table-cell office:value-type="float" office:value="1567155.6"/>
          <table:table-cell office:value-type="float" office:value="1498789.02"/>
          <table:table-cell office:value-type="float" office:value="1430927.22"/>
          <table:table-cell office:value-type="float" office:value="1360053.19"/>
          <table:table-cell office:value-type="float" office:value="1307705.24"/>
          <table:table-cell office:value-type="float" office:value="1432926.054"/>
          <table:table-cell/>
          <table:table-cell office:value-type="float" office:value="2305"/>
          <table:table-cell office:value-type="string" office:string-value="Blackburn with Darwen Borough Council"/>
          <table:table-cell office:value-type="string" office:string-value="PM"/>
          <table:table-cell office:value-type="float" office:value="2440.4299999999998"/>
          <table:table-cell office:value-type="float" office:value="2378.4499999999998"/>
          <table:table-cell office:value-type="float" office:value="2315.2399999999998"/>
          <table:table-cell office:value-type="float" office:value="3566.89"/>
          <table:table-cell office:value-type="float" office:value="3470.65"/>
          <table:table-cell office:value-type="float" office:value="2834.3319999999994"/>
          <table:table-cell/>
          <table:table-cell office:value-type="float" office:value="225"/>
          <table:table-cell office:value-type="string" office:string-value="Bedfordshire County Council"/>
          <table:table-cell office:value-type="string" office:string-value="TR"/>
          <table:table-cell office:value-type="float" office:value="894147.98"/>
          <table:table-cell office:value-type="float" office:value="871265.04"/>
          <table:table-cell office:value-type="float" office:value="838647.76"/>
          <table:table-cell office:value-type="float" office:value="798044.63"/>
          <table:table-cell office:value-type="float" office:value="780158.77"/>
          <table:table-cell office:value-type="float" office:value="310"/>
          <table:table-cell office:value-type="string" office:string-value="West Berkshire Council"/>
          <table:table-cell office:value-type="string" office:string-value="TU"/>
          <table:table-cell office:value-type="float" office:value="34209.4"/>
          <table:table-cell office:value-type="float" office:value="33440.94"/>
          <table:table-cell office:value-type="float" office:value="33850.33"/>
          <table:table-cell office:value-type="float" office:value="33970.07"/>
          <table:table-cell office:value-type="float" office:value="34478.36"/>
          <table:table-cell table:number-columns-repeated="16348"/>
        </table:table-row>
        <table:table-row>
          <table:table-cell office:value-type="float" office:value="205"/>
          <table:table-cell office:value-type="string" office:string-value="Luton Borough Council"/>
          <table:table-cell office:value-type="string" office:string-value="TM"/>
          <table:table-cell office:value-type="float" office:value="102471.96"/>
          <table:table-cell office:value-type="float" office:value="97146.38"/>
          <table:table-cell office:value-type="float" office:value="92137.14"/>
          <table:table-cell office:value-type="float" office:value="88262.92"/>
          <table:table-cell office:value-type="float" office:value="84954.03"/>
          <table:table-cell office:value-type="float" office:value="92994.486000000004"/>
          <table:table-cell/>
          <table:table-cell office:value-type="float" office:value="2310"/>
          <table:table-cell office:value-type="string" office:string-value="Blackpool Borough Council"/>
          <table:table-cell office:value-type="string" office:string-value="PM"/>
          <table:table-cell office:value-type="float" office:value="1983.54"/>
          <table:table-cell office:value-type="float" office:value="1997.8"/>
          <table:table-cell office:value-type="float" office:value="1992.54"/>
          <table:table-cell office:value-type="float" office:value="3130.51"/>
          <table:table-cell office:value-type="float" office:value="3027.01"/>
          <table:table-cell office:value-type="float" office:value="2426.2800000000002"/>
          <table:table-cell/>
          <table:table-cell office:value-type="float" office:value="310"/>
          <table:table-cell office:value-type="string" office:string-value="West Berkshire Council"/>
          <table:table-cell office:value-type="string" office:string-value="TR"/>
          <table:table-cell office:value-type="float" office:value="436292.2"/>
          <table:table-cell office:value-type="float" office:value="427762.99"/>
          <table:table-cell office:value-type="float" office:value="407047.66"/>
          <table:table-cell office:value-type="float" office:value="387732.62"/>
          <table:table-cell office:value-type="float" office:value="377824.86"/>
          <table:table-cell office:value-type="float" office:value="320"/>
          <table:table-cell office:value-type="string" office:string-value="Slough Borough Council"/>
          <table:table-cell office:value-type="string" office:string-value="TU"/>
          <table:table-cell office:value-type="float" office:value="5146.58"/>
          <table:table-cell office:value-type="float" office:value="6251.35"/>
          <table:table-cell office:value-type="float" office:value="6113.1"/>
          <table:table-cell office:value-type="float" office:value="5953.96"/>
          <table:table-cell office:value-type="float" office:value="5893.93"/>
          <table:table-cell table:number-columns-repeated="16348"/>
        </table:table-row>
        <table:table-row>
          <table:table-cell office:value-type="float" office:value="225"/>
          <table:table-cell office:value-type="string" office:string-value="Bedfordshire County Council"/>
          <table:table-cell office:value-type="string" office:string-value="TM"/>
          <table:table-cell office:value-type="float" office:value="916937.16"/>
          <table:table-cell office:value-type="float" office:value="870778.83"/>
          <table:table-cell office:value-type="float" office:value="826032.16"/>
          <table:table-cell office:value-type="float" office:value="781240.14"/>
          <table:table-cell office:value-type="float" office:value="751426.52"/>
          <table:table-cell office:value-type="float" office:value="829282.96200000006"/>
          <table:table-cell/>
          <table:table-cell office:value-type="float" office:value="2315"/>
          <table:table-cell office:value-type="string" office:string-value="Lancashire County Council"/>
          <table:table-cell office:value-type="string" office:string-value="PM"/>
          <table:table-cell office:value-type="float" office:value="144317.32"/>
          <table:table-cell office:value-type="float" office:value="139804.84"/>
          <table:table-cell office:value-type="float" office:value="136739.10999999999"/>
          <table:table-cell office:value-type="float" office:value="208299.79"/>
          <table:table-cell office:value-type="float" office:value="202105.52"/>
          <table:table-cell office:value-type="float" office:value="166253.31600000002"/>
          <table:table-cell/>
          <table:table-cell office:value-type="float" office:value="320"/>
          <table:table-cell office:value-type="string" office:string-value="Slough Borough Council"/>
          <table:table-cell office:value-type="string" office:string-value="TR"/>
          <table:table-cell office:value-type="float" office:value="20638.28"/>
          <table:table-cell office:value-type="float" office:value="25050.61"/>
          <table:table-cell office:value-type="float" office:value="24090.34"/>
          <table:table-cell office:value-type="float" office:value="22940.78"/>
          <table:table-cell office:value-type="float" office:value="22426.2"/>
          <table:table-cell office:value-type="float" office:value="415"/>
          <table:table-cell office:value-type="string" office:string-value="Milton Keynes Council"/>
          <table:table-cell office:value-type="string" office:string-value="TU"/>
          <table:table-cell office:value-type="float" office:value="108218.08"/>
          <table:table-cell office:value-type="float" office:value="103343.37"/>
          <table:table-cell office:value-type="float" office:value="103632.32000000001"/>
          <table:table-cell office:value-type="float" office:value="103241.85"/>
          <table:table-cell office:value-type="float" office:value="102158.14"/>
          <table:table-cell table:number-columns-repeated="16348"/>
        </table:table-row>
        <table:table-row>
          <table:table-cell office:value-type="float" office:value="305"/>
          <table:table-cell office:value-type="string" office:string-value="Bracknell Forest Borough Council"/>
          <table:table-cell office:value-type="string" office:string-value="TM"/>
          <table:table-cell office:value-type="float" office:value="36403.699999999997"/>
          <table:table-cell office:value-type="float" office:value="37839.230000000003"/>
          <table:table-cell office:value-type="float" office:value="35986.300000000003"/>
          <table:table-cell office:value-type="float" office:value="33452.32"/>
          <table:table-cell office:value-type="float" office:value="31905.4"/>
          <table:table-cell office:value-type="float" office:value="35117.39"/>
          <table:table-cell/>
          <table:table-cell office:value-type="float" office:value="4215"/>
          <table:table-cell office:value-type="string" office:string-value="Manchester City Council"/>
          <table:table-cell office:value-type="string" office:string-value="PM"/>
          <table:table-cell office:value-type="float" office:value="59983.81"/>
          <table:table-cell office:value-type="float" office:value="57172.24"/>
          <table:table-cell office:value-type="float" office:value="54864"/>
          <table:table-cell office:value-type="float" office:value="84677.98"/>
          <table:table-cell office:value-type="float" office:value="82253.42"/>
          <table:table-cell office:value-type="float" office:value="67790.289999999994"/>
          <table:table-cell/>
          <table:table-cell office:value-type="float" office:value="325"/>
          <table:table-cell office:value-type="string" office:string-value="Royal Borough of Windsor and Maidenhead"/>
          <table:table-cell office:value-type="string" office:string-value="TR"/>
          <table:table-cell office:value-type="float" office:value="105343.99"/>
          <table:table-cell office:value-type="float" office:value="107978.12"/>
          <table:table-cell office:value-type="float" office:value="98952.2"/>
          <table:table-cell office:value-type="float" office:value="94220.03"/>
          <table:table-cell office:value-type="float" office:value="92064.42"/>
          <table:table-cell office:value-type="float" office:value="430"/>
          <table:table-cell office:value-type="string" office:string-value="Buckinghamshire County Council"/>
          <table:table-cell office:value-type="string" office:string-value="TU"/>
          <table:table-cell office:value-type="float" office:value="48767.16"/>
          <table:table-cell office:value-type="float" office:value="48397.46"/>
          <table:table-cell office:value-type="float" office:value="49292.31"/>
          <table:table-cell office:value-type="float" office:value="49449.46"/>
          <table:table-cell office:value-type="float" office:value="48928.63"/>
          <table:table-cell table:number-columns-repeated="16348"/>
        </table:table-row>
        <table:table-row>
          <table:table-cell office:value-type="float" office:value="310"/>
          <table:table-cell office:value-type="string" office:string-value="West Berkshire Council"/>
          <table:table-cell office:value-type="string" office:string-value="TM"/>
          <table:table-cell office:value-type="float" office:value="1330472.78"/>
          <table:table-cell office:value-type="float" office:value="1250647.06"/>
          <table:table-cell office:value-type="float" office:value="1189099.03"/>
          <table:table-cell office:value-type="float" office:value="1117223.3500000001"/>
          <table:table-cell office:value-type="float" office:value="1070715.3600000001"/>
          <table:table-cell office:value-type="float" office:value="1191631.5160000003"/>
          <table:table-cell/>
          <table:table-cell office:value-type="float" office:value="4245"/>
          <table:table-cell office:value-type="string" office:string-value="Trafford Metropolitan Borough Council"/>
          <table:table-cell office:value-type="string" office:string-value="PM"/>
          <table:table-cell office:value-type="float" office:value="14538.41"/>
          <table:table-cell office:value-type="float" office:value="14399.7"/>
          <table:table-cell office:value-type="float" office:value="13966.16"/>
          <table:table-cell office:value-type="float" office:value="21487.71"/>
          <table:table-cell office:value-type="float" office:value="20498.46"/>
          <table:table-cell office:value-type="float" office:value="16978.088"/>
          <table:table-cell/>
          <table:table-cell office:value-type="float" office:value="415"/>
          <table:table-cell office:value-type="string" office:string-value="Milton Keynes Council"/>
          <table:table-cell office:value-type="string" office:string-value="TR"/>
          <table:table-cell office:value-type="float" office:value="113502.57"/>
          <table:table-cell office:value-type="float" office:value="112735.17"/>
          <table:table-cell office:value-type="float" office:value="106776.69"/>
          <table:table-cell office:value-type="float" office:value="101833.44"/>
          <table:table-cell office:value-type="float" office:value="99682.52"/>
          <table:table-cell office:value-type="float" office:value="505"/>
          <table:table-cell office:value-type="string" office:string-value="Peterborough City Council"/>
          <table:table-cell office:value-type="string" office:string-value="TU"/>
          <table:table-cell office:value-type="float" office:value="69152.100000000006"/>
          <table:table-cell office:value-type="float" office:value="69382.649999999994"/>
          <table:table-cell office:value-type="float" office:value="70286.789999999994"/>
          <table:table-cell office:value-type="float" office:value="70590.95"/>
          <table:table-cell office:value-type="float" office:value="69887.399999999994"/>
          <table:table-cell table:number-columns-repeated="16348"/>
        </table:table-row>
        <table:table-row>
          <table:table-cell office:value-type="float" office:value="315"/>
          <table:table-cell office:value-type="string" office:string-value="Reading Borough Council"/>
          <table:table-cell office:value-type="string" office:string-value="TM"/>
          <table:table-cell office:value-type="float" office:value="43122.34"/>
          <table:table-cell office:value-type="float" office:value="41146.61"/>
          <table:table-cell office:value-type="float" office:value="39102.01"/>
          <table:table-cell office:value-type="float" office:value="36641.760000000002"/>
          <table:table-cell office:value-type="float" office:value="35103.760000000002"/>
          <table:table-cell office:value-type="float" office:value="39023.296000000002"/>
          <table:table-cell/>
          <table:table-cell office:value-type="float" office:value="4305"/>
          <table:table-cell office:value-type="string" office:string-value="Knowsley Metropolitan Borough Council"/>
          <table:table-cell office:value-type="string" office:string-value="PM"/>
          <table:table-cell office:value-type="float" office:value="99716.37"/>
          <table:table-cell office:value-type="float" office:value="98487.63"/>
          <table:table-cell office:value-type="float" office:value="95529.37"/>
          <table:table-cell office:value-type="float" office:value="153782.56"/>
          <table:table-cell office:value-type="float" office:value="149183.85999999999"/>
          <table:table-cell office:value-type="float" office:value="119339.95800000001"/>
          <table:table-cell/>
          <table:table-cell office:value-type="float" office:value="430"/>
          <table:table-cell office:value-type="string" office:string-value="Buckinghamshire County Council"/>
          <table:table-cell office:value-type="string" office:string-value="TR"/>
          <table:table-cell office:value-type="float" office:value="259280.89"/>
          <table:table-cell office:value-type="float" office:value="259239.03"/>
          <table:table-cell office:value-type="float" office:value="251847.24"/>
          <table:table-cell office:value-type="float" office:value="238630.14"/>
          <table:table-cell office:value-type="float" office:value="233199.93"/>
          <table:table-cell office:value-type="float" office:value="515"/>
          <table:table-cell office:value-type="string" office:string-value="Cambridgeshire County Council"/>
          <table:table-cell office:value-type="string" office:string-value="TU"/>
          <table:table-cell office:value-type="float" office:value="92710.81"/>
          <table:table-cell office:value-type="float" office:value="91278.86"/>
          <table:table-cell office:value-type="float" office:value="89180.69"/>
          <table:table-cell office:value-type="float" office:value="87102.080000000002"/>
          <table:table-cell office:value-type="float" office:value="1957498.3"/>
          <table:table-cell table:number-columns-repeated="16348"/>
        </table:table-row>
        <table:table-row>
          <table:table-cell office:value-type="float" office:value="320"/>
          <table:table-cell office:value-type="string" office:string-value="Slough Borough Council"/>
          <table:table-cell office:value-type="string" office:string-value="TM"/>
          <table:table-cell office:value-type="float" office:value="459785.84"/>
          <table:table-cell office:value-type="float" office:value="440826.72"/>
          <table:table-cell office:value-type="float" office:value="419514.81"/>
          <table:table-cell office:value-type="float" office:value="391429.44"/>
          <table:table-cell office:value-type="float" office:value="373112.22"/>
          <table:table-cell office:value-type="float" office:value="416933.80599999998"/>
          <table:table-cell/>
          <table:table-cell office:value-type="float" office:value="4310"/>
          <table:table-cell office:value-type="string" office:string-value="Liverpool City Council"/>
          <table:table-cell office:value-type="string" office:string-value="PM"/>
          <table:table-cell office:value-type="float" office:value="17407.990000000002"/>
          <table:table-cell office:value-type="float" office:value="16939.27"/>
          <table:table-cell office:value-type="float" office:value="16425.82"/>
          <table:table-cell office:value-type="float" office:value="32171.87"/>
          <table:table-cell office:value-type="float" office:value="31195.43"/>
          <table:table-cell office:value-type="float" office:value="22828.076000000001"/>
          <table:table-cell/>
          <table:table-cell office:value-type="float" office:value="505"/>
          <table:table-cell office:value-type="string" office:string-value="Peterborough City Council"/>
          <table:table-cell office:value-type="string" office:string-value="TR"/>
          <table:table-cell office:value-type="float" office:value="315020.13"/>
          <table:table-cell office:value-type="float" office:value="319853.81"/>
          <table:table-cell office:value-type="float" office:value="307341.77"/>
          <table:table-cell office:value-type="float" office:value="299098.94"/>
          <table:table-cell office:value-type="float" office:value="292035.76"/>
          <table:table-cell office:value-type="float" office:value="605"/>
          <table:table-cell office:value-type="string" office:string-value="Halton Borough Council"/>
          <table:table-cell office:value-type="string" office:string-value="TU"/>
          <table:table-cell office:value-type="float" office:value="25408.57"/>
          <table:table-cell office:value-type="float" office:value="25493.14"/>
          <table:table-cell office:value-type="float" office:value="25698.55"/>
          <table:table-cell office:value-type="float" office:value="25589.200000000001"/>
          <table:table-cell office:value-type="float" office:value="25162.02"/>
          <table:table-cell table:number-columns-repeated="16348"/>
        </table:table-row>
        <table:table-row>
          <table:table-cell office:value-type="float" office:value="325"/>
          <table:table-cell office:value-type="string" office:string-value="Royal Borough of Windsor and Maidenhead"/>
          <table:table-cell office:value-type="string" office:string-value="TM"/>
          <table:table-cell office:value-type="float" office:value="776914.29"/>
          <table:table-cell office:value-type="float" office:value="772207.31"/>
          <table:table-cell office:value-type="float" office:value="734815.56"/>
          <table:table-cell office:value-type="float" office:value="685796.81"/>
          <table:table-cell office:value-type="float" office:value="653877.53"/>
          <table:table-cell office:value-type="float" office:value="724722.3"/>
          <table:table-cell/>
          <table:table-cell office:value-type="float" office:value="4510"/>
          <table:table-cell office:value-type="string" office:string-value="Newcastle City Council"/>
          <table:table-cell office:value-type="string" office:string-value="PM"/>
          <table:table-cell office:value-type="float" office:value="57726.28"/>
          <table:table-cell office:value-type="float" office:value="56326.73"/>
          <table:table-cell office:value-type="float" office:value="56587.55"/>
          <table:table-cell office:value-type="float" office:value="91981.37"/>
          <table:table-cell office:value-type="float" office:value="89311.12"/>
          <table:table-cell office:value-type="float" office:value="70386.61"/>
          <table:table-cell/>
          <table:table-cell office:value-type="float" office:value="515"/>
          <table:table-cell office:value-type="string" office:string-value="Cambridgeshire County Council"/>
          <table:table-cell office:value-type="string" office:string-value="TR"/>
          <table:table-cell office:value-type="float" office:value="2247350.92"/>
          <table:table-cell office:value-type="float" office:value="2224054.6"/>
          <table:table-cell office:value-type="float" office:value="2123463.91"/>
          <table:table-cell office:value-type="float" office:value="2008489.3"/>
          <table:table-cell office:value-type="float" office:value="686006.04"/>
          <table:table-cell office:value-type="float" office:value="615"/>
          <table:table-cell office:value-type="string" office:string-value="Cheshire County Council"/>
          <table:table-cell office:value-type="string" office:string-value="TU"/>
          <table:table-cell office:value-type="float" office:value="94388.31"/>
          <table:table-cell office:value-type="float" office:value="94671.73"/>
          <table:table-cell office:value-type="float" office:value="96385.67"/>
          <table:table-cell office:value-type="float" office:value="97538.77"/>
          <table:table-cell office:value-type="float" office:value="96088.38"/>
          <table:table-cell table:number-columns-repeated="16348"/>
        </table:table-row>
        <table:table-row>
          <table:table-cell office:value-type="float" office:value="330"/>
          <table:table-cell office:value-type="string" office:string-value="Wokingham District Council"/>
          <table:table-cell office:value-type="string" office:string-value="TM"/>
          <table:table-cell office:value-type="float" office:value="501569.26"/>
          <table:table-cell office:value-type="float" office:value="490361.68"/>
          <table:table-cell office:value-type="float" office:value="466152.2"/>
          <table:table-cell office:value-type="float" office:value="434709.76000000001"/>
          <table:table-cell office:value-type="float" office:value="414623.39"/>
          <table:table-cell office:value-type="float" office:value="461483.25800000003"/>
          <table:table-cell/>
          <table:table-cell office:value-type="float" office:value="4605"/>
          <table:table-cell office:value-type="string" office:string-value="Birmingham City Council"/>
          <table:table-cell office:value-type="string" office:string-value="PM"/>
          <table:table-cell office:value-type="float" office:value="153584.79"/>
          <table:table-cell office:value-type="float" office:value="152469.59"/>
          <table:table-cell office:value-type="float" office:value="148429.37"/>
          <table:table-cell office:value-type="float" office:value="247754.74"/>
          <table:table-cell office:value-type="float" office:value="240325.47"/>
          <table:table-cell office:value-type="float" office:value="188512.79199999999"/>
          <table:table-cell/>
          <table:table-cell office:value-type="float" office:value="605"/>
          <table:table-cell office:value-type="string" office:string-value="Halton Borough Council"/>
          <table:table-cell office:value-type="string" office:string-value="TR"/>
          <table:table-cell office:value-type="float" office:value="16657.62"/>
          <table:table-cell office:value-type="float" office:value="16384.009999999998"/>
          <table:table-cell office:value-type="float" office:value="15750.24"/>
          <table:table-cell office:value-type="float" office:value="15008.59"/>
          <table:table-cell office:value-type="float" office:value="14663.81"/>
          <table:table-cell office:value-type="float" office:value="720"/>
          <table:table-cell office:value-type="string" office:string-value="Redcar and Cleveland Borough Council"/>
          <table:table-cell office:value-type="string" office:string-value="TU"/>
          <table:table-cell office:value-type="float" office:value="18603.48"/>
          <table:table-cell office:value-type="float" office:value="18424.349999999999"/>
          <table:table-cell office:value-type="float" office:value="18101.62"/>
          <table:table-cell office:value-type="float" office:value="17941.599999999999"/>
          <table:table-cell office:value-type="float" office:value="17520.53"/>
          <table:table-cell table:number-columns-repeated="16348"/>
        </table:table-row>
        <table:table-row>
          <table:table-cell office:value-type="float" office:value="415"/>
          <table:table-cell office:value-type="string" office:string-value="Milton Keynes Council"/>
          <table:table-cell office:value-type="string" office:string-value="TM"/>
          <table:table-cell office:value-type="float" office:value="532349.93999999994"/>
          <table:table-cell office:value-type="float" office:value="505069.43"/>
          <table:table-cell office:value-type="float" office:value="507087.45"/>
          <table:table-cell office:value-type="float" office:value="476210.3"/>
          <table:table-cell office:value-type="float" office:value="457859.39"/>
          <table:table-cell office:value-type="float" office:value="495715.30199999997"/>
          <table:table-cell/>
          <table:table-cell office:value-type="float" office:value="4720"/>
          <table:table-cell office:value-type="string" office:string-value="Leeds City Council"/>
          <table:table-cell office:value-type="string" office:string-value="PM"/>
          <table:table-cell office:value-type="float" office:value="92037.89"/>
          <table:table-cell office:value-type="float" office:value="89830.18"/>
          <table:table-cell office:value-type="float" office:value="86553.279999999999"/>
          <table:table-cell office:value-type="float" office:value="133064.89000000001"/>
          <table:table-cell office:value-type="float" office:value="129034.27"/>
          <table:table-cell office:value-type="float" office:value="106104.102"/>
          <table:table-cell/>
          <table:table-cell office:value-type="float" office:value="610"/>
          <table:table-cell office:value-type="string" office:string-value="Warrington Borough Council"/>
          <table:table-cell office:value-type="string" office:string-value="TR"/>
          <table:table-cell office:value-type="float" office:value="3917.85"/>
          <table:table-cell office:value-type="float" office:value="3922.25"/>
          <table:table-cell office:value-type="float" office:value="3862.07"/>
          <table:table-cell office:value-type="float" office:value="3734.14"/>
          <table:table-cell office:value-type="float" office:value="3687.15"/>
          <table:table-cell office:value-type="float" office:value="730"/>
          <table:table-cell office:value-type="string" office:string-value="Middlesbrough Borough Council"/>
          <table:table-cell office:value-type="string" office:string-value="TU"/>
          <table:table-cell office:value-type="float" office:value="105011.24"/>
          <table:table-cell office:value-type="float" office:value="103941.64"/>
          <table:table-cell office:value-type="float" office:value="107259.22"/>
          <table:table-cell office:value-type="float" office:value="105677.21"/>
          <table:table-cell office:value-type="float" office:value="104296.8"/>
          <table:table-cell table:number-columns-repeated="16348"/>
        </table:table-row>
        <table:table-row>
          <table:table-cell office:value-type="float" office:value="430"/>
          <table:table-cell office:value-type="string" office:string-value="Buckinghamshire County Council"/>
          <table:table-cell office:value-type="string" office:string-value="TM"/>
          <table:table-cell office:value-type="float" office:value="2197481.79"/>
          <table:table-cell office:value-type="float" office:value="2127082.37"/>
          <table:table-cell office:value-type="float" office:value="2032198.56"/>
          <table:table-cell office:value-type="float" office:value="1884476.8"/>
          <table:table-cell office:value-type="float" office:value="1812693.83"/>
          <table:table-cell office:value-type="float" office:value="2010786.67"/>
          <table:table-cell table:number-columns-repeated="11"/>
          <table:table-cell office:value-type="float" office:value="615"/>
          <table:table-cell office:value-type="string" office:string-value="Cheshire County Council"/>
          <table:table-cell office:value-type="string" office:string-value="TR"/>
          <table:table-cell office:value-type="float" office:value="1262262.24"/>
          <table:table-cell office:value-type="float" office:value="1248604.1200000001"/>
          <table:table-cell office:value-type="float" office:value="1205335.81"/>
          <table:table-cell office:value-type="float" office:value="1140937.17"/>
          <table:table-cell office:value-type="float" office:value="1116316.47"/>
          <table:table-cell office:value-type="float" office:value="740"/>
          <table:table-cell office:value-type="string" office:string-value="Stockton-on-Tees Borough Council"/>
          <table:table-cell office:value-type="string" office:string-value="TU"/>
          <table:table-cell office:value-type="float" office:value="192762.36"/>
          <table:table-cell office:value-type="float" office:value="191017.52"/>
          <table:table-cell office:value-type="float" office:value="187253.29"/>
          <table:table-cell office:value-type="float" office:value="184513.53"/>
          <table:table-cell office:value-type="float" office:value="182227.6"/>
          <table:table-cell table:number-columns-repeated="16348"/>
        </table:table-row>
        <table:table-row>
          <table:table-cell office:value-type="float" office:value="515"/>
          <table:table-cell office:value-type="string" office:string-value="Cambridgeshire County Council"/>
          <table:table-cell office:value-type="string" office:string-value="TM"/>
          <table:table-cell office:value-type="float" office:value="831727.94"/>
          <table:table-cell office:value-type="float" office:value="808393.44"/>
          <table:table-cell office:value-type="float" office:value="755227.06"/>
          <table:table-cell office:value-type="float" office:value="716421.2"/>
          <table:table-cell office:value-type="float" office:value="289717.40999999997"/>
          <table:table-cell office:value-type="float" office:value="680297.41"/>
          <table:table-cell table:number-columns-repeated="11"/>
          <table:table-cell office:value-type="float" office:value="710"/>
          <table:table-cell office:value-type="string" office:string-value="Hartlepool Borough Council"/>
          <table:table-cell office:value-type="string" office:string-value="TR"/>
          <table:table-cell office:value-type="float" office:value="96868"/>
          <table:table-cell office:value-type="float" office:value="95437.01"/>
          <table:table-cell office:value-type="float" office:value="79855.73"/>
          <table:table-cell office:value-type="float" office:value="86519.16"/>
          <table:table-cell office:value-type="float" office:value="84395.71"/>
          <table:table-cell office:value-type="float" office:value="810"/>
          <table:table-cell office:value-type="string" office:string-value="Cornwall County Council"/>
          <table:table-cell office:value-type="string" office:string-value="TU"/>
          <table:table-cell office:value-type="float" office:value="27504.62"/>
          <table:table-cell office:value-type="float" office:value="27826.82"/>
          <table:table-cell office:value-type="float" office:value="27848.799999999999"/>
          <table:table-cell office:value-type="float" office:value="29057.93"/>
          <table:table-cell office:value-type="float" office:value="28315.48"/>
          <table:table-cell table:number-columns-repeated="16348"/>
        </table:table-row>
        <table:table-row>
          <table:table-cell office:value-type="float" office:value="605"/>
          <table:table-cell office:value-type="string" office:string-value="Halton Borough Council"/>
          <table:table-cell office:value-type="string" office:string-value="TM"/>
          <table:table-cell office:value-type="float" office:value="177376.82"/>
          <table:table-cell office:value-type="float" office:value="167969.58"/>
          <table:table-cell office:value-type="float" office:value="146101.23000000001"/>
          <table:table-cell office:value-type="float" office:value="136060.66"/>
          <table:table-cell office:value-type="float" office:value="130696.39"/>
          <table:table-cell office:value-type="float" office:value="151640.93600000002"/>
          <table:table-cell table:number-columns-repeated="11"/>
          <table:table-cell office:value-type="float" office:value="720"/>
          <table:table-cell office:value-type="string" office:string-value="Redcar and Cleveland Borough Council"/>
          <table:table-cell office:value-type="string" office:string-value="TR"/>
          <table:table-cell office:value-type="float" office:value="35041.06"/>
          <table:table-cell office:value-type="float" office:value="34530.65"/>
          <table:table-cell office:value-type="float" office:value="33164.03"/>
          <table:table-cell office:value-type="float" office:value="36144.160000000003"/>
          <table:table-cell office:value-type="float" office:value="35197.19"/>
          <table:table-cell office:value-type="float" office:value="900"/>
          <table:table-cell office:value-type="string" office:string-value="Cumbria County Council"/>
          <table:table-cell office:value-type="string" office:string-value="TU"/>
          <table:table-cell office:value-type="float" office:value="103086.11"/>
          <table:table-cell office:value-type="float" office:value="104305.09"/>
          <table:table-cell office:value-type="float" office:value="104352.7"/>
          <table:table-cell office:value-type="float" office:value="98787.68"/>
          <table:table-cell office:value-type="float" office:value="96225.61"/>
          <table:table-cell table:number-columns-repeated="16348"/>
        </table:table-row>
        <table:table-row>
          <table:table-cell office:value-type="float" office:value="610"/>
          <table:table-cell office:value-type="string" office:string-value="Warrington Borough Council"/>
          <table:table-cell office:value-type="string" office:string-value="TM"/>
          <table:table-cell office:value-type="float" office:value="1204910.58"/>
          <table:table-cell office:value-type="float" office:value="1157253.1299999999"/>
          <table:table-cell office:value-type="float" office:value="1101541.53"/>
          <table:table-cell office:value-type="float" office:value="1056174.74"/>
          <table:table-cell office:value-type="float" office:value="1014715.47"/>
          <table:table-cell office:value-type="float" office:value="1106919.0900000001"/>
          <table:table-cell table:number-columns-repeated="11"/>
          <table:table-cell office:value-type="float" office:value="730"/>
          <table:table-cell office:value-type="string" office:string-value="Middlesbrough Borough Council"/>
          <table:table-cell office:value-type="string" office:string-value="TR"/>
          <table:table-cell office:value-type="float" office:value="95246.82"/>
          <table:table-cell office:value-type="float" office:value="96644.14"/>
          <table:table-cell office:value-type="float" office:value="91236.38"/>
          <table:table-cell office:value-type="float" office:value="86713.78"/>
          <table:table-cell office:value-type="float" office:value="84496.26"/>
          <table:table-cell office:value-type="float" office:value="1020"/>
          <table:table-cell office:value-type="string" office:string-value="Derby City Council"/>
          <table:table-cell office:value-type="string" office:string-value="TU"/>
          <table:table-cell office:value-type="float" office:value="319291.61"/>
          <table:table-cell office:value-type="float" office:value="327371.23"/>
          <table:table-cell office:value-type="float" office:value="334039.39"/>
          <table:table-cell office:value-type="float" office:value="338089.3"/>
          <table:table-cell office:value-type="float" office:value="334117.36"/>
          <table:table-cell table:number-columns-repeated="16348"/>
        </table:table-row>
        <table:table-row>
          <table:table-cell office:value-type="float" office:value="615"/>
          <table:table-cell office:value-type="string" office:string-value="Cheshire County Council"/>
          <table:table-cell office:value-type="string" office:string-value="TM"/>
          <table:table-cell office:value-type="float" office:value="2628610.69"/>
          <table:table-cell office:value-type="float" office:value="2540676.2000000002"/>
          <table:table-cell office:value-type="float" office:value="2419887.63"/>
          <table:table-cell office:value-type="float" office:value="2263690.66"/>
          <table:table-cell office:value-type="float" office:value="2177013.81"/>
          <table:table-cell office:value-type="float" office:value="2405975.798"/>
          <table:table-cell table:number-columns-repeated="11"/>
          <table:table-cell office:value-type="float" office:value="740"/>
          <table:table-cell office:value-type="string" office:string-value="Stockton-on-Tees Borough Council"/>
          <table:table-cell office:value-type="string" office:string-value="TR"/>
          <table:table-cell office:value-type="float" office:value="247692.5"/>
          <table:table-cell office:value-type="float" office:value="242572.61"/>
          <table:table-cell office:value-type="float" office:value="238082.77"/>
          <table:table-cell office:value-type="float" office:value="225319.96"/>
          <table:table-cell office:value-type="float" office:value="219487.21"/>
          <table:table-cell office:value-type="float" office:value="1050"/>
          <table:table-cell office:value-type="string" office:string-value="Derbyshire County Council"/>
          <table:table-cell office:value-type="string" office:string-value="TU"/>
          <table:table-cell office:value-type="float" office:value="181420.38"/>
          <table:table-cell office:value-type="float" office:value="181542.16"/>
          <table:table-cell office:value-type="float" office:value="182934.25"/>
          <table:table-cell office:value-type="float" office:value="185641.85"/>
          <table:table-cell office:value-type="float" office:value="183107.06"/>
          <table:table-cell table:number-columns-repeated="16348"/>
        </table:table-row>
        <table:table-row>
          <table:table-cell office:value-type="float" office:value="900"/>
          <table:table-cell office:value-type="string" office:string-value="Cumbria County Council"/>
          <table:table-cell office:value-type="string" office:string-value="TM"/>
          <table:table-cell office:value-type="float" office:value="1349957.01"/>
          <table:table-cell office:value-type="float" office:value="1278504.52"/>
          <table:table-cell office:value-type="float" office:value="1207774.5"/>
          <table:table-cell office:value-type="float" office:value="1147347.68"/>
          <table:table-cell office:value-type="float" office:value="1102699.03"/>
          <table:table-cell office:value-type="float" office:value="1217256.548"/>
          <table:table-cell table:number-columns-repeated="11"/>
          <table:table-cell office:value-type="float" office:value="810"/>
          <table:table-cell office:value-type="string" office:string-value="Cornwall County Council"/>
          <table:table-cell office:value-type="string" office:string-value="TR"/>
          <table:table-cell office:value-type="float" office:value="1113159.8899999999"/>
          <table:table-cell office:value-type="float" office:value="1097428.3400000001"/>
          <table:table-cell office:value-type="float" office:value="1065280.72"/>
          <table:table-cell office:value-type="float" office:value="1044390.95"/>
          <table:table-cell office:value-type="float" office:value="1015599.47"/>
          <table:table-cell office:value-type="float" office:value="1105"/>
          <table:table-cell office:value-type="string" office:string-value="Plymouth City Council"/>
          <table:table-cell office:value-type="string" office:string-value="TU"/>
          <table:table-cell office:value-type="float" office:value="137550.17000000001"/>
          <table:table-cell office:value-type="float" office:value="139739.26"/>
          <table:table-cell office:value-type="float" office:value="147901.56"/>
          <table:table-cell office:value-type="float" office:value="139196.57"/>
          <table:table-cell office:value-type="float" office:value="135732.57"/>
          <table:table-cell table:number-columns-repeated="16348"/>
        </table:table-row>
        <table:table-row>
          <table:table-cell office:value-type="float" office:value="1050"/>
          <table:table-cell office:value-type="string" office:string-value="Derbyshire County Council"/>
          <table:table-cell office:value-type="string" office:string-value="TM"/>
          <table:table-cell office:value-type="float" office:value="1412588.34"/>
          <table:table-cell office:value-type="float" office:value="1327372.0900000001"/>
          <table:table-cell office:value-type="float" office:value="1265436.96"/>
          <table:table-cell office:value-type="float" office:value="1133998.1299999999"/>
          <table:table-cell office:value-type="float" office:value="1069379.3600000001"/>
          <table:table-cell office:value-type="float" office:value="1241754.976"/>
          <table:table-cell table:number-columns-repeated="11"/>
          <table:table-cell office:value-type="float" office:value="900"/>
          <table:table-cell office:value-type="string" office:string-value="Cumbria County Council"/>
          <table:table-cell office:value-type="string" office:string-value="TR"/>
          <table:table-cell office:value-type="float" office:value="1348481.24"/>
          <table:table-cell office:value-type="float" office:value="1335393.5"/>
          <table:table-cell office:value-type="float" office:value="1263625.27"/>
          <table:table-cell office:value-type="float" office:value="1232921.1399999999"/>
          <table:table-cell office:value-type="float" office:value="1197815.93"/>
          <table:table-cell office:value-type="float" office:value="1245"/>
          <table:table-cell office:value-type="string" office:string-value="Dorset County Council"/>
          <table:table-cell office:value-type="string" office:string-value="TU"/>
          <table:table-cell office:value-type="float" office:value="24069.22"/>
          <table:table-cell office:value-type="float" office:value="24036.09"/>
          <table:table-cell office:value-type="float" office:value="24048.66"/>
          <table:table-cell office:value-type="float" office:value="23794.639999999999"/>
          <table:table-cell office:value-type="float" office:value="23349.34"/>
          <table:table-cell table:number-columns-repeated="16348"/>
        </table:table-row>
        <table:table-row>
          <table:table-cell office:value-type="float" office:value="1115"/>
          <table:table-cell office:value-type="string" office:string-value="Devon County Council"/>
          <table:table-cell office:value-type="string" office:string-value="TM"/>
          <table:table-cell office:value-type="float" office:value="757232.7"/>
          <table:table-cell office:value-type="float" office:value="718533.24"/>
          <table:table-cell office:value-type="float" office:value="679844.04"/>
          <table:table-cell office:value-type="float" office:value="646305.84"/>
          <table:table-cell office:value-type="float" office:value="623666.47"/>
          <table:table-cell office:value-type="float" office:value="685116.45799999998"/>
          <table:table-cell table:number-columns-repeated="11"/>
          <table:table-cell office:value-type="float" office:value="1020"/>
          <table:table-cell office:value-type="string" office:string-value="Derby City Council"/>
          <table:table-cell office:value-type="string" office:string-value="TR"/>
          <table:table-cell office:value-type="float" office:value="37522.79"/>
          <table:table-cell office:value-type="float" office:value="38803.71"/>
          <table:table-cell office:value-type="float" office:value="40796.129999999997"/>
          <table:table-cell office:value-type="float" office:value="38892.42"/>
          <table:table-cell office:value-type="float" office:value="37933.58"/>
          <table:table-cell office:value-type="float" office:value="1310"/>
          <table:table-cell office:value-type="string" office:string-value="Durham County Council"/>
          <table:table-cell office:value-type="string" office:string-value="TU"/>
          <table:table-cell office:value-type="float" office:value="22825.81"/>
          <table:table-cell office:value-type="float" office:value="24790.51"/>
          <table:table-cell office:value-type="float" office:value="24598.36"/>
          <table:table-cell office:value-type="float" office:value="24611.86"/>
          <table:table-cell office:value-type="float" office:value="24383.54"/>
          <table:table-cell table:number-columns-repeated="16348"/>
        </table:table-row>
        <table:table-row>
          <table:table-cell office:value-type="float" office:value="1305"/>
          <table:table-cell office:value-type="string" office:string-value="Darlington Borough Council"/>
          <table:table-cell office:value-type="string" office:string-value="TM"/>
          <table:table-cell office:value-type="float" office:value="129856.07"/>
          <table:table-cell office:value-type="float" office:value="127030.05"/>
          <table:table-cell office:value-type="float" office:value="120308.63"/>
          <table:table-cell office:value-type="float" office:value="116343.06"/>
          <table:table-cell office:value-type="float" office:value="111873.63"/>
          <table:table-cell office:value-type="float" office:value="121082.28799999999"/>
          <table:table-cell table:number-columns-repeated="11"/>
          <table:table-cell office:value-type="float" office:value="1050"/>
          <table:table-cell office:value-type="string" office:string-value="Derbyshire County Council"/>
          <table:table-cell office:value-type="string" office:string-value="TR"/>
          <table:table-cell office:value-type="float" office:value="1617576.91"/>
          <table:table-cell office:value-type="float" office:value="1580416.49"/>
          <table:table-cell office:value-type="float" office:value="1542958.99"/>
          <table:table-cell office:value-type="float" office:value="1463231.59"/>
          <table:table-cell office:value-type="float" office:value="1429893.5"/>
          <table:table-cell office:value-type="float" office:value="1410"/>
          <table:table-cell office:value-type="string" office:string-value="East Sussex County Council"/>
          <table:table-cell office:value-type="string" office:string-value="TU"/>
          <table:table-cell office:value-type="float" office:value="63521.1"/>
          <table:table-cell office:value-type="float" office:value="63645.46"/>
          <table:table-cell office:value-type="float" office:value="63523.99"/>
          <table:table-cell office:value-type="float" office:value="63850.62"/>
          <table:table-cell office:value-type="float" office:value="62858.57"/>
          <table:table-cell table:number-columns-repeated="16348"/>
        </table:table-row>
        <table:table-row>
          <table:table-cell office:value-type="float" office:value="1310"/>
          <table:table-cell office:value-type="string" office:string-value="Durham County Council"/>
          <table:table-cell office:value-type="string" office:string-value="TM"/>
          <table:table-cell office:value-type="float" office:value="690668.19"/>
          <table:table-cell office:value-type="float" office:value="671953.56"/>
          <table:table-cell office:value-type="float" office:value="626914.09"/>
          <table:table-cell office:value-type="float" office:value="595999.43000000005"/>
          <table:table-cell office:value-type="float" office:value="571694.51"/>
          <table:table-cell office:value-type="float" office:value="631445.95600000001"/>
          <table:table-cell table:number-columns-repeated="11"/>
          <table:table-cell office:value-type="float" office:value="1105"/>
          <table:table-cell office:value-type="string" office:string-value="Plymouth City Council"/>
          <table:table-cell office:value-type="string" office:string-value="TR"/>
          <table:table-cell office:value-type="float" office:value="61264.98"/>
          <table:table-cell office:value-type="float" office:value="60646.26"/>
          <table:table-cell office:value-type="float" office:value="59055.18"/>
          <table:table-cell office:value-type="float" office:value="57040.27"/>
          <table:table-cell office:value-type="float" office:value="55452.5"/>
          <table:table-cell office:value-type="float" office:value="1510"/>
          <table:table-cell office:value-type="string" office:string-value="Thurrock Borough Council"/>
          <table:table-cell office:value-type="string" office:string-value="TU"/>
          <table:table-cell office:value-type="float" office:value="22188.41"/>
          <table:table-cell office:value-type="float" office:value="22234.69"/>
          <table:table-cell office:value-type="float" office:value="22332.06"/>
          <table:table-cell office:value-type="float" office:value="22175.360000000001"/>
          <table:table-cell office:value-type="float" office:value="21830.799999999999"/>
          <table:table-cell table:number-columns-repeated="16348"/>
        </table:table-row>
        <table:table-row>
          <table:table-cell office:value-type="float" office:value="1510"/>
          <table:table-cell office:value-type="string" office:string-value="Thurrock Borough Council"/>
          <table:table-cell office:value-type="string" office:string-value="TM"/>
          <table:table-cell office:value-type="float" office:value="183425.03"/>
          <table:table-cell office:value-type="float" office:value="175591.88"/>
          <table:table-cell office:value-type="float" office:value="166597.76999999999"/>
          <table:table-cell office:value-type="float" office:value="155162.51"/>
          <table:table-cell office:value-type="float" office:value="147365.47"/>
          <table:table-cell office:value-type="float" office:value="165628.53200000001"/>
          <table:table-cell table:number-columns-repeated="11"/>
          <table:table-cell office:value-type="float" office:value="1115"/>
          <table:table-cell office:value-type="string" office:string-value="Devon County Council"/>
          <table:table-cell office:value-type="string" office:string-value="TR"/>
          <table:table-cell office:value-type="float" office:value="1975566.36"/>
          <table:table-cell office:value-type="float" office:value="1908537.98"/>
          <table:table-cell office:value-type="float" office:value="1853677.2"/>
          <table:table-cell office:value-type="float" office:value="1788447.38"/>
          <table:table-cell office:value-type="float" office:value="1739485.74"/>
          <table:table-cell office:value-type="float" office:value="1515"/>
          <table:table-cell office:value-type="string" office:string-value="Essex County Council"/>
          <table:table-cell office:value-type="string" office:string-value="TU"/>
          <table:table-cell office:value-type="float" office:value="3322.24"/>
          <table:table-cell office:value-type="float" office:value="3332.75"/>
          <table:table-cell office:value-type="float" office:value="3352.27"/>
          <table:table-cell office:value-type="float" office:value="3326.08"/>
          <table:table-cell office:value-type="float" office:value="3247.59"/>
          <table:table-cell table:number-columns-repeated="16348"/>
        </table:table-row>
        <table:table-row>
          <table:table-cell office:value-type="float" office:value="1515"/>
          <table:table-cell office:value-type="string" office:string-value="Essex County Council"/>
          <table:table-cell office:value-type="string" office:string-value="TM"/>
          <table:table-cell office:value-type="float" office:value="2137393.0299999998"/>
          <table:table-cell office:value-type="float" office:value="2105446.58"/>
          <table:table-cell office:value-type="float" office:value="2004404.45"/>
          <table:table-cell office:value-type="float" office:value="1875233.86"/>
          <table:table-cell office:value-type="float" office:value="1783211.95"/>
          <table:table-cell office:value-type="float" office:value="1981137.9739999999"/>
          <table:table-cell table:number-columns-repeated="11"/>
          <table:table-cell office:value-type="float" office:value="1225"/>
          <table:table-cell office:value-type="string" office:string-value="Borough of Poole Council"/>
          <table:table-cell office:value-type="string" office:string-value="TR"/>
          <table:table-cell office:value-type="float" office:value="24652.7"/>
          <table:table-cell office:value-type="float" office:value="24293.29"/>
          <table:table-cell office:value-type="float" office:value="23837.82"/>
          <table:table-cell office:value-type="float" office:value="22817.45"/>
          <table:table-cell office:value-type="float" office:value="22232.21"/>
          <table:table-cell office:value-type="float" office:value="1600"/>
          <table:table-cell office:value-type="string" office:string-value="Gloucestershire County Council"/>
          <table:table-cell office:value-type="string" office:string-value="TU"/>
          <table:table-cell office:value-type="float" office:value="94259.21"/>
          <table:table-cell office:value-type="float" office:value="96832.26"/>
          <table:table-cell office:value-type="float" office:value="99327.64"/>
          <table:table-cell office:value-type="float" office:value="100069.69"/>
          <table:table-cell office:value-type="float" office:value="98504.47"/>
          <table:table-cell table:number-columns-repeated="16348"/>
        </table:table-row>
        <table:table-row>
          <table:table-cell office:value-type="float" office:value="1600"/>
          <table:table-cell office:value-type="string" office:string-value="Gloucestershire County Council"/>
          <table:table-cell office:value-type="string" office:string-value="TM"/>
          <table:table-cell office:value-type="float" office:value="1321561.58"/>
          <table:table-cell office:value-type="float" office:value="1266091.1299999999"/>
          <table:table-cell office:value-type="float" office:value="1205856.3600000001"/>
          <table:table-cell office:value-type="float" office:value="1105506.46"/>
          <table:table-cell office:value-type="float" office:value="1045244.83"/>
          <table:table-cell office:value-type="float" office:value="1188852.0720000002"/>
          <table:table-cell table:number-columns-repeated="11"/>
          <table:table-cell office:value-type="float" office:value="1245"/>
          <table:table-cell office:value-type="string" office:string-value="Dorset County Council"/>
          <table:table-cell office:value-type="string" office:string-value="TR"/>
          <table:table-cell office:value-type="float" office:value="575209.23"/>
          <table:table-cell office:value-type="float" office:value="565042.17000000004"/>
          <table:table-cell office:value-type="float" office:value="548645.15"/>
          <table:table-cell office:value-type="float" office:value="532299.63"/>
          <table:table-cell office:value-type="float" office:value="517675.63"/>
          <table:table-cell office:value-type="float" office:value="1770"/>
          <table:table-cell office:value-type="string" office:string-value="Hampshire County Council"/>
          <table:table-cell office:value-type="string" office:string-value="TU"/>
          <table:table-cell office:value-type="float" office:value="158733.31"/>
          <table:table-cell office:value-type="float" office:value="162321.32"/>
          <table:table-cell office:value-type="float" office:value="160524.79999999999"/>
          <table:table-cell office:value-type="float" office:value="151265.93"/>
          <table:table-cell office:value-type="float" office:value="149695.32999999999"/>
          <table:table-cell table:number-columns-repeated="16348"/>
        </table:table-row>
        <table:table-row>
          <table:table-cell office:value-type="float" office:value="1745"/>
          <table:table-cell office:value-type="string" office:string-value="Portsmouth City Council"/>
          <table:table-cell office:value-type="string" office:string-value="TM"/>
          <table:table-cell office:value-type="float" office:value="211401.21"/>
          <table:table-cell office:value-type="float" office:value="200896.47"/>
          <table:table-cell office:value-type="float" office:value="193403.71"/>
          <table:table-cell office:value-type="float" office:value="187801.45"/>
          <table:table-cell office:value-type="float" office:value="180903.63"/>
          <table:table-cell office:value-type="float" office:value="194881.29400000002"/>
          <table:table-cell table:number-columns-repeated="11"/>
          <table:table-cell office:value-type="float" office:value="1305"/>
          <table:table-cell office:value-type="string" office:string-value="Darlington Borough Council"/>
          <table:table-cell office:value-type="string" office:string-value="TR"/>
          <table:table-cell office:value-type="float" office:value="94940.41"/>
          <table:table-cell office:value-type="float" office:value="96982.83"/>
          <table:table-cell office:value-type="float" office:value="93195.8"/>
          <table:table-cell office:value-type="float" office:value="79920.490000000005"/>
          <table:table-cell office:value-type="float" office:value="77785.59"/>
          <table:table-cell office:value-type="float" office:value="1810"/>
          <table:table-cell office:value-type="string" office:string-value="Worcestershire County Council"/>
          <table:table-cell office:value-type="string" office:string-value="TU"/>
          <table:table-cell office:value-type="float" office:value="110915.68"/>
          <table:table-cell office:value-type="float" office:value="114473.03"/>
          <table:table-cell office:value-type="float" office:value="114525.42"/>
          <table:table-cell office:value-type="float" office:value="114011.29"/>
          <table:table-cell office:value-type="float" office:value="112544.39"/>
          <table:table-cell table:number-columns-repeated="16348"/>
        </table:table-row>
        <table:table-row>
          <table:table-cell office:value-type="float" office:value="1755"/>
          <table:table-cell office:value-type="string" office:string-value="Southampton City Council"/>
          <table:table-cell office:value-type="string" office:string-value="TM"/>
          <table:table-cell office:value-type="float" office:value="67207.08"/>
          <table:table-cell office:value-type="float" office:value="65087.17"/>
          <table:table-cell office:value-type="float" office:value="63645.25"/>
          <table:table-cell office:value-type="float" office:value="60955.34"/>
          <table:table-cell office:value-type="float" office:value="58611.82"/>
          <table:table-cell office:value-type="float" office:value="63101.331999999995"/>
          <table:table-cell table:number-columns-repeated="11"/>
          <table:table-cell office:value-type="float" office:value="1310"/>
          <table:table-cell office:value-type="string" office:string-value="Durham County Council"/>
          <table:table-cell office:value-type="string" office:string-value="TR"/>
          <table:table-cell office:value-type="float" office:value="576176.47"/>
          <table:table-cell office:value-type="float" office:value="572960.80000000005"/>
          <table:table-cell office:value-type="float" office:value="533293.80000000005"/>
          <table:table-cell office:value-type="float" office:value="515619.34"/>
          <table:table-cell office:value-type="float" office:value="504129.59"/>
          <table:table-cell office:value-type="float" office:value="1815"/>
          <table:table-cell office:value-type="string" office:string-value="Herefordshire County Council"/>
          <table:table-cell office:value-type="string" office:string-value="TU"/>
          <table:table-cell office:value-type="float" office:value="61885.599999999999"/>
          <table:table-cell office:value-type="float" office:value="61590.43"/>
          <table:table-cell office:value-type="float" office:value="63351.95"/>
          <table:table-cell office:value-type="float" office:value="63142.92"/>
          <table:table-cell office:value-type="float" office:value="62144.480000000003"/>
          <table:table-cell table:number-columns-repeated="16348"/>
        </table:table-row>
        <table:table-row>
          <table:table-cell office:value-type="float" office:value="1770"/>
          <table:table-cell office:value-type="string" office:string-value="Hampshire County Council"/>
          <table:table-cell office:value-type="string" office:string-value="TM"/>
          <table:table-cell office:value-type="float" office:value="3515319.08"/>
          <table:table-cell office:value-type="float" office:value="3363311.77"/>
          <table:table-cell office:value-type="float" office:value="3209707.42"/>
          <table:table-cell office:value-type="float" office:value="3017185.3"/>
          <table:table-cell office:value-type="float" office:value="2903668.01"/>
          <table:table-cell office:value-type="float" office:value="3201838.3160000001"/>
          <table:table-cell table:number-columns-repeated="11"/>
          <table:table-cell office:value-type="float" office:value="1405"/>
          <table:table-cell office:value-type="string" office:string-value="Brighton &amp; Hove Council"/>
          <table:table-cell office:value-type="string" office:string-value="TR"/>
          <table:table-cell office:value-type="float" office:value="289353.95"/>
          <table:table-cell office:value-type="float" office:value="284595.93"/>
          <table:table-cell office:value-type="float" office:value="254133.28"/>
          <table:table-cell office:value-type="float" office:value="240487.56"/>
          <table:table-cell office:value-type="float" office:value="234910.72"/>
          <table:table-cell office:value-type="float" office:value="1900"/>
          <table:table-cell office:value-type="string" office:string-value="Hertfordshire County Council"/>
          <table:table-cell office:value-type="string" office:string-value="TU"/>
          <table:table-cell office:value-type="float" office:value="128108.22"/>
          <table:table-cell office:value-type="float" office:value="127022.45"/>
          <table:table-cell office:value-type="float" office:value="127299.15"/>
          <table:table-cell office:value-type="float" office:value="126643.64"/>
          <table:table-cell office:value-type="float" office:value="124657.54"/>
          <table:table-cell table:number-columns-repeated="16348"/>
        </table:table-row>
        <table:table-row>
          <table:table-cell office:value-type="float" office:value="1810"/>
          <table:table-cell office:value-type="string" office:string-value="Worcestershire County Council"/>
          <table:table-cell office:value-type="string" office:string-value="TM"/>
          <table:table-cell office:value-type="float" office:value="2081213.23"/>
          <table:table-cell office:value-type="float" office:value="1987725.16"/>
          <table:table-cell office:value-type="float" office:value="1863479.37"/>
          <table:table-cell office:value-type="float" office:value="1690079.98"/>
          <table:table-cell office:value-type="float" office:value="1626241.8"/>
          <table:table-cell office:value-type="float" office:value="1849747.9080000003"/>
          <table:table-cell table:number-columns-repeated="11"/>
          <table:table-cell office:value-type="float" office:value="1410"/>
          <table:table-cell office:value-type="string" office:string-value="East Sussex County Council"/>
          <table:table-cell office:value-type="string" office:string-value="TR"/>
          <table:table-cell office:value-type="float" office:value="537094.48"/>
          <table:table-cell office:value-type="float" office:value="527521.97"/>
          <table:table-cell office:value-type="float" office:value="490128.47"/>
          <table:table-cell office:value-type="float" office:value="450794"/>
          <table:table-cell office:value-type="float" office:value="442224.8"/>
          <table:table-cell office:value-type="float" office:value="2010"/>
          <table:table-cell office:value-type="string" office:string-value="Kingston Upon Hull City Council"/>
          <table:table-cell office:value-type="string" office:string-value="TU"/>
          <table:table-cell office:value-type="float" office:value="179270.57"/>
          <table:table-cell office:value-type="float" office:value="183795.54"/>
          <table:table-cell office:value-type="float" office:value="195032.75"/>
          <table:table-cell office:value-type="float" office:value="206610.28"/>
          <table:table-cell office:value-type="float" office:value="203944.12"/>
          <table:table-cell table:number-columns-repeated="16348"/>
        </table:table-row>
        <table:table-row>
          <table:table-cell office:value-type="float" office:value="1815"/>
          <table:table-cell office:value-type="string" office:string-value="Herefordshire County Council"/>
          <table:table-cell office:value-type="string" office:string-value="TM"/>
          <table:table-cell office:value-type="float" office:value="59759.32"/>
          <table:table-cell office:value-type="float" office:value="58308.39"/>
          <table:table-cell office:value-type="float" office:value="54300.25"/>
          <table:table-cell office:value-type="float" office:value="50447.22"/>
          <table:table-cell office:value-type="float" office:value="48395.14"/>
          <table:table-cell office:value-type="float" office:value="54242.063999999998"/>
          <table:table-cell table:number-columns-repeated="11"/>
          <table:table-cell office:value-type="float" office:value="1510"/>
          <table:table-cell office:value-type="string" office:string-value="Thurrock Borough Council"/>
          <table:table-cell office:value-type="string" office:string-value="TR"/>
          <table:table-cell office:value-type="float" office:value="305328.90000000002"/>
          <table:table-cell office:value-type="float" office:value="302384.90999999997"/>
          <table:table-cell office:value-type="float" office:value="289874.69"/>
          <table:table-cell office:value-type="float" office:value="282566.92"/>
          <table:table-cell office:value-type="float" office:value="274578.2"/>
          <table:table-cell office:value-type="float" office:value="2036"/>
          <table:table-cell office:value-type="string" office:string-value="East Riding of Yorkshire Council"/>
          <table:table-cell office:value-type="string" office:string-value="TU"/>
          <table:table-cell office:value-type="float" office:value="7453.17"/>
          <table:table-cell office:value-type="float" office:value="8877.1200000000008"/>
          <table:table-cell office:value-type="float" office:value="8962.4599999999991"/>
          <table:table-cell office:value-type="float" office:value="8977.27"/>
          <table:table-cell office:value-type="float" office:value="8851.74"/>
          <table:table-cell table:number-columns-repeated="16348"/>
        </table:table-row>
        <table:table-row>
          <table:table-cell office:value-type="float" office:value="1900"/>
          <table:table-cell office:value-type="string" office:string-value="Hertfordshire County Council"/>
          <table:table-cell office:value-type="string" office:string-value="TM"/>
          <table:table-cell office:value-type="float" office:value="3686434.38"/>
          <table:table-cell office:value-type="float" office:value="3633871.87"/>
          <table:table-cell office:value-type="float" office:value="3499541.88"/>
          <table:table-cell office:value-type="float" office:value="3337339.53"/>
          <table:table-cell office:value-type="float" office:value="3177700.98"/>
          <table:table-cell office:value-type="float" office:value="3466977.7279999992"/>
          <table:table-cell table:number-columns-repeated="11"/>
          <table:table-cell office:value-type="float" office:value="1515"/>
          <table:table-cell office:value-type="string" office:string-value="Essex County Council"/>
          <table:table-cell office:value-type="string" office:string-value="TR"/>
          <table:table-cell office:value-type="float" office:value="1572640.41"/>
          <table:table-cell office:value-type="float" office:value="1554968.43"/>
          <table:table-cell office:value-type="float" office:value="1508209.86"/>
          <table:table-cell office:value-type="float" office:value="1478914.14"/>
          <table:table-cell office:value-type="float" office:value="1442456.13"/>
          <table:table-cell office:value-type="float" office:value="2210"/>
          <table:table-cell office:value-type="string" office:string-value="Kent County Council"/>
          <table:table-cell office:value-type="string" office:string-value="TU"/>
          <table:table-cell office:value-type="float" office:value="122626.49"/>
          <table:table-cell office:value-type="float" office:value="122911.1"/>
          <table:table-cell office:value-type="float" office:value="123284.85"/>
          <table:table-cell office:value-type="float" office:value="123783.11"/>
          <table:table-cell office:value-type="float" office:value="121513.78"/>
          <table:table-cell table:number-columns-repeated="16348"/>
        </table:table-row>
        <table:table-row>
          <table:table-cell office:value-type="float" office:value="2036"/>
          <table:table-cell office:value-type="string" office:string-value="East Riding of Yorkshire Council"/>
          <table:table-cell office:value-type="string" office:string-value="TM"/>
          <table:table-cell office:value-type="float" office:value="409972.83"/>
          <table:table-cell office:value-type="float" office:value="399117.61"/>
          <table:table-cell office:value-type="float" office:value="385985.36"/>
          <table:table-cell office:value-type="float" office:value="363513.01"/>
          <table:table-cell office:value-type="float" office:value="348381.47"/>
          <table:table-cell office:value-type="float" office:value="381394.05599999998"/>
          <table:table-cell table:number-columns-repeated="11"/>
          <table:table-cell office:value-type="float" office:value="1600"/>
          <table:table-cell office:value-type="string" office:string-value="Gloucestershire County Council"/>
          <table:table-cell office:value-type="string" office:string-value="TR"/>
          <table:table-cell office:value-type="float" office:value="691628.04"/>
          <table:table-cell office:value-type="float" office:value="692376.61"/>
          <table:table-cell office:value-type="float" office:value="679071.21"/>
          <table:table-cell office:value-type="float" office:value="642422.35"/>
          <table:table-cell office:value-type="float" office:value="624898.12"/>
          <table:table-cell office:value-type="float" office:value="2315"/>
          <table:table-cell office:value-type="string" office:string-value="Lancashire County Council"/>
          <table:table-cell office:value-type="string" office:string-value="TU"/>
          <table:table-cell office:value-type="float" office:value="149450.26999999999"/>
          <table:table-cell office:value-type="float" office:value="146982.65"/>
          <table:table-cell office:value-type="float" office:value="152118.43"/>
          <table:table-cell office:value-type="float" office:value="151066.9"/>
          <table:table-cell office:value-type="float" office:value="148541.07"/>
          <table:table-cell table:number-columns-repeated="16348"/>
        </table:table-row>
        <table:table-row>
          <table:table-cell office:value-type="float" office:value="2040"/>
          <table:table-cell office:value-type="string" office:string-value="North Lincolnshire Council"/>
          <table:table-cell office:value-type="string" office:string-value="TM"/>
          <table:table-cell office:value-type="float" office:value="360357.18"/>
          <table:table-cell office:value-type="float" office:value="350940.82"/>
          <table:table-cell office:value-type="float" office:value="328272.84999999998"/>
          <table:table-cell office:value-type="float" office:value="314011.34000000003"/>
          <table:table-cell office:value-type="float" office:value="299349.34999999998"/>
          <table:table-cell office:value-type="float" office:value="330586.30800000002"/>
          <table:table-cell table:number-columns-repeated="11"/>
          <table:table-cell office:value-type="float" office:value="1745"/>
          <table:table-cell office:value-type="string" office:string-value="Portsmouth City Council"/>
          <table:table-cell office:value-type="string" office:string-value="TR"/>
          <table:table-cell office:value-type="float" office:value="148010.57999999999"/>
          <table:table-cell office:value-type="float" office:value="145814.47"/>
          <table:table-cell office:value-type="float" office:value="146410.22"/>
          <table:table-cell office:value-type="float" office:value="139265.59"/>
          <table:table-cell office:value-type="float" office:value="136039.19"/>
          <table:table-cell office:value-type="float" office:value="2425"/>
          <table:table-cell office:value-type="string" office:string-value="Leicester City Council"/>
          <table:table-cell office:value-type="string" office:string-value="TU"/>
          <table:table-cell office:value-type="float" office:value="9143.81"/>
          <table:table-cell office:value-type="float" office:value="9178.73"/>
          <table:table-cell office:value-type="float" office:value="9281.8700000000008"/>
          <table:table-cell office:value-type="float" office:value="9271.6299999999992"/>
          <table:table-cell office:value-type="float" office:value="9142.6299999999992"/>
          <table:table-cell table:number-columns-repeated="16348"/>
        </table:table-row>
        <table:table-row>
          <table:table-cell office:value-type="float" office:value="2205"/>
          <table:table-cell office:value-type="string" office:string-value="Medway Council"/>
          <table:table-cell office:value-type="string" office:string-value="TM"/>
          <table:table-cell office:value-type="float" office:value="163057.37"/>
          <table:table-cell office:value-type="float" office:value="171554.97"/>
          <table:table-cell office:value-type="float" office:value="165946.10999999999"/>
          <table:table-cell office:value-type="float" office:value="154428.07"/>
          <table:table-cell office:value-type="float" office:value="146627.32"/>
          <table:table-cell office:value-type="float" office:value="160322.76800000001"/>
          <table:table-cell table:number-columns-repeated="11"/>
          <table:table-cell office:value-type="float" office:value="1755"/>
          <table:table-cell office:value-type="string" office:string-value="Southampton City Council"/>
          <table:table-cell office:value-type="string" office:string-value="TR"/>
          <table:table-cell office:value-type="float" office:value="2591.15"/>
          <table:table-cell office:value-type="float" office:value="2525.62"/>
          <table:table-cell office:value-type="float" office:value="2458.87"/>
          <table:table-cell office:value-type="float" office:value="2338.63"/>
          <table:table-cell office:value-type="float" office:value="2275.17"/>
          <table:table-cell office:value-type="float" office:value="2450"/>
          <table:table-cell office:value-type="string" office:string-value="Leicestershire County Council"/>
          <table:table-cell office:value-type="string" office:string-value="TU"/>
          <table:table-cell office:value-type="float" office:value="66468.78"/>
          <table:table-cell office:value-type="float" office:value="68114.97"/>
          <table:table-cell office:value-type="float" office:value="68993.91"/>
          <table:table-cell office:value-type="float" office:value="69287.08"/>
          <table:table-cell office:value-type="float" office:value="68314.559999999998"/>
          <table:table-cell table:number-columns-repeated="16348"/>
        </table:table-row>
        <table:table-row>
          <table:table-cell office:value-type="float" office:value="2210"/>
          <table:table-cell office:value-type="string" office:string-value="Kent County Council"/>
          <table:table-cell office:value-type="string" office:string-value="TM"/>
          <table:table-cell office:value-type="float" office:value="3650679.04"/>
          <table:table-cell office:value-type="float" office:value="3478961.78"/>
          <table:table-cell office:value-type="float" office:value="3317249.71"/>
          <table:table-cell office:value-type="float" office:value="3053098.89"/>
          <table:table-cell office:value-type="float" office:value="2903479.53"/>
          <table:table-cell office:value-type="float" office:value="3280693.79"/>
          <table:table-cell table:number-columns-repeated="11"/>
          <table:table-cell office:value-type="float" office:value="1770"/>
          <table:table-cell office:value-type="string" office:string-value="Hampshire County Council"/>
          <table:table-cell office:value-type="string" office:string-value="TR"/>
          <table:table-cell office:value-type="float" office:value="1732625.5"/>
          <table:table-cell office:value-type="float" office:value="1720864.83"/>
          <table:table-cell office:value-type="float" office:value="1627960.22"/>
          <table:table-cell office:value-type="float" office:value="1543693.53"/>
          <table:table-cell office:value-type="float" office:value="1506470.99"/>
          <table:table-cell office:value-type="float" office:value="2500"/>
          <table:table-cell office:value-type="string" office:string-value="Lincolnshire County Council"/>
          <table:table-cell office:value-type="string" office:string-value="TU"/>
          <table:table-cell office:value-type="float" office:value="39061.519999999997"/>
          <table:table-cell office:value-type="float" office:value="40555.760000000002"/>
          <table:table-cell office:value-type="float" office:value="39919.74"/>
          <table:table-cell office:value-type="float" office:value="37837.879999999997"/>
          <table:table-cell office:value-type="float" office:value="37018.17"/>
          <table:table-cell table:number-columns-repeated="16348"/>
        </table:table-row>
        <table:table-row>
          <table:table-cell office:value-type="float" office:value="2305"/>
          <table:table-cell office:value-type="string" office:string-value="Blackburn with Darwen Borough Council"/>
          <table:table-cell office:value-type="string" office:string-value="TM"/>
          <table:table-cell office:value-type="float" office:value="141040.89000000001"/>
          <table:table-cell office:value-type="float" office:value="133676.64000000001"/>
          <table:table-cell office:value-type="float" office:value="126833.37"/>
          <table:table-cell office:value-type="float" office:value="119166.43"/>
          <table:table-cell office:value-type="float" office:value="114593.39"/>
          <table:table-cell office:value-type="float" office:value="127062.144"/>
          <table:table-cell table:number-columns-repeated="11"/>
          <table:table-cell office:value-type="float" office:value="1810"/>
          <table:table-cell office:value-type="string" office:string-value="Worcestershire County Council"/>
          <table:table-cell office:value-type="string" office:string-value="TR"/>
          <table:table-cell office:value-type="float" office:value="570472.85"/>
          <table:table-cell office:value-type="float" office:value="564511.05000000005"/>
          <table:table-cell office:value-type="float" office:value="549776.31000000006"/>
          <table:table-cell office:value-type="float" office:value="529554.52"/>
          <table:table-cell office:value-type="float" office:value="518010.22"/>
          <table:table-cell office:value-type="float" office:value="2600"/>
          <table:table-cell office:value-type="string" office:string-value="Norfolk County Council"/>
          <table:table-cell office:value-type="string" office:string-value="TU"/>
          <table:table-cell office:value-type="float" office:value="76831.67"/>
          <table:table-cell office:value-type="float" office:value="77001.39"/>
          <table:table-cell office:value-type="float" office:value="77915.31"/>
          <table:table-cell office:value-type="float" office:value="80162.53"/>
          <table:table-cell office:value-type="float" office:value="79266.44"/>
          <table:table-cell table:number-columns-repeated="16348"/>
        </table:table-row>
        <table:table-row>
          <table:table-cell office:value-type="float" office:value="2315"/>
          <table:table-cell office:value-type="string" office:string-value="Lancashire County Council"/>
          <table:table-cell office:value-type="string" office:string-value="TM"/>
          <table:table-cell office:value-type="float" office:value="3070571.25"/>
          <table:table-cell office:value-type="float" office:value="2890524.04"/>
          <table:table-cell office:value-type="float" office:value="2768630.87"/>
          <table:table-cell office:value-type="float" office:value="2594069.75"/>
          <table:table-cell office:value-type="float" office:value="2493832.48"/>
          <table:table-cell office:value-type="float" office:value="2763525.6780000003"/>
          <table:table-cell table:number-columns-repeated="11"/>
          <table:table-cell office:value-type="float" office:value="1815"/>
          <table:table-cell office:value-type="string" office:string-value="Herefordshire County Council"/>
          <table:table-cell office:value-type="string" office:string-value="TR"/>
          <table:table-cell office:value-type="float" office:value="362760.79"/>
          <table:table-cell office:value-type="float" office:value="357914.07"/>
          <table:table-cell office:value-type="float" office:value="350352.18"/>
          <table:table-cell office:value-type="float" office:value="336116.08"/>
          <table:table-cell office:value-type="float" office:value="326556.82"/>
          <table:table-cell office:value-type="float" office:value="2705"/>
          <table:table-cell office:value-type="string" office:string-value="North Yorkshire County Council"/>
          <table:table-cell office:value-type="string" office:string-value="TU"/>
          <table:table-cell office:value-type="float" office:value="26482.93"/>
          <table:table-cell office:value-type="float" office:value="26546.53"/>
          <table:table-cell office:value-type="float" office:value="26830.66"/>
          <table:table-cell office:value-type="float" office:value="25727.48"/>
          <table:table-cell office:value-type="float" office:value="25165.59"/>
          <table:table-cell table:number-columns-repeated="16348"/>
        </table:table-row>
        <table:table-row>
          <table:table-cell office:value-type="float" office:value="2450"/>
          <table:table-cell office:value-type="string" office:string-value="Leicestershire County Council"/>
          <table:table-cell office:value-type="string" office:string-value="TM"/>
          <table:table-cell office:value-type="float" office:value="2197579.6"/>
          <table:table-cell office:value-type="float" office:value="2059109.11"/>
          <table:table-cell office:value-type="float" office:value="1855476.4"/>
          <table:table-cell office:value-type="float" office:value="1694245.17"/>
          <table:table-cell office:value-type="float" office:value="1615556.33"/>
          <table:table-cell office:value-type="float" office:value="1884393.3219999999"/>
          <table:table-cell table:number-columns-repeated="11"/>
          <table:table-cell office:value-type="float" office:value="1900"/>
          <table:table-cell office:value-type="string" office:string-value="Hertfordshire County Council"/>
          <table:table-cell office:value-type="string" office:string-value="TR"/>
          <table:table-cell office:value-type="float" office:value="1060363.51"/>
          <table:table-cell office:value-type="float" office:value="1051945.2"/>
          <table:table-cell office:value-type="float" office:value="1026149.34"/>
          <table:table-cell office:value-type="float" office:value="976657.62"/>
          <table:table-cell office:value-type="float" office:value="954674.16"/>
          <table:table-cell office:value-type="float" office:value="2710"/>
          <table:table-cell office:value-type="string" office:string-value="York City Council"/>
          <table:table-cell office:value-type="string" office:string-value="TU"/>
          <table:table-cell office:value-type="float" office:value="49125.9"/>
          <table:table-cell office:value-type="float" office:value="49732.22"/>
          <table:table-cell office:value-type="float" office:value="49401.21"/>
          <table:table-cell office:value-type="float" office:value="44312.08"/>
          <table:table-cell office:value-type="float" office:value="43196.57"/>
          <table:table-cell table:number-columns-repeated="16348"/>
        </table:table-row>
        <table:table-row>
          <table:table-cell office:value-type="float" office:value="2705"/>
          <table:table-cell office:value-type="string" office:string-value="North Yorkshire County Council"/>
          <table:table-cell office:value-type="string" office:string-value="TM"/>
          <table:table-cell office:value-type="float" office:value="801961.59"/>
          <table:table-cell office:value-type="float" office:value="750953.66"/>
          <table:table-cell office:value-type="float" office:value="722213.8"/>
          <table:table-cell office:value-type="float" office:value="684107.28"/>
          <table:table-cell office:value-type="float" office:value="656771.97"/>
          <table:table-cell office:value-type="float" office:value="723201.66"/>
          <table:table-cell table:number-columns-repeated="11"/>
          <table:table-cell office:value-type="float" office:value="2020"/>
          <table:table-cell office:value-type="string" office:string-value="North East Lincolnshire Council"/>
          <table:table-cell office:value-type="string" office:string-value="TR"/>
          <table:table-cell office:value-type="float" office:value="129301.42"/>
          <table:table-cell office:value-type="float" office:value="126714.36"/>
          <table:table-cell office:value-type="float" office:value="121777.15"/>
          <table:table-cell office:value-type="float" office:value="121975.2"/>
          <table:table-cell office:value-type="float" office:value="118736.26"/>
          <table:table-cell office:value-type="float" office:value="2800"/>
          <table:table-cell office:value-type="string" office:string-value="Northamptonshire County Council"/>
          <table:table-cell office:value-type="string" office:string-value="TU"/>
          <table:table-cell office:value-type="float" office:value="44031.22"/>
          <table:table-cell office:value-type="float" office:value="44221.11"/>
          <table:table-cell office:value-type="float" office:value="45745.32"/>
          <table:table-cell office:value-type="float" office:value="45434.39"/>
          <table:table-cell office:value-type="float" office:value="44618.79"/>
          <table:table-cell table:number-columns-repeated="16348"/>
        </table:table-row>
        <table:table-row>
          <table:table-cell office:value-type="float" office:value="2800"/>
          <table:table-cell office:value-type="string" office:string-value="Northamptonshire County Council"/>
          <table:table-cell office:value-type="string" office:string-value="TM"/>
          <table:table-cell office:value-type="float" office:value="1488254.68"/>
          <table:table-cell office:value-type="float" office:value="1411508.38"/>
          <table:table-cell office:value-type="float" office:value="1423450.68"/>
          <table:table-cell office:value-type="float" office:value="1346712.93"/>
          <table:table-cell office:value-type="float" office:value="1295721.05"/>
          <table:table-cell office:value-type="float" office:value="1393129.5439999998"/>
          <table:table-cell table:number-columns-repeated="11"/>
          <table:table-cell office:value-type="float" office:value="2036"/>
          <table:table-cell office:value-type="string" office:string-value="East Riding of Yorkshire Council"/>
          <table:table-cell office:value-type="string" office:string-value="TR"/>
          <table:table-cell office:value-type="float" office:value="483985.27"/>
          <table:table-cell office:value-type="float" office:value="478022.41"/>
          <table:table-cell office:value-type="float" office:value="479317.03"/>
          <table:table-cell office:value-type="float" office:value="462510.22"/>
          <table:table-cell office:value-type="float" office:value="449354.67"/>
          <table:table-cell office:value-type="float" office:value="2900"/>
          <table:table-cell office:value-type="string" office:string-value="Northumberland County Council"/>
          <table:table-cell office:value-type="string" office:string-value="TU"/>
          <table:table-cell office:value-type="float" office:value="3615.6"/>
          <table:table-cell office:value-type="float" office:value="3586.07"/>
          <table:table-cell office:value-type="float" office:value="3555.45"/>
          <table:table-cell office:value-type="float" office:value="3512.02"/>
          <table:table-cell office:value-type="float" office:value="3461.56"/>
          <table:table-cell table:number-columns-repeated="16348"/>
        </table:table-row>
        <table:table-row>
          <table:table-cell office:value-type="float" office:value="3005"/>
          <table:table-cell office:value-type="string" office:string-value="Nottingham City Council"/>
          <table:table-cell office:value-type="string" office:string-value="TM"/>
          <table:table-cell office:value-type="float" office:value="12517.91"/>
          <table:table-cell office:value-type="float" office:value="12065.48"/>
          <table:table-cell office:value-type="float" office:value="11513.17"/>
          <table:table-cell office:value-type="float" office:value="10792.62"/>
          <table:table-cell office:value-type="float" office:value="10172.98"/>
          <table:table-cell office:value-type="float" office:value="11412.432000000001"/>
          <table:table-cell table:number-columns-repeated="11"/>
          <table:table-cell office:value-type="float" office:value="2040"/>
          <table:table-cell office:value-type="string" office:string-value="North Lincolnshire Council"/>
          <table:table-cell office:value-type="string" office:string-value="TR"/>
          <table:table-cell office:value-type="float" office:value="225133.73"/>
          <table:table-cell office:value-type="float" office:value="221214.04"/>
          <table:table-cell office:value-type="float" office:value="212416.33"/>
          <table:table-cell office:value-type="float" office:value="203217.67"/>
          <table:table-cell office:value-type="float" office:value="197602.67"/>
          <table:table-cell office:value-type="float" office:value="3005"/>
          <table:table-cell office:value-type="string" office:string-value="Nottingham City Council"/>
          <table:table-cell office:value-type="string" office:string-value="TU"/>
          <table:table-cell office:value-type="float" office:value="271935.88"/>
          <table:table-cell office:value-type="float" office:value="268829.71999999997"/>
          <table:table-cell office:value-type="float" office:value="269577.74"/>
          <table:table-cell office:value-type="float" office:value="272149.05"/>
          <table:table-cell office:value-type="float" office:value="269176.31"/>
          <table:table-cell table:number-columns-repeated="16348"/>
        </table:table-row>
        <table:table-row>
          <table:table-cell office:value-type="float" office:value="3010"/>
          <table:table-cell office:value-type="string" office:string-value="Nottinghamshire County Council"/>
          <table:table-cell office:value-type="string" office:string-value="TM"/>
          <table:table-cell office:value-type="float" office:value="734151.58"/>
          <table:table-cell office:value-type="float" office:value="710347.94"/>
          <table:table-cell office:value-type="float" office:value="675791.95"/>
          <table:table-cell office:value-type="float" office:value="613667.9"/>
          <table:table-cell office:value-type="float" office:value="583493.18000000005"/>
          <table:table-cell office:value-type="float" office:value="663490.51"/>
          <table:table-cell table:number-columns-repeated="11"/>
          <table:table-cell office:value-type="float" office:value="2210"/>
          <table:table-cell office:value-type="string" office:string-value="Kent County Council"/>
          <table:table-cell office:value-type="string" office:string-value="TR"/>
          <table:table-cell office:value-type="float" office:value="1905118.47"/>
          <table:table-cell office:value-type="float" office:value="1875809.14"/>
          <table:table-cell office:value-type="float" office:value="1825038.83"/>
          <table:table-cell office:value-type="float" office:value="1766871.82"/>
          <table:table-cell office:value-type="float" office:value="1724786.39"/>
          <table:table-cell office:value-type="float" office:value="3010"/>
          <table:table-cell office:value-type="string" office:string-value="Nottinghamshire County Council"/>
          <table:table-cell office:value-type="string" office:string-value="TU"/>
          <table:table-cell office:value-type="float" office:value="145057.38"/>
          <table:table-cell office:value-type="float" office:value="144360.6"/>
          <table:table-cell office:value-type="float" office:value="146096.78"/>
          <table:table-cell office:value-type="float" office:value="146534.98000000001"/>
          <table:table-cell office:value-type="float" office:value="145022.01999999999"/>
          <table:table-cell table:number-columns-repeated="16348"/>
        </table:table-row>
        <table:table-row>
          <table:table-cell office:value-type="float" office:value="3100"/>
          <table:table-cell office:value-type="string" office:string-value="Oxfordshire County Council"/>
          <table:table-cell office:value-type="string" office:string-value="TM"/>
          <table:table-cell office:value-type="float" office:value="1539862.53"/>
          <table:table-cell office:value-type="float" office:value="1490404.99"/>
          <table:table-cell office:value-type="float" office:value="1423225.02"/>
          <table:table-cell office:value-type="float" office:value="1329888.31"/>
          <table:table-cell office:value-type="float" office:value="1268678.6499999999"/>
          <table:table-cell office:value-type="float" office:value="1410411.9"/>
          <table:table-cell table:number-columns-repeated="11"/>
          <table:table-cell office:value-type="float" office:value="2315"/>
          <table:table-cell office:value-type="string" office:string-value="Lancashire County Council"/>
          <table:table-cell office:value-type="string" office:string-value="TR"/>
          <table:table-cell office:value-type="float" office:value="785913.2"/>
          <table:table-cell office:value-type="float" office:value="796006.35"/>
          <table:table-cell office:value-type="float" office:value="791984.43"/>
          <table:table-cell office:value-type="float" office:value="753850.23"/>
          <table:table-cell office:value-type="float" office:value="739157.51"/>
          <table:table-cell office:value-type="float" office:value="3100"/>
          <table:table-cell office:value-type="string" office:string-value="Oxfordshire County Council"/>
          <table:table-cell office:value-type="string" office:string-value="TU"/>
          <table:table-cell office:value-type="float" office:value="62411.06"/>
          <table:table-cell office:value-type="float" office:value="62028.21"/>
          <table:table-cell office:value-type="float" office:value="57526.11"/>
          <table:table-cell office:value-type="float" office:value="56232.85"/>
          <table:table-cell office:value-type="float" office:value="55449.37"/>
          <table:table-cell table:number-columns-repeated="16348"/>
        </table:table-row>
        <table:table-row>
          <table:table-cell office:value-type="float" office:value="3205"/>
          <table:table-cell office:value-type="string" office:string-value="Telford and Wrekin Council"/>
          <table:table-cell office:value-type="string" office:string-value="TM"/>
          <table:table-cell office:value-type="float" office:value="111253.32"/>
          <table:table-cell office:value-type="float" office:value="108253.3"/>
          <table:table-cell office:value-type="float" office:value="108403.39"/>
          <table:table-cell office:value-type="float" office:value="102480.46"/>
          <table:table-cell office:value-type="float" office:value="98524.14"/>
          <table:table-cell office:value-type="float" office:value="105782.92199999999"/>
          <table:table-cell table:number-columns-repeated="11"/>
          <table:table-cell office:value-type="float" office:value="2425"/>
          <table:table-cell office:value-type="string" office:string-value="Leicester City Council"/>
          <table:table-cell office:value-type="string" office:string-value="TR"/>
          <table:table-cell office:value-type="float" office:value="52119.03"/>
          <table:table-cell office:value-type="float" office:value="51312.54"/>
          <table:table-cell office:value-type="float" office:value="49317.1"/>
          <table:table-cell office:value-type="float" office:value="46965.599999999999"/>
          <table:table-cell office:value-type="float" office:value="45805.77"/>
          <table:table-cell office:value-type="float" office:value="3440"/>
          <table:table-cell office:value-type="string" office:string-value="Stoke-on-Trent City Council"/>
          <table:table-cell office:value-type="string" office:string-value="TU"/>
          <table:table-cell office:value-type="float" office:value="300199.83"/>
          <table:table-cell office:value-type="float" office:value="300869.42"/>
          <table:table-cell office:value-type="float" office:value="305880.36"/>
          <table:table-cell office:value-type="float" office:value="307712.26"/>
          <table:table-cell office:value-type="float" office:value="304183.05"/>
          <table:table-cell table:number-columns-repeated="16348"/>
        </table:table-row>
        <table:table-row>
          <table:table-cell office:value-type="float" office:value="3210"/>
          <table:table-cell office:value-type="string" office:string-value="Shropshire County Council"/>
          <table:table-cell office:value-type="string" office:string-value="TM"/>
          <table:table-cell office:value-type="float" office:value="180114.18"/>
          <table:table-cell office:value-type="float" office:value="175576.55"/>
          <table:table-cell office:value-type="float" office:value="163441.5"/>
          <table:table-cell office:value-type="float" office:value="158322.34"/>
          <table:table-cell office:value-type="float" office:value="152350"/>
          <table:table-cell office:value-type="float" office:value="165960.91399999999"/>
          <table:table-cell table:number-columns-repeated="11"/>
          <table:table-cell office:value-type="float" office:value="2445"/>
          <table:table-cell office:value-type="string" office:string-value="Rutland Council"/>
          <table:table-cell office:value-type="string" office:string-value="TR"/>
          <table:table-cell office:value-type="float" office:value="255264.98"/>
          <table:table-cell office:value-type="float" office:value="253302.99"/>
          <table:table-cell office:value-type="float" office:value="250348.15"/>
          <table:table-cell office:value-type="float" office:value="241151.53"/>
          <table:table-cell office:value-type="float" office:value="233929"/>
          <table:table-cell office:value-type="float" office:value="3450"/>
          <table:table-cell office:value-type="string" office:string-value="Staffordshire County Council"/>
          <table:table-cell office:value-type="string" office:string-value="TU"/>
          <table:table-cell office:value-type="float" office:value="337912.33"/>
          <table:table-cell office:value-type="float" office:value="327061.73"/>
          <table:table-cell office:value-type="float" office:value="330112.49"/>
          <table:table-cell office:value-type="float" office:value="330013.03999999998"/>
          <table:table-cell office:value-type="float" office:value="325988.64"/>
          <table:table-cell table:number-columns-repeated="16348"/>
        </table:table-row>
        <table:table-row>
          <table:table-cell office:value-type="float" office:value="3300"/>
          <table:table-cell office:value-type="string" office:string-value="Somerset County Council"/>
          <table:table-cell office:value-type="string" office:string-value="TM"/>
          <table:table-cell office:value-type="float" office:value="1002884.03"/>
          <table:table-cell office:value-type="float" office:value="970241.3"/>
          <table:table-cell office:value-type="float" office:value="952974.26"/>
          <table:table-cell office:value-type="float" office:value="898527.24"/>
          <table:table-cell office:value-type="float" office:value="861705.49"/>
          <table:table-cell office:value-type="float" office:value="937266.46400000004"/>
          <table:table-cell table:number-columns-repeated="11"/>
          <table:table-cell office:value-type="float" office:value="2450"/>
          <table:table-cell office:value-type="string" office:string-value="Leicestershire County Council"/>
          <table:table-cell office:value-type="string" office:string-value="TR"/>
          <table:table-cell office:value-type="float" office:value="1261207.17"/>
          <table:table-cell office:value-type="float" office:value="1234173.76"/>
          <table:table-cell office:value-type="float" office:value="1183137.4099999999"/>
          <table:table-cell office:value-type="float" office:value="1130646.04"/>
          <table:table-cell office:value-type="float" office:value="1103446.27"/>
          <table:table-cell office:value-type="float" office:value="3500"/>
          <table:table-cell office:value-type="string" office:string-value="Suffolk County Council"/>
          <table:table-cell office:value-type="string" office:string-value="TU"/>
          <table:table-cell office:value-type="float" office:value="125050.88"/>
          <table:table-cell office:value-type="float" office:value="122855.97"/>
          <table:table-cell office:value-type="float" office:value="122891.92"/>
          <table:table-cell office:value-type="float" office:value="122975.54"/>
          <table:table-cell office:value-type="float" office:value="120254.95"/>
          <table:table-cell table:number-columns-repeated="16348"/>
        </table:table-row>
        <table:table-row>
          <table:table-cell office:value-type="float" office:value="3450"/>
          <table:table-cell office:value-type="string" office:string-value="Staffordshire County Council"/>
          <table:table-cell office:value-type="string" office:string-value="TM"/>
          <table:table-cell office:value-type="float" office:value="2318043.63"/>
          <table:table-cell office:value-type="float" office:value="2267896.89"/>
          <table:table-cell office:value-type="float" office:value="2221049.1800000002"/>
          <table:table-cell office:value-type="float" office:value="2158400.7599999998"/>
          <table:table-cell office:value-type="float" office:value="2038648.44"/>
          <table:table-cell office:value-type="float" office:value="2200807.7799999998"/>
          <table:table-cell table:number-columns-repeated="11"/>
          <table:table-cell office:value-type="float" office:value="2500"/>
          <table:table-cell office:value-type="string" office:string-value="Lincolnshire County Council"/>
          <table:table-cell office:value-type="string" office:string-value="TR"/>
          <table:table-cell office:value-type="float" office:value="1446406.05"/>
          <table:table-cell office:value-type="float" office:value="1432184.29"/>
          <table:table-cell office:value-type="float" office:value="1396313.57"/>
          <table:table-cell office:value-type="float" office:value="1344418"/>
          <table:table-cell office:value-type="float" office:value="1304003.55"/>
          <table:table-cell office:value-type="float" office:value="3600"/>
          <table:table-cell office:value-type="string" office:string-value="Surrey County Council"/>
          <table:table-cell office:value-type="string" office:string-value="TU"/>
          <table:table-cell office:value-type="float" office:value="126852.81"/>
          <table:table-cell office:value-type="float" office:value="107978.51"/>
          <table:table-cell office:value-type="float" office:value="108937.27"/>
          <table:table-cell office:value-type="float" office:value="109433.41"/>
          <table:table-cell office:value-type="float" office:value="108297.12"/>
          <table:table-cell table:number-columns-repeated="16348"/>
        </table:table-row>
        <table:table-row>
          <table:table-cell office:value-type="float" office:value="3600"/>
          <table:table-cell office:value-type="string" office:string-value="Surrey County Council"/>
          <table:table-cell office:value-type="string" office:string-value="TM"/>
          <table:table-cell office:value-type="float" office:value="4454080.9000000004"/>
          <table:table-cell office:value-type="float" office:value="4165624.66"/>
          <table:table-cell office:value-type="float" office:value="3968259.13"/>
          <table:table-cell office:value-type="float" office:value="3726775.07"/>
          <table:table-cell office:value-type="float" office:value="3548938.54"/>
          <table:table-cell office:value-type="float" office:value="3972735.66"/>
          <table:table-cell table:number-columns-repeated="11"/>
          <table:table-cell office:value-type="float" office:value="2600"/>
          <table:table-cell office:value-type="string" office:string-value="Norfolk County Council"/>
          <table:table-cell office:value-type="string" office:string-value="TR"/>
          <table:table-cell office:value-type="float" office:value="1667069.29"/>
          <table:table-cell office:value-type="float" office:value="1631793.13"/>
          <table:table-cell office:value-type="float" office:value="1595093.56"/>
          <table:table-cell office:value-type="float" office:value="1548549.1"/>
          <table:table-cell office:value-type="float" office:value="1505276.28"/>
          <table:table-cell office:value-type="float" office:value="3700"/>
          <table:table-cell office:value-type="string" office:string-value="Warwickshire County Council"/>
          <table:table-cell office:value-type="string" office:string-value="TU"/>
          <table:table-cell office:value-type="float" office:value="68239.520000000004"/>
          <table:table-cell office:value-type="float" office:value="67870.95"/>
          <table:table-cell office:value-type="float" office:value="66334.58"/>
          <table:table-cell office:value-type="float" office:value="64411.95"/>
          <table:table-cell office:value-type="float" office:value="63691.34"/>
          <table:table-cell table:number-columns-repeated="16348"/>
        </table:table-row>
        <table:table-row>
          <table:table-cell office:value-type="float" office:value="3700"/>
          <table:table-cell office:value-type="string" office:string-value="Warwickshire County Council"/>
          <table:table-cell office:value-type="string" office:string-value="TM"/>
          <table:table-cell office:value-type="float" office:value="3426264.79"/>
          <table:table-cell office:value-type="float" office:value="3275951.05"/>
          <table:table-cell office:value-type="float" office:value="3090850.51"/>
          <table:table-cell office:value-type="float" office:value="2870059.12"/>
          <table:table-cell office:value-type="float" office:value="2749493.1"/>
          <table:table-cell office:value-type="float" office:value="3082523.7139999997"/>
          <table:table-cell table:number-columns-repeated="11"/>
          <table:table-cell office:value-type="float" office:value="2705"/>
          <table:table-cell office:value-type="string" office:string-value="North Yorkshire County Council"/>
          <table:table-cell office:value-type="string" office:string-value="TR"/>
          <table:table-cell office:value-type="float" office:value="2258631.25"/>
          <table:table-cell office:value-type="float" office:value="2251292.73"/>
          <table:table-cell office:value-type="float" office:value="2196512.71"/>
          <table:table-cell office:value-type="float" office:value="2129966.33"/>
          <table:table-cell office:value-type="float" office:value="2068417.01"/>
          <table:table-cell office:value-type="float" office:value="3800"/>
          <table:table-cell office:value-type="string" office:string-value="West Sussex County Council"/>
          <table:table-cell office:value-type="string" office:string-value="TU"/>
          <table:table-cell office:value-type="float" office:value="144181.32"/>
          <table:table-cell office:value-type="float" office:value="144562.73000000001"/>
          <table:table-cell office:value-type="float" office:value="146531.56"/>
          <table:table-cell office:value-type="float" office:value="137587.26999999999"/>
          <table:table-cell office:value-type="float" office:value="136094"/>
          <table:table-cell table:number-columns-repeated="16348"/>
        </table:table-row>
        <table:table-row>
          <table:table-cell office:value-type="float" office:value="3800"/>
          <table:table-cell office:value-type="string" office:string-value="West Sussex County Council"/>
          <table:table-cell office:value-type="string" office:string-value="TM"/>
          <table:table-cell office:value-type="float" office:value="381719.3"/>
          <table:table-cell office:value-type="float" office:value="337075.13"/>
          <table:table-cell office:value-type="float" office:value="316129.12"/>
          <table:table-cell office:value-type="float" office:value="296461.19"/>
          <table:table-cell office:value-type="float" office:value="280791.51"/>
          <table:table-cell office:value-type="float" office:value="322435.25"/>
          <table:table-cell table:number-columns-repeated="11"/>
          <table:table-cell office:value-type="float" office:value="2710"/>
          <table:table-cell office:value-type="string" office:string-value="York City Council"/>
          <table:table-cell office:value-type="string" office:string-value="TR"/>
          <table:table-cell office:value-type="float" office:value="331393.65000000002"/>
          <table:table-cell office:value-type="float" office:value="328696.82"/>
          <table:table-cell office:value-type="float" office:value="320119.09999999998"/>
          <table:table-cell office:value-type="float" office:value="309178.34999999998"/>
          <table:table-cell office:value-type="float" office:value="300302.39"/>
          <table:table-cell office:value-type="float" office:value="3930"/>
          <table:table-cell office:value-type="string" office:string-value="Wiltshire County Council"/>
          <table:table-cell office:value-type="string" office:string-value="TU"/>
          <table:table-cell office:value-type="float" office:value="66203.73"/>
          <table:table-cell office:value-type="float" office:value="66584.740000000005"/>
          <table:table-cell office:value-type="float" office:value="69858.210000000006"/>
          <table:table-cell office:value-type="float" office:value="69643.289999999994"/>
          <table:table-cell office:value-type="float" office:value="68538.3"/>
          <table:table-cell table:number-columns-repeated="16348"/>
        </table:table-row>
        <table:table-row>
          <table:table-cell office:value-type="float" office:value="3920"/>
          <table:table-cell office:value-type="string" office:string-value="Swindon Borough Council"/>
          <table:table-cell office:value-type="string" office:string-value="TM"/>
          <table:table-cell office:value-type="float" office:value="414403.28"/>
          <table:table-cell office:value-type="float" office:value="385211.1"/>
          <table:table-cell office:value-type="float" office:value="373848.37"/>
          <table:table-cell office:value-type="float" office:value="350628.93"/>
          <table:table-cell office:value-type="float" office:value="330479.93"/>
          <table:table-cell office:value-type="float" office:value="370914.32199999999"/>
          <table:table-cell table:number-columns-repeated="11"/>
          <table:table-cell office:value-type="float" office:value="2800"/>
          <table:table-cell office:value-type="string" office:string-value="Northamptonshire County Council"/>
          <table:table-cell office:value-type="string" office:string-value="TR"/>
          <table:table-cell office:value-type="float" office:value="1681175.01"/>
          <table:table-cell office:value-type="float" office:value="1652796.28"/>
          <table:table-cell office:value-type="float" office:value="1578621.47"/>
          <table:table-cell office:value-type="float" office:value="1510178.17"/>
          <table:table-cell office:value-type="float" office:value="1476383.09"/>
          <table:table-cell office:value-type="float" office:value="4215"/>
          <table:table-cell office:value-type="string" office:string-value="Manchester City Council"/>
          <table:table-cell office:value-type="string" office:string-value="TU"/>
          <table:table-cell office:value-type="float" office:value="64712.35"/>
          <table:table-cell office:value-type="float" office:value="54540.02"/>
          <table:table-cell office:value-type="float" office:value="54652.46"/>
          <table:table-cell office:value-type="float" office:value="54321.84"/>
          <table:table-cell office:value-type="float" office:value="53745.37"/>
          <table:table-cell table:number-columns-repeated="16348"/>
        </table:table-row>
        <table:table-row>
          <table:table-cell office:value-type="float" office:value="3930"/>
          <table:table-cell office:value-type="string" office:string-value="Wiltshire County Council"/>
          <table:table-cell office:value-type="string" office:string-value="TM"/>
          <table:table-cell office:value-type="float" office:value="952750.99"/>
          <table:table-cell office:value-type="float" office:value="903922.31"/>
          <table:table-cell office:value-type="float" office:value="863708.88"/>
          <table:table-cell office:value-type="float" office:value="810232.62"/>
          <table:table-cell office:value-type="float" office:value="763977.6"/>
          <table:table-cell office:value-type="float" office:value="858918.48"/>
          <table:table-cell table:number-columns-repeated="11"/>
          <table:table-cell office:value-type="float" office:value="2900"/>
          <table:table-cell office:value-type="string" office:string-value="Northumberland County Council"/>
          <table:table-cell office:value-type="string" office:string-value="TR"/>
          <table:table-cell office:value-type="float" office:value="862584.57"/>
          <table:table-cell office:value-type="float" office:value="850837.07"/>
          <table:table-cell office:value-type="float" office:value="822393.59"/>
          <table:table-cell office:value-type="float" office:value="806991.06"/>
          <table:table-cell office:value-type="float" office:value="783635.2"/>
          <table:table-cell office:value-type="float" office:value="4220"/>
          <table:table-cell office:value-type="string" office:string-value="Oldham Metropolitan Borough Council"/>
          <table:table-cell office:value-type="string" office:string-value="TU"/>
          <table:table-cell office:value-type="float" office:value="32768.49"/>
          <table:table-cell office:value-type="float" office:value="36730.129999999997"/>
          <table:table-cell office:value-type="float" office:value="37197.64"/>
          <table:table-cell office:value-type="float" office:value="37277.160000000003"/>
          <table:table-cell office:value-type="float" office:value="36853.160000000003"/>
          <table:table-cell table:number-columns-repeated="16348"/>
        </table:table-row>
        <table:table-row>
          <table:table-cell office:value-type="float" office:value="4205"/>
          <table:table-cell office:value-type="string" office:string-value="Bolton Metropolitan Borough Council"/>
          <table:table-cell office:value-type="string" office:string-value="TM"/>
          <table:table-cell office:value-type="float" office:value="463961.91"/>
          <table:table-cell office:value-type="float" office:value="435648.69"/>
          <table:table-cell office:value-type="float" office:value="409834.91"/>
          <table:table-cell office:value-type="float" office:value="379155.05"/>
          <table:table-cell office:value-type="float" office:value="364747.64"/>
          <table:table-cell office:value-type="float" office:value="410669.64"/>
          <table:table-cell table:number-columns-repeated="11"/>
          <table:table-cell office:value-type="float" office:value="3005"/>
          <table:table-cell office:value-type="string" office:string-value="Nottingham City Council"/>
          <table:table-cell office:value-type="string" office:string-value="TR"/>
          <table:table-cell office:value-type="float" office:value="7552.41"/>
          <table:table-cell office:value-type="float" office:value="7864.06"/>
          <table:table-cell office:value-type="float" office:value="7559.21"/>
          <table:table-cell office:value-type="float" office:value="7201.54"/>
          <table:table-cell office:value-type="float" office:value="7036.1"/>
          <table:table-cell office:value-type="float" office:value="4230"/>
          <table:table-cell office:value-type="string" office:string-value="Salford City Council"/>
          <table:table-cell office:value-type="string" office:string-value="TU"/>
          <table:table-cell office:value-type="float" office:value="26892.58"/>
          <table:table-cell office:value-type="float" office:value="26917.45"/>
          <table:table-cell office:value-type="float" office:value="25855.43"/>
          <table:table-cell office:value-type="float" office:value="25908.51"/>
          <table:table-cell office:value-type="float" office:value="25621.54"/>
          <table:table-cell table:number-columns-repeated="16348"/>
        </table:table-row>
        <table:table-row>
          <table:table-cell office:value-type="float" office:value="4210"/>
          <table:table-cell office:value-type="string" office:string-value="Bury Metropolitan Borough Council"/>
          <table:table-cell office:value-type="string" office:string-value="TM"/>
          <table:table-cell office:value-type="float" office:value="612460.48"/>
          <table:table-cell office:value-type="float" office:value="587893.14"/>
          <table:table-cell office:value-type="float" office:value="553069.19999999995"/>
          <table:table-cell office:value-type="float" office:value="515829.19"/>
          <table:table-cell office:value-type="float" office:value="496290.39"/>
          <table:table-cell office:value-type="float" office:value="553108.47999999998"/>
          <table:table-cell table:number-columns-repeated="11"/>
          <table:table-cell office:value-type="float" office:value="3010"/>
          <table:table-cell office:value-type="string" office:string-value="Nottinghamshire County Council"/>
          <table:table-cell office:value-type="string" office:string-value="TR"/>
          <table:table-cell office:value-type="float" office:value="1514188.55"/>
          <table:table-cell office:value-type="float" office:value="1531942.69"/>
          <table:table-cell office:value-type="float" office:value="1500590.41"/>
          <table:table-cell office:value-type="float" office:value="1444826.72"/>
          <table:table-cell office:value-type="float" office:value="1409056.59"/>
          <table:table-cell office:value-type="float" office:value="4235"/>
          <table:table-cell office:value-type="string" office:string-value="Stockport Metropolitan Borough Council"/>
          <table:table-cell office:value-type="string" office:string-value="TU"/>
          <table:table-cell office:value-type="float" office:value="32966.69"/>
          <table:table-cell office:value-type="float" office:value="33048.26"/>
          <table:table-cell office:value-type="float" office:value="33774.449999999997"/>
          <table:table-cell office:value-type="float" office:value="34443.22"/>
          <table:table-cell office:value-type="float" office:value="34041.5"/>
          <table:table-cell table:number-columns-repeated="16348"/>
        </table:table-row>
        <table:table-row>
          <table:table-cell office:value-type="float" office:value="4215"/>
          <table:table-cell office:value-type="string" office:string-value="Manchester City Council"/>
          <table:table-cell office:value-type="string" office:string-value="TM"/>
          <table:table-cell office:value-type="float" office:value="465228"/>
          <table:table-cell office:value-type="float" office:value="442180.29"/>
          <table:table-cell office:value-type="float" office:value="419471.72"/>
          <table:table-cell office:value-type="float" office:value="397496.44"/>
          <table:table-cell office:value-type="float" office:value="384357.62"/>
          <table:table-cell office:value-type="float" office:value="421746.81399999995"/>
          <table:table-cell table:number-columns-repeated="11"/>
          <table:table-cell office:value-type="float" office:value="3100"/>
          <table:table-cell office:value-type="string" office:string-value="Oxfordshire County Council"/>
          <table:table-cell office:value-type="string" office:string-value="TR"/>
          <table:table-cell office:value-type="float" office:value="1681725.47"/>
          <table:table-cell office:value-type="float" office:value="1622354.05"/>
          <table:table-cell office:value-type="float" office:value="1551866.93"/>
          <table:table-cell office:value-type="float" office:value="1489299.81"/>
          <table:table-cell office:value-type="float" office:value="1455378.08"/>
          <table:table-cell office:value-type="float" office:value="4240"/>
          <table:table-cell office:value-type="string" office:string-value="Tameside Metropolitan Borough Council"/>
          <table:table-cell office:value-type="string" office:string-value="TU"/>
          <table:table-cell office:value-type="float" office:value="18252.07"/>
          <table:table-cell office:value-type="float" office:value="18334.02"/>
          <table:table-cell office:value-type="float" office:value="18561.59"/>
          <table:table-cell office:value-type="float" office:value="18567.71"/>
          <table:table-cell office:value-type="float" office:value="18343.490000000002"/>
          <table:table-cell table:number-columns-repeated="16348"/>
        </table:table-row>
        <table:table-row>
          <table:table-cell office:value-type="float" office:value="4220"/>
          <table:table-cell office:value-type="string" office:string-value="Oldham Metropolitan Borough Council"/>
          <table:table-cell office:value-type="string" office:string-value="TM"/>
          <table:table-cell office:value-type="float" office:value="29654.03"/>
          <table:table-cell office:value-type="float" office:value="28725.72"/>
          <table:table-cell office:value-type="float" office:value="27202.880000000001"/>
          <table:table-cell office:value-type="float" office:value="25584.66"/>
          <table:table-cell office:value-type="float" office:value="24611.57"/>
          <table:table-cell office:value-type="float" office:value="27155.772000000004"/>
          <table:table-cell table:number-columns-repeated="11"/>
          <table:table-cell office:value-type="float" office:value="3205"/>
          <table:table-cell office:value-type="string" office:string-value="Telford and Wrekin Council"/>
          <table:table-cell office:value-type="string" office:string-value="TR"/>
          <table:table-cell office:value-type="float" office:value="104613.04"/>
          <table:table-cell office:value-type="float" office:value="103600.03"/>
          <table:table-cell office:value-type="float" office:value="89755.06"/>
          <table:table-cell office:value-type="float" office:value="86601.41"/>
          <table:table-cell office:value-type="float" office:value="84532.85"/>
          <table:table-cell office:value-type="float" office:value="4250"/>
          <table:table-cell office:value-type="string" office:string-value="Wigan Metropolitan Borough Council"/>
          <table:table-cell office:value-type="string" office:string-value="TU"/>
          <table:table-cell office:value-type="float" office:value="4837.51"/>
          <table:table-cell office:value-type="float" office:value="4838.72"/>
          <table:table-cell office:value-type="float" office:value="4895.5200000000004"/>
          <table:table-cell office:value-type="float" office:value="4906.8500000000004"/>
          <table:table-cell office:value-type="float" office:value="4857.54"/>
          <table:table-cell table:number-columns-repeated="16348"/>
        </table:table-row>
        <table:table-row>
          <table:table-cell office:value-type="float" office:value="4225"/>
          <table:table-cell office:value-type="string" office:string-value="Rochdale Metropolitan Borough Council"/>
          <table:table-cell office:value-type="string" office:string-value="TM"/>
          <table:table-cell office:value-type="float" office:value="742059.03"/>
          <table:table-cell office:value-type="float" office:value="704524.85"/>
          <table:table-cell office:value-type="float" office:value="675955.15"/>
          <table:table-cell office:value-type="float" office:value="628479.52"/>
          <table:table-cell office:value-type="float" office:value="604448.54"/>
          <table:table-cell office:value-type="float" office:value="671093.41799999995"/>
          <table:table-cell table:number-columns-repeated="11"/>
          <table:table-cell office:value-type="float" office:value="3210"/>
          <table:table-cell office:value-type="string" office:string-value="Shropshire County Council"/>
          <table:table-cell office:value-type="string" office:string-value="TR"/>
          <table:table-cell office:value-type="float" office:value="878233.59"/>
          <table:table-cell office:value-type="float" office:value="867145.65"/>
          <table:table-cell office:value-type="float" office:value="832031.72"/>
          <table:table-cell office:value-type="float" office:value="799514.28"/>
          <table:table-cell office:value-type="float" office:value="776684.26"/>
          <table:table-cell office:value-type="float" office:value="4305"/>
          <table:table-cell office:value-type="string" office:string-value="Knowsley Metropolitan Borough Council"/>
          <table:table-cell office:value-type="string" office:string-value="TU"/>
          <table:table-cell office:value-type="float" office:value="26755.71"/>
          <table:table-cell office:value-type="float" office:value="26140.52"/>
          <table:table-cell office:value-type="float" office:value="25386.81"/>
          <table:table-cell office:value-type="float" office:value="25378.27"/>
          <table:table-cell office:value-type="float" office:value="25072.2"/>
          <table:table-cell table:number-columns-repeated="16348"/>
        </table:table-row>
        <table:table-row>
          <table:table-cell office:value-type="float" office:value="4230"/>
          <table:table-cell office:value-type="string" office:string-value="Salford City Council"/>
          <table:table-cell office:value-type="string" office:string-value="TM"/>
          <table:table-cell office:value-type="float" office:value="994328.33"/>
          <table:table-cell office:value-type="float" office:value="1017415.04"/>
          <table:table-cell office:value-type="float" office:value="964671.85"/>
          <table:table-cell office:value-type="float" office:value="909854.26"/>
          <table:table-cell office:value-type="float" office:value="874919.38"/>
          <table:table-cell office:value-type="float" office:value="952237.77200000011"/>
          <table:table-cell table:number-columns-repeated="11"/>
          <table:table-cell office:value-type="float" office:value="3300"/>
          <table:table-cell office:value-type="string" office:string-value="Somerset County Council"/>
          <table:table-cell office:value-type="string" office:string-value="TR"/>
          <table:table-cell office:value-type="float" office:value="473973.2"/>
          <table:table-cell office:value-type="float" office:value="466299.17"/>
          <table:table-cell office:value-type="float" office:value="466314.81"/>
          <table:table-cell office:value-type="float" office:value="455897.12"/>
          <table:table-cell office:value-type="float" office:value="443289.63"/>
          <table:table-cell office:value-type="float" office:value="4315"/>
          <table:table-cell office:value-type="string" office:string-value="St.Helens Metropolitan Borough Council"/>
          <table:table-cell office:value-type="string" office:string-value="TU"/>
          <table:table-cell office:value-type="float" office:value="26065"/>
          <table:table-cell office:value-type="float" office:value="26037.279999999999"/>
          <table:table-cell office:value-type="float" office:value="26300.86"/>
          <table:table-cell office:value-type="float" office:value="26198.57"/>
          <table:table-cell office:value-type="float" office:value="25858.79"/>
          <table:table-cell table:number-columns-repeated="16348"/>
        </table:table-row>
        <table:table-row>
          <table:table-cell office:value-type="float" office:value="4235"/>
          <table:table-cell office:value-type="string" office:string-value="Stockport Metropolitan Borough Council"/>
          <table:table-cell office:value-type="string" office:string-value="TM"/>
          <table:table-cell office:value-type="float" office:value="393200.94"/>
          <table:table-cell office:value-type="float" office:value="370528.86"/>
          <table:table-cell office:value-type="float" office:value="350451.6"/>
          <table:table-cell office:value-type="float" office:value="328544.94"/>
          <table:table-cell office:value-type="float" office:value="316051.19"/>
          <table:table-cell office:value-type="float" office:value="351755.50599999994"/>
          <table:table-cell table:number-columns-repeated="11"/>
          <table:table-cell office:value-type="float" office:value="3440"/>
          <table:table-cell office:value-type="string" office:string-value="Stoke-on-Trent City Council"/>
          <table:table-cell office:value-type="string" office:string-value="TR"/>
          <table:table-cell office:value-type="float" office:value="26686.18"/>
          <table:table-cell office:value-type="float" office:value="26273.22"/>
          <table:table-cell office:value-type="float" office:value="26629.49"/>
          <table:table-cell office:value-type="float" office:value="25370.84"/>
          <table:table-cell office:value-type="float" office:value="24764"/>
          <table:table-cell office:value-type="float" office:value="4320"/>
          <table:table-cell office:value-type="string" office:string-value="Sefton Metropolitan Borough Council"/>
          <table:table-cell office:value-type="string" office:string-value="TU"/>
          <table:table-cell office:value-type="float" office:value="222534.44"/>
          <table:table-cell office:value-type="float" office:value="220710.22"/>
          <table:table-cell office:value-type="float" office:value="217191.83"/>
          <table:table-cell office:value-type="float" office:value="221753.34"/>
          <table:table-cell office:value-type="float" office:value="218957.38"/>
          <table:table-cell table:number-columns-repeated="16348"/>
        </table:table-row>
        <table:table-row>
          <table:table-cell office:value-type="float" office:value="4240"/>
          <table:table-cell office:value-type="string" office:string-value="Tameside Metropolitan Borough Council"/>
          <table:table-cell office:value-type="string" office:string-value="TM"/>
          <table:table-cell office:value-type="float" office:value="150523.85999999999"/>
          <table:table-cell office:value-type="float" office:value="142717.12"/>
          <table:table-cell office:value-type="float" office:value="136971.47"/>
          <table:table-cell office:value-type="float" office:value="129958.56"/>
          <table:table-cell office:value-type="float" office:value="125025.64"/>
          <table:table-cell office:value-type="float" office:value="137039.32999999999"/>
          <table:table-cell table:number-columns-repeated="11"/>
          <table:table-cell office:value-type="float" office:value="3450"/>
          <table:table-cell office:value-type="string" office:string-value="Staffordshire County Council"/>
          <table:table-cell office:value-type="string" office:string-value="TR"/>
          <table:table-cell office:value-type="float" office:value="1376653.5"/>
          <table:table-cell office:value-type="float" office:value="1373331.56"/>
          <table:table-cell office:value-type="float" office:value="1326860.51"/>
          <table:table-cell office:value-type="float" office:value="1271279.8500000001"/>
          <table:table-cell office:value-type="float" office:value="1242291.6299999999"/>
          <table:table-cell office:value-type="float" office:value="4325"/>
          <table:table-cell office:value-type="string" office:string-value="Wirral Metropolitan Borough Council"/>
          <table:table-cell office:value-type="string" office:string-value="TU"/>
          <table:table-cell office:value-type="float" office:value="79397.039999999994"/>
          <table:table-cell office:value-type="float" office:value="78678.94"/>
          <table:table-cell office:value-type="float" office:value="79600.13"/>
          <table:table-cell office:value-type="float" office:value="79711.789999999994"/>
          <table:table-cell office:value-type="float" office:value="85061.34"/>
          <table:table-cell table:number-columns-repeated="16348"/>
        </table:table-row>
        <table:table-row>
          <table:table-cell office:value-type="float" office:value="4245"/>
          <table:table-cell office:value-type="string" office:string-value="Trafford Metropolitan Borough Council"/>
          <table:table-cell office:value-type="string" office:string-value="TM"/>
          <table:table-cell office:value-type="float" office:value="431222.22"/>
          <table:table-cell office:value-type="float" office:value="411083.99"/>
          <table:table-cell office:value-type="float" office:value="384607.18"/>
          <table:table-cell office:value-type="float" office:value="361240.78"/>
          <table:table-cell office:value-type="float" office:value="350133.99"/>
          <table:table-cell office:value-type="float" office:value="387657.63199999998"/>
          <table:table-cell table:number-columns-repeated="11"/>
          <table:table-cell office:value-type="float" office:value="3500"/>
          <table:table-cell office:value-type="string" office:string-value="Suffolk County Council"/>
          <table:table-cell office:value-type="string" office:string-value="TR"/>
          <table:table-cell office:value-type="float" office:value="1888792.91"/>
          <table:table-cell office:value-type="float" office:value="1882959.16"/>
          <table:table-cell office:value-type="float" office:value="1760520.83"/>
          <table:table-cell office:value-type="float" office:value="1684109.87"/>
          <table:table-cell office:value-type="float" office:value="1631785.3"/>
          <table:table-cell office:value-type="float" office:value="4410"/>
          <table:table-cell office:value-type="string" office:string-value="Doncaster Metropolitan Borough Council"/>
          <table:table-cell office:value-type="string" office:string-value="TU"/>
          <table:table-cell office:value-type="float" office:value="55910.04"/>
          <table:table-cell office:value-type="float" office:value="55191.94"/>
          <table:table-cell office:value-type="float" office:value="51851.81"/>
          <table:table-cell office:value-type="float" office:value="51795.27"/>
          <table:table-cell office:value-type="float" office:value="51067.519999999997"/>
          <table:table-cell table:number-columns-repeated="16348"/>
        </table:table-row>
        <table:table-row>
          <table:table-cell office:value-type="float" office:value="4250"/>
          <table:table-cell office:value-type="string" office:string-value="Wigan Metropolitan Borough Council"/>
          <table:table-cell office:value-type="string" office:string-value="TM"/>
          <table:table-cell office:value-type="float" office:value="514186.89"/>
          <table:table-cell office:value-type="float" office:value="474573.8"/>
          <table:table-cell office:value-type="float" office:value="449718.52"/>
          <table:table-cell office:value-type="float" office:value="423075.76"/>
          <table:table-cell office:value-type="float" office:value="407056.63"/>
          <table:table-cell office:value-type="float" office:value="453722.32"/>
          <table:table-cell table:number-columns-repeated="11"/>
          <table:table-cell office:value-type="float" office:value="3600"/>
          <table:table-cell office:value-type="string" office:string-value="Surrey County Council"/>
          <table:table-cell office:value-type="string" office:string-value="TR"/>
          <table:table-cell office:value-type="float" office:value="1112144.99"/>
          <table:table-cell office:value-type="float" office:value="1078503.02"/>
          <table:table-cell office:value-type="float" office:value="1045100.16"/>
          <table:table-cell office:value-type="float" office:value="1005814.08"/>
          <table:table-cell office:value-type="float" office:value="983254.64"/>
          <table:table-cell office:value-type="float" office:value="4415"/>
          <table:table-cell office:value-type="string" office:string-value="Rotherham Metropolitan Borough Council"/>
          <table:table-cell office:value-type="string" office:string-value="TU"/>
          <table:table-cell office:value-type="float" office:value="3847.99"/>
          <table:table-cell office:value-type="float" office:value="3787.34"/>
          <table:table-cell office:value-type="float" office:value="3699.89"/>
          <table:table-cell office:value-type="float" office:value="3604.15"/>
          <table:table-cell office:value-type="float" office:value="3560.46"/>
          <table:table-cell table:number-columns-repeated="16348"/>
        </table:table-row>
        <table:table-row>
          <table:table-cell office:value-type="float" office:value="4305"/>
          <table:table-cell office:value-type="string" office:string-value="Knowsley Metropolitan Borough Council"/>
          <table:table-cell office:value-type="string" office:string-value="TM"/>
          <table:table-cell office:value-type="float" office:value="261216.96"/>
          <table:table-cell office:value-type="float" office:value="247186.45"/>
          <table:table-cell office:value-type="float" office:value="221062.73"/>
          <table:table-cell office:value-type="float" office:value="203367.08"/>
          <table:table-cell office:value-type="float" office:value="195345.69"/>
          <table:table-cell office:value-type="float" office:value="225635.78199999998"/>
          <table:table-cell table:number-columns-repeated="11"/>
          <table:table-cell office:value-type="float" office:value="3700"/>
          <table:table-cell office:value-type="string" office:string-value="Warwickshire County Council"/>
          <table:table-cell office:value-type="string" office:string-value="TR"/>
          <table:table-cell office:value-type="float" office:value="1168015.42"/>
          <table:table-cell office:value-type="float" office:value="1138392.8799999999"/>
          <table:table-cell office:value-type="float" office:value="1093311.25"/>
          <table:table-cell office:value-type="float" office:value="1016180.23"/>
          <table:table-cell office:value-type="float" office:value="993818.72"/>
          <table:table-cell office:value-type="float" office:value="4420"/>
          <table:table-cell office:value-type="string" office:string-value="Sheffield City Council"/>
          <table:table-cell office:value-type="string" office:string-value="TU"/>
          <table:table-cell office:value-type="float" office:value="9668.98"/>
          <table:table-cell office:value-type="float" office:value="9661.9699999999993"/>
          <table:table-cell office:value-type="float" office:value="9765.99"/>
          <table:table-cell office:value-type="float" office:value="9798.0300000000007"/>
          <table:table-cell office:value-type="float" office:value="9687.1299999999992"/>
          <table:table-cell table:number-columns-repeated="16348"/>
        </table:table-row>
        <table:table-row>
          <table:table-cell office:value-type="float" office:value="4315"/>
          <table:table-cell office:value-type="string" office:string-value="St.Helens Metropolitan Borough Council"/>
          <table:table-cell office:value-type="string" office:string-value="TM"/>
          <table:table-cell office:value-type="float" office:value="417333.17"/>
          <table:table-cell office:value-type="float" office:value="409072.15"/>
          <table:table-cell office:value-type="float" office:value="398039.19"/>
          <table:table-cell office:value-type="float" office:value="373634.45"/>
          <table:table-cell office:value-type="float" office:value="359198.59"/>
          <table:table-cell office:value-type="float" office:value="391455.51"/>
          <table:table-cell table:number-columns-repeated="11"/>
          <table:table-cell office:value-type="float" office:value="3800"/>
          <table:table-cell office:value-type="string" office:string-value="West Sussex County Council"/>
          <table:table-cell office:value-type="string" office:string-value="TR"/>
          <table:table-cell office:value-type="float" office:value="1114479.3500000001"/>
          <table:table-cell office:value-type="float" office:value="1078548.9099999999"/>
          <table:table-cell office:value-type="float" office:value="1046829.76"/>
          <table:table-cell office:value-type="float" office:value="1000067.35"/>
          <table:table-cell office:value-type="float" office:value="977129.72"/>
          <table:table-cell office:value-type="float" office:value="4505"/>
          <table:table-cell office:value-type="string" office:string-value="Gateshead Metropolitan Borough Council"/>
          <table:table-cell office:value-type="string" office:string-value="TU"/>
          <table:table-cell office:value-type="float" office:value="192655.9"/>
          <table:table-cell office:value-type="float" office:value="193004.61"/>
          <table:table-cell office:value-type="float" office:value="182750.74"/>
          <table:table-cell office:value-type="float" office:value="175001.60000000001"/>
          <table:table-cell office:value-type="float" office:value="172987.53"/>
          <table:table-cell table:number-columns-repeated="16348"/>
        </table:table-row>
        <table:table-row>
          <table:table-cell office:value-type="float" office:value="4320"/>
          <table:table-cell office:value-type="string" office:string-value="Sefton Metropolitan Borough Council"/>
          <table:table-cell office:value-type="string" office:string-value="TM"/>
          <table:table-cell office:value-type="float" office:value="73921.23"/>
          <table:table-cell office:value-type="float" office:value="73047.8"/>
          <table:table-cell office:value-type="float" office:value="69219.94"/>
          <table:table-cell office:value-type="float" office:value="66248.37"/>
          <table:table-cell office:value-type="float" office:value="63595.94"/>
          <table:table-cell office:value-type="float" office:value="69206.655999999988"/>
          <table:table-cell table:number-columns-repeated="11"/>
          <table:table-cell office:value-type="float" office:value="3920"/>
          <table:table-cell office:value-type="string" office:string-value="Swindon Borough Council"/>
          <table:table-cell office:value-type="string" office:string-value="TR"/>
          <table:table-cell office:value-type="float" office:value="207538.81"/>
          <table:table-cell office:value-type="float" office:value="189310.47"/>
          <table:table-cell office:value-type="float" office:value="182058.56"/>
          <table:table-cell office:value-type="float" office:value="173440.29"/>
          <table:table-cell office:value-type="float" office:value="169432.7"/>
          <table:table-cell office:value-type="float" office:value="4510"/>
          <table:table-cell office:value-type="string" office:string-value="Newcastle City Council"/>
          <table:table-cell office:value-type="string" office:string-value="TU"/>
          <table:table-cell office:value-type="float" office:value="183597.16"/>
          <table:table-cell office:value-type="float" office:value="183721.22"/>
          <table:table-cell office:value-type="float" office:value="174719.51"/>
          <table:table-cell office:value-type="float" office:value="175019.6"/>
          <table:table-cell office:value-type="float" office:value="173119.83"/>
          <table:table-cell table:number-columns-repeated="16348"/>
        </table:table-row>
        <table:table-row>
          <table:table-cell office:value-type="float" office:value="4325"/>
          <table:table-cell office:value-type="string" office:string-value="Wirral Metropolitan Borough Council"/>
          <table:table-cell office:value-type="string" office:string-value="TM"/>
          <table:table-cell office:value-type="float" office:value="324552.5"/>
          <table:table-cell office:value-type="float" office:value="304693.73"/>
          <table:table-cell office:value-type="float" office:value="289576.81"/>
          <table:table-cell office:value-type="float" office:value="272091.67"/>
          <table:table-cell office:value-type="float" office:value="261642.33"/>
          <table:table-cell office:value-type="float" office:value="290511.408"/>
          <table:table-cell table:number-columns-repeated="11"/>
          <table:table-cell office:value-type="float" office:value="3930"/>
          <table:table-cell office:value-type="string" office:string-value="Wiltshire County Council"/>
          <table:table-cell office:value-type="string" office:string-value="TR"/>
          <table:table-cell office:value-type="float" office:value="715276.03"/>
          <table:table-cell office:value-type="float" office:value="678279.01"/>
          <table:table-cell office:value-type="float" office:value="649127.56999999995"/>
          <table:table-cell office:value-type="float" office:value="618941.86"/>
          <table:table-cell office:value-type="float" office:value="605408.66"/>
          <table:table-cell office:value-type="float" office:value="4515"/>
          <table:table-cell office:value-type="string" office:string-value="North Tyneside Borough Council"/>
          <table:table-cell office:value-type="string" office:string-value="TU"/>
          <table:table-cell office:value-type="float" office:value="71653.240000000005"/>
          <table:table-cell office:value-type="float" office:value="71255.53"/>
          <table:table-cell office:value-type="float" office:value="71681.34"/>
          <table:table-cell office:value-type="float" office:value="70978.44"/>
          <table:table-cell office:value-type="float" office:value="70227.210000000006"/>
          <table:table-cell table:number-columns-repeated="16348"/>
        </table:table-row>
        <table:table-row>
          <table:table-cell office:value-type="float" office:value="4405"/>
          <table:table-cell office:value-type="string" office:string-value="Barnsley Metropolitan Borough Council"/>
          <table:table-cell office:value-type="string" office:string-value="TM"/>
          <table:table-cell office:value-type="float" office:value="447855.14"/>
          <table:table-cell office:value-type="float" office:value="424198.54"/>
          <table:table-cell office:value-type="float" office:value="465170.79"/>
          <table:table-cell office:value-type="float" office:value="436223.79"/>
          <table:table-cell office:value-type="float" office:value="417924.49"/>
          <table:table-cell office:value-type="float" office:value="438274.55"/>
          <table:table-cell table:number-columns-repeated="11"/>
          <table:table-cell office:value-type="float" office:value="4220"/>
          <table:table-cell office:value-type="string" office:string-value="Oldham Metropolitan Borough Council"/>
          <table:table-cell office:value-type="string" office:string-value="TR"/>
          <table:table-cell office:value-type="float" office:value="219.57"/>
          <table:table-cell office:value-type="float" office:value="373.92"/>
          <table:table-cell office:value-type="float" office:value="372.5"/>
          <table:table-cell office:value-type="float" office:value="365.23"/>
          <table:table-cell office:value-type="float" office:value="356.7"/>
          <table:table-cell office:value-type="float" office:value="4520"/>
          <table:table-cell office:value-type="string" office:string-value="South Tyneside Metropolitan Borough Council"/>
          <table:table-cell office:value-type="string" office:string-value="TU"/>
          <table:table-cell office:value-type="float" office:value="42232.68"/>
          <table:table-cell office:value-type="float" office:value="42270.96"/>
          <table:table-cell office:value-type="float" office:value="42766.35"/>
          <table:table-cell office:value-type="float" office:value="42919.26"/>
          <table:table-cell office:value-type="float" office:value="42455.11"/>
          <table:table-cell table:number-columns-repeated="16348"/>
        </table:table-row>
        <table:table-row>
          <table:table-cell office:value-type="float" office:value="4410"/>
          <table:table-cell office:value-type="string" office:string-value="Doncaster Metropolitan Borough Council"/>
          <table:table-cell office:value-type="string" office:string-value="TM"/>
          <table:table-cell office:value-type="float" office:value="958671.49"/>
          <table:table-cell office:value-type="float" office:value="912797.12"/>
          <table:table-cell office:value-type="float" office:value="863498.12"/>
          <table:table-cell office:value-type="float" office:value="791352.26"/>
          <table:table-cell office:value-type="float" office:value="755990.8"/>
          <table:table-cell office:value-type="float" office:value="856461.95799999998"/>
          <table:table-cell table:number-columns-repeated="11"/>
          <table:table-cell office:value-type="float" office:value="4230"/>
          <table:table-cell office:value-type="string" office:string-value="Salford City Council"/>
          <table:table-cell office:value-type="string" office:string-value="TR"/>
          <table:table-cell office:value-type="float" office:value="21551.19"/>
          <table:table-cell office:value-type="float" office:value="21197.09"/>
          <table:table-cell office:value-type="float" office:value="20363.150000000001"/>
          <table:table-cell office:value-type="float" office:value="19909.36"/>
          <table:table-cell office:value-type="float" office:value="19454.29"/>
          <table:table-cell office:value-type="float" office:value="4605"/>
          <table:table-cell office:value-type="string" office:string-value="Birmingham City Council"/>
          <table:table-cell office:value-type="string" office:string-value="TU"/>
          <table:table-cell office:value-type="float" office:value="1200.3800000000001"/>
          <table:table-cell office:value-type="float" office:value="1221.7"/>
          <table:table-cell office:value-type="float" office:value="1230.71"/>
          <table:table-cell office:value-type="float" office:value="1218.97"/>
          <table:table-cell office:value-type="float" office:value="1224.8399999999999"/>
          <table:table-cell table:number-columns-repeated="16348"/>
        </table:table-row>
        <table:table-row>
          <table:table-cell office:value-type="float" office:value="4415"/>
          <table:table-cell office:value-type="string" office:string-value="Rotherham Metropolitan Borough Council"/>
          <table:table-cell office:value-type="string" office:string-value="TM"/>
          <table:table-cell office:value-type="float" office:value="891071.62"/>
          <table:table-cell office:value-type="float" office:value="851214.7"/>
          <table:table-cell office:value-type="float" office:value="807269.2"/>
          <table:table-cell office:value-type="float" office:value="741394.54"/>
          <table:table-cell office:value-type="float" office:value="708830.05"/>
          <table:table-cell office:value-type="float" office:value="799956.02199999988"/>
          <table:table-cell table:number-columns-repeated="11"/>
          <table:table-cell office:value-type="float" office:value="4235"/>
          <table:table-cell office:value-type="string" office:string-value="Stockport Metropolitan Borough Council"/>
          <table:table-cell office:value-type="string" office:string-value="TR"/>
          <table:table-cell office:value-type="float" office:value="33461.18"/>
          <table:table-cell office:value-type="float" office:value="32941.440000000002"/>
          <table:table-cell office:value-type="float" office:value="32516.560000000001"/>
          <table:table-cell office:value-type="float" office:value="31022.42"/>
          <table:table-cell office:value-type="float" office:value="30239.66"/>
          <table:table-cell office:value-type="float" office:value="4610"/>
          <table:table-cell office:value-type="string" office:string-value="Coventry City Council"/>
          <table:table-cell office:value-type="string" office:string-value="TU"/>
          <table:table-cell office:value-type="float" office:value="87755.5"/>
          <table:table-cell office:value-type="float" office:value="84846.99"/>
          <table:table-cell office:value-type="float" office:value="86625.78"/>
          <table:table-cell office:value-type="float" office:value="86993.36"/>
          <table:table-cell office:value-type="float" office:value="86193.56"/>
          <table:table-cell table:number-columns-repeated="16348"/>
        </table:table-row>
        <table:table-row>
          <table:table-cell office:value-type="float" office:value="4420"/>
          <table:table-cell office:value-type="string" office:string-value="Sheffield City Council"/>
          <table:table-cell office:value-type="string" office:string-value="TM"/>
          <table:table-cell office:value-type="float" office:value="332236.71000000002"/>
          <table:table-cell office:value-type="float" office:value="315651.49"/>
          <table:table-cell office:value-type="float" office:value="299688.51"/>
          <table:table-cell office:value-type="float" office:value="283830.76"/>
          <table:table-cell office:value-type="float" office:value="271680.89"/>
          <table:table-cell office:value-type="float" office:value="300617.67199999996"/>
          <table:table-cell table:number-columns-repeated="11"/>
          <table:table-cell office:value-type="float" office:value="4240"/>
          <table:table-cell office:value-type="string" office:string-value="Tameside Metropolitan Borough Council"/>
          <table:table-cell office:value-type="string" office:string-value="TR"/>
          <table:table-cell office:value-type="float" office:value="20757.28"/>
          <table:table-cell office:value-type="float" office:value="20402.64"/>
          <table:table-cell office:value-type="float" office:value="22146.05"/>
          <table:table-cell office:value-type="float" office:value="21456.9"/>
          <table:table-cell office:value-type="float" office:value="20953.25"/>
          <table:table-cell office:value-type="float" office:value="4615"/>
          <table:table-cell office:value-type="string" office:string-value="Dudley Metropolitan Borough Council"/>
          <table:table-cell office:value-type="string" office:string-value="TU"/>
          <table:table-cell office:value-type="float" office:value="56841.69"/>
          <table:table-cell office:value-type="float" office:value="55722.36"/>
          <table:table-cell office:value-type="float" office:value="54586.05"/>
          <table:table-cell office:value-type="float" office:value="55759.02"/>
          <table:table-cell office:value-type="float" office:value="56229.120000000003"/>
          <table:table-cell table:number-columns-repeated="16348"/>
        </table:table-row>
        <table:table-row>
          <table:table-cell office:value-type="float" office:value="4505"/>
          <table:table-cell office:value-type="string" office:string-value="Gateshead Metropolitan Borough Council"/>
          <table:table-cell office:value-type="string" office:string-value="TM"/>
          <table:table-cell office:value-type="float" office:value="105390.71"/>
          <table:table-cell office:value-type="float" office:value="99697.279999999999"/>
          <table:table-cell office:value-type="float" office:value="93569.03"/>
          <table:table-cell office:value-type="float" office:value="87609.57"/>
          <table:table-cell office:value-type="float" office:value="84047.21"/>
          <table:table-cell office:value-type="float" office:value="94062.76"/>
          <table:table-cell table:number-columns-repeated="11"/>
          <table:table-cell office:value-type="float" office:value="4250"/>
          <table:table-cell office:value-type="string" office:string-value="Wigan Metropolitan Borough Council"/>
          <table:table-cell office:value-type="string" office:string-value="TR"/>
          <table:table-cell office:value-type="float" office:value="139698.51999999999"/>
          <table:table-cell office:value-type="float" office:value="141480.65"/>
          <table:table-cell office:value-type="float" office:value="135600.46"/>
          <table:table-cell office:value-type="float" office:value="128783.42"/>
          <table:table-cell office:value-type="float" office:value="125828.23"/>
          <table:table-cell office:value-type="float" office:value="4620"/>
          <table:table-cell office:value-type="string" office:string-value="Sandwell Metropolitan Borough Council"/>
          <table:table-cell office:value-type="string" office:string-value="TU"/>
          <table:table-cell office:value-type="float" office:value="86080.91"/>
          <table:table-cell office:value-type="float" office:value="85741.71"/>
          <table:table-cell office:value-type="float" office:value="85386.3"/>
          <table:table-cell office:value-type="float" office:value="85455.42"/>
          <table:table-cell office:value-type="float" office:value="84406.9"/>
          <table:table-cell table:number-columns-repeated="16348"/>
        </table:table-row>
        <table:table-row>
          <table:table-cell office:value-type="float" office:value="4520"/>
          <table:table-cell office:value-type="string" office:string-value="South Tyneside Metropolitan Borough Council"/>
          <table:table-cell office:value-type="string" office:string-value="TM"/>
          <table:table-cell office:value-type="float" office:value="1171.6500000000001"/>
          <table:table-cell office:value-type="float" office:value="1109.68"/>
          <table:table-cell office:value-type="float" office:value="1052.4100000000001"/>
          <table:table-cell office:value-type="float" office:value="988.5"/>
          <table:table-cell office:value-type="float" office:value="949.5"/>
          <table:table-cell office:value-type="float" office:value="1054.348"/>
          <table:table-cell table:number-columns-repeated="11"/>
          <table:table-cell office:value-type="float" office:value="4305"/>
          <table:table-cell office:value-type="string" office:string-value="Knowsley Metropolitan Borough Council"/>
          <table:table-cell office:value-type="string" office:string-value="TR"/>
          <table:table-cell office:value-type="float" office:value="22124.37"/>
          <table:table-cell office:value-type="float" office:value="21732.74"/>
          <table:table-cell office:value-type="float" office:value="20874.080000000002"/>
          <table:table-cell office:value-type="float" office:value="19972.27"/>
          <table:table-cell office:value-type="float" office:value="19511.169999999998"/>
          <table:table-cell office:value-type="float" office:value="4630"/>
          <table:table-cell office:value-type="string" office:string-value="Walsall Metropolitan Borough Council"/>
          <table:table-cell office:value-type="string" office:string-value="TU"/>
          <table:table-cell office:value-type="float" office:value="17877.39"/>
          <table:table-cell office:value-type="float" office:value="18977.61"/>
          <table:table-cell office:value-type="float" office:value="19141.560000000001"/>
          <table:table-cell office:value-type="float" office:value="17851.98"/>
          <table:table-cell office:value-type="float" office:value="17541.93"/>
          <table:table-cell table:number-columns-repeated="16348"/>
        </table:table-row>
        <table:table-row>
          <table:table-cell office:value-type="float" office:value="4525"/>
          <table:table-cell office:value-type="string" office:string-value="Sunderland Borough Council"/>
          <table:table-cell office:value-type="string" office:string-value="TM"/>
          <table:table-cell office:value-type="float" office:value="36703.1"/>
          <table:table-cell office:value-type="float" office:value="34482.54"/>
          <table:table-cell office:value-type="float" office:value="32751.97"/>
          <table:table-cell office:value-type="float" office:value="31058.2"/>
          <table:table-cell office:value-type="float" office:value="29827.74"/>
          <table:table-cell office:value-type="float" office:value="32964.71"/>
          <table:table-cell table:number-columns-repeated="11"/>
          <table:table-cell office:value-type="float" office:value="4315"/>
          <table:table-cell office:value-type="string" office:string-value="St.Helens Metropolitan Borough Council"/>
          <table:table-cell office:value-type="string" office:string-value="TR"/>
          <table:table-cell office:value-type="float" office:value="151944.20000000001"/>
          <table:table-cell office:value-type="float" office:value="153697.43"/>
          <table:table-cell office:value-type="float" office:value="150912.10999999999"/>
          <table:table-cell office:value-type="float" office:value="143313.95000000001"/>
          <table:table-cell office:value-type="float" office:value="140302.71"/>
          <table:table-cell office:value-type="float" office:value="4705"/>
          <table:table-cell office:value-type="string" office:string-value="Bradford City Council"/>
          <table:table-cell office:value-type="string" office:string-value="TU"/>
          <table:table-cell office:value-type="float" office:value="120411.5"/>
          <table:table-cell office:value-type="float" office:value="119922.93"/>
          <table:table-cell office:value-type="float" office:value="116475.5"/>
          <table:table-cell office:value-type="float" office:value="117225.52"/>
          <table:table-cell office:value-type="float" office:value="115913.9"/>
          <table:table-cell table:number-columns-repeated="16348"/>
        </table:table-row>
        <table:table-row>
          <table:table-cell office:value-type="float" office:value="4605"/>
          <table:table-cell office:value-type="string" office:string-value="Birmingham City Council"/>
          <table:table-cell office:value-type="string" office:string-value="TM"/>
          <table:table-cell office:value-type="float" office:value="623459.02"/>
          <table:table-cell office:value-type="float" office:value="590558.89"/>
          <table:table-cell office:value-type="float" office:value="559552.99"/>
          <table:table-cell office:value-type="float" office:value="535523.24"/>
          <table:table-cell office:value-type="float" office:value="514978.8"/>
          <table:table-cell office:value-type="float" office:value="564814.58799999999"/>
          <table:table-cell table:number-columns-repeated="11"/>
          <table:table-cell office:value-type="float" office:value="4320"/>
          <table:table-cell office:value-type="string" office:string-value="Sefton Metropolitan Borough Council"/>
          <table:table-cell office:value-type="string" office:string-value="TR"/>
          <table:table-cell office:value-type="float" office:value="79035.259999999995"/>
          <table:table-cell office:value-type="float" office:value="105178.56"/>
          <table:table-cell office:value-type="float" office:value="101980.84"/>
          <table:table-cell office:value-type="float" office:value="96989.53"/>
          <table:table-cell office:value-type="float" office:value="94764.61"/>
          <table:table-cell office:value-type="float" office:value="4710"/>
          <table:table-cell office:value-type="string" office:string-value="Calderdale Metropolitan Borough Council"/>
          <table:table-cell office:value-type="string" office:string-value="TU"/>
          <table:table-cell office:value-type="float" office:value="48571.58"/>
          <table:table-cell office:value-type="float" office:value="49880.99"/>
          <table:table-cell office:value-type="float" office:value="49916.62"/>
          <table:table-cell office:value-type="float" office:value="49304.18"/>
          <table:table-cell office:value-type="float" office:value="48612.18"/>
          <table:table-cell table:number-columns-repeated="16348"/>
        </table:table-row>
        <table:table-row>
          <table:table-cell office:value-type="float" office:value="4610"/>
          <table:table-cell office:value-type="string" office:string-value="Coventry City Council"/>
          <table:table-cell office:value-type="string" office:string-value="TM"/>
          <table:table-cell office:value-type="float" office:value="119832.19"/>
          <table:table-cell office:value-type="float" office:value="113572.41"/>
          <table:table-cell office:value-type="float" office:value="107647.38"/>
          <table:table-cell office:value-type="float" office:value="100973.11"/>
          <table:table-cell office:value-type="float" office:value="97116.6"/>
          <table:table-cell office:value-type="float" office:value="107828.33799999999"/>
          <table:table-cell table:number-columns-repeated="11"/>
          <table:table-cell office:value-type="float" office:value="4325"/>
          <table:table-cell office:value-type="string" office:string-value="Wirral Metropolitan Borough Council"/>
          <table:table-cell office:value-type="string" office:string-value="TR"/>
          <table:table-cell office:value-type="float" office:value="10691.57"/>
          <table:table-cell office:value-type="float" office:value="10544.12"/>
          <table:table-cell office:value-type="float" office:value="10138.530000000001"/>
          <table:table-cell office:value-type="float" office:value="9656.41"/>
          <table:table-cell office:value-type="float" office:value="9424.93"/>
          <table:table-cell office:value-type="float" office:value="4715"/>
          <table:table-cell office:value-type="string" office:string-value="Kirklees Metropolitan Borough Council"/>
          <table:table-cell office:value-type="string" office:string-value="TU"/>
          <table:table-cell office:value-type="float" office:value="12952.05"/>
          <table:table-cell office:value-type="float" office:value="12497.79"/>
          <table:table-cell office:value-type="float" office:value="12577.28"/>
          <table:table-cell office:value-type="float" office:value="12464.83"/>
          <table:table-cell office:value-type="float" office:value="12265.35"/>
          <table:table-cell table:number-columns-repeated="16348"/>
        </table:table-row>
        <table:table-row>
          <table:table-cell office:value-type="float" office:value="4615"/>
          <table:table-cell office:value-type="string" office:string-value="Dudley Metropolitan Borough Council"/>
          <table:table-cell office:value-type="string" office:string-value="TM"/>
          <table:table-cell office:value-type="float" office:value="177833.98"/>
          <table:table-cell office:value-type="float" office:value="168631.28"/>
          <table:table-cell office:value-type="float" office:value="160848.93"/>
          <table:table-cell office:value-type="float" office:value="142056.84"/>
          <table:table-cell office:value-type="float" office:value="136705.39000000001"/>
          <table:table-cell office:value-type="float" office:value="157215.28400000001"/>
          <table:table-cell table:number-columns-repeated="11"/>
          <table:table-cell office:value-type="float" office:value="4405"/>
          <table:table-cell office:value-type="string" office:string-value="Barnsley Metropolitan Borough Council"/>
          <table:table-cell office:value-type="string" office:string-value="TR"/>
          <table:table-cell office:value-type="float" office:value="105124.06"/>
          <table:table-cell office:value-type="float" office:value="104753.18"/>
          <table:table-cell office:value-type="float" office:value="101497.16"/>
          <table:table-cell office:value-type="float" office:value="97071.65"/>
          <table:table-cell office:value-type="float" office:value="94949.5"/>
          <table:table-cell office:value-type="float" office:value="4720"/>
          <table:table-cell office:value-type="string" office:string-value="Leeds City Council"/>
          <table:table-cell office:value-type="string" office:string-value="TU"/>
          <table:table-cell office:value-type="float" office:value="206727.38"/>
          <table:table-cell office:value-type="float" office:value="203244.42"/>
          <table:table-cell office:value-type="float" office:value="204278.44"/>
          <table:table-cell office:value-type="float" office:value="202612.2"/>
          <table:table-cell office:value-type="float" office:value="199736.05"/>
          <table:table-cell table:number-columns-repeated="16348"/>
        </table:table-row>
        <table:table-row>
          <table:table-cell office:value-type="float" office:value="4620"/>
          <table:table-cell office:value-type="string" office:string-value="Sandwell Metropolitan Borough Council"/>
          <table:table-cell office:value-type="string" office:string-value="TM"/>
          <table:table-cell office:value-type="float" office:value="459158.62"/>
          <table:table-cell office:value-type="float" office:value="443738.26"/>
          <table:table-cell office:value-type="float" office:value="449989.53"/>
          <table:table-cell office:value-type="float" office:value="418718.31"/>
          <table:table-cell office:value-type="float" office:value="402803.01"/>
          <table:table-cell office:value-type="float" office:value="434881.54600000009"/>
          <table:table-cell table:number-columns-repeated="11"/>
          <table:table-cell office:value-type="float" office:value="4410"/>
          <table:table-cell office:value-type="string" office:string-value="Doncaster Metropolitan Borough Council"/>
          <table:table-cell office:value-type="string" office:string-value="TR"/>
          <table:table-cell office:value-type="float" office:value="123691.82"/>
          <table:table-cell office:value-type="float" office:value="121860.78"/>
          <table:table-cell office:value-type="float" office:value="117636.41"/>
          <table:table-cell office:value-type="float" office:value="110643.34"/>
          <table:table-cell office:value-type="float" office:value="107985.16"/>
          <table:table-cell office:value-type="float" office:value="4725"/>
          <table:table-cell office:value-type="string" office:string-value="Wakefield Metropolitan Borough Council"/>
          <table:table-cell office:value-type="string" office:string-value="TU"/>
          <table:table-cell office:value-type="float" office:value="24327.46"/>
          <table:table-cell office:value-type="float" office:value="24430.79"/>
          <table:table-cell office:value-type="float" office:value="24632.81"/>
          <table:table-cell office:value-type="float" office:value="24702.97"/>
          <table:table-cell office:value-type="float" office:value="24279.67"/>
          <table:table-cell table:number-columns-repeated="16348"/>
        </table:table-row>
        <table:table-row>
          <table:table-cell office:value-type="float" office:value="4625"/>
          <table:table-cell office:value-type="string" office:string-value="Solihull Metropolitan Borough Council"/>
          <table:table-cell office:value-type="string" office:string-value="TM"/>
          <table:table-cell office:value-type="float" office:value="764986.85"/>
          <table:table-cell office:value-type="float" office:value="725667.33"/>
          <table:table-cell office:value-type="float" office:value="689433.57"/>
          <table:table-cell office:value-type="float" office:value="654858.65"/>
          <table:table-cell office:value-type="float" office:value="630005.53"/>
          <table:table-cell office:value-type="float" office:value="692990.38599999994"/>
          <table:table-cell table:number-columns-repeated="11"/>
          <table:table-cell office:value-type="float" office:value="4415"/>
          <table:table-cell office:value-type="string" office:string-value="Rotherham Metropolitan Borough Council"/>
          <table:table-cell office:value-type="string" office:string-value="TR"/>
          <table:table-cell office:value-type="float" office:value="55759.23"/>
          <table:table-cell office:value-type="float" office:value="54846.64"/>
          <table:table-cell office:value-type="float" office:value="52699.9"/>
          <table:table-cell office:value-type="float" office:value="50217.95"/>
          <table:table-cell office:value-type="float" office:value="48982.76"/>
          <table:table-cell office:value-type="float" office:value="5060"/>
          <table:table-cell office:value-type="string" office:string-value="London Borough of  Barking and Dagenham"/>
          <table:table-cell office:value-type="string" office:string-value="TU"/>
          <table:table-cell office:value-type="float" office:value="178480.58"/>
          <table:table-cell office:value-type="float" office:value="183650.91"/>
          <table:table-cell office:value-type="float" office:value="187637.04"/>
          <table:table-cell office:value-type="float" office:value="190136.65"/>
          <table:table-cell office:value-type="float" office:value="194655.66"/>
          <table:table-cell table:number-columns-repeated="16348"/>
        </table:table-row>
        <table:table-row>
          <table:table-cell office:value-type="float" office:value="4630"/>
          <table:table-cell office:value-type="string" office:string-value="Walsall Metropolitan Borough Council"/>
          <table:table-cell office:value-type="string" office:string-value="TM"/>
          <table:table-cell office:value-type="float" office:value="369460.53"/>
          <table:table-cell office:value-type="float" office:value="350468.16"/>
          <table:table-cell office:value-type="float" office:value="332477.65000000002"/>
          <table:table-cell office:value-type="float" office:value="325644.73"/>
          <table:table-cell office:value-type="float" office:value="313492.32"/>
          <table:table-cell office:value-type="float" office:value="338308.67799999996"/>
          <table:table-cell table:number-columns-repeated="11"/>
          <table:table-cell office:value-type="float" office:value="4420"/>
          <table:table-cell office:value-type="string" office:string-value="Sheffield City Council"/>
          <table:table-cell office:value-type="string" office:string-value="TR"/>
          <table:table-cell office:value-type="float" office:value="27362.59"/>
          <table:table-cell office:value-type="float" office:value="26890.43"/>
          <table:table-cell office:value-type="float" office:value="25796.76"/>
          <table:table-cell office:value-type="float" office:value="24610.84"/>
          <table:table-cell office:value-type="float" office:value="23943"/>
          <table:table-cell office:value-type="float" office:value="5090"/>
          <table:table-cell office:value-type="string" office:string-value="London Borough of Barnet"/>
          <table:table-cell office:value-type="string" office:string-value="TU"/>
          <table:table-cell office:value-type="float" office:value="507340.65"/>
          <table:table-cell office:value-type="float" office:value="506688.16"/>
          <table:table-cell office:value-type="float" office:value="503026.28"/>
          <table:table-cell office:value-type="float" office:value="497267.65"/>
          <table:table-cell office:value-type="float" office:value="508887.39"/>
          <table:table-cell table:number-columns-repeated="16348"/>
        </table:table-row>
        <table:table-row>
          <table:table-cell office:value-type="float" office:value="4705"/>
          <table:table-cell office:value-type="string" office:string-value="Bradford City Council"/>
          <table:table-cell office:value-type="string" office:string-value="TM"/>
          <table:table-cell office:value-type="float" office:value="50001.42"/>
          <table:table-cell office:value-type="float" office:value="47378.28"/>
          <table:table-cell office:value-type="float" office:value="44916.52"/>
          <table:table-cell office:value-type="float" office:value="39294.74"/>
          <table:table-cell office:value-type="float" office:value="37795.22"/>
          <table:table-cell office:value-type="float" office:value="43877.235999999997"/>
          <table:table-cell table:number-columns-repeated="11"/>
          <table:table-cell office:value-type="float" office:value="4505"/>
          <table:table-cell office:value-type="string" office:string-value="Gateshead Metropolitan Borough Council"/>
          <table:table-cell office:value-type="string" office:string-value="TR"/>
          <table:table-cell office:value-type="float" office:value="215414.46"/>
          <table:table-cell office:value-type="float" office:value="212179.52"/>
          <table:table-cell office:value-type="float" office:value="201408.41"/>
          <table:table-cell office:value-type="float" office:value="184816.19"/>
          <table:table-cell office:value-type="float" office:value="180265.17"/>
          <table:table-cell office:value-type="float" office:value="5120"/>
          <table:table-cell office:value-type="string" office:string-value="London Borough of Bexley"/>
          <table:table-cell office:value-type="string" office:string-value="TU"/>
          <table:table-cell office:value-type="float" office:value="230171.2"/>
          <table:table-cell office:value-type="float" office:value="228798.91"/>
          <table:table-cell office:value-type="float" office:value="232180.9"/>
          <table:table-cell office:value-type="float" office:value="213593.56"/>
          <table:table-cell office:value-type="float" office:value="218687"/>
          <table:table-cell table:number-columns-repeated="16348"/>
        </table:table-row>
        <table:table-row>
          <table:table-cell office:value-type="float" office:value="4710"/>
          <table:table-cell office:value-type="string" office:string-value="Calderdale Metropolitan Borough Council"/>
          <table:table-cell office:value-type="string" office:string-value="TM"/>
          <table:table-cell office:value-type="float" office:value="427806.97"/>
          <table:table-cell office:value-type="float" office:value="409964.52"/>
          <table:table-cell office:value-type="float" office:value="388871.18"/>
          <table:table-cell office:value-type="float" office:value="363379.64"/>
          <table:table-cell office:value-type="float" office:value="349173.86"/>
          <table:table-cell office:value-type="float" office:value="387839.234"/>
          <table:table-cell table:number-columns-repeated="11"/>
          <table:table-cell office:value-type="float" office:value="4510"/>
          <table:table-cell office:value-type="string" office:string-value="Newcastle City Council"/>
          <table:table-cell office:value-type="string" office:string-value="TR"/>
          <table:table-cell office:value-type="float" office:value="164403.10999999999"/>
          <table:table-cell office:value-type="float" office:value="162093.23000000001"/>
          <table:table-cell office:value-type="float" office:value="155858.63"/>
          <table:table-cell office:value-type="float" office:value="134981.69"/>
          <table:table-cell office:value-type="float" office:value="131741.4"/>
          <table:table-cell office:value-type="float" office:value="5150"/>
          <table:table-cell office:value-type="string" office:string-value="Brent Borough Council"/>
          <table:table-cell office:value-type="string" office:string-value="TU"/>
          <table:table-cell office:value-type="float" office:value="187102.62"/>
          <table:table-cell office:value-type="float" office:value="174116.44"/>
          <table:table-cell office:value-type="float" office:value="176995.14"/>
          <table:table-cell office:value-type="float" office:value="159201.07999999999"/>
          <table:table-cell office:value-type="float" office:value="163431.66"/>
          <table:table-cell table:number-columns-repeated="16348"/>
        </table:table-row>
        <table:table-row>
          <table:table-cell office:value-type="float" office:value="4715"/>
          <table:table-cell office:value-type="string" office:string-value="Kirklees Metropolitan Borough Council"/>
          <table:table-cell office:value-type="string" office:string-value="TM"/>
          <table:table-cell office:value-type="float" office:value="787980.95"/>
          <table:table-cell office:value-type="float" office:value="750765.02"/>
          <table:table-cell office:value-type="float" office:value="711747.3"/>
          <table:table-cell office:value-type="float" office:value="664638.22"/>
          <table:table-cell office:value-type="float" office:value="638592.31000000006"/>
          <table:table-cell office:value-type="float" office:value="710744.76"/>
          <table:table-cell table:number-columns-repeated="11"/>
          <table:table-cell office:value-type="float" office:value="4515"/>
          <table:table-cell office:value-type="string" office:string-value="North Tyneside Borough Council"/>
          <table:table-cell office:value-type="string" office:string-value="TR"/>
          <table:table-cell office:value-type="float" office:value="95781.77"/>
          <table:table-cell office:value-type="float" office:value="95417.7"/>
          <table:table-cell office:value-type="float" office:value="91864.03"/>
          <table:table-cell office:value-type="float" office:value="87575.55"/>
          <table:table-cell office:value-type="float" office:value="85430.2"/>
          <table:table-cell office:value-type="float" office:value="5210"/>
          <table:table-cell office:value-type="string" office:string-value="Camden Borough Council"/>
          <table:table-cell office:value-type="string" office:string-value="TU"/>
          <table:table-cell office:value-type="float" office:value="103157.56"/>
          <table:table-cell office:value-type="float" office:value="107161.56"/>
          <table:table-cell office:value-type="float" office:value="109566.54"/>
          <table:table-cell office:value-type="float" office:value="111756.01"/>
          <table:table-cell office:value-type="float" office:value="111844.62"/>
          <table:table-cell table:number-columns-repeated="16348"/>
        </table:table-row>
        <table:table-row>
          <table:table-cell office:value-type="float" office:value="4720"/>
          <table:table-cell office:value-type="string" office:string-value="Leeds City Council"/>
          <table:table-cell office:value-type="string" office:string-value="TM"/>
          <table:table-cell office:value-type="float" office:value="1581424.34"/>
          <table:table-cell office:value-type="float" office:value="1489541.35"/>
          <table:table-cell office:value-type="float" office:value="1417020.49"/>
          <table:table-cell office:value-type="float" office:value="1314507.1200000001"/>
          <table:table-cell office:value-type="float" office:value="1262856.6399999999"/>
          <table:table-cell office:value-type="float" office:value="1413069.9880000001"/>
          <table:table-cell table:number-columns-repeated="11"/>
          <table:table-cell office:value-type="float" office:value="4520"/>
          <table:table-cell office:value-type="string" office:string-value="South Tyneside Metropolitan Borough Council"/>
          <table:table-cell office:value-type="string" office:string-value="TR"/>
          <table:table-cell office:value-type="float" office:value="74924.17"/>
          <table:table-cell office:value-type="float" office:value="73856.36"/>
          <table:table-cell office:value-type="float" office:value="71109.89"/>
          <table:table-cell office:value-type="float" office:value="67696.2"/>
          <table:table-cell office:value-type="float" office:value="66101.710000000006"/>
          <table:table-cell office:value-type="float" office:value="5240"/>
          <table:table-cell office:value-type="string" office:string-value="London Borough of Croydon"/>
          <table:table-cell office:value-type="string" office:string-value="TU"/>
          <table:table-cell office:value-type="float" office:value="147949.18"/>
          <table:table-cell office:value-type="float" office:value="149682.64000000001"/>
          <table:table-cell office:value-type="float" office:value="156527.16"/>
          <table:table-cell office:value-type="float" office:value="161533.79999999999"/>
          <table:table-cell office:value-type="float" office:value="165536.46"/>
          <table:table-cell table:number-columns-repeated="16348"/>
        </table:table-row>
        <table:table-row>
          <table:table-cell office:value-type="float" office:value="4725"/>
          <table:table-cell office:value-type="string" office:string-value="Wakefield Metropolitan Borough Council"/>
          <table:table-cell office:value-type="string" office:string-value="TM"/>
          <table:table-cell office:value-type="float" office:value="790378.47"/>
          <table:table-cell office:value-type="float" office:value="761235.11"/>
          <table:table-cell office:value-type="float" office:value="721895.82"/>
          <table:table-cell office:value-type="float" office:value="658034.04"/>
          <table:table-cell office:value-type="float" office:value="632204.06999999995"/>
          <table:table-cell office:value-type="float" office:value="712749.50199999998"/>
          <table:table-cell table:number-columns-repeated="11"/>
          <table:table-cell office:value-type="float" office:value="4525"/>
          <table:table-cell office:value-type="string" office:string-value="Sunderland Borough Council"/>
          <table:table-cell office:value-type="string" office:string-value="TR"/>
          <table:table-cell office:value-type="float" office:value="219569.47"/>
          <table:table-cell office:value-type="float" office:value="215777.71"/>
          <table:table-cell office:value-type="float" office:value="212185.74"/>
          <table:table-cell office:value-type="float" office:value="193647.7"/>
          <table:table-cell office:value-type="float" office:value="188988"/>
          <table:table-cell office:value-type="float" office:value="5270"/>
          <table:table-cell office:value-type="string" office:string-value="London Borough of Ealing"/>
          <table:table-cell office:value-type="string" office:string-value="TU"/>
          <table:table-cell office:value-type="float" office:value="463149.7"/>
          <table:table-cell office:value-type="float" office:value="468625.43"/>
          <table:table-cell office:value-type="float" office:value="475805.85"/>
          <table:table-cell office:value-type="float" office:value="462885.1"/>
          <table:table-cell office:value-type="float" office:value="475027.26"/>
          <table:table-cell table:number-columns-repeated="16348"/>
        </table:table-row>
        <table:table-row>
          <table:table-cell office:value-type="float" office:value="5090"/>
          <table:table-cell office:value-type="string" office:string-value="London Borough of Barnet"/>
          <table:table-cell office:value-type="string" office:string-value="TM"/>
          <table:table-cell office:value-type="float" office:value="244998.16"/>
          <table:table-cell office:value-type="float" office:value="252902.25"/>
          <table:table-cell office:value-type="float" office:value="240312.86"/>
          <table:table-cell office:value-type="float" office:value="223999.32"/>
          <table:table-cell office:value-type="float" office:value="213362.81"/>
          <table:table-cell office:value-type="float" office:value="235115.08"/>
          <table:table-cell table:number-columns-repeated="11"/>
          <table:table-cell office:value-type="float" office:value="4605"/>
          <table:table-cell office:value-type="string" office:string-value="Birmingham City Council"/>
          <table:table-cell office:value-type="string" office:string-value="TR"/>
          <table:table-cell office:value-type="float" office:value="32787.32"/>
          <table:table-cell office:value-type="float" office:value="32271.93"/>
          <table:table-cell office:value-type="float" office:value="31690.49"/>
          <table:table-cell office:value-type="float" office:value="30191.96"/>
          <table:table-cell office:value-type="float" office:value="29482.49"/>
          <table:table-cell office:value-type="float" office:value="5300"/>
          <table:table-cell office:value-type="string" office:string-value="Enfield Borough Council"/>
          <table:table-cell office:value-type="string" office:string-value="TU"/>
          <table:table-cell office:value-type="float" office:value="300615.44"/>
          <table:table-cell office:value-type="float" office:value="295798.03000000003"/>
          <table:table-cell office:value-type="float" office:value="296410.39"/>
          <table:table-cell office:value-type="float" office:value="301592.56"/>
          <table:table-cell office:value-type="float" office:value="308807.49"/>
          <table:table-cell table:number-columns-repeated="16348"/>
        </table:table-row>
        <table:table-row>
          <table:table-cell office:value-type="float" office:value="5300"/>
          <table:table-cell office:value-type="string" office:string-value="Enfield Borough Council"/>
          <table:table-cell office:value-type="string" office:string-value="TM"/>
          <table:table-cell office:value-type="float" office:value="485545.13"/>
          <table:table-cell office:value-type="float" office:value="485785.71"/>
          <table:table-cell office:value-type="float" office:value="460986.93"/>
          <table:table-cell office:value-type="float" office:value="429314.72"/>
          <table:table-cell office:value-type="float" office:value="407813.71"/>
          <table:table-cell office:value-type="float" office:value="453889.24"/>
          <table:table-cell table:number-columns-repeated="11"/>
          <table:table-cell office:value-type="float" office:value="4610"/>
          <table:table-cell office:value-type="string" office:string-value="Coventry City Council"/>
          <table:table-cell office:value-type="string" office:string-value="TR"/>
          <table:table-cell office:value-type="float" office:value="93232.75"/>
          <table:table-cell office:value-type="float" office:value="89949.19"/>
          <table:table-cell office:value-type="float" office:value="86532.96"/>
          <table:table-cell office:value-type="float" office:value="82363.97"/>
          <table:table-cell office:value-type="float" office:value="80512.87"/>
          <table:table-cell office:value-type="float" office:value="5330"/>
          <table:table-cell office:value-type="string" office:string-value="Greenwich Borough Council"/>
          <table:table-cell office:value-type="string" office:string-value="TU"/>
          <table:table-cell office:value-type="float" office:value="246009.29"/>
          <table:table-cell office:value-type="float" office:value="245012.24"/>
          <table:table-cell office:value-type="float" office:value="244618.9"/>
          <table:table-cell office:value-type="float" office:value="248908.78"/>
          <table:table-cell office:value-type="float" office:value="254392.93"/>
          <table:table-cell table:number-columns-repeated="16348"/>
        </table:table-row>
        <table:table-row>
          <table:table-cell office:value-type="float" office:value="5330"/>
          <table:table-cell office:value-type="string" office:string-value="Greenwich Borough Council"/>
          <table:table-cell office:value-type="string" office:string-value="TM"/>
          <table:table-cell office:value-type="float" office:value="84766.03"/>
          <table:table-cell office:value-type="float" office:value="81442.41"/>
          <table:table-cell office:value-type="float" office:value="76265.509999999995"/>
          <table:table-cell office:value-type="float" office:value="77399.59"/>
          <table:table-cell office:value-type="float" office:value="74102.039999999994"/>
          <table:table-cell office:value-type="float" office:value="78795.116000000009"/>
          <table:table-cell table:number-columns-repeated="11"/>
          <table:table-cell office:value-type="float" office:value="4615"/>
          <table:table-cell office:value-type="string" office:string-value="Dudley Metropolitan Borough Council"/>
          <table:table-cell office:value-type="string" office:string-value="TR"/>
          <table:table-cell office:value-type="float" office:value="69038.490000000005"/>
          <table:table-cell office:value-type="float" office:value="70869.75"/>
          <table:table-cell office:value-type="float" office:value="68238.12"/>
          <table:table-cell office:value-type="float" office:value="65929.45"/>
          <table:table-cell office:value-type="float" office:value="64373"/>
          <table:table-cell office:value-type="float" office:value="5360"/>
          <table:table-cell office:value-type="string" office:string-value="London Borough of Hackney"/>
          <table:table-cell office:value-type="string" office:string-value="TU"/>
          <table:table-cell office:value-type="float" office:value="30303.72"/>
          <table:table-cell office:value-type="float" office:value="31397.42"/>
          <table:table-cell office:value-type="float" office:value="34726.78"/>
          <table:table-cell office:value-type="float" office:value="35252.639999999999"/>
          <table:table-cell office:value-type="float" office:value="35295.78"/>
          <table:table-cell table:number-columns-repeated="16348"/>
        </table:table-row>
        <table:table-row>
          <table:table-cell office:value-type="float" office:value="5360"/>
          <table:table-cell office:value-type="string" office:string-value="London Borough of Hackney"/>
          <table:table-cell office:value-type="string" office:string-value="TM"/>
          <table:table-cell office:value-type="float" office:value="16746.22"/>
          <table:table-cell office:value-type="float" office:value="17103.96"/>
          <table:table-cell office:value-type="float" office:value="19672.8"/>
          <table:table-cell office:value-type="float" office:value="18313.66"/>
          <table:table-cell office:value-type="float" office:value="17431.560000000001"/>
          <table:table-cell office:value-type="float" office:value="17853.64"/>
          <table:table-cell table:number-columns-repeated="11"/>
          <table:table-cell office:value-type="float" office:value="4625"/>
          <table:table-cell office:value-type="string" office:string-value="Solihull Metropolitan Borough Council"/>
          <table:table-cell office:value-type="string" office:string-value="TR"/>
          <table:table-cell office:value-type="float" office:value="70567.8"/>
          <table:table-cell office:value-type="float" office:value="69323.34"/>
          <table:table-cell office:value-type="float" office:value="66673.460000000006"/>
          <table:table-cell office:value-type="float" office:value="60996.800000000003"/>
          <table:table-cell office:value-type="float" office:value="59595.96"/>
          <table:table-cell office:value-type="float" office:value="5390"/>
          <table:table-cell office:value-type="string" office:string-value="Hammersmith and Fulham Borough Council"/>
          <table:table-cell office:value-type="string" office:string-value="TU"/>
          <table:table-cell office:value-type="float" office:value="173968.35"/>
          <table:table-cell office:value-type="float" office:value="171496.25"/>
          <table:table-cell office:value-type="float" office:value="175728.89"/>
          <table:table-cell office:value-type="float" office:value="170984.29"/>
          <table:table-cell office:value-type="float" office:value="166881.01999999999"/>
          <table:table-cell table:number-columns-repeated="16348"/>
        </table:table-row>
        <table:table-row>
          <table:table-cell office:value-type="float" office:value="5390"/>
          <table:table-cell office:value-type="string" office:string-value="Hammersmith and Fulham Borough Council"/>
          <table:table-cell office:value-type="string" office:string-value="TM"/>
          <table:table-cell office:value-type="float" office:value="23839.31"/>
          <table:table-cell office:value-type="float" office:value="20945.400000000001"/>
          <table:table-cell office:value-type="float" office:value="21661.55"/>
          <table:table-cell office:value-type="float" office:value="20841.29"/>
          <table:table-cell office:value-type="float" office:value="20362.84"/>
          <table:table-cell office:value-type="float" office:value="21530.078000000001"/>
          <table:table-cell table:number-columns-repeated="11"/>
          <table:table-cell office:value-type="float" office:value="4630"/>
          <table:table-cell office:value-type="string" office:string-value="Walsall Metropolitan Borough Council"/>
          <table:table-cell office:value-type="string" office:string-value="TR"/>
          <table:table-cell office:value-type="float" office:value="53189.93"/>
          <table:table-cell office:value-type="float" office:value="52647.87"/>
          <table:table-cell office:value-type="float" office:value="51051.199999999997"/>
          <table:table-cell office:value-type="float" office:value="49351.34"/>
          <table:table-cell office:value-type="float" office:value="48443.23"/>
          <table:table-cell office:value-type="float" office:value="5420"/>
          <table:table-cell office:value-type="string" office:string-value="Haringey Borough Council"/>
          <table:table-cell office:value-type="string" office:string-value="TU"/>
          <table:table-cell office:value-type="float" office:value="76112.759999999995"/>
          <table:table-cell office:value-type="float" office:value="76984.09"/>
          <table:table-cell office:value-type="float" office:value="76663.199999999997"/>
          <table:table-cell office:value-type="float" office:value="76471.38"/>
          <table:table-cell office:value-type="float" office:value="76929.2"/>
          <table:table-cell table:number-columns-repeated="16348"/>
        </table:table-row>
        <table:table-row>
          <table:table-cell office:value-type="float" office:value="5450"/>
          <table:table-cell office:value-type="string" office:string-value="London Borough of Harrow"/>
          <table:table-cell office:value-type="string" office:string-value="TM"/>
          <table:table-cell office:value-type="float" office:value="32153.23"/>
          <table:table-cell office:value-type="float" office:value="30864.63"/>
          <table:table-cell office:value-type="float" office:value="29346.37"/>
          <table:table-cell office:value-type="float" office:value="29251.34"/>
          <table:table-cell office:value-type="float" office:value="27886.81"/>
          <table:table-cell office:value-type="float" office:value="29900.476000000002"/>
          <table:table-cell table:number-columns-repeated="11"/>
          <table:table-cell office:value-type="float" office:value="4705"/>
          <table:table-cell office:value-type="string" office:string-value="Bradford City Council"/>
          <table:table-cell office:value-type="string" office:string-value="TR"/>
          <table:table-cell office:value-type="float" office:value="157082.54"/>
          <table:table-cell office:value-type="float" office:value="157937.1"/>
          <table:table-cell office:value-type="float" office:value="146124.69"/>
          <table:table-cell office:value-type="float" office:value="138713.91"/>
          <table:table-cell office:value-type="float" office:value="133348.49"/>
          <table:table-cell office:value-type="float" office:value="5480"/>
          <table:table-cell office:value-type="string" office:string-value="Havering Borough Council"/>
          <table:table-cell office:value-type="string" office:string-value="TU"/>
          <table:table-cell office:value-type="float" office:value="271927.27"/>
          <table:table-cell office:value-type="float" office:value="274895.90999999997"/>
          <table:table-cell office:value-type="float" office:value="290050.98"/>
          <table:table-cell office:value-type="float" office:value="293790.67"/>
          <table:table-cell office:value-type="float" office:value="300684.58"/>
          <table:table-cell table:number-columns-repeated="16348"/>
        </table:table-row>
        <table:table-row>
          <table:table-cell office:value-type="float" office:value="5480"/>
          <table:table-cell office:value-type="string" office:string-value="Havering Borough Council"/>
          <table:table-cell office:value-type="string" office:string-value="TM"/>
          <table:table-cell office:value-type="float" office:value="468719.74"/>
          <table:table-cell office:value-type="float" office:value="458759.55"/>
          <table:table-cell office:value-type="float" office:value="435369.05"/>
          <table:table-cell office:value-type="float" office:value="414383"/>
          <table:table-cell office:value-type="float" office:value="393796.42"/>
          <table:table-cell office:value-type="float" office:value="434205.55200000003"/>
          <table:table-cell table:number-columns-repeated="11"/>
          <table:table-cell office:value-type="float" office:value="4710"/>
          <table:table-cell office:value-type="string" office:string-value="Calderdale Metropolitan Borough Council"/>
          <table:table-cell office:value-type="string" office:string-value="TR"/>
          <table:table-cell office:value-type="float" office:value="60489.49"/>
          <table:table-cell office:value-type="float" office:value="65835.210000000006"/>
          <table:table-cell office:value-type="float" office:value="63651.31"/>
          <table:table-cell office:value-type="float" office:value="60816.9"/>
          <table:table-cell office:value-type="float" office:value="59668.67"/>
          <table:table-cell office:value-type="float" office:value="5510"/>
          <table:table-cell office:value-type="string" office:string-value="London Borough of Hillingdon"/>
          <table:table-cell office:value-type="string" office:string-value="TU"/>
          <table:table-cell office:value-type="float" office:value="314093.21000000002"/>
          <table:table-cell office:value-type="float" office:value="285716.81"/>
          <table:table-cell office:value-type="float" office:value="287923.59000000003"/>
          <table:table-cell office:value-type="float" office:value="287917.05"/>
          <table:table-cell office:value-type="float" office:value="295379.03000000003"/>
          <table:table-cell table:number-columns-repeated="16348"/>
        </table:table-row>
        <table:table-row>
          <table:table-cell office:value-type="float" office:value="5510"/>
          <table:table-cell office:value-type="string" office:string-value="London Borough of Hillingdon"/>
          <table:table-cell office:value-type="string" office:string-value="TM"/>
          <table:table-cell office:value-type="float" office:value="530143.84"/>
          <table:table-cell office:value-type="float" office:value="508613.16"/>
          <table:table-cell office:value-type="float" office:value="483729.53"/>
          <table:table-cell office:value-type="float" office:value="459213.58"/>
          <table:table-cell office:value-type="float" office:value="437728.69"/>
          <table:table-cell office:value-type="float" office:value="483885.76"/>
          <table:table-cell table:number-columns-repeated="11"/>
          <table:table-cell office:value-type="float" office:value="4720"/>
          <table:table-cell office:value-type="string" office:string-value="Leeds City Council"/>
          <table:table-cell office:value-type="string" office:string-value="TR"/>
          <table:table-cell office:value-type="float" office:value="440431.63"/>
          <table:table-cell office:value-type="float" office:value="430355.35"/>
          <table:table-cell office:value-type="float" office:value="411805.58"/>
          <table:table-cell office:value-type="float" office:value="387570.39"/>
          <table:table-cell office:value-type="float" office:value="377339"/>
          <table:table-cell office:value-type="float" office:value="5540"/>
          <table:table-cell office:value-type="string" office:string-value="Hounslow Borough Council"/>
          <table:table-cell office:value-type="string" office:string-value="TU"/>
          <table:table-cell office:value-type="float" office:value="492459.82"/>
          <table:table-cell office:value-type="float" office:value="495327.17"/>
          <table:table-cell office:value-type="float" office:value="494061.49"/>
          <table:table-cell office:value-type="float" office:value="494057.4"/>
          <table:table-cell office:value-type="float" office:value="506760.31"/>
          <table:table-cell table:number-columns-repeated="16348"/>
        </table:table-row>
        <table:table-row>
          <table:table-cell office:value-type="float" office:value="5540"/>
          <table:table-cell office:value-type="string" office:string-value="Hounslow Borough Council"/>
          <table:table-cell office:value-type="string" office:string-value="TM"/>
          <table:table-cell office:value-type="float" office:value="360762.61"/>
          <table:table-cell office:value-type="float" office:value="346351.1"/>
          <table:table-cell office:value-type="float" office:value="329037.95"/>
          <table:table-cell office:value-type="float" office:value="306633.95"/>
          <table:table-cell office:value-type="float" office:value="292539.71000000002"/>
          <table:table-cell office:value-type="float" office:value="327065.06399999995"/>
          <table:table-cell table:number-columns-repeated="11"/>
          <table:table-cell office:value-type="float" office:value="4725"/>
          <table:table-cell office:value-type="string" office:string-value="Wakefield Metropolitan Borough Council"/>
          <table:table-cell office:value-type="string" office:string-value="TR"/>
          <table:table-cell office:value-type="float" office:value="216110.13"/>
          <table:table-cell office:value-type="float" office:value="212258.47"/>
          <table:table-cell office:value-type="float" office:value="204025.89"/>
          <table:table-cell office:value-type="float" office:value="189561.02"/>
          <table:table-cell office:value-type="float" office:value="184213.82"/>
          <table:table-cell office:value-type="float" office:value="5570"/>
          <table:table-cell office:value-type="string" office:string-value="Islington Borough Council"/>
          <table:table-cell office:value-type="string" office:string-value="TU"/>
          <table:table-cell office:value-type="float" office:value="78659.100000000006"/>
          <table:table-cell office:value-type="float" office:value="80998.23"/>
          <table:table-cell office:value-type="float" office:value="82120.41"/>
          <table:table-cell office:value-type="float" office:value="88302.3"/>
          <table:table-cell office:value-type="float" office:value="88083.62"/>
          <table:table-cell table:number-columns-repeated="16348"/>
        </table:table-row>
        <table:table-row>
          <table:table-cell office:value-type="float" office:value="5600"/>
          <table:table-cell office:value-type="string" office:string-value="Royal Borough of Kensington and Chelsea"/>
          <table:table-cell office:value-type="string" office:string-value="TM"/>
          <table:table-cell office:value-type="float" office:value="74279.600000000006"/>
          <table:table-cell office:value-type="float" office:value="70804.69"/>
          <table:table-cell office:value-type="float" office:value="69955.56"/>
          <table:table-cell office:value-type="float" office:value="69387.7"/>
          <table:table-cell office:value-type="float" office:value="66373.45"/>
          <table:table-cell office:value-type="float" office:value="70160.2"/>
          <table:table-cell table:number-columns-repeated="11"/>
          <table:table-cell office:value-type="float" office:value="5090"/>
          <table:table-cell office:value-type="string" office:string-value="London Borough of Barnet"/>
          <table:table-cell office:value-type="string" office:string-value="TR"/>
          <table:table-cell office:value-type="float" office:value="79503.100000000006"/>
          <table:table-cell office:value-type="float" office:value="78152.97"/>
          <table:table-cell office:value-type="float" office:value="76044.45"/>
          <table:table-cell office:value-type="float" office:value="75680.88"/>
          <table:table-cell office:value-type="float" office:value="74015.320000000007"/>
          <table:table-cell office:value-type="float" office:value="5600"/>
          <table:table-cell office:value-type="string" office:string-value="Royal Borough of Kensington and Chelsea"/>
          <table:table-cell office:value-type="string" office:string-value="TU"/>
          <table:table-cell office:value-type="float" office:value="7456.78"/>
          <table:table-cell office:value-type="float" office:value="7732.88"/>
          <table:table-cell office:value-type="float" office:value="7913.9"/>
          <table:table-cell office:value-type="float" office:value="6806.14"/>
          <table:table-cell office:value-type="float" office:value="6838.76"/>
          <table:table-cell table:number-columns-repeated="16348"/>
        </table:table-row>
        <table:table-row>
          <table:table-cell office:value-type="float" office:value="5780"/>
          <table:table-cell office:value-type="string" office:string-value="Redbridge Borough Council"/>
          <table:table-cell office:value-type="string" office:string-value="TM"/>
          <table:table-cell office:value-type="float" office:value="92483.4"/>
          <table:table-cell office:value-type="float" office:value="91275.520000000004"/>
          <table:table-cell office:value-type="float" office:value="86663.96"/>
          <table:table-cell office:value-type="float" office:value="80710.850000000006"/>
          <table:table-cell office:value-type="float" office:value="76723.38"/>
          <table:table-cell office:value-type="float" office:value="85571.421999999991"/>
          <table:table-cell table:number-columns-repeated="11"/>
          <table:table-cell office:value-type="float" office:value="5120"/>
          <table:table-cell office:value-type="string" office:string-value="London Borough of Bexley"/>
          <table:table-cell office:value-type="string" office:string-value="TR"/>
          <table:table-cell office:value-type="float" office:value="35656"/>
          <table:table-cell office:value-type="float" office:value="36611.120000000003"/>
          <table:table-cell office:value-type="float" office:value="35139.31"/>
          <table:table-cell office:value-type="float" office:value="33431.839999999997"/>
          <table:table-cell office:value-type="float" office:value="32673.24"/>
          <table:table-cell office:value-type="float" office:value="5630"/>
          <table:table-cell office:value-type="string" office:string-value="Royal Borough of Kingston-upon-Thames"/>
          <table:table-cell office:value-type="string" office:string-value="TU"/>
          <table:table-cell office:value-type="float" office:value="314332.31"/>
          <table:table-cell office:value-type="float" office:value="307526.07"/>
          <table:table-cell office:value-type="float" office:value="310095.08"/>
          <table:table-cell office:value-type="float" office:value="304925.67"/>
          <table:table-cell office:value-type="float" office:value="312726"/>
          <table:table-cell table:number-columns-repeated="16348"/>
        </table:table-row>
        <table:table-row>
          <table:table-cell office:value-type="float" office:value="5900"/>
          <table:table-cell office:value-type="string" office:string-value="Tower Hamlets Borough Council"/>
          <table:table-cell office:value-type="string" office:string-value="TM"/>
          <table:table-cell office:value-type="float" office:value="22727.71"/>
          <table:table-cell office:value-type="float" office:value="24822.99"/>
          <table:table-cell office:value-type="float" office:value="23883.54"/>
          <table:table-cell office:value-type="float" office:value="23175.8"/>
          <table:table-cell office:value-type="float" office:value="22261.16"/>
          <table:table-cell office:value-type="float" office:value="23374.240000000002"/>
          <table:table-cell table:number-columns-repeated="11"/>
          <table:table-cell office:value-type="float" office:value="5180"/>
          <table:table-cell office:value-type="string" office:string-value="Bromley Borough Council"/>
          <table:table-cell office:value-type="string" office:string-value="TR"/>
          <table:table-cell office:value-type="float" office:value="46432.71"/>
          <table:table-cell office:value-type="float" office:value="45647.85"/>
          <table:table-cell office:value-type="float" office:value="43825.3"/>
          <table:table-cell office:value-type="float" office:value="35670.47"/>
          <table:table-cell office:value-type="float" office:value="34874.870000000003"/>
          <table:table-cell office:value-type="float" office:value="5660"/>
          <table:table-cell office:value-type="string" office:string-value="London Borough of Lambeth"/>
          <table:table-cell office:value-type="string" office:string-value="TU"/>
          <table:table-cell office:value-type="float" office:value="105219.86"/>
          <table:table-cell office:value-type="float" office:value="107838.03"/>
          <table:table-cell office:value-type="float" office:value="107729.46"/>
          <table:table-cell office:value-type="float" office:value="109009.87"/>
          <table:table-cell office:value-type="float" office:value="109045.39"/>
          <table:table-cell table:number-columns-repeated="16348"/>
        </table:table-row>
        <table:table-row>
          <table:table-cell office:value-type="float" office:value="5990"/>
          <table:table-cell office:value-type="string" office:string-value="City of Westminster Council"/>
          <table:table-cell office:value-type="string" office:string-value="TM"/>
          <table:table-cell office:value-type="float" office:value="68744.44"/>
          <table:table-cell office:value-type="float" office:value="65880.95"/>
          <table:table-cell office:value-type="float" office:value="62566.65"/>
          <table:table-cell office:value-type="float" office:value="63392.58"/>
          <table:table-cell office:value-type="float" office:value="60576.34"/>
          <table:table-cell office:value-type="float" office:value="64232.191999999995"/>
          <table:table-cell table:number-columns-repeated="11"/>
          <table:table-cell office:value-type="float" office:value="5240"/>
          <table:table-cell office:value-type="string" office:string-value="London Borough of Croydon"/>
          <table:table-cell office:value-type="string" office:string-value="TR"/>
          <table:table-cell office:value-type="float" office:value="6614.49"/>
          <table:table-cell office:value-type="float" office:value="6522.18"/>
          <table:table-cell office:value-type="float" office:value="6272.84"/>
          <table:table-cell office:value-type="float" office:value="5304.97"/>
          <table:table-cell office:value-type="float" office:value="5186.9399999999996"/>
          <table:table-cell office:value-type="float" office:value="5690"/>
          <table:table-cell office:value-type="string" office:string-value="London Borough of Lewisham"/>
          <table:table-cell office:value-type="string" office:string-value="TU"/>
          <table:table-cell office:value-type="float" office:value="85512.31"/>
          <table:table-cell office:value-type="float" office:value="86772.18"/>
          <table:table-cell office:value-type="float" office:value="86203.22"/>
          <table:table-cell office:value-type="float" office:value="90265.53"/>
          <table:table-cell office:value-type="float" office:value="90129.31"/>
          <table:table-cell table:number-columns-repeated="16348"/>
        </table:table-row>
        <table:table-row>
          <table:table-cell office:value-type="float" office:value="6110"/>
          <table:table-cell office:value-type="string" office:string-value="Carmarthenshire County Council"/>
          <table:table-cell office:value-type="string" office:string-value="TM"/>
          <table:table-cell office:value-type="float" office:value="68637.070000000007"/>
          <table:table-cell office:value-type="float" office:value="65369.08"/>
          <table:table-cell office:value-type="float" office:value="62749.09"/>
          <table:table-cell office:value-type="float" office:value="59482.75"/>
          <table:table-cell office:value-type="float" office:value="57243.43"/>
          <table:table-cell office:value-type="float" office:value="62696.284000000007"/>
          <table:table-cell table:number-columns-repeated="11"/>
          <table:table-cell office:value-type="float" office:value="5300"/>
          <table:table-cell office:value-type="string" office:string-value="Enfield Borough Council"/>
          <table:table-cell office:value-type="string" office:string-value="TR"/>
          <table:table-cell office:value-type="float" office:value="7468.44"/>
          <table:table-cell office:value-type="float" office:value="8762.14"/>
          <table:table-cell office:value-type="float" office:value="8405.75"/>
          <table:table-cell office:value-type="float" office:value="7997.87"/>
          <table:table-cell office:value-type="float" office:value="7819.78"/>
          <table:table-cell office:value-type="float" office:value="5720"/>
          <table:table-cell office:value-type="string" office:string-value="London Borough of Merton"/>
          <table:table-cell office:value-type="string" office:string-value="TU"/>
          <table:table-cell office:value-type="float" office:value="58166.38"/>
          <table:table-cell office:value-type="float" office:value="58883.78"/>
          <table:table-cell office:value-type="float" office:value="59273.05"/>
          <table:table-cell office:value-type="float" office:value="59416.27"/>
          <table:table-cell office:value-type="float" office:value="61025.08"/>
          <table:table-cell table:number-columns-repeated="16348"/>
        </table:table-row>
        <table:table-row>
          <table:table-cell office:value-type="float" office:value="6215"/>
          <table:table-cell office:value-type="string" office:string-value="Monmouthshire County Council"/>
          <table:table-cell office:value-type="string" office:string-value="TM"/>
          <table:table-cell office:value-type="float" office:value="224259.6"/>
          <table:table-cell office:value-type="float" office:value="217732.77"/>
          <table:table-cell office:value-type="float" office:value="203778.13"/>
          <table:table-cell office:value-type="float" office:value="191528.55"/>
          <table:table-cell office:value-type="float" office:value="183393.62"/>
          <table:table-cell office:value-type="float" office:value="204138.53400000001"/>
          <table:table-cell table:number-columns-repeated="11"/>
          <table:table-cell office:value-type="float" office:value="5480"/>
          <table:table-cell office:value-type="string" office:string-value="Havering Borough Council"/>
          <table:table-cell office:value-type="string" office:string-value="TR"/>
          <table:table-cell office:value-type="float" office:value="94644.95"/>
          <table:table-cell office:value-type="float" office:value="92870.94"/>
          <table:table-cell office:value-type="float" office:value="89169.63"/>
          <table:table-cell office:value-type="float" office:value="84978.85"/>
          <table:table-cell office:value-type="float" office:value="83012.759999999995"/>
          <table:table-cell office:value-type="float" office:value="5750"/>
          <table:table-cell office:value-type="string" office:string-value="London Borough of Newham"/>
          <table:table-cell office:value-type="string" office:string-value="TU"/>
          <table:table-cell office:value-type="float" office:value="266446.83"/>
          <table:table-cell office:value-type="float" office:value="273010.64"/>
          <table:table-cell office:value-type="float" office:value="260649.95"/>
          <table:table-cell office:value-type="float" office:value="253376.53"/>
          <table:table-cell office:value-type="float" office:value="253713.9"/>
          <table:table-cell table:number-columns-repeated="16348"/>
        </table:table-row>
        <table:table-row>
          <table:table-cell office:value-type="float" office:value="6220"/>
          <table:table-cell office:value-type="string" office:string-value="Newport County Borough Council"/>
          <table:table-cell office:value-type="string" office:string-value="TM"/>
          <table:table-cell office:value-type="float" office:value="726434.21"/>
          <table:table-cell office:value-type="float" office:value="689149.89"/>
          <table:table-cell office:value-type="float" office:value="640160.17000000004"/>
          <table:table-cell office:value-type="float" office:value="596144.11"/>
          <table:table-cell office:value-type="float" office:value="573051.31999999995"/>
          <table:table-cell office:value-type="float" office:value="644987.93999999994"/>
          <table:table-cell table:number-columns-repeated="11"/>
          <table:table-cell office:value-type="float" office:value="5510"/>
          <table:table-cell office:value-type="string" office:string-value="London Borough of Hillingdon"/>
          <table:table-cell office:value-type="string" office:string-value="TR"/>
          <table:table-cell office:value-type="float" office:value="50483.72"/>
          <table:table-cell office:value-type="float" office:value="49739.29"/>
          <table:table-cell office:value-type="float" office:value="47812.46"/>
          <table:table-cell office:value-type="float" office:value="45501.86"/>
          <table:table-cell office:value-type="float" office:value="44483.32"/>
          <table:table-cell office:value-type="float" office:value="5780"/>
          <table:table-cell office:value-type="string" office:string-value="Redbridge Borough Council"/>
          <table:table-cell office:value-type="string" office:string-value="TU"/>
          <table:table-cell office:value-type="float" office:value="351089.15"/>
          <table:table-cell office:value-type="float" office:value="344956.6"/>
          <table:table-cell office:value-type="float" office:value="340271.85"/>
          <table:table-cell office:value-type="float" office:value="354500.55"/>
          <table:table-cell office:value-type="float" office:value="362748.78"/>
          <table:table-cell table:number-columns-repeated="16348"/>
        </table:table-row>
        <table:table-row>
          <table:table-cell office:value-type="float" office:value="6405"/>
          <table:table-cell office:value-type="string" office:string-value="Bridgend County Borough Council"/>
          <table:table-cell office:value-type="string" office:string-value="TM"/>
          <table:table-cell office:value-type="float" office:value="306549.39"/>
          <table:table-cell office:value-type="float" office:value="290425.90999999997"/>
          <table:table-cell office:value-type="float" office:value="272265.98"/>
          <table:table-cell office:value-type="float" office:value="246162.25"/>
          <table:table-cell office:value-type="float" office:value="236644.62"/>
          <table:table-cell office:value-type="float" office:value="270409.63"/>
          <table:table-cell table:number-columns-repeated="11"/>
          <table:table-cell office:value-type="float" office:value="5630"/>
          <table:table-cell office:value-type="string" office:string-value="Royal Borough of Kingston-upon-Thames"/>
          <table:table-cell office:value-type="string" office:string-value="TR"/>
          <table:table-cell office:value-type="float" office:value="12131.96"/>
          <table:table-cell office:value-type="float" office:value="11935.23"/>
          <table:table-cell office:value-type="float" office:value="11873.8"/>
          <table:table-cell office:value-type="float" office:value="11287.58"/>
          <table:table-cell office:value-type="float" office:value="11039.79"/>
          <table:table-cell office:value-type="float" office:value="5810"/>
          <table:table-cell office:value-type="string" office:string-value="Richmond upon Thames Borough Council"/>
          <table:table-cell office:value-type="string" office:string-value="TU"/>
          <table:table-cell office:value-type="float" office:value="194444.79999999999"/>
          <table:table-cell office:value-type="float" office:value="195029.83"/>
          <table:table-cell office:value-type="float" office:value="192041.1"/>
          <table:table-cell office:value-type="float" office:value="192346.42"/>
          <table:table-cell office:value-type="float" office:value="197275.67"/>
          <table:table-cell table:number-columns-repeated="16348"/>
        </table:table-row>
        <table:table-row>
          <table:table-cell office:value-type="float" office:value="6415"/>
          <table:table-cell office:value-type="string" office:string-value="Cardiff County Council"/>
          <table:table-cell office:value-type="string" office:string-value="TM"/>
          <table:table-cell office:value-type="float" office:value="426406.3"/>
          <table:table-cell office:value-type="float" office:value="404410.81"/>
          <table:table-cell office:value-type="float" office:value="377913.59999999998"/>
          <table:table-cell office:value-type="float" office:value="355458.44"/>
          <table:table-cell office:value-type="float" office:value="341382.76"/>
          <table:table-cell office:value-type="float" office:value="381114.38199999998"/>
          <table:table-cell table:number-columns-repeated="11"/>
          <table:table-cell office:value-type="float" office:value="6005"/>
          <table:table-cell office:value-type="string" office:string-value="Conwy County Borough Council"/>
          <table:table-cell office:value-type="string" office:string-value="TR"/>
          <table:table-cell office:value-type="float" office:value="491042.58"/>
          <table:table-cell office:value-type="float" office:value="490391.05"/>
          <table:table-cell office:value-type="float" office:value="480286.47"/>
          <table:table-cell office:value-type="float" office:value="463725.07"/>
          <table:table-cell office:value-type="float" office:value="451125.05"/>
          <table:table-cell office:value-type="float" office:value="5840"/>
          <table:table-cell office:value-type="string" office:string-value="Southwark Borough Council"/>
          <table:table-cell office:value-type="string" office:string-value="TU"/>
          <table:table-cell office:value-type="float" office:value="24776.65"/>
          <table:table-cell office:value-type="float" office:value="23006.11"/>
          <table:table-cell office:value-type="float" office:value="23547.21"/>
          <table:table-cell office:value-type="float" office:value="23849.26"/>
          <table:table-cell office:value-type="float" office:value="23932.32"/>
          <table:table-cell table:number-columns-repeated="16348"/>
        </table:table-row>
        <table:table-row>
          <table:table-cell office:value-type="float" office:value="6425"/>
          <table:table-cell office:value-type="string" office:string-value="Rhondda, Cynon, Taff County Borough Council"/>
          <table:table-cell office:value-type="string" office:string-value="TM"/>
          <table:table-cell office:value-type="float" office:value="232264.39"/>
          <table:table-cell office:value-type="float" office:value="220333.39"/>
          <table:table-cell office:value-type="float" office:value="209088.52"/>
          <table:table-cell office:value-type="float" office:value="196417.26"/>
          <table:table-cell office:value-type="float" office:value="188985.83"/>
          <table:table-cell office:value-type="float" office:value="209417.878"/>
          <table:table-cell table:number-columns-repeated="11"/>
          <table:table-cell office:value-type="float" office:value="6010"/>
          <table:table-cell office:value-type="string" office:string-value="Denbighshire County Council"/>
          <table:table-cell office:value-type="string" office:string-value="TR"/>
          <table:table-cell office:value-type="float" office:value="252695.21"/>
          <table:table-cell office:value-type="float" office:value="250754.53"/>
          <table:table-cell office:value-type="float" office:value="248180.8"/>
          <table:table-cell office:value-type="float" office:value="239406.87"/>
          <table:table-cell office:value-type="float" office:value="233096.42"/>
          <table:table-cell office:value-type="float" office:value="5900"/>
          <table:table-cell office:value-type="string" office:string-value="Tower Hamlets Borough Council"/>
          <table:table-cell office:value-type="string" office:string-value="TU"/>
          <table:table-cell office:value-type="float" office:value="223941.67"/>
          <table:table-cell office:value-type="float" office:value="227212.51"/>
          <table:table-cell office:value-type="float" office:value="223615.06"/>
          <table:table-cell office:value-type="float" office:value="233251.44"/>
          <table:table-cell office:value-type="float" office:value="233576.17"/>
          <table:table-cell table:number-columns-repeated="16348"/>
        </table:table-row>
        <table:table-row>
          <table:table-cell office:value-type="float" office:value="6430"/>
          <table:table-cell office:value-type="string" office:string-value="The Vale of Glamorgan Council"/>
          <table:table-cell office:value-type="string" office:string-value="TM"/>
          <table:table-cell office:value-type="float" office:value="103479.84"/>
          <table:table-cell office:value-type="float" office:value="99719.44"/>
          <table:table-cell office:value-type="float" office:value="95224.41"/>
          <table:table-cell office:value-type="float" office:value="89580.51"/>
          <table:table-cell office:value-type="float" office:value="84756.51"/>
          <table:table-cell office:value-type="float" office:value="94552.142000000007"/>
          <table:table-cell table:number-columns-repeated="11"/>
          <table:table-cell office:value-type="float" office:value="6015"/>
          <table:table-cell office:value-type="string" office:string-value="Flintshire County Council"/>
          <table:table-cell office:value-type="string" office:string-value="TR"/>
          <table:table-cell office:value-type="float" office:value="455868.97"/>
          <table:table-cell office:value-type="float" office:value="452785.28"/>
          <table:table-cell office:value-type="float" office:value="429711.66"/>
          <table:table-cell office:value-type="float" office:value="410605.28"/>
          <table:table-cell office:value-type="float" office:value="400884.2"/>
          <table:table-cell office:value-type="float" office:value="5930"/>
          <table:table-cell office:value-type="string" office:string-value="Waltham Forest Borough Council"/>
          <table:table-cell office:value-type="string" office:string-value="TU"/>
          <table:table-cell office:value-type="float" office:value="197707.73"/>
          <table:table-cell office:value-type="float" office:value="198992.78"/>
          <table:table-cell office:value-type="float" office:value="201899.45"/>
          <table:table-cell office:value-type="float" office:value="202538.33"/>
          <table:table-cell office:value-type="float" office:value="207096.84"/>
          <table:table-cell table:number-columns-repeated="16348"/>
        </table:table-row>
        <table:table-row>
          <table:table-cell office:value-type="float" office:value="6705"/>
          <table:table-cell office:value-type="string" office:string-value="Neath Port Talbot County Borough Council"/>
          <table:table-cell office:value-type="string" office:string-value="TM"/>
          <table:table-cell office:value-type="float" office:value="377875.34"/>
          <table:table-cell office:value-type="float" office:value="359678.02"/>
          <table:table-cell office:value-type="float" office:value="337728.42"/>
          <table:table-cell office:value-type="float" office:value="317973.93"/>
          <table:table-cell office:value-type="float" office:value="304936.67"/>
          <table:table-cell office:value-type="float" office:value="339638.47599999997"/>
          <table:table-cell table:number-columns-repeated="11"/>
          <table:table-cell office:value-type="float" office:value="6020"/>
          <table:table-cell office:value-type="string" office:string-value="Powys County Council"/>
          <table:table-cell office:value-type="string" office:string-value="TR"/>
          <table:table-cell office:value-type="float" office:value="656006.67000000004"/>
          <table:table-cell office:value-type="float" office:value="653992.81000000006"/>
          <table:table-cell office:value-type="float" office:value="638019.93000000005"/>
          <table:table-cell office:value-type="float" office:value="621574.25"/>
          <table:table-cell office:value-type="float" office:value="604960.18000000005"/>
          <table:table-cell office:value-type="float" office:value="5960"/>
          <table:table-cell office:value-type="string" office:string-value="Wandsworth Borough Council"/>
          <table:table-cell office:value-type="string" office:string-value="TU"/>
          <table:table-cell office:value-type="float" office:value="214979.27"/>
          <table:table-cell office:value-type="float" office:value="221770.75"/>
          <table:table-cell office:value-type="float" office:value="211564.79999999999"/>
          <table:table-cell office:value-type="float" office:value="212414.07"/>
          <table:table-cell office:value-type="float" office:value="212523.19"/>
          <table:table-cell table:number-columns-repeated="16348"/>
        </table:table-row>
        <table:table-row>
          <table:table-cell office:value-type="float" office:value="6710"/>
          <table:table-cell office:value-type="string" office:string-value="City and County of Swansea"/>
          <table:table-cell office:value-type="string" office:string-value="TM"/>
          <table:table-cell office:value-type="float" office:value="247395.6"/>
          <table:table-cell office:value-type="float" office:value="231724.26"/>
          <table:table-cell office:value-type="float" office:value="220848.23"/>
          <table:table-cell office:value-type="float" office:value="210865.82"/>
          <table:table-cell office:value-type="float" office:value="202892.97"/>
          <table:table-cell office:value-type="float" office:value="222745.37599999999"/>
          <table:table-cell table:number-columns-repeated="11"/>
          <table:table-cell office:value-type="float" office:value="6025"/>
          <table:table-cell office:value-type="string" office:string-value="Wrexham County Borough Council"/>
          <table:table-cell office:value-type="string" office:string-value="TR"/>
          <table:table-cell office:value-type="float" office:value="239155.3"/>
          <table:table-cell office:value-type="float" office:value="235919.66"/>
          <table:table-cell office:value-type="float" office:value="229876.28"/>
          <table:table-cell office:value-type="float" office:value="221845.76000000001"/>
          <table:table-cell office:value-type="float" office:value="215314.45"/>
          <table:table-cell office:value-type="float" office:value="5990"/>
          <table:table-cell office:value-type="string" office:string-value="City of Westminster Council"/>
          <table:table-cell office:value-type="string" office:string-value="TU"/>
          <table:table-cell office:value-type="float" office:value="99318.03"/>
          <table:table-cell office:value-type="float" office:value="99656.03"/>
          <table:table-cell office:value-type="float" office:value="102174.1"/>
          <table:table-cell office:value-type="float" office:value="109734.42"/>
          <table:table-cell office:value-type="float" office:value="110494.63"/>
          <table:table-cell table:number-columns-repeated="16348"/>
        </table:table-row>
        <table:table-row>
          <table:table-cell office:value-type="float" office:value="9170"/>
          <table:table-cell office:value-type="string" office:string-value="Dumfries and Galloway Council"/>
          <table:table-cell office:value-type="string" office:string-value="TM"/>
          <table:table-cell office:value-type="float" office:value="361855.05"/>
          <table:table-cell office:value-type="float" office:value="345257.93"/>
          <table:table-cell office:value-type="float" office:value="331978.5"/>
          <table:table-cell office:value-type="float" office:value="315350.7"/>
          <table:table-cell office:value-type="float" office:value="303237.3"/>
          <table:table-cell office:value-type="float" office:value="331535.89600000001"/>
          <table:table-cell table:number-columns-repeated="11"/>
          <table:table-cell office:value-type="float" office:value="6105"/>
          <table:table-cell office:value-type="string" office:string-value="Ceredigion County Council"/>
          <table:table-cell office:value-type="string" office:string-value="TR"/>
          <table:table-cell office:value-type="float" office:value="213111.45"/>
          <table:table-cell office:value-type="float" office:value="222939.35"/>
          <table:table-cell office:value-type="float" office:value="214886.21"/>
          <table:table-cell office:value-type="float" office:value="201772.04"/>
          <table:table-cell office:value-type="float" office:value="196769.14"/>
          <table:table-cell office:value-type="float" office:value="6015"/>
          <table:table-cell office:value-type="string" office:string-value="Flintshire County Council"/>
          <table:table-cell office:value-type="string" office:string-value="TU"/>
          <table:table-cell office:value-type="float" office:value="111178.82"/>
          <table:table-cell office:value-type="float" office:value="111222.46"/>
          <table:table-cell office:value-type="float" office:value="112580.6"/>
          <table:table-cell office:value-type="float" office:value="125185.4"/>
          <table:table-cell office:value-type="float" office:value="123795.87"/>
          <table:table-cell table:number-columns-repeated="16348"/>
        </table:table-row>
        <table:table-row>
          <table:table-cell office:value-type="float" office:value="9220"/>
          <table:table-cell office:value-type="string" office:string-value="East Renfrewshire Council"/>
          <table:table-cell office:value-type="string" office:string-value="TM"/>
          <table:table-cell office:value-type="float" office:value="40064.629999999997"/>
          <table:table-cell office:value-type="float" office:value="37961.050000000003"/>
          <table:table-cell office:value-type="float" office:value="36030.01"/>
          <table:table-cell office:value-type="float" office:value="33862.639999999999"/>
          <table:table-cell office:value-type="float" office:value="32534.66"/>
          <table:table-cell office:value-type="float" office:value="36090.598000000005"/>
          <table:table-cell table:number-columns-repeated="11"/>
          <table:table-cell office:value-type="float" office:value="6110"/>
          <table:table-cell office:value-type="string" office:string-value="Carmarthenshire County Council"/>
          <table:table-cell office:value-type="string" office:string-value="TR"/>
          <table:table-cell office:value-type="float" office:value="582162.43000000005"/>
          <table:table-cell office:value-type="float" office:value="574981.48"/>
          <table:table-cell office:value-type="float" office:value="552578.14"/>
          <table:table-cell office:value-type="float" office:value="522755.48"/>
          <table:table-cell office:value-type="float" office:value="507729.19"/>
          <table:table-cell office:value-type="float" office:value="6020"/>
          <table:table-cell office:value-type="string" office:string-value="Powys County Council"/>
          <table:table-cell office:value-type="string" office:string-value="TU"/>
          <table:table-cell office:value-type="float" office:value="14649.8"/>
          <table:table-cell office:value-type="float" office:value="14782.36"/>
          <table:table-cell office:value-type="float" office:value="13812.73"/>
          <table:table-cell office:value-type="float" office:value="13006.56"/>
          <table:table-cell office:value-type="float" office:value="12704.29"/>
          <table:table-cell table:number-columns-repeated="16348"/>
        </table:table-row>
        <table:table-row>
          <table:table-cell office:value-type="float" office:value="9230"/>
          <table:table-cell office:value-type="string" office:string-value="Edinburgh City Council"/>
          <table:table-cell office:value-type="string" office:string-value="TM"/>
          <table:table-cell office:value-type="float" office:value="232745.66"/>
          <table:table-cell office:value-type="float" office:value="220692.13"/>
          <table:table-cell office:value-type="float" office:value="209434.2"/>
          <table:table-cell office:value-type="float" office:value="196768.8"/>
          <table:table-cell office:value-type="float" office:value="189234.94"/>
          <table:table-cell office:value-type="float" office:value="209775.14600000001"/>
          <table:table-cell table:number-columns-repeated="11"/>
          <table:table-cell office:value-type="float" office:value="6115"/>
          <table:table-cell office:value-type="string" office:string-value="Pembrokeshire County Council"/>
          <table:table-cell office:value-type="string" office:string-value="TR"/>
          <table:table-cell office:value-type="float" office:value="278930.67"/>
          <table:table-cell office:value-type="float" office:value="281025.5"/>
          <table:table-cell office:value-type="float" office:value="274626.46000000002"/>
          <table:table-cell office:value-type="float" office:value="266524.43"/>
          <table:table-cell office:value-type="float" office:value="259064.9"/>
          <table:table-cell office:value-type="float" office:value="6025"/>
          <table:table-cell office:value-type="string" office:string-value="Wrexham County Borough Council"/>
          <table:table-cell office:value-type="string" office:string-value="TU"/>
          <table:table-cell office:value-type="float" office:value="37066.400000000001"/>
          <table:table-cell office:value-type="float" office:value="36655.760000000002"/>
          <table:table-cell office:value-type="float" office:value="36291.68"/>
          <table:table-cell office:value-type="float" office:value="29006"/>
          <table:table-cell office:value-type="float" office:value="28509.01"/>
          <table:table-cell table:number-columns-repeated="16348"/>
        </table:table-row>
        <table:table-row>
          <table:table-cell office:value-type="float" office:value="9240"/>
          <table:table-cell office:value-type="string" office:string-value="Falkirk Council"/>
          <table:table-cell office:value-type="string" office:string-value="TM"/>
          <table:table-cell office:value-type="float" office:value="407311.2"/>
          <table:table-cell office:value-type="float" office:value="388032.13"/>
          <table:table-cell office:value-type="float" office:value="366738.97"/>
          <table:table-cell office:value-type="float" office:value="344685.61"/>
          <table:table-cell office:value-type="float" office:value="331250.23"/>
          <table:table-cell office:value-type="float" office:value="367603.62800000003"/>
          <table:table-cell table:number-columns-repeated="11"/>
          <table:table-cell office:value-type="float" office:value="6205"/>
          <table:table-cell office:value-type="string" office:string-value="Blaenau Gwent County Borough Council"/>
          <table:table-cell office:value-type="string" office:string-value="TR"/>
          <table:table-cell office:value-type="float" office:value="53945.9"/>
          <table:table-cell office:value-type="float" office:value="55302.64"/>
          <table:table-cell office:value-type="float" office:value="53371.93"/>
          <table:table-cell office:value-type="float" office:value="50977.66"/>
          <table:table-cell office:value-type="float" office:value="49855.51"/>
          <table:table-cell office:value-type="float" office:value="6105"/>
          <table:table-cell office:value-type="string" office:string-value="Ceredigion County Council"/>
          <table:table-cell office:value-type="string" office:string-value="TU"/>
          <table:table-cell office:value-type="float" office:value="26448.37"/>
          <table:table-cell office:value-type="float" office:value="26770.83"/>
          <table:table-cell office:value-type="float" office:value="30251.599999999999"/>
          <table:table-cell office:value-type="float" office:value="28444.560000000001"/>
          <table:table-cell office:value-type="float" office:value="27637.02"/>
          <table:table-cell table:number-columns-repeated="16348"/>
        </table:table-row>
        <table:table-row>
          <table:table-cell office:value-type="float" office:value="9250"/>
          <table:table-cell office:value-type="string" office:string-value="Fife Council"/>
          <table:table-cell office:value-type="string" office:string-value="TM"/>
          <table:table-cell office:value-type="float" office:value="206441.32"/>
          <table:table-cell office:value-type="float" office:value="201068.18"/>
          <table:table-cell office:value-type="float" office:value="187338.36"/>
          <table:table-cell office:value-type="float" office:value="176648.95999999999"/>
          <table:table-cell office:value-type="float" office:value="170074.54"/>
          <table:table-cell office:value-type="float" office:value="188314.272"/>
          <table:table-cell table:number-columns-repeated="11"/>
          <table:table-cell office:value-type="float" office:value="6215"/>
          <table:table-cell office:value-type="string" office:string-value="Monmouthshire County Council"/>
          <table:table-cell office:value-type="string" office:string-value="TR"/>
          <table:table-cell office:value-type="float" office:value="486861.53"/>
          <table:table-cell office:value-type="float" office:value="477533.5"/>
          <table:table-cell office:value-type="float" office:value="465914.75"/>
          <table:table-cell office:value-type="float" office:value="453069.32"/>
          <table:table-cell office:value-type="float" office:value="440312.22"/>
          <table:table-cell office:value-type="float" office:value="6110"/>
          <table:table-cell office:value-type="string" office:string-value="Carmarthenshire County Council"/>
          <table:table-cell office:value-type="string" office:string-value="TU"/>
          <table:table-cell office:value-type="float" office:value="16098.47"/>
          <table:table-cell office:value-type="float" office:value="16319.06"/>
          <table:table-cell office:value-type="float" office:value="16233.62"/>
          <table:table-cell office:value-type="float" office:value="15291.09"/>
          <table:table-cell office:value-type="float" office:value="14821.86"/>
          <table:table-cell table:number-columns-repeated="16348"/>
        </table:table-row>
        <table:table-row>
          <table:table-cell office:value-type="float" office:value="9260"/>
          <table:table-cell office:value-type="string" office:string-value="Glasgow City Council"/>
          <table:table-cell office:value-type="string" office:string-value="TM"/>
          <table:table-cell office:value-type="float" office:value="1164111.54"/>
          <table:table-cell office:value-type="float" office:value="1103561.3999999999"/>
          <table:table-cell office:value-type="float" office:value="1047825.15"/>
          <table:table-cell office:value-type="float" office:value="984467.41"/>
          <table:table-cell office:value-type="float" office:value="946599.37"/>
          <table:table-cell office:value-type="float" office:value="1049312.9739999999"/>
          <table:table-cell table:number-columns-repeated="11"/>
          <table:table-cell office:value-type="float" office:value="6220"/>
          <table:table-cell office:value-type="string" office:string-value="Newport County Borough Council"/>
          <table:table-cell office:value-type="string" office:string-value="TR"/>
          <table:table-cell office:value-type="float" office:value="118185.17"/>
          <table:table-cell office:value-type="float" office:value="116779.25"/>
          <table:table-cell office:value-type="float" office:value="113370.48"/>
          <table:table-cell office:value-type="float" office:value="109449.85"/>
          <table:table-cell office:value-type="float" office:value="106849.18"/>
          <table:table-cell office:value-type="float" office:value="6115"/>
          <table:table-cell office:value-type="string" office:string-value="Pembrokeshire County Council"/>
          <table:table-cell office:value-type="string" office:string-value="TU"/>
          <table:table-cell office:value-type="float" office:value="32007.51"/>
          <table:table-cell office:value-type="float" office:value="32367.73"/>
          <table:table-cell office:value-type="float" office:value="32196.46"/>
          <table:table-cell office:value-type="float" office:value="30165.18"/>
          <table:table-cell office:value-type="float" office:value="29375.5"/>
          <table:table-cell table:number-columns-repeated="16348"/>
        </table:table-row>
        <table:table-row>
          <table:table-cell office:value-type="float" office:value="9320"/>
          <table:table-cell office:value-type="string" office:string-value="North Lanarkshire Council"/>
          <table:table-cell office:value-type="string" office:string-value="TM"/>
          <table:table-cell office:value-type="float" office:value="424643.3"/>
          <table:table-cell office:value-type="float" office:value="402924.27"/>
          <table:table-cell office:value-type="float" office:value="382226.74"/>
          <table:table-cell office:value-type="float" office:value="358866.3"/>
          <table:table-cell office:value-type="float" office:value="344520.94"/>
          <table:table-cell office:value-type="float" office:value="382636.31"/>
          <table:table-cell table:number-columns-repeated="11"/>
          <table:table-cell office:value-type="float" office:value="6225"/>
          <table:table-cell office:value-type="string" office:string-value="Torfaen County Borough Council"/>
          <table:table-cell office:value-type="string" office:string-value="TR"/>
          <table:table-cell office:value-type="float" office:value="94681.08"/>
          <table:table-cell office:value-type="float" office:value="82568.86"/>
          <table:table-cell office:value-type="float" office:value="86652.13"/>
          <table:table-cell office:value-type="float" office:value="82434.14"/>
          <table:table-cell office:value-type="float" office:value="80504.929999999993"/>
          <table:table-cell office:value-type="float" office:value="6205"/>
          <table:table-cell office:value-type="string" office:string-value="Blaenau Gwent County Borough Council"/>
          <table:table-cell office:value-type="string" office:string-value="TU"/>
          <table:table-cell office:value-type="float" office:value="21649.18"/>
          <table:table-cell office:value-type="float" office:value="21747.24"/>
          <table:table-cell office:value-type="float" office:value="21895.93"/>
          <table:table-cell office:value-type="float" office:value="21708.07"/>
          <table:table-cell office:value-type="float" office:value="21349.84"/>
          <table:table-cell table:number-columns-repeated="16348"/>
        </table:table-row>
        <table:table-row>
          <table:table-cell office:value-type="float" office:value="9340"/>
          <table:table-cell office:value-type="string" office:string-value="Perth and Kinross Council"/>
          <table:table-cell office:value-type="string" office:string-value="TM"/>
          <table:table-cell office:value-type="float" office:value="409481.9"/>
          <table:table-cell office:value-type="float" office:value="398761.86"/>
          <table:table-cell office:value-type="float" office:value="371227.48"/>
          <table:table-cell office:value-type="float" office:value="349802.46"/>
          <table:table-cell office:value-type="float" office:value="336467.05"/>
          <table:table-cell office:value-type="float" office:value="373148.15"/>
          <table:table-cell table:number-columns-repeated="11"/>
          <table:table-cell office:value-type="float" office:value="6305"/>
          <table:table-cell office:value-type="string" office:string-value="Isle of Anglesey County Council"/>
          <table:table-cell office:value-type="string" office:string-value="TR"/>
          <table:table-cell office:value-type="float" office:value="127552.47"/>
          <table:table-cell office:value-type="float" office:value="123213.06"/>
          <table:table-cell office:value-type="float" office:value="119824.12"/>
          <table:table-cell office:value-type="float" office:value="115680.8"/>
          <table:table-cell office:value-type="float" office:value="112299.17"/>
          <table:table-cell office:value-type="float" office:value="6215"/>
          <table:table-cell office:value-type="string" office:string-value="Monmouthshire County Council"/>
          <table:table-cell office:value-type="string" office:string-value="TU"/>
          <table:table-cell office:value-type="float" office:value="29313.14"/>
          <table:table-cell office:value-type="float" office:value="29248.12"/>
          <table:table-cell office:value-type="float" office:value="29463.599999999999"/>
          <table:table-cell office:value-type="float" office:value="31201.02"/>
          <table:table-cell office:value-type="float" office:value="30596.41"/>
          <table:table-cell table:number-columns-repeated="16348"/>
        </table:table-row>
        <table:table-row>
          <table:table-cell office:value-type="float" office:value="9350"/>
          <table:table-cell office:value-type="string" office:string-value="Renfrewshire Council"/>
          <table:table-cell office:value-type="string" office:string-value="TM"/>
          <table:table-cell office:value-type="float" office:value="346974.23"/>
          <table:table-cell office:value-type="float" office:value="329285.73"/>
          <table:table-cell office:value-type="float" office:value="312907.31"/>
          <table:table-cell office:value-type="float" office:value="294125.03000000003"/>
          <table:table-cell office:value-type="float" office:value="283225.93"/>
          <table:table-cell office:value-type="float" office:value="313303.64600000001"/>
          <table:table-cell table:number-columns-repeated="11"/>
          <table:table-cell office:value-type="float" office:value="6310"/>
          <table:table-cell office:value-type="string" office:string-value="Gwynedd Council"/>
          <table:table-cell office:value-type="string" office:string-value="TR"/>
          <table:table-cell office:value-type="float" office:value="498680.73"/>
          <table:table-cell office:value-type="float" office:value="496993.49"/>
          <table:table-cell office:value-type="float" office:value="484801.6"/>
          <table:table-cell office:value-type="float" office:value="467258.32"/>
          <table:table-cell office:value-type="float" office:value="454333.25"/>
          <table:table-cell office:value-type="float" office:value="6225"/>
          <table:table-cell office:value-type="string" office:string-value="Torfaen County Borough Council"/>
          <table:table-cell office:value-type="string" office:string-value="TU"/>
          <table:table-cell office:value-type="float" office:value="19544.03"/>
          <table:table-cell office:value-type="float" office:value="19576.03"/>
          <table:table-cell office:value-type="float" office:value="19805.32"/>
          <table:table-cell office:value-type="float" office:value="19848.84"/>
          <table:table-cell office:value-type="float" office:value="19627.71"/>
          <table:table-cell table:number-columns-repeated="16348"/>
        </table:table-row>
        <table:table-row>
          <table:table-cell office:value-type="float" office:value="9380"/>
          <table:table-cell office:value-type="string" office:string-value="South Lanarkshire Council"/>
          <table:table-cell office:value-type="string" office:string-value="TM"/>
          <table:table-cell office:value-type="float" office:value="723275.76"/>
          <table:table-cell office:value-type="float" office:value="703422.18"/>
          <table:table-cell office:value-type="float" office:value="660049.37"/>
          <table:table-cell office:value-type="float" office:value="623445.38"/>
          <table:table-cell office:value-type="float" office:value="595077.4"/>
          <table:table-cell office:value-type="float" office:value="661054.01799999992"/>
          <table:table-cell table:number-columns-repeated="11"/>
          <table:table-cell office:value-type="float" office:value="6410"/>
          <table:table-cell office:value-type="string" office:string-value="Caerphilly County Borough Council"/>
          <table:table-cell office:value-type="string" office:string-value="TR"/>
          <table:table-cell office:value-type="float" office:value="27600.400000000001"/>
          <table:table-cell office:value-type="float" office:value="27150.87"/>
          <table:table-cell office:value-type="float" office:value="26089.57"/>
          <table:table-cell office:value-type="float" office:value="24837.599999999999"/>
          <table:table-cell office:value-type="float" office:value="24243.83"/>
          <table:table-cell office:value-type="float" office:value="6310"/>
          <table:table-cell office:value-type="string" office:string-value="Gwynedd Council"/>
          <table:table-cell office:value-type="string" office:string-value="TU"/>
          <table:table-cell office:value-type="float" office:value="1491.96"/>
          <table:table-cell office:value-type="float" office:value="1511.89"/>
          <table:table-cell office:value-type="float" office:value="1502.74"/>
          <table:table-cell office:value-type="float" office:value="1412.37"/>
          <table:table-cell office:value-type="float" office:value="1369.97"/>
          <table:table-cell table:number-columns-repeated="16348"/>
        </table:table-row>
        <table:table-row>
          <table:table-cell office:value-type="float" office:value="9390"/>
          <table:table-cell office:value-type="string" office:string-value="Stirling Council"/>
          <table:table-cell office:value-type="string" office:string-value="TM"/>
          <table:table-cell office:value-type="float" office:value="200091.61"/>
          <table:table-cell office:value-type="float" office:value="194777.32"/>
          <table:table-cell office:value-type="float" office:value="181247.94"/>
          <table:table-cell office:value-type="float" office:value="170850.79"/>
          <table:table-cell office:value-type="float" office:value="164167.22"/>
          <table:table-cell office:value-type="float" office:value="182226.976"/>
          <table:table-cell table:number-columns-repeated="11"/>
          <table:table-cell office:value-type="float" office:value="6415"/>
          <table:table-cell office:value-type="string" office:string-value="Cardiff County Council"/>
          <table:table-cell office:value-type="string" office:string-value="TR"/>
          <table:table-cell office:value-type="float" office:value="59689.94"/>
          <table:table-cell office:value-type="float" office:value="58652.43"/>
          <table:table-cell office:value-type="float" office:value="56313.51"/>
          <table:table-cell office:value-type="float" office:value="53559.75"/>
          <table:table-cell office:value-type="float" office:value="52288.9"/>
          <table:table-cell office:value-type="float" office:value="6425"/>
          <table:table-cell office:value-type="string" office:string-value="Rhondda, Cynon, Taff County Borough Council"/>
          <table:table-cell office:value-type="string" office:string-value="TU"/>
          <table:table-cell office:value-type="float" office:value="96429.04"/>
          <table:table-cell office:value-type="float" office:value="94168.14"/>
          <table:table-cell office:value-type="float" office:value="95464.29"/>
          <table:table-cell office:value-type="float" office:value="95873.85"/>
          <table:table-cell office:value-type="float" office:value="94887.21"/>
          <table:table-cell table:number-columns-repeated="16348"/>
        </table:table-row>
        <table:table-row>
          <table:table-cell office:value-type="float" office:value="9400"/>
          <table:table-cell office:value-type="string" office:string-value="West Lothian Council"/>
          <table:table-cell office:value-type="string" office:string-value="TM"/>
          <table:table-cell office:value-type="float" office:value="555003.88"/>
          <table:table-cell office:value-type="float" office:value="526197.47"/>
          <table:table-cell office:value-type="float" office:value="499309.89"/>
          <table:table-cell office:value-type="float" office:value="468963.47"/>
          <table:table-cell office:value-type="float" office:value="451021.29"/>
          <table:table-cell office:value-type="float" office:value="500099.2"/>
          <table:table-cell table:number-columns-repeated="11"/>
          <table:table-cell office:value-type="float" office:value="6420"/>
          <table:table-cell office:value-type="string" office:string-value="Merthyr Tydfil County Borough Council"/>
          <table:table-cell office:value-type="string" office:string-value="TR"/>
          <table:table-cell office:value-type="float" office:value="201570.98"/>
          <table:table-cell office:value-type="float" office:value="198661.73"/>
          <table:table-cell office:value-type="float" office:value="192622.56"/>
          <table:table-cell office:value-type="float" office:value="182641.44"/>
          <table:table-cell office:value-type="float" office:value="179022.75"/>
          <table:table-cell office:value-type="float" office:value="6705"/>
          <table:table-cell office:value-type="string" office:string-value="Neath Port Talbot County Borough Council"/>
          <table:table-cell office:value-type="string" office:string-value="TU"/>
          <table:table-cell office:value-type="float" office:value="15043.5"/>
          <table:table-cell office:value-type="float" office:value="39272"/>
          <table:table-cell office:value-type="float" office:value="39825.43"/>
          <table:table-cell office:value-type="float" office:value="40043.699999999997"/>
          <table:table-cell office:value-type="float" office:value="39665.199999999997"/>
          <table:table-cell table:number-columns-repeated="16348"/>
        </table:table-row>
        <table:table-row>
          <table:table-cell table:number-columns-repeated="20"/>
          <table:table-cell office:value-type="float" office:value="6425"/>
          <table:table-cell office:value-type="string" office:string-value="Rhondda, Cynon, Taff County Borough Council"/>
          <table:table-cell office:value-type="string" office:string-value="TR"/>
          <table:table-cell office:value-type="float" office:value="263991.12"/>
          <table:table-cell office:value-type="float" office:value="260830.6"/>
          <table:table-cell office:value-type="float" office:value="251007.46"/>
          <table:table-cell office:value-type="float" office:value="257945.41"/>
          <table:table-cell office:value-type="float" office:value="252195.09"/>
          <table:table-cell office:value-type="float" office:value="9100"/>
          <table:table-cell office:value-type="string" office:string-value="Aberdeen Council"/>
          <table:table-cell office:value-type="string" office:string-value="TU"/>
          <table:table-cell office:value-type="float" office:value="144869.49"/>
          <table:table-cell office:value-type="float" office:value="146611.65"/>
          <table:table-cell office:value-type="float" office:value="145737.54999999999"/>
          <table:table-cell office:value-type="float" office:value="137603.51"/>
          <table:table-cell office:value-type="float" office:value="133778.74"/>
          <table:table-cell table:number-columns-repeated="16348"/>
        </table:table-row>
        <table:table-row>
          <table:table-cell table:number-columns-repeated="20"/>
          <table:table-cell office:value-type="float" office:value="6705"/>
          <table:table-cell office:value-type="string" office:string-value="Neath Port Talbot County Borough Council"/>
          <table:table-cell office:value-type="string" office:string-value="TR"/>
          <table:table-cell office:value-type="float" office:value="135061.26"/>
          <table:table-cell office:value-type="float" office:value="129575.83"/>
          <table:table-cell office:value-type="float" office:value="126150.92"/>
          <table:table-cell office:value-type="float" office:value="116243.43"/>
          <table:table-cell office:value-type="float" office:value="113518.98"/>
          <table:table-cell office:value-type="float" office:value="9110"/>
          <table:table-cell office:value-type="string" office:string-value="Aberdeenshire Council"/>
          <table:table-cell office:value-type="string" office:string-value="TU"/>
          <table:table-cell office:value-type="float" office:value="3765.17"/>
          <table:table-cell office:value-type="float" office:value="3808.92"/>
          <table:table-cell office:value-type="float" office:value="3778.33"/>
          <table:table-cell office:value-type="float" office:value="3552.46"/>
          <table:table-cell office:value-type="float" office:value="3454.17"/>
          <table:table-cell table:number-columns-repeated="16348"/>
        </table:table-row>
        <table:table-row>
          <table:table-cell table:number-columns-repeated="20"/>
          <table:table-cell office:value-type="float" office:value="9100"/>
          <table:table-cell office:value-type="string" office:string-value="Aberdeen Council"/>
          <table:table-cell office:value-type="string" office:string-value="TR"/>
          <table:table-cell office:value-type="float" office:value="101362.6"/>
          <table:table-cell office:value-type="float" office:value="100178.53"/>
          <table:table-cell office:value-type="float" office:value="97551.33"/>
          <table:table-cell office:value-type="float" office:value="94138.47"/>
          <table:table-cell office:value-type="float" office:value="91468.08"/>
          <table:table-cell office:value-type="float" office:value="9140"/>
          <table:table-cell office:value-type="string" office:string-value="Scottish Borders Council"/>
          <table:table-cell office:value-type="string" office:string-value="TU"/>
          <table:table-cell office:value-type="float" office:value="15407.61"/>
          <table:table-cell office:value-type="float" office:value="15620.78"/>
          <table:table-cell office:value-type="float" office:value="15537.91"/>
          <table:table-cell office:value-type="float" office:value="14662.96"/>
          <table:table-cell office:value-type="float" office:value="14237.73"/>
          <table:table-cell table:number-columns-repeated="16348"/>
        </table:table-row>
        <table:table-row>
          <table:table-cell table:number-columns-repeated="20"/>
          <table:table-cell office:value-type="float" office:value="9110"/>
          <table:table-cell office:value-type="string" office:string-value="Aberdeenshire Council"/>
          <table:table-cell office:value-type="string" office:string-value="TR"/>
          <table:table-cell office:value-type="float" office:value="812385.67"/>
          <table:table-cell office:value-type="float" office:value="802635.58"/>
          <table:table-cell office:value-type="float" office:value="782284.81"/>
          <table:table-cell office:value-type="float" office:value="755010.16"/>
          <table:table-cell office:value-type="float" office:value="734148.16"/>
          <table:table-cell office:value-type="float" office:value="9160"/>
          <table:table-cell office:value-type="string" office:string-value="West Dunbartonshire Council"/>
          <table:table-cell office:value-type="string" office:string-value="TU"/>
          <table:table-cell office:value-type="float" office:value="14941.13"/>
          <table:table-cell office:value-type="float" office:value="15000.86"/>
          <table:table-cell office:value-type="float" office:value="15202.93"/>
          <table:table-cell office:value-type="float" office:value="15261.61"/>
          <table:table-cell office:value-type="float" office:value="15094.98"/>
          <table:table-cell table:number-columns-repeated="16348"/>
        </table:table-row>
        <table:table-row>
          <table:table-cell table:number-columns-repeated="20"/>
          <table:table-cell office:value-type="float" office:value="9120"/>
          <table:table-cell office:value-type="string" office:string-value="Angus Council"/>
          <table:table-cell office:value-type="string" office:string-value="TR"/>
          <table:table-cell office:value-type="float" office:value="294446.88"/>
          <table:table-cell office:value-type="float" office:value="290685.03000000003"/>
          <table:table-cell office:value-type="float" office:value="283371.88"/>
          <table:table-cell office:value-type="float" office:value="273310.63"/>
          <table:table-cell office:value-type="float" office:value="265634.33"/>
          <table:table-cell office:value-type="float" office:value="9170"/>
          <table:table-cell office:value-type="string" office:string-value="Dumfries and Galloway Council"/>
          <table:table-cell office:value-type="string" office:string-value="TU"/>
          <table:table-cell office:value-type="float" office:value="9894.67"/>
          <table:table-cell office:value-type="float" office:value="9998.5499999999993"/>
          <table:table-cell office:value-type="float" office:value="9918.66"/>
          <table:table-cell office:value-type="float" office:value="9382.02"/>
          <table:table-cell office:value-type="float" office:value="9176.92"/>
          <table:table-cell table:number-columns-repeated="16348"/>
        </table:table-row>
        <table:table-row>
          <table:table-cell table:number-columns-repeated="20"/>
          <table:table-cell office:value-type="float" office:value="9130"/>
          <table:table-cell office:value-type="string" office:string-value="Argyll and Bute Council"/>
          <table:table-cell office:value-type="string" office:string-value="TR"/>
          <table:table-cell office:value-type="float" office:value="335226.03999999998"/>
          <table:table-cell office:value-type="float" office:value="337043.46"/>
          <table:table-cell office:value-type="float" office:value="330010.96000000002"/>
          <table:table-cell office:value-type="float" office:value="317937.02"/>
          <table:table-cell office:value-type="float" office:value="309535.57"/>
          <table:table-cell office:value-type="float" office:value="9180"/>
          <table:table-cell office:value-type="string" office:string-value="Dundee City Council"/>
          <table:table-cell office:value-type="string" office:string-value="TU"/>
          <table:table-cell office:value-type="float" office:value="161968.78"/>
          <table:table-cell office:value-type="float" office:value="162434.26999999999"/>
          <table:table-cell office:value-type="float" office:value="164376.41"/>
          <table:table-cell office:value-type="float" office:value="164931.62"/>
          <table:table-cell office:value-type="float" office:value="163043.98000000001"/>
          <table:table-cell table:number-columns-repeated="16348"/>
        </table:table-row>
        <table:table-row>
          <table:table-cell table:number-columns-repeated="20"/>
          <table:table-cell office:value-type="float" office:value="9140"/>
          <table:table-cell office:value-type="string" office:string-value="Scottish Borders Council"/>
          <table:table-cell office:value-type="string" office:string-value="TR"/>
          <table:table-cell office:value-type="float" office:value="333325.36"/>
          <table:table-cell office:value-type="float" office:value="329278.51"/>
          <table:table-cell office:value-type="float" office:value="321882.95"/>
          <table:table-cell office:value-type="float" office:value="311610.48"/>
          <table:table-cell office:value-type="float" office:value="303965.09000000003"/>
          <table:table-cell office:value-type="float" office:value="9250"/>
          <table:table-cell office:value-type="string" office:string-value="Fife Council"/>
          <table:table-cell office:value-type="string" office:string-value="TU"/>
          <table:table-cell office:value-type="float" office:value="41012.83"/>
          <table:table-cell office:value-type="float" office:value="41135.47"/>
          <table:table-cell office:value-type="float" office:value="41576.17"/>
          <table:table-cell office:value-type="float" office:value="41481.94"/>
          <table:table-cell office:value-type="float" office:value="40860.559999999998"/>
          <table:table-cell table:number-columns-repeated="16348"/>
        </table:table-row>
        <table:table-row>
          <table:table-cell table:number-columns-repeated="20"/>
          <table:table-cell office:value-type="float" office:value="9160"/>
          <table:table-cell office:value-type="string" office:string-value="West Dunbartonshire Council"/>
          <table:table-cell office:value-type="string" office:string-value="TR"/>
          <table:table-cell office:value-type="float" office:value="162186.29"/>
          <table:table-cell office:value-type="float" office:value="160153.82"/>
          <table:table-cell office:value-type="float" office:value="154279.42000000001"/>
          <table:table-cell office:value-type="float" office:value="147004.67000000001"/>
          <table:table-cell office:value-type="float" office:value="143511.23000000001"/>
          <table:table-cell office:value-type="float" office:value="9270"/>
          <table:table-cell office:value-type="string" office:string-value="Highland Council"/>
          <table:table-cell office:value-type="string" office:string-value="TU"/>
          <table:table-cell office:value-type="float" office:value="55319.68"/>
          <table:table-cell office:value-type="float" office:value="55329.78"/>
          <table:table-cell office:value-type="float" office:value="54785.39"/>
          <table:table-cell office:value-type="float" office:value="52657.53"/>
          <table:table-cell office:value-type="float" office:value="51467.71"/>
          <table:table-cell table:number-columns-repeated="16348"/>
        </table:table-row>
        <table:table-row>
          <table:table-cell table:number-columns-repeated="20"/>
          <table:table-cell office:value-type="float" office:value="9170"/>
          <table:table-cell office:value-type="string" office:string-value="Dumfries and Galloway Council"/>
          <table:table-cell office:value-type="string" office:string-value="TR"/>
          <table:table-cell office:value-type="float" office:value="789695.99"/>
          <table:table-cell office:value-type="float" office:value="782207.35"/>
          <table:table-cell office:value-type="float" office:value="762922.35"/>
          <table:table-cell office:value-type="float" office:value="735500.09"/>
          <table:table-cell office:value-type="float" office:value="714579.81"/>
          <table:table-cell office:value-type="float" office:value="9280"/>
          <table:table-cell office:value-type="string" office:string-value="Inverclyde Council"/>
          <table:table-cell office:value-type="string" office:string-value="TU"/>
          <table:table-cell office:value-type="float" office:value="15778.35"/>
          <table:table-cell office:value-type="float" office:value="15860.41"/>
          <table:table-cell office:value-type="float" office:value="16091.63"/>
          <table:table-cell office:value-type="float" office:value="16119.46"/>
          <table:table-cell office:value-type="float" office:value="15921.86"/>
          <table:table-cell table:number-columns-repeated="16348"/>
        </table:table-row>
        <table:table-row>
          <table:table-cell table:number-columns-repeated="20"/>
          <table:table-cell office:value-type="float" office:value="9180"/>
          <table:table-cell office:value-type="string" office:string-value="Dundee City Council"/>
          <table:table-cell office:value-type="string" office:string-value="TR"/>
          <table:table-cell office:value-type="float" office:value="4798.32"/>
          <table:table-cell office:value-type="float" office:value="4817.17"/>
          <table:table-cell office:value-type="float" office:value="4794.01"/>
          <table:table-cell office:value-type="float" office:value="4707.8100000000004"/>
          <table:table-cell office:value-type="float" office:value="4591.6499999999996"/>
          <table:table-cell office:value-type="float" office:value="9290"/>
          <table:table-cell office:value-type="string" office:string-value="Mid Lothian Council"/>
          <table:table-cell office:value-type="string" office:string-value="TU"/>
          <table:table-cell office:value-type="float" office:value="11811.57"/>
          <table:table-cell office:value-type="float" office:value="11873.32"/>
          <table:table-cell office:value-type="float" office:value="11954.67"/>
          <table:table-cell office:value-type="float" office:value="11850.74"/>
          <table:table-cell office:value-type="float" office:value="11605.21"/>
          <table:table-cell table:number-columns-repeated="16348"/>
        </table:table-row>
        <table:table-row>
          <table:table-cell table:number-columns-repeated="20"/>
          <table:table-cell office:value-type="float" office:value="9190"/>
          <table:table-cell office:value-type="string" office:string-value="East Ayrshire Council"/>
          <table:table-cell office:value-type="string" office:string-value="TR"/>
          <table:table-cell office:value-type="float" office:value="278280"/>
          <table:table-cell office:value-type="float" office:value="275179.48"/>
          <table:table-cell office:value-type="float" office:value="266211.49"/>
          <table:table-cell office:value-type="float" office:value="254531.16"/>
          <table:table-cell office:value-type="float" office:value="249209.56"/>
          <table:table-cell office:value-type="float" office:value="9300"/>
          <table:table-cell office:value-type="string" office:string-value="Moray Council"/>
          <table:table-cell office:value-type="string" office:string-value="TU"/>
          <table:table-cell office:value-type="float" office:value="26079.54"/>
          <table:table-cell office:value-type="float" office:value="26379.56"/>
          <table:table-cell office:value-type="float" office:value="26186.35"/>
          <table:table-cell office:value-type="float" office:value="24666.03"/>
          <table:table-cell office:value-type="float" office:value="24019.14"/>
          <table:table-cell table:number-columns-repeated="16348"/>
        </table:table-row>
        <table:table-row>
          <table:table-cell table:number-columns-repeated="20"/>
          <table:table-cell office:value-type="float" office:value="9210"/>
          <table:table-cell office:value-type="string" office:string-value="East Lothian Council"/>
          <table:table-cell office:value-type="string" office:string-value="TR"/>
          <table:table-cell office:value-type="float" office:value="295204.05"/>
          <table:table-cell office:value-type="float" office:value="291465.15000000002"/>
          <table:table-cell office:value-type="float" office:value="281111.17"/>
          <table:table-cell office:value-type="float" office:value="268413.26"/>
          <table:table-cell office:value-type="float" office:value="261981.7"/>
          <table:table-cell office:value-type="float" office:value="9310"/>
          <table:table-cell office:value-type="string" office:string-value="North Ayrshire Council"/>
          <table:table-cell office:value-type="string" office:string-value="TU"/>
          <table:table-cell office:value-type="float" office:value="58601.25"/>
          <table:table-cell office:value-type="float" office:value="58871.58"/>
          <table:table-cell office:value-type="float" office:value="59383.95"/>
          <table:table-cell office:value-type="float" office:value="58994.559999999998"/>
          <table:table-cell office:value-type="float" office:value="57935.15"/>
          <table:table-cell table:number-columns-repeated="16348"/>
        </table:table-row>
        <table:table-row>
          <table:table-cell table:number-columns-repeated="20"/>
          <table:table-cell office:value-type="float" office:value="9220"/>
          <table:table-cell office:value-type="string" office:string-value="East Renfrewshire Council"/>
          <table:table-cell office:value-type="string" office:string-value="TR"/>
          <table:table-cell office:value-type="float" office:value="47396.27"/>
          <table:table-cell office:value-type="float" office:value="46733.78"/>
          <table:table-cell office:value-type="float" office:value="44937.52"/>
          <table:table-cell office:value-type="float" office:value="42769.48"/>
          <table:table-cell office:value-type="float" office:value="41771.78"/>
          <table:table-cell office:value-type="float" office:value="9320"/>
          <table:table-cell office:value-type="string" office:string-value="North Lanarkshire Council"/>
          <table:table-cell office:value-type="string" office:string-value="TU"/>
          <table:table-cell office:value-type="float" office:value="267422.88"/>
          <table:table-cell office:value-type="float" office:value="267962.84000000003"/>
          <table:table-cell office:value-type="float" office:value="270889.59999999998"/>
          <table:table-cell office:value-type="float" office:value="271719.34999999998"/>
          <table:table-cell office:value-type="float" office:value="268576.13"/>
          <table:table-cell table:number-columns-repeated="16348"/>
        </table:table-row>
        <table:table-row>
          <table:table-cell table:number-columns-repeated="20"/>
          <table:table-cell office:value-type="float" office:value="9230"/>
          <table:table-cell office:value-type="string" office:string-value="Edinburgh City Council"/>
          <table:table-cell office:value-type="string" office:string-value="TR"/>
          <table:table-cell office:value-type="float" office:value="353038.35"/>
          <table:table-cell office:value-type="float" office:value="348105.54"/>
          <table:table-cell office:value-type="float" office:value="334682.53999999998"/>
          <table:table-cell office:value-type="float" office:value="318705.65999999997"/>
          <table:table-cell office:value-type="float" office:value="310955.65000000002"/>
          <table:table-cell office:value-type="float" office:value="9380"/>
          <table:table-cell office:value-type="string" office:string-value="South Lanarkshire Council"/>
          <table:table-cell office:value-type="string" office:string-value="TU"/>
          <table:table-cell office:value-type="float" office:value="79861.759999999995"/>
          <table:table-cell office:value-type="float" office:value="80012.850000000006"/>
          <table:table-cell office:value-type="float" office:value="81015.67"/>
          <table:table-cell office:value-type="float" office:value="81250.87"/>
          <table:table-cell office:value-type="float" office:value="80367.710000000006"/>
          <table:table-cell table:number-columns-repeated="16348"/>
        </table:table-row>
        <table:table-row>
          <table:table-cell table:number-columns-repeated="20"/>
          <table:table-cell office:value-type="float" office:value="9240"/>
          <table:table-cell office:value-type="string" office:string-value="Falkirk Council"/>
          <table:table-cell office:value-type="string" office:string-value="TR"/>
          <table:table-cell office:value-type="float" office:value="50758.71"/>
          <table:table-cell office:value-type="float" office:value="49817.84"/>
          <table:table-cell office:value-type="float" office:value="47837.57"/>
          <table:table-cell office:value-type="float" office:value="45546.84"/>
          <table:table-cell office:value-type="float" office:value="44355.42"/>
          <table:table-cell table:number-columns-repeated="16356"/>
        </table:table-row>
        <table:table-row>
          <table:table-cell table:number-columns-repeated="20"/>
          <table:table-cell office:value-type="float" office:value="9250"/>
          <table:table-cell office:value-type="string" office:string-value="Fife Council"/>
          <table:table-cell office:value-type="string" office:string-value="TR"/>
          <table:table-cell office:value-type="float" office:value="462383.8"/>
          <table:table-cell office:value-type="float" office:value="458049.66"/>
          <table:table-cell office:value-type="float" office:value="443951.66"/>
          <table:table-cell office:value-type="float" office:value="425130.96"/>
          <table:table-cell office:value-type="float" office:value="416792.23"/>
          <table:table-cell table:number-columns-repeated="16356"/>
        </table:table-row>
        <table:table-row>
          <table:table-cell table:number-columns-repeated="20"/>
          <table:table-cell office:value-type="float" office:value="9270"/>
          <table:table-cell office:value-type="string" office:string-value="Highland Council"/>
          <table:table-cell office:value-type="string" office:string-value="TR"/>
          <table:table-cell office:value-type="float" office:value="1292031.78"/>
          <table:table-cell office:value-type="float" office:value="1289761.1100000001"/>
          <table:table-cell office:value-type="float" office:value="1260017.92"/>
          <table:table-cell office:value-type="float" office:value="1214985.3"/>
          <table:table-cell office:value-type="float" office:value="1181690.8700000001"/>
          <table:table-cell table:number-columns-repeated="16356"/>
        </table:table-row>
        <table:table-row>
          <table:table-cell table:number-columns-repeated="20"/>
          <table:table-cell office:value-type="float" office:value="9280"/>
          <table:table-cell office:value-type="string" office:string-value="Inverclyde Council"/>
          <table:table-cell office:value-type="string" office:string-value="TR"/>
          <table:table-cell office:value-type="float" office:value="51265.29"/>
          <table:table-cell office:value-type="float" office:value="51068.959999999999"/>
          <table:table-cell office:value-type="float" office:value="49899.64"/>
          <table:table-cell office:value-type="float" office:value="47975.85"/>
          <table:table-cell office:value-type="float" office:value="47202.98"/>
          <table:table-cell table:number-columns-repeated="16356"/>
        </table:table-row>
        <table:table-row>
          <table:table-cell table:number-columns-repeated="20"/>
          <table:table-cell office:value-type="float" office:value="9290"/>
          <table:table-cell office:value-type="string" office:string-value="Mid Lothian Council"/>
          <table:table-cell office:value-type="string" office:string-value="TR"/>
          <table:table-cell office:value-type="float" office:value="123687.24"/>
          <table:table-cell office:value-type="float" office:value="122994.55"/>
          <table:table-cell office:value-type="float" office:value="119947.02"/>
          <table:table-cell office:value-type="float" office:value="115277.39"/>
          <table:table-cell office:value-type="float" office:value="113349.3"/>
          <table:table-cell table:number-columns-repeated="16356"/>
        </table:table-row>
        <table:table-row>
          <table:table-cell table:number-columns-repeated="20"/>
          <table:table-cell office:value-type="float" office:value="9300"/>
          <table:table-cell office:value-type="string" office:string-value="Moray Council"/>
          <table:table-cell office:value-type="string" office:string-value="TR"/>
          <table:table-cell office:value-type="float" office:value="220950.57"/>
          <table:table-cell office:value-type="float" office:value="218208.08"/>
          <table:table-cell office:value-type="float" office:value="212393.66"/>
          <table:table-cell office:value-type="float" office:value="205140.16"/>
          <table:table-cell office:value-type="float" office:value="199295.76"/>
          <table:table-cell table:number-columns-repeated="16356"/>
        </table:table-row>
        <table:table-row>
          <table:table-cell table:number-columns-repeated="20"/>
          <table:table-cell office:value-type="float" office:value="9310"/>
          <table:table-cell office:value-type="string" office:string-value="North Ayrshire Council"/>
          <table:table-cell office:value-type="string" office:string-value="TR"/>
          <table:table-cell office:value-type="float" office:value="235419.84"/>
          <table:table-cell office:value-type="float" office:value="233824.44"/>
          <table:table-cell office:value-type="float" office:value="227611.37"/>
          <table:table-cell office:value-type="float" office:value="218277.71"/>
          <table:table-cell office:value-type="float" office:value="214642.19"/>
          <table:table-cell table:number-columns-repeated="16356"/>
        </table:table-row>
        <table:table-row>
          <table:table-cell table:number-columns-repeated="20"/>
          <table:table-cell office:value-type="float" office:value="9320"/>
          <table:table-cell office:value-type="string" office:string-value="North Lanarkshire Council"/>
          <table:table-cell office:value-type="string" office:string-value="TR"/>
          <table:table-cell office:value-type="float" office:value="341095.12"/>
          <table:table-cell office:value-type="float" office:value="335637.86"/>
          <table:table-cell office:value-type="float" office:value="322529.61"/>
          <table:table-cell office:value-type="float" office:value="307310.23"/>
          <table:table-cell office:value-type="float" office:value="299570.5"/>
          <table:table-cell table:number-columns-repeated="16356"/>
        </table:table-row>
        <table:table-row>
          <table:table-cell table:number-columns-repeated="20"/>
          <table:table-cell office:value-type="float" office:value="9340"/>
          <table:table-cell office:value-type="string" office:string-value="Perth and Kinross Council"/>
          <table:table-cell office:value-type="string" office:string-value="TR"/>
          <table:table-cell office:value-type="float" office:value="863316.11"/>
          <table:table-cell office:value-type="float" office:value="852451.73"/>
          <table:table-cell office:value-type="float" office:value="830755.99"/>
          <table:table-cell office:value-type="float" office:value="801535.58"/>
          <table:table-cell office:value-type="float" office:value="778779.6"/>
          <table:table-cell table:number-columns-repeated="16356"/>
        </table:table-row>
        <table:table-row>
          <table:table-cell table:number-columns-repeated="20"/>
          <table:table-cell office:value-type="float" office:value="9350"/>
          <table:table-cell office:value-type="string" office:string-value="Renfrewshire Council"/>
          <table:table-cell office:value-type="string" office:string-value="TR"/>
          <table:table-cell office:value-type="float" office:value="191861.94"/>
          <table:table-cell office:value-type="float" office:value="189159.18"/>
          <table:table-cell office:value-type="float" office:value="182027.05"/>
          <table:table-cell office:value-type="float" office:value="173904.83"/>
          <table:table-cell office:value-type="float" office:value="169896.38"/>
          <table:table-cell table:number-columns-repeated="16356"/>
        </table:table-row>
        <table:table-row>
          <table:table-cell table:number-columns-repeated="20"/>
          <table:table-cell office:value-type="float" office:value="9370"/>
          <table:table-cell office:value-type="string" office:string-value="South Ayrshire Council"/>
          <table:table-cell office:value-type="string" office:string-value="TR"/>
          <table:table-cell office:value-type="float" office:value="334879.96999999997"/>
          <table:table-cell office:value-type="float" office:value="331636.55"/>
          <table:table-cell office:value-type="float" office:value="323579.87"/>
          <table:table-cell office:value-type="float" office:value="312553.92"/>
          <table:table-cell office:value-type="float" office:value="304463.90999999997"/>
          <table:table-cell table:number-columns-repeated="16356"/>
        </table:table-row>
        <table:table-row>
          <table:table-cell table:number-columns-repeated="20"/>
          <table:table-cell office:value-type="float" office:value="9380"/>
          <table:table-cell office:value-type="string" office:string-value="South Lanarkshire Council"/>
          <table:table-cell office:value-type="string" office:string-value="TR"/>
          <table:table-cell office:value-type="float" office:value="97036.52"/>
          <table:table-cell office:value-type="float" office:value="96305.49"/>
          <table:table-cell office:value-type="float" office:value="93541.25"/>
          <table:table-cell office:value-type="float" office:value="89646.75"/>
          <table:table-cell office:value-type="float" office:value="87980.73"/>
          <table:table-cell table:number-columns-repeated="16356"/>
        </table:table-row>
        <table:table-row>
          <table:table-cell table:number-columns-repeated="20"/>
          <table:table-cell office:value-type="float" office:value="9390"/>
          <table:table-cell office:value-type="string" office:string-value="Stirling Council"/>
          <table:table-cell office:value-type="string" office:string-value="TR"/>
          <table:table-cell office:value-type="float" office:value="194288.13"/>
          <table:table-cell office:value-type="float" office:value="193114.52"/>
          <table:table-cell office:value-type="float" office:value="188318.46"/>
          <table:table-cell office:value-type="float" office:value="181013.93"/>
          <table:table-cell office:value-type="float" office:value="177746.21"/>
          <table:table-cell table:number-columns-repeated="16356"/>
        </table:table-row>
        <table:table-row table:number-rows-repeated="1048430">
          <table:table-cell table:number-columns-repeated="16356"/>
        </table:table-row>
      </table:table>
      <table:table table:name="'file://virago.internal.dtlr.gov.uk/data/IRHS/EXCEL/RORO/bulletins/2003/SA%20Changes/SA%20Changes%20to%20bulletin%20-%20draft.xls'#CommentarySA" table:style-name="ta2">
        <table:table-source xlink:href="file://virago.internal.dtlr.gov.uk/data/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a" table:style-name="ta2">
        <table:table-source xlink:href="file://virago.internal.dtlr.gov.uk/data/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b" table:style-name="ta2">
        <table:table-source xlink:href="file://virago.internal.dtlr.gov.uk/data/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2" table:style-name="ta2">
        <table:table-source xlink:href="file://virago.internal.dtlr.gov.uk/data/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 table:style-name="ta2">
        <table:table-source xlink:href="file://virago.internal.dtlr.gov.uk/data/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a" table:style-name="ta2">
        <table:table-source xlink:href="file://virago.internal.dtlr.gov.uk/data/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b" table:style-name="ta2">
        <table:table-source xlink:href="file://virago.internal.dtlr.gov.uk/data/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L" table:style-name="ta2">
        <table:table-source xlink:href="file://virago.internal.dtlr.gov.uk/data/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 table:style-name="ta2">
        <table:table-source xlink:href="file://virago.internal.dtlr.gov.uk/data/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b" table:style-name="ta2">
        <table:table-source xlink:href="file://virago.internal.dtlr.gov.uk/data/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5" table:style-name="ta2">
        <table:table-source xlink:href="file://virago.internal.dtlr.gov.uk/data/IRHS/EXCEL/RORO/bulletins/2003/SA%20Changes/SA%20Changes%20to%20bulletin%20-%20draft.xls" table:table-name="TABLE5"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2004TAB1" table:style-name="ta2">
        <table:table-source xlink:href="file://FS4/TS_GroupsI$/COMC/13_Blue%20Badge/01_Data/2010-11/03%20Data%20returns%20and%20validation/BlueBadge/2004/2004dataByArea.xls" table:table-name="2004TAB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2004TAB2" table:style-name="ta2">
        <table:table-source xlink:href="file://FS4/TS_GroupsI$/COMC/13_Blue%20Badge/01_Data/2010-11/03%20Data%20returns%20and%20validation/BlueBadge/2004/2004dataByArea.xls" table:table-name="2004TAB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2" table:style-name="ta2">
        <table:table-source xlink:href="file://FS4/TS_GroupsI$/COMC/13_Blue%20Badge/01_Data/2010-11/03%20Data%20returns%20and%20validation/BlueBadge/2004/2004dataByArea.xls" table:table-name="do_not_use_1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2" table:style-name="ta2">
        <table:table-source xlink:href="file://FS4/TS_GroupsI$/COMC/13_Blue%20Badge/01_Data/2010-11/03%20Data%20returns%20and%20validation/BlueBadge/2004/2004dataByArea.xls" table:table-name="do_not_use_2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 table:style-name="ta2">
        <table:table-source xlink:href="file://FS4/TS_GroupsI$/COMC/13_Blue%20Badge/01_Data/2010-11/03%20Data%20returns%20and%20validation/BlueBadge/2004/2004dataByArea.xls" table:table-name="do_not_use_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 table:style-name="ta2">
        <table:table-source xlink:href="file://FS4/TS_GroupsI$/COMC/13_Blue%20Badge/01_Data/2010-11/03%20Data%20returns%20and%20validation/BlueBadge/2004/2004dataByArea.xls" table:table-name="do_not_use_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 table:style-name="ta2">
        <table:table-source xlink:href="file://FS4/TS_GroupsI$/COMC/13_Blue%20Badge/01_Data/2010-11/03%20Data%20returns%20and%20validation/BlueBadge/2004/2004dataByArea.xls" table:table-name="do_not_use_1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 table:style-name="ta2">
        <table:table-source xlink:href="file://FS4/TS_GroupsI$/COMC/13_Blue%20Badge/01_Data/2010-11/03%20Data%20returns%20and%20validation/BlueBadge/2004/2004dataByArea.xls" table:table-name="do_not_use_2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3" table:style-name="ta2">
        <table:table-source xlink:href="file://FS4/TS_GroupsI$/COMC/13_Blue%20Badge/01_Data/2010-11/03%20Data%20returns%20and%20validation/BlueBadge/2004/2004dataByArea.xls" table:table-name="do_not_use_13"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3" table:style-name="ta2">
        <table:table-source xlink:href="file://FS4/TS_GroupsI$/COMC/13_Blue%20Badge/01_Data/2010-11/03%20Data%20returns%20and%20validation/BlueBadge/2004/2004dataByArea.xls" table:table-name="do_not_use_23" table:mode="copy-results-only"/>
        <table:table-column/>
        <table:table-row table:number-rows-repeated="1048576">
          <table:table-cell table:number-columns-repeated="16384"/>
        </table:table-row>
      </table:table>
      <table:table table:name="'file://tslan10/COMQ/TSGB00/8-01-98.XLS'#1995" table:style-name="ta2">
        <table:table-source xlink:href="file://tslan10/COMQ/TSGB00/8-01-98.XLS" table:table-name="1995" table:mode="copy-results-only"/>
        <table:table-column/>
        <table:table-row table:number-rows-repeated="1048576">
          <table:table-cell table:number-columns-repeated="16384"/>
        </table:table-row>
      </table:table>
      <table:table table:name="'file://tslan10/COMQ/TSGB00/8-01-98.XLS'#Button" table:style-name="ta2">
        <table:table-source xlink:href="file://tslan10/COMQ/TSGB00/8-01-98.XLS" table:table-name="Button" table:mode="copy-results-only"/>
        <table:table-column/>
        <table:table-row table:number-rows-repeated="1048576">
          <table:table-cell table:number-columns-repeated="16384"/>
        </table:table-row>
      </table:table>
      <table:table table:name="'file://tslan10/COMQ/TSGB00/8-01-98.XLS'#1997" table:style-name="ta2">
        <table:table-source xlink:href="file://tslan10/COMQ/TSGB00/8-01-98.XLS" table:table-name="1997" table:mode="copy-results-only"/>
        <table:table-column/>
        <table:table-row table:number-rows-repeated="9">
          <table:table-cell table:number-columns-repeated="16384"/>
        </table:table-row>
        <table:table-row>
          <table:table-cell table:number-columns-repeated="12"/>
          <table:table-cell office:value-type="string" office:string-value="At purchasing power parity"/>
          <table:table-cell table:number-columns-repeated="16371"/>
        </table:table-row>
        <table:table-row table:number-rows-repeated="8">
          <table:table-cell table:number-columns-repeated="16384"/>
        </table:table-row>
        <table:table-row>
          <table:table-cell table:number-columns-repeated="12"/>
          <table:table-cell office:value-type="string" office:string-value=".."/>
          <table:table-cell table:number-columns-repeated="16371"/>
        </table:table-row>
        <table:table-row table:number-rows-repeated="1048557">
          <table:table-cell table:number-columns-repeated="16371"/>
        </table:table-row>
      </table:table>
      <table:table table:name="'file://tslan10/COMQ/TSGB00/8-01-98.XLS'#1998" table:style-name="ta2">
        <table:table-source xlink:href="file://tslan10/COMQ/TSGB00/8-01-98.XLS" table:table-name="1998" table:mode="copy-results-only"/>
        <table:table-column/>
        <table:table-row table:number-rows-repeated="1048576">
          <table:table-cell table:number-columns-repeated="16384"/>
        </table:table-row>
      </table:table>
      <table:table table:name="'file://tslan10/COMQ/TSGB00/8-01-98.XLS'#1999" table:style-name="ta2">
        <table:table-source xlink:href="file://tslan10/COMQ/TSGB00/8-01-98.XLS" table:table-name="1999" table:mode="copy-results-only"/>
        <table:table-column/>
        <table:table-row table:number-rows-repeated="1048576">
          <table:table-cell table:number-columns-repeated="16384"/>
        </table:table-row>
      </table:table>
      <table:table table:name="'file://tslan10/COMQ/TSGB00/8-01-98.XLS'#2000" table:style-name="ta2">
        <table:table-source xlink:href="file://tslan10/COMQ/TSGB00/8-01-98.XLS" table:table-name="2000" table:mode="copy-results-only"/>
        <table:table-column/>
        <table:table-row table:number-rows-repeated="1048576">
          <table:table-cell table:number-columns-repeated="16384"/>
        </table:table-row>
      </table:table>
      <table:table table:name="'file://tslan10/COMQ/TSGB00/8-01-98.XLS'#2001" table:style-name="ta2">
        <table:table-source xlink:href="file://tslan10/COMQ/TSGB00/8-01-98.XLS" table:table-name="2001" table:mode="copy-results-only"/>
        <table:table-column/>
        <table:table-row table:number-rows-repeated="1048576">
          <table:table-cell table:number-columns-repeated="16384"/>
        </table:table-row>
      </table:table>
      <table:table table:name="'file://tslan10/COMQ/TSGB00/8-01-98.XLS'#2002" table:style-name="ta2">
        <table:table-source xlink:href="file://tslan10/COMQ/TSGB00/8-01-98.XLS" table:table-name="2002" table:mode="copy-results-only"/>
        <table:table-column/>
        <table:table-row table:number-rows-repeated="1048576">
          <table:table-cell table:number-columns-repeated="16384"/>
        </table:table-row>
      </table:table>
      <table:table table:name="'file://tslan10/COMQ/TSGB00/8-01-98.XLS'#2003" table:style-name="ta2">
        <table:table-source xlink:href="file://tslan10/COMQ/TSGB00/8-01-98.XLS" table:table-name="2003" table:mode="copy-results-only"/>
        <table:table-column/>
        <table:table-row table:number-rows-repeated="1048576">
          <table:table-cell table:number-columns-repeated="16384"/>
        </table:table-row>
      </table:table>
      <table:table table:name="'file://tslan10/COMQ/TSGB00/8-01-98.XLS'#2004" table:style-name="ta2">
        <table:table-source xlink:href="file://tslan10/COMQ/TSGB00/8-01-98.XLS" table:table-name="2004" table:mode="copy-results-only"/>
        <table:table-column/>
        <table:table-row table:number-rows-repeated="1048576">
          <table:table-cell table:number-columns-repeated="16384"/>
        </table:table-row>
      </table:table>
      <table:table table:name="'file://tslan10/COMQ/TSGB00/8-01-98.XLS'#2005" table:style-name="ta2">
        <table:table-source xlink:href="file://tslan10/COMQ/TSGB00/8-01-98.XLS" table:table-name="2005" table:mode="copy-results-only"/>
        <table:table-column/>
        <table:table-row table:number-rows-repeated="1048576">
          <table:table-cell table:number-columns-repeated="16384"/>
        </table:table-row>
      </table:table>
      <table:table table:name="'file://tslan10/COMQ/TSGB00/8-01-98.XLS'#2006" table:style-name="ta2">
        <table:table-source xlink:href="file://tslan10/COMQ/TSGB00/8-01-98.XLS" table:table-name="2006" table:mode="copy-results-only"/>
        <table:table-column/>
        <table:table-row table:number-rows-repeated="1048576">
          <table:table-cell table:number-columns-repeated="16384"/>
        </table:table-row>
      </table:table>
      <table:table table:name="'file://tslan10/COMQ/TSGB00/8-01-98.XLS'#2007" table:style-name="ta2">
        <table:table-source xlink:href="file://tslan10/COMQ/TSGB00/8-01-98.XLS" table:table-name="2007" table:mode="copy-results-only"/>
        <table:table-column/>
        <table:table-row table:number-rows-repeated="1048576">
          <table:table-cell table:number-columns-repeated="16384"/>
        </table:table-row>
      </table:table>
      <table:table table:name="'file://tslan10/COMQ/TSGB00/8-01-98.XLS'#2008" table:style-name="ta2">
        <table:table-source xlink:href="file://tslan10/COMQ/TSGB00/8-01-98.XLS" table:table-name="2008" table:mode="copy-results-only"/>
        <table:table-column/>
        <table:table-row table:number-rows-repeated="1048576">
          <table:table-cell table:number-columns-repeated="16384"/>
        </table:table-row>
      </table:table>
      <table:table table:name="'file://tslan10/COMQ/TSGB00/8-01-98.XLS'#2009" table:style-name="ta2">
        <table:table-source xlink:href="file://tslan10/COMQ/TSGB00/8-01-98.XLS" table:table-name="2009" table:mode="copy-results-only"/>
        <table:table-column/>
        <table:table-row table:number-rows-repeated="1048576">
          <table:table-cell table:number-columns-repeated="16384"/>
        </table:table-row>
      </table:table>
      <table:table table:name="'file://tslan10/COMQ/TSGB00/8-01-98.XLS'#2010" table:style-name="ta2">
        <table:table-source xlink:href="file://tslan10/COMQ/TSGB00/8-01-98.XLS" table:table-name="2010" table:mode="copy-results-only"/>
        <table:table-column/>
        <table:table-row table:number-rows-repeated="1048576">
          <table:table-cell table:number-columns-repeated="16384"/>
        </table:table-row>
      </table:table>
      <table:table table:name="'file://tslan10/COMQ/TSGB00/8-01-98.XLS'#TIS-INDEX" table:style-name="ta2">
        <table:table-source xlink:href="file://tslan10/COMQ/TSGB00/8-01-98.XLS" table:table-name="TIS-INDEX" table:mode="copy-results-only"/>
        <table:table-column/>
        <table:table-row table:number-rows-repeated="1048576">
          <table:table-cell table:number-columns-repeated="16384"/>
        </table:table-row>
      </table:table>
      <table:table table:name="'file://tslan10/COMQ/TSGB00/8-01-98.XLS'#Admin" table:style-name="ta2">
        <table:table-source xlink:href="file://tslan10/COMQ/TSGB00/8-01-98.XLS" table:table-name="Admin" table:mode="copy-results-only"/>
        <table:table-column/>
        <table:table-row table:number-rows-repeated="1048576">
          <table:table-cell table:number-columns-repeated="16384"/>
        </table:table-row>
      </table:table>
      <table:table table:name="'file://tslan10/COMQ/TSGB00/8-01-98.XLS'#Replacer" table:style-name="ta2">
        <table:table-source xlink:href="file://tslan10/COMQ/TSGB00/8-01-98.XLS" table:table-name="Replacer" table:mode="copy-results-only"/>
        <table:table-column/>
        <table:table-row table:number-rows-repeated="1048576">
          <table:table-cell table:number-columns-repeated="16384"/>
        </table:table-row>
      </table:table>
      <table:table table:name="'file://tslan10/COMQ/TSGB00/8-01-98.XLS'#8-01-98" table:style-name="ta2">
        <table:table-source xlink:href="file://tslan10/COMQ/TSGB00/8-01-98.XLS" table:table-name="8-01-98" table:mode="copy-results-only"/>
        <table:table-column/>
        <table:table-row table:number-rows-repeated="1048576">
          <table:table-cell table:number-columns-repeated="16384"/>
        </table:table-row>
      </table:table>
      <table:table table:name="'file://virago.internal.dtlr.gov.uk/data/TSGB1998/SECTION1/1-13-98.XLS'#TIS-INDEX" table:style-name="ta2">
        <table:table-source xlink:href="file://virago.internal.dtlr.gov.uk/data/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http://www.dft.gov.uk/TSGB00/8-01-98.XLS'#1995" table:style-name="ta2">
        <table:table-source xlink:href="http://www.dft.gov.uk/TSGB00/8-01-98.XLS" table:table-name="1995" table:mode="copy-results-only"/>
        <table:table-column/>
        <table:table-row table:number-rows-repeated="1048576">
          <table:table-cell table:number-columns-repeated="16384"/>
        </table:table-row>
      </table:table>
      <table:table table:name="'http://www.dft.gov.uk/TSGB00/8-01-98.XLS'#Button" table:style-name="ta2">
        <table:table-source xlink:href="http://www.dft.gov.uk/TSGB00/8-01-98.XLS" table:table-name="Button" table:mode="copy-results-only"/>
        <table:table-column/>
        <table:table-row table:number-rows-repeated="1048576">
          <table:table-cell table:number-columns-repeated="16384"/>
        </table:table-row>
      </table:table>
      <table:table table:name="'http://www.dft.gov.uk/TSGB00/8-01-98.XLS'#1997" table:style-name="ta2">
        <table:table-source xlink:href="http://www.dft.gov.uk/TSGB00/8-01-98.XLS" table:table-name="1997" table:mode="copy-results-only"/>
        <table:table-column/>
        <table:table-row table:number-rows-repeated="9">
          <table:table-cell table:number-columns-repeated="16384"/>
        </table:table-row>
        <table:table-row>
          <table:table-cell table:number-columns-repeated="12"/>
          <table:table-cell office:value-type="string" office:string-value="At purchasing power parity"/>
          <table:table-cell table:number-columns-repeated="16371"/>
        </table:table-row>
        <table:table-row table:number-rows-repeated="8">
          <table:table-cell table:number-columns-repeated="16384"/>
        </table:table-row>
        <table:table-row>
          <table:table-cell table:number-columns-repeated="12"/>
          <table:table-cell office:value-type="string" office:string-value=".."/>
          <table:table-cell table:number-columns-repeated="16371"/>
        </table:table-row>
        <table:table-row table:number-rows-repeated="1048557">
          <table:table-cell table:number-columns-repeated="16371"/>
        </table:table-row>
      </table:table>
      <table:table table:name="'http://www.dft.gov.uk/TSGB00/8-01-98.XLS'#1998" table:style-name="ta2">
        <table:table-source xlink:href="http://www.dft.gov.uk/TSGB00/8-01-98.XLS" table:table-name="1998" table:mode="copy-results-only"/>
        <table:table-column/>
        <table:table-row table:number-rows-repeated="1048576">
          <table:table-cell table:number-columns-repeated="16384"/>
        </table:table-row>
      </table:table>
      <table:table table:name="'http://www.dft.gov.uk/TSGB00/8-01-98.XLS'#1999" table:style-name="ta2">
        <table:table-source xlink:href="http://www.dft.gov.uk/TSGB00/8-01-98.XLS" table:table-name="1999" table:mode="copy-results-only"/>
        <table:table-column/>
        <table:table-row table:number-rows-repeated="1048576">
          <table:table-cell table:number-columns-repeated="16384"/>
        </table:table-row>
      </table:table>
      <table:table table:name="'http://www.dft.gov.uk/TSGB00/8-01-98.XLS'#2000" table:style-name="ta2">
        <table:table-source xlink:href="http://www.dft.gov.uk/TSGB00/8-01-98.XLS" table:table-name="2000" table:mode="copy-results-only"/>
        <table:table-column/>
        <table:table-row table:number-rows-repeated="1048576">
          <table:table-cell table:number-columns-repeated="16384"/>
        </table:table-row>
      </table:table>
      <table:table table:name="'http://www.dft.gov.uk/TSGB00/8-01-98.XLS'#2001" table:style-name="ta2">
        <table:table-source xlink:href="http://www.dft.gov.uk/TSGB00/8-01-98.XLS" table:table-name="2001" table:mode="copy-results-only"/>
        <table:table-column/>
        <table:table-row table:number-rows-repeated="1048576">
          <table:table-cell table:number-columns-repeated="16384"/>
        </table:table-row>
      </table:table>
      <table:table table:name="'http://www.dft.gov.uk/TSGB00/8-01-98.XLS'#2002" table:style-name="ta2">
        <table:table-source xlink:href="http://www.dft.gov.uk/TSGB00/8-01-98.XLS" table:table-name="2002" table:mode="copy-results-only"/>
        <table:table-column/>
        <table:table-row table:number-rows-repeated="1048576">
          <table:table-cell table:number-columns-repeated="16384"/>
        </table:table-row>
      </table:table>
      <table:table table:name="'http://www.dft.gov.uk/TSGB00/8-01-98.XLS'#2003" table:style-name="ta2">
        <table:table-source xlink:href="http://www.dft.gov.uk/TSGB00/8-01-98.XLS" table:table-name="2003" table:mode="copy-results-only"/>
        <table:table-column/>
        <table:table-row table:number-rows-repeated="1048576">
          <table:table-cell table:number-columns-repeated="16384"/>
        </table:table-row>
      </table:table>
      <table:table table:name="'http://www.dft.gov.uk/TSGB00/8-01-98.XLS'#2004" table:style-name="ta2">
        <table:table-source xlink:href="http://www.dft.gov.uk/TSGB00/8-01-98.XLS" table:table-name="2004" table:mode="copy-results-only"/>
        <table:table-column/>
        <table:table-row table:number-rows-repeated="1048576">
          <table:table-cell table:number-columns-repeated="16384"/>
        </table:table-row>
      </table:table>
      <table:table table:name="'http://www.dft.gov.uk/TSGB00/8-01-98.XLS'#2005" table:style-name="ta2">
        <table:table-source xlink:href="http://www.dft.gov.uk/TSGB00/8-01-98.XLS" table:table-name="2005" table:mode="copy-results-only"/>
        <table:table-column/>
        <table:table-row table:number-rows-repeated="1048576">
          <table:table-cell table:number-columns-repeated="16384"/>
        </table:table-row>
      </table:table>
      <table:table table:name="'http://www.dft.gov.uk/TSGB00/8-01-98.XLS'#2006" table:style-name="ta2">
        <table:table-source xlink:href="http://www.dft.gov.uk/TSGB00/8-01-98.XLS" table:table-name="2006" table:mode="copy-results-only"/>
        <table:table-column/>
        <table:table-row table:number-rows-repeated="1048576">
          <table:table-cell table:number-columns-repeated="16384"/>
        </table:table-row>
      </table:table>
      <table:table table:name="'http://www.dft.gov.uk/TSGB00/8-01-98.XLS'#2007" table:style-name="ta2">
        <table:table-source xlink:href="http://www.dft.gov.uk/TSGB00/8-01-98.XLS" table:table-name="2007" table:mode="copy-results-only"/>
        <table:table-column/>
        <table:table-row table:number-rows-repeated="1048576">
          <table:table-cell table:number-columns-repeated="16384"/>
        </table:table-row>
      </table:table>
      <table:table table:name="'http://www.dft.gov.uk/TSGB00/8-01-98.XLS'#2008" table:style-name="ta2">
        <table:table-source xlink:href="http://www.dft.gov.uk/TSGB00/8-01-98.XLS" table:table-name="2008" table:mode="copy-results-only"/>
        <table:table-column/>
        <table:table-row table:number-rows-repeated="1048576">
          <table:table-cell table:number-columns-repeated="16384"/>
        </table:table-row>
      </table:table>
      <table:table table:name="'http://www.dft.gov.uk/TSGB00/8-01-98.XLS'#2009" table:style-name="ta2">
        <table:table-source xlink:href="http://www.dft.gov.uk/TSGB00/8-01-98.XLS" table:table-name="2009" table:mode="copy-results-only"/>
        <table:table-column/>
        <table:table-row table:number-rows-repeated="1048576">
          <table:table-cell table:number-columns-repeated="16384"/>
        </table:table-row>
      </table:table>
      <table:table table:name="'http://www.dft.gov.uk/TSGB00/8-01-98.XLS'#2010" table:style-name="ta2">
        <table:table-source xlink:href="http://www.dft.gov.uk/TSGB00/8-01-98.XLS" table:table-name="2010" table:mode="copy-results-only"/>
        <table:table-column/>
        <table:table-row table:number-rows-repeated="1048576">
          <table:table-cell table:number-columns-repeated="16384"/>
        </table:table-row>
      </table:table>
      <table:table table:name="'http://www.dft.gov.uk/TSGB00/8-01-98.XLS'#TIS-INDEX" table:style-name="ta2">
        <table:table-source xlink:href="http://www.dft.gov.uk/TSGB00/8-01-98.XLS" table:table-name="TIS-INDEX" table:mode="copy-results-only"/>
        <table:table-column/>
        <table:table-row table:number-rows-repeated="1048576">
          <table:table-cell table:number-columns-repeated="16384"/>
        </table:table-row>
      </table:table>
      <table:table table:name="'http://www.dft.gov.uk/TSGB00/8-01-98.XLS'#Admin" table:style-name="ta2">
        <table:table-source xlink:href="http://www.dft.gov.uk/TSGB00/8-01-98.XLS" table:table-name="Admin" table:mode="copy-results-only"/>
        <table:table-column/>
        <table:table-row table:number-rows-repeated="1048576">
          <table:table-cell table:number-columns-repeated="16384"/>
        </table:table-row>
      </table:table>
      <table:table table:name="'http://www.dft.gov.uk/TSGB00/8-01-98.XLS'#Replacer" table:style-name="ta2">
        <table:table-source xlink:href="http://www.dft.gov.uk/TSGB00/8-01-98.XLS" table:table-name="Replacer" table:mode="copy-results-only"/>
        <table:table-column/>
        <table:table-row table:number-rows-repeated="1048576">
          <table:table-cell table:number-columns-repeated="16384"/>
        </table:table-row>
      </table:table>
      <table:table table:name="'http://www.dft.gov.uk/TSGB00/8-01-98.XLS'#8-01-98" table:style-name="ta2">
        <table:table-source xlink:href="http://www.dft.gov.uk/TSGB00/8-01-98.XLS" table:table-name="8-01-98" table:mode="copy-results-only"/>
        <table:table-column/>
        <table:table-row table:number-rows-repeated="1048576">
          <table:table-cell table:number-columns-repeated="16384"/>
        </table:table-row>
      </table:table>
      <table:named-expressions>
        <table:named-range table:name="\0" table:cell-range-address="'file://virago.internal.dtlr.gov.uk/data/2005Publications/RoRo%20Q2_2005/Bulletin205draft.xls'#TABLE1a.$U$1:TABLE1a.$U$7" table:base-cell-address="bus0821.$A$1"/>
        <table:named-expression table:name="\a" table:expression="of:=[.#REF!]" table:base-cell-address="bus0821.$A$1"/>
        <table:named-expression table:name="\b" table:expression="of:=#N/A" table:base-cell-address="bus0821.$A$1"/>
        <table:named-expression table:name="\d" table:expression="of:=['file://FS4/TS_GroupsI$/COMC/13_Blue%20Badge/01_Data/2010-11/03%20Data%20returns%20and%20validation/BlueBadge/2004/2004dataByArea.xls'#do_not_use_23.#REF!]" table:base-cell-address="bus0821.$A$1"/>
        <table:named-expression table:name="\e" table:expression="of:=['file://FS4/TS_GroupsI$/COMC/13_Blue%20Badge/01_Data/2010-11/03%20Data%20returns%20and%20validation/BlueBadge/2004/2004dataByArea.xls'#do_not_use_23.#REF!]" table:base-cell-address="bus0821.$A$1"/>
        <table:named-expression table:name="\i" table:expression="of:=['file://FS4/TS_GroupsI$/COMC/13_Blue%20Badge/01_Data/2010-11/03%20Data%20returns%20and%20validation/BlueBadge/2004/2004dataByArea.xls'#do_not_use_23.#REF!]" table:base-cell-address="bus0821.$A$1"/>
        <table:named-expression table:name="\l" table:expression="of:=['file://FS4/TS_GroupsI$/COMC/13_Blue%20Badge/01_Data/2010-11/03%20Data%20returns%20and%20validation/BlueBadge/2004/2004dataByArea.xls'#do_not_use_23.#REF!]" table:base-cell-address="bus0821.$A$1"/>
        <table:named-expression table:name="\m" table:expression="of:=['file://FS4/TS_GroupsI$/COMC/13_Blue%20Badge/01_Data/2010-11/03%20Data%20returns%20and%20validation/BlueBadge/2004/2004dataByArea.xls'#do_not_use_23.#REF!]" table:base-cell-address="bus0821.$A$1"/>
        <table:named-expression table:name="\p" table:expression="of:=[.#REF!]" table:base-cell-address="bus0821.$A$1"/>
        <table:named-expression table:name="\s" table:expression="of:=[.#REF!]" table:base-cell-address="bus0821.$A$1"/>
        <table:named-range table:name="\t" table:cell-range-address="'file://virago.internal.dtlr.gov.uk/data/2005Publications/RoRo%20Q2_2005/Bulletin205draft.xls'#TABLE1a.$U$3" table:base-cell-address="bus0821.$A$1"/>
        <table:named-expression table:name="\z" table:expression="of:=[.#REF!]" table:base-cell-address="bus0821.$A$1"/>
        <table:named-expression table:name="__PRv2" table:expression="of:=[.#REF!]" table:base-cell-address="bus0821.$A$1"/>
        <table:named-expression table:name="__PUv2" table:expression="of:=[.#REF!]" table:base-cell-address="bus0821.$A$1"/>
        <table:named-expression table:name="__TAB2" table:expression="of:=[.#REF!]" table:base-cell-address="bus0821.$A$1"/>
        <table:named-expression table:name="__TAB9" table:expression="of:=[.#REF!]" table:base-cell-address="bus0821.$A$1"/>
        <table:named-expression table:name="__TRv2" table:expression="of:=[.#REF!]" table:base-cell-address="bus0821.$A$1"/>
        <table:named-expression table:name="__tuv2" table:expression="of:=[.#REF!]" table:base-cell-address="bus0821.$A$1"/>
        <table:named-expression table:name="_1.2__Average_distance_travelled_by_mode_of_travel__1975_76__1985_86_and_1993_95" table:expression="of:=[.#REF!]" table:base-cell-address="bus0821.$A$1"/>
        <table:named-expression table:name="_CBF200606" table:expression="of:=[.#REF!]" table:base-cell-address="bus0821.$A$1"/>
        <table:named-expression table:name="_PRv2" table:expression="of:=[.#REF!]" table:base-cell-address="bus0821.$A$1"/>
        <table:named-expression table:name="_PUv2" table:expression="of:=[.#REF!]" table:base-cell-address="bus0821.$A$1"/>
        <table:named-expression table:name="_QU1" table:expression="of:=[.#REF!]" table:base-cell-address="bus0821.$A$1"/>
        <table:named-expression table:name="_QU10" table:expression="of:=[.#REF!]" table:base-cell-address="bus0821.$A$1"/>
        <table:named-expression table:name="_QU11" table:expression="of:=[.#REF!]" table:base-cell-address="bus0821.$A$1"/>
        <table:named-expression table:name="_QU12" table:expression="of:=[.#REF!]" table:base-cell-address="bus0821.$A$1"/>
        <table:named-expression table:name="_QU13" table:expression="of:=[.#REF!]" table:base-cell-address="bus0821.$A$1"/>
        <table:named-expression table:name="_QU14" table:expression="of:=[.#REF!]" table:base-cell-address="bus0821.$A$1"/>
        <table:named-expression table:name="_QU15" table:expression="of:=[.#REF!]" table:base-cell-address="bus0821.$A$1"/>
        <table:named-expression table:name="_QU16" table:expression="of:=[.#REF!]" table:base-cell-address="bus0821.$A$1"/>
        <table:named-expression table:name="_qu17" table:expression="of:=[.#REF!]" table:base-cell-address="bus0821.$A$1"/>
        <table:named-expression table:name="_QU2" table:expression="of:=[.#REF!]" table:base-cell-address="bus0821.$A$1"/>
        <table:named-expression table:name="_QU3" table:expression="of:=[.#REF!]" table:base-cell-address="bus0821.$A$1"/>
        <table:named-expression table:name="_QU4" table:expression="of:=[.#REF!]" table:base-cell-address="bus0821.$A$1"/>
        <table:named-expression table:name="_QU5" table:expression="of:=[.#REF!]" table:base-cell-address="bus0821.$A$1"/>
        <table:named-expression table:name="_QU6" table:expression="of:=[.#REF!]" table:base-cell-address="bus0821.$A$1"/>
        <table:named-expression table:name="_QU7" table:expression="of:=[.#REF!]" table:base-cell-address="bus0821.$A$1"/>
        <table:named-expression table:name="_QU8" table:expression="of:=[.#REF!]" table:base-cell-address="bus0821.$A$1"/>
        <table:named-expression table:name="_QU9" table:expression="of:=[.#REF!]" table:base-cell-address="bus0821.$A$1"/>
        <table:named-expression table:name="_TAB2" table:expression="of:=[.#REF!]" table:base-cell-address="bus0821.$A$1"/>
        <table:named-expression table:name="_TAB9" table:expression="of:=[.#REF!]" table:base-cell-address="bus0821.$A$1"/>
        <table:named-expression table:name="_TRv2" table:expression="of:=[.#REF!]" table:base-cell-address="bus0821.$A$1"/>
        <table:named-expression table:name="_tuv2" table:expression="of:=[.#REF!]" table:base-cell-address="bus0821.$A$1"/>
        <table:named-expression table:name="_Yr01" table:expression="of:=[.#REF!]" table:base-cell-address="bus0821.$A$1"/>
        <table:named-expression table:name="_Yr02" table:expression="of:=[.#REF!]" table:base-cell-address="bus0821.$A$1"/>
        <table:named-range table:name="a" table:cell-range-address="'file:///W:/SECTION1/1-15-98.XLS'#RAWDATA.$L$2" table:base-cell-address="bus0821.$A$1"/>
        <table:named-expression table:name="AA" table:expression="of:=['file://FS4/TS_GroupsI$/COMC/13_Blue%20Badge/01_Data/2010-11/03%20Data%20returns%20and%20validation/BlueBadge/2004/2004dataByArea.xls'#do_not_use_23.#REF!]" table:base-cell-address="bus0821.$A$1"/>
        <table:named-expression table:name="AB" table:expression="of:=['file://FS4/TS_GroupsI$/COMC/13_Blue%20Badge/01_Data/2010-11/03%20Data%20returns%20and%20validation/BlueBadge/2004/2004dataByArea.xls'#do_not_use_23.#REF!]" table:base-cell-address="bus0821.$A$1"/>
        <table:named-expression table:name="AC" table:expression="of:=['file://FS4/TS_GroupsI$/COMC/13_Blue%20Badge/01_Data/2010-11/03%20Data%20returns%20and%20validation/BlueBadge/2004/2004dataByArea.xls'#do_not_use_23.#REF!]" table:base-cell-address="bus0821.$A$1"/>
        <table:named-expression table:name="activeCell" table:expression="of:=[.#REF!]" table:base-cell-address="bus0821.$A$1"/>
        <table:named-expression table:name="AD" table:expression="of:=['file://FS4/TS_GroupsI$/COMC/13_Blue%20Badge/01_Data/2010-11/03%20Data%20returns%20and%20validation/BlueBadge/2004/2004dataByArea.xls'#do_not_use_23.#REF!]" table:base-cell-address="bus0821.$A$1"/>
        <table:named-expression table:name="AE" table:expression="of:=['file://FS4/TS_GroupsI$/COMC/13_Blue%20Badge/01_Data/2010-11/03%20Data%20returns%20and%20validation/BlueBadge/2004/2004dataByArea.xls'#do_not_use_23.#REF!]" table:base-cell-address="bus0821.$A$1"/>
        <table:named-expression table:name="AF" table:expression="of:=['file://FS4/TS_GroupsI$/COMC/13_Blue%20Badge/01_Data/2010-11/03%20Data%20returns%20and%20validation/BlueBadge/2004/2004dataByArea.xls'#do_not_use_23.#REF!]" table:base-cell-address="bus0821.$A$1"/>
        <table:named-expression table:name="AG" table:expression="of:=['file://FS4/TS_GroupsI$/COMC/13_Blue%20Badge/01_Data/2010-11/03%20Data%20returns%20and%20validation/BlueBadge/2004/2004dataByArea.xls'#do_not_use_23.#REF!]" table:base-cell-address="bus0821.$A$1"/>
        <table:named-expression table:name="AH" table:expression="of:=['file://FS4/TS_GroupsI$/COMC/13_Blue%20Badge/01_Data/2010-11/03%20Data%20returns%20and%20validation/BlueBadge/2004/2004dataByArea.xls'#do_not_use_23.#REF!]" table:base-cell-address="bus0821.$A$1"/>
        <table:named-expression table:name="AI" table:expression="of:=['file://FS4/TS_GroupsI$/COMC/13_Blue%20Badge/01_Data/2010-11/03%20Data%20returns%20and%20validation/BlueBadge/2004/2004dataByArea.xls'#do_not_use_23.#REF!]" table:base-cell-address="bus0821.$A$1"/>
        <table:named-expression table:name="AJ" table:expression="of:=['file://FS4/TS_GroupsI$/COMC/13_Blue%20Badge/01_Data/2010-11/03%20Data%20returns%20and%20validation/BlueBadge/2004/2004dataByArea.xls'#do_not_use_23.#REF!]" table:base-cell-address="bus0821.$A$1"/>
        <table:named-expression table:name="AK" table:expression="of:=['file://FS4/TS_GroupsI$/COMC/13_Blue%20Badge/01_Data/2010-11/03%20Data%20returns%20and%20validation/BlueBadge/2004/2004dataByArea.xls'#do_not_use_23.#REF!]" table:base-cell-address="bus0821.$A$1"/>
        <table:named-expression table:name="AL" table:expression="of:=['file://FS4/TS_GroupsI$/COMC/13_Blue%20Badge/01_Data/2010-11/03%20Data%20returns%20and%20validation/BlueBadge/2004/2004dataByArea.xls'#do_not_use_23.#REF!]" table:base-cell-address="bus0821.$A$1"/>
        <table:named-expression table:name="ALL" table:expression="of:=#N/A" table:base-cell-address="bus0821.$A$1"/>
        <table:named-expression table:name="AM" table:expression="of:=['file://FS4/TS_GroupsI$/COMC/13_Blue%20Badge/01_Data/2010-11/03%20Data%20returns%20and%20validation/BlueBadge/2004/2004dataByArea.xls'#do_not_use_23.#REF!]" table:base-cell-address="bus0821.$A$1"/>
        <table:named-expression table:name="AN" table:expression="of:=['file://FS4/TS_GroupsI$/COMC/13_Blue%20Badge/01_Data/2010-11/03%20Data%20returns%20and%20validation/BlueBadge/2004/2004dataByArea.xls'#do_not_use_23.#REF!]" table:base-cell-address="bus0821.$A$1"/>
        <table:named-range table:name="ANNBELGIUM" table:cell-range-address="'file://virago.internal.dtlr.gov.uk/data/2005Publications/RoRo%20Q2_2005/Bulletin205draft.xls'#TABLE5.$D$5:TABLE5.$D$12" table:base-cell-address="bus0821.$A$1"/>
        <table:named-range table:name="ANNDVR" table:cell-range-address="'file://virago.internal.dtlr.gov.uk/data/2005Publications/RoRo%20Q2_2005/Bulletin205draft.xls'#TABLE4AL.$D$6:TABLE4AL.$D$12" table:base-cell-address="bus0821.$A$1"/>
        <table:named-range table:name="ANNENG" table:cell-range-address="'file://virago.internal.dtlr.gov.uk/data/2005Publications/RoRo%20Q2_2005/Bulletin205draft.xls'#TABLE4AL.$F$6:TABLE4AL.$F$12" table:base-cell-address="bus0821.$A$1"/>
        <table:named-range table:name="ANNFORIEGN" table:cell-range-address="'file://virago.internal.dtlr.gov.uk/data/2005Publications/RoRo%20Q2_2005/Bulletin205draft.xls'#TABLE1a.$P$37" table:base-cell-address="bus0821.$A$1"/>
        <table:named-range table:name="ANNFRANCE" table:cell-range-address="'file://virago.internal.dtlr.gov.uk/data/2005Publications/RoRo%20Q2_2005/Bulletin205draft.xls'#TABLE5.$B$5:TABLE5.$B$12" table:base-cell-address="bus0821.$A$1"/>
        <table:named-range table:name="ANNL" table:cell-range-address="'file://virago.internal.dtlr.gov.uk/data/2005Publications/RoRo%20Q2_2005/Bulletin205draft.xls'#TABLE5.$F$5:TABLE5.$F$12" table:base-cell-address="bus0821.$A$1"/>
        <table:named-range table:name="ANNOTHER" table:cell-range-address="'file://virago.internal.dtlr.gov.uk/data/2005Publications/RoRo%20Q2_2005/Bulletin205draft.xls'#TABLE5.$J$5:TABLE5.$J$12" table:base-cell-address="bus0821.$A$1"/>
        <table:named-range table:name="ANNSE" table:cell-range-address="'file://virago.internal.dtlr.gov.uk/data/2005Publications/RoRo%20Q2_2005/Bulletin205draft.xls'#TABLE4AL.$B$6:TABLE4AL.$B$12" table:base-cell-address="bus0821.$A$1"/>
        <table:named-expression table:name="ANNUAL" table:expression="of:=[.#REF!]" table:base-cell-address="bus0821.$A$1"/>
        <table:named-range table:name="ANNUK" table:cell-range-address="'file://virago.internal.dtlr.gov.uk/data/2005Publications/RoRo%20Q2_2005/Bulletin205draft.xls'#TABLE1a.$E$8:TABLE1a.$E$14" table:base-cell-address="bus0821.$A$1"/>
        <table:named-range table:name="ANNUT" table:cell-range-address="'file://virago.internal.dtlr.gov.uk/data/2005Publications/RoRo%20Q2_2005/Bulletin205draft.xls'#TABLE1a.$M$8:TABLE1a.$M$14" table:base-cell-address="bus0821.$A$1"/>
        <table:named-expression table:name="AO" table:expression="of:=['file://FS4/TS_GroupsI$/COMC/13_Blue%20Badge/01_Data/2010-11/03%20Data%20returns%20and%20validation/BlueBadge/2004/2004dataByArea.xls'#do_not_use_23.#REF!]" table:base-cell-address="bus0821.$A$1"/>
        <table:named-expression table:name="AP" table:expression="of:=['file://FS4/TS_GroupsI$/COMC/13_Blue%20Badge/01_Data/2010-11/03%20Data%20returns%20and%20validation/BlueBadge/2004/2004dataByArea.xls'#do_not_use_23.#REF!]" table:base-cell-address="bus0821.$A$1"/>
        <table:named-expression table:name="area" table:expression="of:=[.#REF!]" table:base-cell-address="bus0821.$A$1"/>
        <table:named-expression table:name="AVON" table:expression="of:=[.#REF!]" table:base-cell-address="bus0821.$A$1"/>
        <table:named-range table:name="ayear" table:cell-range-address="'file:///W:/SECTION1/1-15-98.XLS'#RAWDATA.$J$2" table:base-cell-address="bus0821.$A$1"/>
        <table:named-expression table:name="BARQTR" table:expression="of:=[.#REF!]" table:base-cell-address="bus0821.$A$1"/>
        <table:named-expression table:name="BEDS" table:expression="of:=[.#REF!]" table:base-cell-address="bus0821.$A$1"/>
        <table:named-expression table:name="BELGIUM" table:expression="of:=[.#REF!]" table:base-cell-address="bus0821.$A$1"/>
        <table:named-expression table:name="BERKS" table:expression="of:=[.#REF!]" table:base-cell-address="bus0821.$A$1"/>
        <table:named-expression table:name="BLUE" table:expression="of:=['file://FS4/TS_GroupsI$/COMC/13_Blue%20Badge/01_Data/2010-11/03%20Data%20returns%20and%20validation/BlueBadge/2004/2004dataByArea.xls'#do_not_use_23.#REF!]" table:base-cell-address="bus0821.$A$1"/>
        <table:named-expression table:name="BOTO" table:expression="of:=[.#REF!]" table:base-cell-address="bus0821.$A$1"/>
        <table:named-expression table:name="BOTO2" table:expression="of:=[.#REF!]" table:base-cell-address="bus0821.$A$1"/>
        <table:named-expression table:name="BUCKS" table:expression="of:=[.#REF!]" table:base-cell-address="bus0821.$A$1"/>
        <table:named-expression table:name="BULL" table:expression="of:=#N/A" table:base-cell-address="bus0821.$A$1"/>
        <table:named-range table:name="byear" table:cell-range-address="'file:///W:/SECTION1/1-15-98.XLS'#RAWDATA.$L$2" table:base-cell-address="bus0821.$A$1"/>
        <table:named-range table:name="CAMARA" table:cell-range-address="'file://virago.internal.dtlr.gov.uk/data/2005Publications/RoRo%20Q2_2005/Bulletin205draft.xls'#TABLE1a.$P$4" table:base-cell-address="bus0821.$A$1"/>
        <table:named-expression table:name="CAMBS" table:expression="of:=[.#REF!]" table:base-cell-address="bus0821.$A$1"/>
        <table:named-expression table:name="CategoryTitle" table:expression="of:=[.#REF!]" table:base-cell-address="bus0821.$A$1"/>
        <table:named-expression table:name="chart" table:expression="of:=['http://www.dft.gov.uk/TSGB00/8-01-98.XLS'#'1997'.$A$7]~['http://www.dft.gov.uk/TSGB00/8-01-98.XLS'#'1997'.$L$7]~['http://www.dft.gov.uk/TSGB00/8-01-98.XLS'#'1997'.$M$7]~['http://www.dft.gov.uk/TSGB00/8-01-98.XLS'#'1997'.#REF!]~['http://www.dft.gov.uk/TSGB00/8-01-98.XLS'#'1997'.$A$10]~['http://www.dft.gov.uk/TSGB00/8-01-98.XLS'#'1997'.$A$11]~['http://www.dft.gov.uk/TSGB00/8-01-98.XLS'#'1997'.$L$10]~['http://www.dft.gov.uk/TSGB00/8-01-98.XLS'#'1997'.$L$11]~['http://www.dft.gov.uk/TSGB00/8-01-98.XLS'#'1997'.$M$10]~['http://www.dft.gov.uk/TSGB00/8-01-98.XLS'#'1997'.$M$11]~['http://www.dft.gov.uk/TSGB00/8-01-98.XLS'#'1997'.#REF!]~['http://www.dft.gov.uk/TSGB00/8-01-98.XLS'#'1997'.#REF!]~['http://www.dft.gov.uk/TSGB00/8-01-98.XLS'#'1997'.$Q$20]~['http://www.dft.gov.uk/TSGB00/8-01-98.XLS'#'1997'.$L$19]~['http://www.dft.gov.uk/TSGB00/8-01-98.XLS'#'1997'.$M$19]~['http://www.dft.gov.uk/TSGB00/8-01-98.XLS'#'1997'.#REF!]" table:base-cell-address="bus0821.$A$1"/>
        <table:named-expression table:name="Chart2" table:expression="of:=['http://www.dft.gov.uk/TSGB00/8-01-98.XLS'#'1997'.$R$3:.$U$5]~['http://www.dft.gov.uk/TSGB00/8-01-98.XLS'#'1997'.$R$8:.$U$9]~['http://www.dft.gov.uk/TSGB00/8-01-98.XLS'#'1997'.$R$17:.$U$17]~['http://www.dft.gov.uk/TSGB00/8-01-98.XLS'#'1997'.$R$27:.$U$28]" table:base-cell-address="bus0821.$A$1"/>
        <table:named-expression table:name="CHESHIRE" table:expression="of:=[.#REF!]" table:base-cell-address="bus0821.$A$1"/>
        <table:named-expression table:name="CLEVELAND" table:expression="of:=[.#REF!]" table:base-cell-address="bus0821.$A$1"/>
        <table:named-range table:name="CLONE" table:cell-range-address="'file://virago.internal.dtlr.gov.uk/data/2005Publications/RoRo%20Q2_2005/Bulletin205draft.xls'#TABLE1a.$P$6" table:base-cell-address="bus0821.$A$1"/>
        <table:named-expression table:name="CLWYD" table:expression="of:=[.#REF!]" table:base-cell-address="bus0821.$A$1"/>
        <table:named-expression table:name="components_by_LA" table:expression="of:=[.#REF!]" table:base-cell-address="bus0821.$A$1"/>
        <table:named-range table:name="contacts" table:cell-range-address="'file://fs4/TS_GroupsI$/COMC/11_Buses/01_Data/c_Fares/11-10%20Revisions/indices%20calc.xls'#contacts.$A$1:contacts.$XFD$1048576" table:base-cell-address="bus0821.$A$1"/>
        <table:named-expression table:name="CORNWALL" table:expression="of:=[.#REF!]" table:base-cell-address="bus0821.$A$1"/>
        <table:named-expression table:name="CUMBRIA" table:expression="of:=[.#REF!]" table:base-cell-address="bus0821.$A$1"/>
        <table:named-range table:name="cyear" table:cell-range-address="'file:///W:/SECTION1/1-15-98.XLS'#RAWDATA.$J$2" table:base-cell-address="bus0821.$A$1"/>
        <table:named-expression table:name="DASH" table:expression="of:=[.#REF!]" table:base-cell-address="bus0821.$A$1"/>
        <table:named-expression table:name="DATA" table:expression="of:=['file://FS4/TS_GroupsI$/COMC/13_Blue%20Badge/01_Data/2010-11/03%20Data%20returns%20and%20validation/BlueBadge/2004/2004dataByArea.xls'#do_not_use_23.#REF!]" table:base-cell-address="bus0821.$A$1"/>
        <table:named-expression table:name="Data_col1" table:expression="of:=[.#REF!]" table:base-cell-address="bus0821.$A$1"/>
        <table:named-expression table:name="Database" table:expression="of:=[.#REF!]" table:base-cell-address="bus0821.$A$1"/>
        <table:named-expression table:name="DERBYSHIRE" table:expression="of:=[.#REF!]" table:base-cell-address="bus0821.$A$1"/>
        <table:named-expression table:name="DEVON" table:expression="of:=[.#REF!]" table:base-cell-address="bus0821.$A$1"/>
        <table:named-expression table:name="dgdsfyh" table:expression="of:=[.#REF!]" table:base-cell-address="bus0821.$A$1"/>
        <table:named-expression table:name="Dialog" table:expression="of:='http://www.dft.gov.uk/TSGB00/8-01-98.XLS'#$$Dialog" table:base-cell-address="bus0821.$A$1"/>
        <table:named-expression table:name="dialog2" table:expression="of:='http://www.dft.gov.uk/TSGB00/8-01-98.XLS'#$$dialog2" table:base-cell-address="bus0821.$A$1"/>
        <table:named-expression table:name="DK" table:expression="of:=[.#REF!]" table:base-cell-address="bus0821.$A$1"/>
        <table:named-expression table:name="DNK_D" table:expression="of:=[.#REF!]" table:base-cell-address="bus0821.$A$1"/>
        <table:named-expression table:name="DOB" table:expression="of:=['file://FS4/TS_GroupsI$/COMC/13_Blue%20Badge/01_Data/2010-11/03%20Data%20returns%20and%20validation/BlueBadge/2004/2004dataByArea.xls'#do_not_use_23.#REF!]" table:base-cell-address="bus0821.$A$1"/>
        <table:named-expression table:name="DORSET" table:expression="of:=[.#REF!]" table:base-cell-address="bus0821.$A$1"/>
        <table:named-expression table:name="DOVER" table:expression="of:=#N/A" table:base-cell-address="bus0821.$A$1"/>
        <table:named-expression table:name="DSD" table:expression="of:=[.#REF!]" table:base-cell-address="bus0821.$A$1"/>
        <table:named-expression table:name="DURHAM" table:expression="of:=[.#REF!]" table:base-cell-address="bus0821.$A$1"/>
        <table:named-expression table:name="DYFED" table:expression="of:=[.#REF!]" table:base-cell-address="bus0821.$A$1"/>
        <table:named-expression table:name="E_SUSSEX" table:expression="of:=[.#REF!]" table:base-cell-address="bus0821.$A$1"/>
        <table:named-expression table:name="EIRE" table:expression="of:=[.#REF!]" table:base-cell-address="bus0821.$A$1"/>
        <table:named-expression table:name="ENGLISH" table:expression="of:=#N/A" table:base-cell-address="bus0821.$A$1"/>
        <table:named-expression table:name="ESSEX" table:expression="of:=[.#REF!]" table:base-cell-address="bus0821.$A$1"/>
        <table:named-expression table:name="exchange_rate" table:expression="of:=[.#REF!]" table:base-cell-address="bus0821.$A$1"/>
        <table:named-expression table:name="fayear" table:expression="of:=[.#REF!]" table:base-cell-address="bus0821.$A$1"/>
        <table:named-expression table:name="fdafda" table:expression="of:=[.#REF!]" table:base-cell-address="bus0821.$A$1"/>
        <table:named-expression table:name="females_UK" table:expression="of:=[.#REF!]" table:base-cell-address="bus0821.$A$1"/>
        <table:named-expression table:name="fendyear" table:expression="of:=[.#REF!]" table:base-cell-address="bus0821.$A$1"/>
        <table:named-range table:name="ffyear" table:cell-range-address="'file:///W:/SECTION1/1-15-98.XLS'#RAWDATA.$J$2" table:base-cell-address="bus0821.$A$1"/>
        <table:named-expression table:name="FL" table:expression="of:=[.#REF!]" table:base-cell-address="bus0821.$A$1"/>
        <table:named-expression table:name="Footnotes" table:expression="of:=[.#REF!]" table:base-cell-address="bus0821.$A$1"/>
        <table:named-range table:name="FOREIGN" table:cell-range-address="'file://virago.internal.dtlr.gov.uk/data/2005Publications/RoRo%20Q2_2005/Bulletin205draft.xls'#TABLE1a.$P$38:TABLE1a.$P$52" table:base-cell-address="bus0821.$A$1"/>
        <table:named-expression table:name="FRANCE" table:expression="of:=[.#REF!]" table:base-cell-address="bus0821.$A$1"/>
        <table:named-expression table:name="fyear" table:expression="of:=[.#REF!]" table:base-cell-address="bus0821.$A$1"/>
        <table:named-expression table:name="fyear2" table:expression="of:=[.#REF!]" table:base-cell-address="bus0821.$A$1"/>
        <table:named-expression table:name="GEOG9703" table:expression="of:=[.#REF!]" table:base-cell-address="bus0821.$A$1"/>
        <table:named-expression table:name="GERMANY" table:expression="of:=[.#REF!]" table:base-cell-address="bus0821.$A$1"/>
        <table:named-expression table:name="GLOS" table:expression="of:=[.#REF!]" table:base-cell-address="bus0821.$A$1"/>
        <table:named-expression table:name="GraphData" table:expression="of:=['file://virago.internal.dtlr.gov.uk/data/TSGB1998/SECTION1/1-13-98.XLS'#'TIS-INDEX'.$B$13:.$Q$44]~['file://virago.internal.dtlr.gov.uk/data/TSGB1998/SECTION1/1-13-98.XLS'#'TIS-INDEX'.$E$9:.$R$9]" table:base-cell-address="bus0821.$A$1"/>
        <table:named-expression table:name="GraphTitle" table:expression="of:=[.#REF!]" table:base-cell-address="bus0821.$A$1"/>
        <table:named-expression table:name="GREEN" table:expression="of:=['file://FS4/TS_GroupsI$/COMC/13_Blue%20Badge/01_Data/2010-11/03%20Data%20returns%20and%20validation/BlueBadge/2004/2004dataByArea.xls'#do_not_use_23.#REF!]" table:base-cell-address="bus0821.$A$1"/>
        <table:named-expression table:name="GTR_MAN" table:expression="of:=[.#REF!]" table:base-cell-address="bus0821.$A$1"/>
        <table:named-expression table:name="GWENT" table:expression="of:=[.#REF!]" table:base-cell-address="bus0821.$A$1"/>
        <table:named-expression table:name="GWYNEDD" table:expression="of:=[.#REF!]" table:base-cell-address="bus0821.$A$1"/>
        <table:named-expression table:name="HANTS" table:expression="of:=[.#REF!]" table:base-cell-address="bus0821.$A$1"/>
        <table:named-expression table:name="HEREFORD_W" table:expression="of:=[.#REF!]" table:base-cell-address="bus0821.$A$1"/>
        <table:named-expression table:name="HERTS" table:expression="of:=[.#REF!]" table:base-cell-address="bus0821.$A$1"/>
        <table:named-expression table:name="HUMBERSIDE" table:expression="of:=[.#REF!]" table:base-cell-address="bus0821.$A$1"/>
        <table:named-expression table:name="I_OF_WIGHT" table:expression="of:=[.#REF!]" table:base-cell-address="bus0821.$A$1"/>
        <table:named-expression table:name="ITALY" table:expression="of:=[.#REF!]" table:base-cell-address="bus0821.$A$1"/>
        <table:named-expression table:name="KENT" table:expression="of:=[.#REF!]" table:base-cell-address="bus0821.$A$1"/>
        <table:named-expression table:name="LANCS" table:expression="of:=[.#REF!]" table:base-cell-address="bus0821.$A$1"/>
        <table:named-expression table:name="LEICS" table:expression="of:=[.#REF!]" table:base-cell-address="bus0821.$A$1"/>
        <table:named-expression table:name="LINCS" table:expression="of:=[.#REF!]" table:base-cell-address="bus0821.$A$1"/>
        <table:named-expression table:name="Lon" table:expression="of:=[.#REF!]" table:base-cell-address="bus0821.$A$1"/>
        <table:named-expression table:name="LONDON" table:expression="of:=[.#REF!]" table:base-cell-address="bus0821.$A$1"/>
        <table:named-expression table:name="M_GLAM" table:expression="of:=[.#REF!]" table:base-cell-address="bus0821.$A$1"/>
        <table:named-expression table:name="MACRO" table:expression="of:=#N/A" table:base-cell-address="bus0821.$A$1"/>
        <table:named-range table:name="mainarea" table:cell-range-address="'file://fs4/TS_GroupsI$/COMC/11_Buses/01_Data/c_Fares/11-10%20Revisions/indices%20calc.xls'#operators.$A$1:operators.$D$1048576" table:base-cell-address="bus0821.$A$1"/>
        <table:named-expression table:name="males_UK" table:expression="of:=[.#REF!]" table:base-cell-address="bus0821.$A$1"/>
        <table:named-expression table:name="MERSEYSIDE" table:expression="of:=[.#REF!]" table:base-cell-address="bus0821.$A$1"/>
        <table:named-expression table:name="MIN" table:expression="of:=[.#REF!]" table:base-cell-address="bus0821.$A$1"/>
        <table:named-expression table:name="mincheck" table:expression="of:=[.#REF!]" table:base-cell-address="bus0821.$A$1"/>
        <table:named-expression table:name="N_YORKS" table:expression="of:=[.#REF!]" table:base-cell-address="bus0821.$A$1"/>
        <table:named-expression table:name="name" table:expression="of:=[.#REF!]" table:base-cell-address="bus0821.$A$1"/>
        <table:named-expression table:name="new_chart" table:expression="of:=['file://tslan10/COMQ/TSGB00/8-01-98.XLS'#'1997'.$A$7]~['file://tslan10/COMQ/TSGB00/8-01-98.XLS'#'1997'.$L$7]~['file://tslan10/COMQ/TSGB00/8-01-98.XLS'#'1997'.$M$7]~['file://tslan10/COMQ/TSGB00/8-01-98.XLS'#'1997'.#REF!]~['file://tslan10/COMQ/TSGB00/8-01-98.XLS'#'1997'.$A$10]~['file://tslan10/COMQ/TSGB00/8-01-98.XLS'#'1997'.$A$11]~['file://tslan10/COMQ/TSGB00/8-01-98.XLS'#'1997'.$L$10]~['file://tslan10/COMQ/TSGB00/8-01-98.XLS'#'1997'.$L$11]~['file://tslan10/COMQ/TSGB00/8-01-98.XLS'#'1997'.$M$10]~['file://tslan10/COMQ/TSGB00/8-01-98.XLS'#'1997'.$M$11]~['file://tslan10/COMQ/TSGB00/8-01-98.XLS'#'1997'.#REF!]~['file://tslan10/COMQ/TSGB00/8-01-98.XLS'#'1997'.#REF!]~['file://tslan10/COMQ/TSGB00/8-01-98.XLS'#'1997'.$Q$20]~['file://tslan10/COMQ/TSGB00/8-01-98.XLS'#'1997'.$L$19]~['file://tslan10/COMQ/TSGB00/8-01-98.XLS'#'1997'.$M$19]~['file://tslan10/COMQ/TSGB00/8-01-98.XLS'#'1997'.#REF!]" table:base-cell-address="bus0821.$A$1"/>
        <table:named-expression table:name="new_dialog" table:expression="of:='file://tslan10/COMQ/TSGB00/8-01-98.XLS'#$$Dialog" table:base-cell-address="bus0821.$A$1"/>
        <table:named-expression table:name="new_table" table:expression="of:=[.#REF!]" table:base-cell-address="bus0821.$A$1"/>
        <table:named-expression table:name="NLS" table:expression="of:=[.#REF!]" table:base-cell-address="bus0821.$A$1"/>
        <table:named-expression table:name="NONEC" table:expression="of:=[.#REF!]" table:base-cell-address="bus0821.$A$1"/>
        <table:named-expression table:name="NORFOLK" table:expression="of:=[.#REF!]" table:base-cell-address="bus0821.$A$1"/>
        <table:named-expression table:name="NORTHANTS" table:expression="of:=[.#REF!]" table:base-cell-address="bus0821.$A$1"/>
        <table:named-expression table:name="NORTHSEA" table:expression="of:=#N/A" table:base-cell-address="bus0821.$A$1"/>
        <table:named-expression table:name="NORTHUMBERLAND" table:expression="of:=[.#REF!]" table:base-cell-address="bus0821.$A$1"/>
        <table:named-expression table:name="NOTTS" table:expression="of:=[.#REF!]" table:base-cell-address="bus0821.$A$1"/>
        <table:named-expression table:name="OldData" table:expression="of:=[.#REF!]" table:base-cell-address="bus0821.$A$1"/>
        <table:named-expression table:name="OP_PERSONS" table:expression="of:=[.#REF!]" table:base-cell-address="bus0821.$A$1"/>
        <table:named-range table:name="op_rev" table:cell-range-address="'file://fs4/TS_GroupsI$/COMC/11_Buses/01_Data/c_Fares/11-10%20Revisions/indices%20calc.xls'#revenue.$A$1:revenue.$E$1048576" table:base-cell-address="bus0821.$A$1"/>
        <table:named-range table:name="opid_map" table:cell-range-address="'file://fs4/TS_GroupsI$/COMC/11_Buses/01_Data/c_Fares/11-10%20Revisions/fares%20sample.xls'#opid_map.$A$1:opid_map.$D$1048576" table:base-cell-address="bus0821.$A$1"/>
        <table:named-expression table:name="ORANGE" table:expression="of:=['file://FS4/TS_GroupsI$/COMC/13_Blue%20Badge/01_Data/2010-11/03%20Data%20returns%20and%20validation/BlueBadge/2004/2004dataByArea.xls'#do_not_use_23.#REF!]" table:base-cell-address="bus0821.$A$1"/>
        <table:named-expression table:name="other" table:expression="of:=[.#REF!]" table:base-cell-address="bus0821.$A$1"/>
        <table:named-expression table:name="OTHEREC" table:expression="of:=[.#REF!]" table:base-cell-address="bus0821.$A$1"/>
        <table:named-expression table:name="OXON" table:expression="of:=[.#REF!]" table:base-cell-address="bus0821.$A$1"/>
        <table:named-expression table:name="persons_UK" table:expression="of:=[.#REF!]" table:base-cell-address="bus0821.$A$1"/>
        <table:named-expression table:name="PIE" table:expression="of:=[.#REF!]" table:base-cell-address="bus0821.$A$1"/>
        <table:named-range table:name="PM" table:cell-range-address="'file://virago.internal.dtlr.gov.uk/Data/temp/Working%20files/6.11.9%20DW%20LHA%20&amp;%20HA%20roads%20casulties_1WIP.xls'#Sheet1.$K$1:Sheet1.$S$13" table:base-cell-address="bus0821.$A$1"/>
        <table:named-expression table:name="POWYS" table:expression="of:=[.#REF!]" table:base-cell-address="bus0821.$A$1"/>
        <table:named-expression table:name="PR" table:expression="of:=[.#REF!]" table:base-cell-address="bus0821.$A$1"/>
        <table:named-expression table:name="Print_Area" table:expression="of:=[.#REF!]" table:base-cell-address="bus0821.$A$1"/>
        <table:named-range table:name="Print_Area_MI" table:cell-range-address="'file://virago.internal.dtlr.gov.uk/data/2005Publications/RoRo%20Q2_2005/Bulletin205draft.xls'#TABLE1a.$A$1:TABLE1a.$O$37" table:base-cell-address="bus0821.$A$1"/>
        <table:named-expression table:name="printarea" table:expression="of:=[.#REF!]" table:base-cell-address="bus0821.$A$1"/>
        <table:named-expression table:name="PU" table:expression="of:=[.#REF!]" table:base-cell-address="bus0821.$A$1"/>
        <table:named-expression table:name="PUBLISH_Print_Area" table:expression="of:=[.#REF!]" table:base-cell-address="bus0821.$A$1"/>
        <table:named-expression table:name="PUBLISH1998_Print_Area" table:expression="of:=[.#REF!]" table:base-cell-address="bus0821.$A$1"/>
        <table:named-expression table:name="qryNonEUBreakdown" table:expression="of:=[.#REF!]" table:base-cell-address="bus0821.$A$1"/>
        <table:named-expression table:name="QUARTER" table:expression="of:=[.#REF!]" table:base-cell-address="bus0821.$A$1"/>
        <table:named-expression table:name="R_" table:expression="of:=[.#REF!]" table:base-cell-address="bus0821.$A$1"/>
        <table:named-expression table:name="RED" table:expression="of:=['file://FS4/TS_GroupsI$/COMC/13_Blue%20Badge/01_Data/2010-11/03%20Data%20returns%20and%20validation/BlueBadge/2004/2004dataByArea.xls'#do_not_use_23.#REF!]" table:base-cell-address="bus0821.$A$1"/>
        <table:named-expression table:name="region" table:expression="of:=[.#REF!]" table:base-cell-address="bus0821.$A$1"/>
        <table:named-expression table:name="S_GLAM" table:expression="of:=[.#REF!]" table:base-cell-address="bus0821.$A$1"/>
        <table:named-expression table:name="S_YORKS" table:expression="of:=[.#REF!]" table:base-cell-address="bus0821.$A$1"/>
        <table:named-expression table:name="SAM_CTRY_UK" table:expression="of:=[.#REF!]" table:base-cell-address="bus0821.$A$1"/>
        <table:named-expression table:name="sheet1" table:expression="of:=[.#REF!]" table:base-cell-address="bus0821.$A$1"/>
        <table:named-expression table:name="SHROPS" table:expression="of:=[.#REF!]" table:base-cell-address="bus0821.$A$1"/>
        <table:named-expression table:name="SOMERSET" table:expression="of:=[.#REF!]" table:base-cell-address="bus0821.$A$1"/>
        <table:named-expression table:name="SPAIN" table:expression="of:=[.#REF!]" table:base-cell-address="bus0821.$A$1"/>
        <table:named-expression table:name="STAFFS" table:expression="of:=[.#REF!]" table:base-cell-address="bus0821.$A$1"/>
        <table:named-expression table:name="SUFFOLK" table:expression="of:=[.#REF!]" table:base-cell-address="bus0821.$A$1"/>
        <table:named-expression table:name="SURREY" table:expression="of:=[.#REF!]" table:base-cell-address="bus0821.$A$1"/>
        <table:named-range table:name="tab" table:cell-range-address="'file://virago.internal.dtlr.gov.uk/data/IRHS/EXCEL/RORO/bulletins/2003/SA%20Changes/SA%20Changes%20to%20bulletin%20-%20draft.xls'#TABLE1a.$U$3" table:base-cell-address="bus0821.$A$1"/>
        <table:named-expression table:name="TAB4ALL" table:expression="of:=#N/A" table:base-cell-address="bus0821.$A$1"/>
        <table:named-expression table:name="TAB4PV" table:expression="of:=#N/A" table:base-cell-address="bus0821.$A$1"/>
        <table:named-expression table:name="TAB4UT" table:expression="of:=#N/A" table:base-cell-address="bus0821.$A$1"/>
        <table:named-expression table:name="TAB5cQT" table:expression="of:=[.#REF!]" table:base-cell-address="bus0821.$A$1"/>
        <table:named-expression table:name="TABA1_2" table:expression="of:=#N/A" table:base-cell-address="bus0821.$A$1"/>
        <table:named-expression table:name="TABA3" table:expression="of:=#N/A" table:base-cell-address="bus0821.$A$1"/>
        <table:named-expression table:name="TABB1_2" table:expression="of:=#N/A" table:base-cell-address="bus0821.$A$1"/>
        <table:named-expression table:name="TableTitle" table:expression="of:=[.#REF!]" table:base-cell-address="bus0821.$A$1"/>
        <table:named-expression table:name="taj" table:expression="of:=[.#REF!]" table:base-cell-address="bus0821.$A$1"/>
        <table:named-expression table:name="TB6a_bik" table:expression="of:=[.#REF!]" table:base-cell-address="bus0821.$A$1"/>
        <table:named-expression table:name="TB6a_car" table:expression="of:=[.#REF!]" table:base-cell-address="bus0821.$A$1"/>
        <table:named-expression table:name="TB6a_cyc" table:expression="of:=[.#REF!]" table:base-cell-address="bus0821.$A$1"/>
        <table:named-expression table:name="TB6a_ped" table:expression="of:=[.#REF!]" table:base-cell-address="bus0821.$A$1"/>
        <table:named-expression table:name="TB6b_bik" table:expression="of:=[.#REF!]" table:base-cell-address="bus0821.$A$1"/>
        <table:named-expression table:name="TB6b_car" table:expression="of:=[.#REF!]" table:base-cell-address="bus0821.$A$1"/>
        <table:named-expression table:name="TB6b_cyc" table:expression="of:=[.#REF!]" table:base-cell-address="bus0821.$A$1"/>
        <table:named-expression table:name="TB6b_ped" table:expression="of:=[.#REF!]" table:base-cell-address="bus0821.$A$1"/>
        <table:named-expression table:name="TB6c_bik" table:expression="of:=[.#REF!]" table:base-cell-address="bus0821.$A$1"/>
        <table:named-expression table:name="TB6c_car" table:expression="of:=[.#REF!]" table:base-cell-address="bus0821.$A$1"/>
        <table:named-expression table:name="TB6c_cyc" table:expression="of:=[.#REF!]" table:base-cell-address="bus0821.$A$1"/>
        <table:named-expression table:name="TB6c_ped" table:expression="of:=[.#REF!]" table:base-cell-address="bus0821.$A$1"/>
        <table:named-expression table:name="temp02" table:expression="of:=[.#REF!]" table:base-cell-address="bus0821.$A$1"/>
        <table:named-expression table:name="test" table:expression="of:=[.#REF!]" table:base-cell-address="bus0821.$A$1"/>
        <table:named-expression table:name="test1" table:expression="of:=[.#REF!]" table:base-cell-address="bus0821.$A$1"/>
        <table:named-expression table:name="test2" table:expression="of:=[.#REF!]" table:base-cell-address="bus0821.$A$1"/>
        <table:named-expression table:name="testing" table:expression="of:=[.#REF!]" table:base-cell-address="bus0821.$A$1"/>
        <table:named-range table:name="TM" table:cell-range-address="'file://virago.internal.dtlr.gov.uk/Data/temp/Working%20files/6.11.9%20DW%20LHA%20&amp;%20HA%20roads%20casulties_1WIP.xls'#Sheet1.$A$1:Sheet1.$I$119" table:base-cell-address="bus0821.$A$1"/>
        <table:named-expression table:name="TOP" table:expression="of:=[.#REF!]" table:base-cell-address="bus0821.$A$1"/>
        <table:named-range table:name="TR" table:cell-range-address="'file://virago.internal.dtlr.gov.uk/Data/temp/Working%20files/6.11.9%20DW%20LHA%20&amp;%20HA%20roads%20casulties_1WIP.xls'#Sheet1.$U$1:Sheet1.$AB$146" table:base-cell-address="bus0821.$A$1"/>
        <table:named-range table:name="TU" table:cell-range-address="'file://virago.internal.dtlr.gov.uk/Data/temp/Working%20files/6.11.9%20DW%20LHA%20&amp;%20HA%20roads%20casulties_1WIP.xls'#Sheet1.$AC$1:Sheet1.$AJ$133" table:base-cell-address="bus0821.$A$1"/>
        <table:named-expression table:name="TYNE_WEAR" table:expression="of:=[.#REF!]" table:base-cell-address="bus0821.$A$1"/>
        <table:named-expression table:name="UK" table:expression="of:=#N/A" table:base-cell-address="bus0821.$A$1"/>
        <table:named-expression table:name="UT" table:expression="of:=#N/A" table:base-cell-address="bus0821.$A$1"/>
        <table:named-expression table:name="v" table:expression="of:=[.#REF!]" table:base-cell-address="bus0821.$A$1"/>
        <table:named-expression table:name="ValueTitle" table:expression="of:=[.#REF!]" table:base-cell-address="bus0821.$A$1"/>
        <table:named-expression table:name="W_GLAM" table:expression="of:=[.#REF!]" table:base-cell-address="bus0821.$A$1"/>
        <table:named-expression table:name="W_MIDS" table:expression="of:=[.#REF!]" table:base-cell-address="bus0821.$A$1"/>
        <table:named-expression table:name="W_SUSSEX" table:expression="of:=[.#REF!]" table:base-cell-address="bus0821.$A$1"/>
        <table:named-expression table:name="W_YORKS" table:expression="of:=[.#REF!]" table:base-cell-address="bus0821.$A$1"/>
        <table:named-expression table:name="WARWICKS" table:expression="of:=[.#REF!]" table:base-cell-address="bus0821.$A$1"/>
        <table:named-expression table:name="WILTS" table:expression="of:=[.#REF!]" table:base-cell-address="bus0821.$A$1"/>
        <table:named-expression table:name="year" table:expression="of:=[.#REF!]" table:base-cell-address="bus0821.$A$1"/>
        <table:named-expression table:name="YELLOW" table:expression="of:=['file://FS4/TS_GroupsI$/COMC/13_Blue%20Badge/01_Data/2010-11/03%20Data%20returns%20and%20validation/BlueBadge/2004/2004dataByArea.xls'#do_not_use_23.#REF!]" table:base-cell-address="bus0821.$A$1"/>
        <table:named-expression table:name="Yr00" table:expression="of:=[.#REF!]" table:base-cell-address="bus082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number-style style:name="N36">
      <number:number number:decimal-places="0" number:min-integer-digits="1">
        <number:embedded-text number:position="0"> </number:embedded-text>
      </number:number>
    </number:number-style>
    <number:number-style style:name="N37">
      <number:number number:decimal-places="1" number:min-integer-digits="1" number:grouping="true"/>
    </number:number-style>
    <number:percentage-style style:name="N38">
      <number:number number:decimal-places="1" number:min-integer-digits="1"/>
      <number:text>%</number:text>
    </number:percentage-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_32_2" style:display-name="Comma 2" style:family="table-cell" style:data-style-name="N39"/>
    <style:style style:name="Hyperlink" style:family="table-cell" style:data-style-name="N0">
      <style:text-properties fo:color="#0000FF" style:text-underline-style="solid" style:text-underline-type="single"/>
    </style:style>
    <style:style style:name="Hyperlink_bus0103" style:family="table-cell" style:data-style-name="N0">
      <style:text-properties fo:color="#0000FF" style:font-name="MS Sans Serif" style:font-name-asian="MS Sans Serif" style:font-name-complex="MS Sans Seri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_32_2" style:display-name="Percent 2"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59%" style:table-centering="none" style:print="objects charts drawings"/>
      <style:header-style>
        <style:header-footer-properties fo:min-height="0.26in" fo:margin-left="0in" fo:margin-right="0in" fo:margin-bottom="0in"/>
      </style:header-style>
      <style:footer-style>
        <style:header-footer-properties fo:min-height="0.2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ulie Sullivan</meta:initial-creator>
    <dc:creator>Fazeen Khamkar</dc:creator>
    <meta:creation-date>2017-12-05T14:20:40Z</meta:creation-date>
    <dc:date>2018-11-09T15:42:05Z</dc:date>
  </office:meta>
</office:document-meta>
</file>